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bold" fo:font-family="'Liberation Serif'" style:font-family-asian="'Liberation Serif'" style:font-family-complex="'Liberation Serif'"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style:use-window-font-color="true"/>
    </style:style>
    <style:style style:name="T30" style:family="text">
      <style:text-properties fo:font-size="14.00pt" fo:font-weight="bold" fo:font-family="'Liberation Serif'" style:font-family-asian="'Liberation Serif'" style:font-family-complex="'Liberation Serif'" fo:background-color="transparent" style:use-window-font-color="true"/>
    </style:style>
    <style:style style:name="T31" style:family="text">
      <style:text-properties fo:font-size="14.00pt" fo:font-weight="normal" fo:font-family="'Liberation Serif'" style:font-family-asian="'Liberation Serif'" style:font-family-complex="'Liberation Serif'" fo:background-color="transparent" style:use-window-font-color="true"/>
    </style:style>
    <style:style style:name="T32" style:family="text">
      <style:text-properties fo:font-size="14.00pt" fo:font-weight="bold" fo:font-family="'Liberation Serif'" style:font-family-asian="'Liberation Serif'" style:font-family-complex="'Liberation Serif'" fo:background-color="transparent" style:use-window-font-color="true"/>
    </style:style>
    <style:style style:name="T33" style:family="text">
      <style:text-properties fo:font-size="14.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2.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fo:font-weight="bold"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bold"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2.00pt" fo:font-weight="bold"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2.00pt" fo:font-weight="bold"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2.00pt" fo:font-weight="bold"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2.00pt" fo:font-weight="bold"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2.00pt" fo:font-weight="bold" fo:font-family="'Liberation Serif'" style:font-family-asian="'Liberation Serif'" style:font-family-complex="'Liberation Serif'"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2.00pt" fo:font-weight="bold"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0.00pt" fo:font-weight="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bold" fo:font-family="'Liberation Serif'" style:font-family-asian="'Liberation Serif'" style:font-family-complex="'Liberation Serif'"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2.00pt" fo:font-weight="bold" fo:font-family="'Liberation Serif'" style:font-family-asian="'Liberation Serif'" style:font-family-complex="'Liberation Serif'"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2.00pt" fo:font-weight="bold" fo:font-family="'Liberation Serif'" style:font-family-asian="'Liberation Serif'" style:font-family-complex="'Liberation Serif'"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4.00pt" fo:font-weight="normal" fo:font-family="'Liberation Serif'" style:font-family-asian="'Liberation Serif'" style:font-family-complex="'Liberation Serif'"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bold" fo:font-family="'Liberation Serif'" style:font-family-asian="'Liberation Serif'" style:font-family-complex="'Liberation Serif'"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bold" fo:font-family="'Liberation Serif'" style:font-family-asian="'Liberation Serif'" style:font-family-complex="'Liberation Serif'"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bold" fo:font-family="'Liberation Serif'" style:font-family-asian="'Liberation Serif'" style:font-family-complex="'Liberation Serif'"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2.00pt" fo:font-weight="bold" fo:font-family="'Liberation Serif'" style:font-family-asian="'Liberation Serif'" style:font-family-complex="'Liberation Serif'"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2.00pt" fo:font-weight="bold" fo:font-family="'Liberation Serif'" style:font-family-asian="'Liberation Serif'" style:font-family-complex="'Liberation Serif'"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2.00pt" fo:font-weight="bold"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bold" fo:font-family="'Liberation Serif'" style:font-family-asian="'Liberation Serif'" style:font-family-complex="'Liberation Serif'"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bold" fo:font-family="'Liberation Serif'" style:font-family-asian="'Liberation Serif'" style:font-family-complex="'Liberation Serif'"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2.00pt" fo:font-weight="bold" fo:font-family="'Liberation Serif'" style:font-family-asian="'Liberation Serif'" style:font-family-complex="'Liberation Serif'"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style:use-window-font-color="true"/>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2.00pt" fo:font-weight="bold" fo:font-family="'Liberation Serif'" style:font-family-asian="'Liberation Serif'" style:font-family-complex="'Liberation Serif'"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2.00pt" fo:font-weight="bold" fo:font-family="'Liberation Serif'" style:font-family-asian="'Liberation Serif'" style:font-family-complex="'Liberation Serif'"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2.00pt" fo:font-weight="bold" fo:font-family="'Liberation Serif'" style:font-family-asian="'Liberation Serif'" style:font-family-complex="'Liberation Serif'"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bold" fo:font-family="'Liberation Serif'" style:font-family-asian="'Liberation Serif'" style:font-family-complex="'Liberation Serif'" fo:background-color="transparent" style:use-window-font-color="true"/>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2.00pt" fo:font-weight="bold" fo:font-family="'Liberation Serif'" style:font-family-asian="'Liberation Serif'" style:font-family-complex="'Liberation Serif'"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4.00pt" fo:font-weight="normal" fo:font-family="'Liberation Serif'" style:font-family-asian="'Liberation Serif'" style:font-family-complex="'Liberation Serif'" fo:background-color="transparent" style:use-window-font-color="true"/>
    </style:style>
    <style:style style:name="T135" style:family="text">
      <style:text-properties fo:font-size="9.00pt" fo:font-weight="normal" fo:font-family="'DejaVu Sans Mono'" style:font-family-asian="'DejaVu Sans Mono'" style:font-family-complex="'DejaVu Sans Mono'" fo:background-color="#2b2b2b" fo:color="#cc7832"/>
    </style:style>
    <style:style style:name="T136" style:family="text">
      <style:text-properties fo:font-size="9.00pt" fo:font-weight="normal" fo:font-family="'DejaVu Sans Mono'" style:font-family-asian="'DejaVu Sans Mono'" style:font-family-complex="'DejaVu Sans Mono'" fo:background-color="#2b2b2b" fo:color="#a9b7c6"/>
    </style:style>
    <style:style style:name="T137" style:family="text">
      <style:text-properties fo:font-size="9.00pt" fo:font-weight="normal" fo:font-family="'DejaVu Sans Mono'" style:font-family-asian="'DejaVu Sans Mono'" style:font-family-complex="'DejaVu Sans Mono'" fo:background-color="#2b2b2b" fo:color="#cc7832"/>
    </style:style>
    <style:style style:name="T138" style:family="text">
      <style:text-properties fo:font-size="9.00pt" fo:font-weight="normal" fo:font-family="'DejaVu Sans Mono'" style:font-family-asian="'DejaVu Sans Mono'" style:font-family-complex="'DejaVu Sans Mono'" fo:background-color="#2b2b2b" fo:color="#a9b7c6"/>
    </style:style>
    <style:style style:name="T139" style:family="text">
      <style:text-properties fo:font-size="9.00pt" fo:font-weight="normal" fo:font-family="'DejaVu Sans Mono'" style:font-family-asian="'DejaVu Sans Mono'" style:font-family-complex="'DejaVu Sans Mono'" fo:background-color="#2b2b2b" fo:color="#cc7832"/>
    </style:style>
    <style:style style:name="T140" style:family="text">
      <style:text-properties fo:font-size="9.00pt" fo:font-weight="normal" fo:font-family="'DejaVu Sans Mono'" style:font-family-asian="'DejaVu Sans Mono'" style:font-family-complex="'DejaVu Sans Mono'" fo:background-color="#2b2b2b" fo:color="#a9b7c6"/>
    </style:style>
    <style:style style:name="T141" style:family="text">
      <style:text-properties fo:font-size="9.00pt" fo:font-weight="normal" fo:font-family="'DejaVu Sans Mono'" style:font-family-asian="'DejaVu Sans Mono'" style:font-family-complex="'DejaVu Sans Mono'" fo:background-color="#2b2b2b" fo:color="#cc7832"/>
    </style:style>
    <style:style style:name="T142" style:family="text">
      <style:text-properties fo:font-size="9.00pt" fo:font-weight="normal" fo:font-family="'DejaVu Sans Mono'" style:font-family-asian="'DejaVu Sans Mono'" style:font-family-complex="'DejaVu Sans Mono'" fo:background-color="#2b2b2b" fo:color="#a9b7c6"/>
    </style:style>
    <style:style style:name="T143" style:family="text">
      <style:text-properties fo:font-size="9.00pt" fo:font-weight="normal" fo:font-family="'DejaVu Sans Mono'" style:font-family-asian="'DejaVu Sans Mono'" style:font-family-complex="'DejaVu Sans Mono'" fo:background-color="#2b2b2b" fo:color="#808080"/>
    </style:style>
    <style:style style:name="T144" style:family="text">
      <style:text-properties fo:font-size="9.00pt" fo:font-weight="normal" fo:font-family="'DejaVu Sans Mono'" style:font-family-asian="'DejaVu Sans Mono'" style:font-family-complex="'DejaVu Sans Mono'" fo:background-color="#2b2b2b" fo:color="#cc7832"/>
    </style:style>
    <style:style style:name="T145" style:family="text">
      <style:text-properties fo:font-size="9.00pt" fo:font-weight="normal" fo:font-family="'DejaVu Sans Mono'" style:font-family-asian="'DejaVu Sans Mono'" style:font-family-complex="'DejaVu Sans Mono'" fo:background-color="#2b2b2b" fo:color="#ffc66d"/>
    </style:style>
    <style:style style:name="T146" style:family="text">
      <style:text-properties fo:font-size="9.00pt" fo:font-weight="normal" fo:font-family="'DejaVu Sans Mono'" style:font-family-asian="'DejaVu Sans Mono'" style:font-family-complex="'DejaVu Sans Mono'" fo:background-color="#2b2b2b" fo:color="#a9b7c6"/>
    </style:style>
    <style:style style:name="T147" style:family="text">
      <style:text-properties fo:font-size="9.00pt" fo:font-weight="normal" fo:font-family="'DejaVu Sans Mono'" style:font-family-asian="'DejaVu Sans Mono'" style:font-family-complex="'DejaVu Sans Mono'" fo:background-color="#2b2b2b" fo:color="#cc7832"/>
    </style:style>
    <style:style style:name="T148" style:family="text">
      <style:text-properties fo:font-size="9.00pt" fo:font-weight="normal" fo:font-family="'DejaVu Sans Mono'" style:font-family-asian="'DejaVu Sans Mono'" style:font-family-complex="'DejaVu Sans Mono'" fo:background-color="#2b2b2b" fo:color="#a9b7c6"/>
    </style:style>
    <style:style style:name="T149" style:family="text">
      <style:text-properties fo:font-size="9.00pt" fo:font-weight="normal" fo:font-family="'DejaVu Sans Mono'" style:font-family-asian="'DejaVu Sans Mono'" style:font-family-complex="'DejaVu Sans Mono'" fo:background-color="#2b2b2b" fo:color="#cc7832"/>
    </style:style>
    <style:style style:name="T150" style:family="text">
      <style:text-properties fo:font-size="9.00pt" fo:font-weight="normal" fo:font-family="'DejaVu Sans Mono'" style:font-family-asian="'DejaVu Sans Mono'" style:font-family-complex="'DejaVu Sans Mono'" fo:background-color="#2b2b2b" fo:color="#a9b7c6"/>
    </style:style>
    <style:style style:name="T151" style:family="text">
      <style:text-properties fo:font-size="9.00pt" fo:font-weight="normal" fo:font-family="'DejaVu Sans Mono'" style:font-family-asian="'DejaVu Sans Mono'" style:font-family-complex="'DejaVu Sans Mono'" fo:background-color="#2b2b2b" fo:color="#cc7832"/>
    </style:style>
    <style:style style:name="T152" style:family="text">
      <style:text-properties fo:font-size="9.00pt" fo:font-weight="normal" fo:font-family="'DejaVu Sans Mono'" style:font-family-asian="'DejaVu Sans Mono'" style:font-family-complex="'DejaVu Sans Mono'" fo:background-color="#2b2b2b" fo:color="#a9b7c6"/>
    </style:style>
    <style:style style:name="T153" style:family="text">
      <style:text-properties fo:font-size="9.00pt" fo:font-weight="normal" fo:font-family="'DejaVu Sans Mono'" style:font-family-asian="'DejaVu Sans Mono'" style:font-family-complex="'DejaVu Sans Mono'" fo:background-color="#2b2b2b" fo:color="#cc7832"/>
    </style:style>
    <style:style style:name="T154" style:family="text">
      <style:text-properties fo:font-size="9.00pt" fo:font-weight="normal" fo:font-family="'DejaVu Sans Mono'" style:font-family-asian="'DejaVu Sans Mono'" style:font-family-complex="'DejaVu Sans Mono'" fo:background-color="#2b2b2b" fo:color="#a9b7c6"/>
    </style:style>
    <style:style style:name="T155" style:family="text">
      <style:text-properties fo:font-size="9.00pt" fo:font-weight="normal" fo:font-family="'DejaVu Sans Mono'" style:font-family-asian="'DejaVu Sans Mono'" style:font-family-complex="'DejaVu Sans Mono'" fo:background-color="#2b2b2b" fo:color="#cc7832"/>
    </style:style>
    <style:style style:name="T156" style:family="text">
      <style:text-properties fo:font-size="9.00pt" fo:font-weight="normal" fo:font-family="'DejaVu Sans Mono'" style:font-family-asian="'DejaVu Sans Mono'" style:font-family-complex="'DejaVu Sans Mono'" fo:background-color="#2b2b2b" fo:color="#a9b7c6"/>
    </style:style>
    <style:style style:name="T157" style:family="text">
      <style:text-properties fo:font-size="10.00pt" fo:font-weight="normal" fo:font-family="'Liberation Mono'" style:font-family-asian="'Liberation Mono'" style:font-family-complex="'Liberation Mono'" fo:background-color="#2b2b2b" fo:color="#a9b7c6"/>
    </style:style>
    <style:style style:name="T158" style:family="text">
      <style:text-properties fo:font-size="9.00pt" fo:font-weight="normal" fo:font-family="'DejaVu Sans Mono'" style:font-family-asian="'DejaVu Sans Mono'" style:font-family-complex="'DejaVu Sans Mono'" fo:background-color="#2b2b2b" fo:color="#cc7832"/>
    </style:style>
    <style:style style:name="T159" style:family="text">
      <style:text-properties fo:font-size="9.00pt" fo:font-weight="normal" fo:font-family="'DejaVu Sans Mono'" style:font-family-asian="'DejaVu Sans Mono'" style:font-family-complex="'DejaVu Sans Mono'" fo:background-color="#2b2b2b" fo:color="#a9b7c6"/>
    </style:style>
    <style:style style:name="T160" style:family="text">
      <style:text-properties fo:font-size="10.00pt" fo:font-weight="normal" fo:font-family="'Liberation Mono'" style:font-family-asian="'Liberation Mono'" style:font-family-complex="'Liberation Mono'" fo:background-color="#2b2b2b" fo:color="#a9b7c6"/>
    </style:style>
    <style:style style:name="T161" style:family="text">
      <style:text-properties fo:font-size="9.00pt" fo:font-weight="normal" fo:font-family="'DejaVu Sans Mono'" style:font-family-asian="'DejaVu Sans Mono'" style:font-family-complex="'DejaVu Sans Mono'" fo:background-color="#2b2b2b" fo:color="#a9b7c6"/>
    </style:style>
    <style:style style:name="T162" style:family="text">
      <style:text-properties fo:font-size="9.00pt" fo:font-weight="normal" fo:font-family="'DejaVu Sans Mono'" style:font-family-asian="'DejaVu Sans Mono'" style:font-family-complex="'DejaVu Sans Mono'" fo:background-color="#2b2b2b" fo:color="#6897bb"/>
    </style:style>
    <style:style style:name="T163" style:family="text">
      <style:text-properties fo:font-size="10.00pt" fo:font-weight="normal" fo:font-family="'Liberation Mono'" style:font-family-asian="'Liberation Mono'" style:font-family-complex="'Liberation Mono'" fo:background-color="#2b2b2b" fo:color="#6897bb"/>
    </style:style>
    <style:style style:name="T164" style:family="text">
      <style:text-properties fo:font-size="9.00pt" fo:font-weight="normal" fo:font-family="'DejaVu Sans Mono'" style:font-family-asian="'DejaVu Sans Mono'" style:font-family-complex="'DejaVu Sans Mono'" fo:background-color="#2b2b2b" fo:color="#a9b7c6"/>
    </style:style>
    <style:style style:name="T165" style:family="text">
      <style:text-properties fo:font-size="9.00pt" fo:font-weight="normal" fo:font-family="'DejaVu Sans Mono'" style:font-family-asian="'DejaVu Sans Mono'" style:font-family-complex="'DejaVu Sans Mono'" fo:background-color="#2b2b2b" fo:color="#cc7832"/>
    </style:style>
    <style:style style:name="T166" style:family="text">
      <style:text-properties fo:font-size="9.00pt" fo:font-weight="normal" fo:font-family="'DejaVu Sans Mono'" style:font-family-asian="'DejaVu Sans Mono'" style:font-family-complex="'DejaVu Sans Mono'" fo:background-color="#2b2b2b" fo:color="#a9b7c6"/>
    </style:style>
    <style:style style:name="T167" style:family="text">
      <style:text-properties fo:font-size="10.00pt" fo:font-weight="normal" fo:font-family="'Liberation Mono'" style:font-family-asian="'Liberation Mono'" style:font-family-complex="'Liberation Mono'" fo:background-color="#2b2b2b" fo:color="#a9b7c6"/>
    </style:style>
    <style:style style:name="T168" style:family="text">
      <style:text-properties fo:font-size="9.00pt" fo:font-weight="normal" fo:font-family="'DejaVu Sans Mono'" style:font-family-asian="'DejaVu Sans Mono'" style:font-family-complex="'DejaVu Sans Mono'" fo:background-color="#2b2b2b" fo:color="#a9b7c6"/>
    </style:style>
    <style:style style:name="T169" style:family="text">
      <style:text-properties fo:font-size="9.00pt" fo:font-weight="normal" fo:font-family="'DejaVu Sans Mono'" style:font-family-asian="'DejaVu Sans Mono'" style:font-family-complex="'DejaVu Sans Mono'" fo:background-color="#2b2b2b" fo:color="#cc7832"/>
    </style:style>
    <style:style style:name="T170" style:family="text">
      <style:text-properties fo:font-size="9.00pt" fo:font-weight="normal" fo:font-family="'DejaVu Sans Mono'" style:font-family-asian="'DejaVu Sans Mono'" style:font-family-complex="'DejaVu Sans Mono'" fo:background-color="#2b2b2b" fo:color="#a9b7c6"/>
    </style:style>
    <style:style style:name="T171" style:family="text">
      <style:text-properties fo:font-size="10.00pt" fo:font-weight="normal" fo:font-family="'Liberation Mono'" style:font-family-asian="'Liberation Mono'" style:font-family-complex="'Liberation Mono'" fo:background-color="#2b2b2b" fo:color="#a9b7c6"/>
    </style:style>
    <style:style style:name="T172" style:family="text">
      <style:text-properties fo:font-size="9.00pt" fo:font-weight="normal" fo:font-family="'DejaVu Sans Mono'" style:font-family-asian="'DejaVu Sans Mono'" style:font-family-complex="'DejaVu Sans Mono'" fo:background-color="#2b2b2b" fo:color="#a9b7c6"/>
    </style:style>
    <style:style style:name="T173" style:family="text">
      <style:text-properties fo:font-size="10.00pt" fo:font-weight="normal" fo:font-family="'Liberation Mono'" style:font-family-asian="'Liberation Mono'" style:font-family-complex="'Liberation Mono'" fo:background-color="#2b2b2b" fo:color="#a9b7c6"/>
    </style:style>
    <style:style style:name="T174" style:family="text">
      <style:text-properties fo:font-size="9.00pt" fo:font-weight="normal" fo:font-family="'DejaVu Sans Mono'" style:font-family-asian="'DejaVu Sans Mono'" style:font-family-complex="'DejaVu Sans Mono'" fo:background-color="#2b2b2b" fo:color="#cc7832"/>
    </style:style>
    <style:style style:name="T175" style:family="text">
      <style:text-properties fo:font-size="9.00pt" fo:font-weight="normal" fo:font-family="'DejaVu Sans Mono'" style:font-family-asian="'DejaVu Sans Mono'" style:font-family-complex="'DejaVu Sans Mono'" fo:background-color="#2b2b2b" fo:color="#a9b7c6"/>
    </style:style>
    <style:style style:name="T176" style:family="text">
      <style:text-properties fo:font-size="10.00pt" fo:font-weight="normal" fo:font-family="'Liberation Mono'" style:font-family-asian="'Liberation Mono'" style:font-family-complex="'Liberation Mono'" fo:background-color="#2b2b2b" fo:color="#a9b7c6"/>
    </style:style>
    <style:style style:name="T177" style:family="text">
      <style:text-properties fo:font-size="9.00pt" fo:font-weight="normal" fo:font-family="'DejaVu Sans Mono'" style:font-family-asian="'DejaVu Sans Mono'" style:font-family-complex="'DejaVu Sans Mono'" fo:background-color="#2b2b2b" fo:color="#a9b7c6"/>
    </style:style>
    <style:style style:name="T178" style:family="text">
      <style:text-properties fo:font-size="9.00pt" fo:font-weight="normal" fo:font-family="'DejaVu Sans Mono'" style:font-family-asian="'DejaVu Sans Mono'" style:font-family-complex="'DejaVu Sans Mono'" fo:background-color="#2b2b2b" fo:color="#cc7832"/>
    </style:style>
    <style:style style:name="T179" style:family="text">
      <style:text-properties fo:font-size="9.00pt" fo:font-weight="normal" fo:font-family="'DejaVu Sans Mono'" style:font-family-asian="'DejaVu Sans Mono'" style:font-family-complex="'DejaVu Sans Mono'" fo:background-color="#2b2b2b" fo:color="#a9b7c6"/>
    </style:style>
    <style:style style:name="T180" style:family="text">
      <style:text-properties fo:font-size="10.00pt" fo:font-weight="normal" fo:font-family="'Liberation Mono'" style:font-family-asian="'Liberation Mono'" style:font-family-complex="'Liberation Mono'" fo:background-color="#2b2b2b" fo:color="#a9b7c6"/>
    </style:style>
    <style:style style:name="T181" style:family="text">
      <style:text-properties fo:font-size="9.00pt" fo:font-weight="normal" fo:font-family="'DejaVu Sans Mono'" style:font-family-asian="'DejaVu Sans Mono'" style:font-family-complex="'DejaVu Sans Mono'" fo:background-color="#2b2b2b" fo:color="#a9b7c6"/>
    </style:style>
    <style:style style:name="T182" style:family="text">
      <style:text-properties fo:font-size="9.00pt" fo:font-weight="normal" fo:font-family="'DejaVu Sans Mono'" style:font-family-asian="'DejaVu Sans Mono'" style:font-family-complex="'DejaVu Sans Mono'" fo:background-color="#2b2b2b" fo:color="#cc7832"/>
    </style:style>
    <style:style style:name="T183" style:family="text">
      <style:text-properties fo:font-size="9.00pt" fo:font-weight="normal" fo:font-family="'DejaVu Sans Mono'" style:font-family-asian="'DejaVu Sans Mono'" style:font-family-complex="'DejaVu Sans Mono'" fo:background-color="#2b2b2b" fo:color="#a9b7c6"/>
    </style:style>
    <style:style style:name="T184" style:family="text">
      <style:text-properties fo:font-size="10.00pt" fo:font-weight="normal" fo:font-family="'Liberation Mono'" style:font-family-asian="'Liberation Mono'" style:font-family-complex="'Liberation Mono'" fo:background-color="#2b2b2b" fo:color="#a9b7c6"/>
    </style:style>
    <style:style style:name="T185" style:family="text">
      <style:text-properties fo:font-size="9.00pt" fo:font-weight="normal" fo:font-family="'DejaVu Sans Mono'" style:font-family-asian="'DejaVu Sans Mono'" style:font-family-complex="'DejaVu Sans Mono'" fo:background-color="#2b2b2b" fo:color="#a9b7c6"/>
    </style:style>
    <style:style style:name="T186" style:family="text">
      <style:text-properties fo:font-size="10.00pt" fo:font-weight="normal" fo:font-family="'Liberation Mono'" style:font-family-asian="'Liberation Mono'" style:font-family-complex="'Liberation Mono'" fo:background-color="#2b2b2b" fo:color="#a9b7c6"/>
    </style:style>
    <style:style style:name="T187" style:family="text">
      <style:text-properties fo:font-size="9.00pt" fo:font-weight="normal" fo:font-family="'DejaVu Sans Mono'" style:font-family-asian="'DejaVu Sans Mono'" style:font-family-complex="'DejaVu Sans Mono'" fo:background-color="#2b2b2b" fo:color="#cc7832"/>
    </style:style>
    <style:style style:name="T188" style:family="text">
      <style:text-properties fo:font-size="9.00pt" fo:font-weight="normal" fo:font-family="'DejaVu Sans Mono'" style:font-family-asian="'DejaVu Sans Mono'" style:font-family-complex="'DejaVu Sans Mono'" fo:background-color="#2b2b2b" fo:color="#a9b7c6"/>
    </style:style>
    <style:style style:name="T189" style:family="text">
      <style:text-properties fo:font-size="9.00pt" fo:font-weight="normal" fo:font-family="'DejaVu Sans Mono'" style:font-family-asian="'DejaVu Sans Mono'" style:font-family-complex="'DejaVu Sans Mono'" fo:background-color="#2b2b2b" fo:color="#cc7832"/>
    </style:style>
    <style:style style:name="T190" style:family="text">
      <style:text-properties fo:font-size="9.00pt" fo:font-weight="normal" fo:font-family="'DejaVu Sans Mono'" style:font-family-asian="'DejaVu Sans Mono'" style:font-family-complex="'DejaVu Sans Mono'" fo:background-color="#2b2b2b" fo:color="#a9b7c6"/>
    </style:style>
    <style:style style:name="T191" style:family="text">
      <style:text-properties fo:font-size="9.00pt" fo:font-weight="normal" fo:font-family="'DejaVu Sans Mono'" style:font-family-asian="'DejaVu Sans Mono'" style:font-family-complex="'DejaVu Sans Mono'" fo:background-color="#2b2b2b" fo:color="#cc7832"/>
    </style:style>
    <style:style style:name="T192" style:family="text">
      <style:text-properties fo:font-size="9.00pt" fo:font-weight="normal" fo:font-family="'DejaVu Sans Mono'" style:font-family-asian="'DejaVu Sans Mono'" style:font-family-complex="'DejaVu Sans Mono'" fo:background-color="#2b2b2b" fo:color="#8888c6"/>
    </style:style>
    <style:style style:name="T193" style:family="text">
      <style:text-properties fo:font-size="9.00pt" fo:font-weight="normal" fo:font-family="'DejaVu Sans Mono'" style:font-family-asian="'DejaVu Sans Mono'" style:font-family-complex="'DejaVu Sans Mono'" fo:background-color="#2b2b2b" fo:color="#a9b7c6"/>
    </style:style>
    <style:style style:name="T194" style:family="text">
      <style:text-properties fo:font-size="9.00pt" fo:font-weight="normal" fo:font-family="'DejaVu Sans Mono'" style:font-family-asian="'DejaVu Sans Mono'" style:font-family-complex="'DejaVu Sans Mono'" fo:background-color="#2b2b2b" fo:color="#cc7832"/>
    </style:style>
    <style:style style:name="T195" style:family="text">
      <style:text-properties fo:font-size="9.00pt" fo:font-weight="normal" fo:font-family="'DejaVu Sans Mono'" style:font-family-asian="'DejaVu Sans Mono'" style:font-family-complex="'DejaVu Sans Mono'" fo:background-color="#2b2b2b" fo:color="#a9b7c6"/>
    </style:style>
    <style:style style:name="T196" style:family="text">
      <style:text-properties fo:font-size="10.00pt" fo:font-weight="normal" fo:font-family="'Liberation Mono'" style:font-family-asian="'Liberation Mono'" style:font-family-complex="'Liberation Mono'" fo:background-color="#2b2b2b" fo:color="#a9b7c6"/>
    </style:style>
    <style:style style:name="T197" style:family="text">
      <style:text-properties fo:font-size="9.00pt" fo:font-weight="normal" fo:font-family="'DejaVu Sans Mono'" style:font-family-asian="'DejaVu Sans Mono'" style:font-family-complex="'DejaVu Sans Mono'" fo:background-color="#2b2b2b" fo:color="#a9b7c6"/>
    </style:style>
    <style:style style:name="T198" style:family="text">
      <style:text-properties fo:font-size="9.00pt" fo:font-weight="normal" fo:font-family="'DejaVu Sans Mono'" style:font-family-asian="'DejaVu Sans Mono'" style:font-family-complex="'DejaVu Sans Mono'" fo:background-color="#2b2b2b" fo:color="#8888c6"/>
    </style:style>
    <style:style style:name="T199" style:family="text">
      <style:text-properties fo:font-size="9.00pt" fo:font-weight="normal" fo:font-family="'DejaVu Sans Mono'" style:font-family-asian="'DejaVu Sans Mono'" style:font-family-complex="'DejaVu Sans Mono'" fo:background-color="#2b2b2b" fo:color="#a9b7c6"/>
    </style:style>
    <style:style style:name="T200" style:family="text">
      <style:text-properties fo:font-size="9.00pt" fo:font-weight="normal" fo:font-family="'DejaVu Sans Mono'" style:font-family-asian="'DejaVu Sans Mono'" style:font-family-complex="'DejaVu Sans Mono'" fo:background-color="#2b2b2b" fo:color="#6897bb"/>
    </style:style>
    <style:style style:name="T201" style:family="text">
      <style:text-properties fo:font-size="9.00pt" fo:font-weight="normal" fo:font-family="'DejaVu Sans Mono'" style:font-family-asian="'DejaVu Sans Mono'" style:font-family-complex="'DejaVu Sans Mono'" fo:background-color="#2b2b2b" fo:color="#a9b7c6"/>
    </style:style>
    <style:style style:name="T202" style:family="text">
      <style:text-properties fo:font-size="9.00pt" fo:font-weight="normal" fo:font-family="'DejaVu Sans Mono'" style:font-family-asian="'DejaVu Sans Mono'" style:font-family-complex="'DejaVu Sans Mono'" fo:background-color="#2b2b2b" fo:color="#6897bb"/>
    </style:style>
    <style:style style:name="T203" style:family="text">
      <style:text-properties fo:font-size="10.00pt" fo:font-weight="normal" fo:font-family="'Liberation Mono'" style:font-family-asian="'Liberation Mono'" style:font-family-complex="'Liberation Mono'" fo:background-color="#2b2b2b" fo:color="#6897bb"/>
    </style:style>
    <style:style style:name="T204" style:family="text">
      <style:text-properties fo:font-size="9.00pt" fo:font-weight="normal" fo:font-family="'DejaVu Sans Mono'" style:font-family-asian="'DejaVu Sans Mono'" style:font-family-complex="'DejaVu Sans Mono'" fo:background-color="#2b2b2b" fo:color="#cc7832"/>
    </style:style>
    <style:style style:name="T205" style:family="text">
      <style:text-properties fo:font-size="9.00pt" fo:font-weight="normal" fo:font-family="'DejaVu Sans Mono'" style:font-family-asian="'DejaVu Sans Mono'" style:font-family-complex="'DejaVu Sans Mono'" fo:background-color="#2b2b2b" fo:color="#a9b7c6"/>
    </style:style>
    <style:style style:name="T206" style:family="text">
      <style:text-properties fo:font-size="9.00pt" fo:font-weight="normal" fo:font-family="'DejaVu Sans Mono'" style:font-family-asian="'DejaVu Sans Mono'" style:font-family-complex="'DejaVu Sans Mono'" fo:background-color="#2b2b2b" fo:color="#cc7832"/>
    </style:style>
    <style:style style:name="T207" style:family="text">
      <style:text-properties fo:font-size="9.00pt" fo:font-weight="normal" fo:font-family="'DejaVu Sans Mono'" style:font-family-asian="'DejaVu Sans Mono'" style:font-family-complex="'DejaVu Sans Mono'" fo:background-color="#2b2b2b" fo:color="#8888c6"/>
    </style:style>
    <style:style style:name="T208" style:family="text">
      <style:text-properties fo:font-size="9.00pt" fo:font-weight="normal" fo:font-family="'DejaVu Sans Mono'" style:font-family-asian="'DejaVu Sans Mono'" style:font-family-complex="'DejaVu Sans Mono'" fo:background-color="#2b2b2b" fo:color="#a9b7c6"/>
    </style:style>
    <style:style style:name="T209" style:family="text">
      <style:text-properties fo:font-size="9.00pt" fo:font-weight="normal" fo:font-family="'DejaVu Sans Mono'" style:font-family-asian="'DejaVu Sans Mono'" style:font-family-complex="'DejaVu Sans Mono'" fo:background-color="#2b2b2b" fo:color="#8888c6"/>
    </style:style>
    <style:style style:name="T210" style:family="text">
      <style:text-properties fo:font-size="9.00pt" fo:font-weight="normal" fo:font-family="'DejaVu Sans Mono'" style:font-family-asian="'DejaVu Sans Mono'" style:font-family-complex="'DejaVu Sans Mono'" fo:background-color="#2b2b2b" fo:color="#a9b7c6"/>
    </style:style>
    <style:style style:name="T211" style:family="text">
      <style:text-properties fo:font-size="9.00pt" fo:font-weight="normal" fo:font-family="'DejaVu Sans Mono'" style:font-family-asian="'DejaVu Sans Mono'" style:font-family-complex="'DejaVu Sans Mono'" fo:background-color="#2b2b2b" fo:color="#6897bb"/>
    </style:style>
    <style:style style:name="T212" style:family="text">
      <style:text-properties fo:font-size="9.00pt" fo:font-weight="normal" fo:font-family="'DejaVu Sans Mono'" style:font-family-asian="'DejaVu Sans Mono'" style:font-family-complex="'DejaVu Sans Mono'" fo:background-color="#2b2b2b" fo:color="#a9b7c6"/>
    </style:style>
    <style:style style:name="T213" style:family="text">
      <style:text-properties fo:font-size="10.00pt" fo:font-weight="normal" fo:font-family="'Liberation Mono'" style:font-family-asian="'Liberation Mono'" style:font-family-complex="'Liberation Mono'" fo:background-color="#2b2b2b" fo:color="#a9b7c6"/>
    </style:style>
    <style:style style:name="T214" style:family="text">
      <style:text-properties fo:font-size="9.00pt" fo:font-weight="normal" fo:font-family="'DejaVu Sans Mono'" style:font-family-asian="'DejaVu Sans Mono'" style:font-family-complex="'DejaVu Sans Mono'" fo:background-color="#2b2b2b" fo:color="#a9b7c6"/>
    </style:style>
    <style:style style:name="T215" style:family="text">
      <style:text-properties fo:font-size="9.00pt" fo:font-weight="normal" fo:font-family="'DejaVu Sans Mono'" style:font-family-asian="'DejaVu Sans Mono'" style:font-family-complex="'DejaVu Sans Mono'" fo:background-color="#2b2b2b" fo:color="#8888c6"/>
    </style:style>
    <style:style style:name="T216" style:family="text">
      <style:text-properties fo:font-size="9.00pt" fo:font-weight="normal" fo:font-family="'DejaVu Sans Mono'" style:font-family-asian="'DejaVu Sans Mono'" style:font-family-complex="'DejaVu Sans Mono'" fo:background-color="#2b2b2b" fo:color="#a9b7c6"/>
    </style:style>
    <style:style style:name="T217" style:family="text">
      <style:text-properties fo:font-size="9.00pt" fo:font-weight="normal" fo:font-family="'DejaVu Sans Mono'" style:font-family-asian="'DejaVu Sans Mono'" style:font-family-complex="'DejaVu Sans Mono'" fo:background-color="#2b2b2b" fo:color="#cc7832"/>
    </style:style>
    <style:style style:name="T218" style:family="text">
      <style:text-properties fo:font-size="9.00pt" fo:font-weight="normal" fo:font-family="'DejaVu Sans Mono'" style:font-family-asian="'DejaVu Sans Mono'" style:font-family-complex="'DejaVu Sans Mono'" fo:background-color="#2b2b2b" fo:color="#8888c6"/>
    </style:style>
    <style:style style:name="T219" style:family="text">
      <style:text-properties fo:font-size="9.00pt" fo:font-weight="normal" fo:font-family="'DejaVu Sans Mono'" style:font-family-asian="'DejaVu Sans Mono'" style:font-family-complex="'DejaVu Sans Mono'" fo:background-color="#2b2b2b" fo:color="#a9b7c6"/>
    </style:style>
    <style:style style:name="T220" style:family="text">
      <style:text-properties fo:font-size="9.00pt" fo:font-weight="normal" fo:font-family="'DejaVu Sans Mono'" style:font-family-asian="'DejaVu Sans Mono'" style:font-family-complex="'DejaVu Sans Mono'" fo:background-color="#2b2b2b" fo:color="#6897bb"/>
    </style:style>
    <style:style style:name="T221" style:family="text">
      <style:text-properties fo:font-size="9.00pt" fo:font-weight="normal" fo:font-family="'DejaVu Sans Mono'" style:font-family-asian="'DejaVu Sans Mono'" style:font-family-complex="'DejaVu Sans Mono'" fo:background-color="#2b2b2b" fo:color="#a9b7c6"/>
    </style:style>
    <style:style style:name="T222" style:family="text">
      <style:text-properties fo:font-size="9.00pt" fo:font-weight="normal" fo:font-family="'DejaVu Sans Mono'" style:font-family-asian="'DejaVu Sans Mono'" style:font-family-complex="'DejaVu Sans Mono'" fo:background-color="#2b2b2b" fo:color="#6897bb"/>
    </style:style>
    <style:style style:name="T223" style:family="text">
      <style:text-properties fo:font-size="10.00pt" fo:font-weight="normal" fo:font-family="'Liberation Mono'" style:font-family-asian="'Liberation Mono'" style:font-family-complex="'Liberation Mono'" fo:background-color="#2b2b2b" fo:color="#6897bb"/>
    </style:style>
    <style:style style:name="T224" style:family="text">
      <style:text-properties fo:font-size="9.00pt" fo:font-weight="normal" fo:font-family="'DejaVu Sans Mono'" style:font-family-asian="'DejaVu Sans Mono'" style:font-family-complex="'DejaVu Sans Mono'" fo:background-color="#2b2b2b" fo:color="#a9b7c6"/>
    </style:style>
    <style:style style:name="T225" style:family="text">
      <style:text-properties fo:font-size="9.00pt" fo:font-weight="normal" fo:font-family="'DejaVu Sans Mono'" style:font-family-asian="'DejaVu Sans Mono'" style:font-family-complex="'DejaVu Sans Mono'" fo:background-color="#2b2b2b" fo:color="#8888c6"/>
    </style:style>
    <style:style style:name="T226" style:family="text">
      <style:text-properties fo:font-size="9.00pt" fo:font-weight="normal" fo:font-family="'DejaVu Sans Mono'" style:font-family-asian="'DejaVu Sans Mono'" style:font-family-complex="'DejaVu Sans Mono'" fo:background-color="#2b2b2b" fo:color="#a9b7c6"/>
    </style:style>
    <style:style style:name="T227" style:family="text">
      <style:text-properties fo:font-size="9.00pt" fo:font-weight="normal" fo:font-family="'DejaVu Sans Mono'" style:font-family-asian="'DejaVu Sans Mono'" style:font-family-complex="'DejaVu Sans Mono'" fo:background-color="#2b2b2b" fo:color="#cc7832"/>
    </style:style>
    <style:style style:name="T228" style:family="text">
      <style:text-properties fo:font-size="9.00pt" fo:font-weight="normal" fo:font-family="'DejaVu Sans Mono'" style:font-family-asian="'DejaVu Sans Mono'" style:font-family-complex="'DejaVu Sans Mono'" fo:background-color="#2b2b2b" fo:color="#8888c6"/>
    </style:style>
    <style:style style:name="T229" style:family="text">
      <style:text-properties fo:font-size="9.00pt" fo:font-weight="normal" fo:font-family="'DejaVu Sans Mono'" style:font-family-asian="'DejaVu Sans Mono'" style:font-family-complex="'DejaVu Sans Mono'" fo:background-color="#2b2b2b" fo:color="#a9b7c6"/>
    </style:style>
    <style:style style:name="T230" style:family="text">
      <style:text-properties fo:font-size="9.00pt" fo:font-weight="normal" fo:font-family="'DejaVu Sans Mono'" style:font-family-asian="'DejaVu Sans Mono'" style:font-family-complex="'DejaVu Sans Mono'" fo:background-color="#2b2b2b" fo:color="#6897bb"/>
    </style:style>
    <style:style style:name="T231" style:family="text">
      <style:text-properties fo:font-size="10.00pt" fo:font-weight="normal" fo:font-family="'Liberation Mono'" style:font-family-asian="'Liberation Mono'" style:font-family-complex="'Liberation Mono'" fo:background-color="#2b2b2b" fo:color="#6897bb"/>
    </style:style>
    <style:style style:name="T232" style:family="text">
      <style:text-properties fo:font-size="9.00pt" fo:font-weight="normal" fo:font-family="'DejaVu Sans Mono'" style:font-family-asian="'DejaVu Sans Mono'" style:font-family-complex="'DejaVu Sans Mono'" fo:background-color="#2b2b2b" fo:color="#a9b7c6"/>
    </style:style>
    <style:style style:name="T233" style:family="text">
      <style:text-properties fo:font-size="9.00pt" fo:font-weight="normal" fo:font-family="'DejaVu Sans Mono'" style:font-family-asian="'DejaVu Sans Mono'" style:font-family-complex="'DejaVu Sans Mono'" fo:background-color="#2b2b2b" fo:color="#8888c6"/>
    </style:style>
    <style:style style:name="T234" style:family="text">
      <style:text-properties fo:font-size="9.00pt" fo:font-weight="normal" fo:font-family="'DejaVu Sans Mono'" style:font-family-asian="'DejaVu Sans Mono'" style:font-family-complex="'DejaVu Sans Mono'" fo:background-color="#2b2b2b" fo:color="#a9b7c6"/>
    </style:style>
    <style:style style:name="T235" style:family="text">
      <style:text-properties fo:font-size="9.00pt" fo:font-weight="normal" fo:font-family="'DejaVu Sans Mono'" style:font-family-asian="'DejaVu Sans Mono'" style:font-family-complex="'DejaVu Sans Mono'" fo:background-color="#2b2b2b" fo:color="#6897bb"/>
    </style:style>
    <style:style style:name="T236" style:family="text">
      <style:text-properties fo:font-size="9.00pt" fo:font-weight="normal" fo:font-family="'DejaVu Sans Mono'" style:font-family-asian="'DejaVu Sans Mono'" style:font-family-complex="'DejaVu Sans Mono'" fo:background-color="#2b2b2b" fo:color="#a9b7c6"/>
    </style:style>
    <style:style style:name="T237" style:family="text">
      <style:text-properties fo:font-size="9.00pt" fo:font-weight="normal" fo:font-family="'DejaVu Sans Mono'" style:font-family-asian="'DejaVu Sans Mono'" style:font-family-complex="'DejaVu Sans Mono'" fo:background-color="#2b2b2b" fo:color="#cc7832"/>
    </style:style>
    <style:style style:name="T238" style:family="text">
      <style:text-properties fo:font-size="9.00pt" fo:font-weight="normal" fo:font-family="'DejaVu Sans Mono'" style:font-family-asian="'DejaVu Sans Mono'" style:font-family-complex="'DejaVu Sans Mono'" fo:background-color="#2b2b2b" fo:color="#8888c6"/>
    </style:style>
    <style:style style:name="T239" style:family="text">
      <style:text-properties fo:font-size="9.00pt" fo:font-weight="normal" fo:font-family="'DejaVu Sans Mono'" style:font-family-asian="'DejaVu Sans Mono'" style:font-family-complex="'DejaVu Sans Mono'" fo:background-color="#2b2b2b" fo:color="#a9b7c6"/>
    </style:style>
    <style:style style:name="T240" style:family="text">
      <style:text-properties fo:font-size="9.00pt" fo:font-weight="normal" fo:font-family="'DejaVu Sans Mono'" style:font-family-asian="'DejaVu Sans Mono'" style:font-family-complex="'DejaVu Sans Mono'" fo:background-color="#2b2b2b" fo:color="#6897bb"/>
    </style:style>
    <style:style style:name="T241" style:family="text">
      <style:text-properties fo:font-size="9.00pt" fo:font-weight="normal" fo:font-family="'DejaVu Sans Mono'" style:font-family-asian="'DejaVu Sans Mono'" style:font-family-complex="'DejaVu Sans Mono'" fo:background-color="#2b2b2b" fo:color="#a9b7c6"/>
    </style:style>
    <style:style style:name="T242" style:family="text">
      <style:text-properties fo:font-size="9.00pt" fo:font-weight="normal" fo:font-family="'DejaVu Sans Mono'" style:font-family-asian="'DejaVu Sans Mono'" style:font-family-complex="'DejaVu Sans Mono'" fo:background-color="#2b2b2b" fo:color="#6897bb"/>
    </style:style>
    <style:style style:name="T243" style:family="text">
      <style:text-properties fo:font-size="9.00pt" fo:font-weight="normal" fo:font-family="'DejaVu Sans Mono'" style:font-family-asian="'DejaVu Sans Mono'" style:font-family-complex="'DejaVu Sans Mono'" fo:background-color="#2b2b2b" fo:color="#808080"/>
    </style:style>
    <style:style style:name="T244" style:family="text">
      <style:text-properties fo:font-size="10.00pt" fo:font-weight="normal" fo:font-family="'Liberation Mono'" style:font-family-asian="'Liberation Mono'" style:font-family-complex="'Liberation Mono'" fo:background-color="#2b2b2b" fo:color="#808080"/>
    </style:style>
    <style:style style:name="T245" style:family="text">
      <style:text-properties fo:font-size="9.00pt" fo:font-weight="normal" fo:font-family="'DejaVu Sans Mono'" style:font-family-asian="'DejaVu Sans Mono'" style:font-family-complex="'DejaVu Sans Mono'" fo:background-color="#2b2b2b" fo:color="#a9b7c6"/>
    </style:style>
    <style:style style:name="T246" style:family="text">
      <style:text-properties fo:font-size="9.00pt" fo:font-weight="normal" fo:font-family="'DejaVu Sans Mono'" style:font-family-asian="'DejaVu Sans Mono'" style:font-family-complex="'DejaVu Sans Mono'" fo:background-color="#2b2b2b" fo:color="#6897bb"/>
    </style:style>
    <style:style style:name="T247" style:family="text">
      <style:text-properties fo:font-size="9.00pt" fo:font-weight="normal" fo:font-family="'DejaVu Sans Mono'" style:font-family-asian="'DejaVu Sans Mono'" style:font-family-complex="'DejaVu Sans Mono'" fo:background-color="#2b2b2b" fo:color="#a9b7c6"/>
    </style:style>
    <style:style style:name="T248" style:family="text">
      <style:text-properties fo:font-size="9.00pt" fo:font-weight="normal" fo:font-family="'DejaVu Sans Mono'" style:font-family-asian="'DejaVu Sans Mono'" style:font-family-complex="'DejaVu Sans Mono'" fo:background-color="#2b2b2b" fo:color="#cc7832"/>
    </style:style>
    <style:style style:name="T249" style:family="text">
      <style:text-properties fo:font-size="9.00pt" fo:font-weight="normal" fo:font-family="'DejaVu Sans Mono'" style:font-family-asian="'DejaVu Sans Mono'" style:font-family-complex="'DejaVu Sans Mono'" fo:background-color="#2b2b2b" fo:color="#6897bb"/>
    </style:style>
    <style:style style:name="T250" style:family="text">
      <style:text-properties fo:font-size="9.00pt" fo:font-weight="normal" fo:font-family="'DejaVu Sans Mono'" style:font-family-asian="'DejaVu Sans Mono'" style:font-family-complex="'DejaVu Sans Mono'" fo:background-color="#2b2b2b" fo:color="#a9b7c6"/>
    </style:style>
    <style:style style:name="T251" style:family="text">
      <style:text-properties fo:font-size="9.00pt" fo:font-weight="normal" fo:font-family="'DejaVu Sans Mono'" style:font-family-asian="'DejaVu Sans Mono'" style:font-family-complex="'DejaVu Sans Mono'" fo:background-color="#2b2b2b" fo:color="#cc7832"/>
    </style:style>
    <style:style style:name="T252" style:family="text">
      <style:text-properties fo:font-size="9.00pt" fo:font-weight="normal" fo:font-family="'DejaVu Sans Mono'" style:font-family-asian="'DejaVu Sans Mono'" style:font-family-complex="'DejaVu Sans Mono'" fo:background-color="#2b2b2b" fo:color="#6897bb"/>
    </style:style>
    <style:style style:name="T253" style:family="text">
      <style:text-properties fo:font-size="9.00pt" fo:font-weight="normal" fo:font-family="'DejaVu Sans Mono'" style:font-family-asian="'DejaVu Sans Mono'" style:font-family-complex="'DejaVu Sans Mono'" fo:background-color="#2b2b2b" fo:color="#a9b7c6"/>
    </style:style>
    <style:style style:name="T254" style:family="text">
      <style:text-properties fo:font-size="9.00pt" fo:font-weight="normal" fo:font-family="'DejaVu Sans Mono'" style:font-family-asian="'DejaVu Sans Mono'" style:font-family-complex="'DejaVu Sans Mono'" fo:background-color="#2b2b2b" fo:color="#808080"/>
    </style:style>
    <style:style style:name="T255" style:family="text">
      <style:text-properties fo:font-size="10.00pt" fo:font-weight="normal" fo:font-family="'Liberation Mono'" style:font-family-asian="'Liberation Mono'" style:font-family-complex="'Liberation Mono'" fo:background-color="#2b2b2b" fo:color="#808080"/>
    </style:style>
    <style:style style:name="T256" style:family="text">
      <style:text-properties fo:font-size="9.00pt" fo:font-weight="normal" fo:font-family="'DejaVu Sans Mono'" style:font-family-asian="'DejaVu Sans Mono'" style:font-family-complex="'DejaVu Sans Mono'" fo:background-color="#2b2b2b" fo:color="#a9b7c6"/>
    </style:style>
    <style:style style:name="T257" style:family="text">
      <style:text-properties fo:font-size="9.00pt" fo:font-weight="normal" fo:font-family="'DejaVu Sans Mono'" style:font-family-asian="'DejaVu Sans Mono'" style:font-family-complex="'DejaVu Sans Mono'" fo:background-color="#2b2b2b" fo:color="#6897bb"/>
    </style:style>
    <style:style style:name="T258" style:family="text">
      <style:text-properties fo:font-size="9.00pt" fo:font-weight="normal" fo:font-family="'DejaVu Sans Mono'" style:font-family-asian="'DejaVu Sans Mono'" style:font-family-complex="'DejaVu Sans Mono'" fo:background-color="#2b2b2b" fo:color="#a9b7c6"/>
    </style:style>
    <style:style style:name="T259" style:family="text">
      <style:text-properties fo:font-size="9.00pt" fo:font-weight="normal" fo:font-family="'DejaVu Sans Mono'" style:font-family-asian="'DejaVu Sans Mono'" style:font-family-complex="'DejaVu Sans Mono'" fo:background-color="#2b2b2b" fo:color="#cc7832"/>
    </style:style>
    <style:style style:name="T260" style:family="text">
      <style:text-properties fo:font-size="9.00pt" fo:font-weight="normal" fo:font-family="'DejaVu Sans Mono'" style:font-family-asian="'DejaVu Sans Mono'" style:font-family-complex="'DejaVu Sans Mono'" fo:background-color="#2b2b2b" fo:color="#6897bb"/>
    </style:style>
    <style:style style:name="T261" style:family="text">
      <style:text-properties fo:font-size="9.00pt" fo:font-weight="normal" fo:font-family="'DejaVu Sans Mono'" style:font-family-asian="'DejaVu Sans Mono'" style:font-family-complex="'DejaVu Sans Mono'" fo:background-color="#2b2b2b" fo:color="#a9b7c6"/>
    </style:style>
    <style:style style:name="T262" style:family="text">
      <style:text-properties fo:font-size="9.00pt" fo:font-weight="normal" fo:font-family="'DejaVu Sans Mono'" style:font-family-asian="'DejaVu Sans Mono'" style:font-family-complex="'DejaVu Sans Mono'" fo:background-color="#2b2b2b" fo:color="#cc7832"/>
    </style:style>
    <style:style style:name="T263" style:family="text">
      <style:text-properties fo:font-size="9.00pt" fo:font-weight="normal" fo:font-family="'DejaVu Sans Mono'" style:font-family-asian="'DejaVu Sans Mono'" style:font-family-complex="'DejaVu Sans Mono'" fo:background-color="#2b2b2b" fo:color="#6897bb"/>
    </style:style>
    <style:style style:name="T264" style:family="text">
      <style:text-properties fo:font-size="9.00pt" fo:font-weight="normal" fo:font-family="'DejaVu Sans Mono'" style:font-family-asian="'DejaVu Sans Mono'" style:font-family-complex="'DejaVu Sans Mono'" fo:background-color="#2b2b2b" fo:color="#a9b7c6"/>
    </style:style>
    <style:style style:name="T265" style:family="text">
      <style:text-properties fo:font-size="9.00pt" fo:font-weight="normal" fo:font-family="'DejaVu Sans Mono'" style:font-family-asian="'DejaVu Sans Mono'" style:font-family-complex="'DejaVu Sans Mono'" fo:background-color="#2b2b2b" fo:color="#808080"/>
    </style:style>
    <style:style style:name="T266" style:family="text">
      <style:text-properties fo:font-size="10.00pt" fo:font-weight="normal" fo:font-family="'Liberation Mono'" style:font-family-asian="'Liberation Mono'" style:font-family-complex="'Liberation Mono'" fo:background-color="#2b2b2b" fo:color="#808080"/>
    </style:style>
    <style:style style:name="T267" style:family="text">
      <style:text-properties fo:font-size="9.00pt" fo:font-weight="normal" fo:font-family="'DejaVu Sans Mono'" style:font-family-asian="'DejaVu Sans Mono'" style:font-family-complex="'DejaVu Sans Mono'" fo:background-color="#2b2b2b" fo:color="#a9b7c6"/>
    </style:style>
    <style:style style:name="T268" style:family="text">
      <style:text-properties fo:font-size="10.00pt" fo:font-weight="normal" fo:font-family="'Liberation Mono'" style:font-family-asian="'Liberation Mono'" style:font-family-complex="'Liberation Mono'" fo:background-color="#2b2b2b" fo:color="#a9b7c6"/>
    </style:style>
    <style:style style:name="T269" style:family="text">
      <style:text-properties fo:font-size="9.00pt" fo:font-weight="normal" fo:font-family="'DejaVu Sans Mono'" style:font-family-asian="'DejaVu Sans Mono'" style:font-family-complex="'DejaVu Sans Mono'" fo:background-color="#2b2b2b" fo:color="#cc7832"/>
    </style:style>
    <style:style style:name="T270" style:family="text">
      <style:text-properties fo:font-size="9.00pt" fo:font-weight="normal" fo:font-family="'DejaVu Sans Mono'" style:font-family-asian="'DejaVu Sans Mono'" style:font-family-complex="'DejaVu Sans Mono'" fo:background-color="#2b2b2b" fo:color="#a9b7c6"/>
    </style:style>
    <style:style style:name="T271" style:family="text">
      <style:text-properties fo:font-size="9.00pt" fo:font-weight="normal" fo:font-family="'DejaVu Sans Mono'" style:font-family-asian="'DejaVu Sans Mono'" style:font-family-complex="'DejaVu Sans Mono'" fo:background-color="#2b2b2b" fo:color="#cc7832"/>
    </style:style>
    <style:style style:name="T272" style:family="text">
      <style:text-properties fo:font-size="9.00pt" fo:font-weight="normal" fo:font-family="'DejaVu Sans Mono'" style:font-family-asian="'DejaVu Sans Mono'" style:font-family-complex="'DejaVu Sans Mono'" fo:background-color="#2b2b2b" fo:color="#a9b7c6"/>
    </style:style>
    <style:style style:name="T273" style:family="text">
      <style:text-properties fo:font-size="9.00pt" fo:font-weight="normal" fo:font-family="'DejaVu Sans Mono'" style:font-family-asian="'DejaVu Sans Mono'" style:font-family-complex="'DejaVu Sans Mono'" fo:background-color="#2b2b2b" fo:color="#cc7832"/>
    </style:style>
    <style:style style:name="T274" style:family="text">
      <style:text-properties fo:font-size="9.00pt" fo:font-weight="normal" fo:font-family="'DejaVu Sans Mono'" style:font-family-asian="'DejaVu Sans Mono'" style:font-family-complex="'DejaVu Sans Mono'" fo:background-color="#2b2b2b" fo:color="#a9b7c6"/>
    </style:style>
    <style:style style:name="T275" style:family="text">
      <style:text-properties fo:font-size="9.00pt" fo:font-weight="normal" fo:font-family="'DejaVu Sans Mono'" style:font-family-asian="'DejaVu Sans Mono'" style:font-family-complex="'DejaVu Sans Mono'" fo:background-color="#2b2b2b" fo:color="#cc7832"/>
    </style:style>
    <style:style style:name="T276" style:family="text">
      <style:text-properties fo:font-size="9.00pt" fo:font-weight="normal" fo:font-family="'DejaVu Sans Mono'" style:font-family-asian="'DejaVu Sans Mono'" style:font-family-complex="'DejaVu Sans Mono'" fo:background-color="#2b2b2b" fo:color="#ffc66d"/>
    </style:style>
    <style:style style:name="T277" style:family="text">
      <style:text-properties fo:font-size="9.00pt" fo:font-weight="normal" fo:font-family="'DejaVu Sans Mono'" style:font-family-asian="'DejaVu Sans Mono'" style:font-family-complex="'DejaVu Sans Mono'" fo:background-color="#2b2b2b" fo:color="#a9b7c6"/>
    </style:style>
    <style:style style:name="T278" style:family="text">
      <style:text-properties fo:font-size="9.00pt" fo:font-weight="normal" fo:font-family="'DejaVu Sans Mono'" style:font-family-asian="'DejaVu Sans Mono'" style:font-family-complex="'DejaVu Sans Mono'" fo:background-color="#2b2b2b" fo:color="#cc7832"/>
    </style:style>
    <style:style style:name="T279" style:family="text">
      <style:text-properties fo:font-size="9.00pt" fo:font-weight="normal" fo:font-family="'DejaVu Sans Mono'" style:font-family-asian="'DejaVu Sans Mono'" style:font-family-complex="'DejaVu Sans Mono'" fo:background-color="#2b2b2b" fo:color="#a9b7c6"/>
    </style:style>
    <style:style style:name="T280" style:family="text">
      <style:text-properties fo:font-size="9.00pt" fo:font-weight="normal" fo:font-family="'DejaVu Sans Mono'" style:font-family-asian="'DejaVu Sans Mono'" style:font-family-complex="'DejaVu Sans Mono'" fo:background-color="#2b2b2b" fo:color="#cc7832"/>
    </style:style>
    <style:style style:name="T281" style:family="text">
      <style:text-properties fo:font-size="9.00pt" fo:font-weight="normal" fo:font-family="'DejaVu Sans Mono'" style:font-family-asian="'DejaVu Sans Mono'" style:font-family-complex="'DejaVu Sans Mono'" fo:background-color="#2b2b2b" fo:color="#a9b7c6"/>
    </style:style>
    <style:style style:name="T282" style:family="text">
      <style:text-properties fo:font-size="9.00pt" fo:font-weight="normal" fo:font-family="'DejaVu Sans Mono'" style:font-family-asian="'DejaVu Sans Mono'" style:font-family-complex="'DejaVu Sans Mono'" fo:background-color="#2b2b2b" fo:color="#cc7832"/>
    </style:style>
    <style:style style:name="T283" style:family="text">
      <style:text-properties fo:font-size="9.00pt" fo:font-weight="normal" fo:font-family="'DejaVu Sans Mono'" style:font-family-asian="'DejaVu Sans Mono'" style:font-family-complex="'DejaVu Sans Mono'" fo:background-color="#2b2b2b" fo:color="#a9b7c6"/>
    </style:style>
    <style:style style:name="T284" style:family="text">
      <style:text-properties fo:font-size="10.00pt" fo:font-weight="normal" fo:font-family="'Liberation Mono'" style:font-family-asian="'Liberation Mono'" style:font-family-complex="'Liberation Mono'" fo:background-color="#2b2b2b" fo:color="#a9b7c6"/>
    </style:style>
    <style:style style:name="T285" style:family="text">
      <style:text-properties fo:font-size="9.00pt" fo:font-weight="normal" fo:font-family="'DejaVu Sans Mono'" style:font-family-asian="'DejaVu Sans Mono'" style:font-family-complex="'DejaVu Sans Mono'" fo:background-color="#2b2b2b" fo:color="#a9b7c6"/>
    </style:style>
    <style:style style:name="T286" style:family="text">
      <style:text-properties fo:font-size="9.00pt" fo:font-weight="normal" fo:font-family="'DejaVu Sans Mono'" style:font-family-asian="'DejaVu Sans Mono'" style:font-family-complex="'DejaVu Sans Mono'" fo:background-color="#2b2b2b" fo:color="#8888c6"/>
    </style:style>
    <style:style style:name="T287" style:family="text">
      <style:text-properties fo:font-size="9.00pt" fo:font-weight="normal" fo:font-family="'DejaVu Sans Mono'" style:font-family-asian="'DejaVu Sans Mono'" style:font-family-complex="'DejaVu Sans Mono'" fo:background-color="#2b2b2b" fo:color="#a9b7c6"/>
    </style:style>
    <style:style style:name="T288" style:family="text">
      <style:text-properties fo:font-size="10.00pt" fo:font-weight="normal" fo:font-family="'Liberation Mono'" style:font-family-asian="'Liberation Mono'" style:font-family-complex="'Liberation Mono'" fo:background-color="#2b2b2b" fo:color="#a9b7c6"/>
    </style:style>
    <style:style style:name="T289" style:family="text">
      <style:text-properties fo:font-size="9.00pt" fo:font-weight="normal" fo:font-family="'DejaVu Sans Mono'" style:font-family-asian="'DejaVu Sans Mono'" style:font-family-complex="'DejaVu Sans Mono'" fo:background-color="#2b2b2b" fo:color="#a9b7c6"/>
    </style:style>
    <style:style style:name="T290" style:family="text">
      <style:text-properties fo:font-size="9.00pt" fo:font-weight="normal" fo:font-family="'DejaVu Sans Mono'" style:font-family-asian="'DejaVu Sans Mono'" style:font-family-complex="'DejaVu Sans Mono'" fo:background-color="#2b2b2b" fo:color="#8888c6"/>
    </style:style>
    <style:style style:name="T291" style:family="text">
      <style:text-properties fo:font-size="9.00pt" fo:font-weight="normal" fo:font-family="'DejaVu Sans Mono'" style:font-family-asian="'DejaVu Sans Mono'" style:font-family-complex="'DejaVu Sans Mono'" fo:background-color="#2b2b2b" fo:color="#a9b7c6"/>
    </style:style>
    <style:style style:name="T292" style:family="text">
      <style:text-properties fo:font-size="10.00pt" fo:font-weight="normal" fo:font-family="'Liberation Mono'" style:font-family-asian="'Liberation Mono'" style:font-family-complex="'Liberation Mono'" fo:background-color="#2b2b2b" fo:color="#a9b7c6"/>
    </style:style>
    <style:style style:name="T293" style:family="text">
      <style:text-properties fo:font-size="9.00pt" fo:font-weight="normal" fo:font-family="'DejaVu Sans Mono'" style:font-family-asian="'DejaVu Sans Mono'" style:font-family-complex="'DejaVu Sans Mono'" fo:background-color="#2b2b2b" fo:color="#a9b7c6"/>
    </style:style>
    <style:style style:name="T294" style:family="text">
      <style:text-properties fo:font-size="10.00pt" fo:font-weight="normal" fo:font-family="'Liberation Mono'" style:font-family-asian="'Liberation Mono'" style:font-family-complex="'Liberation Mono'" fo:background-color="#2b2b2b" fo:color="#a9b7c6"/>
    </style:style>
    <style:style style:name="T295" style:family="text">
      <style:text-properties fo:font-size="9.00pt" fo:font-weight="normal" fo:font-family="'DejaVu Sans Mono'" style:font-family-asian="'DejaVu Sans Mono'" style:font-family-complex="'DejaVu Sans Mono'" fo:background-color="#2b2b2b" fo:color="#a9b7c6"/>
    </style:style>
    <style:style style:name="T296" style:family="text">
      <style:text-properties fo:font-size="10.00pt" fo:font-weight="normal" fo:font-family="'Liberation Mono'" style:font-family-asian="'Liberation Mono'" style:font-family-complex="'Liberation Mono'" fo:background-color="#2b2b2b" fo:color="#a9b7c6"/>
    </style:style>
    <style:style style:name="T297" style:family="text">
      <style:text-properties fo:font-size="9.00pt" fo:font-weight="normal" fo:font-family="'DejaVu Sans Mono'" style:font-family-asian="'DejaVu Sans Mono'" style:font-family-complex="'DejaVu Sans Mono'" fo:background-color="#2b2b2b" fo:color="#a9b7c6"/>
    </style:style>
    <style:style style:name="T298" style:family="text">
      <style:text-properties fo:font-size="9.00pt" fo:font-weight="normal" fo:font-family="'DejaVu Sans Mono'" style:font-family-asian="'DejaVu Sans Mono'" style:font-family-complex="'DejaVu Sans Mono'" fo:background-color="#2b2b2b" fo:color="#cc7832"/>
    </style:style>
    <style:style style:name="T299" style:family="text">
      <style:text-properties fo:font-size="9.00pt" fo:font-weight="normal" fo:font-family="'DejaVu Sans Mono'" style:font-family-asian="'DejaVu Sans Mono'" style:font-family-complex="'DejaVu Sans Mono'" fo:background-color="#2b2b2b" fo:color="#a9b7c6"/>
    </style:style>
    <style:style style:name="T300" style:family="text">
      <style:text-properties fo:font-size="10.00pt" fo:font-weight="normal" fo:font-family="'Liberation Mono'" style:font-family-asian="'Liberation Mono'" style:font-family-complex="'Liberation Mono'" fo:background-color="#2b2b2b" fo:color="#a9b7c6"/>
    </style:style>
    <style:style style:name="T301" style:family="text">
      <style:text-properties fo:font-size="9.00pt" fo:font-weight="normal" fo:font-family="'DejaVu Sans Mono'" style:font-family-asian="'DejaVu Sans Mono'" style:font-family-complex="'DejaVu Sans Mono'" fo:background-color="#2b2b2b" fo:color="#a9b7c6"/>
    </style:style>
    <style:style style:name="T302" style:family="text">
      <style:text-properties fo:font-size="9.00pt" fo:font-weight="normal" fo:font-family="'DejaVu Sans Mono'" style:font-family-asian="'DejaVu Sans Mono'" style:font-family-complex="'DejaVu Sans Mono'" fo:background-color="#2b2b2b" fo:color="#cc7832"/>
    </style:style>
    <style:style style:name="T303" style:family="text">
      <style:text-properties fo:font-size="9.00pt" fo:font-weight="normal" fo:font-family="'DejaVu Sans Mono'" style:font-family-asian="'DejaVu Sans Mono'" style:font-family-complex="'DejaVu Sans Mono'" fo:background-color="#2b2b2b" fo:color="#a9b7c6"/>
    </style:style>
    <style:style style:name="T304" style:family="text">
      <style:text-properties fo:font-size="9.00pt" fo:font-weight="normal" fo:font-family="'DejaVu Sans Mono'" style:font-family-asian="'DejaVu Sans Mono'" style:font-family-complex="'DejaVu Sans Mono'" fo:background-color="#2b2b2b" fo:color="#cc7832"/>
    </style:style>
    <style:style style:name="T305" style:family="text">
      <style:text-properties fo:font-size="9.00pt" fo:font-weight="normal" fo:font-family="'DejaVu Sans Mono'" style:font-family-asian="'DejaVu Sans Mono'" style:font-family-complex="'DejaVu Sans Mono'" fo:background-color="#2b2b2b" fo:color="#aa4926"/>
    </style:style>
    <style:style style:name="T306" style:family="text">
      <style:text-properties fo:font-size="9.00pt" fo:font-weight="normal" fo:font-family="'DejaVu Sans Mono'" style:font-family-asian="'DejaVu Sans Mono'" style:font-family-complex="'DejaVu Sans Mono'" fo:background-color="#2b2b2b" fo:color="#a9b7c6"/>
    </style:style>
    <style:style style:name="T307" style:family="text">
      <style:text-properties fo:font-size="9.00pt" fo:font-weight="normal" fo:font-family="'DejaVu Sans Mono'" style:font-family-asian="'DejaVu Sans Mono'" style:font-family-complex="'DejaVu Sans Mono'" fo:background-color="#2b2b2b" fo:color="#8888c6"/>
    </style:style>
    <style:style style:name="T308" style:family="text">
      <style:text-properties fo:font-size="9.00pt" fo:font-weight="normal" fo:font-family="'DejaVu Sans Mono'" style:font-family-asian="'DejaVu Sans Mono'" style:font-family-complex="'DejaVu Sans Mono'" fo:background-color="#2b2b2b" fo:color="#a9b7c6"/>
    </style:style>
    <style:style style:name="T309" style:family="text">
      <style:text-properties fo:font-size="10.00pt" fo:font-weight="normal" fo:font-family="'Liberation Mono'" style:font-family-asian="'Liberation Mono'" style:font-family-complex="'Liberation Mono'" fo:background-color="#2b2b2b" fo:color="#a9b7c6"/>
    </style:style>
    <style:style style:name="T310" style:family="text">
      <style:text-properties fo:font-size="9.00pt" fo:font-weight="normal" fo:font-family="'DejaVu Sans Mono'" style:font-family-asian="'DejaVu Sans Mono'" style:font-family-complex="'DejaVu Sans Mono'" fo:background-color="#2b2b2b" fo:color="#a9b7c6"/>
    </style:style>
    <style:style style:name="T311" style:family="text">
      <style:text-properties fo:font-size="9.00pt" fo:font-weight="normal" fo:font-family="'DejaVu Sans Mono'" style:font-family-asian="'DejaVu Sans Mono'" style:font-family-complex="'DejaVu Sans Mono'" fo:background-color="#2b2b2b" fo:color="#cc7832"/>
    </style:style>
    <style:style style:name="T312" style:family="text">
      <style:text-properties fo:font-size="9.00pt" fo:font-weight="normal" fo:font-family="'DejaVu Sans Mono'" style:font-family-asian="'DejaVu Sans Mono'" style:font-family-complex="'DejaVu Sans Mono'" fo:background-color="#2b2b2b" fo:color="#aa4926"/>
    </style:style>
    <style:style style:name="T313" style:family="text">
      <style:text-properties fo:font-size="9.00pt" fo:font-weight="normal" fo:font-family="'DejaVu Sans Mono'" style:font-family-asian="'DejaVu Sans Mono'" style:font-family-complex="'DejaVu Sans Mono'" fo:background-color="#2b2b2b" fo:color="#a9b7c6"/>
    </style:style>
    <style:style style:name="T314" style:family="text">
      <style:text-properties fo:font-size="9.00pt" fo:font-weight="normal" fo:font-family="'DejaVu Sans Mono'" style:font-family-asian="'DejaVu Sans Mono'" style:font-family-complex="'DejaVu Sans Mono'" fo:background-color="#2b2b2b" fo:color="#8888c6"/>
    </style:style>
    <style:style style:name="T315" style:family="text">
      <style:text-properties fo:font-size="9.00pt" fo:font-weight="normal" fo:font-family="'DejaVu Sans Mono'" style:font-family-asian="'DejaVu Sans Mono'" style:font-family-complex="'DejaVu Sans Mono'" fo:background-color="#2b2b2b" fo:color="#a9b7c6"/>
    </style:style>
    <style:style style:name="T316" style:family="text">
      <style:text-properties fo:font-size="10.00pt" fo:font-weight="normal" fo:font-family="'Liberation Mono'" style:font-family-asian="'Liberation Mono'" style:font-family-complex="'Liberation Mono'" fo:background-color="#2b2b2b" fo:color="#a9b7c6"/>
    </style:style>
    <style:style style:name="T317" style:family="text">
      <style:text-properties fo:font-size="9.00pt" fo:font-weight="normal" fo:font-family="'DejaVu Sans Mono'" style:font-family-asian="'DejaVu Sans Mono'" style:font-family-complex="'DejaVu Sans Mono'" fo:background-color="#2b2b2b" fo:color="#a9b7c6"/>
    </style:style>
    <style:style style:name="T318" style:family="text">
      <style:text-properties fo:font-size="9.00pt" fo:font-weight="normal" fo:font-family="'DejaVu Sans Mono'" style:font-family-asian="'DejaVu Sans Mono'" style:font-family-complex="'DejaVu Sans Mono'" fo:background-color="#2b2b2b" fo:color="#cc7832"/>
    </style:style>
    <style:style style:name="T319" style:family="text">
      <style:text-properties fo:font-size="9.00pt" fo:font-weight="normal" fo:font-family="'DejaVu Sans Mono'" style:font-family-asian="'DejaVu Sans Mono'" style:font-family-complex="'DejaVu Sans Mono'" fo:background-color="#2b2b2b" fo:color="#6897bb"/>
    </style:style>
    <style:style style:name="T320" style:family="text">
      <style:text-properties fo:font-size="9.00pt" fo:font-weight="normal" fo:font-family="'DejaVu Sans Mono'" style:font-family-asian="'DejaVu Sans Mono'" style:font-family-complex="'DejaVu Sans Mono'" fo:background-color="#2b2b2b" fo:color="#a9b7c6"/>
    </style:style>
    <style:style style:name="T321" style:family="text">
      <style:text-properties fo:font-size="9.00pt" fo:font-weight="normal" fo:font-family="'DejaVu Sans Mono'" style:font-family-asian="'DejaVu Sans Mono'" style:font-family-complex="'DejaVu Sans Mono'" fo:background-color="#2b2b2b" fo:color="#cc7832"/>
    </style:style>
    <style:style style:name="T322" style:family="text">
      <style:text-properties fo:font-size="9.00pt" fo:font-weight="normal" fo:font-family="'DejaVu Sans Mono'" style:font-family-asian="'DejaVu Sans Mono'" style:font-family-complex="'DejaVu Sans Mono'" fo:background-color="#2b2b2b" fo:color="#a9b7c6"/>
    </style:style>
    <style:style style:name="T323" style:family="text">
      <style:text-properties fo:font-size="9.00pt" fo:font-weight="normal" fo:font-family="'DejaVu Sans Mono'" style:font-family-asian="'DejaVu Sans Mono'" style:font-family-complex="'DejaVu Sans Mono'" fo:background-color="#2b2b2b" fo:color="#6897bb"/>
    </style:style>
    <style:style style:name="T324" style:family="text">
      <style:text-properties fo:font-size="9.00pt" fo:font-weight="normal" fo:font-family="'DejaVu Sans Mono'" style:font-family-asian="'DejaVu Sans Mono'" style:font-family-complex="'DejaVu Sans Mono'" fo:background-color="#2b2b2b" fo:color="#a9b7c6"/>
    </style:style>
    <style:style style:name="T325" style:family="text">
      <style:text-properties fo:font-size="10.00pt" fo:font-weight="normal" fo:font-family="'Liberation Mono'" style:font-family-asian="'Liberation Mono'" style:font-family-complex="'Liberation Mono'" fo:background-color="#2b2b2b" fo:color="#a9b7c6"/>
    </style:style>
    <style:style style:name="T326" style:family="text">
      <style:text-properties fo:font-size="9.00pt" fo:font-weight="normal" fo:font-family="'DejaVu Sans Mono'" style:font-family-asian="'DejaVu Sans Mono'" style:font-family-complex="'DejaVu Sans Mono'" fo:background-color="#2b2b2b" fo:color="#808080"/>
    </style:style>
    <style:style style:name="T327" style:family="text">
      <style:text-properties fo:font-size="10.00pt" fo:font-weight="normal" fo:font-family="'Liberation Mono'" style:font-family-asian="'Liberation Mono'" style:font-family-complex="'Liberation Mono'" fo:background-color="#2b2b2b" fo:color="#808080"/>
    </style:style>
    <style:style style:name="T328" style:family="text">
      <style:text-properties fo:font-size="9.00pt" fo:font-weight="normal" fo:font-family="'DejaVu Sans Mono'" style:font-family-asian="'DejaVu Sans Mono'" style:font-family-complex="'DejaVu Sans Mono'" fo:background-color="#2b2b2b" fo:color="#cc7832"/>
    </style:style>
    <style:style style:name="T329" style:family="text">
      <style:text-properties fo:font-size="9.00pt" fo:font-weight="normal" fo:font-family="'DejaVu Sans Mono'" style:font-family-asian="'DejaVu Sans Mono'" style:font-family-complex="'DejaVu Sans Mono'" fo:background-color="#2b2b2b" fo:color="#a9b7c6"/>
    </style:style>
    <style:style style:name="T330" style:family="text">
      <style:text-properties fo:font-size="9.00pt" fo:font-weight="normal" fo:font-family="'DejaVu Sans Mono'" style:font-family-asian="'DejaVu Sans Mono'" style:font-family-complex="'DejaVu Sans Mono'" fo:background-color="#2b2b2b" fo:color="#cc7832"/>
    </style:style>
    <style:style style:name="T331" style:family="text">
      <style:text-properties fo:font-size="9.00pt" fo:font-weight="normal" fo:font-family="'DejaVu Sans Mono'" style:font-family-asian="'DejaVu Sans Mono'" style:font-family-complex="'DejaVu Sans Mono'" fo:background-color="#2b2b2b" fo:color="#8888c6"/>
    </style:style>
    <style:style style:name="T332" style:family="text">
      <style:text-properties fo:font-size="9.00pt" fo:font-weight="normal" fo:font-family="'DejaVu Sans Mono'" style:font-family-asian="'DejaVu Sans Mono'" style:font-family-complex="'DejaVu Sans Mono'" fo:background-color="#2b2b2b" fo:color="#a9b7c6"/>
    </style:style>
    <style:style style:name="T333" style:family="text">
      <style:text-properties fo:font-size="9.00pt" fo:font-weight="normal" fo:font-family="'DejaVu Sans Mono'" style:font-family-asian="'DejaVu Sans Mono'" style:font-family-complex="'DejaVu Sans Mono'" fo:background-color="#2b2b2b" fo:color="#6897bb"/>
    </style:style>
    <style:style style:name="T334" style:family="text">
      <style:text-properties fo:font-size="9.00pt" fo:font-weight="normal" fo:font-family="'DejaVu Sans Mono'" style:font-family-asian="'DejaVu Sans Mono'" style:font-family-complex="'DejaVu Sans Mono'" fo:background-color="#2b2b2b" fo:color="#cc7832"/>
    </style:style>
    <style:style style:name="T335" style:family="text">
      <style:text-properties fo:font-size="9.00pt" fo:font-weight="normal" fo:font-family="'DejaVu Sans Mono'" style:font-family-asian="'DejaVu Sans Mono'" style:font-family-complex="'DejaVu Sans Mono'" fo:background-color="#2b2b2b" fo:color="#a9b7c6"/>
    </style:style>
    <style:style style:name="T336" style:family="text">
      <style:text-properties fo:font-size="10.00pt" fo:font-weight="normal" fo:font-family="'Liberation Mono'" style:font-family-asian="'Liberation Mono'" style:font-family-complex="'Liberation Mono'" fo:background-color="#2b2b2b" fo:color="#a9b7c6"/>
    </style:style>
    <style:style style:name="T337" style:family="text">
      <style:text-properties fo:font-size="9.00pt" fo:font-weight="normal" fo:font-family="'DejaVu Sans Mono'" style:font-family-asian="'DejaVu Sans Mono'" style:font-family-complex="'DejaVu Sans Mono'" fo:background-color="#2b2b2b" fo:color="#a9b7c6"/>
    </style:style>
    <style:style style:name="T338" style:family="text">
      <style:text-properties fo:font-size="9.00pt" fo:font-weight="normal" fo:font-family="'DejaVu Sans Mono'" style:font-family-asian="'DejaVu Sans Mono'" style:font-family-complex="'DejaVu Sans Mono'" fo:background-color="#2b2b2b" fo:color="#cc7832"/>
    </style:style>
    <style:style style:name="T339" style:family="text">
      <style:text-properties fo:font-size="9.00pt" fo:font-weight="normal" fo:font-family="'DejaVu Sans Mono'" style:font-family-asian="'DejaVu Sans Mono'" style:font-family-complex="'DejaVu Sans Mono'" fo:background-color="#2b2b2b" fo:color="#a9b7c6"/>
    </style:style>
    <style:style style:name="T340" style:family="text">
      <style:text-properties fo:font-size="9.00pt" fo:font-weight="normal" fo:font-family="'DejaVu Sans Mono'" style:font-family-asian="'DejaVu Sans Mono'" style:font-family-complex="'DejaVu Sans Mono'" fo:background-color="#2b2b2b" fo:color="#cc7832"/>
    </style:style>
    <style:style style:name="T341" style:family="text">
      <style:text-properties fo:font-size="9.00pt" fo:font-weight="normal" fo:font-family="'DejaVu Sans Mono'" style:font-family-asian="'DejaVu Sans Mono'" style:font-family-complex="'DejaVu Sans Mono'" fo:background-color="#2b2b2b" fo:color="#a9b7c6"/>
    </style:style>
    <style:style style:name="T342" style:family="text">
      <style:text-properties fo:font-size="9.00pt" fo:font-weight="normal" fo:font-family="'DejaVu Sans Mono'" style:font-family-asian="'DejaVu Sans Mono'" style:font-family-complex="'DejaVu Sans Mono'" fo:background-color="#2b2b2b" fo:color="#6897bb"/>
    </style:style>
    <style:style style:name="T343" style:family="text">
      <style:text-properties fo:font-size="9.00pt" fo:font-weight="normal" fo:font-family="'DejaVu Sans Mono'" style:font-family-asian="'DejaVu Sans Mono'" style:font-family-complex="'DejaVu Sans Mono'" fo:background-color="#2b2b2b" fo:color="#a9b7c6"/>
    </style:style>
    <style:style style:name="T344" style:family="text">
      <style:text-properties fo:font-size="9.00pt" fo:font-weight="normal" fo:font-family="'DejaVu Sans Mono'" style:font-family-asian="'DejaVu Sans Mono'" style:font-family-complex="'DejaVu Sans Mono'" fo:background-color="#2b2b2b" fo:color="#cc7832"/>
    </style:style>
    <style:style style:name="T345" style:family="text">
      <style:text-properties fo:font-size="9.00pt" fo:font-weight="normal" fo:font-family="'DejaVu Sans Mono'" style:font-family-asian="'DejaVu Sans Mono'" style:font-family-complex="'DejaVu Sans Mono'" fo:background-color="#2b2b2b" fo:color="#6897bb"/>
    </style:style>
    <style:style style:name="T346" style:family="text">
      <style:text-properties fo:font-size="9.00pt" fo:font-weight="normal" fo:font-family="'DejaVu Sans Mono'" style:font-family-asian="'DejaVu Sans Mono'" style:font-family-complex="'DejaVu Sans Mono'" fo:background-color="#2b2b2b" fo:color="#a9b7c6"/>
    </style:style>
    <style:style style:name="T347" style:family="text">
      <style:text-properties fo:font-size="9.00pt" fo:font-weight="normal" fo:font-family="'DejaVu Sans Mono'" style:font-family-asian="'DejaVu Sans Mono'" style:font-family-complex="'DejaVu Sans Mono'" fo:background-color="#2b2b2b" fo:color="#6897bb"/>
    </style:style>
    <style:style style:name="T348" style:family="text">
      <style:text-properties fo:font-size="9.00pt" fo:font-weight="normal" fo:font-family="'DejaVu Sans Mono'" style:font-family-asian="'DejaVu Sans Mono'" style:font-family-complex="'DejaVu Sans Mono'" fo:background-color="#2b2b2b" fo:color="#a9b7c6"/>
    </style:style>
    <style:style style:name="T349" style:family="text">
      <style:text-properties fo:font-size="9.00pt" fo:font-weight="normal" fo:font-family="'DejaVu Sans Mono'" style:font-family-asian="'DejaVu Sans Mono'" style:font-family-complex="'DejaVu Sans Mono'" fo:background-color="#2b2b2b" fo:color="#cc7832"/>
    </style:style>
    <style:style style:name="T350" style:family="text">
      <style:text-properties fo:font-size="9.00pt" fo:font-weight="normal" fo:font-family="'DejaVu Sans Mono'" style:font-family-asian="'DejaVu Sans Mono'" style:font-family-complex="'DejaVu Sans Mono'" fo:background-color="#2b2b2b" fo:color="#a9b7c6"/>
    </style:style>
    <style:style style:name="T351" style:family="text">
      <style:text-properties fo:font-size="10.00pt" fo:font-weight="normal" fo:font-family="'Liberation Mono'" style:font-family-asian="'Liberation Mono'" style:font-family-complex="'Liberation Mono'" fo:background-color="#2b2b2b" fo:color="#a9b7c6"/>
    </style:style>
    <style:style style:name="T352" style:family="text">
      <style:text-properties fo:font-size="9.00pt" fo:font-weight="normal" fo:font-family="'DejaVu Sans Mono'" style:font-family-asian="'DejaVu Sans Mono'" style:font-family-complex="'DejaVu Sans Mono'" fo:background-color="#2b2b2b" fo:color="#a9b7c6"/>
    </style:style>
    <style:style style:name="T353" style:family="text">
      <style:text-properties fo:font-size="9.00pt" fo:font-weight="normal" fo:font-family="'DejaVu Sans Mono'" style:font-family-asian="'DejaVu Sans Mono'" style:font-family-complex="'DejaVu Sans Mono'" fo:background-color="#2b2b2b" fo:color="#cc7832"/>
    </style:style>
    <style:style style:name="T354" style:family="text">
      <style:text-properties fo:font-size="9.00pt" fo:font-weight="normal" fo:font-family="'DejaVu Sans Mono'" style:font-family-asian="'DejaVu Sans Mono'" style:font-family-complex="'DejaVu Sans Mono'" fo:background-color="#2b2b2b" fo:color="#a9b7c6"/>
    </style:style>
    <style:style style:name="T355" style:family="text">
      <style:text-properties fo:font-size="9.00pt" fo:font-weight="normal" fo:font-family="'DejaVu Sans Mono'" style:font-family-asian="'DejaVu Sans Mono'" style:font-family-complex="'DejaVu Sans Mono'" fo:background-color="#2b2b2b" fo:color="#cc7832"/>
    </style:style>
    <style:style style:name="T356" style:family="text">
      <style:text-properties fo:font-size="9.00pt" fo:font-weight="normal" fo:font-family="'DejaVu Sans Mono'" style:font-family-asian="'DejaVu Sans Mono'" style:font-family-complex="'DejaVu Sans Mono'" fo:background-color="#2b2b2b" fo:color="#a9b7c6"/>
    </style:style>
    <style:style style:name="T357" style:family="text">
      <style:text-properties fo:font-size="9.00pt" fo:font-weight="normal" fo:font-family="'DejaVu Sans Mono'" style:font-family-asian="'DejaVu Sans Mono'" style:font-family-complex="'DejaVu Sans Mono'" fo:background-color="#2b2b2b" fo:color="#6897bb"/>
    </style:style>
    <style:style style:name="T358" style:family="text">
      <style:text-properties fo:font-size="9.00pt" fo:font-weight="normal" fo:font-family="'DejaVu Sans Mono'" style:font-family-asian="'DejaVu Sans Mono'" style:font-family-complex="'DejaVu Sans Mono'" fo:background-color="#2b2b2b" fo:color="#a9b7c6"/>
    </style:style>
    <style:style style:name="T359" style:family="text">
      <style:text-properties fo:font-size="9.00pt" fo:font-weight="normal" fo:font-family="'DejaVu Sans Mono'" style:font-family-asian="'DejaVu Sans Mono'" style:font-family-complex="'DejaVu Sans Mono'" fo:background-color="#2b2b2b" fo:color="#cc7832"/>
    </style:style>
    <style:style style:name="T360" style:family="text">
      <style:text-properties fo:font-size="9.00pt" fo:font-weight="normal" fo:font-family="'DejaVu Sans Mono'" style:font-family-asian="'DejaVu Sans Mono'" style:font-family-complex="'DejaVu Sans Mono'" fo:background-color="#2b2b2b" fo:color="#6897bb"/>
    </style:style>
    <style:style style:name="T361" style:family="text">
      <style:text-properties fo:font-size="9.00pt" fo:font-weight="normal" fo:font-family="'DejaVu Sans Mono'" style:font-family-asian="'DejaVu Sans Mono'" style:font-family-complex="'DejaVu Sans Mono'" fo:background-color="#2b2b2b" fo:color="#a9b7c6"/>
    </style:style>
    <style:style style:name="T362" style:family="text">
      <style:text-properties fo:font-size="9.00pt" fo:font-weight="normal" fo:font-family="'DejaVu Sans Mono'" style:font-family-asian="'DejaVu Sans Mono'" style:font-family-complex="'DejaVu Sans Mono'" fo:background-color="#2b2b2b" fo:color="#6897bb"/>
    </style:style>
    <style:style style:name="T363" style:family="text">
      <style:text-properties fo:font-size="9.00pt" fo:font-weight="normal" fo:font-family="'DejaVu Sans Mono'" style:font-family-asian="'DejaVu Sans Mono'" style:font-family-complex="'DejaVu Sans Mono'" fo:background-color="#2b2b2b" fo:color="#a9b7c6"/>
    </style:style>
    <style:style style:name="T364" style:family="text">
      <style:text-properties fo:font-size="10.00pt" fo:font-weight="normal" fo:font-family="'Liberation Mono'" style:font-family-asian="'Liberation Mono'" style:font-family-complex="'Liberation Mono'" fo:background-color="#2b2b2b" fo:color="#a9b7c6"/>
    </style:style>
    <style:style style:name="T365" style:family="text">
      <style:text-properties fo:font-size="9.00pt" fo:font-weight="normal" fo:font-family="'DejaVu Sans Mono'" style:font-family-asian="'DejaVu Sans Mono'" style:font-family-complex="'DejaVu Sans Mono'" fo:background-color="#2b2b2b" fo:color="#808080"/>
    </style:style>
    <style:style style:name="T366" style:family="text">
      <style:text-properties fo:font-size="10.00pt" fo:font-weight="normal" fo:font-family="'Liberation Mono'" style:font-family-asian="'Liberation Mono'" style:font-family-complex="'Liberation Mono'" fo:background-color="#2b2b2b" fo:color="#808080"/>
    </style:style>
    <style:style style:name="T367" style:family="text">
      <style:text-properties fo:font-size="9.00pt" fo:font-weight="normal" fo:font-family="'DejaVu Sans Mono'" style:font-family-asian="'DejaVu Sans Mono'" style:font-family-complex="'DejaVu Sans Mono'" fo:background-color="#2b2b2b" fo:color="#a9b7c6"/>
    </style:style>
    <style:style style:name="T368" style:family="text">
      <style:text-properties fo:font-size="9.00pt" fo:font-weight="normal" fo:font-family="'DejaVu Sans Mono'" style:font-family-asian="'DejaVu Sans Mono'" style:font-family-complex="'DejaVu Sans Mono'" fo:background-color="#2b2b2b" fo:color="#cc7832"/>
    </style:style>
    <style:style style:name="T369" style:family="text">
      <style:text-properties fo:font-size="9.00pt" fo:font-weight="normal" fo:font-family="'DejaVu Sans Mono'" style:font-family-asian="'DejaVu Sans Mono'" style:font-family-complex="'DejaVu Sans Mono'" fo:background-color="#2b2b2b" fo:color="#a9b7c6"/>
    </style:style>
    <style:style style:name="T370" style:family="text">
      <style:text-properties fo:font-size="9.00pt" fo:font-weight="normal" fo:font-family="'DejaVu Sans Mono'" style:font-family-asian="'DejaVu Sans Mono'" style:font-family-complex="'DejaVu Sans Mono'" fo:background-color="#2b2b2b" fo:color="#6897bb"/>
    </style:style>
    <style:style style:name="T371" style:family="text">
      <style:text-properties fo:font-size="9.00pt" fo:font-weight="normal" fo:font-family="'DejaVu Sans Mono'" style:font-family-asian="'DejaVu Sans Mono'" style:font-family-complex="'DejaVu Sans Mono'" fo:background-color="#2b2b2b" fo:color="#a9b7c6"/>
    </style:style>
    <style:style style:name="T372" style:family="text">
      <style:text-properties fo:font-size="10.00pt" fo:font-weight="normal" fo:font-family="'Liberation Mono'" style:font-family-asian="'Liberation Mono'" style:font-family-complex="'Liberation Mono'" fo:background-color="#2b2b2b" fo:color="#a9b7c6"/>
    </style:style>
    <style:style style:name="T373" style:family="text">
      <style:text-properties fo:font-size="9.00pt" fo:font-weight="normal" fo:font-family="'DejaVu Sans Mono'" style:font-family-asian="'DejaVu Sans Mono'" style:font-family-complex="'DejaVu Sans Mono'" fo:background-color="#2b2b2b" fo:color="#a9b7c6"/>
    </style:style>
    <style:style style:name="T374" style:family="text">
      <style:text-properties fo:font-size="9.00pt" fo:font-weight="normal" fo:font-family="'DejaVu Sans Mono'" style:font-family-asian="'DejaVu Sans Mono'" style:font-family-complex="'DejaVu Sans Mono'" fo:background-color="#2b2b2b" fo:color="#6897bb"/>
    </style:style>
    <style:style style:name="T375" style:family="text">
      <style:text-properties fo:font-size="9.00pt" fo:font-weight="normal" fo:font-family="'DejaVu Sans Mono'" style:font-family-asian="'DejaVu Sans Mono'" style:font-family-complex="'DejaVu Sans Mono'" fo:background-color="#2b2b2b" fo:color="#a9b7c6"/>
    </style:style>
    <style:style style:name="T376" style:family="text">
      <style:text-properties fo:font-size="9.00pt" fo:font-weight="normal" fo:font-family="'DejaVu Sans Mono'" style:font-family-asian="'DejaVu Sans Mono'" style:font-family-complex="'DejaVu Sans Mono'" fo:background-color="#2b2b2b" fo:color="#cc7832"/>
    </style:style>
    <style:style style:name="T377" style:family="text">
      <style:text-properties fo:font-size="9.00pt" fo:font-weight="normal" fo:font-family="'DejaVu Sans Mono'" style:font-family-asian="'DejaVu Sans Mono'" style:font-family-complex="'DejaVu Sans Mono'" fo:background-color="#2b2b2b" fo:color="#a9b7c6"/>
    </style:style>
    <style:style style:name="T378" style:family="text">
      <style:text-properties fo:font-size="9.00pt" fo:font-weight="normal" fo:font-family="'DejaVu Sans Mono'" style:font-family-asian="'DejaVu Sans Mono'" style:font-family-complex="'DejaVu Sans Mono'" fo:background-color="#2b2b2b" fo:color="#6897bb"/>
    </style:style>
    <style:style style:name="T379" style:family="text">
      <style:text-properties fo:font-size="9.00pt" fo:font-weight="normal" fo:font-family="'DejaVu Sans Mono'" style:font-family-asian="'DejaVu Sans Mono'" style:font-family-complex="'DejaVu Sans Mono'" fo:background-color="#2b2b2b" fo:color="#a9b7c6"/>
    </style:style>
    <style:style style:name="T380" style:family="text">
      <style:text-properties fo:font-size="10.00pt" fo:font-weight="normal" fo:font-family="'Liberation Mono'" style:font-family-asian="'Liberation Mono'" style:font-family-complex="'Liberation Mono'" fo:background-color="#2b2b2b" fo:color="#a9b7c6"/>
    </style:style>
    <style:style style:name="T381" style:family="text">
      <style:text-properties fo:font-size="9.00pt" fo:font-weight="normal" fo:font-family="'DejaVu Sans Mono'" style:font-family-asian="'DejaVu Sans Mono'" style:font-family-complex="'DejaVu Sans Mono'" fo:background-color="#2b2b2b" fo:color="#cc7832"/>
    </style:style>
    <style:style style:name="T382" style:family="text">
      <style:text-properties fo:font-size="9.00pt" fo:font-weight="normal" fo:font-family="'DejaVu Sans Mono'" style:font-family-asian="'DejaVu Sans Mono'" style:font-family-complex="'DejaVu Sans Mono'" fo:background-color="#2b2b2b" fo:color="#a9b7c6"/>
    </style:style>
    <style:style style:name="T383" style:family="text">
      <style:text-properties fo:font-size="9.00pt" fo:font-weight="normal" fo:font-family="'DejaVu Sans Mono'" style:font-family-asian="'DejaVu Sans Mono'" style:font-family-complex="'DejaVu Sans Mono'" fo:background-color="#2b2b2b" fo:color="#cc7832"/>
    </style:style>
    <style:style style:name="T384" style:family="text">
      <style:text-properties fo:font-size="9.00pt" fo:font-weight="normal" fo:font-family="'DejaVu Sans Mono'" style:font-family-asian="'DejaVu Sans Mono'" style:font-family-complex="'DejaVu Sans Mono'" fo:background-color="#2b2b2b" fo:color="#8888c6"/>
    </style:style>
    <style:style style:name="T385" style:family="text">
      <style:text-properties fo:font-size="9.00pt" fo:font-weight="normal" fo:font-family="'DejaVu Sans Mono'" style:font-family-asian="'DejaVu Sans Mono'" style:font-family-complex="'DejaVu Sans Mono'" fo:background-color="#2b2b2b" fo:color="#a9b7c6"/>
    </style:style>
    <style:style style:name="T386" style:family="text">
      <style:text-properties fo:font-size="9.00pt" fo:font-weight="normal" fo:font-family="'DejaVu Sans Mono'" style:font-family-asian="'DejaVu Sans Mono'" style:font-family-complex="'DejaVu Sans Mono'" fo:background-color="#2b2b2b" fo:color="#6897bb"/>
    </style:style>
    <style:style style:name="T387" style:family="text">
      <style:text-properties fo:font-size="9.00pt" fo:font-weight="normal" fo:font-family="'DejaVu Sans Mono'" style:font-family-asian="'DejaVu Sans Mono'" style:font-family-complex="'DejaVu Sans Mono'" fo:background-color="#2b2b2b" fo:color="#cc7832"/>
    </style:style>
    <style:style style:name="T388" style:family="text">
      <style:text-properties fo:font-size="9.00pt" fo:font-weight="normal" fo:font-family="'DejaVu Sans Mono'" style:font-family-asian="'DejaVu Sans Mono'" style:font-family-complex="'DejaVu Sans Mono'" fo:background-color="#2b2b2b" fo:color="#a9b7c6"/>
    </style:style>
    <style:style style:name="T389" style:family="text">
      <style:text-properties fo:font-size="9.00pt" fo:font-weight="normal" fo:font-family="'DejaVu Sans Mono'" style:font-family-asian="'DejaVu Sans Mono'" style:font-family-complex="'DejaVu Sans Mono'" fo:background-color="#2b2b2b" fo:color="#6897bb"/>
    </style:style>
    <style:style style:name="T390" style:family="text">
      <style:text-properties fo:font-size="9.00pt" fo:font-weight="normal" fo:font-family="'DejaVu Sans Mono'" style:font-family-asian="'DejaVu Sans Mono'" style:font-family-complex="'DejaVu Sans Mono'" fo:background-color="#2b2b2b" fo:color="#a9b7c6"/>
    </style:style>
    <style:style style:name="T391" style:family="text">
      <style:text-properties fo:font-size="10.00pt" fo:font-weight="normal" fo:font-family="'Liberation Mono'" style:font-family-asian="'Liberation Mono'" style:font-family-complex="'Liberation Mono'" fo:background-color="#2b2b2b" fo:color="#a9b7c6"/>
    </style:style>
    <style:style style:name="T392" style:family="text">
      <style:text-properties fo:font-size="9.00pt" fo:font-weight="normal" fo:font-family="'DejaVu Sans Mono'" style:font-family-asian="'DejaVu Sans Mono'" style:font-family-complex="'DejaVu Sans Mono'" fo:background-color="#2b2b2b" fo:color="#a9b7c6"/>
    </style:style>
    <style:style style:name="T393" style:family="text">
      <style:text-properties fo:font-size="9.00pt" fo:font-weight="normal" fo:font-family="'DejaVu Sans Mono'" style:font-family-asian="'DejaVu Sans Mono'" style:font-family-complex="'DejaVu Sans Mono'" fo:background-color="#2b2b2b" fo:color="#6897bb"/>
    </style:style>
    <style:style style:name="T394" style:family="text">
      <style:text-properties fo:font-size="9.00pt" fo:font-weight="normal" fo:font-family="'DejaVu Sans Mono'" style:font-family-asian="'DejaVu Sans Mono'" style:font-family-complex="'DejaVu Sans Mono'" fo:background-color="#2b2b2b" fo:color="#a9b7c6"/>
    </style:style>
    <style:style style:name="T395" style:family="text">
      <style:text-properties fo:font-size="9.00pt" fo:font-weight="normal" fo:font-family="'DejaVu Sans Mono'" style:font-family-asian="'DejaVu Sans Mono'" style:font-family-complex="'DejaVu Sans Mono'" fo:background-color="#2b2b2b" fo:color="#cc7832"/>
    </style:style>
    <style:style style:name="T396" style:family="text">
      <style:text-properties fo:font-size="9.00pt" fo:font-weight="normal" fo:font-family="'DejaVu Sans Mono'" style:font-family-asian="'DejaVu Sans Mono'" style:font-family-complex="'DejaVu Sans Mono'" fo:background-color="#2b2b2b" fo:color="#a9b7c6"/>
    </style:style>
    <style:style style:name="T397" style:family="text">
      <style:text-properties fo:font-size="9.00pt" fo:font-weight="normal" fo:font-family="'DejaVu Sans Mono'" style:font-family-asian="'DejaVu Sans Mono'" style:font-family-complex="'DejaVu Sans Mono'" fo:background-color="#2b2b2b" fo:color="#6897bb"/>
    </style:style>
    <style:style style:name="T398" style:family="text">
      <style:text-properties fo:font-size="9.00pt" fo:font-weight="normal" fo:font-family="'DejaVu Sans Mono'" style:font-family-asian="'DejaVu Sans Mono'" style:font-family-complex="'DejaVu Sans Mono'" fo:background-color="#2b2b2b" fo:color="#a9b7c6"/>
    </style:style>
    <style:style style:name="T399" style:family="text">
      <style:text-properties fo:font-size="10.00pt" fo:font-weight="normal" fo:font-family="'Liberation Mono'" style:font-family-asian="'Liberation Mono'" style:font-family-complex="'Liberation Mono'" fo:background-color="#2b2b2b" fo:color="#a9b7c6"/>
    </style:style>
    <style:style style:name="T400" style:family="text">
      <style:text-properties fo:font-size="9.00pt" fo:font-weight="normal" fo:font-family="'DejaVu Sans Mono'" style:font-family-asian="'DejaVu Sans Mono'" style:font-family-complex="'DejaVu Sans Mono'" fo:background-color="#2b2b2b" fo:color="#cc7832"/>
    </style:style>
    <style:style style:name="T401" style:family="text">
      <style:text-properties fo:font-size="9.00pt" fo:font-weight="normal" fo:font-family="'DejaVu Sans Mono'" style:font-family-asian="'DejaVu Sans Mono'" style:font-family-complex="'DejaVu Sans Mono'" fo:background-color="#2b2b2b" fo:color="#a9b7c6"/>
    </style:style>
    <style:style style:name="T402" style:family="text">
      <style:text-properties fo:font-size="9.00pt" fo:font-weight="normal" fo:font-family="'DejaVu Sans Mono'" style:font-family-asian="'DejaVu Sans Mono'" style:font-family-complex="'DejaVu Sans Mono'" fo:background-color="#2b2b2b" fo:color="#cc7832"/>
    </style:style>
    <style:style style:name="T403" style:family="text">
      <style:text-properties fo:font-size="9.00pt" fo:font-weight="normal" fo:font-family="'DejaVu Sans Mono'" style:font-family-asian="'DejaVu Sans Mono'" style:font-family-complex="'DejaVu Sans Mono'" fo:background-color="#2b2b2b" fo:color="#a9b7c6"/>
    </style:style>
    <style:style style:name="T404" style:family="text">
      <style:text-properties fo:font-size="9.00pt" fo:font-weight="normal" fo:font-family="'DejaVu Sans Mono'" style:font-family-asian="'DejaVu Sans Mono'" style:font-family-complex="'DejaVu Sans Mono'" fo:background-color="#2b2b2b" fo:color="#808080"/>
    </style:style>
    <style:style style:name="T405" style:family="text">
      <style:text-properties fo:font-size="9.00pt" fo:font-weight="normal" fo:font-family="'DejaVu Sans Mono'" style:font-family-asian="'DejaVu Sans Mono'" style:font-family-complex="'DejaVu Sans Mono'" fo:background-color="#2b2b2b" fo:color="#cc7832"/>
    </style:style>
    <style:style style:name="T406" style:family="text">
      <style:text-properties fo:font-size="9.00pt" fo:font-weight="normal" fo:font-family="'DejaVu Sans Mono'" style:font-family-asian="'DejaVu Sans Mono'" style:font-family-complex="'DejaVu Sans Mono'" fo:background-color="#2b2b2b" fo:color="#ffc66d"/>
    </style:style>
    <style:style style:name="T407" style:family="text">
      <style:text-properties fo:font-size="9.00pt" fo:font-weight="normal" fo:font-family="'DejaVu Sans Mono'" style:font-family-asian="'DejaVu Sans Mono'" style:font-family-complex="'DejaVu Sans Mono'" fo:background-color="#2b2b2b" fo:color="#a9b7c6"/>
    </style:style>
    <style:style style:name="T408" style:family="text">
      <style:text-properties fo:font-size="10.00pt" fo:font-weight="normal" fo:font-family="'Liberation Mono'" style:font-family-asian="'Liberation Mono'" style:font-family-complex="'Liberation Mono'" fo:background-color="#2b2b2b" fo:color="#a9b7c6"/>
    </style:style>
    <style:style style:name="T409" style:family="text">
      <style:text-properties fo:font-size="9.00pt" fo:font-weight="normal" fo:font-family="'DejaVu Sans Mono'" style:font-family-asian="'DejaVu Sans Mono'" style:font-family-complex="'DejaVu Sans Mono'" fo:background-color="#2b2b2b" fo:color="#a9b7c6"/>
    </style:style>
    <style:style style:name="T410" style:family="text">
      <style:text-properties fo:font-size="9.00pt" fo:font-weight="normal" fo:font-family="'DejaVu Sans Mono'" style:font-family-asian="'DejaVu Sans Mono'" style:font-family-complex="'DejaVu Sans Mono'" fo:background-color="#2b2b2b" fo:color="#8888c6"/>
    </style:style>
    <style:style style:name="T411" style:family="text">
      <style:text-properties fo:font-size="9.00pt" fo:font-weight="normal" fo:font-family="'DejaVu Sans Mono'" style:font-family-asian="'DejaVu Sans Mono'" style:font-family-complex="'DejaVu Sans Mono'" fo:background-color="#2b2b2b" fo:color="#a9b7c6"/>
    </style:style>
    <style:style style:name="T412" style:family="text">
      <style:text-properties fo:font-size="10.00pt" fo:font-weight="normal" fo:font-family="'Liberation Mono'" style:font-family-asian="'Liberation Mono'" style:font-family-complex="'Liberation Mono'" fo:background-color="#2b2b2b" fo:color="#a9b7c6"/>
    </style:style>
    <style:style style:name="T413" style:family="text">
      <style:text-properties fo:font-size="9.00pt" fo:font-weight="normal" fo:font-family="'DejaVu Sans Mono'" style:font-family-asian="'DejaVu Sans Mono'" style:font-family-complex="'DejaVu Sans Mono'" fo:background-color="#2b2b2b" fo:color="#cc7832"/>
    </style:style>
    <style:style style:name="T414" style:family="text">
      <style:text-properties fo:font-size="9.00pt" fo:font-weight="normal" fo:font-family="'DejaVu Sans Mono'" style:font-family-asian="'DejaVu Sans Mono'" style:font-family-complex="'DejaVu Sans Mono'" fo:background-color="#2b2b2b" fo:color="#8888c6"/>
    </style:style>
    <style:style style:name="T415" style:family="text">
      <style:text-properties fo:font-size="9.00pt" fo:font-weight="normal" fo:font-family="'DejaVu Sans Mono'" style:font-family-asian="'DejaVu Sans Mono'" style:font-family-complex="'DejaVu Sans Mono'" fo:background-color="#2b2b2b" fo:color="#a9b7c6"/>
    </style:style>
    <style:style style:name="T416" style:family="text">
      <style:text-properties fo:font-size="9.00pt" fo:font-weight="normal" fo:font-family="'DejaVu Sans Mono'" style:font-family-asian="'DejaVu Sans Mono'" style:font-family-complex="'DejaVu Sans Mono'" fo:background-color="#2b2b2b" fo:color="#cc7832"/>
    </style:style>
    <style:style style:name="T417" style:family="text">
      <style:text-properties fo:font-size="9.00pt" fo:font-weight="normal" fo:font-family="'DejaVu Sans Mono'" style:font-family-asian="'DejaVu Sans Mono'" style:font-family-complex="'DejaVu Sans Mono'" fo:background-color="#2b2b2b" fo:color="#6a8759"/>
    </style:style>
    <style:style style:name="T418" style:family="text">
      <style:text-properties fo:font-size="9.00pt" fo:font-weight="normal" fo:font-family="'DejaVu Sans Mono'" style:font-family-asian="'DejaVu Sans Mono'" style:font-family-complex="'DejaVu Sans Mono'" fo:background-color="#2b2b2b" fo:color="#a9b7c6"/>
    </style:style>
    <style:style style:name="T419" style:family="text">
      <style:text-properties fo:font-size="9.00pt" fo:font-weight="normal" fo:font-family="'DejaVu Sans Mono'" style:font-family-asian="'DejaVu Sans Mono'" style:font-family-complex="'DejaVu Sans Mono'" fo:background-color="#2b2b2b" fo:color="#cc7832"/>
    </style:style>
    <style:style style:name="T420" style:family="text">
      <style:text-properties fo:font-size="9.00pt" fo:font-weight="normal" fo:font-family="'DejaVu Sans Mono'" style:font-family-asian="'DejaVu Sans Mono'" style:font-family-complex="'DejaVu Sans Mono'" fo:background-color="#2b2b2b" fo:color="#a9b7c6"/>
    </style:style>
    <style:style style:name="T421" style:family="text">
      <style:text-properties fo:font-size="10.00pt" fo:font-weight="normal" fo:font-family="'Liberation Mono'" style:font-family-asian="'Liberation Mono'" style:font-family-complex="'Liberation Mono'" fo:background-color="#2b2b2b" fo:color="#a9b7c6"/>
    </style:style>
    <style:style style:name="T422" style:family="text">
      <style:text-properties fo:font-size="9.00pt" fo:font-weight="normal" fo:font-family="'DejaVu Sans Mono'" style:font-family-asian="'DejaVu Sans Mono'" style:font-family-complex="'DejaVu Sans Mono'" fo:background-color="#2b2b2b" fo:color="#a9b7c6"/>
    </style:style>
    <style:style style:name="T423" style:family="text">
      <style:text-properties fo:font-size="9.00pt" fo:font-weight="normal" fo:font-family="'DejaVu Sans Mono'" style:font-family-asian="'DejaVu Sans Mono'" style:font-family-complex="'DejaVu Sans Mono'" fo:background-color="#2b2b2b" fo:color="#8888c6"/>
    </style:style>
    <style:style style:name="T424" style:family="text">
      <style:text-properties fo:font-size="9.00pt" fo:font-weight="normal" fo:font-family="'DejaVu Sans Mono'" style:font-family-asian="'DejaVu Sans Mono'" style:font-family-complex="'DejaVu Sans Mono'" fo:background-color="#2b2b2b" fo:color="#a9b7c6"/>
    </style:style>
    <style:style style:name="T425" style:family="text">
      <style:text-properties fo:font-size="10.00pt" fo:font-weight="normal" fo:font-family="'Liberation Mono'" style:font-family-asian="'Liberation Mono'" style:font-family-complex="'Liberation Mono'" fo:background-color="#2b2b2b" fo:color="#a9b7c6"/>
    </style:style>
    <style:style style:name="T426" style:family="text">
      <style:text-properties fo:font-size="9.00pt" fo:font-weight="normal" fo:font-family="'DejaVu Sans Mono'" style:font-family-asian="'DejaVu Sans Mono'" style:font-family-complex="'DejaVu Sans Mono'" fo:background-color="#2b2b2b" fo:color="#cc7832"/>
    </style:style>
    <style:style style:name="T427" style:family="text">
      <style:text-properties fo:font-size="9.00pt" fo:font-weight="normal" fo:font-family="'DejaVu Sans Mono'" style:font-family-asian="'DejaVu Sans Mono'" style:font-family-complex="'DejaVu Sans Mono'" fo:background-color="#2b2b2b" fo:color="#a9b7c6"/>
    </style:style>
    <style:style style:name="T428" style:family="text">
      <style:text-properties fo:font-size="9.00pt" fo:font-weight="normal" fo:font-family="'DejaVu Sans Mono'" style:font-family-asian="'DejaVu Sans Mono'" style:font-family-complex="'DejaVu Sans Mono'" fo:background-color="#2b2b2b" fo:color="#cc7832"/>
    </style:style>
    <style:style style:name="T429" style:family="text">
      <style:text-properties fo:font-size="9.00pt" fo:font-weight="normal" fo:font-family="'DejaVu Sans Mono'" style:font-family-asian="'DejaVu Sans Mono'" style:font-family-complex="'DejaVu Sans Mono'" fo:background-color="#2b2b2b" fo:color="#a9b7c6"/>
    </style:style>
    <style:style style:name="T430" style:family="text">
      <style:text-properties fo:font-size="10.00pt" fo:font-weight="normal" fo:font-family="'Liberation Mono'" style:font-family-asian="'Liberation Mono'" style:font-family-complex="'Liberation Mono'" fo:background-color="#2b2b2b" fo:color="#a9b7c6"/>
    </style:style>
    <style:style style:name="T431" style:family="text">
      <style:text-properties fo:font-size="9.00pt" fo:font-weight="normal" fo:font-family="'DejaVu Sans Mono'" style:font-family-asian="'DejaVu Sans Mono'" style:font-family-complex="'DejaVu Sans Mono'" fo:background-color="#2b2b2b" fo:color="#808080"/>
    </style:style>
    <style:style style:name="T432" style:family="text">
      <style:text-properties fo:font-size="10.00pt" fo:font-weight="normal" fo:font-family="'Liberation Mono'" style:font-family-asian="'Liberation Mono'" style:font-family-complex="'Liberation Mono'" fo:background-color="#2b2b2b" fo:color="#808080"/>
    </style:style>
    <style:style style:name="T433" style:family="text">
      <style:text-properties fo:font-size="9.00pt" fo:font-weight="normal" fo:font-family="'DejaVu Sans Mono'" style:font-family-asian="'DejaVu Sans Mono'" style:font-family-complex="'DejaVu Sans Mono'" fo:background-color="#2b2b2b" fo:color="#cc7832"/>
    </style:style>
    <style:style style:name="T434" style:family="text">
      <style:text-properties fo:font-size="9.00pt" fo:font-weight="normal" fo:font-family="'DejaVu Sans Mono'" style:font-family-asian="'DejaVu Sans Mono'" style:font-family-complex="'DejaVu Sans Mono'" fo:background-color="#2b2b2b" fo:color="#8888c6"/>
    </style:style>
    <style:style style:name="T435" style:family="text">
      <style:text-properties fo:font-size="9.00pt" fo:font-weight="normal" fo:font-family="'DejaVu Sans Mono'" style:font-family-asian="'DejaVu Sans Mono'" style:font-family-complex="'DejaVu Sans Mono'" fo:background-color="#2b2b2b" fo:color="#a9b7c6"/>
    </style:style>
    <style:style style:name="T436" style:family="text">
      <style:text-properties fo:font-size="9.00pt" fo:font-weight="normal" fo:font-family="'DejaVu Sans Mono'" style:font-family-asian="'DejaVu Sans Mono'" style:font-family-complex="'DejaVu Sans Mono'" fo:background-color="#2b2b2b" fo:color="#6897bb"/>
    </style:style>
    <style:style style:name="T437" style:family="text">
      <style:text-properties fo:font-size="9.00pt" fo:font-weight="normal" fo:font-family="'DejaVu Sans Mono'" style:font-family-asian="'DejaVu Sans Mono'" style:font-family-complex="'DejaVu Sans Mono'" fo:background-color="#2b2b2b" fo:color="#a9b7c6"/>
    </style:style>
    <style:style style:name="T438" style:family="text">
      <style:text-properties fo:font-size="9.00pt" fo:font-weight="normal" fo:font-family="'DejaVu Sans Mono'" style:font-family-asian="'DejaVu Sans Mono'" style:font-family-complex="'DejaVu Sans Mono'" fo:background-color="#2b2b2b" fo:color="#808080"/>
    </style:style>
    <style:style style:name="T439" style:family="text">
      <style:text-properties fo:font-size="10.00pt" fo:font-weight="normal" fo:font-family="'Liberation Mono'" style:font-family-asian="'Liberation Mono'" style:font-family-complex="'Liberation Mono'" fo:background-color="#2b2b2b" fo:color="#808080"/>
    </style:style>
    <style:style style:name="T440" style:family="text">
      <style:text-properties fo:font-size="9.00pt" fo:font-weight="normal" fo:font-family="'DejaVu Sans Mono'" style:font-family-asian="'DejaVu Sans Mono'" style:font-family-complex="'DejaVu Sans Mono'" fo:background-color="#2b2b2b" fo:color="#a9b7c6"/>
    </style:style>
    <style:style style:name="T441" style:family="text">
      <style:text-properties fo:font-size="10.00pt" fo:font-weight="normal" fo:font-family="'Liberation Mono'" style:font-family-asian="'Liberation Mono'" style:font-family-complex="'Liberation Mono'" fo:background-color="#2b2b2b" fo:color="#a9b7c6"/>
    </style:style>
    <style:style style:name="T442" style:family="text">
      <style:text-properties fo:font-size="9.00pt" fo:font-weight="normal" fo:font-family="'DejaVu Sans Mono'" style:font-family-asian="'DejaVu Sans Mono'" style:font-family-complex="'DejaVu Sans Mono'" fo:background-color="#2b2b2b" fo:color="#a9b7c6"/>
    </style:style>
    <style:style style:name="T443" style:family="text">
      <style:text-properties fo:font-size="9.00pt" fo:font-weight="normal" fo:font-family="'DejaVu Sans Mono'" style:font-family-asian="'DejaVu Sans Mono'" style:font-family-complex="'DejaVu Sans Mono'" fo:background-color="#2b2b2b" fo:color="#8888c6"/>
    </style:style>
    <style:style style:name="T444" style:family="text">
      <style:text-properties fo:font-size="9.00pt" fo:font-weight="normal" fo:font-family="'DejaVu Sans Mono'" style:font-family-asian="'DejaVu Sans Mono'" style:font-family-complex="'DejaVu Sans Mono'" fo:background-color="#2b2b2b" fo:color="#a9b7c6"/>
    </style:style>
    <style:style style:name="T445" style:family="text">
      <style:text-properties fo:font-size="10.00pt" fo:font-weight="normal" fo:font-family="'Liberation Mono'" style:font-family-asian="'Liberation Mono'" style:font-family-complex="'Liberation Mono'" fo:background-color="#2b2b2b" fo:color="#a9b7c6"/>
    </style:style>
    <style:style style:name="T446" style:family="text">
      <style:text-properties fo:font-size="9.00pt" fo:font-weight="normal" fo:font-family="'DejaVu Sans Mono'" style:font-family-asian="'DejaVu Sans Mono'" style:font-family-complex="'DejaVu Sans Mono'" fo:background-color="#2b2b2b" fo:color="#cc7832"/>
    </style:style>
    <style:style style:name="T447" style:family="text">
      <style:text-properties fo:font-size="10.00pt" fo:font-weight="normal" fo:font-family="'Liberation Mono'" style:font-family-asian="'Liberation Mono'" style:font-family-complex="'Liberation Mono'" fo:background-color="#2b2b2b" fo:color="#cc7832"/>
    </style:style>
    <style:style style:name="T448" style:family="text">
      <style:text-properties fo:font-size="9.00pt" fo:font-weight="normal" fo:font-family="'DejaVu Sans Mono'" style:font-family-asian="'DejaVu Sans Mono'" style:font-family-complex="'DejaVu Sans Mono'" fo:background-color="#2b2b2b" fo:color="#a9b7c6"/>
    </style:style>
    <style:style style:name="T449" style:family="text">
      <style:text-properties fo:font-size="9.00pt" fo:font-weight="normal" fo:font-family="'DejaVu Sans Mono'" style:font-family-asian="'DejaVu Sans Mono'" style:font-family-complex="'DejaVu Sans Mono'" fo:background-color="#2b2b2b" fo:color="#6a8759"/>
    </style:style>
    <style:style style:name="T450" style:family="text">
      <style:text-properties fo:font-size="9.00pt" fo:font-weight="normal" fo:font-family="'DejaVu Sans Mono'" style:font-family-asian="'DejaVu Sans Mono'" style:font-family-complex="'DejaVu Sans Mono'" fo:background-color="#2b2b2b" fo:color="#a9b7c6"/>
    </style:style>
    <style:style style:name="T451" style:family="text">
      <style:text-properties fo:font-size="10.00pt" fo:font-weight="normal" fo:font-family="'Liberation Mono'" style:font-family-asian="'Liberation Mono'" style:font-family-complex="'Liberation Mono'" fo:background-color="#2b2b2b" fo:color="#a9b7c6"/>
    </style:style>
    <style:style style:name="T452" style:family="text">
      <style:text-properties fo:font-size="9.00pt" fo:font-weight="normal" fo:font-family="'DejaVu Sans Mono'" style:font-family-asian="'DejaVu Sans Mono'" style:font-family-complex="'DejaVu Sans Mono'" fo:background-color="#2b2b2b" fo:color="#a9b7c6"/>
    </style:style>
    <style:style style:name="T453" style:family="text">
      <style:text-properties fo:font-size="9.00pt" fo:font-weight="normal" fo:font-family="'DejaVu Sans Mono'" style:font-family-asian="'DejaVu Sans Mono'" style:font-family-complex="'DejaVu Sans Mono'" fo:background-color="#2b2b2b" fo:color="#6897bb"/>
    </style:style>
    <style:style style:name="T454" style:family="text">
      <style:text-properties fo:font-size="9.00pt" fo:font-weight="normal" fo:font-family="'DejaVu Sans Mono'" style:font-family-asian="'DejaVu Sans Mono'" style:font-family-complex="'DejaVu Sans Mono'" fo:background-color="#2b2b2b" fo:color="#a9b7c6"/>
    </style:style>
    <style:style style:name="T455" style:family="text">
      <style:text-properties fo:font-size="9.00pt" fo:font-weight="normal" fo:font-family="'DejaVu Sans Mono'" style:font-family-asian="'DejaVu Sans Mono'" style:font-family-complex="'DejaVu Sans Mono'" fo:background-color="#2b2b2b" fo:color="#cc7832"/>
    </style:style>
    <style:style style:name="T456" style:family="text">
      <style:text-properties fo:font-size="9.00pt" fo:font-weight="normal" fo:font-family="'DejaVu Sans Mono'" style:font-family-asian="'DejaVu Sans Mono'" style:font-family-complex="'DejaVu Sans Mono'" fo:background-color="#2b2b2b" fo:color="#a9b7c6"/>
    </style:style>
    <style:style style:name="T457" style:family="text">
      <style:text-properties fo:font-size="9.00pt" fo:font-weight="normal" fo:font-family="'DejaVu Sans Mono'" style:font-family-asian="'DejaVu Sans Mono'" style:font-family-complex="'DejaVu Sans Mono'" fo:background-color="#2b2b2b" fo:color="#6897bb"/>
    </style:style>
    <style:style style:name="T458" style:family="text">
      <style:text-properties fo:font-size="9.00pt" fo:font-weight="normal" fo:font-family="'DejaVu Sans Mono'" style:font-family-asian="'DejaVu Sans Mono'" style:font-family-complex="'DejaVu Sans Mono'" fo:background-color="#2b2b2b" fo:color="#a9b7c6"/>
    </style:style>
    <style:style style:name="T459" style:family="text">
      <style:text-properties fo:font-size="10.00pt" fo:font-weight="normal" fo:font-family="'Liberation Mono'" style:font-family-asian="'Liberation Mono'" style:font-family-complex="'Liberation Mono'" fo:background-color="#2b2b2b" fo:color="#a9b7c6"/>
    </style:style>
    <style:style style:name="T460" style:family="text">
      <style:text-properties fo:font-size="9.00pt" fo:font-weight="normal" fo:font-family="'DejaVu Sans Mono'" style:font-family-asian="'DejaVu Sans Mono'" style:font-family-complex="'DejaVu Sans Mono'" fo:background-color="#2b2b2b" fo:color="#cc7832"/>
    </style:style>
    <style:style style:name="T461" style:family="text">
      <style:text-properties fo:font-size="9.00pt" fo:font-weight="normal" fo:font-family="'DejaVu Sans Mono'" style:font-family-asian="'DejaVu Sans Mono'" style:font-family-complex="'DejaVu Sans Mono'" fo:background-color="#2b2b2b" fo:color="#a9b7c6"/>
    </style:style>
    <style:style style:name="T462" style:family="text">
      <style:text-properties fo:font-size="9.00pt" fo:font-weight="normal" fo:font-family="'DejaVu Sans Mono'" style:font-family-asian="'DejaVu Sans Mono'" style:font-family-complex="'DejaVu Sans Mono'" fo:background-color="#2b2b2b" fo:color="#cc7832"/>
    </style:style>
    <style:style style:name="T463" style:family="text">
      <style:text-properties fo:font-size="9.00pt" fo:font-weight="normal" fo:font-family="'DejaVu Sans Mono'" style:font-family-asian="'DejaVu Sans Mono'" style:font-family-complex="'DejaVu Sans Mono'" fo:background-color="#2b2b2b" fo:color="#ffc66d"/>
    </style:style>
    <style:style style:name="T464" style:family="text">
      <style:text-properties fo:font-size="9.00pt" fo:font-weight="normal" fo:font-family="'DejaVu Sans Mono'" style:font-family-asian="'DejaVu Sans Mono'" style:font-family-complex="'DejaVu Sans Mono'" fo:background-color="#2b2b2b" fo:color="#a9b7c6"/>
    </style:style>
    <style:style style:name="T465" style:family="text">
      <style:text-properties fo:font-size="9.00pt" fo:font-weight="normal" fo:font-family="'DejaVu Sans Mono'" style:font-family-asian="'DejaVu Sans Mono'" style:font-family-complex="'DejaVu Sans Mono'" fo:background-color="#2b2b2b" fo:color="#cc7832"/>
    </style:style>
    <style:style style:name="T466" style:family="text">
      <style:text-properties fo:font-size="9.00pt" fo:font-weight="normal" fo:font-family="'DejaVu Sans Mono'" style:font-family-asian="'DejaVu Sans Mono'" style:font-family-complex="'DejaVu Sans Mono'" fo:background-color="#2b2b2b" fo:color="#a9b7c6"/>
    </style:style>
    <style:style style:name="T467" style:family="text">
      <style:text-properties fo:font-size="10.00pt" fo:font-weight="normal" fo:font-family="'Liberation Mono'" style:font-family-asian="'Liberation Mono'" style:font-family-complex="'Liberation Mono'" fo:background-color="#2b2b2b" fo:color="#a9b7c6"/>
    </style:style>
    <style:style style:name="T468" style:family="text">
      <style:text-properties fo:font-size="9.00pt" fo:font-weight="normal" fo:font-family="'DejaVu Sans Mono'" style:font-family-asian="'DejaVu Sans Mono'" style:font-family-complex="'DejaVu Sans Mono'" fo:background-color="#2b2b2b" fo:color="#a9b7c6"/>
    </style:style>
    <style:style style:name="T469" style:family="text">
      <style:text-properties fo:font-size="10.00pt" fo:font-weight="normal" fo:font-family="'Liberation Mono'" style:font-family-asian="'Liberation Mono'" style:font-family-complex="'Liberation Mono'" fo:background-color="#2b2b2b" fo:color="#a9b7c6"/>
    </style:style>
    <style:style style:name="T470" style:family="text">
      <style:text-properties fo:font-size="9.00pt" fo:font-weight="normal" fo:font-family="'DejaVu Sans Mono'" style:font-family-asian="'DejaVu Sans Mono'" style:font-family-complex="'DejaVu Sans Mono'" fo:background-color="#2b2b2b" fo:color="#cc7832"/>
    </style:style>
    <style:style style:name="T471" style:family="text">
      <style:text-properties fo:font-size="9.00pt" fo:font-weight="normal" fo:font-family="'DejaVu Sans Mono'" style:font-family-asian="'DejaVu Sans Mono'" style:font-family-complex="'DejaVu Sans Mono'" fo:background-color="#2b2b2b" fo:color="#a9b7c6"/>
    </style:style>
    <style:style style:name="T472" style:family="text">
      <style:text-properties fo:font-size="9.00pt" fo:font-weight="normal" fo:font-family="'DejaVu Sans Mono'" style:font-family-asian="'DejaVu Sans Mono'" style:font-family-complex="'DejaVu Sans Mono'" fo:background-color="#2b2b2b" fo:color="#cc7832"/>
    </style:style>
    <style:style style:name="T473" style:family="text">
      <style:text-properties fo:font-size="9.00pt" fo:font-weight="normal" fo:font-family="'DejaVu Sans Mono'" style:font-family-asian="'DejaVu Sans Mono'" style:font-family-complex="'DejaVu Sans Mono'" fo:background-color="#2b2b2b" fo:color="#a9b7c6"/>
    </style:style>
    <style:style style:name="T474" style:family="text">
      <style:text-properties fo:font-size="10.00pt" fo:font-weight="normal" fo:font-family="'Liberation Mono'" style:font-family-asian="'Liberation Mono'" style:font-family-complex="'Liberation Mono'" fo:background-color="#2b2b2b" fo:color="#a9b7c6"/>
    </style:style>
    <style:style style:name="T475" style:family="text">
      <style:text-properties fo:font-size="9.00pt" fo:font-weight="normal" fo:font-family="'DejaVu Sans Mono'" style:font-family-asian="'DejaVu Sans Mono'" style:font-family-complex="'DejaVu Sans Mono'" fo:background-color="#2b2b2b" fo:color="#a9b7c6"/>
    </style:style>
    <style:style style:name="T476" style:family="text">
      <style:text-properties fo:font-size="10.00pt" fo:font-weight="normal" fo:font-family="'Liberation Mono'" style:font-family-asian="'Liberation Mono'" style:font-family-complex="'Liberation Mono'" fo:background-color="#2b2b2b" fo:color="#a9b7c6"/>
    </style:style>
    <style:style style:name="T477" style:family="text">
      <style:text-properties fo:font-size="9.00pt" fo:font-weight="normal" fo:font-family="'DejaVu Sans Mono'" style:font-family-asian="'DejaVu Sans Mono'" style:font-family-complex="'DejaVu Sans Mono'" fo:background-color="#2b2b2b" fo:color="#cc7832"/>
    </style:style>
    <style:style style:name="T478" style:family="text">
      <style:text-properties fo:font-size="9.00pt" fo:font-weight="normal" fo:font-family="'DejaVu Sans Mono'" style:font-family-asian="'DejaVu Sans Mono'" style:font-family-complex="'DejaVu Sans Mono'" fo:background-color="#2b2b2b" fo:color="#a9b7c6"/>
    </style:style>
    <style:style style:name="T479" style:family="text">
      <style:text-properties fo:font-size="9.00pt" fo:font-weight="normal" fo:font-family="'DejaVu Sans Mono'" style:font-family-asian="'DejaVu Sans Mono'" style:font-family-complex="'DejaVu Sans Mono'" fo:background-color="#2b2b2b" fo:color="#cc7832"/>
    </style:style>
    <style:style style:name="T480" style:family="text">
      <style:text-properties fo:font-size="9.00pt" fo:font-weight="normal" fo:font-family="'DejaVu Sans Mono'" style:font-family-asian="'DejaVu Sans Mono'" style:font-family-complex="'DejaVu Sans Mono'" fo:background-color="#2b2b2b" fo:color="#ffc66d"/>
    </style:style>
    <style:style style:name="T481" style:family="text">
      <style:text-properties fo:font-size="9.00pt" fo:font-weight="normal" fo:font-family="'DejaVu Sans Mono'" style:font-family-asian="'DejaVu Sans Mono'" style:font-family-complex="'DejaVu Sans Mono'" fo:background-color="#2b2b2b" fo:color="#a9b7c6"/>
    </style:style>
    <style:style style:name="T482" style:family="text">
      <style:text-properties fo:font-size="9.00pt" fo:font-weight="normal" fo:font-family="'DejaVu Sans Mono'" style:font-family-asian="'DejaVu Sans Mono'" style:font-family-complex="'DejaVu Sans Mono'" fo:background-color="#2b2b2b" fo:color="#cc7832"/>
    </style:style>
    <style:style style:name="T483" style:family="text">
      <style:text-properties fo:font-size="9.00pt" fo:font-weight="normal" fo:font-family="'DejaVu Sans Mono'" style:font-family-asian="'DejaVu Sans Mono'" style:font-family-complex="'DejaVu Sans Mono'" fo:background-color="#2b2b2b" fo:color="#a9b7c6"/>
    </style:style>
    <style:style style:name="T484" style:family="text">
      <style:text-properties fo:font-size="9.00pt" fo:font-weight="normal" fo:font-family="'DejaVu Sans Mono'" style:font-family-asian="'DejaVu Sans Mono'" style:font-family-complex="'DejaVu Sans Mono'" fo:background-color="#2b2b2b" fo:color="#cc7832"/>
    </style:style>
    <style:style style:name="T485" style:family="text">
      <style:text-properties fo:font-size="9.00pt" fo:font-weight="normal" fo:font-family="'DejaVu Sans Mono'" style:font-family-asian="'DejaVu Sans Mono'" style:font-family-complex="'DejaVu Sans Mono'" fo:background-color="#2b2b2b" fo:color="#a9b7c6"/>
    </style:style>
    <style:style style:name="T486" style:family="text">
      <style:text-properties fo:font-size="9.00pt" fo:font-weight="normal" fo:font-family="'DejaVu Sans Mono'" style:font-family-asian="'DejaVu Sans Mono'" style:font-family-complex="'DejaVu Sans Mono'" fo:background-color="#2b2b2b" fo:color="#cc7832"/>
    </style:style>
    <style:style style:name="T487" style:family="text">
      <style:text-properties fo:font-size="9.00pt" fo:font-weight="normal" fo:font-family="'DejaVu Sans Mono'" style:font-family-asian="'DejaVu Sans Mono'" style:font-family-complex="'DejaVu Sans Mono'" fo:background-color="#2b2b2b" fo:color="#a9b7c6"/>
    </style:style>
    <style:style style:name="T488" style:family="text">
      <style:text-properties fo:font-size="9.00pt" fo:font-weight="normal" fo:font-family="'DejaVu Sans Mono'" style:font-family-asian="'DejaVu Sans Mono'" style:font-family-complex="'DejaVu Sans Mono'" fo:background-color="#2b2b2b" fo:color="#cc7832"/>
    </style:style>
    <style:style style:name="T489" style:family="text">
      <style:text-properties fo:font-size="9.00pt" fo:font-weight="normal" fo:font-family="'DejaVu Sans Mono'" style:font-family-asian="'DejaVu Sans Mono'" style:font-family-complex="'DejaVu Sans Mono'" fo:background-color="#2b2b2b" fo:color="#a9b7c6"/>
    </style:style>
    <style:style style:name="T490" style:family="text">
      <style:text-properties fo:font-size="10.00pt" fo:font-weight="normal" fo:font-family="'Liberation Mono'" style:font-family-asian="'Liberation Mono'" style:font-family-complex="'Liberation Mono'" fo:background-color="#2b2b2b" fo:color="#a9b7c6"/>
    </style:style>
    <style:style style:name="T491" style:family="text">
      <style:text-properties fo:font-size="9.00pt" fo:font-weight="normal" fo:font-family="'DejaVu Sans Mono'" style:font-family-asian="'DejaVu Sans Mono'" style:font-family-complex="'DejaVu Sans Mono'" fo:background-color="#2b2b2b" fo:color="#a9b7c6"/>
    </style:style>
    <style:style style:name="T492" style:family="text">
      <style:text-properties fo:font-size="9.00pt" fo:font-weight="normal" fo:font-family="'DejaVu Sans Mono'" style:font-family-asian="'DejaVu Sans Mono'" style:font-family-complex="'DejaVu Sans Mono'" fo:background-color="#2b2b2b" fo:color="#6897bb"/>
    </style:style>
    <style:style style:name="T493" style:family="text">
      <style:text-properties fo:font-size="10.00pt" fo:font-weight="normal" fo:font-family="'Liberation Mono'" style:font-family-asian="'Liberation Mono'" style:font-family-complex="'Liberation Mono'" fo:background-color="#2b2b2b" fo:color="#6897bb"/>
    </style:style>
    <style:style style:name="T494" style:family="text">
      <style:text-properties fo:font-size="9.00pt" fo:font-weight="normal" fo:font-family="'DejaVu Sans Mono'" style:font-family-asian="'DejaVu Sans Mono'" style:font-family-complex="'DejaVu Sans Mono'" fo:background-color="#2b2b2b" fo:color="#a9b7c6"/>
    </style:style>
    <style:style style:name="T495" style:family="text">
      <style:text-properties fo:font-size="9.00pt" fo:font-weight="normal" fo:font-family="'DejaVu Sans Mono'" style:font-family-asian="'DejaVu Sans Mono'" style:font-family-complex="'DejaVu Sans Mono'" fo:background-color="#2b2b2b" fo:color="#6897bb"/>
    </style:style>
    <style:style style:name="T496" style:family="text">
      <style:text-properties fo:font-size="10.00pt" fo:font-weight="normal" fo:font-family="'Liberation Mono'" style:font-family-asian="'Liberation Mono'" style:font-family-complex="'Liberation Mono'" fo:background-color="#2b2b2b" fo:color="#6897bb"/>
    </style:style>
    <style:style style:name="T497" style:family="text">
      <style:text-properties fo:font-size="9.00pt" fo:font-weight="normal" fo:font-family="'DejaVu Sans Mono'" style:font-family-asian="'DejaVu Sans Mono'" style:font-family-complex="'DejaVu Sans Mono'" fo:background-color="#2b2b2b" fo:color="#a9b7c6"/>
    </style:style>
    <style:style style:name="T498" style:family="text">
      <style:text-properties fo:font-size="9.00pt" fo:font-weight="normal" fo:font-family="'DejaVu Sans Mono'" style:font-family-asian="'DejaVu Sans Mono'" style:font-family-complex="'DejaVu Sans Mono'" fo:background-color="#2b2b2b" fo:color="#8888c6"/>
    </style:style>
    <style:style style:name="T499" style:family="text">
      <style:text-properties fo:font-size="9.00pt" fo:font-weight="normal" fo:font-family="'DejaVu Sans Mono'" style:font-family-asian="'DejaVu Sans Mono'" style:font-family-complex="'DejaVu Sans Mono'" fo:background-color="#2b2b2b" fo:color="#a9b7c6"/>
    </style:style>
    <style:style style:name="T500" style:family="text">
      <style:text-properties fo:font-size="9.00pt" fo:font-weight="normal" fo:font-family="'DejaVu Sans Mono'" style:font-family-asian="'DejaVu Sans Mono'" style:font-family-complex="'DejaVu Sans Mono'" fo:background-color="#2b2b2b" fo:color="#cc7832"/>
    </style:style>
    <style:style style:name="T501" style:family="text">
      <style:text-properties fo:font-size="9.00pt" fo:font-weight="normal" fo:font-family="'DejaVu Sans Mono'" style:font-family-asian="'DejaVu Sans Mono'" style:font-family-complex="'DejaVu Sans Mono'" fo:background-color="#2b2b2b" fo:color="#8888c6"/>
    </style:style>
    <style:style style:name="T502" style:family="text">
      <style:text-properties fo:font-size="9.00pt" fo:font-weight="normal" fo:font-family="'DejaVu Sans Mono'" style:font-family-asian="'DejaVu Sans Mono'" style:font-family-complex="'DejaVu Sans Mono'" fo:background-color="#2b2b2b" fo:color="#a9b7c6"/>
    </style:style>
    <style:style style:name="T503" style:family="text">
      <style:text-properties fo:font-size="10.00pt" fo:font-weight="normal" fo:font-family="'Liberation Mono'" style:font-family-asian="'Liberation Mono'" style:font-family-complex="'Liberation Mono'" fo:background-color="#2b2b2b" fo:color="#a9b7c6"/>
    </style:style>
    <style:style style:name="T504" style:family="text">
      <style:text-properties fo:font-size="9.00pt" fo:font-weight="normal" fo:font-family="'DejaVu Sans Mono'" style:font-family-asian="'DejaVu Sans Mono'" style:font-family-complex="'DejaVu Sans Mono'" fo:background-color="#2b2b2b" fo:color="#cc7832"/>
    </style:style>
    <style:style style:name="T505" style:family="text">
      <style:text-properties fo:font-size="9.00pt" fo:font-weight="normal" fo:font-family="'DejaVu Sans Mono'" style:font-family-asian="'DejaVu Sans Mono'" style:font-family-complex="'DejaVu Sans Mono'" fo:background-color="#2b2b2b" fo:color="#a9b7c6"/>
    </style:style>
    <style:style style:name="T506" style:family="text">
      <style:text-properties fo:font-size="9.00pt" fo:font-weight="normal" fo:font-family="'DejaVu Sans Mono'" style:font-family-asian="'DejaVu Sans Mono'" style:font-family-complex="'DejaVu Sans Mono'" fo:background-color="#2b2b2b" fo:color="#cc7832"/>
    </style:style>
    <style:style style:name="T507" style:family="text">
      <style:text-properties fo:font-size="9.00pt" fo:font-weight="normal" fo:font-family="'DejaVu Sans Mono'" style:font-family-asian="'DejaVu Sans Mono'" style:font-family-complex="'DejaVu Sans Mono'" fo:background-color="#2b2b2b" fo:color="#8888c6"/>
    </style:style>
    <style:style style:name="T508" style:family="text">
      <style:text-properties fo:font-size="9.00pt" fo:font-weight="normal" fo:font-family="'DejaVu Sans Mono'" style:font-family-asian="'DejaVu Sans Mono'" style:font-family-complex="'DejaVu Sans Mono'" fo:background-color="#2b2b2b" fo:color="#a9b7c6"/>
    </style:style>
    <style:style style:name="T509" style:family="text">
      <style:text-properties fo:font-size="9.00pt" fo:font-weight="normal" fo:font-family="'DejaVu Sans Mono'" style:font-family-asian="'DejaVu Sans Mono'" style:font-family-complex="'DejaVu Sans Mono'" fo:background-color="#2b2b2b" fo:color="#8888c6"/>
    </style:style>
    <style:style style:name="T510" style:family="text">
      <style:text-properties fo:font-size="9.00pt" fo:font-weight="normal" fo:font-family="'DejaVu Sans Mono'" style:font-family-asian="'DejaVu Sans Mono'" style:font-family-complex="'DejaVu Sans Mono'" fo:background-color="#2b2b2b" fo:color="#a9b7c6"/>
    </style:style>
    <style:style style:name="T511" style:family="text">
      <style:text-properties fo:font-size="10.00pt" fo:font-weight="normal" fo:font-family="'Liberation Mono'" style:font-family-asian="'Liberation Mono'" style:font-family-complex="'Liberation Mono'" fo:background-color="#2b2b2b" fo:color="#a9b7c6"/>
    </style:style>
    <style:style style:name="T512" style:family="text">
      <style:text-properties fo:font-size="9.00pt" fo:font-weight="normal" fo:font-family="'DejaVu Sans Mono'" style:font-family-asian="'DejaVu Sans Mono'" style:font-family-complex="'DejaVu Sans Mono'" fo:background-color="#2b2b2b" fo:color="#a9b7c6"/>
    </style:style>
    <style:style style:name="T513" style:family="text">
      <style:text-properties fo:font-size="9.00pt" fo:font-weight="normal" fo:font-family="'DejaVu Sans Mono'" style:font-family-asian="'DejaVu Sans Mono'" style:font-family-complex="'DejaVu Sans Mono'" fo:background-color="#2b2b2b" fo:color="#cc7832"/>
    </style:style>
    <style:style style:name="T514" style:family="text">
      <style:text-properties fo:font-size="9.00pt" fo:font-weight="normal" fo:font-family="'DejaVu Sans Mono'" style:font-family-asian="'DejaVu Sans Mono'" style:font-family-complex="'DejaVu Sans Mono'" fo:background-color="#2b2b2b" fo:color="#a9b7c6"/>
    </style:style>
    <style:style style:name="T515" style:family="text">
      <style:text-properties fo:font-size="9.00pt" fo:font-weight="normal" fo:font-family="'DejaVu Sans Mono'" style:font-family-asian="'DejaVu Sans Mono'" style:font-family-complex="'DejaVu Sans Mono'" fo:background-color="#2b2b2b" fo:color="#cc7832"/>
    </style:style>
    <style:style style:name="T516" style:family="text">
      <style:text-properties fo:font-size="9.00pt" fo:font-weight="normal" fo:font-family="'DejaVu Sans Mono'" style:font-family-asian="'DejaVu Sans Mono'" style:font-family-complex="'DejaVu Sans Mono'" fo:background-color="#2b2b2b" fo:color="#a9b7c6"/>
    </style:style>
    <style:style style:name="T517" style:family="text">
      <style:text-properties fo:font-size="9.00pt" fo:font-weight="normal" fo:font-family="'DejaVu Sans Mono'" style:font-family-asian="'DejaVu Sans Mono'" style:font-family-complex="'DejaVu Sans Mono'" fo:background-color="#2b2b2b" fo:color="#cc7832"/>
    </style:style>
    <style:style style:name="T518" style:family="text">
      <style:text-properties fo:font-size="9.00pt" fo:font-weight="normal" fo:font-family="'DejaVu Sans Mono'" style:font-family-asian="'DejaVu Sans Mono'" style:font-family-complex="'DejaVu Sans Mono'" fo:background-color="#2b2b2b" fo:color="#a9b7c6"/>
    </style:style>
    <style:style style:name="T519" style:family="text">
      <style:text-properties fo:font-size="9.00pt" fo:font-weight="normal" fo:font-family="'DejaVu Sans Mono'" style:font-family-asian="'DejaVu Sans Mono'" style:font-family-complex="'DejaVu Sans Mono'" fo:background-color="#2b2b2b" fo:color="#cc7832"/>
    </style:style>
    <style:style style:name="T520" style:family="text">
      <style:text-properties fo:font-size="9.00pt" fo:font-weight="normal" fo:font-family="'DejaVu Sans Mono'" style:font-family-asian="'DejaVu Sans Mono'" style:font-family-complex="'DejaVu Sans Mono'" fo:background-color="#2b2b2b" fo:color="#a9b7c6"/>
    </style:style>
    <style:style style:name="T521" style:family="text">
      <style:text-properties fo:font-size="10.00pt" fo:font-weight="normal" fo:font-family="'Liberation Mono'" style:font-family-asian="'Liberation Mono'" style:font-family-complex="'Liberation Mono'" fo:background-color="#2b2b2b" fo:color="#a9b7c6"/>
    </style:style>
    <style:style style:name="T522" style:family="text">
      <style:text-properties fo:font-size="9.00pt" fo:font-weight="normal" fo:font-family="'DejaVu Sans Mono'" style:font-family-asian="'DejaVu Sans Mono'" style:font-family-complex="'DejaVu Sans Mono'" fo:background-color="#2b2b2b" fo:color="#cc7832"/>
    </style:style>
    <style:style style:name="T523" style:family="text">
      <style:text-properties fo:font-size="9.00pt" fo:font-weight="normal" fo:font-family="'DejaVu Sans Mono'" style:font-family-asian="'DejaVu Sans Mono'" style:font-family-complex="'DejaVu Sans Mono'" fo:background-color="#2b2b2b" fo:color="#a9b7c6"/>
    </style:style>
    <style:style style:name="T524" style:family="text">
      <style:text-properties fo:font-size="9.00pt" fo:font-weight="normal" fo:font-family="'DejaVu Sans Mono'" style:font-family-asian="'DejaVu Sans Mono'" style:font-family-complex="'DejaVu Sans Mono'" fo:background-color="#2b2b2b" fo:color="#cc7832"/>
    </style:style>
    <style:style style:name="T525" style:family="text">
      <style:text-properties fo:font-size="9.00pt" fo:font-weight="normal" fo:font-family="'DejaVu Sans Mono'" style:font-family-asian="'DejaVu Sans Mono'" style:font-family-complex="'DejaVu Sans Mono'" fo:background-color="#2b2b2b" fo:color="#8888c6"/>
    </style:style>
    <style:style style:name="T526" style:family="text">
      <style:text-properties fo:font-size="9.00pt" fo:font-weight="normal" fo:font-family="'DejaVu Sans Mono'" style:font-family-asian="'DejaVu Sans Mono'" style:font-family-complex="'DejaVu Sans Mono'" fo:background-color="#2b2b2b" fo:color="#a9b7c6"/>
    </style:style>
    <style:style style:name="T527" style:family="text">
      <style:text-properties fo:font-size="9.00pt" fo:font-weight="normal" fo:font-family="'DejaVu Sans Mono'" style:font-family-asian="'DejaVu Sans Mono'" style:font-family-complex="'DejaVu Sans Mono'" fo:background-color="#2b2b2b" fo:color="#8888c6"/>
    </style:style>
    <style:style style:name="T528" style:family="text">
      <style:text-properties fo:font-size="9.00pt" fo:font-weight="normal" fo:font-family="'DejaVu Sans Mono'" style:font-family-asian="'DejaVu Sans Mono'" style:font-family-complex="'DejaVu Sans Mono'" fo:background-color="#2b2b2b" fo:color="#a9b7c6"/>
    </style:style>
    <style:style style:name="T529" style:family="text">
      <style:text-properties fo:font-size="10.00pt" fo:font-weight="normal" fo:font-family="'Liberation Mono'" style:font-family-asian="'Liberation Mono'" style:font-family-complex="'Liberation Mono'" fo:background-color="#2b2b2b" fo:color="#a9b7c6"/>
    </style:style>
    <style:style style:name="T530" style:family="text">
      <style:text-properties fo:font-size="9.00pt" fo:font-weight="normal" fo:font-family="'DejaVu Sans Mono'" style:font-family-asian="'DejaVu Sans Mono'" style:font-family-complex="'DejaVu Sans Mono'" fo:background-color="#2b2b2b" fo:color="#cc7832"/>
    </style:style>
    <style:style style:name="T531" style:family="text">
      <style:text-properties fo:font-size="9.00pt" fo:font-weight="normal" fo:font-family="'DejaVu Sans Mono'" style:font-family-asian="'DejaVu Sans Mono'" style:font-family-complex="'DejaVu Sans Mono'" fo:background-color="#2b2b2b" fo:color="#a9b7c6"/>
    </style:style>
    <style:style style:name="T532" style:family="text">
      <style:text-properties fo:font-size="10.00pt" fo:font-weight="normal" fo:font-family="'Liberation Mono'" style:font-family-asian="'Liberation Mono'" style:font-family-complex="'Liberation Mono'" fo:background-color="#2b2b2b" fo:color="#a9b7c6"/>
    </style:style>
    <style:style style:name="T533" style:family="text">
      <style:text-properties fo:font-size="9.00pt" fo:font-weight="normal" fo:font-family="'DejaVu Sans Mono'" style:font-family-asian="'DejaVu Sans Mono'" style:font-family-complex="'DejaVu Sans Mono'" fo:background-color="#2b2b2b" fo:color="#a9b7c6"/>
    </style:style>
    <style:style style:name="T534" style:family="text">
      <style:text-properties fo:font-size="9.00pt" fo:font-weight="normal" fo:font-family="'DejaVu Sans Mono'" style:font-family-asian="'DejaVu Sans Mono'" style:font-family-complex="'DejaVu Sans Mono'" fo:background-color="#2b2b2b" fo:color="#6897bb"/>
    </style:style>
    <style:style style:name="T535" style:family="text">
      <style:text-properties fo:font-size="10.00pt" fo:font-weight="normal" fo:font-family="'Liberation Mono'" style:font-family-asian="'Liberation Mono'" style:font-family-complex="'Liberation Mono'" fo:background-color="#2b2b2b" fo:color="#6897bb"/>
    </style:style>
    <style:style style:name="T536" style:family="text">
      <style:text-properties fo:font-size="9.00pt" fo:font-weight="normal" fo:font-family="'DejaVu Sans Mono'" style:font-family-asian="'DejaVu Sans Mono'" style:font-family-complex="'DejaVu Sans Mono'" fo:background-color="#2b2b2b" fo:color="#a9b7c6"/>
    </style:style>
    <style:style style:name="T537" style:family="text">
      <style:text-properties fo:font-size="9.00pt" fo:font-weight="normal" fo:font-family="'DejaVu Sans Mono'" style:font-family-asian="'DejaVu Sans Mono'" style:font-family-complex="'DejaVu Sans Mono'" fo:background-color="#2b2b2b" fo:color="#6897bb"/>
    </style:style>
    <style:style style:name="T538" style:family="text">
      <style:text-properties fo:font-size="9.00pt" fo:font-weight="normal" fo:font-family="'DejaVu Sans Mono'" style:font-family-asian="'DejaVu Sans Mono'" style:font-family-complex="'DejaVu Sans Mono'" fo:background-color="#2b2b2b" fo:color="#a9b7c6"/>
    </style:style>
    <style:style style:name="T539" style:family="text">
      <style:text-properties fo:font-size="9.00pt" fo:font-weight="normal" fo:font-family="'DejaVu Sans Mono'" style:font-family-asian="'DejaVu Sans Mono'" style:font-family-complex="'DejaVu Sans Mono'" fo:background-color="#2b2b2b" fo:color="#6897bb"/>
    </style:style>
    <style:style style:name="T540" style:family="text">
      <style:text-properties fo:font-size="9.00pt" fo:font-weight="normal" fo:font-family="'DejaVu Sans Mono'" style:font-family-asian="'DejaVu Sans Mono'" style:font-family-complex="'DejaVu Sans Mono'" fo:background-color="#2b2b2b" fo:color="#a9b7c6"/>
    </style:style>
    <style:style style:name="T541" style:family="text">
      <style:text-properties fo:font-size="9.00pt" fo:font-weight="normal" fo:font-family="'DejaVu Sans Mono'" style:font-family-asian="'DejaVu Sans Mono'" style:font-family-complex="'DejaVu Sans Mono'" fo:background-color="#2b2b2b" fo:color="#6897bb"/>
    </style:style>
    <style:style style:name="T542" style:family="text">
      <style:text-properties fo:font-size="10.00pt" fo:font-weight="normal" fo:font-family="'Liberation Mono'" style:font-family-asian="'Liberation Mono'" style:font-family-complex="'Liberation Mono'" fo:background-color="#2b2b2b" fo:color="#6897bb"/>
    </style:style>
    <style:style style:name="T543" style:family="text">
      <style:text-properties fo:font-size="9.00pt" fo:font-weight="normal" fo:font-family="'DejaVu Sans Mono'" style:font-family-asian="'DejaVu Sans Mono'" style:font-family-complex="'DejaVu Sans Mono'" fo:background-color="#2b2b2b" fo:color="#a9b7c6"/>
    </style:style>
    <style:style style:name="T544" style:family="text">
      <style:text-properties fo:font-size="9.00pt" fo:font-weight="normal" fo:font-family="'DejaVu Sans Mono'" style:font-family-asian="'DejaVu Sans Mono'" style:font-family-complex="'DejaVu Sans Mono'" fo:background-color="#2b2b2b" fo:color="#6897bb"/>
    </style:style>
    <style:style style:name="T545" style:family="text">
      <style:text-properties fo:font-size="10.00pt" fo:font-weight="normal" fo:font-family="'Liberation Mono'" style:font-family-asian="'Liberation Mono'" style:font-family-complex="'Liberation Mono'" fo:background-color="#2b2b2b" fo:color="#6897bb"/>
    </style:style>
    <style:style style:name="T546" style:family="text">
      <style:text-properties fo:font-size="9.00pt" fo:font-weight="normal" fo:font-family="'DejaVu Sans Mono'" style:font-family-asian="'DejaVu Sans Mono'" style:font-family-complex="'DejaVu Sans Mono'" fo:background-color="#2b2b2b" fo:color="#8888c6"/>
    </style:style>
    <style:style style:name="T547" style:family="text">
      <style:text-properties fo:font-size="9.00pt" fo:font-weight="normal" fo:font-family="'DejaVu Sans Mono'" style:font-family-asian="'DejaVu Sans Mono'" style:font-family-complex="'DejaVu Sans Mono'" fo:background-color="#2b2b2b" fo:color="#a9b7c6"/>
    </style:style>
    <style:style style:name="T548" style:family="text">
      <style:text-properties fo:font-size="9.00pt" fo:font-weight="normal" fo:font-family="'DejaVu Sans Mono'" style:font-family-asian="'DejaVu Sans Mono'" style:font-family-complex="'DejaVu Sans Mono'" fo:background-color="#2b2b2b" fo:color="#6a8759"/>
    </style:style>
    <style:style style:name="T549" style:family="text">
      <style:text-properties fo:font-size="9.00pt" fo:font-weight="normal" fo:font-family="'DejaVu Sans Mono'" style:font-family-asian="'DejaVu Sans Mono'" style:font-family-complex="'DejaVu Sans Mono'" fo:background-color="#2b2b2b" fo:color="#cc7832"/>
    </style:style>
    <style:style style:name="T550" style:family="text">
      <style:text-properties fo:font-size="9.00pt" fo:font-weight="normal" fo:font-family="'DejaVu Sans Mono'" style:font-family-asian="'DejaVu Sans Mono'" style:font-family-complex="'DejaVu Sans Mono'" fo:background-color="#2b2b2b" fo:color="#a9b7c6"/>
    </style:style>
    <style:style style:name="T551" style:family="text">
      <style:text-properties fo:font-size="10.00pt" fo:font-weight="normal" fo:font-family="'Liberation Mono'" style:font-family-asian="'Liberation Mono'" style:font-family-complex="'Liberation Mono'" fo:background-color="#2b2b2b" fo:color="#a9b7c6"/>
    </style:style>
    <style:style style:name="T552" style:family="text">
      <style:text-properties fo:font-size="9.00pt" fo:font-weight="normal" fo:font-family="'DejaVu Sans Mono'" style:font-family-asian="'DejaVu Sans Mono'" style:font-family-complex="'DejaVu Sans Mono'" fo:background-color="#2b2b2b" fo:color="#a9b7c6"/>
    </style:style>
    <style:style style:name="T553" style:family="text">
      <style:text-properties fo:font-size="9.00pt" fo:font-weight="normal" fo:font-family="'DejaVu Sans Mono'" style:font-family-asian="'DejaVu Sans Mono'" style:font-family-complex="'DejaVu Sans Mono'" fo:background-color="#2b2b2b" fo:color="#8888c6"/>
    </style:style>
    <style:style style:name="T554" style:family="text">
      <style:text-properties fo:font-size="9.00pt" fo:font-weight="normal" fo:font-family="'DejaVu Sans Mono'" style:font-family-asian="'DejaVu Sans Mono'" style:font-family-complex="'DejaVu Sans Mono'" fo:background-color="#2b2b2b" fo:color="#a9b7c6"/>
    </style:style>
    <style:style style:name="T555" style:family="text">
      <style:text-properties fo:font-size="9.00pt" fo:font-weight="normal" fo:font-family="'DejaVu Sans Mono'" style:font-family-asian="'DejaVu Sans Mono'" style:font-family-complex="'DejaVu Sans Mono'" fo:background-color="#2b2b2b" fo:color="#cc7832"/>
    </style:style>
    <style:style style:name="T556" style:family="text">
      <style:text-properties fo:font-size="9.00pt" fo:font-weight="normal" fo:font-family="'DejaVu Sans Mono'" style:font-family-asian="'DejaVu Sans Mono'" style:font-family-complex="'DejaVu Sans Mono'" fo:background-color="#2b2b2b" fo:color="#a9b7c6"/>
    </style:style>
    <style:style style:name="T557" style:family="text">
      <style:text-properties fo:font-size="9.00pt" fo:font-weight="normal" fo:font-family="'DejaVu Sans Mono'" style:font-family-asian="'DejaVu Sans Mono'" style:font-family-complex="'DejaVu Sans Mono'" fo:background-color="#2b2b2b" fo:color="#cc7832"/>
    </style:style>
    <style:style style:name="T558" style:family="text">
      <style:text-properties fo:font-size="9.00pt" fo:font-weight="normal" fo:font-family="'DejaVu Sans Mono'" style:font-family-asian="'DejaVu Sans Mono'" style:font-family-complex="'DejaVu Sans Mono'" fo:background-color="#2b2b2b" fo:color="#a9b7c6"/>
    </style:style>
    <style:style style:name="T559" style:family="text">
      <style:text-properties fo:font-size="10.00pt" fo:font-weight="normal" fo:font-family="'Liberation Mono'" style:font-family-asian="'Liberation Mono'" style:font-family-complex="'Liberation Mono'" fo:background-color="#2b2b2b" fo:color="#a9b7c6"/>
    </style:style>
    <style:style style:name="T560" style:family="text">
      <style:text-properties fo:font-size="9.00pt" fo:font-weight="normal" fo:font-family="'DejaVu Sans Mono'" style:font-family-asian="'DejaVu Sans Mono'" style:font-family-complex="'DejaVu Sans Mono'" fo:background-color="#2b2b2b" fo:color="#cc7832"/>
    </style:style>
    <style:style style:name="T561" style:family="text">
      <style:text-properties fo:font-size="9.00pt" fo:font-weight="normal" fo:font-family="'DejaVu Sans Mono'" style:font-family-asian="'DejaVu Sans Mono'" style:font-family-complex="'DejaVu Sans Mono'" fo:background-color="#2b2b2b" fo:color="#a9b7c6"/>
    </style:style>
    <style:style style:name="T562" style:family="text">
      <style:text-properties fo:font-size="9.00pt" fo:font-weight="normal" fo:font-family="'DejaVu Sans Mono'" style:font-family-asian="'DejaVu Sans Mono'" style:font-family-complex="'DejaVu Sans Mono'" fo:background-color="#2b2b2b" fo:color="#cc7832"/>
    </style:style>
    <style:style style:name="T563" style:family="text">
      <style:text-properties fo:font-size="9.00pt" fo:font-weight="normal" fo:font-family="'DejaVu Sans Mono'" style:font-family-asian="'DejaVu Sans Mono'" style:font-family-complex="'DejaVu Sans Mono'" fo:background-color="#2b2b2b" fo:color="#a9b7c6"/>
    </style:style>
    <style:style style:name="T564" style:family="text">
      <style:text-properties fo:font-size="9.00pt" fo:font-weight="normal" fo:font-family="'DejaVu Sans Mono'" style:font-family-asian="'DejaVu Sans Mono'" style:font-family-complex="'DejaVu Sans Mono'" fo:background-color="#2b2b2b" fo:color="#cc7832"/>
    </style:style>
    <style:style style:name="T565" style:family="text">
      <style:text-properties fo:font-size="9.00pt" fo:font-weight="normal" fo:font-family="'DejaVu Sans Mono'" style:font-family-asian="'DejaVu Sans Mono'" style:font-family-complex="'DejaVu Sans Mono'" fo:background-color="#2b2b2b" fo:color="#ffc66d"/>
    </style:style>
    <style:style style:name="T566" style:family="text">
      <style:text-properties fo:font-size="9.00pt" fo:font-weight="normal" fo:font-family="'DejaVu Sans Mono'" style:font-family-asian="'DejaVu Sans Mono'" style:font-family-complex="'DejaVu Sans Mono'" fo:background-color="#2b2b2b" fo:color="#a9b7c6"/>
    </style:style>
    <style:style style:name="T567" style:family="text">
      <style:text-properties fo:font-size="9.00pt" fo:font-weight="normal" fo:font-family="'DejaVu Sans Mono'" style:font-family-asian="'DejaVu Sans Mono'" style:font-family-complex="'DejaVu Sans Mono'" fo:background-color="#2b2b2b" fo:color="#cc7832"/>
    </style:style>
    <style:style style:name="T568" style:family="text">
      <style:text-properties fo:font-size="9.00pt" fo:font-weight="normal" fo:font-family="'DejaVu Sans Mono'" style:font-family-asian="'DejaVu Sans Mono'" style:font-family-complex="'DejaVu Sans Mono'" fo:background-color="#2b2b2b" fo:color="#a9b7c6"/>
    </style:style>
    <style:style style:name="T569" style:family="text">
      <style:text-properties fo:font-size="10.00pt" fo:font-weight="normal" fo:font-family="'Liberation Mono'" style:font-family-asian="'Liberation Mono'" style:font-family-complex="'Liberation Mono'" fo:background-color="#2b2b2b" fo:color="#a9b7c6"/>
    </style:style>
    <style:style style:name="T570" style:family="text">
      <style:text-properties fo:font-size="9.00pt" fo:font-weight="normal" fo:font-family="'DejaVu Sans Mono'" style:font-family-asian="'DejaVu Sans Mono'" style:font-family-complex="'DejaVu Sans Mono'" fo:background-color="#2b2b2b" fo:color="#a9b7c6"/>
    </style:style>
    <style:style style:name="T571" style:family="text">
      <style:text-properties fo:font-size="9.00pt" fo:font-weight="normal" fo:font-family="'DejaVu Sans Mono'" style:font-family-asian="'DejaVu Sans Mono'" style:font-family-complex="'DejaVu Sans Mono'" fo:background-color="#2b2b2b" fo:color="#6a8759"/>
    </style:style>
    <style:style style:name="T572" style:family="text">
      <style:text-properties fo:font-size="10.00pt" fo:font-weight="normal" fo:font-family="'Liberation Mono'" style:font-family-asian="'Liberation Mono'" style:font-family-complex="'Liberation Mono'" fo:background-color="#2b2b2b" fo:color="#6a8759"/>
    </style:style>
    <style:style style:name="T573" style:family="text">
      <style:text-properties fo:font-size="9.00pt" fo:font-weight="normal" fo:font-family="'DejaVu Sans Mono'" style:font-family-asian="'DejaVu Sans Mono'" style:font-family-complex="'DejaVu Sans Mono'" fo:background-color="#2b2b2b" fo:color="#a9b7c6"/>
    </style:style>
    <style:style style:name="T574" style:family="text">
      <style:text-properties fo:font-size="10.00pt" fo:font-weight="normal" fo:font-family="'Liberation Mono'" style:font-family-asian="'Liberation Mono'" style:font-family-complex="'Liberation Mono'" fo:background-color="#2b2b2b" fo:color="#a9b7c6"/>
    </style:style>
    <style:style style:name="T575" style:family="text">
      <style:text-properties fo:font-size="9.00pt" fo:font-weight="normal" fo:font-family="'DejaVu Sans Mono'" style:font-family-asian="'DejaVu Sans Mono'" style:font-family-complex="'DejaVu Sans Mono'" fo:background-color="#2b2b2b" fo:color="#a9b7c6"/>
    </style:style>
    <style:style style:name="T576" style:family="text">
      <style:text-properties fo:font-size="9.00pt" fo:font-weight="normal" fo:font-family="'DejaVu Sans Mono'" style:font-family-asian="'DejaVu Sans Mono'" style:font-family-complex="'DejaVu Sans Mono'" fo:background-color="#2b2b2b" fo:color="#cc7832"/>
    </style:style>
    <style:style style:name="T577" style:family="text">
      <style:text-properties fo:font-size="9.00pt" fo:font-weight="normal" fo:font-family="'DejaVu Sans Mono'" style:font-family-asian="'DejaVu Sans Mono'" style:font-family-complex="'DejaVu Sans Mono'" fo:background-color="#2b2b2b" fo:color="#aa4926"/>
    </style:style>
    <style:style style:name="T578" style:family="text">
      <style:text-properties fo:font-size="9.00pt" fo:font-weight="normal" fo:font-family="'DejaVu Sans Mono'" style:font-family-asian="'DejaVu Sans Mono'" style:font-family-complex="'DejaVu Sans Mono'" fo:background-color="#2b2b2b" fo:color="#a9b7c6"/>
    </style:style>
    <style:style style:name="T579" style:family="text">
      <style:text-properties fo:font-size="9.00pt" fo:font-weight="normal" fo:font-family="'DejaVu Sans Mono'" style:font-family-asian="'DejaVu Sans Mono'" style:font-family-complex="'DejaVu Sans Mono'" fo:background-color="#2b2b2b" fo:color="#6a8759"/>
    </style:style>
    <style:style style:name="T580" style:family="text">
      <style:text-properties fo:font-size="9.00pt" fo:font-weight="normal" fo:font-family="'DejaVu Sans Mono'" style:font-family-asian="'DejaVu Sans Mono'" style:font-family-complex="'DejaVu Sans Mono'" fo:background-color="#2b2b2b" fo:color="#a9b7c6"/>
    </style:style>
    <style:style style:name="T581" style:family="text">
      <style:text-properties fo:font-size="10.00pt" fo:font-weight="normal" fo:font-family="'Liberation Mono'" style:font-family-asian="'Liberation Mono'" style:font-family-complex="'Liberation Mono'" fo:background-color="#2b2b2b" fo:color="#a9b7c6"/>
    </style:style>
    <style:style style:name="T582" style:family="text">
      <style:text-properties fo:font-size="9.00pt" fo:font-weight="normal" fo:font-family="'DejaVu Sans Mono'" style:font-family-asian="'DejaVu Sans Mono'" style:font-family-complex="'DejaVu Sans Mono'" fo:background-color="#2b2b2b" fo:color="#a9b7c6"/>
    </style:style>
    <style:style style:name="T583" style:family="text">
      <style:text-properties fo:font-size="9.00pt" fo:font-weight="normal" fo:font-family="'DejaVu Sans Mono'" style:font-family-asian="'DejaVu Sans Mono'" style:font-family-complex="'DejaVu Sans Mono'" fo:background-color="#2b2b2b" fo:color="#808080"/>
    </style:style>
    <style:style style:name="T584" style:family="text">
      <style:text-properties fo:font-size="10.00pt" fo:font-weight="normal" fo:font-family="'Liberation Mono'" style:font-family-asian="'Liberation Mono'" style:font-family-complex="'Liberation Mono'" fo:background-color="#2b2b2b" fo:color="#808080"/>
    </style:style>
    <style:style style:name="T585" style:family="text">
      <style:text-properties fo:font-size="9.00pt" fo:font-weight="normal" fo:font-family="'DejaVu Sans Mono'" style:font-family-asian="'DejaVu Sans Mono'" style:font-family-complex="'DejaVu Sans Mono'" fo:background-color="#2b2b2b" fo:color="#a9b7c6"/>
    </style:style>
    <style:style style:name="T586" style:family="text">
      <style:text-properties fo:font-size="9.00pt" fo:font-weight="normal" fo:font-family="'DejaVu Sans Mono'" style:font-family-asian="'DejaVu Sans Mono'" style:font-family-complex="'DejaVu Sans Mono'" fo:background-color="#2b2b2b" fo:color="#8888c6"/>
    </style:style>
    <style:style style:name="T587" style:family="text">
      <style:text-properties fo:font-size="9.00pt" fo:font-weight="normal" fo:font-family="'DejaVu Sans Mono'" style:font-family-asian="'DejaVu Sans Mono'" style:font-family-complex="'DejaVu Sans Mono'" fo:background-color="#2b2b2b" fo:color="#a9b7c6"/>
    </style:style>
    <style:style style:name="T588" style:family="text">
      <style:text-properties fo:font-size="9.00pt" fo:font-weight="normal" fo:font-family="'DejaVu Sans Mono'" style:font-family-asian="'DejaVu Sans Mono'" style:font-family-complex="'DejaVu Sans Mono'" fo:background-color="#2b2b2b" fo:color="#8888c6"/>
    </style:style>
    <style:style style:name="T589" style:family="text">
      <style:text-properties fo:font-size="9.00pt" fo:font-weight="normal" fo:font-family="'DejaVu Sans Mono'" style:font-family-asian="'DejaVu Sans Mono'" style:font-family-complex="'DejaVu Sans Mono'" fo:background-color="#2b2b2b" fo:color="#a9b7c6"/>
    </style:style>
    <style:style style:name="T590" style:family="text">
      <style:text-properties fo:font-size="9.00pt" fo:font-weight="normal" fo:font-family="'DejaVu Sans Mono'" style:font-family-asian="'DejaVu Sans Mono'" style:font-family-complex="'DejaVu Sans Mono'" fo:background-color="#2b2b2b" fo:color="#cc7832"/>
    </style:style>
    <style:style style:name="T591" style:family="text">
      <style:text-properties fo:font-size="9.00pt" fo:font-weight="normal" fo:font-family="'DejaVu Sans Mono'" style:font-family-asian="'DejaVu Sans Mono'" style:font-family-complex="'DejaVu Sans Mono'" fo:background-color="#2b2b2b" fo:color="#a9b7c6"/>
    </style:style>
    <style:style style:name="T592" style:family="text">
      <style:text-properties fo:font-size="9.00pt" fo:font-weight="normal" fo:font-family="'DejaVu Sans Mono'" style:font-family-asian="'DejaVu Sans Mono'" style:font-family-complex="'DejaVu Sans Mono'" fo:background-color="#2b2b2b" fo:color="#808080"/>
    </style:style>
    <style:style style:name="T593" style:family="text">
      <style:text-properties fo:font-size="10.00pt" fo:font-weight="normal" fo:font-family="'Liberation Mono'" style:font-family-asian="'Liberation Mono'" style:font-family-complex="'Liberation Mono'" fo:background-color="#2b2b2b" fo:color="#808080"/>
    </style:style>
    <style:style style:name="T594" style:family="text">
      <style:text-properties fo:font-size="9.00pt" fo:font-weight="normal" fo:font-family="'DejaVu Sans Mono'" style:font-family-asian="'DejaVu Sans Mono'" style:font-family-complex="'DejaVu Sans Mono'" fo:background-color="#2b2b2b" fo:color="#a9b7c6"/>
    </style:style>
    <style:style style:name="T595" style:family="text">
      <style:text-properties fo:font-size="9.00pt" fo:font-weight="normal" fo:font-family="'DejaVu Sans Mono'" style:font-family-asian="'DejaVu Sans Mono'" style:font-family-complex="'DejaVu Sans Mono'" fo:background-color="#2b2b2b" fo:color="#8888c6"/>
    </style:style>
    <style:style style:name="T596" style:family="text">
      <style:text-properties fo:font-size="9.00pt" fo:font-weight="normal" fo:font-family="'DejaVu Sans Mono'" style:font-family-asian="'DejaVu Sans Mono'" style:font-family-complex="'DejaVu Sans Mono'" fo:background-color="#2b2b2b" fo:color="#a9b7c6"/>
    </style:style>
    <style:style style:name="T597" style:family="text">
      <style:text-properties fo:font-size="9.00pt" fo:font-weight="normal" fo:font-family="'DejaVu Sans Mono'" style:font-family-asian="'DejaVu Sans Mono'" style:font-family-complex="'DejaVu Sans Mono'" fo:background-color="#2b2b2b" fo:color="#8888c6"/>
    </style:style>
    <style:style style:name="T598" style:family="text">
      <style:text-properties fo:font-size="9.00pt" fo:font-weight="normal" fo:font-family="'DejaVu Sans Mono'" style:font-family-asian="'DejaVu Sans Mono'" style:font-family-complex="'DejaVu Sans Mono'" fo:background-color="#2b2b2b" fo:color="#a9b7c6"/>
    </style:style>
    <style:style style:name="T599" style:family="text">
      <style:text-properties fo:font-size="9.00pt" fo:font-weight="normal" fo:font-family="'DejaVu Sans Mono'" style:font-family-asian="'DejaVu Sans Mono'" style:font-family-complex="'DejaVu Sans Mono'" fo:background-color="#2b2b2b" fo:color="#cc7832"/>
    </style:style>
    <style:style style:name="T600" style:family="text">
      <style:text-properties fo:font-size="9.00pt" fo:font-weight="normal" fo:font-family="'DejaVu Sans Mono'" style:font-family-asian="'DejaVu Sans Mono'" style:font-family-complex="'DejaVu Sans Mono'" fo:background-color="#2b2b2b" fo:color="#a9b7c6"/>
    </style:style>
    <style:style style:name="T601" style:family="text">
      <style:text-properties fo:font-size="10.00pt" fo:font-weight="normal" fo:font-family="'Liberation Mono'" style:font-family-asian="'Liberation Mono'" style:font-family-complex="'Liberation Mono'" fo:background-color="#2b2b2b" fo:color="#a9b7c6"/>
    </style:style>
    <style:style style:name="T602" style:family="text">
      <style:text-properties fo:font-size="9.00pt" fo:font-weight="normal" fo:font-family="'DejaVu Sans Mono'" style:font-family-asian="'DejaVu Sans Mono'" style:font-family-complex="'DejaVu Sans Mono'" fo:background-color="#2b2b2b" fo:color="#cc7832"/>
    </style:style>
    <style:style style:name="T603" style:family="text">
      <style:text-properties fo:font-size="9.00pt" fo:font-weight="normal" fo:font-family="'DejaVu Sans Mono'" style:font-family-asian="'DejaVu Sans Mono'" style:font-family-complex="'DejaVu Sans Mono'" fo:background-color="#2b2b2b" fo:color="#a9b7c6"/>
    </style:style>
    <style:style style:name="T604" style:family="text">
      <style:text-properties fo:font-size="9.00pt" fo:font-weight="normal" fo:font-family="'DejaVu Sans Mono'" style:font-family-asian="'DejaVu Sans Mono'" style:font-family-complex="'DejaVu Sans Mono'" fo:background-color="#2b2b2b" fo:color="#cc7832"/>
    </style:style>
    <style:style style:name="T605" style:family="text">
      <style:text-properties fo:font-size="9.00pt" fo:font-weight="normal" fo:font-family="'DejaVu Sans Mono'" style:font-family-asian="'DejaVu Sans Mono'" style:font-family-complex="'DejaVu Sans Mono'" fo:background-color="#2b2b2b" fo:color="#a9b7c6"/>
    </style:style>
    <style:style style:name="T606" style:family="text">
      <style:text-properties fo:font-size="10.00pt" fo:font-weight="normal" fo:font-family="'Liberation Mono'" style:font-family-asian="'Liberation Mono'" style:font-family-complex="'Liberation Mono'" fo:background-color="#2b2b2b" fo:color="#a9b7c6"/>
    </style:style>
    <style:style style:name="T607" style:family="text">
      <style:text-properties fo:font-size="9.00pt" fo:font-weight="normal" fo:font-family="'DejaVu Sans Mono'" style:font-family-asian="'DejaVu Sans Mono'" style:font-family-complex="'DejaVu Sans Mono'" fo:background-color="#2b2b2b" fo:color="#a9b7c6"/>
    </style:style>
    <style:style style:name="T608" style:family="text">
      <style:text-properties fo:font-size="9.00pt" fo:font-weight="normal" fo:font-family="'DejaVu Sans Mono'" style:font-family-asian="'DejaVu Sans Mono'" style:font-family-complex="'DejaVu Sans Mono'" fo:background-color="#2b2b2b" fo:color="#cc7832"/>
    </style:style>
    <style:style style:name="T609" style:family="text">
      <style:text-properties fo:font-size="9.00pt" fo:font-weight="normal" fo:font-family="'DejaVu Sans Mono'" style:font-family-asian="'DejaVu Sans Mono'" style:font-family-complex="'DejaVu Sans Mono'" fo:background-color="#2b2b2b" fo:color="#a9b7c6"/>
    </style:style>
    <style:style style:name="T610" style:family="text">
      <style:text-properties fo:font-size="9.00pt" fo:font-weight="normal" fo:font-family="'DejaVu Sans Mono'" style:font-family-asian="'DejaVu Sans Mono'" style:font-family-complex="'DejaVu Sans Mono'" fo:background-color="#2b2b2b" fo:color="#6a8759"/>
    </style:style>
    <style:style style:name="T611" style:family="text">
      <style:text-properties fo:font-size="9.00pt" fo:font-weight="normal" fo:font-family="'DejaVu Sans Mono'" style:font-family-asian="'DejaVu Sans Mono'" style:font-family-complex="'DejaVu Sans Mono'" fo:background-color="#2b2b2b" fo:color="#a9b7c6"/>
    </style:style>
    <style:style style:name="T612" style:family="text">
      <style:text-properties fo:font-size="10.00pt" fo:font-weight="normal" fo:font-family="'Liberation Mono'" style:font-family-asian="'Liberation Mono'" style:font-family-complex="'Liberation Mono'" fo:background-color="#2b2b2b" fo:color="#a9b7c6"/>
    </style:style>
    <style:style style:name="T613" style:family="text">
      <style:text-properties fo:font-size="9.00pt" fo:font-weight="normal" fo:font-family="'DejaVu Sans Mono'" style:font-family-asian="'DejaVu Sans Mono'" style:font-family-complex="'DejaVu Sans Mono'" fo:background-color="#2b2b2b" fo:color="#a9b7c6"/>
    </style:style>
    <style:style style:name="T614" style:family="text">
      <style:text-properties fo:font-size="9.00pt" fo:font-weight="normal" fo:font-family="'DejaVu Sans Mono'" style:font-family-asian="'DejaVu Sans Mono'" style:font-family-complex="'DejaVu Sans Mono'" fo:background-color="#2b2b2b" fo:color="#6a8759"/>
    </style:style>
    <style:style style:name="T615" style:family="text">
      <style:text-properties fo:font-size="9.00pt" fo:font-weight="normal" fo:font-family="'DejaVu Sans Mono'" style:font-family-asian="'DejaVu Sans Mono'" style:font-family-complex="'DejaVu Sans Mono'" fo:background-color="#2b2b2b" fo:color="#808080"/>
    </style:style>
    <style:style style:name="T616" style:family="text">
      <style:text-properties fo:font-size="10.00pt" fo:font-weight="normal" fo:font-family="'Liberation Mono'" style:font-family-asian="'Liberation Mono'" style:font-family-complex="'Liberation Mono'" fo:background-color="#2b2b2b" fo:color="#808080"/>
    </style:style>
    <style:style style:name="T617" style:family="text">
      <style:text-properties fo:font-size="9.00pt" fo:font-weight="normal" fo:font-family="'DejaVu Sans Mono'" style:font-family-asian="'DejaVu Sans Mono'" style:font-family-complex="'DejaVu Sans Mono'" fo:background-color="#2b2b2b" fo:color="#a9b7c6"/>
    </style:style>
    <style:style style:name="T618" style:family="text">
      <style:text-properties fo:font-size="9.00pt" fo:font-weight="normal" fo:font-family="'DejaVu Sans Mono'" style:font-family-asian="'DejaVu Sans Mono'" style:font-family-complex="'DejaVu Sans Mono'" fo:background-color="#2b2b2b" fo:color="#6a8759"/>
    </style:style>
    <style:style style:name="T619" style:family="text">
      <style:text-properties fo:font-size="9.00pt" fo:font-weight="normal" fo:font-family="'DejaVu Sans Mono'" style:font-family-asian="'DejaVu Sans Mono'" style:font-family-complex="'DejaVu Sans Mono'" fo:background-color="#2b2b2b" fo:color="#808080"/>
    </style:style>
    <style:style style:name="T620" style:family="text">
      <style:text-properties fo:font-size="10.00pt" fo:font-weight="normal" fo:font-family="'Liberation Mono'" style:font-family-asian="'Liberation Mono'" style:font-family-complex="'Liberation Mono'" fo:background-color="#2b2b2b" fo:color="#808080"/>
    </style:style>
    <style:style style:name="T621" style:family="text">
      <style:text-properties fo:font-size="9.00pt" fo:font-weight="normal" fo:font-family="'DejaVu Sans Mono'" style:font-family-asian="'DejaVu Sans Mono'" style:font-family-complex="'DejaVu Sans Mono'" fo:background-color="#2b2b2b" fo:color="#a9b7c6"/>
    </style:style>
    <style:style style:name="T622" style:family="text">
      <style:text-properties fo:font-size="10.00pt" fo:font-weight="normal" fo:font-family="'Liberation Mono'" style:font-family-asian="'Liberation Mono'" style:font-family-complex="'Liberation Mono'" fo:background-color="#2b2b2b" fo:color="#a9b7c6"/>
    </style:style>
    <style:style style:name="T623" style:family="text">
      <style:text-properties fo:font-size="9.00pt" fo:font-weight="normal" fo:font-family="'DejaVu Sans Mono'" style:font-family-asian="'DejaVu Sans Mono'" style:font-family-complex="'DejaVu Sans Mono'" fo:background-color="#2b2b2b" fo:color="#a9b7c6"/>
    </style:style>
    <style:style style:name="T624" style:family="text">
      <style:text-properties fo:font-size="10.00pt" fo:font-weight="normal" fo:font-family="'Liberation Mono'" style:font-family-asian="'Liberation Mono'" style:font-family-complex="'Liberation Mono'" fo:background-color="#2b2b2b" fo:color="#a9b7c6"/>
    </style:style>
    <style:style style:name="T625" style:family="text">
      <style:text-properties fo:font-size="9.00pt" fo:font-weight="normal" fo:font-family="'DejaVu Sans Mono'" style:font-family-asian="'DejaVu Sans Mono'" style:font-family-complex="'DejaVu Sans Mono'" fo:background-color="#2b2b2b" fo:color="#808080"/>
    </style:style>
    <style:style style:name="T626" style:family="text">
      <style:text-properties fo:font-size="10.00pt" fo:font-weight="normal" fo:font-family="'Liberation Mono'" style:font-family-asian="'Liberation Mono'" style:font-family-complex="'Liberation Mono'" fo:background-color="#2b2b2b" fo:color="#808080"/>
    </style:style>
    <style:style style:name="T627" style:family="text">
      <style:text-properties fo:font-size="9.00pt" fo:font-weight="normal" fo:font-family="'DejaVu Sans Mono'" style:font-family-asian="'DejaVu Sans Mono'" style:font-family-complex="'DejaVu Sans Mono'" fo:background-color="#2b2b2b" fo:color="#a9b7c6"/>
    </style:style>
    <style:style style:name="T628" style:family="text">
      <style:text-properties fo:font-size="9.00pt" fo:font-weight="normal" fo:font-family="'DejaVu Sans Mono'" style:font-family-asian="'DejaVu Sans Mono'" style:font-family-complex="'DejaVu Sans Mono'" fo:background-color="#2b2b2b" fo:color="#cc7832"/>
    </style:style>
    <style:style style:name="T629" style:family="text">
      <style:text-properties fo:font-size="9.00pt" fo:font-weight="normal" fo:font-family="'DejaVu Sans Mono'" style:font-family-asian="'DejaVu Sans Mono'" style:font-family-complex="'DejaVu Sans Mono'" fo:background-color="#2b2b2b" fo:color="#a9b7c6"/>
    </style:style>
    <style:style style:name="T630" style:family="text">
      <style:text-properties fo:font-size="9.00pt" fo:font-weight="normal" fo:font-family="'DejaVu Sans Mono'" style:font-family-asian="'DejaVu Sans Mono'" style:font-family-complex="'DejaVu Sans Mono'" fo:background-color="#2b2b2b" fo:color="#cc7832"/>
    </style:style>
    <style:style style:name="T631" style:family="text">
      <style:text-properties fo:font-size="9.00pt" fo:font-weight="normal" fo:font-family="'DejaVu Sans Mono'" style:font-family-asian="'DejaVu Sans Mono'" style:font-family-complex="'DejaVu Sans Mono'" fo:background-color="#2b2b2b" fo:color="#a9b7c6"/>
    </style:style>
    <style:style style:name="T632" style:family="text">
      <style:text-properties fo:font-size="9.00pt" fo:font-weight="normal" fo:font-family="'DejaVu Sans Mono'" style:font-family-asian="'DejaVu Sans Mono'" style:font-family-complex="'DejaVu Sans Mono'" fo:background-color="#2b2b2b" fo:color="#cc7832"/>
    </style:style>
    <style:style style:name="T633" style:family="text">
      <style:text-properties fo:font-size="9.00pt" fo:font-weight="normal" fo:font-family="'DejaVu Sans Mono'" style:font-family-asian="'DejaVu Sans Mono'" style:font-family-complex="'DejaVu Sans Mono'" fo:background-color="#2b2b2b" fo:color="#a9b7c6"/>
    </style:style>
    <style:style style:name="T634" style:family="text">
      <style:text-properties fo:font-size="9.00pt" fo:font-weight="normal" fo:font-family="'DejaVu Sans Mono'" style:font-family-asian="'DejaVu Sans Mono'" style:font-family-complex="'DejaVu Sans Mono'" fo:background-color="#2b2b2b" fo:color="#cc7832"/>
    </style:style>
    <style:style style:name="T635" style:family="text">
      <style:text-properties fo:font-size="9.00pt" fo:font-weight="normal" fo:font-family="'DejaVu Sans Mono'" style:font-family-asian="'DejaVu Sans Mono'" style:font-family-complex="'DejaVu Sans Mono'" fo:background-color="#2b2b2b" fo:color="#a9b7c6"/>
    </style:style>
    <style:style style:name="T636" style:family="text">
      <style:text-properties fo:font-size="9.00pt" fo:font-weight="normal" fo:font-family="'DejaVu Sans Mono'" style:font-family-asian="'DejaVu Sans Mono'" style:font-family-complex="'DejaVu Sans Mono'" fo:background-color="#2b2b2b" fo:color="#cc7832"/>
    </style:style>
    <style:style style:name="T637" style:family="text">
      <style:text-properties fo:font-size="9.00pt" fo:font-weight="normal" fo:font-family="'DejaVu Sans Mono'" style:font-family-asian="'DejaVu Sans Mono'" style:font-family-complex="'DejaVu Sans Mono'" fo:background-color="#2b2b2b" fo:color="#a9b7c6"/>
    </style:style>
    <style:style style:name="T638" style:family="text">
      <style:text-properties fo:font-size="10.00pt" fo:font-weight="normal" fo:font-family="'Liberation Mono'" style:font-family-asian="'Liberation Mono'" style:font-family-complex="'Liberation Mono'" fo:background-color="#2b2b2b" fo:color="#a9b7c6"/>
    </style:style>
    <style:style style:name="T639" style:family="text">
      <style:text-properties fo:font-size="9.00pt" fo:font-weight="normal" fo:font-family="'DejaVu Sans Mono'" style:font-family-asian="'DejaVu Sans Mono'" style:font-family-complex="'DejaVu Sans Mono'" fo:background-color="#2b2b2b" fo:color="#a9b7c6"/>
    </style:style>
    <style:style style:name="T640" style:family="text">
      <style:text-properties fo:font-size="10.00pt" fo:font-weight="normal" fo:font-family="'Liberation Mono'" style:font-family-asian="'Liberation Mono'" style:font-family-complex="'Liberation Mono'" fo:background-color="#2b2b2b" fo:color="#a9b7c6"/>
    </style:style>
    <style:style style:name="T641" style:family="text">
      <style:text-properties fo:font-size="9.00pt" fo:font-weight="normal" fo:font-family="'DejaVu Sans Mono'" style:font-family-asian="'DejaVu Sans Mono'" style:font-family-complex="'DejaVu Sans Mono'" fo:background-color="#2b2b2b" fo:color="#a9b7c6"/>
    </style:style>
    <style:style style:name="T642" style:family="text">
      <style:text-properties fo:font-size="9.00pt" fo:font-weight="normal" fo:font-family="'DejaVu Sans Mono'" style:font-family-asian="'DejaVu Sans Mono'" style:font-family-complex="'DejaVu Sans Mono'" fo:background-color="#2b2b2b" fo:color="#cc7832"/>
    </style:style>
    <style:style style:name="T643" style:family="text">
      <style:text-properties fo:font-size="9.00pt" fo:font-weight="normal" fo:font-family="'DejaVu Sans Mono'" style:font-family-asian="'DejaVu Sans Mono'" style:font-family-complex="'DejaVu Sans Mono'" fo:background-color="#2b2b2b" fo:color="#a9b7c6"/>
    </style:style>
    <style:style style:name="T644" style:family="text">
      <style:text-properties fo:font-size="9.00pt" fo:font-weight="normal" fo:font-family="'DejaVu Sans Mono'" style:font-family-asian="'DejaVu Sans Mono'" style:font-family-complex="'DejaVu Sans Mono'" fo:background-color="#2b2b2b" fo:color="#cc7832"/>
    </style:style>
    <style:style style:name="T645" style:family="text">
      <style:text-properties fo:font-size="9.00pt" fo:font-weight="normal" fo:font-family="'DejaVu Sans Mono'" style:font-family-asian="'DejaVu Sans Mono'" style:font-family-complex="'DejaVu Sans Mono'" fo:background-color="#2b2b2b" fo:color="#a9b7c6"/>
    </style:style>
    <style:style style:name="T646" style:family="text">
      <style:text-properties fo:font-size="10.00pt" fo:font-weight="normal" fo:font-family="'Liberation Mono'" style:font-family-asian="'Liberation Mono'" style:font-family-complex="'Liberation Mono'" fo:background-color="#2b2b2b" fo:color="#a9b7c6"/>
    </style:style>
    <style:style style:name="T647" style:family="text">
      <style:text-properties fo:font-size="9.00pt" fo:font-weight="normal" fo:font-family="'DejaVu Sans Mono'" style:font-family-asian="'DejaVu Sans Mono'" style:font-family-complex="'DejaVu Sans Mono'" fo:background-color="#2b2b2b" fo:color="#a9b7c6"/>
    </style:style>
    <style:style style:name="T648" style:family="text">
      <style:text-properties fo:font-size="10.00pt" fo:font-weight="normal" fo:font-family="'Liberation Mono'" style:font-family-asian="'Liberation Mono'" style:font-family-complex="'Liberation Mono'" fo:background-color="#2b2b2b" fo:color="#a9b7c6"/>
    </style:style>
    <style:style style:name="T649" style:family="text">
      <style:text-properties fo:font-size="9.00pt" fo:font-weight="normal" fo:font-family="'DejaVu Sans Mono'" style:font-family-asian="'DejaVu Sans Mono'" style:font-family-complex="'DejaVu Sans Mono'" fo:background-color="#2b2b2b" fo:color="#a9b7c6"/>
    </style:style>
    <style:style style:name="T650" style:family="text">
      <style:text-properties fo:font-size="9.00pt" fo:font-weight="normal" fo:font-family="'DejaVu Sans Mono'" style:font-family-asian="'DejaVu Sans Mono'" style:font-family-complex="'DejaVu Sans Mono'" fo:background-color="#2b2b2b" fo:color="#8888c6"/>
    </style:style>
    <style:style style:name="T651" style:family="text">
      <style:text-properties fo:font-size="9.00pt" fo:font-weight="normal" fo:font-family="'DejaVu Sans Mono'" style:font-family-asian="'DejaVu Sans Mono'" style:font-family-complex="'DejaVu Sans Mono'" fo:background-color="#2b2b2b" fo:color="#a9b7c6"/>
    </style:style>
    <style:style style:name="T652" style:family="text">
      <style:text-properties fo:font-size="9.00pt" fo:font-weight="normal" fo:font-family="'DejaVu Sans Mono'" style:font-family-asian="'DejaVu Sans Mono'" style:font-family-complex="'DejaVu Sans Mono'" fo:background-color="#2b2b2b" fo:color="#6897bb"/>
    </style:style>
    <style:style style:name="T653" style:family="text">
      <style:text-properties fo:font-size="9.00pt" fo:font-weight="normal" fo:font-family="'DejaVu Sans Mono'" style:font-family-asian="'DejaVu Sans Mono'" style:font-family-complex="'DejaVu Sans Mono'" fo:background-color="#2b2b2b" fo:color="#808080"/>
    </style:style>
    <style:style style:name="T654" style:family="text">
      <style:text-properties fo:font-size="10.00pt" fo:font-weight="normal" fo:font-family="'Liberation Mono'" style:font-family-asian="'Liberation Mono'" style:font-family-complex="'Liberation Mono'" fo:background-color="#2b2b2b" fo:color="#808080"/>
    </style:style>
    <style:style style:name="T655" style:family="text">
      <style:text-properties fo:font-size="9.00pt" fo:font-weight="normal" fo:font-family="'DejaVu Sans Mono'" style:font-family-asian="'DejaVu Sans Mono'" style:font-family-complex="'DejaVu Sans Mono'" fo:background-color="#2b2b2b" fo:color="#a9b7c6"/>
    </style:style>
    <style:style style:name="T656" style:family="text">
      <style:text-properties fo:font-size="9.00pt" fo:font-weight="normal" fo:font-family="'DejaVu Sans Mono'" style:font-family-asian="'DejaVu Sans Mono'" style:font-family-complex="'DejaVu Sans Mono'" fo:background-color="#2b2b2b" fo:color="#8888c6"/>
    </style:style>
    <style:style style:name="T657" style:family="text">
      <style:text-properties fo:font-size="9.00pt" fo:font-weight="normal" fo:font-family="'DejaVu Sans Mono'" style:font-family-asian="'DejaVu Sans Mono'" style:font-family-complex="'DejaVu Sans Mono'" fo:background-color="#2b2b2b" fo:color="#a9b7c6"/>
    </style:style>
    <style:style style:name="T658" style:family="text">
      <style:text-properties fo:font-size="9.00pt" fo:font-weight="normal" fo:font-family="'DejaVu Sans Mono'" style:font-family-asian="'DejaVu Sans Mono'" style:font-family-complex="'DejaVu Sans Mono'" fo:background-color="#2b2b2b" fo:color="#8888c6"/>
    </style:style>
    <style:style style:name="T659" style:family="text">
      <style:text-properties fo:font-size="9.00pt" fo:font-weight="normal" fo:font-family="'DejaVu Sans Mono'" style:font-family-asian="'DejaVu Sans Mono'" style:font-family-complex="'DejaVu Sans Mono'" fo:background-color="#2b2b2b" fo:color="#a9b7c6"/>
    </style:style>
    <style:style style:name="T660" style:family="text">
      <style:text-properties fo:font-size="9.00pt" fo:font-weight="normal" fo:font-family="'DejaVu Sans Mono'" style:font-family-asian="'DejaVu Sans Mono'" style:font-family-complex="'DejaVu Sans Mono'" fo:background-color="#2b2b2b" fo:color="#cc7832"/>
    </style:style>
    <style:style style:name="T661" style:family="text">
      <style:text-properties fo:font-size="9.00pt" fo:font-weight="normal" fo:font-family="'DejaVu Sans Mono'" style:font-family-asian="'DejaVu Sans Mono'" style:font-family-complex="'DejaVu Sans Mono'" fo:background-color="#2b2b2b" fo:color="#8888c6"/>
    </style:style>
    <style:style style:name="T662" style:family="text">
      <style:text-properties fo:font-size="9.00pt" fo:font-weight="normal" fo:font-family="'DejaVu Sans Mono'" style:font-family-asian="'DejaVu Sans Mono'" style:font-family-complex="'DejaVu Sans Mono'" fo:background-color="#2b2b2b" fo:color="#a9b7c6"/>
    </style:style>
    <style:style style:name="T663" style:family="text">
      <style:text-properties fo:font-size="9.00pt" fo:font-weight="normal" fo:font-family="'DejaVu Sans Mono'" style:font-family-asian="'DejaVu Sans Mono'" style:font-family-complex="'DejaVu Sans Mono'" fo:background-color="#2b2b2b" fo:color="#8888c6"/>
    </style:style>
    <style:style style:name="T664" style:family="text">
      <style:text-properties fo:font-size="9.00pt" fo:font-weight="normal" fo:font-family="'DejaVu Sans Mono'" style:font-family-asian="'DejaVu Sans Mono'" style:font-family-complex="'DejaVu Sans Mono'" fo:background-color="#2b2b2b" fo:color="#a9b7c6"/>
    </style:style>
    <style:style style:name="T665" style:family="text">
      <style:text-properties fo:font-size="10.00pt" fo:font-weight="normal" fo:font-family="'Liberation Mono'" style:font-family-asian="'Liberation Mono'" style:font-family-complex="'Liberation Mono'" fo:background-color="#2b2b2b" fo:color="#a9b7c6"/>
    </style:style>
    <style:style style:name="T666" style:family="text">
      <style:text-properties fo:font-size="9.00pt" fo:font-weight="normal" fo:font-family="'DejaVu Sans Mono'" style:font-family-asian="'DejaVu Sans Mono'" style:font-family-complex="'DejaVu Sans Mono'" fo:background-color="#2b2b2b" fo:color="#a9b7c6"/>
    </style:style>
    <style:style style:name="T667" style:family="text">
      <style:text-properties fo:font-size="9.00pt" fo:font-weight="normal" fo:font-family="'DejaVu Sans Mono'" style:font-family-asian="'DejaVu Sans Mono'" style:font-family-complex="'DejaVu Sans Mono'" fo:background-color="#2b2b2b" fo:color="#6a8759"/>
    </style:style>
    <style:style style:name="T668" style:family="text">
      <style:text-properties fo:font-size="9.00pt" fo:font-weight="normal" fo:font-family="'DejaVu Sans Mono'" style:font-family-asian="'DejaVu Sans Mono'" style:font-family-complex="'DejaVu Sans Mono'" fo:background-color="#2b2b2b" fo:color="#a9b7c6"/>
    </style:style>
    <style:style style:name="T669" style:family="text">
      <style:text-properties fo:font-size="9.00pt" fo:font-weight="normal" fo:font-family="'DejaVu Sans Mono'" style:font-family-asian="'DejaVu Sans Mono'" style:font-family-complex="'DejaVu Sans Mono'" fo:background-color="#2b2b2b" fo:color="#8888c6"/>
    </style:style>
    <style:style style:name="T670" style:family="text">
      <style:text-properties fo:font-size="9.00pt" fo:font-weight="normal" fo:font-family="'DejaVu Sans Mono'" style:font-family-asian="'DejaVu Sans Mono'" style:font-family-complex="'DejaVu Sans Mono'" fo:background-color="#2b2b2b" fo:color="#a9b7c6"/>
    </style:style>
    <style:style style:name="T671" style:family="text">
      <style:text-properties fo:font-size="10.00pt" fo:font-weight="normal" fo:font-family="'Liberation Mono'" style:font-family-asian="'Liberation Mono'" style:font-family-complex="'Liberation Mono'" fo:background-color="#2b2b2b" fo:color="#a9b7c6"/>
    </style:style>
    <style:style style:name="T672" style:family="text">
      <style:text-properties fo:font-size="9.00pt" fo:font-weight="normal" fo:font-family="'DejaVu Sans Mono'" style:font-family-asian="'DejaVu Sans Mono'" style:font-family-complex="'DejaVu Sans Mono'" fo:background-color="#2b2b2b" fo:color="#a9b7c6"/>
    </style:style>
    <style:style style:name="T673" style:family="text">
      <style:text-properties fo:font-size="9.00pt" fo:font-weight="normal" fo:font-family="'DejaVu Sans Mono'" style:font-family-asian="'DejaVu Sans Mono'" style:font-family-complex="'DejaVu Sans Mono'" fo:background-color="#2b2b2b" fo:color="#cc7832"/>
    </style:style>
    <style:style style:name="T674" style:family="text">
      <style:text-properties fo:font-size="9.00pt" fo:font-weight="normal" fo:font-family="'DejaVu Sans Mono'" style:font-family-asian="'DejaVu Sans Mono'" style:font-family-complex="'DejaVu Sans Mono'" fo:background-color="#2b2b2b" fo:color="#a9b7c6"/>
    </style:style>
    <style:style style:name="T675" style:family="text">
      <style:text-properties fo:font-size="9.00pt" fo:font-weight="normal" fo:font-family="'DejaVu Sans Mono'" style:font-family-asian="'DejaVu Sans Mono'" style:font-family-complex="'DejaVu Sans Mono'" fo:background-color="#2b2b2b" fo:color="#cc7832"/>
    </style:style>
    <style:style style:name="T676" style:family="text">
      <style:text-properties fo:font-size="9.00pt" fo:font-weight="normal" fo:font-family="'DejaVu Sans Mono'" style:font-family-asian="'DejaVu Sans Mono'" style:font-family-complex="'DejaVu Sans Mono'" fo:background-color="#2b2b2b" fo:color="#a9b7c6"/>
    </style:style>
    <style:style style:name="T677" style:family="text">
      <style:text-properties fo:font-size="9.00pt" fo:font-weight="normal" fo:font-family="'DejaVu Sans Mono'" style:font-family-asian="'DejaVu Sans Mono'" style:font-family-complex="'DejaVu Sans Mono'" fo:background-color="#2b2b2b" fo:color="#cc7832"/>
    </style:style>
    <style:style style:name="T678" style:family="text">
      <style:text-properties fo:font-size="9.00pt" fo:font-weight="normal" fo:font-family="'DejaVu Sans Mono'" style:font-family-asian="'DejaVu Sans Mono'" style:font-family-complex="'DejaVu Sans Mono'" fo:background-color="#2b2b2b" fo:color="#a9b7c6"/>
    </style:style>
    <style:style style:name="T679" style:family="text">
      <style:text-properties fo:font-size="9.00pt" fo:font-weight="normal" fo:font-family="'DejaVu Sans Mono'" style:font-family-asian="'DejaVu Sans Mono'" style:font-family-complex="'DejaVu Sans Mono'" fo:background-color="#2b2b2b" fo:color="#cc7832"/>
    </style:style>
    <style:style style:name="T680" style:family="text">
      <style:text-properties fo:font-size="9.00pt" fo:font-weight="normal" fo:font-family="'DejaVu Sans Mono'" style:font-family-asian="'DejaVu Sans Mono'" style:font-family-complex="'DejaVu Sans Mono'" fo:background-color="#2b2b2b" fo:color="#a9b7c6"/>
    </style:style>
    <style:style style:name="T681" style:family="text">
      <style:text-properties fo:font-size="9.00pt" fo:font-weight="normal" fo:font-family="'DejaVu Sans Mono'" style:font-family-asian="'DejaVu Sans Mono'" style:font-family-complex="'DejaVu Sans Mono'" fo:background-color="#2b2b2b" fo:color="#cc7832"/>
    </style:style>
    <style:style style:name="T682" style:family="text">
      <style:text-properties fo:font-size="9.00pt" fo:font-weight="normal" fo:font-family="'DejaVu Sans Mono'" style:font-family-asian="'DejaVu Sans Mono'" style:font-family-complex="'DejaVu Sans Mono'" fo:background-color="#2b2b2b" fo:color="#a9b7c6"/>
    </style:style>
    <style:style style:name="T683" style:family="text">
      <style:text-properties fo:font-size="10.00pt" fo:font-weight="normal" fo:font-family="'Liberation Mono'" style:font-family-asian="'Liberation Mono'" style:font-family-complex="'Liberation Mono'" fo:background-color="#2b2b2b" fo:color="#a9b7c6"/>
    </style:style>
    <style:style style:name="T684" style:family="text">
      <style:text-properties fo:font-size="9.00pt" fo:font-weight="normal" fo:font-family="'DejaVu Sans Mono'" style:font-family-asian="'DejaVu Sans Mono'" style:font-family-complex="'DejaVu Sans Mono'" fo:background-color="#2b2b2b" fo:color="#a9b7c6"/>
    </style:style>
    <style:style style:name="T685" style:family="text">
      <style:text-properties fo:font-size="10.00pt" fo:font-weight="normal" fo:font-family="'Liberation Mono'" style:font-family-asian="'Liberation Mono'" style:font-family-complex="'Liberation Mono'" fo:background-color="#2b2b2b" fo:color="#a9b7c6"/>
    </style:style>
    <style:style style:name="T686" style:family="text">
      <style:text-properties fo:font-size="9.00pt" fo:font-weight="normal" fo:font-family="'DejaVu Sans Mono'" style:font-family-asian="'DejaVu Sans Mono'" style:font-family-complex="'DejaVu Sans Mono'" fo:background-color="#2b2b2b" fo:color="#a9b7c6"/>
    </style:style>
    <style:style style:name="T687" style:family="text">
      <style:text-properties fo:font-size="9.00pt" fo:font-weight="normal" fo:font-family="'DejaVu Sans Mono'" style:font-family-asian="'DejaVu Sans Mono'" style:font-family-complex="'DejaVu Sans Mono'" fo:background-color="#2b2b2b" fo:color="#cc7832"/>
    </style:style>
    <style:style style:name="T688" style:family="text">
      <style:text-properties fo:font-size="9.00pt" fo:font-weight="normal" fo:font-family="'DejaVu Sans Mono'" style:font-family-asian="'DejaVu Sans Mono'" style:font-family-complex="'DejaVu Sans Mono'" fo:background-color="#2b2b2b" fo:color="#a9b7c6"/>
    </style:style>
    <style:style style:name="T689" style:family="text">
      <style:text-properties fo:font-size="9.00pt" fo:font-weight="normal" fo:font-family="'DejaVu Sans Mono'" style:font-family-asian="'DejaVu Sans Mono'" style:font-family-complex="'DejaVu Sans Mono'" fo:background-color="#2b2b2b" fo:color="#cc7832"/>
    </style:style>
    <style:style style:name="T690" style:family="text">
      <style:text-properties fo:font-size="9.00pt" fo:font-weight="normal" fo:font-family="'DejaVu Sans Mono'" style:font-family-asian="'DejaVu Sans Mono'" style:font-family-complex="'DejaVu Sans Mono'" fo:background-color="#2b2b2b" fo:color="#a9b7c6"/>
    </style:style>
    <style:style style:name="T691" style:family="text">
      <style:text-properties fo:font-size="10.00pt" fo:font-weight="normal" fo:font-family="'Liberation Mono'" style:font-family-asian="'Liberation Mono'" style:font-family-complex="'Liberation Mono'" fo:background-color="#2b2b2b" fo:color="#a9b7c6"/>
    </style:style>
    <style:style style:name="T692" style:family="text">
      <style:text-properties fo:font-size="9.00pt" fo:font-weight="normal" fo:font-family="'DejaVu Sans Mono'" style:font-family-asian="'DejaVu Sans Mono'" style:font-family-complex="'DejaVu Sans Mono'" fo:background-color="#2b2b2b" fo:color="#a9b7c6"/>
    </style:style>
    <style:style style:name="T693" style:family="text">
      <style:text-properties fo:font-size="10.00pt" fo:font-weight="normal" fo:font-family="'Liberation Mono'" style:font-family-asian="'Liberation Mono'" style:font-family-complex="'Liberation Mono'" fo:background-color="#2b2b2b" fo:color="#a9b7c6"/>
    </style:style>
    <style:style style:name="T694" style:family="text">
      <style:text-properties fo:font-size="9.00pt" fo:font-weight="normal" fo:font-family="'DejaVu Sans Mono'" style:font-family-asian="'DejaVu Sans Mono'" style:font-family-complex="'DejaVu Sans Mono'" fo:background-color="#2b2b2b" fo:color="#a9b7c6"/>
    </style:style>
    <style:style style:name="T695" style:family="text">
      <style:text-properties fo:font-size="9.00pt" fo:font-weight="normal" fo:font-family="'DejaVu Sans Mono'" style:font-family-asian="'DejaVu Sans Mono'" style:font-family-complex="'DejaVu Sans Mono'" fo:background-color="#2b2b2b" fo:color="#8888c6"/>
    </style:style>
    <style:style style:name="T696" style:family="text">
      <style:text-properties fo:font-size="9.00pt" fo:font-weight="normal" fo:font-family="'DejaVu Sans Mono'" style:font-family-asian="'DejaVu Sans Mono'" style:font-family-complex="'DejaVu Sans Mono'" fo:background-color="#2b2b2b" fo:color="#a9b7c6"/>
    </style:style>
    <style:style style:name="T697" style:family="text">
      <style:text-properties fo:font-size="9.00pt" fo:font-weight="normal" fo:font-family="'DejaVu Sans Mono'" style:font-family-asian="'DejaVu Sans Mono'" style:font-family-complex="'DejaVu Sans Mono'" fo:background-color="#2b2b2b" fo:color="#8888c6"/>
    </style:style>
    <style:style style:name="T698" style:family="text">
      <style:text-properties fo:font-size="9.00pt" fo:font-weight="normal" fo:font-family="'DejaVu Sans Mono'" style:font-family-asian="'DejaVu Sans Mono'" style:font-family-complex="'DejaVu Sans Mono'" fo:background-color="#2b2b2b" fo:color="#a9b7c6"/>
    </style:style>
    <style:style style:name="T699" style:family="text">
      <style:text-properties fo:font-size="9.00pt" fo:font-weight="normal" fo:font-family="'DejaVu Sans Mono'" style:font-family-asian="'DejaVu Sans Mono'" style:font-family-complex="'DejaVu Sans Mono'" fo:background-color="#2b2b2b" fo:color="#cc7832"/>
    </style:style>
    <style:style style:name="T700" style:family="text">
      <style:text-properties fo:font-size="9.00pt" fo:font-weight="normal" fo:font-family="'DejaVu Sans Mono'" style:font-family-asian="'DejaVu Sans Mono'" style:font-family-complex="'DejaVu Sans Mono'" fo:background-color="#2b2b2b" fo:color="#8888c6"/>
    </style:style>
    <style:style style:name="T701" style:family="text">
      <style:text-properties fo:font-size="9.00pt" fo:font-weight="normal" fo:font-family="'DejaVu Sans Mono'" style:font-family-asian="'DejaVu Sans Mono'" style:font-family-complex="'DejaVu Sans Mono'" fo:background-color="#2b2b2b" fo:color="#a9b7c6"/>
    </style:style>
    <style:style style:name="T702" style:family="text">
      <style:text-properties fo:font-size="9.00pt" fo:font-weight="normal" fo:font-family="'DejaVu Sans Mono'" style:font-family-asian="'DejaVu Sans Mono'" style:font-family-complex="'DejaVu Sans Mono'" fo:background-color="#2b2b2b" fo:color="#8888c6"/>
    </style:style>
    <style:style style:name="T703" style:family="text">
      <style:text-properties fo:font-size="9.00pt" fo:font-weight="normal" fo:font-family="'DejaVu Sans Mono'" style:font-family-asian="'DejaVu Sans Mono'" style:font-family-complex="'DejaVu Sans Mono'" fo:background-color="#2b2b2b" fo:color="#a9b7c6"/>
    </style:style>
    <style:style style:name="T704" style:family="text">
      <style:text-properties fo:font-size="10.00pt" fo:font-weight="normal" fo:font-family="'Liberation Mono'" style:font-family-asian="'Liberation Mono'" style:font-family-complex="'Liberation Mono'" fo:background-color="#2b2b2b" fo:color="#a9b7c6"/>
    </style:style>
    <style:style style:name="T705" style:family="text">
      <style:text-properties fo:font-size="9.00pt" fo:font-weight="normal" fo:font-family="'DejaVu Sans Mono'" style:font-family-asian="'DejaVu Sans Mono'" style:font-family-complex="'DejaVu Sans Mono'" fo:background-color="#2b2b2b" fo:color="#a9b7c6"/>
    </style:style>
    <style:style style:name="T706" style:family="text">
      <style:text-properties fo:font-size="9.00pt" fo:font-weight="normal" fo:font-family="'DejaVu Sans Mono'" style:font-family-asian="'DejaVu Sans Mono'" style:font-family-complex="'DejaVu Sans Mono'" fo:background-color="#2b2b2b" fo:color="#8888c6"/>
    </style:style>
    <style:style style:name="T707" style:family="text">
      <style:text-properties fo:font-size="9.00pt" fo:font-weight="normal" fo:font-family="'DejaVu Sans Mono'" style:font-family-asian="'DejaVu Sans Mono'" style:font-family-complex="'DejaVu Sans Mono'" fo:background-color="#2b2b2b" fo:color="#a9b7c6"/>
    </style:style>
    <style:style style:name="T708" style:family="text">
      <style:text-properties fo:font-size="9.00pt" fo:font-weight="normal" fo:font-family="'DejaVu Sans Mono'" style:font-family-asian="'DejaVu Sans Mono'" style:font-family-complex="'DejaVu Sans Mono'" fo:background-color="#2b2b2b" fo:color="#8888c6"/>
    </style:style>
    <style:style style:name="T709" style:family="text">
      <style:text-properties fo:font-size="9.00pt" fo:font-weight="normal" fo:font-family="'DejaVu Sans Mono'" style:font-family-asian="'DejaVu Sans Mono'" style:font-family-complex="'DejaVu Sans Mono'" fo:background-color="#2b2b2b" fo:color="#a9b7c6"/>
    </style:style>
    <style:style style:name="T710" style:family="text">
      <style:text-properties fo:font-size="9.00pt" fo:font-weight="normal" fo:font-family="'DejaVu Sans Mono'" style:font-family-asian="'DejaVu Sans Mono'" style:font-family-complex="'DejaVu Sans Mono'" fo:background-color="#2b2b2b" fo:color="#8888c6"/>
    </style:style>
    <style:style style:name="T711" style:family="text">
      <style:text-properties fo:font-size="9.00pt" fo:font-weight="normal" fo:font-family="'DejaVu Sans Mono'" style:font-family-asian="'DejaVu Sans Mono'" style:font-family-complex="'DejaVu Sans Mono'" fo:background-color="#2b2b2b" fo:color="#a9b7c6"/>
    </style:style>
    <style:style style:name="T712" style:family="text">
      <style:text-properties fo:font-size="9.00pt" fo:font-weight="normal" fo:font-family="'DejaVu Sans Mono'" style:font-family-asian="'DejaVu Sans Mono'" style:font-family-complex="'DejaVu Sans Mono'" fo:background-color="#2b2b2b" fo:color="#8888c6"/>
    </style:style>
    <style:style style:name="T713" style:family="text">
      <style:text-properties fo:font-size="9.00pt" fo:font-weight="normal" fo:font-family="'DejaVu Sans Mono'" style:font-family-asian="'DejaVu Sans Mono'" style:font-family-complex="'DejaVu Sans Mono'" fo:background-color="#2b2b2b" fo:color="#a9b7c6"/>
    </style:style>
    <style:style style:name="T714" style:family="text">
      <style:text-properties fo:font-size="9.00pt" fo:font-weight="normal" fo:font-family="'DejaVu Sans Mono'" style:font-family-asian="'DejaVu Sans Mono'" style:font-family-complex="'DejaVu Sans Mono'" fo:background-color="#2b2b2b" fo:color="#cc7832"/>
    </style:style>
    <style:style style:name="T715" style:family="text">
      <style:text-properties fo:font-size="9.00pt" fo:font-weight="normal" fo:font-family="'DejaVu Sans Mono'" style:font-family-asian="'DejaVu Sans Mono'" style:font-family-complex="'DejaVu Sans Mono'" fo:background-color="#2b2b2b" fo:color="#a9b7c6"/>
    </style:style>
    <style:style style:name="T716" style:family="text">
      <style:text-properties fo:font-size="10.00pt" fo:font-weight="normal" fo:font-family="'Liberation Mono'" style:font-family-asian="'Liberation Mono'" style:font-family-complex="'Liberation Mono'" fo:background-color="#2b2b2b" fo:color="#a9b7c6"/>
    </style:style>
    <style:style style:name="T717" style:family="text">
      <style:text-properties fo:font-size="9.00pt" fo:font-weight="normal" fo:font-family="'DejaVu Sans Mono'" style:font-family-asian="'DejaVu Sans Mono'" style:font-family-complex="'DejaVu Sans Mono'" fo:background-color="#2b2b2b" fo:color="#a9b7c6"/>
    </style:style>
    <style:style style:name="T718" style:family="text">
      <style:text-properties fo:font-size="9.00pt" fo:font-weight="normal" fo:font-family="'DejaVu Sans Mono'" style:font-family-asian="'DejaVu Sans Mono'" style:font-family-complex="'DejaVu Sans Mono'" fo:background-color="#2b2b2b" fo:color="#8888c6"/>
    </style:style>
    <style:style style:name="T719" style:family="text">
      <style:text-properties fo:font-size="9.00pt" fo:font-weight="normal" fo:font-family="'DejaVu Sans Mono'" style:font-family-asian="'DejaVu Sans Mono'" style:font-family-complex="'DejaVu Sans Mono'" fo:background-color="#2b2b2b" fo:color="#a9b7c6"/>
    </style:style>
    <style:style style:name="T720" style:family="text">
      <style:text-properties fo:font-size="10.00pt" fo:font-weight="normal" fo:font-family="'Liberation Mono'" style:font-family-asian="'Liberation Mono'" style:font-family-complex="'Liberation Mono'" fo:background-color="#2b2b2b" fo:color="#a9b7c6"/>
    </style:style>
    <style:style style:name="T721" style:family="text">
      <style:text-properties fo:font-size="9.00pt" fo:font-weight="normal" fo:font-family="'DejaVu Sans Mono'" style:font-family-asian="'DejaVu Sans Mono'" style:font-family-complex="'DejaVu Sans Mono'" fo:background-color="#2b2b2b" fo:color="#8888c6"/>
    </style:style>
    <style:style style:name="T722" style:family="text">
      <style:text-properties fo:font-size="9.00pt" fo:font-weight="normal" fo:font-family="'DejaVu Sans Mono'" style:font-family-asian="'DejaVu Sans Mono'" style:font-family-complex="'DejaVu Sans Mono'" fo:background-color="#2b2b2b" fo:color="#a9b7c6"/>
    </style:style>
    <style:style style:name="T723" style:family="text">
      <style:text-properties fo:font-size="9.00pt" fo:font-weight="normal" fo:font-family="'DejaVu Sans Mono'" style:font-family-asian="'DejaVu Sans Mono'" style:font-family-complex="'DejaVu Sans Mono'" fo:background-color="#2b2b2b" fo:color="#cc7832"/>
    </style:style>
    <style:style style:name="T724" style:family="text">
      <style:text-properties fo:font-size="9.00pt" fo:font-weight="normal" fo:font-family="'DejaVu Sans Mono'" style:font-family-asian="'DejaVu Sans Mono'" style:font-family-complex="'DejaVu Sans Mono'" fo:background-color="#2b2b2b" fo:color="#a9b7c6"/>
    </style:style>
    <style:style style:name="T725" style:family="text">
      <style:text-properties fo:font-size="9.00pt" fo:font-weight="normal" fo:font-family="'DejaVu Sans Mono'" style:font-family-asian="'DejaVu Sans Mono'" style:font-family-complex="'DejaVu Sans Mono'" fo:background-color="#2b2b2b" fo:color="#cc7832"/>
    </style:style>
    <style:style style:name="T726" style:family="text">
      <style:text-properties fo:font-size="9.00pt" fo:font-weight="normal" fo:font-family="'DejaVu Sans Mono'" style:font-family-asian="'DejaVu Sans Mono'" style:font-family-complex="'DejaVu Sans Mono'" fo:background-color="#2b2b2b" fo:color="#6a8759"/>
    </style:style>
    <style:style style:name="T727" style:family="text">
      <style:text-properties fo:font-size="9.00pt" fo:font-weight="normal" fo:font-family="'DejaVu Sans Mono'" style:font-family-asian="'DejaVu Sans Mono'" style:font-family-complex="'DejaVu Sans Mono'" fo:background-color="#2b2b2b" fo:color="#a9b7c6"/>
    </style:style>
    <style:style style:name="T728" style:family="text">
      <style:text-properties fo:font-size="10.00pt" fo:font-weight="normal" fo:font-family="'Liberation Mono'" style:font-family-asian="'Liberation Mono'" style:font-family-complex="'Liberation Mono'" fo:background-color="#2b2b2b" fo:color="#a9b7c6"/>
    </style:style>
    <style:style style:name="T729" style:family="text">
      <style:text-properties fo:font-size="9.00pt" fo:font-weight="normal" fo:font-family="'DejaVu Sans Mono'" style:font-family-asian="'DejaVu Sans Mono'" style:font-family-complex="'DejaVu Sans Mono'" fo:background-color="#2b2b2b" fo:color="#808080"/>
    </style:style>
    <style:style style:name="T730" style:family="text">
      <style:text-properties fo:font-size="10.00pt" fo:font-weight="normal" fo:font-family="'Liberation Mono'" style:font-family-asian="'Liberation Mono'" style:font-family-complex="'Liberation Mono'" fo:background-color="#2b2b2b" fo:color="#808080"/>
    </style:style>
    <style:style style:name="T731" style:family="text">
      <style:text-properties fo:font-size="9.00pt" fo:font-weight="normal" fo:font-family="'DejaVu Sans Mono'" style:font-family-asian="'DejaVu Sans Mono'" style:font-family-complex="'DejaVu Sans Mono'" fo:background-color="#2b2b2b" fo:color="#a9b7c6"/>
    </style:style>
    <style:style style:name="T732" style:family="text">
      <style:text-properties fo:font-size="9.00pt" fo:font-weight="normal" fo:font-family="'DejaVu Sans Mono'" style:font-family-asian="'DejaVu Sans Mono'" style:font-family-complex="'DejaVu Sans Mono'" fo:background-color="#2b2b2b" fo:color="#cc7832"/>
    </style:style>
    <style:style style:name="T733" style:family="text">
      <style:text-properties fo:font-size="9.00pt" fo:font-weight="normal" fo:font-family="'DejaVu Sans Mono'" style:font-family-asian="'DejaVu Sans Mono'" style:font-family-complex="'DejaVu Sans Mono'" fo:background-color="#2b2b2b" fo:color="#a9b7c6"/>
    </style:style>
    <style:style style:name="T734" style:family="text">
      <style:text-properties fo:font-size="9.00pt" fo:font-weight="normal" fo:font-family="'DejaVu Sans Mono'" style:font-family-asian="'DejaVu Sans Mono'" style:font-family-complex="'DejaVu Sans Mono'" fo:background-color="#2b2b2b" fo:color="#cc7832"/>
    </style:style>
    <style:style style:name="T735" style:family="text">
      <style:text-properties fo:font-size="9.00pt" fo:font-weight="normal" fo:font-family="'DejaVu Sans Mono'" style:font-family-asian="'DejaVu Sans Mono'" style:font-family-complex="'DejaVu Sans Mono'" fo:background-color="#2b2b2b" fo:color="#a9b7c6"/>
    </style:style>
    <style:style style:name="T736" style:family="text">
      <style:text-properties fo:font-size="9.00pt" fo:font-weight="normal" fo:font-family="'DejaVu Sans Mono'" style:font-family-asian="'DejaVu Sans Mono'" style:font-family-complex="'DejaVu Sans Mono'" fo:background-color="#2b2b2b" fo:color="#cc7832"/>
    </style:style>
    <style:style style:name="T737" style:family="text">
      <style:text-properties fo:font-size="9.00pt" fo:font-weight="normal" fo:font-family="'DejaVu Sans Mono'" style:font-family-asian="'DejaVu Sans Mono'" style:font-family-complex="'DejaVu Sans Mono'" fo:background-color="#2b2b2b" fo:color="#a9b7c6"/>
    </style:style>
    <style:style style:name="T738" style:family="text">
      <style:text-properties fo:font-size="9.00pt" fo:font-weight="normal" fo:font-family="'DejaVu Sans Mono'" style:font-family-asian="'DejaVu Sans Mono'" style:font-family-complex="'DejaVu Sans Mono'" fo:background-color="#2b2b2b" fo:color="#cc7832"/>
    </style:style>
    <style:style style:name="T739" style:family="text">
      <style:text-properties fo:font-size="9.00pt" fo:font-weight="normal" fo:font-family="'DejaVu Sans Mono'" style:font-family-asian="'DejaVu Sans Mono'" style:font-family-complex="'DejaVu Sans Mono'" fo:background-color="#2b2b2b" fo:color="#a9b7c6"/>
    </style:style>
    <style:style style:name="T740" style:family="text">
      <style:text-properties fo:font-size="9.00pt" fo:font-weight="normal" fo:font-family="'DejaVu Sans Mono'" style:font-family-asian="'DejaVu Sans Mono'" style:font-family-complex="'DejaVu Sans Mono'" fo:background-color="#2b2b2b" fo:color="#cc7832"/>
    </style:style>
    <style:style style:name="T741" style:family="text">
      <style:text-properties fo:font-size="9.00pt" fo:font-weight="normal" fo:font-family="'DejaVu Sans Mono'" style:font-family-asian="'DejaVu Sans Mono'" style:font-family-complex="'DejaVu Sans Mono'" fo:background-color="#2b2b2b" fo:color="#a9b7c6"/>
    </style:style>
    <style:style style:name="T742" style:family="text">
      <style:text-properties fo:font-size="10.00pt" fo:font-weight="normal" fo:font-family="'Liberation Mono'" style:font-family-asian="'Liberation Mono'" style:font-family-complex="'Liberation Mono'" fo:background-color="#2b2b2b" fo:color="#a9b7c6"/>
    </style:style>
    <style:style style:name="T743" style:family="text">
      <style:text-properties fo:font-size="9.00pt" fo:font-weight="normal" fo:font-family="'DejaVu Sans Mono'" style:font-family-asian="'DejaVu Sans Mono'" style:font-family-complex="'DejaVu Sans Mono'" fo:background-color="#2b2b2b" fo:color="#a9b7c6"/>
    </style:style>
    <style:style style:name="T744" style:family="text">
      <style:text-properties fo:font-size="9.00pt" fo:font-weight="normal" fo:font-family="'DejaVu Sans Mono'" style:font-family-asian="'DejaVu Sans Mono'" style:font-family-complex="'DejaVu Sans Mono'" fo:background-color="#2b2b2b" fo:color="#cc7832"/>
    </style:style>
    <style:style style:name="T745" style:family="text">
      <style:text-properties fo:font-size="9.00pt" fo:font-weight="normal" fo:font-family="'DejaVu Sans Mono'" style:font-family-asian="'DejaVu Sans Mono'" style:font-family-complex="'DejaVu Sans Mono'" fo:background-color="#2b2b2b" fo:color="#8888c6"/>
    </style:style>
    <style:style style:name="T746" style:family="text">
      <style:text-properties fo:font-size="9.00pt" fo:font-weight="normal" fo:font-family="'DejaVu Sans Mono'" style:font-family-asian="'DejaVu Sans Mono'" style:font-family-complex="'DejaVu Sans Mono'" fo:background-color="#2b2b2b" fo:color="#a9b7c6"/>
    </style:style>
    <style:style style:name="T747" style:family="text">
      <style:text-properties fo:font-size="9.00pt" fo:font-weight="normal" fo:font-family="'DejaVu Sans Mono'" style:font-family-asian="'DejaVu Sans Mono'" style:font-family-complex="'DejaVu Sans Mono'" fo:background-color="#2b2b2b" fo:color="#cc7832"/>
    </style:style>
    <style:style style:name="T748" style:family="text">
      <style:text-properties fo:font-size="9.00pt" fo:font-weight="normal" fo:font-family="'DejaVu Sans Mono'" style:font-family-asian="'DejaVu Sans Mono'" style:font-family-complex="'DejaVu Sans Mono'" fo:background-color="#2b2b2b" fo:color="#a9b7c6"/>
    </style:style>
    <style:style style:name="T749" style:family="text">
      <style:text-properties fo:font-size="9.00pt" fo:font-weight="normal" fo:font-family="'DejaVu Sans Mono'" style:font-family-asian="'DejaVu Sans Mono'" style:font-family-complex="'DejaVu Sans Mono'" fo:background-color="#2b2b2b" fo:color="#cc7832"/>
    </style:style>
    <style:style style:name="T750" style:family="text">
      <style:text-properties fo:font-size="9.00pt" fo:font-weight="normal" fo:font-family="'DejaVu Sans Mono'" style:font-family-asian="'DejaVu Sans Mono'" style:font-family-complex="'DejaVu Sans Mono'" fo:background-color="#2b2b2b" fo:color="#a9b7c6"/>
    </style:style>
    <style:style style:name="T751" style:family="text">
      <style:text-properties fo:font-size="9.00pt" fo:font-weight="normal" fo:font-family="'DejaVu Sans Mono'" style:font-family-asian="'DejaVu Sans Mono'" style:font-family-complex="'DejaVu Sans Mono'" fo:background-color="#2b2b2b" fo:color="#cc7832"/>
    </style:style>
    <style:style style:name="T752" style:family="text">
      <style:text-properties fo:font-size="9.00pt" fo:font-weight="normal" fo:font-family="'DejaVu Sans Mono'" style:font-family-asian="'DejaVu Sans Mono'" style:font-family-complex="'DejaVu Sans Mono'" fo:background-color="#2b2b2b" fo:color="#a9b7c6"/>
    </style:style>
    <style:style style:name="T753" style:family="text">
      <style:text-properties fo:font-size="9.00pt" fo:font-weight="normal" fo:font-family="'DejaVu Sans Mono'" style:font-family-asian="'DejaVu Sans Mono'" style:font-family-complex="'DejaVu Sans Mono'" fo:background-color="#2b2b2b" fo:color="#cc7832"/>
    </style:style>
    <style:style style:name="T754" style:family="text">
      <style:text-properties fo:font-size="9.00pt" fo:font-weight="normal" fo:font-family="'DejaVu Sans Mono'" style:font-family-asian="'DejaVu Sans Mono'" style:font-family-complex="'DejaVu Sans Mono'" fo:background-color="#2b2b2b" fo:color="#a9b7c6"/>
    </style:style>
    <style:style style:name="T755" style:family="text">
      <style:text-properties fo:font-size="9.00pt" fo:font-weight="normal" fo:font-family="'DejaVu Sans Mono'" style:font-family-asian="'DejaVu Sans Mono'" style:font-family-complex="'DejaVu Sans Mono'" fo:background-color="#2b2b2b" fo:color="#cc7832"/>
    </style:style>
    <style:style style:name="T756" style:family="text">
      <style:text-properties fo:font-size="9.00pt" fo:font-weight="normal" fo:font-family="'DejaVu Sans Mono'" style:font-family-asian="'DejaVu Sans Mono'" style:font-family-complex="'DejaVu Sans Mono'" fo:background-color="#2b2b2b" fo:color="#a9b7c6"/>
    </style:style>
    <style:style style:name="T757" style:family="text">
      <style:text-properties fo:font-size="10.00pt" fo:font-weight="normal" fo:font-family="'Liberation Mono'" style:font-family-asian="'Liberation Mono'" style:font-family-complex="'Liberation Mono'" fo:background-color="#2b2b2b" fo:color="#a9b7c6"/>
    </style:style>
    <style:style style:name="T758" style:family="text">
      <style:text-properties fo:font-size="9.00pt" fo:font-weight="normal" fo:font-family="'DejaVu Sans Mono'" style:font-family-asian="'DejaVu Sans Mono'" style:font-family-complex="'DejaVu Sans Mono'" fo:background-color="#2b2b2b" fo:color="#a9b7c6"/>
    </style:style>
    <style:style style:name="T759" style:family="text">
      <style:text-properties fo:font-size="9.00pt" fo:font-weight="normal" fo:font-family="'DejaVu Sans Mono'" style:font-family-asian="'DejaVu Sans Mono'" style:font-family-complex="'DejaVu Sans Mono'" fo:background-color="#2b2b2b" fo:color="#cc7832"/>
    </style:style>
    <style:style style:name="T760" style:family="text">
      <style:text-properties fo:font-size="9.00pt" fo:font-weight="normal" fo:font-family="'DejaVu Sans Mono'" style:font-family-asian="'DejaVu Sans Mono'" style:font-family-complex="'DejaVu Sans Mono'" fo:background-color="#2b2b2b" fo:color="#a9b7c6"/>
    </style:style>
    <style:style style:name="T761" style:family="text">
      <style:text-properties fo:font-size="9.00pt" fo:font-weight="normal" fo:font-family="'DejaVu Sans Mono'" style:font-family-asian="'DejaVu Sans Mono'" style:font-family-complex="'DejaVu Sans Mono'" fo:background-color="#2b2b2b" fo:color="#cc7832"/>
    </style:style>
    <style:style style:name="T762" style:family="text">
      <style:text-properties fo:font-size="9.00pt" fo:font-weight="normal" fo:font-family="'DejaVu Sans Mono'" style:font-family-asian="'DejaVu Sans Mono'" style:font-family-complex="'DejaVu Sans Mono'" fo:background-color="#2b2b2b" fo:color="#a9b7c6"/>
    </style:style>
    <style:style style:name="T763" style:family="text">
      <style:text-properties fo:font-size="9.00pt" fo:font-weight="normal" fo:font-family="'DejaVu Sans Mono'" style:font-family-asian="'DejaVu Sans Mono'" style:font-family-complex="'DejaVu Sans Mono'" fo:background-color="#2b2b2b" fo:color="#cc7832"/>
    </style:style>
    <style:style style:name="T764" style:family="text">
      <style:text-properties fo:font-size="9.00pt" fo:font-weight="normal" fo:font-family="'DejaVu Sans Mono'" style:font-family-asian="'DejaVu Sans Mono'" style:font-family-complex="'DejaVu Sans Mono'" fo:background-color="#2b2b2b" fo:color="#a9b7c6"/>
    </style:style>
    <style:style style:name="T765" style:family="text">
      <style:text-properties fo:font-size="9.00pt" fo:font-weight="normal" fo:font-family="'DejaVu Sans Mono'" style:font-family-asian="'DejaVu Sans Mono'" style:font-family-complex="'DejaVu Sans Mono'" fo:background-color="#2b2b2b" fo:color="#cc7832"/>
    </style:style>
    <style:style style:name="T766" style:family="text">
      <style:text-properties fo:font-size="9.00pt" fo:font-weight="normal" fo:font-family="'DejaVu Sans Mono'" style:font-family-asian="'DejaVu Sans Mono'" style:font-family-complex="'DejaVu Sans Mono'" fo:background-color="#2b2b2b" fo:color="#a9b7c6"/>
    </style:style>
    <style:style style:name="T767" style:family="text">
      <style:text-properties fo:font-size="9.00pt" fo:font-weight="normal" fo:font-family="'DejaVu Sans Mono'" style:font-family-asian="'DejaVu Sans Mono'" style:font-family-complex="'DejaVu Sans Mono'" fo:background-color="#2b2b2b" fo:color="#cc7832"/>
    </style:style>
    <style:style style:name="T768" style:family="text">
      <style:text-properties fo:font-size="9.00pt" fo:font-weight="normal" fo:font-family="'DejaVu Sans Mono'" style:font-family-asian="'DejaVu Sans Mono'" style:font-family-complex="'DejaVu Sans Mono'" fo:background-color="#2b2b2b" fo:color="#a9b7c6"/>
    </style:style>
    <style:style style:name="T769" style:family="text">
      <style:text-properties fo:font-size="10.00pt" fo:font-weight="normal" fo:font-family="'Liberation Mono'" style:font-family-asian="'Liberation Mono'" style:font-family-complex="'Liberation Mono'" fo:background-color="#2b2b2b" fo:color="#a9b7c6"/>
    </style:style>
    <style:style style:name="T770" style:family="text">
      <style:text-properties fo:font-size="9.00pt" fo:font-weight="normal" fo:font-family="'DejaVu Sans Mono'" style:font-family-asian="'DejaVu Sans Mono'" style:font-family-complex="'DejaVu Sans Mono'" fo:background-color="#2b2b2b" fo:color="#a9b7c6"/>
    </style:style>
    <style:style style:name="T771" style:family="text">
      <style:text-properties fo:font-size="9.00pt" fo:font-weight="normal" fo:font-family="'DejaVu Sans Mono'" style:font-family-asian="'DejaVu Sans Mono'" style:font-family-complex="'DejaVu Sans Mono'" fo:background-color="#2b2b2b" fo:color="#cc7832"/>
    </style:style>
    <style:style style:name="T772" style:family="text">
      <style:text-properties fo:font-size="9.00pt" fo:font-weight="normal" fo:font-family="'DejaVu Sans Mono'" style:font-family-asian="'DejaVu Sans Mono'" style:font-family-complex="'DejaVu Sans Mono'" fo:background-color="#2b2b2b" fo:color="#8888c6"/>
    </style:style>
    <style:style style:name="T773" style:family="text">
      <style:text-properties fo:font-size="9.00pt" fo:font-weight="normal" fo:font-family="'DejaVu Sans Mono'" style:font-family-asian="'DejaVu Sans Mono'" style:font-family-complex="'DejaVu Sans Mono'" fo:background-color="#2b2b2b" fo:color="#a9b7c6"/>
    </style:style>
    <style:style style:name="T774" style:family="text">
      <style:text-properties fo:font-size="9.00pt" fo:font-weight="normal" fo:font-family="'DejaVu Sans Mono'" style:font-family-asian="'DejaVu Sans Mono'" style:font-family-complex="'DejaVu Sans Mono'" fo:background-color="#2b2b2b" fo:color="#cc7832"/>
    </style:style>
    <style:style style:name="T775" style:family="text">
      <style:text-properties fo:font-size="9.00pt" fo:font-weight="normal" fo:font-family="'DejaVu Sans Mono'" style:font-family-asian="'DejaVu Sans Mono'" style:font-family-complex="'DejaVu Sans Mono'" fo:background-color="#2b2b2b" fo:color="#a9b7c6"/>
    </style:style>
    <style:style style:name="T776" style:family="text">
      <style:text-properties fo:font-size="9.00pt" fo:font-weight="normal" fo:font-family="'DejaVu Sans Mono'" style:font-family-asian="'DejaVu Sans Mono'" style:font-family-complex="'DejaVu Sans Mono'" fo:background-color="#2b2b2b" fo:color="#cc7832"/>
    </style:style>
    <style:style style:name="T777" style:family="text">
      <style:text-properties fo:font-size="9.00pt" fo:font-weight="normal" fo:font-family="'DejaVu Sans Mono'" style:font-family-asian="'DejaVu Sans Mono'" style:font-family-complex="'DejaVu Sans Mono'" fo:background-color="#2b2b2b" fo:color="#a9b7c6"/>
    </style:style>
    <style:style style:name="T778" style:family="text">
      <style:text-properties fo:font-size="9.00pt" fo:font-weight="normal" fo:font-family="'DejaVu Sans Mono'" style:font-family-asian="'DejaVu Sans Mono'" style:font-family-complex="'DejaVu Sans Mono'" fo:background-color="#2b2b2b" fo:color="#cc7832"/>
    </style:style>
    <style:style style:name="T779" style:family="text">
      <style:text-properties fo:font-size="9.00pt" fo:font-weight="normal" fo:font-family="'DejaVu Sans Mono'" style:font-family-asian="'DejaVu Sans Mono'" style:font-family-complex="'DejaVu Sans Mono'" fo:background-color="#2b2b2b" fo:color="#a9b7c6"/>
    </style:style>
    <style:style style:name="T780" style:family="text">
      <style:text-properties fo:font-size="9.00pt" fo:font-weight="normal" fo:font-family="'DejaVu Sans Mono'" style:font-family-asian="'DejaVu Sans Mono'" style:font-family-complex="'DejaVu Sans Mono'" fo:background-color="#2b2b2b" fo:color="#cc7832"/>
    </style:style>
    <style:style style:name="T781" style:family="text">
      <style:text-properties fo:font-size="9.00pt" fo:font-weight="normal" fo:font-family="'DejaVu Sans Mono'" style:font-family-asian="'DejaVu Sans Mono'" style:font-family-complex="'DejaVu Sans Mono'" fo:background-color="#2b2b2b" fo:color="#a9b7c6"/>
    </style:style>
    <style:style style:name="T782" style:family="text">
      <style:text-properties fo:font-size="9.00pt" fo:font-weight="normal" fo:font-family="'DejaVu Sans Mono'" style:font-family-asian="'DejaVu Sans Mono'" style:font-family-complex="'DejaVu Sans Mono'" fo:background-color="#2b2b2b" fo:color="#cc7832"/>
    </style:style>
    <style:style style:name="T783" style:family="text">
      <style:text-properties fo:font-size="9.00pt" fo:font-weight="normal" fo:font-family="'DejaVu Sans Mono'" style:font-family-asian="'DejaVu Sans Mono'" style:font-family-complex="'DejaVu Sans Mono'" fo:background-color="#2b2b2b" fo:color="#a9b7c6"/>
    </style:style>
    <style:style style:name="T784" style:family="text">
      <style:text-properties fo:font-size="10.00pt" fo:font-weight="normal" fo:font-family="'Liberation Mono'" style:font-family-asian="'Liberation Mono'" style:font-family-complex="'Liberation Mono'" fo:background-color="#2b2b2b" fo:color="#a9b7c6"/>
    </style:style>
    <style:style style:name="T785" style:family="text">
      <style:text-properties fo:font-size="9.00pt" fo:font-weight="normal" fo:font-family="'DejaVu Sans Mono'" style:font-family-asian="'DejaVu Sans Mono'" style:font-family-complex="'DejaVu Sans Mono'" fo:background-color="#2b2b2b" fo:color="#a9b7c6"/>
    </style:style>
    <style:style style:name="T786" style:family="text">
      <style:text-properties fo:font-size="9.00pt" fo:font-weight="normal" fo:font-family="'DejaVu Sans Mono'" style:font-family-asian="'DejaVu Sans Mono'" style:font-family-complex="'DejaVu Sans Mono'" fo:background-color="#2b2b2b" fo:color="#cc7832"/>
    </style:style>
    <style:style style:name="T787" style:family="text">
      <style:text-properties fo:font-size="9.00pt" fo:font-weight="normal" fo:font-family="'DejaVu Sans Mono'" style:font-family-asian="'DejaVu Sans Mono'" style:font-family-complex="'DejaVu Sans Mono'" fo:background-color="#2b2b2b" fo:color="#a9b7c6"/>
    </style:style>
    <style:style style:name="T788" style:family="text">
      <style:text-properties fo:font-size="9.00pt" fo:font-weight="normal" fo:font-family="'DejaVu Sans Mono'" style:font-family-asian="'DejaVu Sans Mono'" style:font-family-complex="'DejaVu Sans Mono'" fo:background-color="#2b2b2b" fo:color="#cc7832"/>
    </style:style>
    <style:style style:name="T789" style:family="text">
      <style:text-properties fo:font-size="9.00pt" fo:font-weight="normal" fo:font-family="'DejaVu Sans Mono'" style:font-family-asian="'DejaVu Sans Mono'" style:font-family-complex="'DejaVu Sans Mono'" fo:background-color="#2b2b2b" fo:color="#a9b7c6"/>
    </style:style>
    <style:style style:name="T790" style:family="text">
      <style:text-properties fo:font-size="9.00pt" fo:font-weight="normal" fo:font-family="'DejaVu Sans Mono'" style:font-family-asian="'DejaVu Sans Mono'" style:font-family-complex="'DejaVu Sans Mono'" fo:background-color="#2b2b2b" fo:color="#cc7832"/>
    </style:style>
    <style:style style:name="T791" style:family="text">
      <style:text-properties fo:font-size="9.00pt" fo:font-weight="normal" fo:font-family="'DejaVu Sans Mono'" style:font-family-asian="'DejaVu Sans Mono'" style:font-family-complex="'DejaVu Sans Mono'" fo:background-color="#2b2b2b" fo:color="#a9b7c6"/>
    </style:style>
    <style:style style:name="T792" style:family="text">
      <style:text-properties fo:font-size="9.00pt" fo:font-weight="normal" fo:font-family="'DejaVu Sans Mono'" style:font-family-asian="'DejaVu Sans Mono'" style:font-family-complex="'DejaVu Sans Mono'" fo:background-color="#2b2b2b" fo:color="#cc7832"/>
    </style:style>
    <style:style style:name="T793" style:family="text">
      <style:text-properties fo:font-size="9.00pt" fo:font-weight="normal" fo:font-family="'DejaVu Sans Mono'" style:font-family-asian="'DejaVu Sans Mono'" style:font-family-complex="'DejaVu Sans Mono'" fo:background-color="#2b2b2b" fo:color="#a9b7c6"/>
    </style:style>
    <style:style style:name="T794" style:family="text">
      <style:text-properties fo:font-size="9.00pt" fo:font-weight="normal" fo:font-family="'DejaVu Sans Mono'" style:font-family-asian="'DejaVu Sans Mono'" style:font-family-complex="'DejaVu Sans Mono'" fo:background-color="#2b2b2b" fo:color="#cc7832"/>
    </style:style>
    <style:style style:name="T795" style:family="text">
      <style:text-properties fo:font-size="9.00pt" fo:font-weight="normal" fo:font-family="'DejaVu Sans Mono'" style:font-family-asian="'DejaVu Sans Mono'" style:font-family-complex="'DejaVu Sans Mono'" fo:background-color="#2b2b2b" fo:color="#a9b7c6"/>
    </style:style>
    <style:style style:name="T796" style:family="text">
      <style:text-properties fo:font-size="10.00pt" fo:font-weight="normal" fo:font-family="'Liberation Mono'" style:font-family-asian="'Liberation Mono'" style:font-family-complex="'Liberation Mono'" fo:background-color="#2b2b2b" fo:color="#a9b7c6"/>
    </style:style>
    <style:style style:name="T797" style:family="text">
      <style:text-properties fo:font-size="9.00pt" fo:font-weight="normal" fo:font-family="'DejaVu Sans Mono'" style:font-family-asian="'DejaVu Sans Mono'" style:font-family-complex="'DejaVu Sans Mono'" fo:background-color="#2b2b2b" fo:color="#a9b7c6"/>
    </style:style>
    <style:style style:name="T798" style:family="text">
      <style:text-properties fo:font-size="9.00pt" fo:font-weight="normal" fo:font-family="'DejaVu Sans Mono'" style:font-family-asian="'DejaVu Sans Mono'" style:font-family-complex="'DejaVu Sans Mono'" fo:background-color="#2b2b2b" fo:color="#cc7832"/>
    </style:style>
    <style:style style:name="T799" style:family="text">
      <style:text-properties fo:font-size="9.00pt" fo:font-weight="normal" fo:font-family="'DejaVu Sans Mono'" style:font-family-asian="'DejaVu Sans Mono'" style:font-family-complex="'DejaVu Sans Mono'" fo:background-color="#2b2b2b" fo:color="#a9b7c6"/>
    </style:style>
    <style:style style:name="T800" style:family="text">
      <style:text-properties fo:font-size="9.00pt" fo:font-weight="normal" fo:font-family="'DejaVu Sans Mono'" style:font-family-asian="'DejaVu Sans Mono'" style:font-family-complex="'DejaVu Sans Mono'" fo:background-color="#2b2b2b" fo:color="#cc7832"/>
    </style:style>
    <style:style style:name="T801" style:family="text">
      <style:text-properties fo:font-size="9.00pt" fo:font-weight="normal" fo:font-family="'DejaVu Sans Mono'" style:font-family-asian="'DejaVu Sans Mono'" style:font-family-complex="'DejaVu Sans Mono'" fo:background-color="#2b2b2b" fo:color="#a9b7c6"/>
    </style:style>
    <style:style style:name="T802" style:family="text">
      <style:text-properties fo:font-size="9.00pt" fo:font-weight="normal" fo:font-family="'DejaVu Sans Mono'" style:font-family-asian="'DejaVu Sans Mono'" style:font-family-complex="'DejaVu Sans Mono'" fo:background-color="#2b2b2b" fo:color="#cc7832"/>
    </style:style>
    <style:style style:name="T803" style:family="text">
      <style:text-properties fo:font-size="9.00pt" fo:font-weight="normal" fo:font-family="'DejaVu Sans Mono'" style:font-family-asian="'DejaVu Sans Mono'" style:font-family-complex="'DejaVu Sans Mono'" fo:background-color="#2b2b2b" fo:color="#a9b7c6"/>
    </style:style>
    <style:style style:name="T804" style:family="text">
      <style:text-properties fo:font-size="9.00pt" fo:font-weight="normal" fo:font-family="'DejaVu Sans Mono'" style:font-family-asian="'DejaVu Sans Mono'" style:font-family-complex="'DejaVu Sans Mono'" fo:background-color="#2b2b2b" fo:color="#cc7832"/>
    </style:style>
    <style:style style:name="T805" style:family="text">
      <style:text-properties fo:font-size="9.00pt" fo:font-weight="normal" fo:font-family="'DejaVu Sans Mono'" style:font-family-asian="'DejaVu Sans Mono'" style:font-family-complex="'DejaVu Sans Mono'" fo:background-color="#2b2b2b" fo:color="#a9b7c6"/>
    </style:style>
    <style:style style:name="T806" style:family="text">
      <style:text-properties fo:font-size="9.00pt" fo:font-weight="normal" fo:font-family="'DejaVu Sans Mono'" style:font-family-asian="'DejaVu Sans Mono'" style:font-family-complex="'DejaVu Sans Mono'" fo:background-color="#2b2b2b" fo:color="#cc7832"/>
    </style:style>
    <style:style style:name="T807" style:family="text">
      <style:text-properties fo:font-size="9.00pt" fo:font-weight="normal" fo:font-family="'DejaVu Sans Mono'" style:font-family-asian="'DejaVu Sans Mono'" style:font-family-complex="'DejaVu Sans Mono'" fo:background-color="#2b2b2b" fo:color="#a9b7c6"/>
    </style:style>
    <style:style style:name="T808" style:family="text">
      <style:text-properties fo:font-size="10.00pt" fo:font-weight="normal" fo:font-family="'Liberation Mono'" style:font-family-asian="'Liberation Mono'" style:font-family-complex="'Liberation Mono'" fo:background-color="#2b2b2b" fo:color="#a9b7c6"/>
    </style:style>
    <style:style style:name="T809" style:family="text">
      <style:text-properties fo:font-size="9.00pt" fo:font-weight="normal" fo:font-family="'DejaVu Sans Mono'" style:font-family-asian="'DejaVu Sans Mono'" style:font-family-complex="'DejaVu Sans Mono'" fo:background-color="#2b2b2b" fo:color="#8888c6"/>
    </style:style>
    <style:style style:name="T810" style:family="text">
      <style:text-properties fo:font-size="9.00pt" fo:font-weight="normal" fo:font-family="'DejaVu Sans Mono'" style:font-family-asian="'DejaVu Sans Mono'" style:font-family-complex="'DejaVu Sans Mono'" fo:background-color="#2b2b2b" fo:color="#a9b7c6"/>
    </style:style>
    <style:style style:name="T811" style:family="text">
      <style:text-properties fo:font-size="9.00pt" fo:font-weight="normal" fo:font-family="'DejaVu Sans Mono'" style:font-family-asian="'DejaVu Sans Mono'" style:font-family-complex="'DejaVu Sans Mono'" fo:background-color="#2b2b2b" fo:color="#6a8759"/>
    </style:style>
    <style:style style:name="T812" style:family="text">
      <style:text-properties fo:font-size="9.00pt" fo:font-weight="normal" fo:font-family="'DejaVu Sans Mono'" style:font-family-asian="'DejaVu Sans Mono'" style:font-family-complex="'DejaVu Sans Mono'" fo:background-color="#2b2b2b" fo:color="#cc7832"/>
    </style:style>
    <style:style style:name="T813" style:family="text">
      <style:text-properties fo:font-size="9.00pt" fo:font-weight="normal" fo:font-family="'DejaVu Sans Mono'" style:font-family-asian="'DejaVu Sans Mono'" style:font-family-complex="'DejaVu Sans Mono'" fo:background-color="#2b2b2b" fo:color="#a9b7c6"/>
    </style:style>
    <style:style style:name="T814" style:family="text">
      <style:text-properties fo:font-size="10.00pt" fo:font-weight="normal" fo:font-family="'Liberation Mono'" style:font-family-asian="'Liberation Mono'" style:font-family-complex="'Liberation Mono'" fo:background-color="#2b2b2b" fo:color="#a9b7c6"/>
    </style:style>
    <style:style style:name="T815" style:family="text">
      <style:text-properties fo:font-size="9.00pt" fo:font-weight="normal" fo:font-family="'DejaVu Sans Mono'" style:font-family-asian="'DejaVu Sans Mono'" style:font-family-complex="'DejaVu Sans Mono'" fo:background-color="#2b2b2b" fo:color="#a9b7c6"/>
    </style:style>
    <style:style style:name="T816" style:family="text">
      <style:text-properties fo:font-size="10.00pt" fo:font-weight="normal" fo:font-family="'Liberation Mono'" style:font-family-asian="'Liberation Mono'" style:font-family-complex="'Liberation Mono'" fo:background-color="#2b2b2b" fo:color="#a9b7c6"/>
    </style:style>
    <style:style style:name="T817" style:family="text">
      <style:text-properties fo:font-size="9.00pt" fo:font-weight="normal" fo:font-family="'DejaVu Sans Mono'" style:font-family-asian="'DejaVu Sans Mono'" style:font-family-complex="'DejaVu Sans Mono'" fo:background-color="#2b2b2b" fo:color="#a9b7c6"/>
    </style:style>
    <style:style style:name="T818" style:family="text">
      <style:text-properties fo:font-size="9.00pt" fo:font-weight="normal" fo:font-family="'DejaVu Sans Mono'" style:font-family-asian="'DejaVu Sans Mono'" style:font-family-complex="'DejaVu Sans Mono'" fo:background-color="#2b2b2b" fo:color="#cc7832"/>
    </style:style>
    <style:style style:name="T819" style:family="text">
      <style:text-properties fo:font-size="9.00pt" fo:font-weight="normal" fo:font-family="'DejaVu Sans Mono'" style:font-family-asian="'DejaVu Sans Mono'" style:font-family-complex="'DejaVu Sans Mono'" fo:background-color="#2b2b2b" fo:color="#aa4926"/>
    </style:style>
    <style:style style:name="T820" style:family="text">
      <style:text-properties fo:font-size="9.00pt" fo:font-weight="normal" fo:font-family="'DejaVu Sans Mono'" style:font-family-asian="'DejaVu Sans Mono'" style:font-family-complex="'DejaVu Sans Mono'" fo:background-color="#2b2b2b" fo:color="#a9b7c6"/>
    </style:style>
    <style:style style:name="T821" style:family="text">
      <style:text-properties fo:font-size="9.00pt" fo:font-weight="normal" fo:font-family="'DejaVu Sans Mono'" style:font-family-asian="'DejaVu Sans Mono'" style:font-family-complex="'DejaVu Sans Mono'" fo:background-color="#2b2b2b" fo:color="#6a8759"/>
    </style:style>
    <style:style style:name="T822" style:family="text">
      <style:text-properties fo:font-size="9.00pt" fo:font-weight="normal" fo:font-family="'DejaVu Sans Mono'" style:font-family-asian="'DejaVu Sans Mono'" style:font-family-complex="'DejaVu Sans Mono'" fo:background-color="#2b2b2b" fo:color="#a9b7c6"/>
    </style:style>
    <style:style style:name="T823" style:family="text">
      <style:text-properties fo:font-size="10.00pt" fo:font-weight="normal" fo:font-family="'Liberation Mono'" style:font-family-asian="'Liberation Mono'" style:font-family-complex="'Liberation Mono'" fo:background-color="#2b2b2b" fo:color="#a9b7c6"/>
    </style:style>
    <style:style style:name="T824" style:family="text">
      <style:text-properties fo:font-size="9.00pt" fo:font-weight="normal" fo:font-family="'DejaVu Sans Mono'" style:font-family-asian="'DejaVu Sans Mono'" style:font-family-complex="'DejaVu Sans Mono'" fo:background-color="#2b2b2b" fo:color="#a9b7c6"/>
    </style:style>
    <style:style style:name="T825" style:family="text">
      <style:text-properties fo:font-size="9.00pt" fo:font-weight="normal" fo:font-family="'DejaVu Sans Mono'" style:font-family-asian="'DejaVu Sans Mono'" style:font-family-complex="'DejaVu Sans Mono'" fo:background-color="#2b2b2b" fo:color="#808080"/>
    </style:style>
    <style:style style:name="T826" style:family="text">
      <style:text-properties fo:font-size="10.00pt" fo:font-weight="normal" fo:font-family="'Liberation Mono'" style:font-family-asian="'Liberation Mono'" style:font-family-complex="'Liberation Mono'" fo:background-color="#2b2b2b" fo:color="#808080"/>
    </style:style>
    <style:style style:name="T827" style:family="text">
      <style:text-properties fo:font-size="9.00pt" fo:font-weight="normal" fo:font-family="'DejaVu Sans Mono'" style:font-family-asian="'DejaVu Sans Mono'" style:font-family-complex="'DejaVu Sans Mono'" fo:background-color="#2b2b2b" fo:color="#a9b7c6"/>
    </style:style>
    <style:style style:name="T828" style:family="text">
      <style:text-properties fo:font-size="9.00pt" fo:font-weight="normal" fo:font-family="'DejaVu Sans Mono'" style:font-family-asian="'DejaVu Sans Mono'" style:font-family-complex="'DejaVu Sans Mono'" fo:background-color="#2b2b2b" fo:color="#8888c6"/>
    </style:style>
    <style:style style:name="T829" style:family="text">
      <style:text-properties fo:font-size="9.00pt" fo:font-weight="normal" fo:font-family="'DejaVu Sans Mono'" style:font-family-asian="'DejaVu Sans Mono'" style:font-family-complex="'DejaVu Sans Mono'" fo:background-color="#2b2b2b" fo:color="#a9b7c6"/>
    </style:style>
    <style:style style:name="T830" style:family="text">
      <style:text-properties fo:font-size="9.00pt" fo:font-weight="normal" fo:font-family="'DejaVu Sans Mono'" style:font-family-asian="'DejaVu Sans Mono'" style:font-family-complex="'DejaVu Sans Mono'" fo:background-color="#2b2b2b" fo:color="#8888c6"/>
    </style:style>
    <style:style style:name="T831" style:family="text">
      <style:text-properties fo:font-size="9.00pt" fo:font-weight="normal" fo:font-family="'DejaVu Sans Mono'" style:font-family-asian="'DejaVu Sans Mono'" style:font-family-complex="'DejaVu Sans Mono'" fo:background-color="#2b2b2b" fo:color="#a9b7c6"/>
    </style:style>
    <style:style style:name="T832" style:family="text">
      <style:text-properties fo:font-size="9.00pt" fo:font-weight="normal" fo:font-family="'DejaVu Sans Mono'" style:font-family-asian="'DejaVu Sans Mono'" style:font-family-complex="'DejaVu Sans Mono'" fo:background-color="#2b2b2b" fo:color="#cc7832"/>
    </style:style>
    <style:style style:name="T833" style:family="text">
      <style:text-properties fo:font-size="9.00pt" fo:font-weight="normal" fo:font-family="'DejaVu Sans Mono'" style:font-family-asian="'DejaVu Sans Mono'" style:font-family-complex="'DejaVu Sans Mono'" fo:background-color="#2b2b2b" fo:color="#a9b7c6"/>
    </style:style>
    <style:style style:name="T834" style:family="text">
      <style:text-properties fo:font-size="9.00pt" fo:font-weight="normal" fo:font-family="'DejaVu Sans Mono'" style:font-family-asian="'DejaVu Sans Mono'" style:font-family-complex="'DejaVu Sans Mono'" fo:background-color="#2b2b2b" fo:color="#808080"/>
    </style:style>
    <style:style style:name="T835" style:family="text">
      <style:text-properties fo:font-size="10.00pt" fo:font-weight="normal" fo:font-family="'Liberation Mono'" style:font-family-asian="'Liberation Mono'" style:font-family-complex="'Liberation Mono'" fo:background-color="#2b2b2b" fo:color="#808080"/>
    </style:style>
    <style:style style:name="T836" style:family="text">
      <style:text-properties fo:font-size="9.00pt" fo:font-weight="normal" fo:font-family="'DejaVu Sans Mono'" style:font-family-asian="'DejaVu Sans Mono'" style:font-family-complex="'DejaVu Sans Mono'" fo:background-color="#2b2b2b" fo:color="#a9b7c6"/>
    </style:style>
    <style:style style:name="T837" style:family="text">
      <style:text-properties fo:font-size="9.00pt" fo:font-weight="normal" fo:font-family="'DejaVu Sans Mono'" style:font-family-asian="'DejaVu Sans Mono'" style:font-family-complex="'DejaVu Sans Mono'" fo:background-color="#2b2b2b" fo:color="#8888c6"/>
    </style:style>
    <style:style style:name="T838" style:family="text">
      <style:text-properties fo:font-size="9.00pt" fo:font-weight="normal" fo:font-family="'DejaVu Sans Mono'" style:font-family-asian="'DejaVu Sans Mono'" style:font-family-complex="'DejaVu Sans Mono'" fo:background-color="#2b2b2b" fo:color="#a9b7c6"/>
    </style:style>
    <style:style style:name="T839" style:family="text">
      <style:text-properties fo:font-size="9.00pt" fo:font-weight="normal" fo:font-family="'DejaVu Sans Mono'" style:font-family-asian="'DejaVu Sans Mono'" style:font-family-complex="'DejaVu Sans Mono'" fo:background-color="#2b2b2b" fo:color="#8888c6"/>
    </style:style>
    <style:style style:name="T840" style:family="text">
      <style:text-properties fo:font-size="9.00pt" fo:font-weight="normal" fo:font-family="'DejaVu Sans Mono'" style:font-family-asian="'DejaVu Sans Mono'" style:font-family-complex="'DejaVu Sans Mono'" fo:background-color="#2b2b2b" fo:color="#a9b7c6"/>
    </style:style>
    <style:style style:name="T841" style:family="text">
      <style:text-properties fo:font-size="9.00pt" fo:font-weight="normal" fo:font-family="'DejaVu Sans Mono'" style:font-family-asian="'DejaVu Sans Mono'" style:font-family-complex="'DejaVu Sans Mono'" fo:background-color="#2b2b2b" fo:color="#cc7832"/>
    </style:style>
    <style:style style:name="T842" style:family="text">
      <style:text-properties fo:font-size="9.00pt" fo:font-weight="normal" fo:font-family="'DejaVu Sans Mono'" style:font-family-asian="'DejaVu Sans Mono'" style:font-family-complex="'DejaVu Sans Mono'" fo:background-color="#2b2b2b" fo:color="#a9b7c6"/>
    </style:style>
    <style:style style:name="T843" style:family="text">
      <style:text-properties fo:font-size="10.00pt" fo:font-weight="normal" fo:font-family="'Liberation Mono'" style:font-family-asian="'Liberation Mono'" style:font-family-complex="'Liberation Mono'" fo:background-color="#2b2b2b" fo:color="#a9b7c6"/>
    </style:style>
    <style:style style:name="T844" style:family="text">
      <style:text-properties fo:font-size="9.00pt" fo:font-weight="normal" fo:font-family="'DejaVu Sans Mono'" style:font-family-asian="'DejaVu Sans Mono'" style:font-family-complex="'DejaVu Sans Mono'" fo:background-color="#2b2b2b" fo:color="#a9b7c6"/>
    </style:style>
    <style:style style:name="T845" style:family="text">
      <style:text-properties fo:font-size="10.00pt" fo:font-weight="normal" fo:font-family="'Liberation Mono'" style:font-family-asian="'Liberation Mono'" style:font-family-complex="'Liberation Mono'" fo:background-color="#2b2b2b" fo:color="#a9b7c6"/>
    </style:style>
    <style:style style:name="T846" style:family="text">
      <style:text-properties fo:font-size="9.00pt" fo:font-weight="normal" fo:font-family="'DejaVu Sans Mono'" style:font-family-asian="'DejaVu Sans Mono'" style:font-family-complex="'DejaVu Sans Mono'" fo:background-color="#2b2b2b" fo:color="#a9b7c6"/>
    </style:style>
    <style:style style:name="T847" style:family="text">
      <style:text-properties fo:font-size="9.00pt" fo:font-weight="normal" fo:font-family="'DejaVu Sans Mono'" style:font-family-asian="'DejaVu Sans Mono'" style:font-family-complex="'DejaVu Sans Mono'" fo:background-color="#2b2b2b" fo:color="#6897bb"/>
    </style:style>
    <style:style style:name="T848" style:family="text">
      <style:text-properties fo:font-size="9.00pt" fo:font-weight="normal" fo:font-family="'DejaVu Sans Mono'" style:font-family-asian="'DejaVu Sans Mono'" style:font-family-complex="'DejaVu Sans Mono'" fo:background-color="#2b2b2b" fo:color="#a9b7c6"/>
    </style:style>
    <style:style style:name="T849" style:family="text">
      <style:text-properties fo:font-size="10.00pt" fo:font-weight="normal" fo:font-family="'Liberation Mono'" style:font-family-asian="'Liberation Mono'" style:font-family-complex="'Liberation Mono'" fo:background-color="#2b2b2b" fo:color="#a9b7c6"/>
    </style:style>
    <style:style style:name="T850" style:family="text">
      <style:text-properties fo:font-size="9.00pt" fo:font-weight="normal" fo:font-family="'DejaVu Sans Mono'" style:font-family-asian="'DejaVu Sans Mono'" style:font-family-complex="'DejaVu Sans Mono'" fo:background-color="#2b2b2b" fo:color="#a9b7c6"/>
    </style:style>
    <style:style style:name="T851" style:family="text">
      <style:text-properties fo:font-size="9.00pt" fo:font-weight="normal" fo:font-family="'DejaVu Sans Mono'" style:font-family-asian="'DejaVu Sans Mono'" style:font-family-complex="'DejaVu Sans Mono'" fo:background-color="#2b2b2b" fo:color="#cc7832"/>
    </style:style>
    <style:style style:name="T852" style:family="text">
      <style:text-properties fo:font-size="9.00pt" fo:font-weight="normal" fo:font-family="'DejaVu Sans Mono'" style:font-family-asian="'DejaVu Sans Mono'" style:font-family-complex="'DejaVu Sans Mono'" fo:background-color="#2b2b2b" fo:color="#a9b7c6"/>
    </style:style>
    <style:style style:name="T853" style:family="text">
      <style:text-properties fo:font-size="9.00pt" fo:font-weight="normal" fo:font-family="'DejaVu Sans Mono'" style:font-family-asian="'DejaVu Sans Mono'" style:font-family-complex="'DejaVu Sans Mono'" fo:background-color="#2b2b2b" fo:color="#cc7832"/>
    </style:style>
    <style:style style:name="T854" style:family="text">
      <style:text-properties fo:font-size="9.00pt" fo:font-weight="normal" fo:font-family="'DejaVu Sans Mono'" style:font-family-asian="'DejaVu Sans Mono'" style:font-family-complex="'DejaVu Sans Mono'" fo:background-color="#2b2b2b" fo:color="#a9b7c6"/>
    </style:style>
    <style:style style:name="T855" style:family="text">
      <style:text-properties fo:font-size="9.00pt" fo:font-weight="normal" fo:font-family="'DejaVu Sans Mono'" style:font-family-asian="'DejaVu Sans Mono'" style:font-family-complex="'DejaVu Sans Mono'" fo:background-color="#2b2b2b" fo:color="#cc7832"/>
    </style:style>
    <style:style style:name="T856" style:family="text">
      <style:text-properties fo:font-size="9.00pt" fo:font-weight="normal" fo:font-family="'DejaVu Sans Mono'" style:font-family-asian="'DejaVu Sans Mono'" style:font-family-complex="'DejaVu Sans Mono'" fo:background-color="#2b2b2b" fo:color="#a9b7c6"/>
    </style:style>
    <style:style style:name="T857" style:family="text">
      <style:text-properties fo:font-size="9.00pt" fo:font-weight="normal" fo:font-family="'DejaVu Sans Mono'" style:font-family-asian="'DejaVu Sans Mono'" style:font-family-complex="'DejaVu Sans Mono'" fo:background-color="#2b2b2b" fo:color="#cc7832"/>
    </style:style>
    <style:style style:name="T858" style:family="text">
      <style:text-properties fo:font-size="9.00pt" fo:font-weight="normal" fo:font-family="'DejaVu Sans Mono'" style:font-family-asian="'DejaVu Sans Mono'" style:font-family-complex="'DejaVu Sans Mono'" fo:background-color="#2b2b2b" fo:color="#a9b7c6"/>
    </style:style>
    <style:style style:name="T859" style:family="text">
      <style:text-properties fo:font-size="10.00pt" fo:font-weight="normal" fo:font-family="'Liberation Mono'" style:font-family-asian="'Liberation Mono'" style:font-family-complex="'Liberation Mono'" fo:background-color="#2b2b2b" fo:color="#a9b7c6"/>
    </style:style>
    <style:style style:name="T860" style:family="text">
      <style:text-properties fo:font-size="9.00pt" fo:font-weight="normal" fo:font-family="'DejaVu Sans Mono'" style:font-family-asian="'DejaVu Sans Mono'" style:font-family-complex="'DejaVu Sans Mono'" fo:background-color="#2b2b2b" fo:color="#8888c6"/>
    </style:style>
    <style:style style:name="T861" style:family="text">
      <style:text-properties fo:font-size="9.00pt" fo:font-weight="normal" fo:font-family="'DejaVu Sans Mono'" style:font-family-asian="'DejaVu Sans Mono'" style:font-family-complex="'DejaVu Sans Mono'" fo:background-color="#2b2b2b" fo:color="#a9b7c6"/>
    </style:style>
    <style:style style:name="T862" style:family="text">
      <style:text-properties fo:font-size="9.00pt" fo:font-weight="normal" fo:font-family="'DejaVu Sans Mono'" style:font-family-asian="'DejaVu Sans Mono'" style:font-family-complex="'DejaVu Sans Mono'" fo:background-color="#2b2b2b" fo:color="#cc7832"/>
    </style:style>
    <style:style style:name="T863" style:family="text">
      <style:text-properties fo:font-size="9.00pt" fo:font-weight="normal" fo:font-family="'DejaVu Sans Mono'" style:font-family-asian="'DejaVu Sans Mono'" style:font-family-complex="'DejaVu Sans Mono'" fo:background-color="#2b2b2b" fo:color="#a9b7c6"/>
    </style:style>
    <style:style style:name="T864" style:family="text">
      <style:text-properties fo:font-size="10.00pt" fo:font-weight="normal" fo:font-family="'Liberation Mono'" style:font-family-asian="'Liberation Mono'" style:font-family-complex="'Liberation Mono'" fo:background-color="#2b2b2b" fo:color="#a9b7c6"/>
    </style:style>
    <style:style style:name="T865" style:family="text">
      <style:text-properties fo:font-size="9.00pt" fo:font-weight="normal" fo:font-family="'DejaVu Sans Mono'" style:font-family-asian="'DejaVu Sans Mono'" style:font-family-complex="'DejaVu Sans Mono'" fo:background-color="#2b2b2b" fo:color="#a9b7c6"/>
    </style:style>
    <style:style style:name="T866" style:family="text">
      <style:text-properties fo:font-size="9.00pt" fo:font-weight="normal" fo:font-family="'DejaVu Sans Mono'" style:font-family-asian="'DejaVu Sans Mono'" style:font-family-complex="'DejaVu Sans Mono'" fo:background-color="#2b2b2b" fo:color="#cc7832"/>
    </style:style>
    <style:style style:name="T867" style:family="text">
      <style:text-properties fo:font-size="9.00pt" fo:font-weight="normal" fo:font-family="'DejaVu Sans Mono'" style:font-family-asian="'DejaVu Sans Mono'" style:font-family-complex="'DejaVu Sans Mono'" fo:background-color="#2b2b2b" fo:color="#a9b7c6"/>
    </style:style>
    <style:style style:name="T868" style:family="text">
      <style:text-properties fo:font-size="11.00pt" fo:font-weight="normal" fo:font-family="Calibri" style:font-family-asian="Calibri" style:font-family-complex="Calibri" fo:background-color="transparent" style:use-window-font-color="true"/>
    </style:style>
    <style:style style:name="T869" style:family="text">
      <style:text-properties fo:font-size="14.00pt" fo:font-weight="normal" fo:font-family="'Liberation Serif'" style:font-family-asian="'Liberation Serif'" style:font-family-complex="'Liberation Serif'" fo:background-color="transparent" style:use-window-font-color="true"/>
    </style:style>
    <style:style style:name="T870" style:family="text">
      <style:text-properties fo:font-size="11.00pt" fo:font-weight="normal" fo:font-family="Calibri" style:font-family-asian="Calibri" style:font-family-complex="Calibri" fo:background-color="transparent" style:use-window-font-color="true"/>
    </style:style>
    <style:style style:name="T871" style:family="text">
      <style:text-properties fo:font-size="9.00pt" fo:font-weight="normal" fo:font-family="'DejaVu Sans Mono'" style:font-family-asian="'DejaVu Sans Mono'" style:font-family-complex="'DejaVu Sans Mono'" fo:background-color="#2b2b2b" fo:color="#cc7832"/>
    </style:style>
    <style:style style:name="T872" style:family="text">
      <style:text-properties fo:font-size="9.00pt" fo:font-weight="normal" fo:font-family="'DejaVu Sans Mono'" style:font-family-asian="'DejaVu Sans Mono'" style:font-family-complex="'DejaVu Sans Mono'" fo:background-color="#2b2b2b" fo:color="#a9b7c6"/>
    </style:style>
    <style:style style:name="T873" style:family="text">
      <style:text-properties fo:font-size="9.00pt" fo:font-weight="normal" fo:font-family="'DejaVu Sans Mono'" style:font-family-asian="'DejaVu Sans Mono'" style:font-family-complex="'DejaVu Sans Mono'" fo:background-color="#2b2b2b" fo:color="#cc7832"/>
    </style:style>
    <style:style style:name="T874" style:family="text">
      <style:text-properties fo:font-size="9.00pt" fo:font-weight="normal" fo:font-family="'DejaVu Sans Mono'" style:font-family-asian="'DejaVu Sans Mono'" style:font-family-complex="'DejaVu Sans Mono'" fo:background-color="#2b2b2b" fo:color="#a9b7c6"/>
    </style:style>
    <style:style style:name="T875" style:family="text">
      <style:text-properties fo:font-size="9.00pt" fo:font-weight="normal" fo:font-family="'DejaVu Sans Mono'" style:font-family-asian="'DejaVu Sans Mono'" style:font-family-complex="'DejaVu Sans Mono'" fo:background-color="#2b2b2b" fo:color="#cc7832"/>
    </style:style>
    <style:style style:name="T876" style:family="text">
      <style:text-properties fo:font-size="9.00pt" fo:font-weight="normal" fo:font-family="'DejaVu Sans Mono'" style:font-family-asian="'DejaVu Sans Mono'" style:font-family-complex="'DejaVu Sans Mono'" fo:background-color="#2b2b2b" fo:color="#a9b7c6"/>
    </style:style>
    <style:style style:name="T877" style:family="text">
      <style:text-properties fo:font-size="9.00pt" fo:font-weight="normal" fo:font-family="'DejaVu Sans Mono'" style:font-family-asian="'DejaVu Sans Mono'" style:font-family-complex="'DejaVu Sans Mono'" fo:background-color="#2b2b2b" fo:color="#cc7832"/>
    </style:style>
    <style:style style:name="T878" style:family="text">
      <style:text-properties fo:font-size="9.00pt" fo:font-weight="normal" fo:font-family="'DejaVu Sans Mono'" style:font-family-asian="'DejaVu Sans Mono'" style:font-family-complex="'DejaVu Sans Mono'" fo:background-color="#2b2b2b" fo:color="#a9b7c6"/>
    </style:style>
    <style:style style:name="T879" style:family="text">
      <style:text-properties fo:font-size="9.00pt" fo:font-weight="normal" fo:font-family="'DejaVu Sans Mono'" style:font-family-asian="'DejaVu Sans Mono'" style:font-family-complex="'DejaVu Sans Mono'" fo:background-color="#2b2b2b" fo:color="#cc7832"/>
    </style:style>
    <style:style style:name="T880" style:family="text">
      <style:text-properties fo:font-size="9.00pt" fo:font-weight="normal" fo:font-family="'DejaVu Sans Mono'" style:font-family-asian="'DejaVu Sans Mono'" style:font-family-complex="'DejaVu Sans Mono'" fo:background-color="#2b2b2b" fo:color="#a9b7c6"/>
    </style:style>
    <style:style style:name="T881" style:family="text">
      <style:text-properties fo:font-size="9.00pt" fo:font-weight="normal" fo:font-family="'DejaVu Sans Mono'" style:font-family-asian="'DejaVu Sans Mono'" style:font-family-complex="'DejaVu Sans Mono'" fo:background-color="#2b2b2b" fo:color="#cc7832"/>
    </style:style>
    <style:style style:name="T882" style:family="text">
      <style:text-properties fo:font-size="9.00pt" fo:font-weight="normal" fo:font-family="'DejaVu Sans Mono'" style:font-family-asian="'DejaVu Sans Mono'" style:font-family-complex="'DejaVu Sans Mono'" fo:background-color="#2b2b2b" fo:color="#a9b7c6"/>
    </style:style>
    <style:style style:name="T883" style:family="text">
      <style:text-properties fo:font-size="9.00pt" fo:font-weight="normal" fo:font-family="'DejaVu Sans Mono'" style:font-family-asian="'DejaVu Sans Mono'" style:font-family-complex="'DejaVu Sans Mono'" fo:background-color="#2b2b2b" fo:color="#cc7832"/>
    </style:style>
    <style:style style:name="T884" style:family="text">
      <style:text-properties fo:font-size="9.00pt" fo:font-weight="normal" fo:font-family="'DejaVu Sans Mono'" style:font-family-asian="'DejaVu Sans Mono'" style:font-family-complex="'DejaVu Sans Mono'" fo:background-color="#2b2b2b" fo:color="#a9b7c6"/>
    </style:style>
    <style:style style:name="T885" style:family="text">
      <style:text-properties fo:font-size="9.00pt" fo:font-weight="normal" fo:font-family="'DejaVu Sans Mono'" style:font-family-asian="'DejaVu Sans Mono'" style:font-family-complex="'DejaVu Sans Mono'" fo:background-color="#2b2b2b" fo:color="#cc7832"/>
    </style:style>
    <style:style style:name="T886" style:family="text">
      <style:text-properties fo:font-size="9.00pt" fo:font-weight="normal" fo:font-family="'DejaVu Sans Mono'" style:font-family-asian="'DejaVu Sans Mono'" style:font-family-complex="'DejaVu Sans Mono'" fo:background-color="#2b2b2b" fo:color="#a9b7c6"/>
    </style:style>
    <style:style style:name="T887" style:family="text">
      <style:text-properties fo:font-size="9.00pt" fo:font-weight="normal" fo:font-family="'DejaVu Sans Mono'" style:font-family-asian="'DejaVu Sans Mono'" style:font-family-complex="'DejaVu Sans Mono'" fo:background-color="#2b2b2b" fo:color="#cc7832"/>
    </style:style>
    <style:style style:name="T888" style:family="text">
      <style:text-properties fo:font-size="9.00pt" fo:font-weight="normal" fo:font-family="'DejaVu Sans Mono'" style:font-family-asian="'DejaVu Sans Mono'" style:font-family-complex="'DejaVu Sans Mono'" fo:background-color="#2b2b2b" fo:color="#a9b7c6"/>
    </style:style>
    <style:style style:name="T889" style:family="text">
      <style:text-properties fo:font-size="9.00pt" fo:font-weight="normal" fo:font-family="'DejaVu Sans Mono'" style:font-family-asian="'DejaVu Sans Mono'" style:font-family-complex="'DejaVu Sans Mono'" fo:background-color="#2b2b2b" fo:color="#cc7832"/>
    </style:style>
    <style:style style:name="T890" style:family="text">
      <style:text-properties fo:font-size="9.00pt" fo:font-weight="normal" fo:font-family="'DejaVu Sans Mono'" style:font-family-asian="'DejaVu Sans Mono'" style:font-family-complex="'DejaVu Sans Mono'" fo:background-color="#2b2b2b" fo:color="#a9b7c6"/>
    </style:style>
    <style:style style:name="T891" style:family="text">
      <style:text-properties fo:font-size="9.00pt" fo:font-weight="normal" fo:font-family="'DejaVu Sans Mono'" style:font-family-asian="'DejaVu Sans Mono'" style:font-family-complex="'DejaVu Sans Mono'" fo:background-color="#2b2b2b" fo:color="#cc7832"/>
    </style:style>
    <style:style style:name="T892" style:family="text">
      <style:text-properties fo:font-size="9.00pt" fo:font-weight="normal" fo:font-family="'DejaVu Sans Mono'" style:font-family-asian="'DejaVu Sans Mono'" style:font-family-complex="'DejaVu Sans Mono'" fo:background-color="#2b2b2b" fo:color="#a9b7c6"/>
    </style:style>
    <style:style style:name="T893" style:family="text">
      <style:text-properties fo:font-size="9.00pt" fo:font-weight="normal" fo:font-family="'DejaVu Sans Mono'" style:font-family-asian="'DejaVu Sans Mono'" style:font-family-complex="'DejaVu Sans Mono'" fo:background-color="#2b2b2b" fo:color="#cc7832"/>
    </style:style>
    <style:style style:name="T894" style:family="text">
      <style:text-properties fo:font-size="9.00pt" fo:font-weight="normal" fo:font-family="'DejaVu Sans Mono'" style:font-family-asian="'DejaVu Sans Mono'" style:font-family-complex="'DejaVu Sans Mono'" fo:background-color="#2b2b2b" fo:color="#a9b7c6"/>
    </style:style>
    <style:style style:name="T895" style:family="text">
      <style:text-properties fo:font-size="9.00pt" fo:font-weight="normal" fo:font-family="'DejaVu Sans Mono'" style:font-family-asian="'DejaVu Sans Mono'" style:font-family-complex="'DejaVu Sans Mono'" fo:background-color="#2b2b2b" fo:color="#6a8759"/>
    </style:style>
    <style:style style:name="T896" style:family="text">
      <style:text-properties fo:font-size="9.00pt" fo:font-weight="normal" fo:font-family="'DejaVu Sans Mono'" style:font-family-asian="'DejaVu Sans Mono'" style:font-family-complex="'DejaVu Sans Mono'" fo:background-color="#2b2b2b" fo:color="#a9b7c6"/>
    </style:style>
    <style:style style:name="T897" style:family="text">
      <style:text-properties fo:font-size="9.00pt" fo:font-weight="normal" fo:font-family="'DejaVu Sans Mono'" style:font-family-asian="'DejaVu Sans Mono'" style:font-family-complex="'DejaVu Sans Mono'" fo:background-color="#2b2b2b" fo:color="#6897bb"/>
    </style:style>
    <style:style style:name="T898" style:family="text">
      <style:text-properties fo:font-size="9.00pt" fo:font-weight="normal" fo:font-family="'DejaVu Sans Mono'" style:font-family-asian="'DejaVu Sans Mono'" style:font-family-complex="'DejaVu Sans Mono'" fo:background-color="#2b2b2b" fo:color="#cc7832"/>
    </style:style>
    <style:style style:name="T899" style:family="text">
      <style:text-properties fo:font-size="9.00pt" fo:font-weight="normal" fo:font-family="'DejaVu Sans Mono'" style:font-family-asian="'DejaVu Sans Mono'" style:font-family-complex="'DejaVu Sans Mono'" fo:background-color="#2b2b2b" fo:color="#6a8759"/>
    </style:style>
    <style:style style:name="T900" style:family="text">
      <style:text-properties fo:font-size="9.00pt" fo:font-weight="normal" fo:font-family="'DejaVu Sans Mono'" style:font-family-asian="'DejaVu Sans Mono'" style:font-family-complex="'DejaVu Sans Mono'" fo:background-color="#2b2b2b" fo:color="#a9b7c6"/>
    </style:style>
    <style:style style:name="T901" style:family="text">
      <style:text-properties fo:font-size="9.00pt" fo:font-weight="normal" fo:font-family="'DejaVu Sans Mono'" style:font-family-asian="'DejaVu Sans Mono'" style:font-family-complex="'DejaVu Sans Mono'" fo:background-color="#2b2b2b" fo:color="#6897bb"/>
    </style:style>
    <style:style style:name="T902" style:family="text">
      <style:text-properties fo:font-size="9.00pt" fo:font-weight="normal" fo:font-family="'DejaVu Sans Mono'" style:font-family-asian="'DejaVu Sans Mono'" style:font-family-complex="'DejaVu Sans Mono'" fo:background-color="#2b2b2b" fo:color="#a9b7c6"/>
    </style:style>
    <style:style style:name="T903" style:family="text">
      <style:text-properties fo:font-size="9.00pt" fo:font-weight="normal" fo:font-family="'DejaVu Sans Mono'" style:font-family-asian="'DejaVu Sans Mono'" style:font-family-complex="'DejaVu Sans Mono'" fo:background-color="#2b2b2b" fo:color="#6897bb"/>
    </style:style>
    <style:style style:name="T904" style:family="text">
      <style:text-properties fo:font-size="9.00pt" fo:font-weight="normal" fo:font-family="'DejaVu Sans Mono'" style:font-family-asian="'DejaVu Sans Mono'" style:font-family-complex="'DejaVu Sans Mono'" fo:background-color="#2b2b2b" fo:color="#a9b7c6"/>
    </style:style>
    <style:style style:name="T905" style:family="text">
      <style:text-properties fo:font-size="9.00pt" fo:font-weight="normal" fo:font-family="'DejaVu Sans Mono'" style:font-family-asian="'DejaVu Sans Mono'" style:font-family-complex="'DejaVu Sans Mono'" fo:background-color="#2b2b2b" fo:color="#6a8759"/>
    </style:style>
    <style:style style:name="T906" style:family="text">
      <style:text-properties fo:font-size="9.00pt" fo:font-weight="normal" fo:font-family="'DejaVu Sans Mono'" style:font-family-asian="'DejaVu Sans Mono'" style:font-family-complex="'DejaVu Sans Mono'" fo:background-color="#2b2b2b" fo:color="#cc7832"/>
    </style:style>
    <style:style style:name="T907" style:family="text">
      <style:text-properties fo:font-size="9.00pt" fo:font-weight="normal" fo:font-family="'DejaVu Sans Mono'" style:font-family-asian="'DejaVu Sans Mono'" style:font-family-complex="'DejaVu Sans Mono'" fo:background-color="#2b2b2b" fo:color="#a9b7c6"/>
    </style:style>
    <style:style style:name="T908" style:family="text">
      <style:text-properties fo:font-size="9.00pt" fo:font-weight="normal" fo:font-family="'DejaVu Sans Mono'" style:font-family-asian="'DejaVu Sans Mono'" style:font-family-complex="'DejaVu Sans Mono'" fo:background-color="#2b2b2b" fo:color="#6897bb"/>
    </style:style>
    <style:style style:name="T909" style:family="text">
      <style:text-properties fo:font-size="9.00pt" fo:font-weight="normal" fo:font-family="'DejaVu Sans Mono'" style:font-family-asian="'DejaVu Sans Mono'" style:font-family-complex="'DejaVu Sans Mono'" fo:background-color="#2b2b2b" fo:color="#a9b7c6"/>
    </style:style>
    <style:style style:name="T910" style:family="text">
      <style:text-properties fo:font-size="9.00pt" fo:font-weight="normal" fo:font-family="'DejaVu Sans Mono'" style:font-family-asian="'DejaVu Sans Mono'" style:font-family-complex="'DejaVu Sans Mono'" fo:background-color="#2b2b2b" fo:color="#6a8759"/>
    </style:style>
    <style:style style:name="T911" style:family="text">
      <style:text-properties fo:font-size="9.00pt" fo:font-weight="normal" fo:font-family="'DejaVu Sans Mono'" style:font-family-asian="'DejaVu Sans Mono'" style:font-family-complex="'DejaVu Sans Mono'" fo:background-color="#2b2b2b" fo:color="#a9b7c6"/>
    </style:style>
    <style:style style:name="T912" style:family="text">
      <style:text-properties fo:font-size="9.00pt" fo:font-weight="normal" fo:font-family="'DejaVu Sans Mono'" style:font-family-asian="'DejaVu Sans Mono'" style:font-family-complex="'DejaVu Sans Mono'" fo:background-color="#2b2b2b" fo:color="#cc7832"/>
    </style:style>
    <style:style style:name="T913" style:family="text">
      <style:text-properties fo:font-size="9.00pt" fo:font-weight="normal" fo:font-family="'DejaVu Sans Mono'" style:font-family-asian="'DejaVu Sans Mono'" style:font-family-complex="'DejaVu Sans Mono'" fo:background-color="#2b2b2b" fo:color="#a9b7c6"/>
    </style:style>
    <style:style style:name="T914" style:family="text">
      <style:text-properties fo:font-size="10.00pt" fo:font-weight="normal" fo:font-family="'Liberation Mono'" style:font-family-asian="'Liberation Mono'" style:font-family-complex="'Liberation Mono'" fo:background-color="#2b2b2b" fo:color="#a9b7c6"/>
    </style:style>
    <style:style style:name="T915" style:family="text">
      <style:text-properties fo:font-size="9.00pt" fo:font-weight="normal" fo:font-family="'DejaVu Sans Mono'" style:font-family-asian="'DejaVu Sans Mono'" style:font-family-complex="'DejaVu Sans Mono'" fo:background-color="#2b2b2b" fo:color="#cc7832"/>
    </style:style>
    <style:style style:name="T916" style:family="text">
      <style:text-properties fo:font-size="9.00pt" fo:font-weight="normal" fo:font-family="'DejaVu Sans Mono'" style:font-family-asian="'DejaVu Sans Mono'" style:font-family-complex="'DejaVu Sans Mono'" fo:background-color="#2b2b2b" fo:color="#a9b7c6"/>
    </style:style>
    <style:style style:name="T917" style:family="text">
      <style:text-properties fo:font-size="9.00pt" fo:font-weight="normal" fo:font-family="'DejaVu Sans Mono'" style:font-family-asian="'DejaVu Sans Mono'" style:font-family-complex="'DejaVu Sans Mono'" fo:background-color="#2b2b2b" fo:color="#cc7832"/>
    </style:style>
    <style:style style:name="T918" style:family="text">
      <style:text-properties fo:font-size="9.00pt" fo:font-weight="normal" fo:font-family="'DejaVu Sans Mono'" style:font-family-asian="'DejaVu Sans Mono'" style:font-family-complex="'DejaVu Sans Mono'" fo:background-color="#2b2b2b" fo:color="#a9b7c6"/>
    </style:style>
    <style:style style:name="T919" style:family="text">
      <style:text-properties fo:font-size="10.00pt" fo:font-weight="normal" fo:font-family="'Liberation Mono'" style:font-family-asian="'Liberation Mono'" style:font-family-complex="'Liberation Mono'" fo:background-color="#2b2b2b" fo:color="#a9b7c6"/>
    </style:style>
    <style:style style:name="T920" style:family="text">
      <style:text-properties fo:font-size="9.00pt" fo:font-weight="normal" fo:font-family="'DejaVu Sans Mono'" style:font-family-asian="'DejaVu Sans Mono'" style:font-family-complex="'DejaVu Sans Mono'" fo:background-color="#2b2b2b" fo:color="#cc7832"/>
    </style:style>
    <style:style style:name="T921" style:family="text">
      <style:text-properties fo:font-size="9.00pt" fo:font-weight="normal" fo:font-family="'DejaVu Sans Mono'" style:font-family-asian="'DejaVu Sans Mono'" style:font-family-complex="'DejaVu Sans Mono'" fo:background-color="#2b2b2b" fo:color="#a9b7c6"/>
    </style:style>
    <style:style style:name="T922" style:family="text">
      <style:text-properties fo:font-size="9.00pt" fo:font-weight="normal" fo:font-family="'DejaVu Sans Mono'" style:font-family-asian="'DejaVu Sans Mono'" style:font-family-complex="'DejaVu Sans Mono'" fo:background-color="#2b2b2b" fo:color="#cc7832"/>
    </style:style>
    <style:style style:name="T923" style:family="text">
      <style:text-properties fo:font-size="9.00pt" fo:font-weight="normal" fo:font-family="'DejaVu Sans Mono'" style:font-family-asian="'DejaVu Sans Mono'" style:font-family-complex="'DejaVu Sans Mono'" fo:background-color="#2b2b2b" fo:color="#a9b7c6"/>
    </style:style>
    <style:style style:name="T924" style:family="text">
      <style:text-properties fo:font-size="10.00pt" fo:font-weight="normal" fo:font-family="'Liberation Mono'" style:font-family-asian="'Liberation Mono'" style:font-family-complex="'Liberation Mono'" fo:background-color="#2b2b2b" fo:color="#a9b7c6"/>
    </style:style>
    <style:style style:name="T925" style:family="text">
      <style:text-properties fo:font-size="9.00pt" fo:font-weight="normal" fo:font-family="'DejaVu Sans Mono'" style:font-family-asian="'DejaVu Sans Mono'" style:font-family-complex="'DejaVu Sans Mono'" fo:background-color="#2b2b2b" fo:color="#a9b7c6"/>
    </style:style>
    <style:style style:name="T926" style:family="text">
      <style:text-properties fo:font-size="9.00pt" fo:font-weight="normal" fo:font-family="'DejaVu Sans Mono'" style:font-family-asian="'DejaVu Sans Mono'" style:font-family-complex="'DejaVu Sans Mono'" fo:background-color="#2b2b2b" fo:color="#6a8759"/>
    </style:style>
    <style:style style:name="T927" style:family="text">
      <style:text-properties fo:font-size="9.00pt" fo:font-weight="normal" fo:font-family="'DejaVu Sans Mono'" style:font-family-asian="'DejaVu Sans Mono'" style:font-family-complex="'DejaVu Sans Mono'" fo:background-color="#2b2b2b" fo:color="#a9b7c6"/>
    </style:style>
    <style:style style:name="T928" style:family="text">
      <style:text-properties fo:font-size="10.00pt" fo:font-weight="normal" fo:font-family="'Liberation Mono'" style:font-family-asian="'Liberation Mono'" style:font-family-complex="'Liberation Mono'" fo:background-color="#2b2b2b" fo:color="#a9b7c6"/>
    </style:style>
    <style:style style:name="T929" style:family="text">
      <style:text-properties fo:font-size="9.00pt" fo:font-weight="normal" fo:font-family="'DejaVu Sans Mono'" style:font-family-asian="'DejaVu Sans Mono'" style:font-family-complex="'DejaVu Sans Mono'" fo:background-color="#2b2b2b" fo:color="#a9b7c6"/>
    </style:style>
    <style:style style:name="T930" style:family="text">
      <style:text-properties fo:font-size="9.00pt" fo:font-weight="normal" fo:font-family="'DejaVu Sans Mono'" style:font-family-asian="'DejaVu Sans Mono'" style:font-family-complex="'DejaVu Sans Mono'" fo:background-color="#2b2b2b" fo:color="#6a8759"/>
    </style:style>
    <style:style style:name="T931" style:family="text">
      <style:text-properties fo:font-size="9.00pt" fo:font-weight="normal" fo:font-family="'DejaVu Sans Mono'" style:font-family-asian="'DejaVu Sans Mono'" style:font-family-complex="'DejaVu Sans Mono'" fo:background-color="#2b2b2b" fo:color="#a9b7c6"/>
    </style:style>
    <style:style style:name="T932" style:family="text">
      <style:text-properties fo:font-size="10.00pt" fo:font-weight="normal" fo:font-family="'Liberation Mono'" style:font-family-asian="'Liberation Mono'" style:font-family-complex="'Liberation Mono'" fo:background-color="#2b2b2b" fo:color="#a9b7c6"/>
    </style:style>
    <style:style style:name="T933" style:family="text">
      <style:text-properties fo:font-size="9.00pt" fo:font-weight="normal" fo:font-family="'DejaVu Sans Mono'" style:font-family-asian="'DejaVu Sans Mono'" style:font-family-complex="'DejaVu Sans Mono'" fo:background-color="#2b2b2b" fo:color="#bbb529"/>
    </style:style>
    <style:style style:name="T934" style:family="text">
      <style:text-properties fo:font-size="10.00pt" fo:font-weight="normal" fo:font-family="'Liberation Mono'" style:font-family-asian="'Liberation Mono'" style:font-family-complex="'Liberation Mono'" fo:background-color="#2b2b2b" fo:color="#bbb529"/>
    </style:style>
    <style:style style:name="T935" style:family="text">
      <style:text-properties fo:font-size="9.00pt" fo:font-weight="normal" fo:font-family="'DejaVu Sans Mono'" style:font-family-asian="'DejaVu Sans Mono'" style:font-family-complex="'DejaVu Sans Mono'" fo:background-color="#2b2b2b" fo:color="#cc7832"/>
    </style:style>
    <style:style style:name="T936" style:family="text">
      <style:text-properties fo:font-size="9.00pt" fo:font-weight="normal" fo:font-family="'DejaVu Sans Mono'" style:font-family-asian="'DejaVu Sans Mono'" style:font-family-complex="'DejaVu Sans Mono'" fo:background-color="#2b2b2b" fo:color="#ffc66d"/>
    </style:style>
    <style:style style:name="T937" style:family="text">
      <style:text-properties fo:font-size="9.00pt" fo:font-weight="normal" fo:font-family="'DejaVu Sans Mono'" style:font-family-asian="'DejaVu Sans Mono'" style:font-family-complex="'DejaVu Sans Mono'" fo:background-color="#2b2b2b" fo:color="#a9b7c6"/>
    </style:style>
    <style:style style:name="T938" style:family="text">
      <style:text-properties fo:font-size="9.00pt" fo:font-weight="normal" fo:font-family="'DejaVu Sans Mono'" style:font-family-asian="'DejaVu Sans Mono'" style:font-family-complex="'DejaVu Sans Mono'" fo:background-color="#2b2b2b" fo:color="#94558d"/>
    </style:style>
    <style:style style:name="T939" style:family="text">
      <style:text-properties fo:font-size="9.00pt" fo:font-weight="normal" fo:font-family="'DejaVu Sans Mono'" style:font-family-asian="'DejaVu Sans Mono'" style:font-family-complex="'DejaVu Sans Mono'" fo:background-color="#2b2b2b" fo:color="#cc7832"/>
    </style:style>
    <style:style style:name="T940" style:family="text">
      <style:text-properties fo:font-size="9.00pt" fo:font-weight="normal" fo:font-family="'DejaVu Sans Mono'" style:font-family-asian="'DejaVu Sans Mono'" style:font-family-complex="'DejaVu Sans Mono'" fo:background-color="#2b2b2b" fo:color="#a9b7c6"/>
    </style:style>
    <style:style style:name="T941" style:family="text">
      <style:text-properties fo:font-size="10.00pt" fo:font-weight="normal" fo:font-family="'Liberation Mono'" style:font-family-asian="'Liberation Mono'" style:font-family-complex="'Liberation Mono'" fo:background-color="#2b2b2b" fo:color="#a9b7c6"/>
    </style:style>
    <style:style style:name="T942" style:family="text">
      <style:text-properties fo:font-size="9.00pt" fo:font-weight="normal" fo:font-family="'DejaVu Sans Mono'" style:font-family-asian="'DejaVu Sans Mono'" style:font-family-complex="'DejaVu Sans Mono'" fo:background-color="#2b2b2b" fo:color="#cc7832"/>
    </style:style>
    <style:style style:name="T943" style:family="text">
      <style:text-properties fo:font-size="9.00pt" fo:font-weight="normal" fo:font-family="'DejaVu Sans Mono'" style:font-family-asian="'DejaVu Sans Mono'" style:font-family-complex="'DejaVu Sans Mono'" fo:background-color="#2b2b2b" fo:color="#8888c6"/>
    </style:style>
    <style:style style:name="T944" style:family="text">
      <style:text-properties fo:font-size="9.00pt" fo:font-weight="normal" fo:font-family="'DejaVu Sans Mono'" style:font-family-asian="'DejaVu Sans Mono'" style:font-family-complex="'DejaVu Sans Mono'" fo:background-color="#2b2b2b" fo:color="#a9b7c6"/>
    </style:style>
    <style:style style:name="T945" style:family="text">
      <style:text-properties fo:font-size="9.00pt" fo:font-weight="normal" fo:font-family="'DejaVu Sans Mono'" style:font-family-asian="'DejaVu Sans Mono'" style:font-family-complex="'DejaVu Sans Mono'" fo:background-color="#2b2b2b" fo:color="#cc7832"/>
    </style:style>
    <style:style style:name="T946" style:family="text">
      <style:text-properties fo:font-size="9.00pt" fo:font-weight="normal" fo:font-family="'DejaVu Sans Mono'" style:font-family-asian="'DejaVu Sans Mono'" style:font-family-complex="'DejaVu Sans Mono'" fo:background-color="#2b2b2b" fo:color="#a9b7c6"/>
    </style:style>
    <style:style style:name="T947" style:family="text">
      <style:text-properties fo:font-size="10.00pt" fo:font-weight="normal" fo:font-family="'Liberation Mono'" style:font-family-asian="'Liberation Mono'" style:font-family-complex="'Liberation Mono'" fo:background-color="#2b2b2b" fo:color="#a9b7c6"/>
    </style:style>
    <style:style style:name="T948" style:family="text">
      <style:text-properties fo:font-size="9.00pt" fo:font-weight="normal" fo:font-family="'DejaVu Sans Mono'" style:font-family-asian="'DejaVu Sans Mono'" style:font-family-complex="'DejaVu Sans Mono'" fo:background-color="#2b2b2b" fo:color="#a9b7c6"/>
    </style:style>
    <style:style style:name="T949" style:family="text">
      <style:text-properties fo:font-size="10.00pt" fo:font-weight="normal" fo:font-family="'Liberation Mono'" style:font-family-asian="'Liberation Mono'" style:font-family-complex="'Liberation Mono'" fo:background-color="#2b2b2b" fo:color="#a9b7c6"/>
    </style:style>
    <style:style style:name="T950" style:family="text">
      <style:text-properties fo:font-size="9.00pt" fo:font-weight="normal" fo:font-family="'DejaVu Sans Mono'" style:font-family-asian="'DejaVu Sans Mono'" style:font-family-complex="'DejaVu Sans Mono'" fo:background-color="#2b2b2b" fo:color="#a9b7c6"/>
    </style:style>
    <style:style style:name="T951" style:family="text">
      <style:text-properties fo:font-size="10.00pt" fo:font-weight="normal" fo:font-family="'Liberation Mono'" style:font-family-asian="'Liberation Mono'" style:font-family-complex="'Liberation Mono'" fo:background-color="#2b2b2b" fo:color="#a9b7c6"/>
    </style:style>
    <style:style style:name="T952" style:family="text">
      <style:text-properties fo:font-size="9.00pt" fo:font-weight="normal" fo:font-family="'DejaVu Sans Mono'" style:font-family-asian="'DejaVu Sans Mono'" style:font-family-complex="'DejaVu Sans Mono'" fo:background-color="#2b2b2b" fo:color="#a9b7c6"/>
    </style:style>
    <style:style style:name="T953" style:family="text">
      <style:text-properties fo:font-size="10.00pt" fo:font-weight="normal" fo:font-family="'Liberation Mono'" style:font-family-asian="'Liberation Mono'" style:font-family-complex="'Liberation Mono'" fo:background-color="#2b2b2b" fo:color="#a9b7c6"/>
    </style:style>
    <style:style style:name="T954" style:family="text">
      <style:text-properties fo:font-size="9.00pt" fo:font-weight="normal" fo:font-family="'DejaVu Sans Mono'" style:font-family-asian="'DejaVu Sans Mono'" style:font-family-complex="'DejaVu Sans Mono'" fo:background-color="#2b2b2b" fo:color="#cc7832"/>
    </style:style>
    <style:style style:name="T955" style:family="text">
      <style:text-properties fo:font-size="9.00pt" fo:font-weight="normal" fo:font-family="'DejaVu Sans Mono'" style:font-family-asian="'DejaVu Sans Mono'" style:font-family-complex="'DejaVu Sans Mono'" fo:background-color="#2b2b2b" fo:color="#a9b7c6"/>
    </style:style>
    <style:style style:name="T956" style:family="text">
      <style:text-properties fo:font-size="9.00pt" fo:font-weight="normal" fo:font-family="'DejaVu Sans Mono'" style:font-family-asian="'DejaVu Sans Mono'" style:font-family-complex="'DejaVu Sans Mono'" fo:background-color="#2b2b2b" fo:color="#cc7832"/>
    </style:style>
    <style:style style:name="T957" style:family="text">
      <style:text-properties fo:font-size="9.00pt" fo:font-weight="normal" fo:font-family="'DejaVu Sans Mono'" style:font-family-asian="'DejaVu Sans Mono'" style:font-family-complex="'DejaVu Sans Mono'" fo:background-color="#2b2b2b" fo:color="#a9b7c6"/>
    </style:style>
    <style:style style:name="T958" style:family="text">
      <style:text-properties fo:font-size="10.00pt" fo:font-weight="normal" fo:font-family="'Liberation Mono'" style:font-family-asian="'Liberation Mono'" style:font-family-complex="'Liberation Mono'" fo:background-color="#2b2b2b" fo:color="#a9b7c6"/>
    </style:style>
    <style:style style:name="T959" style:family="text">
      <style:text-properties fo:font-size="9.00pt" fo:font-weight="normal" fo:font-family="'DejaVu Sans Mono'" style:font-family-asian="'DejaVu Sans Mono'" style:font-family-complex="'DejaVu Sans Mono'" fo:background-color="#2b2b2b" fo:color="#a9b7c6"/>
    </style:style>
    <style:style style:name="T960" style:family="text">
      <style:text-properties fo:font-size="9.00pt" fo:font-weight="normal" fo:font-family="'DejaVu Sans Mono'" style:font-family-asian="'DejaVu Sans Mono'" style:font-family-complex="'DejaVu Sans Mono'" fo:background-color="#2b2b2b" fo:color="#6a8759"/>
    </style:style>
    <style:style style:name="T961" style:family="text">
      <style:text-properties fo:font-size="9.00pt" fo:font-weight="normal" fo:font-family="'DejaVu Sans Mono'" style:font-family-asian="'DejaVu Sans Mono'" style:font-family-complex="'DejaVu Sans Mono'" fo:background-color="#2b2b2b" fo:color="#a9b7c6"/>
    </style:style>
    <style:style style:name="T962" style:family="text">
      <style:text-properties fo:font-size="10.00pt" fo:font-weight="normal" fo:font-family="'Liberation Mono'" style:font-family-asian="'Liberation Mono'" style:font-family-complex="'Liberation Mono'" fo:background-color="#2b2b2b" fo:color="#a9b7c6"/>
    </style:style>
    <style:style style:name="T963" style:family="text">
      <style:text-properties fo:font-size="9.00pt" fo:font-weight="normal" fo:font-family="'DejaVu Sans Mono'" style:font-family-asian="'DejaVu Sans Mono'" style:font-family-complex="'DejaVu Sans Mono'" fo:background-color="#2b2b2b" fo:color="#a9b7c6"/>
    </style:style>
    <style:style style:name="T964" style:family="text">
      <style:text-properties fo:font-size="9.00pt" fo:font-weight="normal" fo:font-family="'DejaVu Sans Mono'" style:font-family-asian="'DejaVu Sans Mono'" style:font-family-complex="'DejaVu Sans Mono'" fo:background-color="#2b2b2b" fo:color="#6897bb"/>
    </style:style>
    <style:style style:name="T965" style:family="text">
      <style:text-properties fo:font-size="9.00pt" fo:font-weight="normal" fo:font-family="'DejaVu Sans Mono'" style:font-family-asian="'DejaVu Sans Mono'" style:font-family-complex="'DejaVu Sans Mono'" fo:background-color="#2b2b2b" fo:color="#a9b7c6"/>
    </style:style>
    <style:style style:name="T966" style:family="text">
      <style:text-properties fo:font-size="9.00pt" fo:font-weight="normal" fo:font-family="'DejaVu Sans Mono'" style:font-family-asian="'DejaVu Sans Mono'" style:font-family-complex="'DejaVu Sans Mono'" fo:background-color="#2b2b2b" fo:color="#6897bb"/>
    </style:style>
    <style:style style:name="T967" style:family="text">
      <style:text-properties fo:font-size="9.00pt" fo:font-weight="normal" fo:font-family="'DejaVu Sans Mono'" style:font-family-asian="'DejaVu Sans Mono'" style:font-family-complex="'DejaVu Sans Mono'" fo:background-color="#2b2b2b" fo:color="#a9b7c6"/>
    </style:style>
    <style:style style:name="T968" style:family="text">
      <style:text-properties fo:font-size="9.00pt" fo:font-weight="normal" fo:font-family="'DejaVu Sans Mono'" style:font-family-asian="'DejaVu Sans Mono'" style:font-family-complex="'DejaVu Sans Mono'" fo:background-color="#2b2b2b" fo:color="#6897bb"/>
    </style:style>
    <style:style style:name="T969" style:family="text">
      <style:text-properties fo:font-size="9.00pt" fo:font-weight="normal" fo:font-family="'DejaVu Sans Mono'" style:font-family-asian="'DejaVu Sans Mono'" style:font-family-complex="'DejaVu Sans Mono'" fo:background-color="#2b2b2b" fo:color="#a9b7c6"/>
    </style:style>
    <style:style style:name="T970" style:family="text">
      <style:text-properties fo:font-size="9.00pt" fo:font-weight="normal" fo:font-family="'DejaVu Sans Mono'" style:font-family-asian="'DejaVu Sans Mono'" style:font-family-complex="'DejaVu Sans Mono'" fo:background-color="#2b2b2b" fo:color="#6a8759"/>
    </style:style>
    <style:style style:name="T971" style:family="text">
      <style:text-properties fo:font-size="9.00pt" fo:font-weight="normal" fo:font-family="'DejaVu Sans Mono'" style:font-family-asian="'DejaVu Sans Mono'" style:font-family-complex="'DejaVu Sans Mono'" fo:background-color="#2b2b2b" fo:color="#a9b7c6"/>
    </style:style>
    <style:style style:name="T972" style:family="text">
      <style:text-properties fo:font-size="9.00pt" fo:font-weight="normal" fo:font-family="'DejaVu Sans Mono'" style:font-family-asian="'DejaVu Sans Mono'" style:font-family-complex="'DejaVu Sans Mono'" fo:background-color="#2b2b2b" fo:color="#6897bb"/>
    </style:style>
    <style:style style:name="T973" style:family="text">
      <style:text-properties fo:font-size="9.00pt" fo:font-weight="normal" fo:font-family="'DejaVu Sans Mono'" style:font-family-asian="'DejaVu Sans Mono'" style:font-family-complex="'DejaVu Sans Mono'" fo:background-color="#2b2b2b" fo:color="#a9b7c6"/>
    </style:style>
    <style:style style:name="T974" style:family="text">
      <style:text-properties fo:font-size="10.00pt" fo:font-weight="normal" fo:font-family="'Liberation Mono'" style:font-family-asian="'Liberation Mono'" style:font-family-complex="'Liberation Mono'" fo:background-color="#2b2b2b" fo:color="#a9b7c6"/>
    </style:style>
    <style:style style:name="T975" style:family="text">
      <style:text-properties fo:font-size="9.00pt" fo:font-weight="normal" fo:font-family="'DejaVu Sans Mono'" style:font-family-asian="'DejaVu Sans Mono'" style:font-family-complex="'DejaVu Sans Mono'" fo:background-color="#2b2b2b" fo:color="#a9b7c6"/>
    </style:style>
    <style:style style:name="T976" style:family="text">
      <style:text-properties fo:font-size="10.00pt" fo:font-weight="normal" fo:font-family="'Liberation Mono'" style:font-family-asian="'Liberation Mono'" style:font-family-complex="'Liberation Mono'" fo:background-color="#2b2b2b" fo:color="#a9b7c6"/>
    </style:style>
    <style:style style:name="T977" style:family="text">
      <style:text-properties fo:font-size="9.00pt" fo:font-weight="normal" fo:font-family="'DejaVu Sans Mono'" style:font-family-asian="'DejaVu Sans Mono'" style:font-family-complex="'DejaVu Sans Mono'" fo:background-color="#2b2b2b" fo:color="#a9b7c6"/>
    </style:style>
    <style:style style:name="T978" style:family="text">
      <style:text-properties fo:font-size="9.00pt" fo:font-weight="normal" fo:font-family="'DejaVu Sans Mono'" style:font-family-asian="'DejaVu Sans Mono'" style:font-family-complex="'DejaVu Sans Mono'" fo:background-color="#2b2b2b" fo:color="#94558d"/>
    </style:style>
    <style:style style:name="T979" style:family="text">
      <style:text-properties fo:font-size="9.00pt" fo:font-weight="normal" fo:font-family="'DejaVu Sans Mono'" style:font-family-asian="'DejaVu Sans Mono'" style:font-family-complex="'DejaVu Sans Mono'" fo:background-color="#2b2b2b" fo:color="#a9b7c6"/>
    </style:style>
    <style:style style:name="T980" style:family="text">
      <style:text-properties fo:font-size="9.00pt" fo:font-weight="normal" fo:font-family="'DejaVu Sans Mono'" style:font-family-asian="'DejaVu Sans Mono'" style:font-family-complex="'DejaVu Sans Mono'" fo:background-color="#2b2b2b" fo:color="#6897bb"/>
    </style:style>
    <style:style style:name="T981" style:family="text">
      <style:text-properties fo:font-size="9.00pt" fo:font-weight="normal" fo:font-family="'DejaVu Sans Mono'" style:font-family-asian="'DejaVu Sans Mono'" style:font-family-complex="'DejaVu Sans Mono'" fo:background-color="#2b2b2b" fo:color="#a9b7c6"/>
    </style:style>
    <style:style style:name="T982" style:family="text">
      <style:text-properties fo:font-size="10.00pt" fo:font-weight="normal" fo:font-family="'Liberation Mono'" style:font-family-asian="'Liberation Mono'" style:font-family-complex="'Liberation Mono'" fo:background-color="#2b2b2b" fo:color="#a9b7c6"/>
    </style:style>
    <style:style style:name="T983" style:family="text">
      <style:text-properties fo:font-size="9.00pt" fo:font-weight="normal" fo:font-family="'DejaVu Sans Mono'" style:font-family-asian="'DejaVu Sans Mono'" style:font-family-complex="'DejaVu Sans Mono'" fo:background-color="#2b2b2b" fo:color="#a9b7c6"/>
    </style:style>
    <style:style style:name="T984" style:family="text">
      <style:text-properties fo:font-size="9.00pt" fo:font-weight="normal" fo:font-family="'DejaVu Sans Mono'" style:font-family-asian="'DejaVu Sans Mono'" style:font-family-complex="'DejaVu Sans Mono'" fo:background-color="#2b2b2b" fo:color="#6a8759"/>
    </style:style>
    <style:style style:name="T985" style:family="text">
      <style:text-properties fo:font-size="9.00pt" fo:font-weight="normal" fo:font-family="'DejaVu Sans Mono'" style:font-family-asian="'DejaVu Sans Mono'" style:font-family-complex="'DejaVu Sans Mono'" fo:background-color="#2b2b2b" fo:color="#a9b7c6"/>
    </style:style>
    <style:style style:name="T986" style:family="text">
      <style:text-properties fo:font-size="10.00pt" fo:font-weight="normal" fo:font-family="'Liberation Mono'" style:font-family-asian="'Liberation Mono'" style:font-family-complex="'Liberation Mono'" fo:background-color="#2b2b2b" fo:color="#a9b7c6"/>
    </style:style>
    <style:style style:name="T987" style:family="text">
      <style:text-properties fo:font-size="9.00pt" fo:font-weight="normal" fo:font-family="'DejaVu Sans Mono'" style:font-family-asian="'DejaVu Sans Mono'" style:font-family-complex="'DejaVu Sans Mono'" fo:background-color="#2b2b2b" fo:color="#cc7832"/>
    </style:style>
    <style:style style:name="T988" style:family="text">
      <style:text-properties fo:font-size="9.00pt" fo:font-weight="normal" fo:font-family="'DejaVu Sans Mono'" style:font-family-asian="'DejaVu Sans Mono'" style:font-family-complex="'DejaVu Sans Mono'" fo:background-color="#2b2b2b" fo:color="#a9b7c6"/>
    </style:style>
    <style:style style:name="T989" style:family="text">
      <style:text-properties fo:font-size="9.00pt" fo:font-weight="normal" fo:font-family="'DejaVu Sans Mono'" style:font-family-asian="'DejaVu Sans Mono'" style:font-family-complex="'DejaVu Sans Mono'" fo:background-color="#2b2b2b" fo:color="#cc7832"/>
    </style:style>
    <style:style style:name="T990" style:family="text">
      <style:text-properties fo:font-size="9.00pt" fo:font-weight="normal" fo:font-family="'DejaVu Sans Mono'" style:font-family-asian="'DejaVu Sans Mono'" style:font-family-complex="'DejaVu Sans Mono'" fo:background-color="#2b2b2b" fo:color="#a9b7c6"/>
    </style:style>
    <style:style style:name="T991" style:family="text">
      <style:text-properties fo:font-size="10.00pt" fo:font-weight="normal" fo:font-family="'Liberation Mono'" style:font-family-asian="'Liberation Mono'" style:font-family-complex="'Liberation Mono'" fo:background-color="#2b2b2b" fo:color="#a9b7c6"/>
    </style:style>
    <style:style style:name="T992" style:family="text">
      <style:text-properties fo:font-size="9.00pt" fo:font-weight="normal" fo:font-family="'DejaVu Sans Mono'" style:font-family-asian="'DejaVu Sans Mono'" style:font-family-complex="'DejaVu Sans Mono'" fo:background-color="#2b2b2b" fo:color="#bbb529"/>
    </style:style>
    <style:style style:name="T993" style:family="text">
      <style:text-properties fo:font-size="10.00pt" fo:font-weight="normal" fo:font-family="'Liberation Mono'" style:font-family-asian="'Liberation Mono'" style:font-family-complex="'Liberation Mono'" fo:background-color="#2b2b2b" fo:color="#bbb529"/>
    </style:style>
    <style:style style:name="T994" style:family="text">
      <style:text-properties fo:font-size="9.00pt" fo:font-weight="normal" fo:font-family="'DejaVu Sans Mono'" style:font-family-asian="'DejaVu Sans Mono'" style:font-family-complex="'DejaVu Sans Mono'" fo:background-color="#2b2b2b" fo:color="#cc7832"/>
    </style:style>
    <style:style style:name="T995" style:family="text">
      <style:text-properties fo:font-size="9.00pt" fo:font-weight="normal" fo:font-family="'DejaVu Sans Mono'" style:font-family-asian="'DejaVu Sans Mono'" style:font-family-complex="'DejaVu Sans Mono'" fo:background-color="#2b2b2b" fo:color="#ffc66d"/>
    </style:style>
    <style:style style:name="T996" style:family="text">
      <style:text-properties fo:font-size="9.00pt" fo:font-weight="normal" fo:font-family="'DejaVu Sans Mono'" style:font-family-asian="'DejaVu Sans Mono'" style:font-family-complex="'DejaVu Sans Mono'" fo:background-color="#2b2b2b" fo:color="#a9b7c6"/>
    </style:style>
    <style:style style:name="T997" style:family="text">
      <style:text-properties fo:font-size="9.00pt" fo:font-weight="normal" fo:font-family="'DejaVu Sans Mono'" style:font-family-asian="'DejaVu Sans Mono'" style:font-family-complex="'DejaVu Sans Mono'" fo:background-color="#2b2b2b" fo:color="#94558d"/>
    </style:style>
    <style:style style:name="T998" style:family="text">
      <style:text-properties fo:font-size="9.00pt" fo:font-weight="normal" fo:font-family="'DejaVu Sans Mono'" style:font-family-asian="'DejaVu Sans Mono'" style:font-family-complex="'DejaVu Sans Mono'" fo:background-color="#2b2b2b" fo:color="#cc7832"/>
    </style:style>
    <style:style style:name="T999" style:family="text">
      <style:text-properties fo:font-size="9.00pt" fo:font-weight="normal" fo:font-family="'DejaVu Sans Mono'" style:font-family-asian="'DejaVu Sans Mono'" style:font-family-complex="'DejaVu Sans Mono'" fo:background-color="#2b2b2b" fo:color="#a9b7c6"/>
    </style:style>
    <style:style style:name="T1000" style:family="text">
      <style:text-properties fo:font-size="10.00pt" fo:font-weight="normal" fo:font-family="'Liberation Mono'" style:font-family-asian="'Liberation Mono'" style:font-family-complex="'Liberation Mono'" fo:background-color="#2b2b2b" fo:color="#a9b7c6"/>
    </style:style>
    <style:style style:name="T1001" style:family="text">
      <style:text-properties fo:font-size="9.00pt" fo:font-weight="normal" fo:font-family="'DejaVu Sans Mono'" style:font-family-asian="'DejaVu Sans Mono'" style:font-family-complex="'DejaVu Sans Mono'" fo:background-color="#2b2b2b" fo:color="#cc7832"/>
    </style:style>
    <style:style style:name="T1002" style:family="text">
      <style:text-properties fo:font-size="9.00pt" fo:font-weight="normal" fo:font-family="'DejaVu Sans Mono'" style:font-family-asian="'DejaVu Sans Mono'" style:font-family-complex="'DejaVu Sans Mono'" fo:background-color="#2b2b2b" fo:color="#8888c6"/>
    </style:style>
    <style:style style:name="T1003" style:family="text">
      <style:text-properties fo:font-size="9.00pt" fo:font-weight="normal" fo:font-family="'DejaVu Sans Mono'" style:font-family-asian="'DejaVu Sans Mono'" style:font-family-complex="'DejaVu Sans Mono'" fo:background-color="#2b2b2b" fo:color="#a9b7c6"/>
    </style:style>
    <style:style style:name="T1004" style:family="text">
      <style:text-properties fo:font-size="9.00pt" fo:font-weight="normal" fo:font-family="'DejaVu Sans Mono'" style:font-family-asian="'DejaVu Sans Mono'" style:font-family-complex="'DejaVu Sans Mono'" fo:background-color="#2b2b2b" fo:color="#cc7832"/>
    </style:style>
    <style:style style:name="T1005" style:family="text">
      <style:text-properties fo:font-size="9.00pt" fo:font-weight="normal" fo:font-family="'DejaVu Sans Mono'" style:font-family-asian="'DejaVu Sans Mono'" style:font-family-complex="'DejaVu Sans Mono'" fo:background-color="#2b2b2b" fo:color="#a9b7c6"/>
    </style:style>
    <style:style style:name="T1006" style:family="text">
      <style:text-properties fo:font-size="10.00pt" fo:font-weight="normal" fo:font-family="'Liberation Mono'" style:font-family-asian="'Liberation Mono'" style:font-family-complex="'Liberation Mono'" fo:background-color="#2b2b2b" fo:color="#a9b7c6"/>
    </style:style>
    <style:style style:name="T1007" style:family="text">
      <style:text-properties fo:font-size="9.00pt" fo:font-weight="normal" fo:font-family="'DejaVu Sans Mono'" style:font-family-asian="'DejaVu Sans Mono'" style:font-family-complex="'DejaVu Sans Mono'" fo:background-color="#2b2b2b" fo:color="#a9b7c6"/>
    </style:style>
    <style:style style:name="T1008" style:family="text">
      <style:text-properties fo:font-size="10.00pt" fo:font-weight="normal" fo:font-family="'Liberation Mono'" style:font-family-asian="'Liberation Mono'" style:font-family-complex="'Liberation Mono'" fo:background-color="#2b2b2b" fo:color="#a9b7c6"/>
    </style:style>
    <style:style style:name="T1009" style:family="text">
      <style:text-properties fo:font-size="9.00pt" fo:font-weight="normal" fo:font-family="'DejaVu Sans Mono'" style:font-family-asian="'DejaVu Sans Mono'" style:font-family-complex="'DejaVu Sans Mono'" fo:background-color="#2b2b2b" fo:color="#a9b7c6"/>
    </style:style>
    <style:style style:name="T1010" style:family="text">
      <style:text-properties fo:font-size="10.00pt" fo:font-weight="normal" fo:font-family="'Liberation Mono'" style:font-family-asian="'Liberation Mono'" style:font-family-complex="'Liberation Mono'" fo:background-color="#2b2b2b" fo:color="#a9b7c6"/>
    </style:style>
    <style:style style:name="T1011" style:family="text">
      <style:text-properties fo:font-size="9.00pt" fo:font-weight="normal" fo:font-family="'DejaVu Sans Mono'" style:font-family-asian="'DejaVu Sans Mono'" style:font-family-complex="'DejaVu Sans Mono'" fo:background-color="#2b2b2b" fo:color="#cc7832"/>
    </style:style>
    <style:style style:name="T1012" style:family="text">
      <style:text-properties fo:font-size="9.00pt" fo:font-weight="normal" fo:font-family="'DejaVu Sans Mono'" style:font-family-asian="'DejaVu Sans Mono'" style:font-family-complex="'DejaVu Sans Mono'" fo:background-color="#2b2b2b" fo:color="#a9b7c6"/>
    </style:style>
    <style:style style:name="T1013" style:family="text">
      <style:text-properties fo:font-size="9.00pt" fo:font-weight="normal" fo:font-family="'DejaVu Sans Mono'" style:font-family-asian="'DejaVu Sans Mono'" style:font-family-complex="'DejaVu Sans Mono'" fo:background-color="#2b2b2b" fo:color="#cc7832"/>
    </style:style>
    <style:style style:name="T1014" style:family="text">
      <style:text-properties fo:font-size="9.00pt" fo:font-weight="normal" fo:font-family="'DejaVu Sans Mono'" style:font-family-asian="'DejaVu Sans Mono'" style:font-family-complex="'DejaVu Sans Mono'" fo:background-color="#2b2b2b" fo:color="#a9b7c6"/>
    </style:style>
    <style:style style:name="T1015" style:family="text">
      <style:text-properties fo:font-size="10.00pt" fo:font-weight="normal" fo:font-family="'Liberation Mono'" style:font-family-asian="'Liberation Mono'" style:font-family-complex="'Liberation Mono'" fo:background-color="#2b2b2b" fo:color="#a9b7c6"/>
    </style:style>
    <style:style style:name="T1016" style:family="text">
      <style:text-properties fo:font-size="9.00pt" fo:font-weight="normal" fo:font-family="'DejaVu Sans Mono'" style:font-family-asian="'DejaVu Sans Mono'" style:font-family-complex="'DejaVu Sans Mono'" fo:background-color="#2b2b2b" fo:color="#a9b7c6"/>
    </style:style>
    <style:style style:name="T1017" style:family="text">
      <style:text-properties fo:font-size="9.00pt" fo:font-weight="normal" fo:font-family="'DejaVu Sans Mono'" style:font-family-asian="'DejaVu Sans Mono'" style:font-family-complex="'DejaVu Sans Mono'" fo:background-color="#2b2b2b" fo:color="#6a8759"/>
    </style:style>
    <style:style style:name="T1018" style:family="text">
      <style:text-properties fo:font-size="9.00pt" fo:font-weight="normal" fo:font-family="'DejaVu Sans Mono'" style:font-family-asian="'DejaVu Sans Mono'" style:font-family-complex="'DejaVu Sans Mono'" fo:background-color="#2b2b2b" fo:color="#a9b7c6"/>
    </style:style>
    <style:style style:name="T1019" style:family="text">
      <style:text-properties fo:font-size="10.00pt" fo:font-weight="normal" fo:font-family="'Liberation Mono'" style:font-family-asian="'Liberation Mono'" style:font-family-complex="'Liberation Mono'" fo:background-color="#2b2b2b" fo:color="#a9b7c6"/>
    </style:style>
    <style:style style:name="T1020" style:family="text">
      <style:text-properties fo:font-size="9.00pt" fo:font-weight="normal" fo:font-family="'DejaVu Sans Mono'" style:font-family-asian="'DejaVu Sans Mono'" style:font-family-complex="'DejaVu Sans Mono'" fo:background-color="#2b2b2b" fo:color="#a9b7c6"/>
    </style:style>
    <style:style style:name="T1021" style:family="text">
      <style:text-properties fo:font-size="9.00pt" fo:font-weight="normal" fo:font-family="'DejaVu Sans Mono'" style:font-family-asian="'DejaVu Sans Mono'" style:font-family-complex="'DejaVu Sans Mono'" fo:background-color="#2b2b2b" fo:color="#94558d"/>
    </style:style>
    <style:style style:name="T1022" style:family="text">
      <style:text-properties fo:font-size="9.00pt" fo:font-weight="normal" fo:font-family="'DejaVu Sans Mono'" style:font-family-asian="'DejaVu Sans Mono'" style:font-family-complex="'DejaVu Sans Mono'" fo:background-color="#2b2b2b" fo:color="#a9b7c6"/>
    </style:style>
    <style:style style:name="T1023" style:family="text">
      <style:text-properties fo:font-size="9.00pt" fo:font-weight="normal" fo:font-family="'DejaVu Sans Mono'" style:font-family-asian="'DejaVu Sans Mono'" style:font-family-complex="'DejaVu Sans Mono'" fo:background-color="#2b2b2b" fo:color="#6897bb"/>
    </style:style>
    <style:style style:name="T1024" style:family="text">
      <style:text-properties fo:font-size="9.00pt" fo:font-weight="normal" fo:font-family="'DejaVu Sans Mono'" style:font-family-asian="'DejaVu Sans Mono'" style:font-family-complex="'DejaVu Sans Mono'" fo:background-color="#2b2b2b" fo:color="#a9b7c6"/>
    </style:style>
    <style:style style:name="T1025" style:family="text">
      <style:text-properties fo:font-size="10.00pt" fo:font-weight="normal" fo:font-family="'Liberation Mono'" style:font-family-asian="'Liberation Mono'" style:font-family-complex="'Liberation Mono'" fo:background-color="#2b2b2b" fo:color="#a9b7c6"/>
    </style:style>
    <style:style style:name="T1026" style:family="text">
      <style:text-properties fo:font-size="9.00pt" fo:font-weight="normal" fo:font-family="'DejaVu Sans Mono'" style:font-family-asian="'DejaVu Sans Mono'" style:font-family-complex="'DejaVu Sans Mono'" fo:background-color="#2b2b2b" fo:color="#a9b7c6"/>
    </style:style>
    <style:style style:name="T1027" style:family="text">
      <style:text-properties fo:font-size="9.00pt" fo:font-weight="normal" fo:font-family="'DejaVu Sans Mono'" style:font-family-asian="'DejaVu Sans Mono'" style:font-family-complex="'DejaVu Sans Mono'" fo:background-color="#2b2b2b" fo:color="#6a8759"/>
    </style:style>
    <style:style style:name="T1028" style:family="text">
      <style:text-properties fo:font-size="9.00pt" fo:font-weight="normal" fo:font-family="'DejaVu Sans Mono'" style:font-family-asian="'DejaVu Sans Mono'" style:font-family-complex="'DejaVu Sans Mono'" fo:background-color="#2b2b2b" fo:color="#a9b7c6"/>
    </style:style>
    <style:style style:name="T1029" style:family="text">
      <style:text-properties fo:font-size="10.00pt" fo:font-weight="normal" fo:font-family="'Liberation Mono'" style:font-family-asian="'Liberation Mono'" style:font-family-complex="'Liberation Mono'" fo:background-color="#2b2b2b" fo:color="#a9b7c6"/>
    </style:style>
    <style:style style:name="T1030" style:family="text">
      <style:text-properties fo:font-size="9.00pt" fo:font-weight="normal" fo:font-family="'DejaVu Sans Mono'" style:font-family-asian="'DejaVu Sans Mono'" style:font-family-complex="'DejaVu Sans Mono'" fo:background-color="#2b2b2b" fo:color="#cc7832"/>
    </style:style>
    <style:style style:name="T1031" style:family="text">
      <style:text-properties fo:font-size="9.00pt" fo:font-weight="normal" fo:font-family="'DejaVu Sans Mono'" style:font-family-asian="'DejaVu Sans Mono'" style:font-family-complex="'DejaVu Sans Mono'" fo:background-color="#2b2b2b" fo:color="#a9b7c6"/>
    </style:style>
    <style:style style:name="T1032" style:family="text">
      <style:text-properties fo:font-size="10.00pt" fo:font-weight="normal" fo:font-family="'Liberation Mono'" style:font-family-asian="'Liberation Mono'" style:font-family-complex="'Liberation Mono'" fo:background-color="#2b2b2b" fo:color="#a9b7c6"/>
    </style:style>
    <style:style style:name="T1033" style:family="text">
      <style:text-properties fo:font-size="9.00pt" fo:font-weight="normal" fo:font-family="'DejaVu Sans Mono'" style:font-family-asian="'DejaVu Sans Mono'" style:font-family-complex="'DejaVu Sans Mono'" fo:background-color="#2b2b2b" fo:color="#bbb529"/>
    </style:style>
    <style:style style:name="T1034" style:family="text">
      <style:text-properties fo:font-size="10.00pt" fo:font-weight="normal" fo:font-family="'Liberation Mono'" style:font-family-asian="'Liberation Mono'" style:font-family-complex="'Liberation Mono'" fo:background-color="#2b2b2b" fo:color="#bbb529"/>
    </style:style>
    <style:style style:name="T1035" style:family="text">
      <style:text-properties fo:font-size="9.00pt" fo:font-weight="normal" fo:font-family="'DejaVu Sans Mono'" style:font-family-asian="'DejaVu Sans Mono'" style:font-family-complex="'DejaVu Sans Mono'" fo:background-color="#2b2b2b" fo:color="#cc7832"/>
    </style:style>
    <style:style style:name="T1036" style:family="text">
      <style:text-properties fo:font-size="9.00pt" fo:font-weight="normal" fo:font-family="'DejaVu Sans Mono'" style:font-family-asian="'DejaVu Sans Mono'" style:font-family-complex="'DejaVu Sans Mono'" fo:background-color="#2b2b2b" fo:color="#ffc66d"/>
    </style:style>
    <style:style style:name="T1037" style:family="text">
      <style:text-properties fo:font-size="9.00pt" fo:font-weight="normal" fo:font-family="'DejaVu Sans Mono'" style:font-family-asian="'DejaVu Sans Mono'" style:font-family-complex="'DejaVu Sans Mono'" fo:background-color="#2b2b2b" fo:color="#a9b7c6"/>
    </style:style>
    <style:style style:name="T1038" style:family="text">
      <style:text-properties fo:font-size="9.00pt" fo:font-weight="normal" fo:font-family="'DejaVu Sans Mono'" style:font-family-asian="'DejaVu Sans Mono'" style:font-family-complex="'DejaVu Sans Mono'" fo:background-color="#2b2b2b" fo:color="#94558d"/>
    </style:style>
    <style:style style:name="T1039" style:family="text">
      <style:text-properties fo:font-size="9.00pt" fo:font-weight="normal" fo:font-family="'DejaVu Sans Mono'" style:font-family-asian="'DejaVu Sans Mono'" style:font-family-complex="'DejaVu Sans Mono'" fo:background-color="#2b2b2b" fo:color="#cc7832"/>
    </style:style>
    <style:style style:name="T1040" style:family="text">
      <style:text-properties fo:font-size="9.00pt" fo:font-weight="normal" fo:font-family="'DejaVu Sans Mono'" style:font-family-asian="'DejaVu Sans Mono'" style:font-family-complex="'DejaVu Sans Mono'" fo:background-color="#2b2b2b" fo:color="#a9b7c6"/>
    </style:style>
    <style:style style:name="T1041" style:family="text">
      <style:text-properties fo:font-size="10.00pt" fo:font-weight="normal" fo:font-family="'Liberation Mono'" style:font-family-asian="'Liberation Mono'" style:font-family-complex="'Liberation Mono'" fo:background-color="#2b2b2b" fo:color="#a9b7c6"/>
    </style:style>
    <style:style style:name="T1042" style:family="text">
      <style:text-properties fo:font-size="9.00pt" fo:font-weight="normal" fo:font-family="'DejaVu Sans Mono'" style:font-family-asian="'DejaVu Sans Mono'" style:font-family-complex="'DejaVu Sans Mono'" fo:background-color="#2b2b2b" fo:color="#629755" fo:font-style="italic"/>
    </style:style>
    <style:style style:name="T1043" style:family="text">
      <style:text-properties fo:font-size="10.00pt" fo:font-weight="normal" fo:font-family="'Liberation Mono'" style:font-family-asian="'Liberation Mono'" style:font-family-complex="'Liberation Mono'" fo:background-color="#2b2b2b" fo:color="#629755"/>
    </style:style>
    <style:style style:name="T1044" style:family="text">
      <style:text-properties fo:font-size="9.00pt" fo:font-weight="normal" fo:font-family="'DejaVu Sans Mono'" style:font-family-asian="'DejaVu Sans Mono'" style:font-family-complex="'DejaVu Sans Mono'" fo:background-color="#2b2b2b" fo:color="#629755" fo:font-style="italic"/>
    </style:style>
    <style:style style:name="T1045" style:family="text">
      <style:text-properties fo:font-size="10.00pt" fo:font-weight="normal" fo:font-family="'Liberation Mono'" style:font-family-asian="'Liberation Mono'" style:font-family-complex="'Liberation Mono'" fo:background-color="#2b2b2b" fo:color="#629755"/>
    </style:style>
    <style:style style:name="T1046" style:family="text">
      <style:text-properties fo:font-size="9.00pt" fo:font-weight="normal" fo:font-family="'DejaVu Sans Mono'" style:font-family-asian="'DejaVu Sans Mono'" style:font-family-complex="'DejaVu Sans Mono'" fo:background-color="#2b2b2b" fo:color="#a9b7c6"/>
    </style:style>
    <style:style style:name="T1047" style:family="text">
      <style:text-properties fo:font-size="9.00pt" fo:font-weight="normal" fo:font-family="'DejaVu Sans Mono'" style:font-family-asian="'DejaVu Sans Mono'" style:font-family-complex="'DejaVu Sans Mono'" fo:background-color="#2b2b2b" fo:color="#6a8759"/>
    </style:style>
    <style:style style:name="T1048" style:family="text">
      <style:text-properties fo:font-size="9.00pt" fo:font-weight="normal" fo:font-family="'DejaVu Sans Mono'" style:font-family-asian="'DejaVu Sans Mono'" style:font-family-complex="'DejaVu Sans Mono'" fo:background-color="#2b2b2b" fo:color="#a9b7c6"/>
    </style:style>
    <style:style style:name="T1049" style:family="text">
      <style:text-properties fo:font-size="9.00pt" fo:font-weight="normal" fo:font-family="'DejaVu Sans Mono'" style:font-family-asian="'DejaVu Sans Mono'" style:font-family-complex="'DejaVu Sans Mono'" fo:background-color="#2b2b2b" fo:color="#cc7832"/>
    </style:style>
    <style:style style:name="T1050" style:family="text">
      <style:text-properties fo:font-size="9.00pt" fo:font-weight="normal" fo:font-family="'DejaVu Sans Mono'" style:font-family-asian="'DejaVu Sans Mono'" style:font-family-complex="'DejaVu Sans Mono'" fo:background-color="#2b2b2b" fo:color="#a9b7c6"/>
    </style:style>
    <style:style style:name="T1051" style:family="text">
      <style:text-properties fo:font-size="9.00pt" fo:font-weight="normal" fo:font-family="'DejaVu Sans Mono'" style:font-family-asian="'DejaVu Sans Mono'" style:font-family-complex="'DejaVu Sans Mono'" fo:background-color="#2b2b2b" fo:color="#cc7832"/>
    </style:style>
    <style:style style:name="T1052" style:family="text">
      <style:text-properties fo:font-size="9.00pt" fo:font-weight="normal" fo:font-family="'DejaVu Sans Mono'" style:font-family-asian="'DejaVu Sans Mono'" style:font-family-complex="'DejaVu Sans Mono'" fo:background-color="#2b2b2b" fo:color="#a9b7c6"/>
    </style:style>
    <style:style style:name="T1053" style:family="text">
      <style:text-properties fo:font-size="10.00pt" fo:font-weight="normal" fo:font-family="'Liberation Mono'" style:font-family-asian="'Liberation Mono'" style:font-family-complex="'Liberation Mono'" fo:background-color="#2b2b2b" fo:color="#a9b7c6"/>
    </style:style>
    <style:style style:name="T1054" style:family="text">
      <style:text-properties fo:font-size="9.00pt" fo:font-weight="normal" fo:font-family="'DejaVu Sans Mono'" style:font-family-asian="'DejaVu Sans Mono'" style:font-family-complex="'DejaVu Sans Mono'" fo:background-color="#2b2b2b" fo:color="#cc7832"/>
    </style:style>
    <style:style style:name="T1055" style:family="text">
      <style:text-properties fo:font-size="9.00pt" fo:font-weight="normal" fo:font-family="'DejaVu Sans Mono'" style:font-family-asian="'DejaVu Sans Mono'" style:font-family-complex="'DejaVu Sans Mono'" fo:background-color="#2b2b2b" fo:color="#a9b7c6"/>
    </style:style>
    <style:style style:name="T1056" style:family="text">
      <style:text-properties fo:font-size="10.00pt" fo:font-weight="normal" fo:font-family="'Liberation Mono'" style:font-family-asian="'Liberation Mono'" style:font-family-complex="'Liberation Mono'" fo:background-color="#2b2b2b" fo:color="#a9b7c6"/>
    </style:style>
    <style:style style:name="T1057" style:family="text">
      <style:text-properties fo:font-size="9.00pt" fo:font-weight="normal" fo:font-family="'DejaVu Sans Mono'" style:font-family-asian="'DejaVu Sans Mono'" style:font-family-complex="'DejaVu Sans Mono'" fo:background-color="#2b2b2b" fo:color="#a9b7c6"/>
    </style:style>
    <style:style style:name="T1058" style:family="text">
      <style:text-properties fo:font-size="9.00pt" fo:font-weight="normal" fo:font-family="'DejaVu Sans Mono'" style:font-family-asian="'DejaVu Sans Mono'" style:font-family-complex="'DejaVu Sans Mono'" fo:background-color="#2b2b2b" fo:color="#6a8759"/>
    </style:style>
    <style:style style:name="T1059" style:family="text">
      <style:text-properties fo:font-size="9.00pt" fo:font-weight="normal" fo:font-family="'DejaVu Sans Mono'" style:font-family-asian="'DejaVu Sans Mono'" style:font-family-complex="'DejaVu Sans Mono'" fo:background-color="#2b2b2b" fo:color="#cc7832"/>
    </style:style>
    <style:style style:name="T1060" style:family="text">
      <style:text-properties fo:font-size="9.00pt" fo:font-weight="normal" fo:font-family="'DejaVu Sans Mono'" style:font-family-asian="'DejaVu Sans Mono'" style:font-family-complex="'DejaVu Sans Mono'" fo:background-color="#2b2b2b" fo:color="#6a8759"/>
    </style:style>
    <style:style style:name="T1061" style:family="text">
      <style:text-properties fo:font-size="9.00pt" fo:font-weight="normal" fo:font-family="'DejaVu Sans Mono'" style:font-family-asian="'DejaVu Sans Mono'" style:font-family-complex="'DejaVu Sans Mono'" fo:background-color="#2b2b2b" fo:color="#cc7832"/>
    </style:style>
    <style:style style:name="T1062" style:family="text">
      <style:text-properties fo:font-size="9.00pt" fo:font-weight="normal" fo:font-family="'DejaVu Sans Mono'" style:font-family-asian="'DejaVu Sans Mono'" style:font-family-complex="'DejaVu Sans Mono'" fo:background-color="#2b2b2b" fo:color="#6a8759"/>
    </style:style>
    <style:style style:name="T1063" style:family="text">
      <style:text-properties fo:font-size="9.00pt" fo:font-weight="normal" fo:font-family="'DejaVu Sans Mono'" style:font-family-asian="'DejaVu Sans Mono'" style:font-family-complex="'DejaVu Sans Mono'" fo:background-color="#2b2b2b" fo:color="#cc7832"/>
    </style:style>
    <style:style style:name="T1064" style:family="text">
      <style:text-properties fo:font-size="9.00pt" fo:font-weight="normal" fo:font-family="'DejaVu Sans Mono'" style:font-family-asian="'DejaVu Sans Mono'" style:font-family-complex="'DejaVu Sans Mono'" fo:background-color="#2b2b2b" fo:color="#a9b7c6"/>
    </style:style>
    <style:style style:name="T1065" style:family="text">
      <style:text-properties fo:font-size="10.00pt" fo:font-weight="normal" fo:font-family="'Liberation Mono'" style:font-family-asian="'Liberation Mono'" style:font-family-complex="'Liberation Mono'" fo:background-color="#2b2b2b" fo:color="#a9b7c6"/>
    </style:style>
    <style:style style:name="T1066" style:family="text">
      <style:text-properties fo:font-size="9.00pt" fo:font-weight="normal" fo:font-family="'DejaVu Sans Mono'" style:font-family-asian="'DejaVu Sans Mono'" style:font-family-complex="'DejaVu Sans Mono'" fo:background-color="#2b2b2b" fo:color="#a9b7c6"/>
    </style:style>
    <style:style style:name="T1067" style:family="text">
      <style:text-properties fo:font-size="10.00pt" fo:font-weight="normal" fo:font-family="'Liberation Mono'" style:font-family-asian="'Liberation Mono'" style:font-family-complex="'Liberation Mono'" fo:background-color="#2b2b2b" fo:color="#a9b7c6"/>
    </style:style>
    <style:style style:name="T1068" style:family="text">
      <style:text-properties fo:font-size="9.00pt" fo:font-weight="normal" fo:font-family="'DejaVu Sans Mono'" style:font-family-asian="'DejaVu Sans Mono'" style:font-family-complex="'DejaVu Sans Mono'" fo:background-color="#2b2b2b" fo:color="#a9b7c6"/>
    </style:style>
    <style:style style:name="T1069" style:family="text">
      <style:text-properties fo:font-size="9.00pt" fo:font-weight="normal" fo:font-family="'DejaVu Sans Mono'" style:font-family-asian="'DejaVu Sans Mono'" style:font-family-complex="'DejaVu Sans Mono'" fo:background-color="#2b2b2b" fo:color="#94558d"/>
    </style:style>
    <style:style style:name="T1070" style:family="text">
      <style:text-properties fo:font-size="9.00pt" fo:font-weight="normal" fo:font-family="'DejaVu Sans Mono'" style:font-family-asian="'DejaVu Sans Mono'" style:font-family-complex="'DejaVu Sans Mono'" fo:background-color="#2b2b2b" fo:color="#a9b7c6"/>
    </style:style>
    <style:style style:name="T1071" style:family="text">
      <style:text-properties fo:font-size="9.00pt" fo:font-weight="normal" fo:font-family="'DejaVu Sans Mono'" style:font-family-asian="'DejaVu Sans Mono'" style:font-family-complex="'DejaVu Sans Mono'" fo:background-color="#2b2b2b" fo:color="#cc7832"/>
    </style:style>
    <style:style style:name="T1072" style:family="text">
      <style:text-properties fo:font-size="9.00pt" fo:font-weight="normal" fo:font-family="'DejaVu Sans Mono'" style:font-family-asian="'DejaVu Sans Mono'" style:font-family-complex="'DejaVu Sans Mono'" fo:background-color="#2b2b2b" fo:color="#a9b7c6"/>
    </style:style>
    <style:style style:name="T1073" style:family="text">
      <style:text-properties fo:font-size="9.00pt" fo:font-weight="normal" fo:font-family="'DejaVu Sans Mono'" style:font-family-asian="'DejaVu Sans Mono'" style:font-family-complex="'DejaVu Sans Mono'" fo:background-color="#2b2b2b" fo:color="#cc7832"/>
    </style:style>
    <style:style style:name="T1074" style:family="text">
      <style:text-properties fo:font-size="9.00pt" fo:font-weight="normal" fo:font-family="'DejaVu Sans Mono'" style:font-family-asian="'DejaVu Sans Mono'" style:font-family-complex="'DejaVu Sans Mono'" fo:background-color="#2b2b2b" fo:color="#a9b7c6"/>
    </style:style>
    <style:style style:name="T1075" style:family="text">
      <style:text-properties fo:font-size="9.00pt" fo:font-weight="normal" fo:font-family="'DejaVu Sans Mono'" style:font-family-asian="'DejaVu Sans Mono'" style:font-family-complex="'DejaVu Sans Mono'" fo:background-color="#2b2b2b" fo:color="#cc7832"/>
    </style:style>
    <style:style style:name="T1076" style:family="text">
      <style:text-properties fo:font-size="9.00pt" fo:font-weight="normal" fo:font-family="'DejaVu Sans Mono'" style:font-family-asian="'DejaVu Sans Mono'" style:font-family-complex="'DejaVu Sans Mono'" fo:background-color="#2b2b2b" fo:color="#a9b7c6"/>
    </style:style>
    <style:style style:name="T1077" style:family="text">
      <style:text-properties fo:font-size="9.00pt" fo:font-weight="normal" fo:font-family="'DejaVu Sans Mono'" style:font-family-asian="'DejaVu Sans Mono'" style:font-family-complex="'DejaVu Sans Mono'" fo:background-color="#2b2b2b" fo:color="#cc7832"/>
    </style:style>
    <style:style style:name="T1078" style:family="text">
      <style:text-properties fo:font-size="9.00pt" fo:font-weight="normal" fo:font-family="'DejaVu Sans Mono'" style:font-family-asian="'DejaVu Sans Mono'" style:font-family-complex="'DejaVu Sans Mono'" fo:background-color="#2b2b2b" fo:color="#94558d"/>
    </style:style>
    <style:style style:name="T1079" style:family="text">
      <style:text-properties fo:font-size="9.00pt" fo:font-weight="normal" fo:font-family="'DejaVu Sans Mono'" style:font-family-asian="'DejaVu Sans Mono'" style:font-family-complex="'DejaVu Sans Mono'" fo:background-color="#2b2b2b" fo:color="#a9b7c6"/>
    </style:style>
    <style:style style:name="T1080" style:family="text">
      <style:text-properties fo:font-size="10.00pt" fo:font-weight="normal" fo:font-family="'Liberation Mono'" style:font-family-asian="'Liberation Mono'" style:font-family-complex="'Liberation Mono'" fo:background-color="#2b2b2b" fo:color="#a9b7c6"/>
    </style:style>
    <style:style style:name="T1081" style:family="text">
      <style:text-properties fo:font-size="9.00pt" fo:font-weight="normal" fo:font-family="'DejaVu Sans Mono'" style:font-family-asian="'DejaVu Sans Mono'" style:font-family-complex="'DejaVu Sans Mono'" fo:background-color="#2b2b2b" fo:color="#a9b7c6"/>
    </style:style>
    <style:style style:name="T1082" style:family="text">
      <style:text-properties fo:font-size="9.00pt" fo:font-weight="normal" fo:font-family="'DejaVu Sans Mono'" style:font-family-asian="'DejaVu Sans Mono'" style:font-family-complex="'DejaVu Sans Mono'" fo:background-color="#2b2b2b" fo:color="#cc7832"/>
    </style:style>
    <style:style style:name="T1083" style:family="text">
      <style:text-properties fo:font-size="9.00pt" fo:font-weight="normal" fo:font-family="'DejaVu Sans Mono'" style:font-family-asian="'DejaVu Sans Mono'" style:font-family-complex="'DejaVu Sans Mono'" fo:background-color="#2b2b2b" fo:color="#a9b7c6"/>
    </style:style>
    <style:style style:name="T1084" style:family="text">
      <style:text-properties fo:font-size="9.00pt" fo:font-weight="normal" fo:font-family="'DejaVu Sans Mono'" style:font-family-asian="'DejaVu Sans Mono'" style:font-family-complex="'DejaVu Sans Mono'" fo:background-color="#2b2b2b" fo:color="#cc7832"/>
    </style:style>
    <style:style style:name="T1085" style:family="text">
      <style:text-properties fo:font-size="9.00pt" fo:font-weight="normal" fo:font-family="'DejaVu Sans Mono'" style:font-family-asian="'DejaVu Sans Mono'" style:font-family-complex="'DejaVu Sans Mono'" fo:background-color="#2b2b2b" fo:color="#a9b7c6"/>
    </style:style>
    <style:style style:name="T1086" style:family="text">
      <style:text-properties fo:font-size="9.00pt" fo:font-weight="normal" fo:font-family="'DejaVu Sans Mono'" style:font-family-asian="'DejaVu Sans Mono'" style:font-family-complex="'DejaVu Sans Mono'" fo:background-color="#2b2b2b" fo:color="#cc7832"/>
    </style:style>
    <style:style style:name="T1087" style:family="text">
      <style:text-properties fo:font-size="9.00pt" fo:font-weight="normal" fo:font-family="'DejaVu Sans Mono'" style:font-family-asian="'DejaVu Sans Mono'" style:font-family-complex="'DejaVu Sans Mono'" fo:background-color="#2b2b2b" fo:color="#a9b7c6"/>
    </style:style>
    <style:style style:name="T1088" style:family="text">
      <style:text-properties fo:font-size="9.00pt" fo:font-weight="normal" fo:font-family="'DejaVu Sans Mono'" style:font-family-asian="'DejaVu Sans Mono'" style:font-family-complex="'DejaVu Sans Mono'" fo:background-color="#2b2b2b" fo:color="#cc7832"/>
    </style:style>
    <style:style style:name="T1089" style:family="text">
      <style:text-properties fo:font-size="9.00pt" fo:font-weight="normal" fo:font-family="'DejaVu Sans Mono'" style:font-family-asian="'DejaVu Sans Mono'" style:font-family-complex="'DejaVu Sans Mono'" fo:background-color="#2b2b2b" fo:color="#94558d"/>
    </style:style>
    <style:style style:name="T1090" style:family="text">
      <style:text-properties fo:font-size="9.00pt" fo:font-weight="normal" fo:font-family="'DejaVu Sans Mono'" style:font-family-asian="'DejaVu Sans Mono'" style:font-family-complex="'DejaVu Sans Mono'" fo:background-color="#2b2b2b" fo:color="#a9b7c6"/>
    </style:style>
    <style:style style:name="T1091" style:family="text">
      <style:text-properties fo:font-size="10.00pt" fo:font-weight="normal" fo:font-family="'Liberation Mono'" style:font-family-asian="'Liberation Mono'" style:font-family-complex="'Liberation Mono'" fo:background-color="#2b2b2b" fo:color="#a9b7c6"/>
    </style:style>
    <style:style style:name="T1092" style:family="text">
      <style:text-properties fo:font-size="9.00pt" fo:font-weight="normal" fo:font-family="'DejaVu Sans Mono'" style:font-family-asian="'DejaVu Sans Mono'" style:font-family-complex="'DejaVu Sans Mono'" fo:background-color="#2b2b2b" fo:color="#cc7832"/>
    </style:style>
    <style:style style:name="T1093" style:family="text">
      <style:text-properties fo:font-size="9.00pt" fo:font-weight="normal" fo:font-family="'DejaVu Sans Mono'" style:font-family-asian="'DejaVu Sans Mono'" style:font-family-complex="'DejaVu Sans Mono'" fo:background-color="#2b2b2b" fo:color="#a9b7c6"/>
    </style:style>
    <style:style style:name="T1094" style:family="text">
      <style:text-properties fo:font-size="9.00pt" fo:font-weight="normal" fo:font-family="'DejaVu Sans Mono'" style:font-family-asian="'DejaVu Sans Mono'" style:font-family-complex="'DejaVu Sans Mono'" fo:background-color="#2b2b2b" fo:color="#cc7832"/>
    </style:style>
    <style:style style:name="T1095" style:family="text">
      <style:text-properties fo:font-size="9.00pt" fo:font-weight="normal" fo:font-family="'DejaVu Sans Mono'" style:font-family-asian="'DejaVu Sans Mono'" style:font-family-complex="'DejaVu Sans Mono'" fo:background-color="#2b2b2b" fo:color="#ffc66d"/>
    </style:style>
    <style:style style:name="T1096" style:family="text">
      <style:text-properties fo:font-size="9.00pt" fo:font-weight="normal" fo:font-family="'DejaVu Sans Mono'" style:font-family-asian="'DejaVu Sans Mono'" style:font-family-complex="'DejaVu Sans Mono'" fo:background-color="#2b2b2b" fo:color="#a9b7c6"/>
    </style:style>
    <style:style style:name="T1097" style:family="text">
      <style:text-properties fo:font-size="10.00pt" fo:font-weight="normal" fo:font-family="'Liberation Mono'" style:font-family-asian="'Liberation Mono'" style:font-family-complex="'Liberation Mono'" fo:background-color="#2b2b2b" fo:color="#a9b7c6"/>
    </style:style>
    <style:style style:name="T1098" style:family="text">
      <style:text-properties fo:font-size="9.00pt" fo:font-weight="normal" fo:font-family="'DejaVu Sans Mono'" style:font-family-asian="'DejaVu Sans Mono'" style:font-family-complex="'DejaVu Sans Mono'" fo:background-color="#2b2b2b" fo:color="#cc7832"/>
    </style:style>
    <style:style style:name="T1099" style:family="text">
      <style:text-properties fo:font-size="9.00pt" fo:font-weight="normal" fo:font-family="'DejaVu Sans Mono'" style:font-family-asian="'DejaVu Sans Mono'" style:font-family-complex="'DejaVu Sans Mono'" fo:background-color="#2b2b2b" fo:color="#8888c6"/>
    </style:style>
    <style:style style:name="T1100" style:family="text">
      <style:text-properties fo:font-size="9.00pt" fo:font-weight="normal" fo:font-family="'DejaVu Sans Mono'" style:font-family-asian="'DejaVu Sans Mono'" style:font-family-complex="'DejaVu Sans Mono'" fo:background-color="#2b2b2b" fo:color="#a9b7c6"/>
    </style:style>
    <style:style style:name="T1101" style:family="text">
      <style:text-properties fo:font-size="9.00pt" fo:font-weight="normal" fo:font-family="'DejaVu Sans Mono'" style:font-family-asian="'DejaVu Sans Mono'" style:font-family-complex="'DejaVu Sans Mono'" fo:background-color="#2b2b2b" fo:color="#6a8759"/>
    </style:style>
    <style:style style:name="T1102" style:family="text">
      <style:text-properties fo:font-size="9.00pt" fo:font-weight="normal" fo:font-family="'DejaVu Sans Mono'" style:font-family-asian="'DejaVu Sans Mono'" style:font-family-complex="'DejaVu Sans Mono'" fo:background-color="#2b2b2b" fo:color="#cc7832"/>
    </style:style>
    <style:style style:name="T1103" style:family="text">
      <style:text-properties fo:font-size="9.00pt" fo:font-weight="normal" fo:font-family="'DejaVu Sans Mono'" style:font-family-asian="'DejaVu Sans Mono'" style:font-family-complex="'DejaVu Sans Mono'" fo:background-color="#2b2b2b" fo:color="#6a8759"/>
    </style:style>
    <style:style style:name="T1104" style:family="text">
      <style:text-properties fo:font-size="9.00pt" fo:font-weight="normal" fo:font-family="'DejaVu Sans Mono'" style:font-family-asian="'DejaVu Sans Mono'" style:font-family-complex="'DejaVu Sans Mono'" fo:background-color="#2b2b2b" fo:color="#a9b7c6"/>
    </style:style>
    <style:style style:name="T1105" style:family="text">
      <style:text-properties fo:font-size="9.00pt" fo:font-weight="normal" fo:font-family="'DejaVu Sans Mono'" style:font-family-asian="'DejaVu Sans Mono'" style:font-family-complex="'DejaVu Sans Mono'" fo:background-color="#2b2b2b" fo:color="#cc7832"/>
    </style:style>
    <style:style style:name="T1106" style:family="text">
      <style:text-properties fo:font-size="9.00pt" fo:font-weight="normal" fo:font-family="'DejaVu Sans Mono'" style:font-family-asian="'DejaVu Sans Mono'" style:font-family-complex="'DejaVu Sans Mono'" fo:background-color="#2b2b2b" fo:color="#a9b7c6"/>
    </style:style>
    <style:style style:name="T1107" style:family="text">
      <style:text-properties fo:font-size="10.00pt" fo:font-weight="normal" fo:font-family="'Liberation Mono'" style:font-family-asian="'Liberation Mono'" style:font-family-complex="'Liberation Mono'" fo:background-color="#2b2b2b" fo:color="#a9b7c6"/>
    </style:style>
    <style:style style:name="T1108" style:family="text">
      <style:text-properties fo:font-size="9.00pt" fo:font-weight="normal" fo:font-family="'DejaVu Sans Mono'" style:font-family-asian="'DejaVu Sans Mono'" style:font-family-complex="'DejaVu Sans Mono'" fo:background-color="#2b2b2b" fo:color="#cc7832"/>
    </style:style>
    <style:style style:name="T1109" style:family="text">
      <style:text-properties fo:font-size="9.00pt" fo:font-weight="normal" fo:font-family="'DejaVu Sans Mono'" style:font-family-asian="'DejaVu Sans Mono'" style:font-family-complex="'DejaVu Sans Mono'" fo:background-color="#2b2b2b" fo:color="#a9b7c6"/>
    </style:style>
    <style:style style:name="T1110" style:family="text">
      <style:text-properties fo:font-size="9.00pt" fo:font-weight="normal" fo:font-family="'DejaVu Sans Mono'" style:font-family-asian="'DejaVu Sans Mono'" style:font-family-complex="'DejaVu Sans Mono'" fo:background-color="#2b2b2b" fo:color="#cc7832"/>
    </style:style>
    <style:style style:name="T1111" style:family="text">
      <style:text-properties fo:font-size="9.00pt" fo:font-weight="normal" fo:font-family="'DejaVu Sans Mono'" style:font-family-asian="'DejaVu Sans Mono'" style:font-family-complex="'DejaVu Sans Mono'" fo:background-color="#2b2b2b" fo:color="#a9b7c6"/>
    </style:style>
    <style:style style:name="T1112" style:family="text">
      <style:text-properties fo:font-size="10.00pt" fo:font-weight="normal" fo:font-family="'Liberation Mono'" style:font-family-asian="'Liberation Mono'" style:font-family-complex="'Liberation Mono'" fo:background-color="#2b2b2b" fo:color="#a9b7c6"/>
    </style:style>
    <style:style style:name="T1113" style:family="text">
      <style:text-properties fo:font-size="9.00pt" fo:font-weight="normal" fo:font-family="'DejaVu Sans Mono'" style:font-family-asian="'DejaVu Sans Mono'" style:font-family-complex="'DejaVu Sans Mono'" fo:background-color="#2b2b2b" fo:color="#a9b7c6"/>
    </style:style>
    <style:style style:name="T1114" style:family="text">
      <style:text-properties fo:font-size="9.00pt" fo:font-weight="normal" fo:font-family="'DejaVu Sans Mono'" style:font-family-asian="'DejaVu Sans Mono'" style:font-family-complex="'DejaVu Sans Mono'" fo:background-color="#2b2b2b" fo:color="#6a8759"/>
    </style:style>
    <style:style style:name="T1115" style:family="text">
      <style:text-properties fo:font-size="9.00pt" fo:font-weight="normal" fo:font-family="'DejaVu Sans Mono'" style:font-family-asian="'DejaVu Sans Mono'" style:font-family-complex="'DejaVu Sans Mono'" fo:background-color="#2b2b2b" fo:color="#cc7832"/>
    </style:style>
    <style:style style:name="T1116" style:family="text">
      <style:text-properties fo:font-size="9.00pt" fo:font-weight="normal" fo:font-family="'DejaVu Sans Mono'" style:font-family-asian="'DejaVu Sans Mono'" style:font-family-complex="'DejaVu Sans Mono'" fo:background-color="#2b2b2b" fo:color="#6a8759"/>
    </style:style>
    <style:style style:name="T1117" style:family="text">
      <style:text-properties fo:font-size="9.00pt" fo:font-weight="normal" fo:font-family="'DejaVu Sans Mono'" style:font-family-asian="'DejaVu Sans Mono'" style:font-family-complex="'DejaVu Sans Mono'" fo:background-color="#2b2b2b" fo:color="#a9b7c6"/>
    </style:style>
    <style:style style:name="T1118" style:family="text">
      <style:text-properties fo:font-size="9.00pt" fo:font-weight="normal" fo:font-family="'DejaVu Sans Mono'" style:font-family-asian="'DejaVu Sans Mono'" style:font-family-complex="'DejaVu Sans Mono'" fo:background-color="#2b2b2b" fo:color="#cc7832"/>
    </style:style>
    <style:style style:name="T1119" style:family="text">
      <style:text-properties fo:font-size="9.00pt" fo:font-weight="normal" fo:font-family="'DejaVu Sans Mono'" style:font-family-asian="'DejaVu Sans Mono'" style:font-family-complex="'DejaVu Sans Mono'" fo:background-color="#2b2b2b" fo:color="#ffc66d"/>
    </style:style>
    <style:style style:name="T1120" style:family="text">
      <style:text-properties fo:font-size="9.00pt" fo:font-weight="normal" fo:font-family="'DejaVu Sans Mono'" style:font-family-asian="'DejaVu Sans Mono'" style:font-family-complex="'DejaVu Sans Mono'" fo:background-color="#2b2b2b" fo:color="#a9b7c6"/>
    </style:style>
    <style:style style:name="T1121" style:family="text">
      <style:text-properties fo:font-size="10.00pt" fo:font-weight="normal" fo:font-family="'Liberation Mono'" style:font-family-asian="'Liberation Mono'" style:font-family-complex="'Liberation Mono'" fo:background-color="#2b2b2b" fo:color="#a9b7c6"/>
    </style:style>
    <style:style style:name="T1122" style:family="text">
      <style:text-properties fo:font-size="9.00pt" fo:font-weight="normal" fo:font-family="'DejaVu Sans Mono'" style:font-family-asian="'DejaVu Sans Mono'" style:font-family-complex="'DejaVu Sans Mono'" fo:background-color="#2b2b2b" fo:color="#cc7832"/>
    </style:style>
    <style:style style:name="T1123" style:family="text">
      <style:text-properties fo:font-size="9.00pt" fo:font-weight="normal" fo:font-family="'DejaVu Sans Mono'" style:font-family-asian="'DejaVu Sans Mono'" style:font-family-complex="'DejaVu Sans Mono'" fo:background-color="#2b2b2b" fo:color="#a9b7c6"/>
    </style:style>
    <style:style style:name="T1124" style:family="text">
      <style:text-properties fo:font-size="10.00pt" fo:font-weight="normal" fo:font-family="'Liberation Mono'" style:font-family-asian="'Liberation Mono'" style:font-family-complex="'Liberation Mono'" fo:background-color="#2b2b2b" fo:color="#a9b7c6"/>
    </style:style>
    <style:style style:name="T1125" style:family="text">
      <style:text-properties fo:font-size="9.00pt" fo:font-weight="normal" fo:font-family="'DejaVu Sans Mono'" style:font-family-asian="'DejaVu Sans Mono'" style:font-family-complex="'DejaVu Sans Mono'" fo:background-color="#2b2b2b" fo:color="#a9b7c6"/>
    </style:style>
    <style:style style:name="T1126" style:family="text">
      <style:text-properties fo:font-size="9.00pt" fo:font-weight="normal" fo:font-family="'DejaVu Sans Mono'" style:font-family-asian="'DejaVu Sans Mono'" style:font-family-complex="'DejaVu Sans Mono'" fo:background-color="#2b2b2b" fo:color="#8888c6"/>
    </style:style>
    <style:style style:name="T1127" style:family="text">
      <style:text-properties fo:font-size="9.00pt" fo:font-weight="normal" fo:font-family="'DejaVu Sans Mono'" style:font-family-asian="'DejaVu Sans Mono'" style:font-family-complex="'DejaVu Sans Mono'" fo:background-color="#2b2b2b" fo:color="#a9b7c6"/>
    </style:style>
    <style:style style:name="T1128" style:family="text">
      <style:text-properties fo:font-size="9.00pt" fo:font-weight="normal" fo:font-family="'DejaVu Sans Mono'" style:font-family-asian="'DejaVu Sans Mono'" style:font-family-complex="'DejaVu Sans Mono'" fo:background-color="#2b2b2b" fo:color="#6a8759"/>
    </style:style>
    <style:style style:name="T1129" style:family="text">
      <style:text-properties fo:font-size="9.00pt" fo:font-weight="normal" fo:font-family="'DejaVu Sans Mono'" style:font-family-asian="'DejaVu Sans Mono'" style:font-family-complex="'DejaVu Sans Mono'" fo:background-color="#2b2b2b" fo:color="#cc7832"/>
    </style:style>
    <style:style style:name="T1130" style:family="text">
      <style:text-properties fo:font-size="9.00pt" fo:font-weight="normal" fo:font-family="'DejaVu Sans Mono'" style:font-family-asian="'DejaVu Sans Mono'" style:font-family-complex="'DejaVu Sans Mono'" fo:background-color="#2b2b2b" fo:color="#6a8759"/>
    </style:style>
    <style:style style:name="T1131" style:family="text">
      <style:text-properties fo:font-size="9.00pt" fo:font-weight="normal" fo:font-family="'DejaVu Sans Mono'" style:font-family-asian="'DejaVu Sans Mono'" style:font-family-complex="'DejaVu Sans Mono'" fo:background-color="#2b2b2b" fo:color="#a9b7c6"/>
    </style:style>
    <style:style style:name="T1132" style:family="text">
      <style:text-properties fo:font-size="10.00pt" fo:font-weight="normal" fo:font-family="'Liberation Mono'" style:font-family-asian="'Liberation Mono'" style:font-family-complex="'Liberation Mono'" fo:background-color="#2b2b2b" fo:color="#a9b7c6"/>
    </style:style>
    <style:style style:name="T1133" style:family="text">
      <style:text-properties fo:font-size="9.00pt" fo:font-weight="normal" fo:font-family="'DejaVu Sans Mono'" style:font-family-asian="'DejaVu Sans Mono'" style:font-family-complex="'DejaVu Sans Mono'" fo:background-color="#2b2b2b" fo:color="#a9b7c6"/>
    </style:style>
    <style:style style:name="T1134" style:family="text">
      <style:text-properties fo:font-size="10.00pt" fo:font-weight="normal" fo:font-family="'Liberation Mono'" style:font-family-asian="'Liberation Mono'" style:font-family-complex="'Liberation Mono'" fo:background-color="#2b2b2b" fo:color="#a9b7c6"/>
    </style:style>
    <style:style style:name="T1135" style:family="text">
      <style:text-properties fo:font-size="9.00pt" fo:font-weight="normal" fo:font-family="'DejaVu Sans Mono'" style:font-family-asian="'DejaVu Sans Mono'" style:font-family-complex="'DejaVu Sans Mono'" fo:background-color="#2b2b2b" fo:color="#a9b7c6"/>
    </style:style>
    <style:style style:name="T1136" style:family="text">
      <style:text-properties fo:font-size="10.00pt" fo:font-weight="normal" fo:font-family="'Liberation Mono'" style:font-family-asian="'Liberation Mono'" style:font-family-complex="'Liberation Mono'" fo:background-color="#2b2b2b" fo:color="#a9b7c6"/>
    </style:style>
    <style:style style:name="T1137" style:family="text">
      <style:text-properties fo:font-size="9.00pt" fo:font-weight="normal" fo:font-family="'DejaVu Sans Mono'" style:font-family-asian="'DejaVu Sans Mono'" style:font-family-complex="'DejaVu Sans Mono'" fo:background-color="#2b2b2b" fo:color="#a9b7c6"/>
    </style:style>
    <style:style style:name="T1138" style:family="text">
      <style:text-properties fo:font-size="9.00pt" fo:font-weight="normal" fo:font-family="'DejaVu Sans Mono'" style:font-family-asian="'DejaVu Sans Mono'" style:font-family-complex="'DejaVu Sans Mono'" fo:background-color="#2b2b2b" fo:color="#8888c6"/>
    </style:style>
    <style:style style:name="T1139" style:family="text">
      <style:text-properties fo:font-size="9.00pt" fo:font-weight="normal" fo:font-family="'DejaVu Sans Mono'" style:font-family-asian="'DejaVu Sans Mono'" style:font-family-complex="'DejaVu Sans Mono'" fo:background-color="#2b2b2b" fo:color="#a9b7c6"/>
    </style:style>
    <style:style style:name="T1140" style:family="text">
      <style:text-properties fo:font-size="9.00pt" fo:font-weight="normal" fo:font-family="'DejaVu Sans Mono'" style:font-family-asian="'DejaVu Sans Mono'" style:font-family-complex="'DejaVu Sans Mono'" fo:background-color="#2b2b2b" fo:color="#6a8759"/>
    </style:style>
    <style:style style:name="T1141" style:family="text">
      <style:text-properties fo:font-size="9.00pt" fo:font-weight="normal" fo:font-family="'DejaVu Sans Mono'" style:font-family-asian="'DejaVu Sans Mono'" style:font-family-complex="'DejaVu Sans Mono'" fo:background-color="#2b2b2b" fo:color="#cc7832"/>
    </style:style>
    <style:style style:name="T1142" style:family="text">
      <style:text-properties fo:font-size="9.00pt" fo:font-weight="normal" fo:font-family="'DejaVu Sans Mono'" style:font-family-asian="'DejaVu Sans Mono'" style:font-family-complex="'DejaVu Sans Mono'" fo:background-color="#2b2b2b" fo:color="#6a8759"/>
    </style:style>
    <style:style style:name="T1143" style:family="text">
      <style:text-properties fo:font-size="9.00pt" fo:font-weight="normal" fo:font-family="'DejaVu Sans Mono'" style:font-family-asian="'DejaVu Sans Mono'" style:font-family-complex="'DejaVu Sans Mono'" fo:background-color="#2b2b2b" fo:color="#a9b7c6"/>
    </style:style>
    <style:style style:name="T1144" style:family="text">
      <style:text-properties fo:font-size="10.00pt" fo:font-weight="normal" fo:font-family="'Liberation Mono'" style:font-family-asian="'Liberation Mono'" style:font-family-complex="'Liberation Mono'" fo:background-color="#2b2b2b" fo:color="#a9b7c6"/>
    </style:style>
    <style:style style:name="T1145" style:family="text">
      <style:text-properties fo:font-size="9.00pt" fo:font-weight="normal" fo:font-family="'DejaVu Sans Mono'" style:font-family-asian="'DejaVu Sans Mono'" style:font-family-complex="'DejaVu Sans Mono'" fo:background-color="#2b2b2b" fo:color="#a9b7c6"/>
    </style:style>
    <style:style style:name="T1146" style:family="text">
      <style:text-properties fo:font-size="10.00pt" fo:font-weight="normal" fo:font-family="'Liberation Mono'" style:font-family-asian="'Liberation Mono'" style:font-family-complex="'Liberation Mono'" fo:background-color="#2b2b2b" fo:color="#a9b7c6"/>
    </style:style>
    <style:style style:name="T1147" style:family="text">
      <style:text-properties fo:font-size="9.00pt" fo:font-weight="normal" fo:font-family="'DejaVu Sans Mono'" style:font-family-asian="'DejaVu Sans Mono'" style:font-family-complex="'DejaVu Sans Mono'" fo:background-color="#2b2b2b" fo:color="#a9b7c6"/>
    </style:style>
    <style:style style:name="T1148" style:family="text">
      <style:text-properties fo:font-size="10.00pt" fo:font-weight="normal" fo:font-family="'Liberation Mono'" style:font-family-asian="'Liberation Mono'" style:font-family-complex="'Liberation Mono'" fo:background-color="#2b2b2b" fo:color="#a9b7c6"/>
    </style:style>
    <style:style style:name="T1149" style:family="text">
      <style:text-properties fo:font-size="9.00pt" fo:font-weight="normal" fo:font-family="'DejaVu Sans Mono'" style:font-family-asian="'DejaVu Sans Mono'" style:font-family-complex="'DejaVu Sans Mono'" fo:background-color="#2b2b2b" fo:color="#8888c6"/>
    </style:style>
    <style:style style:name="T1150" style:family="text">
      <style:text-properties fo:font-size="9.00pt" fo:font-weight="normal" fo:font-family="'DejaVu Sans Mono'" style:font-family-asian="'DejaVu Sans Mono'" style:font-family-complex="'DejaVu Sans Mono'" fo:background-color="#2b2b2b" fo:color="#a9b7c6"/>
    </style:style>
    <style:style style:name="T1151" style:family="text">
      <style:text-properties fo:font-size="9.00pt" fo:font-weight="normal" fo:font-family="'DejaVu Sans Mono'" style:font-family-asian="'DejaVu Sans Mono'" style:font-family-complex="'DejaVu Sans Mono'" fo:background-color="#2b2b2b" fo:color="#6a8759"/>
    </style:style>
    <style:style style:name="T1152" style:family="text">
      <style:text-properties fo:font-size="9.00pt" fo:font-weight="normal" fo:font-family="'DejaVu Sans Mono'" style:font-family-asian="'DejaVu Sans Mono'" style:font-family-complex="'DejaVu Sans Mono'" fo:background-color="#2b2b2b" fo:color="#a9b7c6"/>
    </style:style>
    <style:style style:name="T1153" style:family="text">
      <style:text-properties fo:font-size="10.00pt" fo:font-weight="normal" fo:font-family="'Liberation Mono'" style:font-family-asian="'Liberation Mono'" style:font-family-complex="'Liberation Mono'" fo:background-color="#2b2b2b" fo:color="#a9b7c6"/>
    </style:style>
    <style:style style:name="T1154" style:family="text">
      <style:text-properties fo:font-size="9.00pt" fo:font-weight="normal" fo:font-family="'DejaVu Sans Mono'" style:font-family-asian="'DejaVu Sans Mono'" style:font-family-complex="'DejaVu Sans Mono'" fo:background-color="#2b2b2b" fo:color="#cc7832"/>
    </style:style>
    <style:style style:name="T1155" style:family="text">
      <style:text-properties fo:font-size="9.00pt" fo:font-weight="normal" fo:font-family="'DejaVu Sans Mono'" style:font-family-asian="'DejaVu Sans Mono'" style:font-family-complex="'DejaVu Sans Mono'" fo:background-color="#2b2b2b" fo:color="#8888c6"/>
    </style:style>
    <style:style style:name="T1156" style:family="text">
      <style:text-properties fo:font-size="9.00pt" fo:font-weight="normal" fo:font-family="'DejaVu Sans Mono'" style:font-family-asian="'DejaVu Sans Mono'" style:font-family-complex="'DejaVu Sans Mono'" fo:background-color="#2b2b2b" fo:color="#a9b7c6"/>
    </style:style>
    <style:style style:name="T1157" style:family="text">
      <style:text-properties fo:font-size="10.00pt" fo:font-weight="normal" fo:font-family="'Liberation Mono'" style:font-family-asian="'Liberation Mono'" style:font-family-complex="'Liberation Mono'" fo:background-color="#2b2b2b" fo:color="#a9b7c6"/>
    </style:style>
    <style:style style:name="T1158" style:family="text">
      <style:text-properties fo:font-size="9.00pt" fo:font-weight="normal" fo:font-family="'DejaVu Sans Mono'" style:font-family-asian="'DejaVu Sans Mono'" style:font-family-complex="'DejaVu Sans Mono'" fo:background-color="#2b2b2b" fo:color="#8888c6"/>
    </style:style>
    <style:style style:name="T1159" style:family="text">
      <style:text-properties fo:font-size="9.00pt" fo:font-weight="normal" fo:font-family="'DejaVu Sans Mono'" style:font-family-asian="'DejaVu Sans Mono'" style:font-family-complex="'DejaVu Sans Mono'" fo:background-color="#2b2b2b" fo:color="#a9b7c6"/>
    </style:style>
    <style:style style:name="T1160" style:family="text">
      <style:text-properties fo:font-size="9.00pt" fo:font-weight="normal" fo:font-family="'DejaVu Sans Mono'" style:font-family-asian="'DejaVu Sans Mono'" style:font-family-complex="'DejaVu Sans Mono'" fo:background-color="#2b2b2b" fo:color="#6a8759"/>
    </style:style>
    <style:style style:name="T1161" style:family="text">
      <style:text-properties fo:font-size="9.00pt" fo:font-weight="normal" fo:font-family="'DejaVu Sans Mono'" style:font-family-asian="'DejaVu Sans Mono'" style:font-family-complex="'DejaVu Sans Mono'" fo:background-color="#2b2b2b" fo:color="#a9b7c6"/>
    </style:style>
    <style:style style:name="T1162" style:family="text">
      <style:text-properties fo:font-size="10.00pt" fo:font-weight="normal" fo:font-family="'Liberation Mono'" style:font-family-asian="'Liberation Mono'" style:font-family-complex="'Liberation Mono'" fo:background-color="#2b2b2b" fo:color="#a9b7c6"/>
    </style:style>
    <style:style style:name="T1163" style:family="text">
      <style:text-properties fo:font-size="9.00pt" fo:font-weight="normal" fo:font-family="'DejaVu Sans Mono'" style:font-family-asian="'DejaVu Sans Mono'" style:font-family-complex="'DejaVu Sans Mono'" fo:background-color="#2b2b2b" fo:color="#a9b7c6"/>
    </style:style>
    <style:style style:name="T1164" style:family="text">
      <style:text-properties fo:font-size="9.00pt" fo:font-weight="normal" fo:font-family="'DejaVu Sans Mono'" style:font-family-asian="'DejaVu Sans Mono'" style:font-family-complex="'DejaVu Sans Mono'" fo:background-color="#2b2b2b" fo:color="#cc7832"/>
    </style:style>
    <style:style style:name="T1165" style:family="text">
      <style:text-properties fo:font-size="9.00pt" fo:font-weight="normal" fo:font-family="'DejaVu Sans Mono'" style:font-family-asian="'DejaVu Sans Mono'" style:font-family-complex="'DejaVu Sans Mono'" fo:background-color="#2b2b2b" fo:color="#a9b7c6"/>
    </style:style>
    <style:style style:name="T1166" style:family="text">
      <style:text-properties fo:font-size="9.00pt" fo:font-weight="normal" fo:font-family="'DejaVu Sans Mono'" style:font-family-asian="'DejaVu Sans Mono'" style:font-family-complex="'DejaVu Sans Mono'" fo:background-color="#2b2b2b" fo:color="#6a8759"/>
    </style:style>
    <style:style style:name="T1167" style:family="text">
      <style:text-properties fo:font-size="9.00pt" fo:font-weight="normal" fo:font-family="'DejaVu Sans Mono'" style:font-family-asian="'DejaVu Sans Mono'" style:font-family-complex="'DejaVu Sans Mono'" fo:background-color="#2b2b2b" fo:color="#a9b7c6"/>
    </style:style>
    <style:style style:name="T1168" style:family="text">
      <style:text-properties fo:font-size="10.00pt" fo:font-weight="normal" fo:font-family="'Liberation Mono'" style:font-family-asian="'Liberation Mono'" style:font-family-complex="'Liberation Mono'" fo:background-color="#2b2b2b" fo:color="#a9b7c6"/>
    </style:style>
    <style:style style:name="T1169" style:family="text">
      <style:text-properties fo:font-size="9.00pt" fo:font-weight="normal" fo:font-family="'DejaVu Sans Mono'" style:font-family-asian="'DejaVu Sans Mono'" style:font-family-complex="'DejaVu Sans Mono'" fo:background-color="#2b2b2b" fo:color="#a9b7c6"/>
    </style:style>
    <style:style style:name="T1170" style:family="text">
      <style:text-properties fo:font-size="9.00pt" fo:font-weight="normal" fo:font-family="'DejaVu Sans Mono'" style:font-family-asian="'DejaVu Sans Mono'" style:font-family-complex="'DejaVu Sans Mono'" fo:background-color="#2b2b2b" fo:color="#8888c6"/>
    </style:style>
    <style:style style:name="T1171" style:family="text">
      <style:text-properties fo:font-size="9.00pt" fo:font-weight="normal" fo:font-family="'DejaVu Sans Mono'" style:font-family-asian="'DejaVu Sans Mono'" style:font-family-complex="'DejaVu Sans Mono'" fo:background-color="#2b2b2b" fo:color="#a9b7c6"/>
    </style:style>
    <style:style style:name="T1172" style:family="text">
      <style:text-properties fo:font-size="9.00pt" fo:font-weight="normal" fo:font-family="'DejaVu Sans Mono'" style:font-family-asian="'DejaVu Sans Mono'" style:font-family-complex="'DejaVu Sans Mono'" fo:background-color="#2b2b2b" fo:color="#6a8759"/>
    </style:style>
    <style:style style:name="T1173" style:family="text">
      <style:text-properties fo:font-size="9.00pt" fo:font-weight="normal" fo:font-family="'DejaVu Sans Mono'" style:font-family-asian="'DejaVu Sans Mono'" style:font-family-complex="'DejaVu Sans Mono'" fo:background-color="#2b2b2b" fo:color="#cc7832"/>
    </style:style>
    <style:style style:name="T1174" style:family="text">
      <style:text-properties fo:font-size="9.00pt" fo:font-weight="normal" fo:font-family="'DejaVu Sans Mono'" style:font-family-asian="'DejaVu Sans Mono'" style:font-family-complex="'DejaVu Sans Mono'" fo:background-color="#2b2b2b" fo:color="#6a8759"/>
    </style:style>
    <style:style style:name="T1175" style:family="text">
      <style:text-properties fo:font-size="9.00pt" fo:font-weight="normal" fo:font-family="'DejaVu Sans Mono'" style:font-family-asian="'DejaVu Sans Mono'" style:font-family-complex="'DejaVu Sans Mono'" fo:background-color="#2b2b2b" fo:color="#a9b7c6"/>
    </style:style>
    <style:style style:name="T1176" style:family="text">
      <style:text-properties fo:font-size="10.00pt" fo:font-weight="normal" fo:font-family="'Liberation Mono'" style:font-family-asian="'Liberation Mono'" style:font-family-complex="'Liberation Mono'" fo:background-color="#2b2b2b" fo:color="#a9b7c6"/>
    </style:style>
    <style:style style:name="T1177" style:family="text">
      <style:text-properties fo:font-size="9.00pt" fo:font-weight="normal" fo:font-family="'DejaVu Sans Mono'" style:font-family-asian="'DejaVu Sans Mono'" style:font-family-complex="'DejaVu Sans Mono'" fo:background-color="#2b2b2b" fo:color="#a9b7c6"/>
    </style:style>
    <style:style style:name="T1178" style:family="text">
      <style:text-properties fo:font-size="9.00pt" fo:font-weight="normal" fo:font-family="'DejaVu Sans Mono'" style:font-family-asian="'DejaVu Sans Mono'" style:font-family-complex="'DejaVu Sans Mono'" fo:background-color="#2b2b2b" fo:color="#cc7832"/>
    </style:style>
    <style:style style:name="T1179" style:family="text">
      <style:text-properties fo:font-size="9.00pt" fo:font-weight="normal" fo:font-family="'DejaVu Sans Mono'" style:font-family-asian="'DejaVu Sans Mono'" style:font-family-complex="'DejaVu Sans Mono'" fo:background-color="#2b2b2b" fo:color="#a9b7c6"/>
    </style:style>
    <style:style style:name="T1180" style:family="text">
      <style:text-properties fo:font-size="10.00pt" fo:font-weight="normal" fo:font-family="'Liberation Mono'" style:font-family-asian="'Liberation Mono'" style:font-family-complex="'Liberation Mono'" fo:background-color="#2b2b2b" fo:color="#a9b7c6"/>
    </style:style>
    <style:style style:name="T1181" style:family="text">
      <style:text-properties fo:font-size="9.00pt" fo:font-weight="normal" fo:font-family="'DejaVu Sans Mono'" style:font-family-asian="'DejaVu Sans Mono'" style:font-family-complex="'DejaVu Sans Mono'" fo:background-color="#2b2b2b" fo:color="#a9b7c6"/>
    </style:style>
    <style:style style:name="T1182" style:family="text">
      <style:text-properties fo:font-size="10.00pt" fo:font-weight="normal" fo:font-family="'Liberation Mono'" style:font-family-asian="'Liberation Mono'" style:font-family-complex="'Liberation Mono'" fo:background-color="#2b2b2b" fo:color="#a9b7c6"/>
    </style:style>
    <style:style style:name="T1183" style:family="text">
      <style:text-properties fo:font-size="9.00pt" fo:font-weight="normal" fo:font-family="'DejaVu Sans Mono'" style:font-family-asian="'DejaVu Sans Mono'" style:font-family-complex="'DejaVu Sans Mono'" fo:background-color="#2b2b2b" fo:color="#a9b7c6"/>
    </style:style>
    <style:style style:name="T1184" style:family="text">
      <style:text-properties fo:font-size="9.00pt" fo:font-weight="normal" fo:font-family="'DejaVu Sans Mono'" style:font-family-asian="'DejaVu Sans Mono'" style:font-family-complex="'DejaVu Sans Mono'" fo:background-color="#2b2b2b" fo:color="#8888c6"/>
    </style:style>
    <style:style style:name="T1185" style:family="text">
      <style:text-properties fo:font-size="9.00pt" fo:font-weight="normal" fo:font-family="'DejaVu Sans Mono'" style:font-family-asian="'DejaVu Sans Mono'" style:font-family-complex="'DejaVu Sans Mono'" fo:background-color="#2b2b2b" fo:color="#a9b7c6"/>
    </style:style>
    <style:style style:name="T1186" style:family="text">
      <style:text-properties fo:font-size="9.00pt" fo:font-weight="normal" fo:font-family="'DejaVu Sans Mono'" style:font-family-asian="'DejaVu Sans Mono'" style:font-family-complex="'DejaVu Sans Mono'" fo:background-color="#2b2b2b" fo:color="#6a8759"/>
    </style:style>
    <style:style style:name="T1187" style:family="text">
      <style:text-properties fo:font-size="9.00pt" fo:font-weight="normal" fo:font-family="'DejaVu Sans Mono'" style:font-family-asian="'DejaVu Sans Mono'" style:font-family-complex="'DejaVu Sans Mono'" fo:background-color="#2b2b2b" fo:color="#cc7832"/>
    </style:style>
    <style:style style:name="T1188" style:family="text">
      <style:text-properties fo:font-size="9.00pt" fo:font-weight="normal" fo:font-family="'DejaVu Sans Mono'" style:font-family-asian="'DejaVu Sans Mono'" style:font-family-complex="'DejaVu Sans Mono'" fo:background-color="#2b2b2b" fo:color="#6a8759"/>
    </style:style>
    <style:style style:name="T1189" style:family="text">
      <style:text-properties fo:font-size="9.00pt" fo:font-weight="normal" fo:font-family="'DejaVu Sans Mono'" style:font-family-asian="'DejaVu Sans Mono'" style:font-family-complex="'DejaVu Sans Mono'" fo:background-color="#2b2b2b" fo:color="#a9b7c6"/>
    </style:style>
    <style:style style:name="T1190" style:family="text">
      <style:text-properties fo:font-size="10.00pt" fo:font-weight="normal" fo:font-family="'Liberation Mono'" style:font-family-asian="'Liberation Mono'" style:font-family-complex="'Liberation Mono'" fo:background-color="#2b2b2b" fo:color="#a9b7c6"/>
    </style:style>
    <style:style style:name="T1191" style:family="text">
      <style:text-properties fo:font-size="9.00pt" fo:font-weight="normal" fo:font-family="'DejaVu Sans Mono'" style:font-family-asian="'DejaVu Sans Mono'" style:font-family-complex="'DejaVu Sans Mono'" fo:background-color="#2b2b2b" fo:color="#a9b7c6"/>
    </style:style>
    <style:style style:name="T1192" style:family="text">
      <style:text-properties fo:font-size="9.00pt" fo:font-weight="normal" fo:font-family="'DejaVu Sans Mono'" style:font-family-asian="'DejaVu Sans Mono'" style:font-family-complex="'DejaVu Sans Mono'" fo:background-color="#2b2b2b" fo:color="#cc7832"/>
    </style:style>
    <style:style style:name="T1193" style:family="text">
      <style:text-properties fo:font-size="9.00pt" fo:font-weight="normal" fo:font-family="'DejaVu Sans Mono'" style:font-family-asian="'DejaVu Sans Mono'" style:font-family-complex="'DejaVu Sans Mono'" fo:background-color="#2b2b2b" fo:color="#a9b7c6"/>
    </style:style>
    <style:style style:name="T1194" style:family="text">
      <style:text-properties fo:font-size="10.00pt" fo:font-weight="normal" fo:font-family="'Liberation Mono'" style:font-family-asian="'Liberation Mono'" style:font-family-complex="'Liberation Mono'" fo:background-color="#2b2b2b" fo:color="#a9b7c6"/>
    </style:style>
    <style:style style:name="T1195" style:family="text">
      <style:text-properties fo:font-size="9.00pt" fo:font-weight="normal" fo:font-family="'DejaVu Sans Mono'" style:font-family-asian="'DejaVu Sans Mono'" style:font-family-complex="'DejaVu Sans Mono'" fo:background-color="#2b2b2b" fo:color="#a9b7c6"/>
    </style:style>
    <style:style style:name="T1196" style:family="text">
      <style:text-properties fo:font-size="10.00pt" fo:font-weight="normal" fo:font-family="'Liberation Mono'" style:font-family-asian="'Liberation Mono'" style:font-family-complex="'Liberation Mono'" fo:background-color="#2b2b2b" fo:color="#a9b7c6"/>
    </style:style>
    <style:style style:name="T1197" style:family="text">
      <style:text-properties fo:font-size="9.00pt" fo:font-weight="normal" fo:font-family="'DejaVu Sans Mono'" style:font-family-asian="'DejaVu Sans Mono'" style:font-family-complex="'DejaVu Sans Mono'" fo:background-color="#2b2b2b" fo:color="#8888c6"/>
    </style:style>
    <style:style style:name="T1198" style:family="text">
      <style:text-properties fo:font-size="9.00pt" fo:font-weight="normal" fo:font-family="'DejaVu Sans Mono'" style:font-family-asian="'DejaVu Sans Mono'" style:font-family-complex="'DejaVu Sans Mono'" fo:background-color="#2b2b2b" fo:color="#a9b7c6"/>
    </style:style>
    <style:style style:name="T1199" style:family="text">
      <style:text-properties fo:font-size="9.00pt" fo:font-weight="normal" fo:font-family="'DejaVu Sans Mono'" style:font-family-asian="'DejaVu Sans Mono'" style:font-family-complex="'DejaVu Sans Mono'" fo:background-color="#2b2b2b" fo:color="#6a8759"/>
    </style:style>
    <style:style style:name="T1200" style:family="text">
      <style:text-properties fo:font-size="9.00pt" fo:font-weight="normal" fo:font-family="'DejaVu Sans Mono'" style:font-family-asian="'DejaVu Sans Mono'" style:font-family-complex="'DejaVu Sans Mono'" fo:background-color="#2b2b2b" fo:color="#a9b7c6"/>
    </style:style>
    <style:style style:name="T1201" style:family="text">
      <style:text-properties fo:font-size="10.00pt" fo:font-weight="normal" fo:font-family="'Liberation Mono'" style:font-family-asian="'Liberation Mono'" style:font-family-complex="'Liberation Mono'" fo:background-color="#2b2b2b" fo:color="#a9b7c6"/>
    </style:style>
    <style:style style:name="T1202" style:family="text">
      <style:text-properties fo:font-size="9.00pt" fo:font-weight="normal" fo:font-family="'DejaVu Sans Mono'" style:font-family-asian="'DejaVu Sans Mono'" style:font-family-complex="'DejaVu Sans Mono'" fo:background-color="#2b2b2b" fo:color="#cc7832"/>
    </style:style>
    <style:style style:name="T1203" style:family="text">
      <style:text-properties fo:font-size="9.00pt" fo:font-weight="normal" fo:font-family="'DejaVu Sans Mono'" style:font-family-asian="'DejaVu Sans Mono'" style:font-family-complex="'DejaVu Sans Mono'" fo:background-color="#2b2b2b" fo:color="#a9b7c6"/>
    </style:style>
    <style:style style:name="T1204" style:family="text">
      <style:text-properties fo:font-size="9.00pt" fo:font-weight="normal" fo:font-family="'DejaVu Sans Mono'" style:font-family-asian="'DejaVu Sans Mono'" style:font-family-complex="'DejaVu Sans Mono'" fo:background-color="#2b2b2b" fo:color="#cc7832"/>
    </style:style>
    <style:style style:name="T1205" style:family="text">
      <style:text-properties fo:font-size="9.00pt" fo:font-weight="normal" fo:font-family="'DejaVu Sans Mono'" style:font-family-asian="'DejaVu Sans Mono'" style:font-family-complex="'DejaVu Sans Mono'" fo:background-color="#2b2b2b" fo:color="#a9b7c6"/>
    </style:style>
    <style:style style:name="T1206" style:family="text">
      <style:text-properties fo:font-size="9.00pt" fo:font-weight="normal" fo:font-family="'DejaVu Sans Mono'" style:font-family-asian="'DejaVu Sans Mono'" style:font-family-complex="'DejaVu Sans Mono'" fo:background-color="#2b2b2b" fo:color="#cc7832"/>
    </style:style>
    <style:style style:name="T1207" style:family="text">
      <style:text-properties fo:font-size="9.00pt" fo:font-weight="normal" fo:font-family="'DejaVu Sans Mono'" style:font-family-asian="'DejaVu Sans Mono'" style:font-family-complex="'DejaVu Sans Mono'" fo:background-color="#2b2b2b" fo:color="#ffc66d"/>
    </style:style>
    <style:style style:name="T1208" style:family="text">
      <style:text-properties fo:font-size="9.00pt" fo:font-weight="normal" fo:font-family="'DejaVu Sans Mono'" style:font-family-asian="'DejaVu Sans Mono'" style:font-family-complex="'DejaVu Sans Mono'" fo:background-color="#2b2b2b" fo:color="#a9b7c6"/>
    </style:style>
    <style:style style:name="T1209" style:family="text">
      <style:text-properties fo:font-size="10.00pt" fo:font-weight="normal" fo:font-family="'Liberation Mono'" style:font-family-asian="'Liberation Mono'" style:font-family-complex="'Liberation Mono'" fo:background-color="#2b2b2b" fo:color="#a9b7c6"/>
    </style:style>
    <style:style style:name="T1210" style:family="text">
      <style:text-properties fo:font-size="9.00pt" fo:font-weight="normal" fo:font-family="'DejaVu Sans Mono'" style:font-family-asian="'DejaVu Sans Mono'" style:font-family-complex="'DejaVu Sans Mono'" fo:background-color="#2b2b2b" fo:color="#cc7832"/>
    </style:style>
    <style:style style:name="T1211" style:family="text">
      <style:text-properties fo:font-size="9.00pt" fo:font-weight="normal" fo:font-family="'DejaVu Sans Mono'" style:font-family-asian="'DejaVu Sans Mono'" style:font-family-complex="'DejaVu Sans Mono'" fo:background-color="#2b2b2b" fo:color="#a9b7c6"/>
    </style:style>
    <style:style style:name="T1212" style:family="text">
      <style:text-properties fo:font-size="10.00pt" fo:font-weight="normal" fo:font-family="'Liberation Mono'" style:font-family-asian="'Liberation Mono'" style:font-family-complex="'Liberation Mono'" fo:background-color="#2b2b2b" fo:color="#a9b7c6"/>
    </style:style>
    <style:style style:name="T1213" style:family="text">
      <style:text-properties fo:font-size="9.00pt" fo:font-weight="normal" fo:font-family="'DejaVu Sans Mono'" style:font-family-asian="'DejaVu Sans Mono'" style:font-family-complex="'DejaVu Sans Mono'" fo:background-color="#2b2b2b" fo:color="#a9b7c6"/>
    </style:style>
    <style:style style:name="T1214" style:family="text">
      <style:text-properties fo:font-size="9.00pt" fo:font-weight="normal" fo:font-family="'DejaVu Sans Mono'" style:font-family-asian="'DejaVu Sans Mono'" style:font-family-complex="'DejaVu Sans Mono'" fo:background-color="#2b2b2b" fo:color="#8888c6"/>
    </style:style>
    <style:style style:name="T1215" style:family="text">
      <style:text-properties fo:font-size="9.00pt" fo:font-weight="normal" fo:font-family="'DejaVu Sans Mono'" style:font-family-asian="'DejaVu Sans Mono'" style:font-family-complex="'DejaVu Sans Mono'" fo:background-color="#2b2b2b" fo:color="#a9b7c6"/>
    </style:style>
    <style:style style:name="T1216" style:family="text">
      <style:text-properties fo:font-size="9.00pt" fo:font-weight="normal" fo:font-family="'DejaVu Sans Mono'" style:font-family-asian="'DejaVu Sans Mono'" style:font-family-complex="'DejaVu Sans Mono'" fo:background-color="#2b2b2b" fo:color="#6a8759"/>
    </style:style>
    <style:style style:name="T1217" style:family="text">
      <style:text-properties fo:font-size="9.00pt" fo:font-weight="normal" fo:font-family="'DejaVu Sans Mono'" style:font-family-asian="'DejaVu Sans Mono'" style:font-family-complex="'DejaVu Sans Mono'" fo:background-color="#2b2b2b" fo:color="#cc7832"/>
    </style:style>
    <style:style style:name="T1218" style:family="text">
      <style:text-properties fo:font-size="9.00pt" fo:font-weight="normal" fo:font-family="'DejaVu Sans Mono'" style:font-family-asian="'DejaVu Sans Mono'" style:font-family-complex="'DejaVu Sans Mono'" fo:background-color="#2b2b2b" fo:color="#6a8759"/>
    </style:style>
    <style:style style:name="T1219" style:family="text">
      <style:text-properties fo:font-size="9.00pt" fo:font-weight="normal" fo:font-family="'DejaVu Sans Mono'" style:font-family-asian="'DejaVu Sans Mono'" style:font-family-complex="'DejaVu Sans Mono'" fo:background-color="#2b2b2b" fo:color="#a9b7c6"/>
    </style:style>
    <style:style style:name="T1220" style:family="text">
      <style:text-properties fo:font-size="10.00pt" fo:font-weight="normal" fo:font-family="'Liberation Mono'" style:font-family-asian="'Liberation Mono'" style:font-family-complex="'Liberation Mono'" fo:background-color="#2b2b2b" fo:color="#a9b7c6"/>
    </style:style>
    <style:style style:name="T1221" style:family="text">
      <style:text-properties fo:font-size="9.00pt" fo:font-weight="normal" fo:font-family="'DejaVu Sans Mono'" style:font-family-asian="'DejaVu Sans Mono'" style:font-family-complex="'DejaVu Sans Mono'" fo:background-color="#2b2b2b" fo:color="#a9b7c6"/>
    </style:style>
    <style:style style:name="T1222" style:family="text">
      <style:text-properties fo:font-size="10.00pt" fo:font-weight="normal" fo:font-family="'Liberation Mono'" style:font-family-asian="'Liberation Mono'" style:font-family-complex="'Liberation Mono'" fo:background-color="#2b2b2b" fo:color="#a9b7c6"/>
    </style:style>
    <style:style style:name="T1223" style:family="text">
      <style:text-properties fo:font-size="9.00pt" fo:font-weight="normal" fo:font-family="'DejaVu Sans Mono'" style:font-family-asian="'DejaVu Sans Mono'" style:font-family-complex="'DejaVu Sans Mono'" fo:background-color="#2b2b2b" fo:color="#a9b7c6"/>
    </style:style>
    <style:style style:name="T1224" style:family="text">
      <style:text-properties fo:font-size="10.00pt" fo:font-weight="normal" fo:font-family="'Liberation Mono'" style:font-family-asian="'Liberation Mono'" style:font-family-complex="'Liberation Mono'" fo:background-color="#2b2b2b" fo:color="#a9b7c6"/>
    </style:style>
    <style:style style:name="T1225" style:family="text">
      <style:text-properties fo:font-size="9.00pt" fo:font-weight="normal" fo:font-family="'DejaVu Sans Mono'" style:font-family-asian="'DejaVu Sans Mono'" style:font-family-complex="'DejaVu Sans Mono'" fo:background-color="#2b2b2b" fo:color="#8888c6"/>
    </style:style>
    <style:style style:name="T1226" style:family="text">
      <style:text-properties fo:font-size="9.00pt" fo:font-weight="normal" fo:font-family="'DejaVu Sans Mono'" style:font-family-asian="'DejaVu Sans Mono'" style:font-family-complex="'DejaVu Sans Mono'" fo:background-color="#2b2b2b" fo:color="#a9b7c6"/>
    </style:style>
    <style:style style:name="T1227" style:family="text">
      <style:text-properties fo:font-size="9.00pt" fo:font-weight="normal" fo:font-family="'DejaVu Sans Mono'" style:font-family-asian="'DejaVu Sans Mono'" style:font-family-complex="'DejaVu Sans Mono'" fo:background-color="#2b2b2b" fo:color="#6a8759"/>
    </style:style>
    <style:style style:name="T1228" style:family="text">
      <style:text-properties fo:font-size="9.00pt" fo:font-weight="normal" fo:font-family="'DejaVu Sans Mono'" style:font-family-asian="'DejaVu Sans Mono'" style:font-family-complex="'DejaVu Sans Mono'" fo:background-color="#2b2b2b" fo:color="#a9b7c6"/>
    </style:style>
    <style:style style:name="T1229" style:family="text">
      <style:text-properties fo:font-size="10.00pt" fo:font-weight="normal" fo:font-family="'Liberation Mono'" style:font-family-asian="'Liberation Mono'" style:font-family-complex="'Liberation Mono'" fo:background-color="#2b2b2b" fo:color="#a9b7c6"/>
    </style:style>
    <style:style style:name="T1230" style:family="text">
      <style:text-properties fo:font-size="9.00pt" fo:font-weight="normal" fo:font-family="'DejaVu Sans Mono'" style:font-family-asian="'DejaVu Sans Mono'" style:font-family-complex="'DejaVu Sans Mono'" fo:background-color="#2b2b2b" fo:color="#cc7832"/>
    </style:style>
    <style:style style:name="T1231" style:family="text">
      <style:text-properties fo:font-size="9.00pt" fo:font-weight="normal" fo:font-family="'DejaVu Sans Mono'" style:font-family-asian="'DejaVu Sans Mono'" style:font-family-complex="'DejaVu Sans Mono'" fo:background-color="#2b2b2b" fo:color="#8888c6"/>
    </style:style>
    <style:style style:name="T1232" style:family="text">
      <style:text-properties fo:font-size="9.00pt" fo:font-weight="normal" fo:font-family="'DejaVu Sans Mono'" style:font-family-asian="'DejaVu Sans Mono'" style:font-family-complex="'DejaVu Sans Mono'" fo:background-color="#2b2b2b" fo:color="#a9b7c6"/>
    </style:style>
    <style:style style:name="T1233" style:family="text">
      <style:text-properties fo:font-size="10.00pt" fo:font-weight="normal" fo:font-family="'Liberation Mono'" style:font-family-asian="'Liberation Mono'" style:font-family-complex="'Liberation Mono'" fo:background-color="#2b2b2b" fo:color="#a9b7c6"/>
    </style:style>
    <style:style style:name="T1234" style:family="text">
      <style:text-properties fo:font-size="9.00pt" fo:font-weight="normal" fo:font-family="'DejaVu Sans Mono'" style:font-family-asian="'DejaVu Sans Mono'" style:font-family-complex="'DejaVu Sans Mono'" fo:background-color="#2b2b2b" fo:color="#8888c6"/>
    </style:style>
    <style:style style:name="T1235" style:family="text">
      <style:text-properties fo:font-size="9.00pt" fo:font-weight="normal" fo:font-family="'DejaVu Sans Mono'" style:font-family-asian="'DejaVu Sans Mono'" style:font-family-complex="'DejaVu Sans Mono'" fo:background-color="#2b2b2b" fo:color="#a9b7c6"/>
    </style:style>
    <style:style style:name="T1236" style:family="text">
      <style:text-properties fo:font-size="9.00pt" fo:font-weight="normal" fo:font-family="'DejaVu Sans Mono'" style:font-family-asian="'DejaVu Sans Mono'" style:font-family-complex="'DejaVu Sans Mono'" fo:background-color="#2b2b2b" fo:color="#6a8759"/>
    </style:style>
    <style:style style:name="T1237" style:family="text">
      <style:text-properties fo:font-size="9.00pt" fo:font-weight="normal" fo:font-family="'DejaVu Sans Mono'" style:font-family-asian="'DejaVu Sans Mono'" style:font-family-complex="'DejaVu Sans Mono'" fo:background-color="#2b2b2b" fo:color="#a9b7c6"/>
    </style:style>
    <style:style style:name="T1238" style:family="text">
      <style:text-properties fo:font-size="10.00pt" fo:font-weight="normal" fo:font-family="'Liberation Mono'" style:font-family-asian="'Liberation Mono'" style:font-family-complex="'Liberation Mono'" fo:background-color="#2b2b2b" fo:color="#a9b7c6"/>
    </style:style>
    <style:style style:name="T1239" style:family="text">
      <style:text-properties fo:font-size="9.00pt" fo:font-weight="normal" fo:font-family="'DejaVu Sans Mono'" style:font-family-asian="'DejaVu Sans Mono'" style:font-family-complex="'DejaVu Sans Mono'" fo:background-color="#2b2b2b" fo:color="#a9b7c6"/>
    </style:style>
    <style:style style:name="T1240" style:family="text">
      <style:text-properties fo:font-size="9.00pt" fo:font-weight="normal" fo:font-family="'DejaVu Sans Mono'" style:font-family-asian="'DejaVu Sans Mono'" style:font-family-complex="'DejaVu Sans Mono'" fo:background-color="#2b2b2b" fo:color="#6a8759"/>
    </style:style>
    <style:style style:name="T1241" style:family="text">
      <style:text-properties fo:font-size="9.00pt" fo:font-weight="normal" fo:font-family="'DejaVu Sans Mono'" style:font-family-asian="'DejaVu Sans Mono'" style:font-family-complex="'DejaVu Sans Mono'" fo:background-color="#2b2b2b" fo:color="#a9b7c6"/>
    </style:style>
    <style:style style:name="T1242" style:family="text">
      <style:text-properties fo:font-size="10.00pt" fo:font-weight="normal" fo:font-family="'Liberation Mono'" style:font-family-asian="'Liberation Mono'" style:font-family-complex="'Liberation Mono'" fo:background-color="#2b2b2b" fo:color="#a9b7c6"/>
    </style:style>
    <style:style style:name="T1243" style:family="text">
      <style:text-properties fo:font-size="9.00pt" fo:font-weight="normal" fo:font-family="'DejaVu Sans Mono'" style:font-family-asian="'DejaVu Sans Mono'" style:font-family-complex="'DejaVu Sans Mono'" fo:background-color="#2b2b2b" fo:color="#a9b7c6"/>
    </style:style>
    <style:style style:name="T1244" style:family="text">
      <style:text-properties fo:font-size="9.00pt" fo:font-weight="normal" fo:font-family="'DejaVu Sans Mono'" style:font-family-asian="'DejaVu Sans Mono'" style:font-family-complex="'DejaVu Sans Mono'" fo:background-color="#2b2b2b" fo:color="#8888c6"/>
    </style:style>
    <style:style style:name="T1245" style:family="text">
      <style:text-properties fo:font-size="9.00pt" fo:font-weight="normal" fo:font-family="'DejaVu Sans Mono'" style:font-family-asian="'DejaVu Sans Mono'" style:font-family-complex="'DejaVu Sans Mono'" fo:background-color="#2b2b2b" fo:color="#a9b7c6"/>
    </style:style>
    <style:style style:name="T1246" style:family="text">
      <style:text-properties fo:font-size="9.00pt" fo:font-weight="normal" fo:font-family="'DejaVu Sans Mono'" style:font-family-asian="'DejaVu Sans Mono'" style:font-family-complex="'DejaVu Sans Mono'" fo:background-color="#2b2b2b" fo:color="#6a8759"/>
    </style:style>
    <style:style style:name="T1247" style:family="text">
      <style:text-properties fo:font-size="9.00pt" fo:font-weight="normal" fo:font-family="'DejaVu Sans Mono'" style:font-family-asian="'DejaVu Sans Mono'" style:font-family-complex="'DejaVu Sans Mono'" fo:background-color="#2b2b2b" fo:color="#cc7832"/>
    </style:style>
    <style:style style:name="T1248" style:family="text">
      <style:text-properties fo:font-size="9.00pt" fo:font-weight="normal" fo:font-family="'DejaVu Sans Mono'" style:font-family-asian="'DejaVu Sans Mono'" style:font-family-complex="'DejaVu Sans Mono'" fo:background-color="#2b2b2b" fo:color="#6a8759"/>
    </style:style>
    <style:style style:name="T1249" style:family="text">
      <style:text-properties fo:font-size="9.00pt" fo:font-weight="normal" fo:font-family="'DejaVu Sans Mono'" style:font-family-asian="'DejaVu Sans Mono'" style:font-family-complex="'DejaVu Sans Mono'" fo:background-color="#2b2b2b" fo:color="#a9b7c6"/>
    </style:style>
    <style:style style:name="T1250" style:family="text">
      <style:text-properties fo:font-size="10.00pt" fo:font-weight="normal" fo:font-family="'Liberation Mono'" style:font-family-asian="'Liberation Mono'" style:font-family-complex="'Liberation Mono'" fo:background-color="#2b2b2b" fo:color="#a9b7c6"/>
    </style:style>
    <style:style style:name="T1251" style:family="text">
      <style:text-properties fo:font-size="9.00pt" fo:font-weight="normal" fo:font-family="'DejaVu Sans Mono'" style:font-family-asian="'DejaVu Sans Mono'" style:font-family-complex="'DejaVu Sans Mono'" fo:background-color="#2b2b2b" fo:color="#a9b7c6"/>
    </style:style>
    <style:style style:name="T1252" style:family="text">
      <style:text-properties fo:font-size="9.00pt" fo:font-weight="normal" fo:font-family="'DejaVu Sans Mono'" style:font-family-asian="'DejaVu Sans Mono'" style:font-family-complex="'DejaVu Sans Mono'" fo:background-color="#2b2b2b" fo:color="#cc7832"/>
    </style:style>
    <style:style style:name="T1253" style:family="text">
      <style:text-properties fo:font-size="9.00pt" fo:font-weight="normal" fo:font-family="'DejaVu Sans Mono'" style:font-family-asian="'DejaVu Sans Mono'" style:font-family-complex="'DejaVu Sans Mono'" fo:background-color="#2b2b2b" fo:color="#a9b7c6"/>
    </style:style>
    <style:style style:name="T1254" style:family="text">
      <style:text-properties fo:font-size="10.00pt" fo:font-weight="normal" fo:font-family="'Liberation Mono'" style:font-family-asian="'Liberation Mono'" style:font-family-complex="'Liberation Mono'" fo:background-color="#2b2b2b" fo:color="#a9b7c6"/>
    </style:style>
    <style:style style:name="T1255" style:family="text">
      <style:text-properties fo:font-size="9.00pt" fo:font-weight="normal" fo:font-family="'DejaVu Sans Mono'" style:font-family-asian="'DejaVu Sans Mono'" style:font-family-complex="'DejaVu Sans Mono'" fo:background-color="#2b2b2b" fo:color="#a9b7c6"/>
    </style:style>
    <style:style style:name="T1256" style:family="text">
      <style:text-properties fo:font-size="10.00pt" fo:font-weight="normal" fo:font-family="'Liberation Mono'" style:font-family-asian="'Liberation Mono'" style:font-family-complex="'Liberation Mono'" fo:background-color="#2b2b2b" fo:color="#a9b7c6"/>
    </style:style>
    <style:style style:name="T1257" style:family="text">
      <style:text-properties fo:font-size="9.00pt" fo:font-weight="normal" fo:font-family="'DejaVu Sans Mono'" style:font-family-asian="'DejaVu Sans Mono'" style:font-family-complex="'DejaVu Sans Mono'" fo:background-color="#2b2b2b" fo:color="#8888c6"/>
    </style:style>
    <style:style style:name="T1258" style:family="text">
      <style:text-properties fo:font-size="9.00pt" fo:font-weight="normal" fo:font-family="'DejaVu Sans Mono'" style:font-family-asian="'DejaVu Sans Mono'" style:font-family-complex="'DejaVu Sans Mono'" fo:background-color="#2b2b2b" fo:color="#a9b7c6"/>
    </style:style>
    <style:style style:name="T1259" style:family="text">
      <style:text-properties fo:font-size="9.00pt" fo:font-weight="normal" fo:font-family="'DejaVu Sans Mono'" style:font-family-asian="'DejaVu Sans Mono'" style:font-family-complex="'DejaVu Sans Mono'" fo:background-color="#2b2b2b" fo:color="#6a8759"/>
    </style:style>
    <style:style style:name="T1260" style:family="text">
      <style:text-properties fo:font-size="9.00pt" fo:font-weight="normal" fo:font-family="'DejaVu Sans Mono'" style:font-family-asian="'DejaVu Sans Mono'" style:font-family-complex="'DejaVu Sans Mono'" fo:background-color="#2b2b2b" fo:color="#a9b7c6"/>
    </style:style>
    <style:style style:name="T1261" style:family="text">
      <style:text-properties fo:font-size="10.00pt" fo:font-weight="normal" fo:font-family="'Liberation Mono'" style:font-family-asian="'Liberation Mono'" style:font-family-complex="'Liberation Mono'" fo:background-color="#2b2b2b" fo:color="#a9b7c6"/>
    </style:style>
    <style:style style:name="T1262" style:family="text">
      <style:text-properties fo:font-size="9.00pt" fo:font-weight="normal" fo:font-family="'DejaVu Sans Mono'" style:font-family-asian="'DejaVu Sans Mono'" style:font-family-complex="'DejaVu Sans Mono'" fo:background-color="#2b2b2b" fo:color="#cc7832"/>
    </style:style>
    <style:style style:name="T1263" style:family="text">
      <style:text-properties fo:font-size="9.00pt" fo:font-weight="normal" fo:font-family="'DejaVu Sans Mono'" style:font-family-asian="'DejaVu Sans Mono'" style:font-family-complex="'DejaVu Sans Mono'" fo:background-color="#2b2b2b" fo:color="#a9b7c6"/>
    </style:style>
    <style:style style:name="T1264" style:family="text">
      <style:text-properties fo:font-size="9.00pt" fo:font-weight="normal" fo:font-family="'DejaVu Sans Mono'" style:font-family-asian="'DejaVu Sans Mono'" style:font-family-complex="'DejaVu Sans Mono'" fo:background-color="#2b2b2b" fo:color="#cc7832"/>
    </style:style>
    <style:style style:name="T1265" style:family="text">
      <style:text-properties fo:font-size="9.00pt" fo:font-weight="normal" fo:font-family="'DejaVu Sans Mono'" style:font-family-asian="'DejaVu Sans Mono'" style:font-family-complex="'DejaVu Sans Mono'" fo:background-color="#2b2b2b" fo:color="#ffc66d"/>
    </style:style>
    <style:style style:name="T1266" style:family="text">
      <style:text-properties fo:font-size="9.00pt" fo:font-weight="normal" fo:font-family="'DejaVu Sans Mono'" style:font-family-asian="'DejaVu Sans Mono'" style:font-family-complex="'DejaVu Sans Mono'" fo:background-color="#2b2b2b" fo:color="#a9b7c6"/>
    </style:style>
    <style:style style:name="T1267" style:family="text">
      <style:text-properties fo:font-size="9.00pt" fo:font-weight="normal" fo:font-family="'DejaVu Sans Mono'" style:font-family-asian="'DejaVu Sans Mono'" style:font-family-complex="'DejaVu Sans Mono'" fo:background-color="#2b2b2b" fo:color="#cc7832"/>
    </style:style>
    <style:style style:name="T1268" style:family="text">
      <style:text-properties fo:font-size="9.00pt" fo:font-weight="normal" fo:font-family="'DejaVu Sans Mono'" style:font-family-asian="'DejaVu Sans Mono'" style:font-family-complex="'DejaVu Sans Mono'" fo:background-color="#2b2b2b" fo:color="#a9b7c6"/>
    </style:style>
    <style:style style:name="T1269" style:family="text">
      <style:text-properties fo:font-size="9.00pt" fo:font-weight="normal" fo:font-family="'DejaVu Sans Mono'" style:font-family-asian="'DejaVu Sans Mono'" style:font-family-complex="'DejaVu Sans Mono'" fo:background-color="#2b2b2b" fo:color="#cc7832"/>
    </style:style>
    <style:style style:name="T1270" style:family="text">
      <style:text-properties fo:font-size="9.00pt" fo:font-weight="normal" fo:font-family="'DejaVu Sans Mono'" style:font-family-asian="'DejaVu Sans Mono'" style:font-family-complex="'DejaVu Sans Mono'" fo:background-color="#2b2b2b" fo:color="#a9b7c6"/>
    </style:style>
    <style:style style:name="T1271" style:family="text">
      <style:text-properties fo:font-size="9.00pt" fo:font-weight="normal" fo:font-family="'DejaVu Sans Mono'" style:font-family-asian="'DejaVu Sans Mono'" style:font-family-complex="'DejaVu Sans Mono'" fo:background-color="#2b2b2b" fo:color="#6897bb"/>
    </style:style>
    <style:style style:name="T1272" style:family="text">
      <style:text-properties fo:font-size="9.00pt" fo:font-weight="normal" fo:font-family="'DejaVu Sans Mono'" style:font-family-asian="'DejaVu Sans Mono'" style:font-family-complex="'DejaVu Sans Mono'" fo:background-color="#2b2b2b" fo:color="#a9b7c6"/>
    </style:style>
    <style:style style:name="T1273" style:family="text">
      <style:text-properties fo:font-size="10.00pt" fo:font-weight="normal" fo:font-family="'Liberation Mono'" style:font-family-asian="'Liberation Mono'" style:font-family-complex="'Liberation Mono'" fo:background-color="#2b2b2b" fo:color="#a9b7c6"/>
    </style:style>
    <style:style style:name="T1274" style:family="text">
      <style:text-properties fo:font-size="9.00pt" fo:font-weight="normal" fo:font-family="'DejaVu Sans Mono'" style:font-family-asian="'DejaVu Sans Mono'" style:font-family-complex="'DejaVu Sans Mono'" fo:background-color="#2b2b2b" fo:color="#a9b7c6"/>
    </style:style>
    <style:style style:name="T1275" style:family="text">
      <style:text-properties fo:font-size="10.00pt" fo:font-weight="normal" fo:font-family="'Liberation Mono'" style:font-family-asian="'Liberation Mono'" style:font-family-complex="'Liberation Mono'" fo:background-color="#2b2b2b" fo:color="#a9b7c6"/>
    </style:style>
    <style:style style:name="T1276" style:family="text">
      <style:text-properties fo:font-size="9.00pt" fo:font-weight="normal" fo:font-family="'DejaVu Sans Mono'" style:font-family-asian="'DejaVu Sans Mono'" style:font-family-complex="'DejaVu Sans Mono'" fo:background-color="#2b2b2b" fo:color="#a9b7c6"/>
    </style:style>
    <style:style style:name="T1277" style:family="text">
      <style:text-properties fo:font-size="10.00pt" fo:font-weight="normal" fo:font-family="'Liberation Mono'" style:font-family-asian="'Liberation Mono'" style:font-family-complex="'Liberation Mono'" fo:background-color="#2b2b2b" fo:color="#a9b7c6"/>
    </style:style>
    <style:style style:name="T1278" style:family="text">
      <style:text-properties fo:font-size="9.00pt" fo:font-weight="normal" fo:font-family="'DejaVu Sans Mono'" style:font-family-asian="'DejaVu Sans Mono'" style:font-family-complex="'DejaVu Sans Mono'" fo:background-color="#2b2b2b" fo:color="#a9b7c6"/>
    </style:style>
    <style:style style:name="T1279" style:family="text">
      <style:text-properties fo:font-size="10.00pt" fo:font-weight="normal" fo:font-family="'Liberation Mono'" style:font-family-asian="'Liberation Mono'" style:font-family-complex="'Liberation Mono'" fo:background-color="#2b2b2b" fo:color="#a9b7c6"/>
    </style:style>
    <style:style style:name="T1280" style:family="text">
      <style:text-properties fo:font-size="9.00pt" fo:font-weight="normal" fo:font-family="'DejaVu Sans Mono'" style:font-family-asian="'DejaVu Sans Mono'" style:font-family-complex="'DejaVu Sans Mono'" fo:background-color="#2b2b2b" fo:color="#a9b7c6"/>
    </style:style>
    <style:style style:name="T1281" style:family="text">
      <style:text-properties fo:font-size="10.00pt" fo:font-weight="normal" fo:font-family="'Liberation Mono'" style:font-family-asian="'Liberation Mono'" style:font-family-complex="'Liberation Mono'" fo:background-color="#2b2b2b" fo:color="#a9b7c6"/>
    </style:style>
    <style:style style:name="T1282" style:family="text">
      <style:text-properties fo:font-size="9.00pt" fo:font-weight="normal" fo:font-family="'DejaVu Sans Mono'" style:font-family-asian="'DejaVu Sans Mono'" style:font-family-complex="'DejaVu Sans Mono'" fo:background-color="#2b2b2b" fo:color="#a9b7c6"/>
    </style:style>
    <style:style style:name="T1283" style:family="text">
      <style:text-properties fo:font-size="9.00pt" fo:font-weight="normal" fo:font-family="'DejaVu Sans Mono'" style:font-family-asian="'DejaVu Sans Mono'" style:font-family-complex="'DejaVu Sans Mono'" fo:background-color="#2b2b2b" fo:color="#cc7832"/>
    </style:style>
    <style:style style:name="T1284" style:family="text">
      <style:text-properties fo:font-size="9.00pt" fo:font-weight="normal" fo:font-family="'DejaVu Sans Mono'" style:font-family-asian="'DejaVu Sans Mono'" style:font-family-complex="'DejaVu Sans Mono'" fo:background-color="#2b2b2b" fo:color="#a9b7c6"/>
    </style:style>
    <style:style style:name="T1285" style:family="text">
      <style:text-properties fo:font-size="10.00pt" fo:font-weight="normal" fo:font-family="'Liberation Mono'" style:font-family-asian="'Liberation Mono'" style:font-family-complex="'Liberation Mono'" fo:background-color="#2b2b2b" fo:color="#a9b7c6"/>
    </style:style>
    <style:style style:name="T1286" style:family="text">
      <style:text-properties fo:font-size="9.00pt" fo:font-weight="normal" fo:font-family="'DejaVu Sans Mono'" style:font-family-asian="'DejaVu Sans Mono'" style:font-family-complex="'DejaVu Sans Mono'" fo:background-color="#2b2b2b" fo:color="#808080"/>
    </style:style>
    <style:style style:name="T1287" style:family="text">
      <style:text-properties fo:font-size="10.00pt" fo:font-weight="normal" fo:font-family="'Liberation Mono'" style:font-family-asian="'Liberation Mono'" style:font-family-complex="'Liberation Mono'" fo:background-color="#2b2b2b" fo:color="#808080"/>
    </style:style>
    <style:style style:name="T1288" style:family="text">
      <style:text-properties fo:font-size="9.00pt" fo:font-weight="normal" fo:font-family="'DejaVu Sans Mono'" style:font-family-asian="'DejaVu Sans Mono'" style:font-family-complex="'DejaVu Sans Mono'" fo:background-color="#2b2b2b" fo:color="#a9b7c6"/>
    </style:style>
    <style:style style:name="T1289" style:family="text">
      <style:text-properties fo:font-size="9.00pt" fo:font-weight="normal" fo:font-family="'DejaVu Sans Mono'" style:font-family-asian="'DejaVu Sans Mono'" style:font-family-complex="'DejaVu Sans Mono'" fo:background-color="#2b2b2b" fo:color="#aa4926"/>
    </style:style>
    <style:style style:name="T1290" style:family="text">
      <style:text-properties fo:font-size="9.00pt" fo:font-weight="normal" fo:font-family="'DejaVu Sans Mono'" style:font-family-asian="'DejaVu Sans Mono'" style:font-family-complex="'DejaVu Sans Mono'" fo:background-color="#2b2b2b" fo:color="#a9b7c6"/>
    </style:style>
    <style:style style:name="T1291" style:family="text">
      <style:text-properties fo:font-size="9.00pt" fo:font-weight="normal" fo:font-family="'DejaVu Sans Mono'" style:font-family-asian="'DejaVu Sans Mono'" style:font-family-complex="'DejaVu Sans Mono'" fo:background-color="#2b2b2b" fo:color="#6897bb"/>
    </style:style>
    <style:style style:name="T1292" style:family="text">
      <style:text-properties fo:font-size="9.00pt" fo:font-weight="normal" fo:font-family="'DejaVu Sans Mono'" style:font-family-asian="'DejaVu Sans Mono'" style:font-family-complex="'DejaVu Sans Mono'" fo:background-color="#2b2b2b" fo:color="#cc7832"/>
    </style:style>
    <style:style style:name="T1293" style:family="text">
      <style:text-properties fo:font-size="9.00pt" fo:font-weight="normal" fo:font-family="'DejaVu Sans Mono'" style:font-family-asian="'DejaVu Sans Mono'" style:font-family-complex="'DejaVu Sans Mono'" fo:background-color="#2b2b2b" fo:color="#6897bb"/>
    </style:style>
    <style:style style:name="T1294" style:family="text">
      <style:text-properties fo:font-size="9.00pt" fo:font-weight="normal" fo:font-family="'DejaVu Sans Mono'" style:font-family-asian="'DejaVu Sans Mono'" style:font-family-complex="'DejaVu Sans Mono'" fo:background-color="#2b2b2b" fo:color="#a9b7c6"/>
    </style:style>
    <style:style style:name="T1295" style:family="text">
      <style:text-properties fo:font-size="10.00pt" fo:font-weight="normal" fo:font-family="'Liberation Mono'" style:font-family-asian="'Liberation Mono'" style:font-family-complex="'Liberation Mono'" fo:background-color="#2b2b2b" fo:color="#a9b7c6"/>
    </style:style>
    <style:style style:name="T1296" style:family="text">
      <style:text-properties fo:font-size="9.00pt" fo:font-weight="normal" fo:font-family="'DejaVu Sans Mono'" style:font-family-asian="'DejaVu Sans Mono'" style:font-family-complex="'DejaVu Sans Mono'" fo:background-color="#2b2b2b" fo:color="#a9b7c6"/>
    </style:style>
    <style:style style:name="T1297" style:family="text">
      <style:text-properties fo:font-size="9.00pt" fo:font-weight="normal" fo:font-family="'DejaVu Sans Mono'" style:font-family-asian="'DejaVu Sans Mono'" style:font-family-complex="'DejaVu Sans Mono'" fo:background-color="#2b2b2b" fo:color="#6a8759"/>
    </style:style>
    <style:style style:name="T1298" style:family="text">
      <style:text-properties fo:font-size="9.00pt" fo:font-weight="normal" fo:font-family="'DejaVu Sans Mono'" style:font-family-asian="'DejaVu Sans Mono'" style:font-family-complex="'DejaVu Sans Mono'" fo:background-color="#2b2b2b" fo:color="#cc7832"/>
    </style:style>
    <style:style style:name="T1299" style:family="text">
      <style:text-properties fo:font-size="9.00pt" fo:font-weight="normal" fo:font-family="'DejaVu Sans Mono'" style:font-family-asian="'DejaVu Sans Mono'" style:font-family-complex="'DejaVu Sans Mono'" fo:background-color="#2b2b2b" fo:color="#a9b7c6"/>
    </style:style>
    <style:style style:name="T1300" style:family="text">
      <style:text-properties fo:font-size="9.00pt" fo:font-weight="normal" fo:font-family="'DejaVu Sans Mono'" style:font-family-asian="'DejaVu Sans Mono'" style:font-family-complex="'DejaVu Sans Mono'" fo:background-color="#2b2b2b" fo:color="#6897bb"/>
    </style:style>
    <style:style style:name="T1301" style:family="text">
      <style:text-properties fo:font-size="9.00pt" fo:font-weight="normal" fo:font-family="'DejaVu Sans Mono'" style:font-family-asian="'DejaVu Sans Mono'" style:font-family-complex="'DejaVu Sans Mono'" fo:background-color="#2b2b2b" fo:color="#cc7832"/>
    </style:style>
    <style:style style:name="T1302" style:family="text">
      <style:text-properties fo:font-size="9.00pt" fo:font-weight="normal" fo:font-family="'DejaVu Sans Mono'" style:font-family-asian="'DejaVu Sans Mono'" style:font-family-complex="'DejaVu Sans Mono'" fo:background-color="#2b2b2b" fo:color="#6a8759"/>
    </style:style>
    <style:style style:name="T1303" style:family="text">
      <style:text-properties fo:font-size="9.00pt" fo:font-weight="normal" fo:font-family="'DejaVu Sans Mono'" style:font-family-asian="'DejaVu Sans Mono'" style:font-family-complex="'DejaVu Sans Mono'" fo:background-color="#2b2b2b" fo:color="#cc7832"/>
    </style:style>
    <style:style style:name="T1304" style:family="text">
      <style:text-properties fo:font-size="9.00pt" fo:font-weight="normal" fo:font-family="'DejaVu Sans Mono'" style:font-family-asian="'DejaVu Sans Mono'" style:font-family-complex="'DejaVu Sans Mono'" fo:background-color="#2b2b2b" fo:color="#a9b7c6"/>
    </style:style>
    <style:style style:name="T1305" style:family="text">
      <style:text-properties fo:font-size="9.00pt" fo:font-weight="normal" fo:font-family="'DejaVu Sans Mono'" style:font-family-asian="'DejaVu Sans Mono'" style:font-family-complex="'DejaVu Sans Mono'" fo:background-color="#2b2b2b" fo:color="#cc7832"/>
    </style:style>
    <style:style style:name="T1306" style:family="text">
      <style:text-properties fo:font-size="9.00pt" fo:font-weight="normal" fo:font-family="'DejaVu Sans Mono'" style:font-family-asian="'DejaVu Sans Mono'" style:font-family-complex="'DejaVu Sans Mono'" fo:background-color="#2b2b2b" fo:color="#a9b7c6"/>
    </style:style>
    <style:style style:name="T1307" style:family="text">
      <style:text-properties fo:font-size="10.00pt" fo:font-weight="normal" fo:font-family="'Liberation Mono'" style:font-family-asian="'Liberation Mono'" style:font-family-complex="'Liberation Mono'" fo:background-color="#2b2b2b" fo:color="#a9b7c6"/>
    </style:style>
    <style:style style:name="T1308" style:family="text">
      <style:text-properties fo:font-size="9.00pt" fo:font-weight="normal" fo:font-family="'DejaVu Sans Mono'" style:font-family-asian="'DejaVu Sans Mono'" style:font-family-complex="'DejaVu Sans Mono'" fo:background-color="#2b2b2b" fo:color="#a9b7c6"/>
    </style:style>
    <style:style style:name="T1309" style:family="text">
      <style:text-properties fo:font-size="9.00pt" fo:font-weight="normal" fo:font-family="'DejaVu Sans Mono'" style:font-family-asian="'DejaVu Sans Mono'" style:font-family-complex="'DejaVu Sans Mono'" fo:background-color="#2b2b2b" fo:color="#6897bb"/>
    </style:style>
    <style:style style:name="T1310" style:family="text">
      <style:text-properties fo:font-size="9.00pt" fo:font-weight="normal" fo:font-family="'DejaVu Sans Mono'" style:font-family-asian="'DejaVu Sans Mono'" style:font-family-complex="'DejaVu Sans Mono'" fo:background-color="#2b2b2b" fo:color="#a9b7c6"/>
    </style:style>
    <style:style style:name="T1311" style:family="text">
      <style:text-properties fo:font-size="9.00pt" fo:font-weight="normal" fo:font-family="'DejaVu Sans Mono'" style:font-family-asian="'DejaVu Sans Mono'" style:font-family-complex="'DejaVu Sans Mono'" fo:background-color="#2b2b2b" fo:color="#cc7832"/>
    </style:style>
    <style:style style:name="T1312" style:family="text">
      <style:text-properties fo:font-size="9.00pt" fo:font-weight="normal" fo:font-family="'DejaVu Sans Mono'" style:font-family-asian="'DejaVu Sans Mono'" style:font-family-complex="'DejaVu Sans Mono'" fo:background-color="#2b2b2b" fo:color="#a9b7c6"/>
    </style:style>
    <style:style style:name="T1313" style:family="text">
      <style:text-properties fo:font-size="9.00pt" fo:font-weight="normal" fo:font-family="'DejaVu Sans Mono'" style:font-family-asian="'DejaVu Sans Mono'" style:font-family-complex="'DejaVu Sans Mono'" fo:background-color="#2b2b2b" fo:color="#cc7832"/>
    </style:style>
    <style:style style:name="T1314" style:family="text">
      <style:text-properties fo:font-size="9.00pt" fo:font-weight="normal" fo:font-family="'DejaVu Sans Mono'" style:font-family-asian="'DejaVu Sans Mono'" style:font-family-complex="'DejaVu Sans Mono'" fo:background-color="#2b2b2b" fo:color="#aa4926"/>
    </style:style>
    <style:style style:name="T1315" style:family="text">
      <style:text-properties fo:font-size="9.00pt" fo:font-weight="normal" fo:font-family="'DejaVu Sans Mono'" style:font-family-asian="'DejaVu Sans Mono'" style:font-family-complex="'DejaVu Sans Mono'" fo:background-color="#2b2b2b" fo:color="#a9b7c6"/>
    </style:style>
    <style:style style:name="T1316" style:family="text">
      <style:text-properties fo:font-size="10.00pt" fo:font-weight="normal" fo:font-family="'Liberation Mono'" style:font-family-asian="'Liberation Mono'" style:font-family-complex="'Liberation Mono'" fo:background-color="#2b2b2b" fo:color="#a9b7c6"/>
    </style:style>
    <style:style style:name="T1317" style:family="text">
      <style:text-properties fo:font-size="9.00pt" fo:font-weight="normal" fo:font-family="'DejaVu Sans Mono'" style:font-family-asian="'DejaVu Sans Mono'" style:font-family-complex="'DejaVu Sans Mono'" fo:background-color="#2b2b2b" fo:color="#a9b7c6"/>
    </style:style>
    <style:style style:name="T1318" style:family="text">
      <style:text-properties fo:font-size="10.00pt" fo:font-weight="normal" fo:font-family="'Liberation Mono'" style:font-family-asian="'Liberation Mono'" style:font-family-complex="'Liberation Mono'" fo:background-color="#2b2b2b" fo:color="#a9b7c6"/>
    </style:style>
    <style:style style:name="T1319" style:family="text">
      <style:text-properties fo:font-size="9.00pt" fo:font-weight="normal" fo:font-family="'DejaVu Sans Mono'" style:font-family-asian="'DejaVu Sans Mono'" style:font-family-complex="'DejaVu Sans Mono'" fo:background-color="#2b2b2b" fo:color="#a9b7c6"/>
    </style:style>
    <style:style style:name="T1320" style:family="text">
      <style:text-properties fo:font-size="9.00pt" fo:font-weight="normal" fo:font-family="'DejaVu Sans Mono'" style:font-family-asian="'DejaVu Sans Mono'" style:font-family-complex="'DejaVu Sans Mono'" fo:background-color="#2b2b2b" fo:color="#6897bb"/>
    </style:style>
    <style:style style:name="T1321" style:family="text">
      <style:text-properties fo:font-size="9.00pt" fo:font-weight="normal" fo:font-family="'DejaVu Sans Mono'" style:font-family-asian="'DejaVu Sans Mono'" style:font-family-complex="'DejaVu Sans Mono'" fo:background-color="#2b2b2b" fo:color="#cc7832"/>
    </style:style>
    <style:style style:name="T1322" style:family="text">
      <style:text-properties fo:font-size="9.00pt" fo:font-weight="normal" fo:font-family="'DejaVu Sans Mono'" style:font-family-asian="'DejaVu Sans Mono'" style:font-family-complex="'DejaVu Sans Mono'" fo:background-color="#2b2b2b" fo:color="#6897bb"/>
    </style:style>
    <style:style style:name="T1323" style:family="text">
      <style:text-properties fo:font-size="9.00pt" fo:font-weight="normal" fo:font-family="'DejaVu Sans Mono'" style:font-family-asian="'DejaVu Sans Mono'" style:font-family-complex="'DejaVu Sans Mono'" fo:background-color="#2b2b2b" fo:color="#a9b7c6"/>
    </style:style>
    <style:style style:name="T1324" style:family="text">
      <style:text-properties fo:font-size="9.00pt" fo:font-weight="normal" fo:font-family="'DejaVu Sans Mono'" style:font-family-asian="'DejaVu Sans Mono'" style:font-family-complex="'DejaVu Sans Mono'" fo:background-color="#2b2b2b" fo:color="#6897bb"/>
    </style:style>
    <style:style style:name="T1325" style:family="text">
      <style:text-properties fo:font-size="9.00pt" fo:font-weight="normal" fo:font-family="'DejaVu Sans Mono'" style:font-family-asian="'DejaVu Sans Mono'" style:font-family-complex="'DejaVu Sans Mono'" fo:background-color="#2b2b2b" fo:color="#a9b7c6"/>
    </style:style>
    <style:style style:name="T1326" style:family="text">
      <style:text-properties fo:font-size="9.00pt" fo:font-weight="normal" fo:font-family="'DejaVu Sans Mono'" style:font-family-asian="'DejaVu Sans Mono'" style:font-family-complex="'DejaVu Sans Mono'" fo:background-color="#2b2b2b" fo:color="#cc7832"/>
    </style:style>
    <style:style style:name="T1327" style:family="text">
      <style:text-properties fo:font-size="9.00pt" fo:font-weight="normal" fo:font-family="'DejaVu Sans Mono'" style:font-family-asian="'DejaVu Sans Mono'" style:font-family-complex="'DejaVu Sans Mono'" fo:background-color="#2b2b2b" fo:color="#a9b7c6"/>
    </style:style>
    <style:style style:name="T1328" style:family="text">
      <style:text-properties fo:font-size="9.00pt" fo:font-weight="normal" fo:font-family="'DejaVu Sans Mono'" style:font-family-asian="'DejaVu Sans Mono'" style:font-family-complex="'DejaVu Sans Mono'" fo:background-color="#2b2b2b" fo:color="#cc7832"/>
    </style:style>
    <style:style style:name="T1329" style:family="text">
      <style:text-properties fo:font-size="9.00pt" fo:font-weight="normal" fo:font-family="'DejaVu Sans Mono'" style:font-family-asian="'DejaVu Sans Mono'" style:font-family-complex="'DejaVu Sans Mono'" fo:background-color="#2b2b2b" fo:color="#aa4926"/>
    </style:style>
    <style:style style:name="T1330" style:family="text">
      <style:text-properties fo:font-size="9.00pt" fo:font-weight="normal" fo:font-family="'DejaVu Sans Mono'" style:font-family-asian="'DejaVu Sans Mono'" style:font-family-complex="'DejaVu Sans Mono'" fo:background-color="#2b2b2b" fo:color="#a9b7c6"/>
    </style:style>
    <style:style style:name="T1331" style:family="text">
      <style:text-properties fo:font-size="9.00pt" fo:font-weight="normal" fo:font-family="'DejaVu Sans Mono'" style:font-family-asian="'DejaVu Sans Mono'" style:font-family-complex="'DejaVu Sans Mono'" fo:background-color="#2b2b2b" fo:color="#6897bb"/>
    </style:style>
    <style:style style:name="T1332" style:family="text">
      <style:text-properties fo:font-size="9.00pt" fo:font-weight="normal" fo:font-family="'DejaVu Sans Mono'" style:font-family-asian="'DejaVu Sans Mono'" style:font-family-complex="'DejaVu Sans Mono'" fo:background-color="#2b2b2b" fo:color="#cc7832"/>
    </style:style>
    <style:style style:name="T1333" style:family="text">
      <style:text-properties fo:font-size="9.00pt" fo:font-weight="normal" fo:font-family="'DejaVu Sans Mono'" style:font-family-asian="'DejaVu Sans Mono'" style:font-family-complex="'DejaVu Sans Mono'" fo:background-color="#2b2b2b" fo:color="#aa4926"/>
    </style:style>
    <style:style style:name="T1334" style:family="text">
      <style:text-properties fo:font-size="9.00pt" fo:font-weight="normal" fo:font-family="'DejaVu Sans Mono'" style:font-family-asian="'DejaVu Sans Mono'" style:font-family-complex="'DejaVu Sans Mono'" fo:background-color="#2b2b2b" fo:color="#a9b7c6"/>
    </style:style>
    <style:style style:name="T1335" style:family="text">
      <style:text-properties fo:font-size="9.00pt" fo:font-weight="normal" fo:font-family="'DejaVu Sans Mono'" style:font-family-asian="'DejaVu Sans Mono'" style:font-family-complex="'DejaVu Sans Mono'" fo:background-color="#2b2b2b" fo:color="#6a8759"/>
    </style:style>
    <style:style style:name="T1336" style:family="text">
      <style:text-properties fo:font-size="9.00pt" fo:font-weight="normal" fo:font-family="'DejaVu Sans Mono'" style:font-family-asian="'DejaVu Sans Mono'" style:font-family-complex="'DejaVu Sans Mono'" fo:background-color="#2b2b2b" fo:color="#a9b7c6"/>
    </style:style>
    <style:style style:name="T1337" style:family="text">
      <style:text-properties fo:font-size="10.00pt" fo:font-weight="normal" fo:font-family="'Liberation Mono'" style:font-family-asian="'Liberation Mono'" style:font-family-complex="'Liberation Mono'" fo:background-color="#2b2b2b" fo:color="#a9b7c6"/>
    </style:style>
    <style:style style:name="T1338" style:family="text">
      <style:text-properties fo:font-size="9.00pt" fo:font-weight="normal" fo:font-family="'DejaVu Sans Mono'" style:font-family-asian="'DejaVu Sans Mono'" style:font-family-complex="'DejaVu Sans Mono'" fo:background-color="#2b2b2b" fo:color="#a9b7c6"/>
    </style:style>
    <style:style style:name="T1339" style:family="text">
      <style:text-properties fo:font-size="9.00pt" fo:font-weight="normal" fo:font-family="'DejaVu Sans Mono'" style:font-family-asian="'DejaVu Sans Mono'" style:font-family-complex="'DejaVu Sans Mono'" fo:background-color="#2b2b2b" fo:color="#cc7832"/>
    </style:style>
    <style:style style:name="T1340" style:family="text">
      <style:text-properties fo:font-size="9.00pt" fo:font-weight="normal" fo:font-family="'DejaVu Sans Mono'" style:font-family-asian="'DejaVu Sans Mono'" style:font-family-complex="'DejaVu Sans Mono'" fo:background-color="#2b2b2b" fo:color="#ffc66d"/>
    </style:style>
    <style:style style:name="T1341" style:family="text">
      <style:text-properties fo:font-size="9.00pt" fo:font-weight="normal" fo:font-family="'DejaVu Sans Mono'" style:font-family-asian="'DejaVu Sans Mono'" style:font-family-complex="'DejaVu Sans Mono'" fo:background-color="#2b2b2b" fo:color="#a9b7c6"/>
    </style:style>
    <style:style style:name="T1342" style:family="text">
      <style:text-properties fo:font-size="9.00pt" fo:font-weight="normal" fo:font-family="'DejaVu Sans Mono'" style:font-family-asian="'DejaVu Sans Mono'" style:font-family-complex="'DejaVu Sans Mono'" fo:background-color="#2b2b2b" fo:color="#cc7832"/>
    </style:style>
    <style:style style:name="T1343" style:family="text">
      <style:text-properties fo:font-size="9.00pt" fo:font-weight="normal" fo:font-family="'DejaVu Sans Mono'" style:font-family-asian="'DejaVu Sans Mono'" style:font-family-complex="'DejaVu Sans Mono'" fo:background-color="#2b2b2b" fo:color="#a9b7c6"/>
    </style:style>
    <style:style style:name="T1344" style:family="text">
      <style:text-properties fo:font-size="9.00pt" fo:font-weight="normal" fo:font-family="'DejaVu Sans Mono'" style:font-family-asian="'DejaVu Sans Mono'" style:font-family-complex="'DejaVu Sans Mono'" fo:background-color="#2b2b2b" fo:color="#cc7832"/>
    </style:style>
    <style:style style:name="T1345" style:family="text">
      <style:text-properties fo:font-size="9.00pt" fo:font-weight="normal" fo:font-family="'DejaVu Sans Mono'" style:font-family-asian="'DejaVu Sans Mono'" style:font-family-complex="'DejaVu Sans Mono'" fo:background-color="#2b2b2b" fo:color="#a9b7c6"/>
    </style:style>
    <style:style style:name="T1346" style:family="text">
      <style:text-properties fo:font-size="9.00pt" fo:font-weight="normal" fo:font-family="'DejaVu Sans Mono'" style:font-family-asian="'DejaVu Sans Mono'" style:font-family-complex="'DejaVu Sans Mono'" fo:background-color="#2b2b2b" fo:color="#cc7832"/>
    </style:style>
    <style:style style:name="T1347" style:family="text">
      <style:text-properties fo:font-size="9.00pt" fo:font-weight="normal" fo:font-family="'DejaVu Sans Mono'" style:font-family-asian="'DejaVu Sans Mono'" style:font-family-complex="'DejaVu Sans Mono'" fo:background-color="#2b2b2b" fo:color="#a9b7c6"/>
    </style:style>
    <style:style style:name="T1348" style:family="text">
      <style:text-properties fo:font-size="10.00pt" fo:font-weight="normal" fo:font-family="'Liberation Mono'" style:font-family-asian="'Liberation Mono'" style:font-family-complex="'Liberation Mono'" fo:background-color="#2b2b2b" fo:color="#a9b7c6"/>
    </style:style>
    <style:style style:name="T1349" style:family="text">
      <style:text-properties fo:font-size="9.00pt" fo:font-weight="normal" fo:font-family="'DejaVu Sans Mono'" style:font-family-asian="'DejaVu Sans Mono'" style:font-family-complex="'DejaVu Sans Mono'" fo:background-color="#2b2b2b" fo:color="#a9b7c6"/>
    </style:style>
    <style:style style:name="T1350" style:family="text">
      <style:text-properties fo:font-size="10.00pt" fo:font-weight="normal" fo:font-family="'Liberation Mono'" style:font-family-asian="'Liberation Mono'" style:font-family-complex="'Liberation Mono'" fo:background-color="#2b2b2b" fo:color="#a9b7c6"/>
    </style:style>
    <style:style style:name="T1351" style:family="text">
      <style:text-properties fo:font-size="9.00pt" fo:font-weight="normal" fo:font-family="'DejaVu Sans Mono'" style:font-family-asian="'DejaVu Sans Mono'" style:font-family-complex="'DejaVu Sans Mono'" fo:background-color="#2b2b2b" fo:color="#a9b7c6"/>
    </style:style>
    <style:style style:name="T1352" style:family="text">
      <style:text-properties fo:font-size="10.00pt" fo:font-weight="normal" fo:font-family="'Liberation Mono'" style:font-family-asian="'Liberation Mono'" style:font-family-complex="'Liberation Mono'" fo:background-color="#2b2b2b" fo:color="#a9b7c6"/>
    </style:style>
    <style:style style:name="T1353" style:family="text">
      <style:text-properties fo:font-size="9.00pt" fo:font-weight="normal" fo:font-family="'DejaVu Sans Mono'" style:font-family-asian="'DejaVu Sans Mono'" style:font-family-complex="'DejaVu Sans Mono'" fo:background-color="#2b2b2b" fo:color="#a9b7c6"/>
    </style:style>
    <style:style style:name="T1354" style:family="text">
      <style:text-properties fo:font-size="9.00pt" fo:font-weight="normal" fo:font-family="'DejaVu Sans Mono'" style:font-family-asian="'DejaVu Sans Mono'" style:font-family-complex="'DejaVu Sans Mono'" fo:background-color="#2b2b2b" fo:color="#aa4926"/>
    </style:style>
    <style:style style:name="T1355" style:family="text">
      <style:text-properties fo:font-size="9.00pt" fo:font-weight="normal" fo:font-family="'DejaVu Sans Mono'" style:font-family-asian="'DejaVu Sans Mono'" style:font-family-complex="'DejaVu Sans Mono'" fo:background-color="#2b2b2b" fo:color="#a9b7c6"/>
    </style:style>
    <style:style style:name="T1356" style:family="text">
      <style:text-properties fo:font-size="9.00pt" fo:font-weight="normal" fo:font-family="'DejaVu Sans Mono'" style:font-family-asian="'DejaVu Sans Mono'" style:font-family-complex="'DejaVu Sans Mono'" fo:background-color="#2b2b2b" fo:color="#6897bb"/>
    </style:style>
    <style:style style:name="T1357" style:family="text">
      <style:text-properties fo:font-size="9.00pt" fo:font-weight="normal" fo:font-family="'DejaVu Sans Mono'" style:font-family-asian="'DejaVu Sans Mono'" style:font-family-complex="'DejaVu Sans Mono'" fo:background-color="#2b2b2b" fo:color="#a9b7c6"/>
    </style:style>
    <style:style style:name="T1358" style:family="text">
      <style:text-properties fo:font-size="10.00pt" fo:font-weight="normal" fo:font-family="'Liberation Mono'" style:font-family-asian="'Liberation Mono'" style:font-family-complex="'Liberation Mono'" fo:background-color="#2b2b2b" fo:color="#a9b7c6"/>
    </style:style>
    <style:style style:name="T1359" style:family="text">
      <style:text-properties fo:font-size="9.00pt" fo:font-weight="normal" fo:font-family="'DejaVu Sans Mono'" style:font-family-asian="'DejaVu Sans Mono'" style:font-family-complex="'DejaVu Sans Mono'" fo:background-color="#2b2b2b" fo:color="#a9b7c6"/>
    </style:style>
    <style:style style:name="T1360" style:family="text">
      <style:text-properties fo:font-size="10.00pt" fo:font-weight="normal" fo:font-family="'Liberation Mono'" style:font-family-asian="'Liberation Mono'" style:font-family-complex="'Liberation Mono'" fo:background-color="#2b2b2b" fo:color="#a9b7c6"/>
    </style:style>
    <style:style style:name="T1361" style:family="text">
      <style:text-properties fo:font-size="9.00pt" fo:font-weight="normal" fo:font-family="'DejaVu Sans Mono'" style:font-family-asian="'DejaVu Sans Mono'" style:font-family-complex="'DejaVu Sans Mono'" fo:background-color="#2b2b2b" fo:color="#a9b7c6"/>
    </style:style>
    <style:style style:name="T1362" style:family="text">
      <style:text-properties fo:font-size="10.00pt" fo:font-weight="normal" fo:font-family="'Liberation Mono'" style:font-family-asian="'Liberation Mono'" style:font-family-complex="'Liberation Mono'" fo:background-color="#2b2b2b" fo:color="#a9b7c6"/>
    </style:style>
    <style:style style:name="T1363" style:family="text">
      <style:text-properties fo:font-size="9.00pt" fo:font-weight="normal" fo:font-family="'DejaVu Sans Mono'" style:font-family-asian="'DejaVu Sans Mono'" style:font-family-complex="'DejaVu Sans Mono'" fo:background-color="#2b2b2b" fo:color="#cc7832"/>
    </style:style>
    <style:style style:name="T1364" style:family="text">
      <style:text-properties fo:font-size="9.00pt" fo:font-weight="normal" fo:font-family="'DejaVu Sans Mono'" style:font-family-asian="'DejaVu Sans Mono'" style:font-family-complex="'DejaVu Sans Mono'" fo:background-color="#2b2b2b" fo:color="#a9b7c6"/>
    </style:style>
    <style:style style:name="T1365" style:family="text">
      <style:text-properties fo:font-size="9.00pt" fo:font-weight="normal" fo:font-family="'DejaVu Sans Mono'" style:font-family-asian="'DejaVu Sans Mono'" style:font-family-complex="'DejaVu Sans Mono'" fo:background-color="#2b2b2b" fo:color="#cc7832"/>
    </style:style>
    <style:style style:name="T1366" style:family="text">
      <style:text-properties fo:font-size="9.00pt" fo:font-weight="normal" fo:font-family="'DejaVu Sans Mono'" style:font-family-asian="'DejaVu Sans Mono'" style:font-family-complex="'DejaVu Sans Mono'" fo:background-color="#2b2b2b" fo:color="#a9b7c6"/>
    </style:style>
    <style:style style:name="T1367" style:family="text">
      <style:text-properties fo:font-size="9.00pt" fo:font-weight="normal" fo:font-family="'DejaVu Sans Mono'" style:font-family-asian="'DejaVu Sans Mono'" style:font-family-complex="'DejaVu Sans Mono'" fo:background-color="#2b2b2b" fo:color="#cc7832"/>
    </style:style>
    <style:style style:name="T1368" style:family="text">
      <style:text-properties fo:font-size="9.00pt" fo:font-weight="normal" fo:font-family="'DejaVu Sans Mono'" style:font-family-asian="'DejaVu Sans Mono'" style:font-family-complex="'DejaVu Sans Mono'" fo:background-color="#2b2b2b" fo:color="#a9b7c6"/>
    </style:style>
    <style:style style:name="T1369" style:family="text">
      <style:text-properties fo:font-size="9.00pt" fo:font-weight="normal" fo:font-family="'DejaVu Sans Mono'" style:font-family-asian="'DejaVu Sans Mono'" style:font-family-complex="'DejaVu Sans Mono'" fo:background-color="#2b2b2b" fo:color="#cc7832"/>
    </style:style>
    <style:style style:name="T1370" style:family="text">
      <style:text-properties fo:font-size="9.00pt" fo:font-weight="normal" fo:font-family="'DejaVu Sans Mono'" style:font-family-asian="'DejaVu Sans Mono'" style:font-family-complex="'DejaVu Sans Mono'" fo:background-color="#2b2b2b" fo:color="#a9b7c6"/>
    </style:style>
    <style:style style:name="T1371" style:family="text">
      <style:text-properties fo:font-size="10.00pt" fo:font-weight="normal" fo:font-family="'Liberation Mono'" style:font-family-asian="'Liberation Mono'" style:font-family-complex="'Liberation Mono'" fo:background-color="#2b2b2b" fo:color="#a9b7c6"/>
    </style:style>
    <style:style style:name="T1372" style:family="text">
      <style:text-properties fo:font-size="9.00pt" fo:font-weight="normal" fo:font-family="'DejaVu Sans Mono'" style:font-family-asian="'DejaVu Sans Mono'" style:font-family-complex="'DejaVu Sans Mono'" fo:background-color="#2b2b2b" fo:color="#a9b7c6"/>
    </style:style>
    <style:style style:name="T1373" style:family="text">
      <style:text-properties fo:font-size="9.00pt" fo:font-weight="normal" fo:font-family="'DejaVu Sans Mono'" style:font-family-asian="'DejaVu Sans Mono'" style:font-family-complex="'DejaVu Sans Mono'" fo:background-color="#2b2b2b" fo:color="#cc7832"/>
    </style:style>
    <style:style style:name="T1374" style:family="text">
      <style:text-properties fo:font-size="9.00pt" fo:font-weight="normal" fo:font-family="'DejaVu Sans Mono'" style:font-family-asian="'DejaVu Sans Mono'" style:font-family-complex="'DejaVu Sans Mono'" fo:background-color="#2b2b2b" fo:color="#a9b7c6"/>
    </style:style>
    <style:style style:name="T1375" style:family="text">
      <style:text-properties fo:font-size="9.00pt" fo:font-weight="normal" fo:font-family="'DejaVu Sans Mono'" style:font-family-asian="'DejaVu Sans Mono'" style:font-family-complex="'DejaVu Sans Mono'" fo:background-color="#2b2b2b" fo:color="#cc7832"/>
    </style:style>
    <style:style style:name="T1376" style:family="text">
      <style:text-properties fo:font-size="9.00pt" fo:font-weight="normal" fo:font-family="'DejaVu Sans Mono'" style:font-family-asian="'DejaVu Sans Mono'" style:font-family-complex="'DejaVu Sans Mono'" fo:background-color="#2b2b2b" fo:color="#a9b7c6"/>
    </style:style>
    <style:style style:name="T1377" style:family="text">
      <style:text-properties fo:font-size="10.00pt" fo:font-weight="normal" fo:font-family="'Liberation Mono'" style:font-family-asian="'Liberation Mono'" style:font-family-complex="'Liberation Mono'" fo:background-color="#2b2b2b" fo:color="#a9b7c6"/>
    </style:style>
    <style:style style:name="T1378" style:family="text">
      <style:text-properties fo:font-size="9.00pt" fo:font-weight="normal" fo:font-family="'DejaVu Sans Mono'" style:font-family-asian="'DejaVu Sans Mono'" style:font-family-complex="'DejaVu Sans Mono'" fo:background-color="#2b2b2b" fo:color="#a9b7c6"/>
    </style:style>
    <style:style style:name="T1379" style:family="text">
      <style:text-properties fo:font-size="9.00pt" fo:font-weight="normal" fo:font-family="'DejaVu Sans Mono'" style:font-family-asian="'DejaVu Sans Mono'" style:font-family-complex="'DejaVu Sans Mono'" fo:background-color="#2b2b2b" fo:color="#cc7832"/>
    </style:style>
    <style:style style:name="T1380" style:family="text">
      <style:text-properties fo:font-size="9.00pt" fo:font-weight="normal" fo:font-family="'DejaVu Sans Mono'" style:font-family-asian="'DejaVu Sans Mono'" style:font-family-complex="'DejaVu Sans Mono'" fo:background-color="#2b2b2b" fo:color="#a9b7c6"/>
    </style:style>
    <style:style style:name="T1381" style:family="text">
      <style:text-properties fo:font-size="9.00pt" fo:font-weight="normal" fo:font-family="'DejaVu Sans Mono'" style:font-family-asian="'DejaVu Sans Mono'" style:font-family-complex="'DejaVu Sans Mono'" fo:background-color="#2b2b2b" fo:color="#cc7832"/>
    </style:style>
    <style:style style:name="T1382" style:family="text">
      <style:text-properties fo:font-size="9.00pt" fo:font-weight="normal" fo:font-family="'DejaVu Sans Mono'" style:font-family-asian="'DejaVu Sans Mono'" style:font-family-complex="'DejaVu Sans Mono'" fo:background-color="#2b2b2b" fo:color="#a9b7c6"/>
    </style:style>
    <style:style style:name="T1383" style:family="text">
      <style:text-properties fo:font-size="10.00pt" fo:font-weight="normal" fo:font-family="'Liberation Mono'" style:font-family-asian="'Liberation Mono'" style:font-family-complex="'Liberation Mono'" fo:background-color="#2b2b2b" fo:color="#a9b7c6"/>
    </style:style>
    <style:style style:name="T1384" style:family="text">
      <style:text-properties fo:font-size="9.00pt" fo:font-weight="normal" fo:font-family="'DejaVu Sans Mono'" style:font-family-asian="'DejaVu Sans Mono'" style:font-family-complex="'DejaVu Sans Mono'" fo:background-color="#2b2b2b" fo:color="#a9b7c6"/>
    </style:style>
    <style:style style:name="T1385" style:family="text">
      <style:text-properties fo:font-size="10.00pt" fo:font-weight="normal" fo:font-family="'Liberation Mono'" style:font-family-asian="'Liberation Mono'" style:font-family-complex="'Liberation Mono'" fo:background-color="#2b2b2b" fo:color="#a9b7c6"/>
    </style:style>
    <style:style style:name="T1386" style:family="text">
      <style:text-properties fo:font-size="9.00pt" fo:font-weight="normal" fo:font-family="'DejaVu Sans Mono'" style:font-family-asian="'DejaVu Sans Mono'" style:font-family-complex="'DejaVu Sans Mono'" fo:background-color="#2b2b2b" fo:color="#808080"/>
    </style:style>
    <style:style style:name="T1387" style:family="text">
      <style:text-properties fo:font-size="10.00pt" fo:font-weight="normal" fo:font-family="'Liberation Mono'" style:font-family-asian="'Liberation Mono'" style:font-family-complex="'Liberation Mono'" fo:background-color="#2b2b2b" fo:color="#808080"/>
    </style:style>
    <style:style style:name="T1388" style:family="text">
      <style:text-properties fo:font-size="9.00pt" fo:font-weight="normal" fo:font-family="'DejaVu Sans Mono'" style:font-family-asian="'DejaVu Sans Mono'" style:font-family-complex="'DejaVu Sans Mono'" fo:background-color="#2b2b2b" fo:color="#808080"/>
    </style:style>
    <style:style style:name="T1389" style:family="text">
      <style:text-properties fo:font-size="10.00pt" fo:font-weight="normal" fo:font-family="'Liberation Mono'" style:font-family-asian="'Liberation Mono'" style:font-family-complex="'Liberation Mono'" fo:background-color="#2b2b2b" fo:color="#808080"/>
    </style:style>
    <style:style style:name="T1390" style:family="text">
      <style:text-properties fo:font-size="9.00pt" fo:font-weight="normal" fo:font-family="'DejaVu Sans Mono'" style:font-family-asian="'DejaVu Sans Mono'" style:font-family-complex="'DejaVu Sans Mono'" fo:background-color="#2b2b2b" fo:color="#808080"/>
    </style:style>
    <style:style style:name="T1391" style:family="text">
      <style:text-properties fo:font-size="10.00pt" fo:font-weight="normal" fo:font-family="'Liberation Mono'" style:font-family-asian="'Liberation Mono'" style:font-family-complex="'Liberation Mono'" fo:background-color="#2b2b2b" fo:color="#808080"/>
    </style:style>
    <style:style style:name="T1392" style:family="text">
      <style:text-properties fo:font-size="9.00pt" fo:font-weight="normal" fo:font-family="'DejaVu Sans Mono'" style:font-family-asian="'DejaVu Sans Mono'" style:font-family-complex="'DejaVu Sans Mono'" fo:background-color="#2b2b2b" fo:color="#808080"/>
    </style:style>
    <style:style style:name="T1393" style:family="text">
      <style:text-properties fo:font-size="10.00pt" fo:font-weight="normal" fo:font-family="'Liberation Mono'" style:font-family-asian="'Liberation Mono'" style:font-family-complex="'Liberation Mono'" fo:background-color="#2b2b2b" fo:color="#808080"/>
    </style:style>
    <style:style style:name="T1394" style:family="text">
      <style:text-properties fo:font-size="9.00pt" fo:font-weight="normal" fo:font-family="'DejaVu Sans Mono'" style:font-family-asian="'DejaVu Sans Mono'" style:font-family-complex="'DejaVu Sans Mono'" fo:background-color="#2b2b2b" fo:color="#808080"/>
    </style:style>
    <style:style style:name="T1395" style:family="text">
      <style:text-properties fo:font-size="10.00pt" fo:font-weight="normal" fo:font-family="'Liberation Mono'" style:font-family-asian="'Liberation Mono'" style:font-family-complex="'Liberation Mono'" fo:background-color="#2b2b2b" fo:color="#808080"/>
    </style:style>
    <style:style style:name="T1396" style:family="text">
      <style:text-properties fo:font-size="9.00pt" fo:font-weight="normal" fo:font-family="'DejaVu Sans Mono'" style:font-family-asian="'DejaVu Sans Mono'" style:font-family-complex="'DejaVu Sans Mono'" fo:background-color="#2b2b2b" fo:color="#808080"/>
    </style:style>
    <style:style style:name="T1397" style:family="text">
      <style:text-properties fo:font-size="10.00pt" fo:font-weight="normal" fo:font-family="'Liberation Mono'" style:font-family-asian="'Liberation Mono'" style:font-family-complex="'Liberation Mono'" fo:background-color="#2b2b2b" fo:color="#808080"/>
    </style:style>
    <style:style style:name="T1398" style:family="text">
      <style:text-properties fo:font-size="9.00pt" fo:font-weight="normal" fo:font-family="'DejaVu Sans Mono'" style:font-family-asian="'DejaVu Sans Mono'" style:font-family-complex="'DejaVu Sans Mono'" fo:background-color="#2b2b2b" fo:color="#808080"/>
    </style:style>
    <style:style style:name="T1399" style:family="text">
      <style:text-properties fo:font-size="10.00pt" fo:font-weight="normal" fo:font-family="'Liberation Mono'" style:font-family-asian="'Liberation Mono'" style:font-family-complex="'Liberation Mono'" fo:background-color="#2b2b2b" fo:color="#808080"/>
    </style:style>
    <style:style style:name="T1400" style:family="text">
      <style:text-properties fo:font-size="9.00pt" fo:font-weight="normal" fo:font-family="'DejaVu Sans Mono'" style:font-family-asian="'DejaVu Sans Mono'" style:font-family-complex="'DejaVu Sans Mono'" fo:background-color="#2b2b2b" fo:color="#808080"/>
    </style:style>
    <style:style style:name="T1401" style:family="text">
      <style:text-properties fo:font-size="10.00pt" fo:font-weight="normal" fo:font-family="'Liberation Mono'" style:font-family-asian="'Liberation Mono'" style:font-family-complex="'Liberation Mono'" fo:background-color="#2b2b2b" fo:color="#808080"/>
    </style:style>
    <style:style style:name="T1402" style:family="text">
      <style:text-properties fo:font-size="9.00pt" fo:font-weight="normal" fo:font-family="'DejaVu Sans Mono'" style:font-family-asian="'DejaVu Sans Mono'" style:font-family-complex="'DejaVu Sans Mono'" fo:background-color="#2b2b2b" fo:color="#808080"/>
    </style:style>
    <style:style style:name="T1403" style:family="text">
      <style:text-properties fo:font-size="10.00pt" fo:font-weight="normal" fo:font-family="'Liberation Mono'" style:font-family-asian="'Liberation Mono'" style:font-family-complex="'Liberation Mono'" fo:background-color="#2b2b2b" fo:color="#808080"/>
    </style:style>
    <style:style style:name="T1404" style:family="text">
      <style:text-properties fo:font-size="9.00pt" fo:font-weight="normal" fo:font-family="'DejaVu Sans Mono'" style:font-family-asian="'DejaVu Sans Mono'" style:font-family-complex="'DejaVu Sans Mono'" fo:background-color="#2b2b2b" fo:color="#a9b7c6"/>
    </style:style>
    <style:style style:name="T1405" style:family="text">
      <style:text-properties fo:font-size="9.00pt" fo:font-weight="normal" fo:font-family="'DejaVu Sans Mono'" style:font-family-asian="'DejaVu Sans Mono'" style:font-family-complex="'DejaVu Sans Mono'" fo:background-color="#2b2b2b" fo:color="#8888c6"/>
    </style:style>
    <style:style style:name="T1406" style:family="text">
      <style:text-properties fo:font-size="9.00pt" fo:font-weight="normal" fo:font-family="'DejaVu Sans Mono'" style:font-family-asian="'DejaVu Sans Mono'" style:font-family-complex="'DejaVu Sans Mono'" fo:background-color="#2b2b2b" fo:color="#a9b7c6"/>
    </style:style>
    <style:style style:name="T1407" style:family="text">
      <style:text-properties fo:font-size="10.00pt" fo:font-weight="normal" fo:font-family="'Liberation Mono'" style:font-family-asian="'Liberation Mono'" style:font-family-complex="'Liberation Mono'" fo:background-color="#2b2b2b" fo:color="#a9b7c6"/>
    </style:style>
    <style:style style:name="T1408" style:family="text">
      <style:text-properties fo:font-size="9.00pt" fo:font-weight="normal" fo:font-family="'DejaVu Sans Mono'" style:font-family-asian="'DejaVu Sans Mono'" style:font-family-complex="'DejaVu Sans Mono'" fo:background-color="#2b2b2b" fo:color="#a9b7c6"/>
    </style:style>
    <style:style style:name="T1409" style:family="text">
      <style:text-properties fo:font-size="10.00pt" fo:font-weight="normal" fo:font-family="'Liberation Mono'" style:font-family-asian="'Liberation Mono'" style:font-family-complex="'Liberation Mono'" fo:background-color="#2b2b2b" fo:color="#a9b7c6"/>
    </style:style>
    <style:style style:name="T1410" style:family="text">
      <style:text-properties fo:font-size="9.00pt" fo:font-weight="normal" fo:font-family="'DejaVu Sans Mono'" style:font-family-asian="'DejaVu Sans Mono'" style:font-family-complex="'DejaVu Sans Mono'" fo:background-color="#2b2b2b" fo:color="#a9b7c6"/>
    </style:style>
    <style:style style:name="T1411" style:family="text">
      <style:text-properties fo:font-size="10.00pt" fo:font-weight="normal" fo:font-family="'Liberation Mono'" style:font-family-asian="'Liberation Mono'" style:font-family-complex="'Liberation Mono'" fo:background-color="#2b2b2b" fo:color="#a9b7c6"/>
    </style:style>
    <style:style style:name="T1412" style:family="text">
      <style:text-properties fo:font-size="9.00pt" fo:font-weight="normal" fo:font-family="'DejaVu Sans Mono'" style:font-family-asian="'DejaVu Sans Mono'" style:font-family-complex="'DejaVu Sans Mono'" fo:background-color="#2b2b2b" fo:color="#a9b7c6"/>
    </style:style>
    <style:style style:name="T1413" style:family="text">
      <style:text-properties fo:font-size="9.00pt" fo:font-weight="normal" fo:font-family="'DejaVu Sans Mono'" style:font-family-asian="'DejaVu Sans Mono'" style:font-family-complex="'DejaVu Sans Mono'" fo:background-color="#2b2b2b" fo:color="#cc7832"/>
    </style:style>
    <style:style style:name="T1414" style:family="text">
      <style:text-properties fo:font-size="9.00pt" fo:font-weight="normal" fo:font-family="'DejaVu Sans Mono'" style:font-family-asian="'DejaVu Sans Mono'" style:font-family-complex="'DejaVu Sans Mono'" fo:background-color="#2b2b2b" fo:color="#a9b7c6"/>
    </style:style>
    <style:style style:name="T1415" style:family="text">
      <style:text-properties fo:font-size="10.00pt" fo:font-weight="normal" fo:font-family="'Liberation Mono'" style:font-family-asian="'Liberation Mono'" style:font-family-complex="'Liberation Mono'" fo:background-color="#2b2b2b" fo:color="#a9b7c6"/>
    </style:style>
    <style:style style:name="T1416" style:family="text">
      <style:text-properties fo:font-size="9.00pt" fo:font-weight="normal" fo:font-family="'DejaVu Sans Mono'" style:font-family-asian="'DejaVu Sans Mono'" style:font-family-complex="'DejaVu Sans Mono'" fo:background-color="#2b2b2b" fo:color="#a9b7c6"/>
    </style:style>
    <style:style style:name="T1417" style:family="text">
      <style:text-properties fo:font-size="10.00pt" fo:font-weight="normal" fo:font-family="'Liberation Mono'" style:font-family-asian="'Liberation Mono'" style:font-family-complex="'Liberation Mono'" fo:background-color="#2b2b2b" fo:color="#a9b7c6"/>
    </style:style>
    <style:style style:name="T1418" style:family="text">
      <style:text-properties fo:font-size="9.00pt" fo:font-weight="normal" fo:font-family="'DejaVu Sans Mono'" style:font-family-asian="'DejaVu Sans Mono'" style:font-family-complex="'DejaVu Sans Mono'" fo:background-color="#2b2b2b" fo:color="#a9b7c6"/>
    </style:style>
    <style:style style:name="T1419" style:family="text">
      <style:text-properties fo:font-size="9.00pt" fo:font-weight="normal" fo:font-family="'DejaVu Sans Mono'" style:font-family-asian="'DejaVu Sans Mono'" style:font-family-complex="'DejaVu Sans Mono'" fo:background-color="#2b2b2b" fo:color="#cc7832"/>
    </style:style>
    <style:style style:name="T1420" style:family="text">
      <style:text-properties fo:font-size="9.00pt" fo:font-weight="normal" fo:font-family="'DejaVu Sans Mono'" style:font-family-asian="'DejaVu Sans Mono'" style:font-family-complex="'DejaVu Sans Mono'" fo:background-color="#2b2b2b" fo:color="#a9b7c6"/>
    </style:style>
    <style:style style:name="T1421" style:family="text">
      <style:text-properties fo:font-size="9.00pt" fo:font-weight="normal" fo:font-family="'DejaVu Sans Mono'" style:font-family-asian="'DejaVu Sans Mono'" style:font-family-complex="'DejaVu Sans Mono'" fo:background-color="#2b2b2b" fo:color="#cc7832"/>
    </style:style>
    <style:style style:name="T1422" style:family="text">
      <style:text-properties fo:font-size="9.00pt" fo:font-weight="normal" fo:font-family="'DejaVu Sans Mono'" style:font-family-asian="'DejaVu Sans Mono'" style:font-family-complex="'DejaVu Sans Mono'" fo:background-color="#2b2b2b" fo:color="#aa4926"/>
    </style:style>
    <style:style style:name="T1423" style:family="text">
      <style:text-properties fo:font-size="9.00pt" fo:font-weight="normal" fo:font-family="'DejaVu Sans Mono'" style:font-family-asian="'DejaVu Sans Mono'" style:font-family-complex="'DejaVu Sans Mono'" fo:background-color="#2b2b2b" fo:color="#a9b7c6"/>
    </style:style>
    <style:style style:name="T1424" style:family="text">
      <style:text-properties fo:font-size="9.00pt" fo:font-weight="normal" fo:font-family="'DejaVu Sans Mono'" style:font-family-asian="'DejaVu Sans Mono'" style:font-family-complex="'DejaVu Sans Mono'" fo:background-color="#2b2b2b" fo:color="#cc7832"/>
    </style:style>
    <style:style style:name="T1425" style:family="text">
      <style:text-properties fo:font-size="9.00pt" fo:font-weight="normal" fo:font-family="'DejaVu Sans Mono'" style:font-family-asian="'DejaVu Sans Mono'" style:font-family-complex="'DejaVu Sans Mono'" fo:background-color="#2b2b2b" fo:color="#a9b7c6"/>
    </style:style>
    <style:style style:name="T1426" style:family="text">
      <style:text-properties fo:font-size="10.00pt" fo:font-weight="normal" fo:font-family="'Liberation Mono'" style:font-family-asian="'Liberation Mono'" style:font-family-complex="'Liberation Mono'" fo:background-color="#2b2b2b" fo:color="#a9b7c6"/>
    </style:style>
    <style:style style:name="T1427" style:family="text">
      <style:text-properties fo:font-size="9.00pt" fo:font-weight="normal" fo:font-family="'DejaVu Sans Mono'" style:font-family-asian="'DejaVu Sans Mono'" style:font-family-complex="'DejaVu Sans Mono'" fo:background-color="#2b2b2b" fo:color="#a9b7c6"/>
    </style:style>
    <style:style style:name="T1428" style:family="text">
      <style:text-properties fo:font-size="9.00pt" fo:font-weight="normal" fo:font-family="'DejaVu Sans Mono'" style:font-family-asian="'DejaVu Sans Mono'" style:font-family-complex="'DejaVu Sans Mono'" fo:background-color="#2b2b2b" fo:color="#6a8759"/>
    </style:style>
    <style:style style:name="T1429" style:family="text">
      <style:text-properties fo:font-size="9.00pt" fo:font-weight="normal" fo:font-family="'DejaVu Sans Mono'" style:font-family-asian="'DejaVu Sans Mono'" style:font-family-complex="'DejaVu Sans Mono'" fo:background-color="#2b2b2b" fo:color="#a9b7c6"/>
    </style:style>
    <style:style style:name="T1430" style:family="text">
      <style:text-properties fo:font-size="9.00pt" fo:font-weight="normal" fo:font-family="'DejaVu Sans Mono'" style:font-family-asian="'DejaVu Sans Mono'" style:font-family-complex="'DejaVu Sans Mono'" fo:background-color="#2b2b2b" fo:color="#6a8759"/>
    </style:style>
    <style:style style:name="T1431" style:family="text">
      <style:text-properties fo:font-size="9.00pt" fo:font-weight="normal" fo:font-family="'DejaVu Sans Mono'" style:font-family-asian="'DejaVu Sans Mono'" style:font-family-complex="'DejaVu Sans Mono'" fo:background-color="#2b2b2b" fo:color="#a9b7c6"/>
    </style:style>
    <style:style style:name="T1432" style:family="text">
      <style:text-properties fo:font-size="10.00pt" fo:font-weight="normal" fo:font-family="'Liberation Mono'" style:font-family-asian="'Liberation Mono'" style:font-family-complex="'Liberation Mono'" fo:background-color="#2b2b2b" fo:color="#a9b7c6"/>
    </style:style>
    <style:style style:name="T1433" style:family="text">
      <style:text-properties fo:font-size="9.00pt" fo:font-weight="normal" fo:font-family="'DejaVu Sans Mono'" style:font-family-asian="'DejaVu Sans Mono'" style:font-family-complex="'DejaVu Sans Mono'" fo:background-color="#2b2b2b" fo:color="#808080"/>
    </style:style>
    <style:style style:name="T1434" style:family="text">
      <style:text-properties fo:font-size="10.00pt" fo:font-weight="normal" fo:font-family="'Liberation Mono'" style:font-family-asian="'Liberation Mono'" style:font-family-complex="'Liberation Mono'" fo:background-color="#2b2b2b" fo:color="#808080"/>
    </style:style>
    <style:style style:name="T1435" style:family="text">
      <style:text-properties fo:font-size="9.00pt" fo:font-weight="normal" fo:font-family="'DejaVu Sans Mono'" style:font-family-asian="'DejaVu Sans Mono'" style:font-family-complex="'DejaVu Sans Mono'" fo:background-color="#2b2b2b" fo:color="#cc7832"/>
    </style:style>
    <style:style style:name="T1436" style:family="text">
      <style:text-properties fo:font-size="9.00pt" fo:font-weight="normal" fo:font-family="'DejaVu Sans Mono'" style:font-family-asian="'DejaVu Sans Mono'" style:font-family-complex="'DejaVu Sans Mono'" fo:background-color="#2b2b2b" fo:color="#a9b7c6"/>
    </style:style>
    <style:style style:name="T1437" style:family="text">
      <style:text-properties fo:font-size="9.00pt" fo:font-weight="normal" fo:font-family="'DejaVu Sans Mono'" style:font-family-asian="'DejaVu Sans Mono'" style:font-family-complex="'DejaVu Sans Mono'" fo:background-color="#2b2b2b" fo:color="#cc7832"/>
    </style:style>
    <style:style style:name="T1438" style:family="text">
      <style:text-properties fo:font-size="9.00pt" fo:font-weight="normal" fo:font-family="'DejaVu Sans Mono'" style:font-family-asian="'DejaVu Sans Mono'" style:font-family-complex="'DejaVu Sans Mono'" fo:background-color="#2b2b2b" fo:color="#a9b7c6"/>
    </style:style>
    <style:style style:name="T1439" style:family="text">
      <style:text-properties fo:font-size="9.00pt" fo:font-weight="normal" fo:font-family="'DejaVu Sans Mono'" style:font-family-asian="'DejaVu Sans Mono'" style:font-family-complex="'DejaVu Sans Mono'" fo:background-color="#2b2b2b" fo:color="#cc7832"/>
    </style:style>
    <style:style style:name="T1440" style:family="text">
      <style:text-properties fo:font-size="9.00pt" fo:font-weight="normal" fo:font-family="'DejaVu Sans Mono'" style:font-family-asian="'DejaVu Sans Mono'" style:font-family-complex="'DejaVu Sans Mono'" fo:background-color="#2b2b2b" fo:color="#a9b7c6"/>
    </style:style>
    <style:style style:name="T1441" style:family="text">
      <style:text-properties fo:font-size="9.00pt" fo:font-weight="normal" fo:font-family="'DejaVu Sans Mono'" style:font-family-asian="'DejaVu Sans Mono'" style:font-family-complex="'DejaVu Sans Mono'" fo:background-color="#2b2b2b" fo:color="#cc7832"/>
    </style:style>
    <style:style style:name="T1442" style:family="text">
      <style:text-properties fo:font-size="9.00pt" fo:font-weight="normal" fo:font-family="'DejaVu Sans Mono'" style:font-family-asian="'DejaVu Sans Mono'" style:font-family-complex="'DejaVu Sans Mono'" fo:background-color="#2b2b2b" fo:color="#a9b7c6"/>
    </style:style>
    <style:style style:name="T1443" style:family="text">
      <style:text-properties fo:font-size="9.00pt" fo:font-weight="normal" fo:font-family="'DejaVu Sans Mono'" style:font-family-asian="'DejaVu Sans Mono'" style:font-family-complex="'DejaVu Sans Mono'" fo:background-color="#2b2b2b" fo:color="#cc7832"/>
    </style:style>
    <style:style style:name="T1444" style:family="text">
      <style:text-properties fo:font-size="9.00pt" fo:font-weight="normal" fo:font-family="'DejaVu Sans Mono'" style:font-family-asian="'DejaVu Sans Mono'" style:font-family-complex="'DejaVu Sans Mono'" fo:background-color="#2b2b2b" fo:color="#ffc66d"/>
    </style:style>
    <style:style style:name="T1445" style:family="text">
      <style:text-properties fo:font-size="9.00pt" fo:font-weight="normal" fo:font-family="'DejaVu Sans Mono'" style:font-family-asian="'DejaVu Sans Mono'" style:font-family-complex="'DejaVu Sans Mono'" fo:background-color="#2b2b2b" fo:color="#a9b7c6"/>
    </style:style>
    <style:style style:name="T1446" style:family="text">
      <style:text-properties fo:font-size="9.00pt" fo:font-weight="normal" fo:font-family="'DejaVu Sans Mono'" style:font-family-asian="'DejaVu Sans Mono'" style:font-family-complex="'DejaVu Sans Mono'" fo:background-color="#2b2b2b" fo:color="#cc7832"/>
    </style:style>
    <style:style style:name="T1447" style:family="text">
      <style:text-properties fo:font-size="9.00pt" fo:font-weight="normal" fo:font-family="'DejaVu Sans Mono'" style:font-family-asian="'DejaVu Sans Mono'" style:font-family-complex="'DejaVu Sans Mono'" fo:background-color="#2b2b2b" fo:color="#a9b7c6"/>
    </style:style>
    <style:style style:name="T1448" style:family="text">
      <style:text-properties fo:font-size="10.00pt" fo:font-weight="normal" fo:font-family="'Liberation Mono'" style:font-family-asian="'Liberation Mono'" style:font-family-complex="'Liberation Mono'" fo:background-color="#2b2b2b" fo:color="#a9b7c6"/>
    </style:style>
    <style:style style:name="T1449" style:family="text">
      <style:text-properties fo:font-size="9.00pt" fo:font-weight="normal" fo:font-family="'DejaVu Sans Mono'" style:font-family-asian="'DejaVu Sans Mono'" style:font-family-complex="'DejaVu Sans Mono'" fo:background-color="#2b2b2b" fo:color="#cc7832"/>
    </style:style>
    <style:style style:name="T1450" style:family="text">
      <style:text-properties fo:font-size="9.00pt" fo:font-weight="normal" fo:font-family="'DejaVu Sans Mono'" style:font-family-asian="'DejaVu Sans Mono'" style:font-family-complex="'DejaVu Sans Mono'" fo:background-color="#2b2b2b" fo:color="#a9b7c6"/>
    </style:style>
    <style:style style:name="T1451" style:family="text">
      <style:text-properties fo:font-size="10.00pt" fo:font-weight="normal" fo:font-family="'Liberation Mono'" style:font-family-asian="'Liberation Mono'" style:font-family-complex="'Liberation Mono'" fo:background-color="#2b2b2b" fo:color="#a9b7c6"/>
    </style:style>
    <style:style style:name="T1452" style:family="text">
      <style:text-properties fo:font-size="9.00pt" fo:font-weight="normal" fo:font-family="'DejaVu Sans Mono'" style:font-family-asian="'DejaVu Sans Mono'" style:font-family-complex="'DejaVu Sans Mono'" fo:background-color="#2b2b2b" fo:color="#8888c6"/>
    </style:style>
    <style:style style:name="T1453" style:family="text">
      <style:text-properties fo:font-size="9.00pt" fo:font-weight="normal" fo:font-family="'DejaVu Sans Mono'" style:font-family-asian="'DejaVu Sans Mono'" style:font-family-complex="'DejaVu Sans Mono'" fo:background-color="#2b2b2b" fo:color="#a9b7c6"/>
    </style:style>
    <style:style style:name="T1454" style:family="text">
      <style:text-properties fo:font-size="9.00pt" fo:font-weight="normal" fo:font-family="'DejaVu Sans Mono'" style:font-family-asian="'DejaVu Sans Mono'" style:font-family-complex="'DejaVu Sans Mono'" fo:background-color="#2b2b2b" fo:color="#6a8759"/>
    </style:style>
    <style:style style:name="T1455" style:family="text">
      <style:text-properties fo:font-size="9.00pt" fo:font-weight="normal" fo:font-family="'DejaVu Sans Mono'" style:font-family-asian="'DejaVu Sans Mono'" style:font-family-complex="'DejaVu Sans Mono'" fo:background-color="#2b2b2b" fo:color="#a9b7c6"/>
    </style:style>
    <style:style style:name="T1456" style:family="text">
      <style:text-properties fo:font-size="10.00pt" fo:font-weight="normal" fo:font-family="'Liberation Mono'" style:font-family-asian="'Liberation Mono'" style:font-family-complex="'Liberation Mono'" fo:background-color="#2b2b2b" fo:color="#a9b7c6"/>
    </style:style>
    <style:style style:name="T1457" style:family="text">
      <style:text-properties fo:font-size="9.00pt" fo:font-weight="normal" fo:font-family="'DejaVu Sans Mono'" style:font-family-asian="'DejaVu Sans Mono'" style:font-family-complex="'DejaVu Sans Mono'" fo:background-color="#2b2b2b" fo:color="#a9b7c6"/>
    </style:style>
    <style:style style:name="T1458" style:family="text">
      <style:text-properties fo:font-size="9.00pt" fo:font-weight="normal" fo:font-family="'DejaVu Sans Mono'" style:font-family-asian="'DejaVu Sans Mono'" style:font-family-complex="'DejaVu Sans Mono'" fo:background-color="#2b2b2b" fo:color="#6897bb"/>
    </style:style>
    <style:style style:name="T1459" style:family="text">
      <style:text-properties fo:font-size="9.00pt" fo:font-weight="normal" fo:font-family="'DejaVu Sans Mono'" style:font-family-asian="'DejaVu Sans Mono'" style:font-family-complex="'DejaVu Sans Mono'" fo:background-color="#2b2b2b" fo:color="#a9b7c6"/>
    </style:style>
    <style:style style:name="T1460" style:family="text">
      <style:text-properties fo:font-size="10.00pt" fo:font-weight="normal" fo:font-family="'Liberation Mono'" style:font-family-asian="'Liberation Mono'" style:font-family-complex="'Liberation Mono'" fo:background-color="#2b2b2b" fo:color="#a9b7c6"/>
    </style:style>
    <style:style style:name="T1461" style:family="text">
      <style:text-properties fo:font-size="9.00pt" fo:font-weight="normal" fo:font-family="'DejaVu Sans Mono'" style:font-family-asian="'DejaVu Sans Mono'" style:font-family-complex="'DejaVu Sans Mono'" fo:background-color="#2b2b2b" fo:color="#a9b7c6"/>
    </style:style>
    <style:style style:name="T1462" style:family="text">
      <style:text-properties fo:font-size="9.00pt" fo:font-weight="normal" fo:font-family="'DejaVu Sans Mono'" style:font-family-asian="'DejaVu Sans Mono'" style:font-family-complex="'DejaVu Sans Mono'" fo:background-color="#2b2b2b" fo:color="#6a8759"/>
    </style:style>
    <style:style style:name="T1463" style:family="text">
      <style:text-properties fo:font-size="9.00pt" fo:font-weight="normal" fo:font-family="'DejaVu Sans Mono'" style:font-family-asian="'DejaVu Sans Mono'" style:font-family-complex="'DejaVu Sans Mono'" fo:background-color="#2b2b2b" fo:color="#a9b7c6"/>
    </style:style>
    <style:style style:name="T1464" style:family="text">
      <style:text-properties fo:font-size="10.00pt" fo:font-weight="normal" fo:font-family="'Liberation Mono'" style:font-family-asian="'Liberation Mono'" style:font-family-complex="'Liberation Mono'" fo:background-color="#2b2b2b" fo:color="#a9b7c6"/>
    </style:style>
    <style:style style:name="T1465" style:family="text">
      <style:text-properties fo:font-size="9.00pt" fo:font-weight="normal" fo:font-family="'DejaVu Sans Mono'" style:font-family-asian="'DejaVu Sans Mono'" style:font-family-complex="'DejaVu Sans Mono'" fo:background-color="#2b2b2b" fo:color="#a9b7c6"/>
    </style:style>
    <style:style style:name="T1466" style:family="text">
      <style:text-properties fo:font-size="9.00pt" fo:font-weight="normal" fo:font-family="'DejaVu Sans Mono'" style:font-family-asian="'DejaVu Sans Mono'" style:font-family-complex="'DejaVu Sans Mono'" fo:background-color="#2b2b2b" fo:color="#6897bb"/>
    </style:style>
    <style:style style:name="T1467" style:family="text">
      <style:text-properties fo:font-size="9.00pt" fo:font-weight="normal" fo:font-family="'DejaVu Sans Mono'" style:font-family-asian="'DejaVu Sans Mono'" style:font-family-complex="'DejaVu Sans Mono'" fo:background-color="#2b2b2b" fo:color="#a9b7c6"/>
    </style:style>
    <style:style style:name="T1468" style:family="text">
      <style:text-properties fo:font-size="9.00pt" fo:font-weight="normal" fo:font-family="'DejaVu Sans Mono'" style:font-family-asian="'DejaVu Sans Mono'" style:font-family-complex="'DejaVu Sans Mono'" fo:background-color="#2b2b2b" fo:color="#6897bb"/>
    </style:style>
    <style:style style:name="T1469" style:family="text">
      <style:text-properties fo:font-size="9.00pt" fo:font-weight="normal" fo:font-family="'DejaVu Sans Mono'" style:font-family-asian="'DejaVu Sans Mono'" style:font-family-complex="'DejaVu Sans Mono'" fo:background-color="#2b2b2b" fo:color="#a9b7c6"/>
    </style:style>
    <style:style style:name="T1470" style:family="text">
      <style:text-properties fo:font-size="9.00pt" fo:font-weight="normal" fo:font-family="'DejaVu Sans Mono'" style:font-family-asian="'DejaVu Sans Mono'" style:font-family-complex="'DejaVu Sans Mono'" fo:background-color="#2b2b2b" fo:color="#cc7832"/>
    </style:style>
    <style:style style:name="T1471" style:family="text">
      <style:text-properties fo:font-size="9.00pt" fo:font-weight="normal" fo:font-family="'DejaVu Sans Mono'" style:font-family-asian="'DejaVu Sans Mono'" style:font-family-complex="'DejaVu Sans Mono'" fo:background-color="#2b2b2b" fo:color="#a9b7c6"/>
    </style:style>
    <style:style style:name="T1472" style:family="text">
      <style:text-properties fo:font-size="9.00pt" fo:font-weight="normal" fo:font-family="'DejaVu Sans Mono'" style:font-family-asian="'DejaVu Sans Mono'" style:font-family-complex="'DejaVu Sans Mono'" fo:background-color="#2b2b2b" fo:color="#cc7832"/>
    </style:style>
    <style:style style:name="T1473" style:family="text">
      <style:text-properties fo:font-size="9.00pt" fo:font-weight="normal" fo:font-family="'DejaVu Sans Mono'" style:font-family-asian="'DejaVu Sans Mono'" style:font-family-complex="'DejaVu Sans Mono'" fo:background-color="#2b2b2b" fo:color="#8888c6"/>
    </style:style>
    <style:style style:name="T1474" style:family="text">
      <style:text-properties fo:font-size="9.00pt" fo:font-weight="normal" fo:font-family="'DejaVu Sans Mono'" style:font-family-asian="'DejaVu Sans Mono'" style:font-family-complex="'DejaVu Sans Mono'" fo:background-color="#2b2b2b" fo:color="#a9b7c6"/>
    </style:style>
    <style:style style:name="T1475" style:family="text">
      <style:text-properties fo:font-size="9.00pt" fo:font-weight="normal" fo:font-family="'DejaVu Sans Mono'" style:font-family-asian="'DejaVu Sans Mono'" style:font-family-complex="'DejaVu Sans Mono'" fo:background-color="#2b2b2b" fo:color="#6897bb"/>
    </style:style>
    <style:style style:name="T1476" style:family="text">
      <style:text-properties fo:font-size="9.00pt" fo:font-weight="normal" fo:font-family="'DejaVu Sans Mono'" style:font-family-asian="'DejaVu Sans Mono'" style:font-family-complex="'DejaVu Sans Mono'" fo:background-color="#2b2b2b" fo:color="#a9b7c6"/>
    </style:style>
    <style:style style:name="T1477" style:family="text">
      <style:text-properties fo:font-size="10.00pt" fo:font-weight="normal" fo:font-family="'Liberation Mono'" style:font-family-asian="'Liberation Mono'" style:font-family-complex="'Liberation Mono'" fo:background-color="#2b2b2b" fo:color="#a9b7c6"/>
    </style:style>
    <style:style style:name="T1478" style:family="text">
      <style:text-properties fo:font-size="9.00pt" fo:font-weight="normal" fo:font-family="'DejaVu Sans Mono'" style:font-family-asian="'DejaVu Sans Mono'" style:font-family-complex="'DejaVu Sans Mono'" fo:background-color="#2b2b2b" fo:color="#808080"/>
    </style:style>
    <style:style style:name="T1479" style:family="text">
      <style:text-properties fo:font-size="10.00pt" fo:font-weight="normal" fo:font-family="'Liberation Mono'" style:font-family-asian="'Liberation Mono'" style:font-family-complex="'Liberation Mono'" fo:background-color="#2b2b2b" fo:color="#808080"/>
    </style:style>
    <style:style style:name="T1480" style:family="text">
      <style:text-properties fo:font-size="9.00pt" fo:font-weight="normal" fo:font-family="'DejaVu Sans Mono'" style:font-family-asian="'DejaVu Sans Mono'" style:font-family-complex="'DejaVu Sans Mono'" fo:background-color="#2b2b2b" fo:color="#808080"/>
    </style:style>
    <style:style style:name="T1481" style:family="text">
      <style:text-properties fo:font-size="10.00pt" fo:font-weight="normal" fo:font-family="'Liberation Mono'" style:font-family-asian="'Liberation Mono'" style:font-family-complex="'Liberation Mono'" fo:background-color="#2b2b2b" fo:color="#808080"/>
    </style:style>
    <style:style style:name="T1482" style:family="text">
      <style:text-properties fo:font-size="9.00pt" fo:font-weight="normal" fo:font-family="'DejaVu Sans Mono'" style:font-family-asian="'DejaVu Sans Mono'" style:font-family-complex="'DejaVu Sans Mono'" fo:background-color="#2b2b2b" fo:color="#808080"/>
    </style:style>
    <style:style style:name="T1483" style:family="text">
      <style:text-properties fo:font-size="10.00pt" fo:font-weight="normal" fo:font-family="'Liberation Mono'" style:font-family-asian="'Liberation Mono'" style:font-family-complex="'Liberation Mono'" fo:background-color="#2b2b2b" fo:color="#808080"/>
    </style:style>
    <style:style style:name="T1484" style:family="text">
      <style:text-properties fo:font-size="9.00pt" fo:font-weight="normal" fo:font-family="'DejaVu Sans Mono'" style:font-family-asian="'DejaVu Sans Mono'" style:font-family-complex="'DejaVu Sans Mono'" fo:background-color="#2b2b2b" fo:color="#a9b7c6"/>
    </style:style>
    <style:style style:name="T1485" style:family="text">
      <style:text-properties fo:font-size="9.00pt" fo:font-weight="normal" fo:font-family="'DejaVu Sans Mono'" style:font-family-asian="'DejaVu Sans Mono'" style:font-family-complex="'DejaVu Sans Mono'" fo:background-color="#2b2b2b" fo:color="#cc7832"/>
    </style:style>
    <style:style style:name="T1486" style:family="text">
      <style:text-properties fo:font-size="9.00pt" fo:font-weight="normal" fo:font-family="'DejaVu Sans Mono'" style:font-family-asian="'DejaVu Sans Mono'" style:font-family-complex="'DejaVu Sans Mono'" fo:background-color="#2b2b2b" fo:color="#a9b7c6"/>
    </style:style>
    <style:style style:name="T1487" style:family="text">
      <style:text-properties fo:font-size="9.00pt" fo:font-weight="normal" fo:font-family="'DejaVu Sans Mono'" style:font-family-asian="'DejaVu Sans Mono'" style:font-family-complex="'DejaVu Sans Mono'" fo:background-color="#2b2b2b" fo:color="#cc7832"/>
    </style:style>
    <style:style style:name="T1488" style:family="text">
      <style:text-properties fo:font-size="9.00pt" fo:font-weight="normal" fo:font-family="'DejaVu Sans Mono'" style:font-family-asian="'DejaVu Sans Mono'" style:font-family-complex="'DejaVu Sans Mono'" fo:background-color="#2b2b2b" fo:color="#a9b7c6"/>
    </style:style>
    <style:style style:name="T1489" style:family="text">
      <style:text-properties fo:font-size="10.00pt" fo:font-weight="normal" fo:font-family="'Liberation Mono'" style:font-family-asian="'Liberation Mono'" style:font-family-complex="'Liberation Mono'" fo:background-color="#2b2b2b" fo:color="#a9b7c6"/>
    </style:style>
    <style:style style:name="T1490" style:family="text">
      <style:text-properties fo:font-size="9.00pt" fo:font-weight="normal" fo:font-family="'DejaVu Sans Mono'" style:font-family-asian="'DejaVu Sans Mono'" style:font-family-complex="'DejaVu Sans Mono'" fo:background-color="#2b2b2b" fo:color="#a9b7c6"/>
    </style:style>
    <style:style style:name="T1491" style:family="text">
      <style:text-properties fo:font-size="9.00pt" fo:font-weight="normal" fo:font-family="'DejaVu Sans Mono'" style:font-family-asian="'DejaVu Sans Mono'" style:font-family-complex="'DejaVu Sans Mono'" fo:background-color="#2b2b2b" fo:color="#6a8759"/>
    </style:style>
    <style:style style:name="T1492" style:family="text">
      <style:text-properties fo:font-size="9.00pt" fo:font-weight="normal" fo:font-family="'DejaVu Sans Mono'" style:font-family-asian="'DejaVu Sans Mono'" style:font-family-complex="'DejaVu Sans Mono'" fo:background-color="#2b2b2b" fo:color="#cc7832"/>
    </style:style>
    <style:style style:name="T1493" style:family="text">
      <style:text-properties fo:font-size="9.00pt" fo:font-weight="normal" fo:font-family="'DejaVu Sans Mono'" style:font-family-asian="'DejaVu Sans Mono'" style:font-family-complex="'DejaVu Sans Mono'" fo:background-color="#2b2b2b" fo:color="#6a8759"/>
    </style:style>
    <style:style style:name="T1494" style:family="text">
      <style:text-properties fo:font-size="9.00pt" fo:font-weight="normal" fo:font-family="'DejaVu Sans Mono'" style:font-family-asian="'DejaVu Sans Mono'" style:font-family-complex="'DejaVu Sans Mono'" fo:background-color="#2b2b2b" fo:color="#cc7832"/>
    </style:style>
    <style:style style:name="T1495" style:family="text">
      <style:text-properties fo:font-size="9.00pt" fo:font-weight="normal" fo:font-family="'DejaVu Sans Mono'" style:font-family-asian="'DejaVu Sans Mono'" style:font-family-complex="'DejaVu Sans Mono'" fo:background-color="#2b2b2b" fo:color="#6a8759"/>
    </style:style>
    <style:style style:name="T1496" style:family="text">
      <style:text-properties fo:font-size="9.00pt" fo:font-weight="normal" fo:font-family="'DejaVu Sans Mono'" style:font-family-asian="'DejaVu Sans Mono'" style:font-family-complex="'DejaVu Sans Mono'" fo:background-color="#2b2b2b" fo:color="#a9b7c6"/>
    </style:style>
    <style:style style:name="T1497" style:family="text">
      <style:text-properties fo:font-size="10.00pt" fo:font-weight="normal" fo:font-family="'Liberation Mono'" style:font-family-asian="'Liberation Mono'" style:font-family-complex="'Liberation Mono'" fo:background-color="#2b2b2b" fo:color="#a9b7c6"/>
    </style:style>
    <style:style style:name="T1498" style:family="text">
      <style:text-properties fo:font-size="9.00pt" fo:font-weight="normal" fo:font-family="'DejaVu Sans Mono'" style:font-family-asian="'DejaVu Sans Mono'" style:font-family-complex="'DejaVu Sans Mono'" fo:background-color="#2b2b2b" fo:color="#a9b7c6"/>
    </style:style>
    <style:style style:name="T1499" style:family="text">
      <style:text-properties fo:font-size="9.00pt" fo:font-weight="normal" fo:font-family="'DejaVu Sans Mono'" style:font-family-asian="'DejaVu Sans Mono'" style:font-family-complex="'DejaVu Sans Mono'" fo:background-color="#2b2b2b" fo:color="#6897bb"/>
    </style:style>
    <style:style style:name="T1500" style:family="text">
      <style:text-properties fo:font-size="9.00pt" fo:font-weight="normal" fo:font-family="'DejaVu Sans Mono'" style:font-family-asian="'DejaVu Sans Mono'" style:font-family-complex="'DejaVu Sans Mono'" fo:background-color="#2b2b2b" fo:color="#cc7832"/>
    </style:style>
    <style:style style:name="T1501" style:family="text">
      <style:text-properties fo:font-size="9.00pt" fo:font-weight="normal" fo:font-family="'DejaVu Sans Mono'" style:font-family-asian="'DejaVu Sans Mono'" style:font-family-complex="'DejaVu Sans Mono'" fo:background-color="#2b2b2b" fo:color="#6897bb"/>
    </style:style>
    <style:style style:name="T1502" style:family="text">
      <style:text-properties fo:font-size="9.00pt" fo:font-weight="normal" fo:font-family="'DejaVu Sans Mono'" style:font-family-asian="'DejaVu Sans Mono'" style:font-family-complex="'DejaVu Sans Mono'" fo:background-color="#2b2b2b" fo:color="#a9b7c6"/>
    </style:style>
    <style:style style:name="T1503" style:family="text">
      <style:text-properties fo:font-size="9.00pt" fo:font-weight="normal" fo:font-family="'DejaVu Sans Mono'" style:font-family-asian="'DejaVu Sans Mono'" style:font-family-complex="'DejaVu Sans Mono'" fo:background-color="#2b2b2b" fo:color="#cc7832"/>
    </style:style>
    <style:style style:name="T1504" style:family="text">
      <style:text-properties fo:font-size="9.00pt" fo:font-weight="normal" fo:font-family="'DejaVu Sans Mono'" style:font-family-asian="'DejaVu Sans Mono'" style:font-family-complex="'DejaVu Sans Mono'" fo:background-color="#2b2b2b" fo:color="#a9b7c6"/>
    </style:style>
    <style:style style:name="T1505" style:family="text">
      <style:text-properties fo:font-size="9.00pt" fo:font-weight="normal" fo:font-family="'DejaVu Sans Mono'" style:font-family-asian="'DejaVu Sans Mono'" style:font-family-complex="'DejaVu Sans Mono'" fo:background-color="#2b2b2b" fo:color="#6897bb"/>
    </style:style>
    <style:style style:name="T1506" style:family="text">
      <style:text-properties fo:font-size="9.00pt" fo:font-weight="normal" fo:font-family="'DejaVu Sans Mono'" style:font-family-asian="'DejaVu Sans Mono'" style:font-family-complex="'DejaVu Sans Mono'" fo:background-color="#2b2b2b" fo:color="#cc7832"/>
    </style:style>
    <style:style style:name="T1507" style:family="text">
      <style:text-properties fo:font-size="9.00pt" fo:font-weight="normal" fo:font-family="'DejaVu Sans Mono'" style:font-family-asian="'DejaVu Sans Mono'" style:font-family-complex="'DejaVu Sans Mono'" fo:background-color="#2b2b2b" fo:color="#6897bb"/>
    </style:style>
    <style:style style:name="T1508" style:family="text">
      <style:text-properties fo:font-size="9.00pt" fo:font-weight="normal" fo:font-family="'DejaVu Sans Mono'" style:font-family-asian="'DejaVu Sans Mono'" style:font-family-complex="'DejaVu Sans Mono'" fo:background-color="#2b2b2b" fo:color="#a9b7c6"/>
    </style:style>
    <style:style style:name="T1509" style:family="text">
      <style:text-properties fo:font-size="9.00pt" fo:font-weight="normal" fo:font-family="'DejaVu Sans Mono'" style:font-family-asian="'DejaVu Sans Mono'" style:font-family-complex="'DejaVu Sans Mono'" fo:background-color="#2b2b2b" fo:color="#cc7832"/>
    </style:style>
    <style:style style:name="T1510" style:family="text">
      <style:text-properties fo:font-size="9.00pt" fo:font-weight="normal" fo:font-family="'DejaVu Sans Mono'" style:font-family-asian="'DejaVu Sans Mono'" style:font-family-complex="'DejaVu Sans Mono'" fo:background-color="#2b2b2b" fo:color="#a9b7c6"/>
    </style:style>
    <style:style style:name="T1511" style:family="text">
      <style:text-properties fo:font-size="9.00pt" fo:font-weight="normal" fo:font-family="'DejaVu Sans Mono'" style:font-family-asian="'DejaVu Sans Mono'" style:font-family-complex="'DejaVu Sans Mono'" fo:background-color="#2b2b2b" fo:color="#6897bb"/>
    </style:style>
    <style:style style:name="T1512" style:family="text">
      <style:text-properties fo:font-size="9.00pt" fo:font-weight="normal" fo:font-family="'DejaVu Sans Mono'" style:font-family-asian="'DejaVu Sans Mono'" style:font-family-complex="'DejaVu Sans Mono'" fo:background-color="#2b2b2b" fo:color="#cc7832"/>
    </style:style>
    <style:style style:name="T1513" style:family="text">
      <style:text-properties fo:font-size="9.00pt" fo:font-weight="normal" fo:font-family="'DejaVu Sans Mono'" style:font-family-asian="'DejaVu Sans Mono'" style:font-family-complex="'DejaVu Sans Mono'" fo:background-color="#2b2b2b" fo:color="#6897bb"/>
    </style:style>
    <style:style style:name="T1514" style:family="text">
      <style:text-properties fo:font-size="9.00pt" fo:font-weight="normal" fo:font-family="'DejaVu Sans Mono'" style:font-family-asian="'DejaVu Sans Mono'" style:font-family-complex="'DejaVu Sans Mono'" fo:background-color="#2b2b2b" fo:color="#a9b7c6"/>
    </style:style>
    <style:style style:name="T1515" style:family="text">
      <style:text-properties fo:font-size="10.00pt" fo:font-weight="normal" fo:font-family="'Liberation Mono'" style:font-family-asian="'Liberation Mono'" style:font-family-complex="'Liberation Mono'" fo:background-color="#2b2b2b" fo:color="#a9b7c6"/>
    </style:style>
    <style:style style:name="T1516" style:family="text">
      <style:text-properties fo:font-size="9.00pt" fo:font-weight="normal" fo:font-family="'DejaVu Sans Mono'" style:font-family-asian="'DejaVu Sans Mono'" style:font-family-complex="'DejaVu Sans Mono'" fo:background-color="#2b2b2b" fo:color="#a9b7c6"/>
    </style:style>
    <style:style style:name="T1517" style:family="text">
      <style:text-properties fo:font-size="9.00pt" fo:font-weight="normal" fo:font-family="'DejaVu Sans Mono'" style:font-family-asian="'DejaVu Sans Mono'" style:font-family-complex="'DejaVu Sans Mono'" fo:background-color="#2b2b2b" fo:color="#6897bb"/>
    </style:style>
    <style:style style:name="T1518" style:family="text">
      <style:text-properties fo:font-size="9.00pt" fo:font-weight="normal" fo:font-family="'DejaVu Sans Mono'" style:font-family-asian="'DejaVu Sans Mono'" style:font-family-complex="'DejaVu Sans Mono'" fo:background-color="#2b2b2b" fo:color="#a9b7c6"/>
    </style:style>
    <style:style style:name="T1519" style:family="text">
      <style:text-properties fo:font-size="9.00pt" fo:font-weight="normal" fo:font-family="'DejaVu Sans Mono'" style:font-family-asian="'DejaVu Sans Mono'" style:font-family-complex="'DejaVu Sans Mono'" fo:background-color="#2b2b2b" fo:color="#808080"/>
    </style:style>
    <style:style style:name="T1520" style:family="text">
      <style:text-properties fo:font-size="10.00pt" fo:font-weight="normal" fo:font-family="'Liberation Mono'" style:font-family-asian="'Liberation Mono'" style:font-family-complex="'Liberation Mono'" fo:background-color="#2b2b2b" fo:color="#808080"/>
    </style:style>
    <style:style style:name="T1521" style:family="text">
      <style:text-properties fo:font-size="9.00pt" fo:font-weight="normal" fo:font-family="'DejaVu Sans Mono'" style:font-family-asian="'DejaVu Sans Mono'" style:font-family-complex="'DejaVu Sans Mono'" fo:background-color="#2b2b2b" fo:color="#a9b7c6"/>
    </style:style>
    <style:style style:name="T1522" style:family="text">
      <style:text-properties fo:font-size="9.00pt" fo:font-weight="normal" fo:font-family="'DejaVu Sans Mono'" style:font-family-asian="'DejaVu Sans Mono'" style:font-family-complex="'DejaVu Sans Mono'" fo:background-color="#2b2b2b" fo:color="#8888c6"/>
    </style:style>
    <style:style style:name="T1523" style:family="text">
      <style:text-properties fo:font-size="9.00pt" fo:font-weight="normal" fo:font-family="'DejaVu Sans Mono'" style:font-family-asian="'DejaVu Sans Mono'" style:font-family-complex="'DejaVu Sans Mono'" fo:background-color="#2b2b2b" fo:color="#a9b7c6"/>
    </style:style>
    <style:style style:name="T1524" style:family="text">
      <style:text-properties fo:font-size="9.00pt" fo:font-weight="normal" fo:font-family="'DejaVu Sans Mono'" style:font-family-asian="'DejaVu Sans Mono'" style:font-family-complex="'DejaVu Sans Mono'" fo:background-color="#2b2b2b" fo:color="#6897bb"/>
    </style:style>
    <style:style style:name="T1525" style:family="text">
      <style:text-properties fo:font-size="9.00pt" fo:font-weight="normal" fo:font-family="'DejaVu Sans Mono'" style:font-family-asian="'DejaVu Sans Mono'" style:font-family-complex="'DejaVu Sans Mono'" fo:background-color="#2b2b2b" fo:color="#cc7832"/>
    </style:style>
    <style:style style:name="T1526" style:family="text">
      <style:text-properties fo:font-size="9.00pt" fo:font-weight="normal" fo:font-family="'DejaVu Sans Mono'" style:font-family-asian="'DejaVu Sans Mono'" style:font-family-complex="'DejaVu Sans Mono'" fo:background-color="#2b2b2b" fo:color="#6897bb"/>
    </style:style>
    <style:style style:name="T1527" style:family="text">
      <style:text-properties fo:font-size="9.00pt" fo:font-weight="normal" fo:font-family="'DejaVu Sans Mono'" style:font-family-asian="'DejaVu Sans Mono'" style:font-family-complex="'DejaVu Sans Mono'" fo:background-color="#2b2b2b" fo:color="#cc7832"/>
    </style:style>
    <style:style style:name="T1528" style:family="text">
      <style:text-properties fo:font-size="9.00pt" fo:font-weight="normal" fo:font-family="'DejaVu Sans Mono'" style:font-family-asian="'DejaVu Sans Mono'" style:font-family-complex="'DejaVu Sans Mono'" fo:background-color="#2b2b2b" fo:color="#6897bb"/>
    </style:style>
    <style:style style:name="T1529" style:family="text">
      <style:text-properties fo:font-size="9.00pt" fo:font-weight="normal" fo:font-family="'DejaVu Sans Mono'" style:font-family-asian="'DejaVu Sans Mono'" style:font-family-complex="'DejaVu Sans Mono'" fo:background-color="#2b2b2b" fo:color="#a9b7c6"/>
    </style:style>
    <style:style style:name="T1530" style:family="text">
      <style:text-properties fo:font-size="10.00pt" fo:font-weight="normal" fo:font-family="'Liberation Mono'" style:font-family-asian="'Liberation Mono'" style:font-family-complex="'Liberation Mono'" fo:background-color="#2b2b2b" fo:color="#a9b7c6"/>
    </style:style>
    <style:style style:name="T1531" style:family="text">
      <style:text-properties fo:font-size="9.00pt" fo:font-weight="normal" fo:font-family="'DejaVu Sans Mono'" style:font-family-asian="'DejaVu Sans Mono'" style:font-family-complex="'DejaVu Sans Mono'" fo:background-color="#2b2b2b" fo:color="#a9b7c6"/>
    </style:style>
    <style:style style:name="T1532" style:family="text">
      <style:text-properties fo:font-size="9.00pt" fo:font-weight="normal" fo:font-family="'DejaVu Sans Mono'" style:font-family-asian="'DejaVu Sans Mono'" style:font-family-complex="'DejaVu Sans Mono'" fo:background-color="#2b2b2b" fo:color="#cc7832"/>
    </style:style>
    <style:style style:name="T1533" style:family="text">
      <style:text-properties fo:font-size="9.00pt" fo:font-weight="normal" fo:font-family="'DejaVu Sans Mono'" style:font-family-asian="'DejaVu Sans Mono'" style:font-family-complex="'DejaVu Sans Mono'" fo:background-color="#2b2b2b" fo:color="#a9b7c6"/>
    </style:style>
    <style:style style:name="T1534" style:family="text">
      <style:text-properties fo:font-size="9.00pt" fo:font-weight="normal" fo:font-family="'DejaVu Sans Mono'" style:font-family-asian="'DejaVu Sans Mono'" style:font-family-complex="'DejaVu Sans Mono'" fo:background-color="#2b2b2b" fo:color="#cc7832"/>
    </style:style>
    <style:style style:name="T1535" style:family="text">
      <style:text-properties fo:font-size="9.00pt" fo:font-weight="normal" fo:font-family="'DejaVu Sans Mono'" style:font-family-asian="'DejaVu Sans Mono'" style:font-family-complex="'DejaVu Sans Mono'" fo:background-color="#2b2b2b" fo:color="#a9b7c6"/>
    </style:style>
    <style:style style:name="T1536" style:family="text">
      <style:text-properties fo:font-size="10.00pt" fo:font-weight="normal" fo:font-family="'Liberation Mono'" style:font-family-asian="'Liberation Mono'" style:font-family-complex="'Liberation Mono'" fo:background-color="#2b2b2b" fo:color="#a9b7c6"/>
    </style:style>
    <style:style style:name="T1537" style:family="text">
      <style:text-properties fo:font-size="9.00pt" fo:font-weight="normal" fo:font-family="'DejaVu Sans Mono'" style:font-family-asian="'DejaVu Sans Mono'" style:font-family-complex="'DejaVu Sans Mono'" fo:background-color="#2b2b2b" fo:color="#a9b7c6"/>
    </style:style>
    <style:style style:name="T1538" style:family="text">
      <style:text-properties fo:font-size="9.00pt" fo:font-weight="normal" fo:font-family="'DejaVu Sans Mono'" style:font-family-asian="'DejaVu Sans Mono'" style:font-family-complex="'DejaVu Sans Mono'" fo:background-color="#2b2b2b" fo:color="#6a8759"/>
    </style:style>
    <style:style style:name="T1539" style:family="text">
      <style:text-properties fo:font-size="9.00pt" fo:font-weight="normal" fo:font-family="'DejaVu Sans Mono'" style:font-family-asian="'DejaVu Sans Mono'" style:font-family-complex="'DejaVu Sans Mono'" fo:background-color="#2b2b2b" fo:color="#cc7832"/>
    </style:style>
    <style:style style:name="T1540" style:family="text">
      <style:text-properties fo:font-size="9.00pt" fo:font-weight="normal" fo:font-family="'DejaVu Sans Mono'" style:font-family-asian="'DejaVu Sans Mono'" style:font-family-complex="'DejaVu Sans Mono'" fo:background-color="#2b2b2b" fo:color="#6a8759"/>
    </style:style>
    <style:style style:name="T1541" style:family="text">
      <style:text-properties fo:font-size="9.00pt" fo:font-weight="normal" fo:font-family="'DejaVu Sans Mono'" style:font-family-asian="'DejaVu Sans Mono'" style:font-family-complex="'DejaVu Sans Mono'" fo:background-color="#2b2b2b" fo:color="#cc7832"/>
    </style:style>
    <style:style style:name="T1542" style:family="text">
      <style:text-properties fo:font-size="9.00pt" fo:font-weight="normal" fo:font-family="'DejaVu Sans Mono'" style:font-family-asian="'DejaVu Sans Mono'" style:font-family-complex="'DejaVu Sans Mono'" fo:background-color="#2b2b2b" fo:color="#6a8759"/>
    </style:style>
    <style:style style:name="T1543" style:family="text">
      <style:text-properties fo:font-size="9.00pt" fo:font-weight="normal" fo:font-family="'DejaVu Sans Mono'" style:font-family-asian="'DejaVu Sans Mono'" style:font-family-complex="'DejaVu Sans Mono'" fo:background-color="#2b2b2b" fo:color="#a9b7c6"/>
    </style:style>
    <style:style style:name="T1544" style:family="text">
      <style:text-properties fo:font-size="10.00pt" fo:font-weight="normal" fo:font-family="'Liberation Mono'" style:font-family-asian="'Liberation Mono'" style:font-family-complex="'Liberation Mono'" fo:background-color="#2b2b2b" fo:color="#a9b7c6"/>
    </style:style>
    <style:style style:name="T1545" style:family="text">
      <style:text-properties fo:font-size="9.00pt" fo:font-weight="normal" fo:font-family="'DejaVu Sans Mono'" style:font-family-asian="'DejaVu Sans Mono'" style:font-family-complex="'DejaVu Sans Mono'" fo:background-color="#2b2b2b" fo:color="#a9b7c6"/>
    </style:style>
    <style:style style:name="T1546" style:family="text">
      <style:text-properties fo:font-size="9.00pt" fo:font-weight="normal" fo:font-family="'DejaVu Sans Mono'" style:font-family-asian="'DejaVu Sans Mono'" style:font-family-complex="'DejaVu Sans Mono'" fo:background-color="#2b2b2b" fo:color="#cc7832"/>
    </style:style>
    <style:style style:name="T1547" style:family="text">
      <style:text-properties fo:font-size="9.00pt" fo:font-weight="normal" fo:font-family="'DejaVu Sans Mono'" style:font-family-asian="'DejaVu Sans Mono'" style:font-family-complex="'DejaVu Sans Mono'" fo:background-color="#2b2b2b" fo:color="#a9b7c6"/>
    </style:style>
    <style:style style:name="T1548" style:family="text">
      <style:text-properties fo:font-size="9.00pt" fo:font-weight="normal" fo:font-family="'DejaVu Sans Mono'" style:font-family-asian="'DejaVu Sans Mono'" style:font-family-complex="'DejaVu Sans Mono'" fo:background-color="#2b2b2b" fo:color="#cc7832"/>
    </style:style>
    <style:style style:name="T1549" style:family="text">
      <style:text-properties fo:font-size="10.00pt" fo:font-weight="normal" fo:font-family="'Liberation Mono'" style:font-family-asian="'Liberation Mono'" style:font-family-complex="'Liberation Mono'" fo:background-color="#2b2b2b" fo:color="#cc7832"/>
    </style:style>
    <style:style style:name="T1550" style:family="text">
      <style:text-properties fo:font-size="9.00pt" fo:font-weight="normal" fo:font-family="'DejaVu Sans Mono'" style:font-family-asian="'DejaVu Sans Mono'" style:font-family-complex="'DejaVu Sans Mono'" fo:background-color="#2b2b2b" fo:color="#a9b7c6"/>
    </style:style>
    <style:style style:name="T1551" style:family="text">
      <style:text-properties fo:font-size="9.00pt" fo:font-weight="normal" fo:font-family="'DejaVu Sans Mono'" style:font-family-asian="'DejaVu Sans Mono'" style:font-family-complex="'DejaVu Sans Mono'" fo:background-color="#2b2b2b" fo:color="#cc7832"/>
    </style:style>
    <style:style style:name="T1552" style:family="text">
      <style:text-properties fo:font-size="9.00pt" fo:font-weight="normal" fo:font-family="'DejaVu Sans Mono'" style:font-family-asian="'DejaVu Sans Mono'" style:font-family-complex="'DejaVu Sans Mono'" fo:background-color="#2b2b2b" fo:color="#a9b7c6"/>
    </style:style>
    <style:style style:name="T1553" style:family="text">
      <style:text-properties fo:font-size="9.00pt" fo:font-weight="normal" fo:font-family="'DejaVu Sans Mono'" style:font-family-asian="'DejaVu Sans Mono'" style:font-family-complex="'DejaVu Sans Mono'" fo:background-color="#2b2b2b" fo:color="#8888c6"/>
    </style:style>
    <style:style style:name="T1554" style:family="text">
      <style:text-properties fo:font-size="9.00pt" fo:font-weight="normal" fo:font-family="'DejaVu Sans Mono'" style:font-family-asian="'DejaVu Sans Mono'" style:font-family-complex="'DejaVu Sans Mono'" fo:background-color="#2b2b2b" fo:color="#a9b7c6"/>
    </style:style>
    <style:style style:name="T1555" style:family="text">
      <style:text-properties fo:font-size="9.00pt" fo:font-weight="normal" fo:font-family="'DejaVu Sans Mono'" style:font-family-asian="'DejaVu Sans Mono'" style:font-family-complex="'DejaVu Sans Mono'" fo:background-color="#2b2b2b" fo:color="#6a8759"/>
    </style:style>
    <style:style style:name="T1556" style:family="text">
      <style:text-properties fo:font-size="9.00pt" fo:font-weight="normal" fo:font-family="'DejaVu Sans Mono'" style:font-family-asian="'DejaVu Sans Mono'" style:font-family-complex="'DejaVu Sans Mono'" fo:background-color="#2b2b2b" fo:color="#a9b7c6"/>
    </style:style>
    <style:style style:name="T1557" style:family="text">
      <style:text-properties fo:font-size="9.00pt" fo:font-weight="normal" fo:font-family="'DejaVu Sans Mono'" style:font-family-asian="'DejaVu Sans Mono'" style:font-family-complex="'DejaVu Sans Mono'" fo:background-color="#2b2b2b" fo:color="#cc7832"/>
    </style:style>
    <style:style style:name="T1558" style:family="text">
      <style:text-properties fo:font-size="10.00pt" fo:font-weight="normal" fo:font-family="'Liberation Mono'" style:font-family-asian="'Liberation Mono'" style:font-family-complex="'Liberation Mono'" fo:background-color="#2b2b2b" fo:color="#cc7832"/>
    </style:style>
    <style:style style:name="T1559" style:family="text">
      <style:text-properties fo:font-size="9.00pt" fo:font-weight="normal" fo:font-family="'DejaVu Sans Mono'" style:font-family-asian="'DejaVu Sans Mono'" style:font-family-complex="'DejaVu Sans Mono'" fo:background-color="#2b2b2b" fo:color="#a9b7c6"/>
    </style:style>
    <style:style style:name="T1560" style:family="text">
      <style:text-properties fo:font-size="9.00pt" fo:font-weight="normal" fo:font-family="'DejaVu Sans Mono'" style:font-family-asian="'DejaVu Sans Mono'" style:font-family-complex="'DejaVu Sans Mono'" fo:background-color="#2b2b2b" fo:color="#cc7832"/>
    </style:style>
    <style:style style:name="T1561" style:family="text">
      <style:text-properties fo:font-size="9.00pt" fo:font-weight="normal" fo:font-family="'DejaVu Sans Mono'" style:font-family-asian="'DejaVu Sans Mono'" style:font-family-complex="'DejaVu Sans Mono'" fo:background-color="#2b2b2b" fo:color="#a9b7c6"/>
    </style:style>
    <style:style style:name="T1562" style:family="text">
      <style:text-properties fo:font-size="10.00pt" fo:font-weight="normal" fo:font-family="'Liberation Mono'" style:font-family-asian="'Liberation Mono'" style:font-family-complex="'Liberation Mono'" fo:background-color="#2b2b2b" fo:color="#a9b7c6"/>
    </style:style>
    <style:style style:name="T1563" style:family="text">
      <style:text-properties fo:font-size="9.00pt" fo:font-weight="normal" fo:font-family="'DejaVu Sans Mono'" style:font-family-asian="'DejaVu Sans Mono'" style:font-family-complex="'DejaVu Sans Mono'" fo:background-color="#2b2b2b" fo:color="#a9b7c6"/>
    </style:style>
    <style:style style:name="T1564" style:family="text">
      <style:text-properties fo:font-size="9.00pt" fo:font-weight="normal" fo:font-family="'DejaVu Sans Mono'" style:font-family-asian="'DejaVu Sans Mono'" style:font-family-complex="'DejaVu Sans Mono'" fo:background-color="#2b2b2b" fo:color="#cc7832"/>
    </style:style>
    <style:style style:name="T1565" style:family="text">
      <style:text-properties fo:font-size="9.00pt" fo:font-weight="normal" fo:font-family="'DejaVu Sans Mono'" style:font-family-asian="'DejaVu Sans Mono'" style:font-family-complex="'DejaVu Sans Mono'" fo:background-color="#2b2b2b" fo:color="#a9b7c6"/>
    </style:style>
    <style:style style:name="T1566" style:family="text">
      <style:text-properties fo:font-size="10.00pt" fo:font-weight="normal" fo:font-family="'Liberation Mono'" style:font-family-asian="'Liberation Mono'" style:font-family-complex="'Liberation Mono'" fo:background-color="#2b2b2b" fo:color="#a9b7c6"/>
    </style:style>
    <style:style style:name="T1567" style:family="text">
      <style:text-properties fo:font-size="9.00pt" fo:font-weight="normal" fo:font-family="'DejaVu Sans Mono'" style:font-family-asian="'DejaVu Sans Mono'" style:font-family-complex="'DejaVu Sans Mono'" fo:background-color="#2b2b2b" fo:color="#cc7832"/>
    </style:style>
    <style:style style:name="T1568" style:family="text">
      <style:text-properties fo:font-size="9.00pt" fo:font-weight="normal" fo:font-family="'DejaVu Sans Mono'" style:font-family-asian="'DejaVu Sans Mono'" style:font-family-complex="'DejaVu Sans Mono'" fo:background-color="#2b2b2b" fo:color="#a9b7c6"/>
    </style:style>
    <style:style style:name="T1569" style:family="text">
      <style:text-properties fo:font-size="9.00pt" fo:font-weight="normal" fo:font-family="'DejaVu Sans Mono'" style:font-family-asian="'DejaVu Sans Mono'" style:font-family-complex="'DejaVu Sans Mono'" fo:background-color="#2b2b2b" fo:color="#cc7832"/>
    </style:style>
    <style:style style:name="T1570" style:family="text">
      <style:text-properties fo:font-size="9.00pt" fo:font-weight="normal" fo:font-family="'DejaVu Sans Mono'" style:font-family-asian="'DejaVu Sans Mono'" style:font-family-complex="'DejaVu Sans Mono'" fo:background-color="#2b2b2b" fo:color="#a9b7c6"/>
    </style:style>
    <style:style style:name="T1571" style:family="text">
      <style:text-properties fo:font-size="10.00pt" fo:font-weight="normal" fo:font-family="'Liberation Mono'" style:font-family-asian="'Liberation Mono'" style:font-family-complex="'Liberation Mono'" fo:background-color="#2b2b2b" fo:color="#a9b7c6"/>
    </style:style>
    <style:style style:name="T1572" style:family="text">
      <style:text-properties fo:font-size="9.00pt" fo:font-weight="normal" fo:font-family="'DejaVu Sans Mono'" style:font-family-asian="'DejaVu Sans Mono'" style:font-family-complex="'DejaVu Sans Mono'" fo:background-color="#2b2b2b" fo:color="#a9b7c6"/>
    </style:style>
    <style:style style:name="T1573" style:family="text">
      <style:text-properties fo:font-size="9.00pt" fo:font-weight="normal" fo:font-family="'DejaVu Sans Mono'" style:font-family-asian="'DejaVu Sans Mono'" style:font-family-complex="'DejaVu Sans Mono'" fo:background-color="#2b2b2b" fo:color="#cc7832"/>
    </style:style>
    <style:style style:name="T1574" style:family="text">
      <style:text-properties fo:font-size="9.00pt" fo:font-weight="normal" fo:font-family="'DejaVu Sans Mono'" style:font-family-asian="'DejaVu Sans Mono'" style:font-family-complex="'DejaVu Sans Mono'" fo:background-color="#2b2b2b" fo:color="#a9b7c6"/>
    </style:style>
    <style:style style:name="T1575" style:family="text">
      <style:text-properties fo:font-size="9.00pt" fo:font-weight="normal" fo:font-family="'DejaVu Sans Mono'" style:font-family-asian="'DejaVu Sans Mono'" style:font-family-complex="'DejaVu Sans Mono'" fo:background-color="#2b2b2b" fo:color="#cc7832"/>
    </style:style>
    <style:style style:name="T1576" style:family="text">
      <style:text-properties fo:font-size="9.00pt" fo:font-weight="normal" fo:font-family="'DejaVu Sans Mono'" style:font-family-asian="'DejaVu Sans Mono'" style:font-family-complex="'DejaVu Sans Mono'" fo:background-color="#2b2b2b" fo:color="#a9b7c6"/>
    </style:style>
    <style:style style:name="T1577" style:family="text">
      <style:text-properties fo:font-size="9.00pt" fo:font-weight="normal" fo:font-family="'DejaVu Sans Mono'" style:font-family-asian="'DejaVu Sans Mono'" style:font-family-complex="'DejaVu Sans Mono'" fo:background-color="#2b2b2b" fo:color="#cc7832"/>
    </style:style>
    <style:style style:name="T1578" style:family="text">
      <style:text-properties fo:font-size="9.00pt" fo:font-weight="normal" fo:font-family="'DejaVu Sans Mono'" style:font-family-asian="'DejaVu Sans Mono'" style:font-family-complex="'DejaVu Sans Mono'" fo:background-color="#2b2b2b" fo:color="#8888c6"/>
    </style:style>
    <style:style style:name="T1579" style:family="text">
      <style:text-properties fo:font-size="9.00pt" fo:font-weight="normal" fo:font-family="'DejaVu Sans Mono'" style:font-family-asian="'DejaVu Sans Mono'" style:font-family-complex="'DejaVu Sans Mono'" fo:background-color="#2b2b2b" fo:color="#a9b7c6"/>
    </style:style>
    <style:style style:name="T1580" style:family="text">
      <style:text-properties fo:font-size="9.00pt" fo:font-weight="normal" fo:font-family="'DejaVu Sans Mono'" style:font-family-asian="'DejaVu Sans Mono'" style:font-family-complex="'DejaVu Sans Mono'" fo:background-color="#2b2b2b" fo:color="#cc7832"/>
    </style:style>
    <style:style style:name="T1581" style:family="text">
      <style:text-properties fo:font-size="9.00pt" fo:font-weight="normal" fo:font-family="'DejaVu Sans Mono'" style:font-family-asian="'DejaVu Sans Mono'" style:font-family-complex="'DejaVu Sans Mono'" fo:background-color="#2b2b2b" fo:color="#a9b7c6"/>
    </style:style>
    <style:style style:name="T1582" style:family="text">
      <style:text-properties fo:font-size="10.00pt" fo:font-weight="normal" fo:font-family="'Liberation Mono'" style:font-family-asian="'Liberation Mono'" style:font-family-complex="'Liberation Mono'" fo:background-color="#2b2b2b" fo:color="#a9b7c6"/>
    </style:style>
    <style:style style:name="T1583" style:family="text">
      <style:text-properties fo:font-size="9.00pt" fo:font-weight="normal" fo:font-family="'DejaVu Sans Mono'" style:font-family-asian="'DejaVu Sans Mono'" style:font-family-complex="'DejaVu Sans Mono'" fo:background-color="#2b2b2b" fo:color="#cc7832"/>
    </style:style>
    <style:style style:name="T1584" style:family="text">
      <style:text-properties fo:font-size="9.00pt" fo:font-weight="normal" fo:font-family="'DejaVu Sans Mono'" style:font-family-asian="'DejaVu Sans Mono'" style:font-family-complex="'DejaVu Sans Mono'" fo:background-color="#2b2b2b" fo:color="#a9b7c6"/>
    </style:style>
    <style:style style:name="T1585" style:family="text">
      <style:text-properties fo:font-size="9.00pt" fo:font-weight="normal" fo:font-family="'DejaVu Sans Mono'" style:font-family-asian="'DejaVu Sans Mono'" style:font-family-complex="'DejaVu Sans Mono'" fo:background-color="#2b2b2b" fo:color="#cc7832"/>
    </style:style>
    <style:style style:name="T1586" style:family="text">
      <style:text-properties fo:font-size="9.00pt" fo:font-weight="normal" fo:font-family="'DejaVu Sans Mono'" style:font-family-asian="'DejaVu Sans Mono'" style:font-family-complex="'DejaVu Sans Mono'" fo:background-color="#2b2b2b" fo:color="#a9b7c6"/>
    </style:style>
    <style:style style:name="T1587" style:family="text">
      <style:text-properties fo:font-size="10.00pt" fo:font-weight="normal" fo:font-family="'Liberation Mono'" style:font-family-asian="'Liberation Mono'" style:font-family-complex="'Liberation Mono'" fo:background-color="#2b2b2b" fo:color="#a9b7c6"/>
    </style:style>
    <style:style style:name="T1588" style:family="text">
      <style:text-properties fo:font-size="9.00pt" fo:font-weight="normal" fo:font-family="'DejaVu Sans Mono'" style:font-family-asian="'DejaVu Sans Mono'" style:font-family-complex="'DejaVu Sans Mono'" fo:background-color="#2b2b2b" fo:color="#a9b7c6"/>
    </style:style>
    <style:style style:name="T1589" style:family="text">
      <style:text-properties fo:font-size="9.00pt" fo:font-weight="normal" fo:font-family="'DejaVu Sans Mono'" style:font-family-asian="'DejaVu Sans Mono'" style:font-family-complex="'DejaVu Sans Mono'" fo:background-color="#2b2b2b" fo:color="#cc7832"/>
    </style:style>
    <style:style style:name="T1590" style:family="text">
      <style:text-properties fo:font-size="9.00pt" fo:font-weight="normal" fo:font-family="'DejaVu Sans Mono'" style:font-family-asian="'DejaVu Sans Mono'" style:font-family-complex="'DejaVu Sans Mono'" fo:background-color="#2b2b2b" fo:color="#a9b7c6"/>
    </style:style>
    <style:style style:name="T1591" style:family="text">
      <style:text-properties fo:font-size="9.00pt" fo:font-weight="normal" fo:font-family="'DejaVu Sans Mono'" style:font-family-asian="'DejaVu Sans Mono'" style:font-family-complex="'DejaVu Sans Mono'" fo:background-color="#2b2b2b" fo:color="#cc7832"/>
    </style:style>
    <style:style style:name="T1592" style:family="text">
      <style:text-properties fo:font-size="9.00pt" fo:font-weight="normal" fo:font-family="'DejaVu Sans Mono'" style:font-family-asian="'DejaVu Sans Mono'" style:font-family-complex="'DejaVu Sans Mono'" fo:background-color="#2b2b2b" fo:color="#a9b7c6"/>
    </style:style>
    <style:style style:name="T1593" style:family="text">
      <style:text-properties fo:font-size="9.00pt" fo:font-weight="normal" fo:font-family="'DejaVu Sans Mono'" style:font-family-asian="'DejaVu Sans Mono'" style:font-family-complex="'DejaVu Sans Mono'" fo:background-color="#2b2b2b" fo:color="#cc7832"/>
    </style:style>
    <style:style style:name="T1594" style:family="text">
      <style:text-properties fo:font-size="9.00pt" fo:font-weight="normal" fo:font-family="'DejaVu Sans Mono'" style:font-family-asian="'DejaVu Sans Mono'" style:font-family-complex="'DejaVu Sans Mono'" fo:background-color="#2b2b2b" fo:color="#8888c6"/>
    </style:style>
    <style:style style:name="T1595" style:family="text">
      <style:text-properties fo:font-size="9.00pt" fo:font-weight="normal" fo:font-family="'DejaVu Sans Mono'" style:font-family-asian="'DejaVu Sans Mono'" style:font-family-complex="'DejaVu Sans Mono'" fo:background-color="#2b2b2b" fo:color="#a9b7c6"/>
    </style:style>
    <style:style style:name="T1596" style:family="text">
      <style:text-properties fo:font-size="9.00pt" fo:font-weight="normal" fo:font-family="'DejaVu Sans Mono'" style:font-family-asian="'DejaVu Sans Mono'" style:font-family-complex="'DejaVu Sans Mono'" fo:background-color="#2b2b2b" fo:color="#cc7832"/>
    </style:style>
    <style:style style:name="T1597" style:family="text">
      <style:text-properties fo:font-size="9.00pt" fo:font-weight="normal" fo:font-family="'DejaVu Sans Mono'" style:font-family-asian="'DejaVu Sans Mono'" style:font-family-complex="'DejaVu Sans Mono'" fo:background-color="#2b2b2b" fo:color="#a9b7c6"/>
    </style:style>
    <style:style style:name="T1598" style:family="text">
      <style:text-properties fo:font-size="10.00pt" fo:font-weight="normal" fo:font-family="'Liberation Mono'" style:font-family-asian="'Liberation Mono'" style:font-family-complex="'Liberation Mono'" fo:background-color="#2b2b2b" fo:color="#a9b7c6"/>
    </style:style>
    <style:style style:name="T1599" style:family="text">
      <style:text-properties fo:font-size="9.00pt" fo:font-weight="normal" fo:font-family="'DejaVu Sans Mono'" style:font-family-asian="'DejaVu Sans Mono'" style:font-family-complex="'DejaVu Sans Mono'" fo:background-color="#2b2b2b" fo:color="#a9b7c6"/>
    </style:style>
    <style:style style:name="T1600" style:family="text">
      <style:text-properties fo:font-size="9.00pt" fo:font-weight="normal" fo:font-family="'DejaVu Sans Mono'" style:font-family-asian="'DejaVu Sans Mono'" style:font-family-complex="'DejaVu Sans Mono'" fo:background-color="#2b2b2b" fo:color="#cc7832"/>
    </style:style>
    <style:style style:name="T1601" style:family="text">
      <style:text-properties fo:font-size="9.00pt" fo:font-weight="normal" fo:font-family="'DejaVu Sans Mono'" style:font-family-asian="'DejaVu Sans Mono'" style:font-family-complex="'DejaVu Sans Mono'" fo:background-color="#2b2b2b" fo:color="#a9b7c6"/>
    </style:style>
    <style:style style:name="T1602" style:family="text">
      <style:text-properties fo:font-size="9.00pt" fo:font-weight="normal" fo:font-family="'DejaVu Sans Mono'" style:font-family-asian="'DejaVu Sans Mono'" style:font-family-complex="'DejaVu Sans Mono'" fo:background-color="#2b2b2b" fo:color="#cc7832"/>
    </style:style>
    <style:style style:name="T1603" style:family="text">
      <style:text-properties fo:font-size="9.00pt" fo:font-weight="normal" fo:font-family="'DejaVu Sans Mono'" style:font-family-asian="'DejaVu Sans Mono'" style:font-family-complex="'DejaVu Sans Mono'" fo:background-color="#2b2b2b" fo:color="#a9b7c6"/>
    </style:style>
    <style:style style:name="T1604" style:family="text">
      <style:text-properties fo:font-size="9.00pt" fo:font-weight="normal" fo:font-family="'DejaVu Sans Mono'" style:font-family-asian="'DejaVu Sans Mono'" style:font-family-complex="'DejaVu Sans Mono'" fo:background-color="#2b2b2b" fo:color="#cc7832"/>
    </style:style>
    <style:style style:name="T1605" style:family="text">
      <style:text-properties fo:font-size="9.00pt" fo:font-weight="normal" fo:font-family="'DejaVu Sans Mono'" style:font-family-asian="'DejaVu Sans Mono'" style:font-family-complex="'DejaVu Sans Mono'" fo:background-color="#2b2b2b" fo:color="#a9b7c6"/>
    </style:style>
    <style:style style:name="T1606" style:family="text">
      <style:text-properties fo:font-size="9.00pt" fo:font-weight="normal" fo:font-family="'DejaVu Sans Mono'" style:font-family-asian="'DejaVu Sans Mono'" style:font-family-complex="'DejaVu Sans Mono'" fo:background-color="#2b2b2b" fo:color="#cc7832"/>
    </style:style>
    <style:style style:name="T1607" style:family="text">
      <style:text-properties fo:font-size="9.00pt" fo:font-weight="normal" fo:font-family="'DejaVu Sans Mono'" style:font-family-asian="'DejaVu Sans Mono'" style:font-family-complex="'DejaVu Sans Mono'" fo:background-color="#2b2b2b" fo:color="#a9b7c6"/>
    </style:style>
    <style:style style:name="T1608" style:family="text">
      <style:text-properties fo:font-size="9.00pt" fo:font-weight="normal" fo:font-family="'DejaVu Sans Mono'" style:font-family-asian="'DejaVu Sans Mono'" style:font-family-complex="'DejaVu Sans Mono'" fo:background-color="#2b2b2b" fo:color="#cc7832"/>
    </style:style>
    <style:style style:name="T1609" style:family="text">
      <style:text-properties fo:font-size="9.00pt" fo:font-weight="normal" fo:font-family="'DejaVu Sans Mono'" style:font-family-asian="'DejaVu Sans Mono'" style:font-family-complex="'DejaVu Sans Mono'" fo:background-color="#2b2b2b" fo:color="#a9b7c6"/>
    </style:style>
    <style:style style:name="T1610" style:family="text">
      <style:text-properties fo:font-size="9.00pt" fo:font-weight="normal" fo:font-family="'DejaVu Sans Mono'" style:font-family-asian="'DejaVu Sans Mono'" style:font-family-complex="'DejaVu Sans Mono'" fo:background-color="#2b2b2b" fo:color="#cc7832"/>
    </style:style>
    <style:style style:name="T1611" style:family="text">
      <style:text-properties fo:font-size="9.00pt" fo:font-weight="normal" fo:font-family="'DejaVu Sans Mono'" style:font-family-asian="'DejaVu Sans Mono'" style:font-family-complex="'DejaVu Sans Mono'" fo:background-color="#2b2b2b" fo:color="#a9b7c6"/>
    </style:style>
    <style:style style:name="T1612" style:family="text">
      <style:text-properties fo:font-size="10.00pt" fo:font-weight="normal" fo:font-family="'Liberation Mono'" style:font-family-asian="'Liberation Mono'" style:font-family-complex="'Liberation Mono'" fo:background-color="#2b2b2b" fo:color="#a9b7c6"/>
    </style:style>
    <style:style style:name="T1613" style:family="text">
      <style:text-properties fo:font-size="9.00pt" fo:font-weight="normal" fo:font-family="'DejaVu Sans Mono'" style:font-family-asian="'DejaVu Sans Mono'" style:font-family-complex="'DejaVu Sans Mono'" fo:background-color="#2b2b2b" fo:color="#a9b7c6"/>
    </style:style>
    <style:style style:name="T1614" style:family="text">
      <style:text-properties fo:font-size="9.00pt" fo:font-weight="normal" fo:font-family="'DejaVu Sans Mono'" style:font-family-asian="'DejaVu Sans Mono'" style:font-family-complex="'DejaVu Sans Mono'" fo:background-color="#2b2b2b" fo:color="#8888c6"/>
    </style:style>
    <style:style style:name="T1615" style:family="text">
      <style:text-properties fo:font-size="9.00pt" fo:font-weight="normal" fo:font-family="'DejaVu Sans Mono'" style:font-family-asian="'DejaVu Sans Mono'" style:font-family-complex="'DejaVu Sans Mono'" fo:background-color="#2b2b2b" fo:color="#a9b7c6"/>
    </style:style>
    <style:style style:name="T1616" style:family="text">
      <style:text-properties fo:font-size="9.00pt" fo:font-weight="normal" fo:font-family="'DejaVu Sans Mono'" style:font-family-asian="'DejaVu Sans Mono'" style:font-family-complex="'DejaVu Sans Mono'" fo:background-color="#2b2b2b" fo:color="#6a8759"/>
    </style:style>
    <style:style style:name="T1617" style:family="text">
      <style:text-properties fo:font-size="9.00pt" fo:font-weight="normal" fo:font-family="'DejaVu Sans Mono'" style:font-family-asian="'DejaVu Sans Mono'" style:font-family-complex="'DejaVu Sans Mono'" fo:background-color="#2b2b2b" fo:color="#a9b7c6"/>
    </style:style>
    <style:style style:name="T1618" style:family="text">
      <style:text-properties fo:font-size="9.00pt" fo:font-weight="normal" fo:font-family="'DejaVu Sans Mono'" style:font-family-asian="'DejaVu Sans Mono'" style:font-family-complex="'DejaVu Sans Mono'" fo:background-color="#2b2b2b" fo:color="#8888c6"/>
    </style:style>
    <style:style style:name="T1619" style:family="text">
      <style:text-properties fo:font-size="9.00pt" fo:font-weight="normal" fo:font-family="'DejaVu Sans Mono'" style:font-family-asian="'DejaVu Sans Mono'" style:font-family-complex="'DejaVu Sans Mono'" fo:background-color="#2b2b2b" fo:color="#a9b7c6"/>
    </style:style>
    <style:style style:name="T1620" style:family="text">
      <style:text-properties fo:font-size="9.00pt" fo:font-weight="normal" fo:font-family="'DejaVu Sans Mono'" style:font-family-asian="'DejaVu Sans Mono'" style:font-family-complex="'DejaVu Sans Mono'" fo:background-color="#2b2b2b" fo:color="#cc7832"/>
    </style:style>
    <style:style style:name="T1621" style:family="text">
      <style:text-properties fo:font-size="9.00pt" fo:font-weight="normal" fo:font-family="'DejaVu Sans Mono'" style:font-family-asian="'DejaVu Sans Mono'" style:font-family-complex="'DejaVu Sans Mono'" fo:background-color="#2b2b2b" fo:color="#a9b7c6"/>
    </style:style>
    <style:style style:name="T1622" style:family="text">
      <style:text-properties fo:font-size="9.00pt" fo:font-weight="normal" fo:font-family="'DejaVu Sans Mono'" style:font-family-asian="'DejaVu Sans Mono'" style:font-family-complex="'DejaVu Sans Mono'" fo:background-color="#2b2b2b" fo:color="#cc7832"/>
    </style:style>
    <style:style style:name="T1623" style:family="text">
      <style:text-properties fo:font-size="9.00pt" fo:font-weight="normal" fo:font-family="'DejaVu Sans Mono'" style:font-family-asian="'DejaVu Sans Mono'" style:font-family-complex="'DejaVu Sans Mono'" fo:background-color="#2b2b2b" fo:color="#a9b7c6"/>
    </style:style>
    <style:style style:name="T1624" style:family="text">
      <style:text-properties fo:font-size="10.00pt" fo:font-weight="normal" fo:font-family="'Liberation Mono'" style:font-family-asian="'Liberation Mono'" style:font-family-complex="'Liberation Mono'" fo:background-color="#2b2b2b" fo:color="#a9b7c6"/>
    </style:style>
    <style:style style:name="T1625" style:family="text">
      <style:text-properties fo:font-size="9.00pt" fo:font-weight="normal" fo:font-family="'DejaVu Sans Mono'" style:font-family-asian="'DejaVu Sans Mono'" style:font-family-complex="'DejaVu Sans Mono'" fo:background-color="#2b2b2b" fo:color="#a9b7c6"/>
    </style:style>
    <style:style style:name="T1626" style:family="text">
      <style:text-properties fo:font-size="9.00pt" fo:font-weight="normal" fo:font-family="'DejaVu Sans Mono'" style:font-family-asian="'DejaVu Sans Mono'" style:font-family-complex="'DejaVu Sans Mono'" fo:background-color="#2b2b2b" fo:color="#8888c6"/>
    </style:style>
    <style:style style:name="T1627" style:family="text">
      <style:text-properties fo:font-size="9.00pt" fo:font-weight="normal" fo:font-family="'DejaVu Sans Mono'" style:font-family-asian="'DejaVu Sans Mono'" style:font-family-complex="'DejaVu Sans Mono'" fo:background-color="#2b2b2b" fo:color="#a9b7c6"/>
    </style:style>
    <style:style style:name="T1628" style:family="text">
      <style:text-properties fo:font-size="9.00pt" fo:font-weight="normal" fo:font-family="'DejaVu Sans Mono'" style:font-family-asian="'DejaVu Sans Mono'" style:font-family-complex="'DejaVu Sans Mono'" fo:background-color="#2b2b2b" fo:color="#6a8759"/>
    </style:style>
    <style:style style:name="T1629" style:family="text">
      <style:text-properties fo:font-size="9.00pt" fo:font-weight="normal" fo:font-family="'DejaVu Sans Mono'" style:font-family-asian="'DejaVu Sans Mono'" style:font-family-complex="'DejaVu Sans Mono'" fo:background-color="#2b2b2b" fo:color="#a9b7c6"/>
    </style:style>
    <style:style style:name="T1630" style:family="text">
      <style:text-properties fo:font-size="9.00pt" fo:font-weight="normal" fo:font-family="'DejaVu Sans Mono'" style:font-family-asian="'DejaVu Sans Mono'" style:font-family-complex="'DejaVu Sans Mono'" fo:background-color="#2b2b2b" fo:color="#8888c6"/>
    </style:style>
    <style:style style:name="T1631" style:family="text">
      <style:text-properties fo:font-size="9.00pt" fo:font-weight="normal" fo:font-family="'DejaVu Sans Mono'" style:font-family-asian="'DejaVu Sans Mono'" style:font-family-complex="'DejaVu Sans Mono'" fo:background-color="#2b2b2b" fo:color="#a9b7c6"/>
    </style:style>
    <style:style style:name="T1632" style:family="text">
      <style:text-properties fo:font-size="9.00pt" fo:font-weight="normal" fo:font-family="'DejaVu Sans Mono'" style:font-family-asian="'DejaVu Sans Mono'" style:font-family-complex="'DejaVu Sans Mono'" fo:background-color="#2b2b2b" fo:color="#cc7832"/>
    </style:style>
    <style:style style:name="T1633" style:family="text">
      <style:text-properties fo:font-size="9.00pt" fo:font-weight="normal" fo:font-family="'DejaVu Sans Mono'" style:font-family-asian="'DejaVu Sans Mono'" style:font-family-complex="'DejaVu Sans Mono'" fo:background-color="#2b2b2b" fo:color="#a9b7c6"/>
    </style:style>
    <style:style style:name="T1634" style:family="text">
      <style:text-properties fo:font-size="9.00pt" fo:font-weight="normal" fo:font-family="'DejaVu Sans Mono'" style:font-family-asian="'DejaVu Sans Mono'" style:font-family-complex="'DejaVu Sans Mono'" fo:background-color="#2b2b2b" fo:color="#cc7832"/>
    </style:style>
    <style:style style:name="T1635" style:family="text">
      <style:text-properties fo:font-size="9.00pt" fo:font-weight="normal" fo:font-family="'DejaVu Sans Mono'" style:font-family-asian="'DejaVu Sans Mono'" style:font-family-complex="'DejaVu Sans Mono'" fo:background-color="#2b2b2b" fo:color="#a9b7c6"/>
    </style:style>
    <style:style style:name="T1636" style:family="text">
      <style:text-properties fo:font-size="10.00pt" fo:font-weight="normal" fo:font-family="'Liberation Mono'" style:font-family-asian="'Liberation Mono'" style:font-family-complex="'Liberation Mono'" fo:background-color="#2b2b2b" fo:color="#a9b7c6"/>
    </style:style>
    <style:style style:name="T1637" style:family="text">
      <style:text-properties fo:font-size="9.00pt" fo:font-weight="normal" fo:font-family="'DejaVu Sans Mono'" style:font-family-asian="'DejaVu Sans Mono'" style:font-family-complex="'DejaVu Sans Mono'" fo:background-color="#2b2b2b" fo:color="#a9b7c6"/>
    </style:style>
    <style:style style:name="T1638" style:family="text">
      <style:text-properties fo:font-size="9.00pt" fo:font-weight="normal" fo:font-family="'DejaVu Sans Mono'" style:font-family-asian="'DejaVu Sans Mono'" style:font-family-complex="'DejaVu Sans Mono'" fo:background-color="#2b2b2b" fo:color="#6897bb"/>
    </style:style>
    <style:style style:name="T1639" style:family="text">
      <style:text-properties fo:font-size="9.00pt" fo:font-weight="normal" fo:font-family="'DejaVu Sans Mono'" style:font-family-asian="'DejaVu Sans Mono'" style:font-family-complex="'DejaVu Sans Mono'" fo:background-color="#2b2b2b" fo:color="#a9b7c6"/>
    </style:style>
    <style:style style:name="T1640" style:family="text">
      <style:text-properties fo:font-size="10.00pt" fo:font-weight="normal" fo:font-family="'Liberation Mono'" style:font-family-asian="'Liberation Mono'" style:font-family-complex="'Liberation Mono'" fo:background-color="#2b2b2b" fo:color="#a9b7c6"/>
    </style:style>
    <style:style style:name="T1641" style:family="text">
      <style:text-properties fo:font-size="9.00pt" fo:font-weight="normal" fo:font-family="'DejaVu Sans Mono'" style:font-family-asian="'DejaVu Sans Mono'" style:font-family-complex="'DejaVu Sans Mono'" fo:background-color="#2b2b2b" fo:color="#a9b7c6"/>
    </style:style>
    <style:style style:name="T1642" style:family="text">
      <style:text-properties fo:font-size="9.00pt" fo:font-weight="normal" fo:font-family="'DejaVu Sans Mono'" style:font-family-asian="'DejaVu Sans Mono'" style:font-family-complex="'DejaVu Sans Mono'" fo:background-color="#2b2b2b" fo:color="#6897bb"/>
    </style:style>
    <style:style style:name="T1643" style:family="text">
      <style:text-properties fo:font-size="9.00pt" fo:font-weight="normal" fo:font-family="'DejaVu Sans Mono'" style:font-family-asian="'DejaVu Sans Mono'" style:font-family-complex="'DejaVu Sans Mono'" fo:background-color="#2b2b2b" fo:color="#a9b7c6"/>
    </style:style>
    <style:style style:name="T1644" style:family="text">
      <style:text-properties fo:font-size="10.00pt" fo:font-weight="normal" fo:font-family="'Liberation Mono'" style:font-family-asian="'Liberation Mono'" style:font-family-complex="'Liberation Mono'" fo:background-color="#2b2b2b" fo:color="#a9b7c6"/>
    </style:style>
    <style:style style:name="T1645" style:family="text">
      <style:text-properties fo:font-size="9.00pt" fo:font-weight="normal" fo:font-family="'DejaVu Sans Mono'" style:font-family-asian="'DejaVu Sans Mono'" style:font-family-complex="'DejaVu Sans Mono'" fo:background-color="#2b2b2b" fo:color="#a9b7c6"/>
    </style:style>
    <style:style style:name="T1646" style:family="text">
      <style:text-properties fo:font-size="9.00pt" fo:font-weight="normal" fo:font-family="'DejaVu Sans Mono'" style:font-family-asian="'DejaVu Sans Mono'" style:font-family-complex="'DejaVu Sans Mono'" fo:background-color="#2b2b2b" fo:color="#6897bb"/>
    </style:style>
    <style:style style:name="T1647" style:family="text">
      <style:text-properties fo:font-size="9.00pt" fo:font-weight="normal" fo:font-family="'DejaVu Sans Mono'" style:font-family-asian="'DejaVu Sans Mono'" style:font-family-complex="'DejaVu Sans Mono'" fo:background-color="#2b2b2b" fo:color="#a9b7c6"/>
    </style:style>
    <style:style style:name="T1648" style:family="text">
      <style:text-properties fo:font-size="10.00pt" fo:font-weight="normal" fo:font-family="'Liberation Mono'" style:font-family-asian="'Liberation Mono'" style:font-family-complex="'Liberation Mono'" fo:background-color="#2b2b2b" fo:color="#a9b7c6"/>
    </style:style>
    <style:style style:name="T1649" style:family="text">
      <style:text-properties fo:font-size="9.00pt" fo:font-weight="normal" fo:font-family="'DejaVu Sans Mono'" style:font-family-asian="'DejaVu Sans Mono'" style:font-family-complex="'DejaVu Sans Mono'" fo:background-color="#2b2b2b" fo:color="#a9b7c6"/>
    </style:style>
    <style:style style:name="T1650" style:family="text">
      <style:text-properties fo:font-size="9.00pt" fo:font-weight="normal" fo:font-family="'DejaVu Sans Mono'" style:font-family-asian="'DejaVu Sans Mono'" style:font-family-complex="'DejaVu Sans Mono'" fo:background-color="#2b2b2b" fo:color="#6897bb"/>
    </style:style>
    <style:style style:name="T1651" style:family="text">
      <style:text-properties fo:font-size="9.00pt" fo:font-weight="normal" fo:font-family="'DejaVu Sans Mono'" style:font-family-asian="'DejaVu Sans Mono'" style:font-family-complex="'DejaVu Sans Mono'" fo:background-color="#2b2b2b" fo:color="#a9b7c6"/>
    </style:style>
    <style:style style:name="T1652" style:family="text">
      <style:text-properties fo:font-size="10.00pt" fo:font-weight="normal" fo:font-family="'Liberation Mono'" style:font-family-asian="'Liberation Mono'" style:font-family-complex="'Liberation Mono'" fo:background-color="#2b2b2b" fo:color="#a9b7c6"/>
    </style:style>
    <style:style style:name="T1653" style:family="text">
      <style:text-properties fo:font-size="9.00pt" fo:font-weight="normal" fo:font-family="'DejaVu Sans Mono'" style:font-family-asian="'DejaVu Sans Mono'" style:font-family-complex="'DejaVu Sans Mono'" fo:background-color="#2b2b2b" fo:color="#8888c6"/>
    </style:style>
    <style:style style:name="T1654" style:family="text">
      <style:text-properties fo:font-size="9.00pt" fo:font-weight="normal" fo:font-family="'DejaVu Sans Mono'" style:font-family-asian="'DejaVu Sans Mono'" style:font-family-complex="'DejaVu Sans Mono'" fo:background-color="#2b2b2b" fo:color="#a9b7c6"/>
    </style:style>
    <style:style style:name="T1655" style:family="text">
      <style:text-properties fo:font-size="9.00pt" fo:font-weight="normal" fo:font-family="'DejaVu Sans Mono'" style:font-family-asian="'DejaVu Sans Mono'" style:font-family-complex="'DejaVu Sans Mono'" fo:background-color="#2b2b2b" fo:color="#cc7832"/>
    </style:style>
    <style:style style:name="T1656" style:family="text">
      <style:text-properties fo:font-size="9.00pt" fo:font-weight="normal" fo:font-family="'DejaVu Sans Mono'" style:font-family-asian="'DejaVu Sans Mono'" style:font-family-complex="'DejaVu Sans Mono'" fo:background-color="#2b2b2b" fo:color="#a9b7c6"/>
    </style:style>
    <style:style style:name="T1657" style:family="text">
      <style:text-properties fo:font-size="9.00pt" fo:font-weight="normal" fo:font-family="'DejaVu Sans Mono'" style:font-family-asian="'DejaVu Sans Mono'" style:font-family-complex="'DejaVu Sans Mono'" fo:background-color="#2b2b2b" fo:color="#cc7832"/>
    </style:style>
    <style:style style:name="T1658" style:family="text">
      <style:text-properties fo:font-size="9.00pt" fo:font-weight="normal" fo:font-family="'DejaVu Sans Mono'" style:font-family-asian="'DejaVu Sans Mono'" style:font-family-complex="'DejaVu Sans Mono'" fo:background-color="#2b2b2b" fo:color="#a9b7c6"/>
    </style:style>
    <style:style style:name="T1659" style:family="text">
      <style:text-properties fo:font-size="10.00pt" fo:font-weight="normal" fo:font-family="'Liberation Mono'" style:font-family-asian="'Liberation Mono'" style:font-family-complex="'Liberation Mono'" fo:background-color="#2b2b2b" fo:color="#a9b7c6"/>
    </style:style>
    <style:style style:name="T1660" style:family="text">
      <style:text-properties fo:font-size="9.00pt" fo:font-weight="normal" fo:font-family="'DejaVu Sans Mono'" style:font-family-asian="'DejaVu Sans Mono'" style:font-family-complex="'DejaVu Sans Mono'" fo:background-color="#2b2b2b" fo:color="#cc7832"/>
    </style:style>
    <style:style style:name="T1661" style:family="text">
      <style:text-properties fo:font-size="9.00pt" fo:font-weight="normal" fo:font-family="'DejaVu Sans Mono'" style:font-family-asian="'DejaVu Sans Mono'" style:font-family-complex="'DejaVu Sans Mono'" fo:background-color="#2b2b2b" fo:color="#a9b7c6"/>
    </style:style>
    <style:style style:name="T1662" style:family="text">
      <style:text-properties fo:font-size="10.00pt" fo:font-weight="normal" fo:font-family="'Liberation Mono'" style:font-family-asian="'Liberation Mono'" style:font-family-complex="'Liberation Mono'" fo:background-color="#2b2b2b" fo:color="#a9b7c6"/>
    </style:style>
    <style:style style:name="T1663" style:family="text">
      <style:text-properties fo:font-size="9.00pt" fo:font-weight="normal" fo:font-family="'DejaVu Sans Mono'" style:font-family-asian="'DejaVu Sans Mono'" style:font-family-complex="'DejaVu Sans Mono'" fo:background-color="#2b2b2b" fo:color="#a9b7c6"/>
    </style:style>
    <style:style style:name="T1664" style:family="text">
      <style:text-properties fo:font-size="10.00pt" fo:font-weight="normal" fo:font-family="'Liberation Mono'" style:font-family-asian="'Liberation Mono'" style:font-family-complex="'Liberation Mono'" fo:background-color="#2b2b2b" fo:color="#a9b7c6"/>
    </style:style>
    <style:style style:name="T1665" style:family="text">
      <style:text-properties fo:font-size="9.00pt" fo:font-weight="normal" fo:font-family="'DejaVu Sans Mono'" style:font-family-asian="'DejaVu Sans Mono'" style:font-family-complex="'DejaVu Sans Mono'" fo:background-color="#2b2b2b" fo:color="#a9b7c6"/>
    </style:style>
    <style:style style:name="T1666" style:family="text">
      <style:text-properties fo:font-size="10.00pt" fo:font-weight="normal" fo:font-family="'Liberation Mono'" style:font-family-asian="'Liberation Mono'" style:font-family-complex="'Liberation Mono'" fo:background-color="#2b2b2b" fo:color="#a9b7c6"/>
    </style:style>
    <style:style style:name="T1667" style:family="text">
      <style:text-properties fo:font-size="9.00pt" fo:font-weight="normal" fo:font-family="'DejaVu Sans Mono'" style:font-family-asian="'DejaVu Sans Mono'" style:font-family-complex="'DejaVu Sans Mono'" fo:background-color="#2b2b2b" fo:color="#a9b7c6"/>
    </style:style>
    <style:style style:name="T1668" style:family="text">
      <style:text-properties fo:font-size="10.00pt" fo:font-weight="normal" fo:font-family="'Liberation Mono'" style:font-family-asian="'Liberation Mono'" style:font-family-complex="'Liberation Mono'" fo:background-color="#2b2b2b" fo:color="#a9b7c6"/>
    </style:style>
    <style:style style:name="T1669" style:family="text">
      <style:text-properties fo:font-size="9.00pt" fo:font-weight="normal" fo:font-family="'DejaVu Sans Mono'" style:font-family-asian="'DejaVu Sans Mono'" style:font-family-complex="'DejaVu Sans Mono'" fo:background-color="#2b2b2b" fo:color="#a9b7c6"/>
    </style:style>
    <style:style style:name="T1670" style:family="text">
      <style:text-properties fo:font-size="10.00pt" fo:font-weight="normal" fo:font-family="'Liberation Mono'" style:font-family-asian="'Liberation Mono'" style:font-family-complex="'Liberation Mono'" fo:background-color="#2b2b2b" fo:color="#a9b7c6"/>
    </style:style>
    <style:style style:name="T1671" style:family="text">
      <style:text-properties fo:font-size="9.00pt" fo:font-weight="normal" fo:font-family="'DejaVu Sans Mono'" style:font-family-asian="'DejaVu Sans Mono'" style:font-family-complex="'DejaVu Sans Mono'" fo:background-color="#2b2b2b" fo:color="#a9b7c6"/>
    </style:style>
    <style:style style:name="T1672" style:family="text">
      <style:text-properties fo:font-size="10.00pt" fo:font-weight="normal" fo:font-family="'Liberation Mono'" style:font-family-asian="'Liberation Mono'" style:font-family-complex="'Liberation Mono'" fo:background-color="#2b2b2b" fo:color="#a9b7c6"/>
    </style:style>
    <style:style style:name="T1673" style:family="text">
      <style:text-properties fo:font-size="9.00pt" fo:font-weight="normal" fo:font-family="'DejaVu Sans Mono'" style:font-family-asian="'DejaVu Sans Mono'" style:font-family-complex="'DejaVu Sans Mono'" fo:background-color="#2b2b2b" fo:color="#808080"/>
    </style:style>
    <style:style style:name="T1674" style:family="text">
      <style:text-properties fo:font-size="9.00pt" fo:font-weight="normal" fo:font-family="'DejaVu Sans Mono'" style:font-family-asian="'DejaVu Sans Mono'" style:font-family-complex="'DejaVu Sans Mono'" fo:background-color="#2b2b2b" fo:color="#a9b7c6"/>
    </style:style>
    <style:style style:name="T1675" style:family="text">
      <style:text-properties fo:font-size="10.00pt" fo:font-weight="normal" fo:font-family="'Liberation Mono'" style:font-family-asian="'Liberation Mono'" style:font-family-complex="'Liberation Mono'" fo:background-color="#2b2b2b" fo:color="#a9b7c6"/>
    </style:style>
    <style:style style:name="T1676" style:family="text">
      <style:text-properties fo:font-size="9.00pt" fo:font-weight="normal" fo:font-family="'DejaVu Sans Mono'" style:font-family-asian="'DejaVu Sans Mono'" style:font-family-complex="'DejaVu Sans Mono'" fo:background-color="#2b2b2b" fo:color="#a9b7c6"/>
    </style:style>
    <style:style style:name="T1677" style:family="text">
      <style:text-properties fo:font-size="10.00pt" fo:font-weight="normal" fo:font-family="'Liberation Mono'" style:font-family-asian="'Liberation Mono'" style:font-family-complex="'Liberation Mono'" fo:background-color="#2b2b2b" fo:color="#a9b7c6"/>
    </style:style>
    <style:style style:name="T1678" style:family="text">
      <style:text-properties fo:font-size="9.00pt" fo:font-weight="normal" fo:font-family="'DejaVu Sans Mono'" style:font-family-asian="'DejaVu Sans Mono'" style:font-family-complex="'DejaVu Sans Mono'" fo:background-color="#2b2b2b" fo:color="#a9b7c6"/>
    </style:style>
    <style:style style:name="T1679" style:family="text">
      <style:text-properties fo:font-size="9.00pt" fo:font-weight="normal" fo:font-family="'DejaVu Sans Mono'" style:font-family-asian="'DejaVu Sans Mono'" style:font-family-complex="'DejaVu Sans Mono'" fo:background-color="#2b2b2b" fo:color="#cc7832"/>
    </style:style>
    <style:style style:name="T1680" style:family="text">
      <style:text-properties fo:font-size="9.00pt" fo:font-weight="normal" fo:font-family="'DejaVu Sans Mono'" style:font-family-asian="'DejaVu Sans Mono'" style:font-family-complex="'DejaVu Sans Mono'" fo:background-color="#2b2b2b" fo:color="#a9b7c6"/>
    </style:style>
    <style:style style:name="T1681" style:family="text">
      <style:text-properties fo:font-size="9.00pt" fo:font-weight="normal" fo:font-family="'DejaVu Sans Mono'" style:font-family-asian="'DejaVu Sans Mono'" style:font-family-complex="'DejaVu Sans Mono'" fo:background-color="#2b2b2b" fo:color="#6897bb"/>
    </style:style>
    <style:style style:name="T1682" style:family="text">
      <style:text-properties fo:font-size="9.00pt" fo:font-weight="normal" fo:font-family="'DejaVu Sans Mono'" style:font-family-asian="'DejaVu Sans Mono'" style:font-family-complex="'DejaVu Sans Mono'" fo:background-color="#2b2b2b" fo:color="#a9b7c6"/>
    </style:style>
    <style:style style:name="T1683" style:family="text">
      <style:text-properties fo:font-size="9.00pt" fo:font-weight="normal" fo:font-family="'DejaVu Sans Mono'" style:font-family-asian="'DejaVu Sans Mono'" style:font-family-complex="'DejaVu Sans Mono'" fo:background-color="#2b2b2b" fo:color="#cc7832"/>
    </style:style>
    <style:style style:name="T1684" style:family="text">
      <style:text-properties fo:font-size="9.00pt" fo:font-weight="normal" fo:font-family="'DejaVu Sans Mono'" style:font-family-asian="'DejaVu Sans Mono'" style:font-family-complex="'DejaVu Sans Mono'" fo:background-color="#2b2b2b" fo:color="#6897bb"/>
    </style:style>
    <style:style style:name="T1685" style:family="text">
      <style:text-properties fo:font-size="9.00pt" fo:font-weight="normal" fo:font-family="'DejaVu Sans Mono'" style:font-family-asian="'DejaVu Sans Mono'" style:font-family-complex="'DejaVu Sans Mono'" fo:background-color="#2b2b2b" fo:color="#a9b7c6"/>
    </style:style>
    <style:style style:name="T1686" style:family="text">
      <style:text-properties fo:font-size="9.00pt" fo:font-weight="normal" fo:font-family="'DejaVu Sans Mono'" style:font-family-asian="'DejaVu Sans Mono'" style:font-family-complex="'DejaVu Sans Mono'" fo:background-color="#2b2b2b" fo:color="#6897bb"/>
    </style:style>
    <style:style style:name="T1687" style:family="text">
      <style:text-properties fo:font-size="9.00pt" fo:font-weight="normal" fo:font-family="'DejaVu Sans Mono'" style:font-family-asian="'DejaVu Sans Mono'" style:font-family-complex="'DejaVu Sans Mono'" fo:background-color="#2b2b2b" fo:color="#a9b7c6"/>
    </style:style>
    <style:style style:name="T1688" style:family="text">
      <style:text-properties fo:font-size="9.00pt" fo:font-weight="normal" fo:font-family="'DejaVu Sans Mono'" style:font-family-asian="'DejaVu Sans Mono'" style:font-family-complex="'DejaVu Sans Mono'" fo:background-color="#2b2b2b" fo:color="#cc7832"/>
    </style:style>
    <style:style style:name="T1689" style:family="text">
      <style:text-properties fo:font-size="9.00pt" fo:font-weight="normal" fo:font-family="'DejaVu Sans Mono'" style:font-family-asian="'DejaVu Sans Mono'" style:font-family-complex="'DejaVu Sans Mono'" fo:background-color="#2b2b2b" fo:color="#aa4926"/>
    </style:style>
    <style:style style:name="T1690" style:family="text">
      <style:text-properties fo:font-size="9.00pt" fo:font-weight="normal" fo:font-family="'DejaVu Sans Mono'" style:font-family-asian="'DejaVu Sans Mono'" style:font-family-complex="'DejaVu Sans Mono'" fo:background-color="#2b2b2b" fo:color="#a9b7c6"/>
    </style:style>
    <style:style style:name="T1691" style:family="text">
      <style:text-properties fo:font-size="9.00pt" fo:font-weight="normal" fo:font-family="'DejaVu Sans Mono'" style:font-family-asian="'DejaVu Sans Mono'" style:font-family-complex="'DejaVu Sans Mono'" fo:background-color="#2b2b2b" fo:color="#6897bb"/>
    </style:style>
    <style:style style:name="T1692" style:family="text">
      <style:text-properties fo:font-size="9.00pt" fo:font-weight="normal" fo:font-family="'DejaVu Sans Mono'" style:font-family-asian="'DejaVu Sans Mono'" style:font-family-complex="'DejaVu Sans Mono'" fo:background-color="#2b2b2b" fo:color="#a9b7c6"/>
    </style:style>
    <style:style style:name="T1693" style:family="text">
      <style:text-properties fo:font-size="10.00pt" fo:font-weight="normal" fo:font-family="'Liberation Mono'" style:font-family-asian="'Liberation Mono'" style:font-family-complex="'Liberation Mono'" fo:background-color="#2b2b2b" fo:color="#a9b7c6"/>
    </style:style>
    <style:style style:name="T1694" style:family="text">
      <style:text-properties fo:font-size="9.00pt" fo:font-weight="normal" fo:font-family="'DejaVu Sans Mono'" style:font-family-asian="'DejaVu Sans Mono'" style:font-family-complex="'DejaVu Sans Mono'" fo:background-color="#2b2b2b" fo:color="#808080"/>
    </style:style>
    <style:style style:name="T1695" style:family="text">
      <style:text-properties fo:font-size="10.00pt" fo:font-weight="normal" fo:font-family="'Liberation Mono'" style:font-family-asian="'Liberation Mono'" style:font-family-complex="'Liberation Mono'" fo:background-color="#2b2b2b" fo:color="#808080"/>
    </style:style>
    <style:style style:name="T1696" style:family="text">
      <style:text-properties fo:font-size="9.00pt" fo:font-weight="normal" fo:font-family="'DejaVu Sans Mono'" style:font-family-asian="'DejaVu Sans Mono'" style:font-family-complex="'DejaVu Sans Mono'" fo:background-color="#2b2b2b" fo:color="#808080"/>
    </style:style>
    <style:style style:name="T1697" style:family="text">
      <style:text-properties fo:font-size="10.00pt" fo:font-weight="normal" fo:font-family="'Liberation Mono'" style:font-family-asian="'Liberation Mono'" style:font-family-complex="'Liberation Mono'" fo:background-color="#2b2b2b" fo:color="#808080"/>
    </style:style>
    <style:style style:name="T1698" style:family="text">
      <style:text-properties fo:font-size="9.00pt" fo:font-weight="normal" fo:font-family="'DejaVu Sans Mono'" style:font-family-asian="'DejaVu Sans Mono'" style:font-family-complex="'DejaVu Sans Mono'" fo:background-color="#2b2b2b" fo:color="#a9b7c6"/>
    </style:style>
    <style:style style:name="T1699" style:family="text">
      <style:text-properties fo:font-size="10.00pt" fo:font-weight="normal" fo:font-family="'Liberation Mono'" style:font-family-asian="'Liberation Mono'" style:font-family-complex="'Liberation Mono'" fo:background-color="#2b2b2b" fo:color="#a9b7c6"/>
    </style:style>
    <style:style style:name="T1700" style:family="text">
      <style:text-properties fo:font-size="9.00pt" fo:font-weight="normal" fo:font-family="'DejaVu Sans Mono'" style:font-family-asian="'DejaVu Sans Mono'" style:font-family-complex="'DejaVu Sans Mono'" fo:background-color="#2b2b2b" fo:color="#8888c6"/>
    </style:style>
    <style:style style:name="T1701" style:family="text">
      <style:text-properties fo:font-size="9.00pt" fo:font-weight="normal" fo:font-family="'DejaVu Sans Mono'" style:font-family-asian="'DejaVu Sans Mono'" style:font-family-complex="'DejaVu Sans Mono'" fo:background-color="#2b2b2b" fo:color="#a9b7c6"/>
    </style:style>
    <style:style style:name="T1702" style:family="text">
      <style:text-properties fo:font-size="9.00pt" fo:font-weight="normal" fo:font-family="'DejaVu Sans Mono'" style:font-family-asian="'DejaVu Sans Mono'" style:font-family-complex="'DejaVu Sans Mono'" fo:background-color="#2b2b2b" fo:color="#6a8759"/>
    </style:style>
    <style:style style:name="T1703" style:family="text">
      <style:text-properties fo:font-size="9.00pt" fo:font-weight="normal" fo:font-family="'DejaVu Sans Mono'" style:font-family-asian="'DejaVu Sans Mono'" style:font-family-complex="'DejaVu Sans Mono'" fo:background-color="#2b2b2b" fo:color="#a9b7c6"/>
    </style:style>
    <style:style style:name="T1704" style:family="text">
      <style:text-properties fo:font-size="10.00pt" fo:font-weight="normal" fo:font-family="'Liberation Mono'" style:font-family-asian="'Liberation Mono'" style:font-family-complex="'Liberation Mono'" fo:background-color="#2b2b2b" fo:color="#a9b7c6"/>
    </style:style>
    <style:style style:name="T1705" style:family="text">
      <style:text-properties fo:font-size="9.00pt" fo:font-weight="normal" fo:font-family="'DejaVu Sans Mono'" style:font-family-asian="'DejaVu Sans Mono'" style:font-family-complex="'DejaVu Sans Mono'" fo:background-color="#2b2b2b" fo:color="#8888c6"/>
    </style:style>
    <style:style style:name="T1706" style:family="text">
      <style:text-properties fo:font-size="9.00pt" fo:font-weight="normal" fo:font-family="'DejaVu Sans Mono'" style:font-family-asian="'DejaVu Sans Mono'" style:font-family-complex="'DejaVu Sans Mono'" fo:background-color="#2b2b2b" fo:color="#a9b7c6"/>
    </style:style>
    <style:style style:name="T1707" style:family="text">
      <style:text-properties fo:font-size="9.00pt" fo:font-weight="normal" fo:font-family="'DejaVu Sans Mono'" style:font-family-asian="'DejaVu Sans Mono'" style:font-family-complex="'DejaVu Sans Mono'" fo:background-color="#2b2b2b" fo:color="#cc7832"/>
    </style:style>
    <style:style style:name="T1708" style:family="text">
      <style:text-properties fo:font-size="9.00pt" fo:font-weight="normal" fo:font-family="'DejaVu Sans Mono'" style:font-family-asian="'DejaVu Sans Mono'" style:font-family-complex="'DejaVu Sans Mono'" fo:background-color="#2b2b2b" fo:color="#a9b7c6"/>
    </style:style>
    <style:style style:name="T1709" style:family="text">
      <style:text-properties fo:font-size="9.00pt" fo:font-weight="normal" fo:font-family="'DejaVu Sans Mono'" style:font-family-asian="'DejaVu Sans Mono'" style:font-family-complex="'DejaVu Sans Mono'" fo:background-color="#2b2b2b" fo:color="#cc7832"/>
    </style:style>
    <style:style style:name="T1710" style:family="text">
      <style:text-properties fo:font-size="9.00pt" fo:font-weight="normal" fo:font-family="'DejaVu Sans Mono'" style:font-family-asian="'DejaVu Sans Mono'" style:font-family-complex="'DejaVu Sans Mono'" fo:background-color="#2b2b2b" fo:color="#a9b7c6"/>
    </style:style>
    <style:style style:name="T1711" style:family="text">
      <style:text-properties fo:font-size="9.00pt" fo:font-weight="normal" fo:font-family="'DejaVu Sans Mono'" style:font-family-asian="'DejaVu Sans Mono'" style:font-family-complex="'DejaVu Sans Mono'" fo:background-color="#2b2b2b" fo:color="#cc7832"/>
    </style:style>
    <style:style style:name="T1712" style:family="text">
      <style:text-properties fo:font-size="9.00pt" fo:font-weight="normal" fo:font-family="'DejaVu Sans Mono'" style:font-family-asian="'DejaVu Sans Mono'" style:font-family-complex="'DejaVu Sans Mono'" fo:background-color="#2b2b2b" fo:color="#a9b7c6"/>
    </style:style>
    <style:style style:name="T1713" style:family="text">
      <style:text-properties fo:font-size="10.00pt" fo:font-weight="normal" fo:font-family="'Liberation Mono'" style:font-family-asian="'Liberation Mono'" style:font-family-complex="'Liberation Mono'" fo:background-color="#2b2b2b" fo:color="#a9b7c6"/>
    </style:style>
    <style:style style:name="T1714" style:family="text">
      <style:text-properties fo:font-size="9.00pt" fo:font-weight="normal" fo:font-family="'DejaVu Sans Mono'" style:font-family-asian="'DejaVu Sans Mono'" style:font-family-complex="'DejaVu Sans Mono'" fo:background-color="#2b2b2b" fo:color="#cc7832"/>
    </style:style>
    <style:style style:name="T1715" style:family="text">
      <style:text-properties fo:font-size="9.00pt" fo:font-weight="normal" fo:font-family="'DejaVu Sans Mono'" style:font-family-asian="'DejaVu Sans Mono'" style:font-family-complex="'DejaVu Sans Mono'" fo:background-color="#2b2b2b" fo:color="#a9b7c6"/>
    </style:style>
    <style:style style:name="T1716" style:family="text">
      <style:text-properties fo:font-size="9.00pt" fo:font-weight="normal" fo:font-family="'DejaVu Sans Mono'" style:font-family-asian="'DejaVu Sans Mono'" style:font-family-complex="'DejaVu Sans Mono'" fo:background-color="#2b2b2b" fo:color="#cc7832"/>
    </style:style>
    <style:style style:name="T1717" style:family="text">
      <style:text-properties fo:font-size="9.00pt" fo:font-weight="normal" fo:font-family="'DejaVu Sans Mono'" style:font-family-asian="'DejaVu Sans Mono'" style:font-family-complex="'DejaVu Sans Mono'" fo:background-color="#2b2b2b" fo:color="#a9b7c6"/>
    </style:style>
    <style:style style:name="T1718" style:family="text">
      <style:text-properties fo:font-size="9.00pt" fo:font-weight="normal" fo:font-family="'DejaVu Sans Mono'" style:font-family-asian="'DejaVu Sans Mono'" style:font-family-complex="'DejaVu Sans Mono'" fo:background-color="#2b2b2b" fo:color="#cc7832"/>
    </style:style>
    <style:style style:name="T1719" style:family="text">
      <style:text-properties fo:font-size="9.00pt" fo:font-weight="normal" fo:font-family="'DejaVu Sans Mono'" style:font-family-asian="'DejaVu Sans Mono'" style:font-family-complex="'DejaVu Sans Mono'" fo:background-color="#2b2b2b" fo:color="#a9b7c6"/>
    </style:style>
    <style:style style:name="T1720" style:family="text">
      <style:text-properties fo:font-size="9.00pt" fo:font-weight="normal" fo:font-family="'DejaVu Sans Mono'" style:font-family-asian="'DejaVu Sans Mono'" style:font-family-complex="'DejaVu Sans Mono'" fo:background-color="#2b2b2b" fo:color="#cc7832"/>
    </style:style>
    <style:style style:name="T1721" style:family="text">
      <style:text-properties fo:font-size="9.00pt" fo:font-weight="normal" fo:font-family="'DejaVu Sans Mono'" style:font-family-asian="'DejaVu Sans Mono'" style:font-family-complex="'DejaVu Sans Mono'" fo:background-color="#2b2b2b" fo:color="#a9b7c6"/>
    </style:style>
    <style:style style:name="T1722" style:family="text">
      <style:text-properties fo:font-size="9.00pt" fo:font-weight="normal" fo:font-family="'DejaVu Sans Mono'" style:font-family-asian="'DejaVu Sans Mono'" style:font-family-complex="'DejaVu Sans Mono'" fo:background-color="#2b2b2b" fo:color="#cc7832"/>
    </style:style>
    <style:style style:name="T1723" style:family="text">
      <style:text-properties fo:font-size="9.00pt" fo:font-weight="normal" fo:font-family="'DejaVu Sans Mono'" style:font-family-asian="'DejaVu Sans Mono'" style:font-family-complex="'DejaVu Sans Mono'" fo:background-color="#2b2b2b" fo:color="#ffc66d"/>
    </style:style>
    <style:style style:name="T1724" style:family="text">
      <style:text-properties fo:font-size="9.00pt" fo:font-weight="normal" fo:font-family="'DejaVu Sans Mono'" style:font-family-asian="'DejaVu Sans Mono'" style:font-family-complex="'DejaVu Sans Mono'" fo:background-color="#2b2b2b" fo:color="#a9b7c6"/>
    </style:style>
    <style:style style:name="T1725" style:family="text">
      <style:text-properties fo:font-size="10.00pt" fo:font-weight="normal" fo:font-family="'Liberation Mono'" style:font-family-asian="'Liberation Mono'" style:font-family-complex="'Liberation Mono'" fo:background-color="#2b2b2b" fo:color="#a9b7c6"/>
    </style:style>
    <style:style style:name="T1726" style:family="text">
      <style:text-properties fo:font-size="9.00pt" fo:font-weight="normal" fo:font-family="'DejaVu Sans Mono'" style:font-family-asian="'DejaVu Sans Mono'" style:font-family-complex="'DejaVu Sans Mono'" fo:background-color="#2b2b2b" fo:color="#a9b7c6"/>
    </style:style>
    <style:style style:name="T1727" style:family="text">
      <style:text-properties fo:font-size="9.00pt" fo:font-weight="normal" fo:font-family="'DejaVu Sans Mono'" style:font-family-asian="'DejaVu Sans Mono'" style:font-family-complex="'DejaVu Sans Mono'" fo:background-color="#2b2b2b" fo:color="#cc7832"/>
    </style:style>
    <style:style style:name="T1728" style:family="text">
      <style:text-properties fo:font-size="9.00pt" fo:font-weight="normal" fo:font-family="'DejaVu Sans Mono'" style:font-family-asian="'DejaVu Sans Mono'" style:font-family-complex="'DejaVu Sans Mono'" fo:background-color="#2b2b2b" fo:color="#a9b7c6"/>
    </style:style>
    <style:style style:name="T1729" style:family="text">
      <style:text-properties fo:font-size="10.00pt" fo:font-weight="normal" fo:font-family="'Liberation Mono'" style:font-family-asian="'Liberation Mono'" style:font-family-complex="'Liberation Mono'" fo:background-color="#2b2b2b" fo:color="#a9b7c6"/>
    </style:style>
    <style:style style:name="T1730" style:family="text">
      <style:text-properties fo:font-size="9.00pt" fo:font-weight="normal" fo:font-family="'DejaVu Sans Mono'" style:font-family-asian="'DejaVu Sans Mono'" style:font-family-complex="'DejaVu Sans Mono'" fo:background-color="#2b2b2b" fo:color="#808080"/>
    </style:style>
    <style:style style:name="T1731" style:family="text">
      <style:text-properties fo:font-size="10.00pt" fo:font-weight="normal" fo:font-family="'Liberation Mono'" style:font-family-asian="'Liberation Mono'" style:font-family-complex="'Liberation Mono'" fo:background-color="#2b2b2b" fo:color="#808080"/>
    </style:style>
    <style:style style:name="T1732" style:family="text">
      <style:text-properties fo:font-size="9.00pt" fo:font-weight="normal" fo:font-family="'DejaVu Sans Mono'" style:font-family-asian="'DejaVu Sans Mono'" style:font-family-complex="'DejaVu Sans Mono'" fo:background-color="#2b2b2b" fo:color="#808080"/>
    </style:style>
    <style:style style:name="T1733" style:family="text">
      <style:text-properties fo:font-size="10.00pt" fo:font-weight="normal" fo:font-family="'Liberation Mono'" style:font-family-asian="'Liberation Mono'" style:font-family-complex="'Liberation Mono'" fo:background-color="#2b2b2b" fo:color="#808080"/>
    </style:style>
    <style:style style:name="T1734" style:family="text">
      <style:text-properties fo:font-size="9.00pt" fo:font-weight="normal" fo:font-family="'DejaVu Sans Mono'" style:font-family-asian="'DejaVu Sans Mono'" style:font-family-complex="'DejaVu Sans Mono'" fo:background-color="#2b2b2b" fo:color="#808080"/>
    </style:style>
    <style:style style:name="T1735" style:family="text">
      <style:text-properties fo:font-size="10.00pt" fo:font-weight="normal" fo:font-family="'Liberation Mono'" style:font-family-asian="'Liberation Mono'" style:font-family-complex="'Liberation Mono'" fo:background-color="#2b2b2b" fo:color="#808080"/>
    </style:style>
    <style:style style:name="T1736" style:family="text">
      <style:text-properties fo:font-size="9.00pt" fo:font-weight="normal" fo:font-family="'DejaVu Sans Mono'" style:font-family-asian="'DejaVu Sans Mono'" style:font-family-complex="'DejaVu Sans Mono'" fo:background-color="#2b2b2b" fo:color="#808080"/>
    </style:style>
    <style:style style:name="T1737" style:family="text">
      <style:text-properties fo:font-size="10.00pt" fo:font-weight="normal" fo:font-family="'Liberation Mono'" style:font-family-asian="'Liberation Mono'" style:font-family-complex="'Liberation Mono'" fo:background-color="#2b2b2b" fo:color="#808080"/>
    </style:style>
    <style:style style:name="T1738" style:family="text">
      <style:text-properties fo:font-size="9.00pt" fo:font-weight="normal" fo:font-family="'DejaVu Sans Mono'" style:font-family-asian="'DejaVu Sans Mono'" style:font-family-complex="'DejaVu Sans Mono'" fo:background-color="#2b2b2b" fo:color="#808080"/>
    </style:style>
    <style:style style:name="T1739" style:family="text">
      <style:text-properties fo:font-size="10.00pt" fo:font-weight="normal" fo:font-family="'Liberation Mono'" style:font-family-asian="'Liberation Mono'" style:font-family-complex="'Liberation Mono'" fo:background-color="#2b2b2b" fo:color="#808080"/>
    </style:style>
    <style:style style:name="T1740" style:family="text">
      <style:text-properties fo:font-size="9.00pt" fo:font-weight="normal" fo:font-family="'DejaVu Sans Mono'" style:font-family-asian="'DejaVu Sans Mono'" style:font-family-complex="'DejaVu Sans Mono'" fo:background-color="#2b2b2b" fo:color="#808080"/>
    </style:style>
    <style:style style:name="T1741" style:family="text">
      <style:text-properties fo:font-size="10.00pt" fo:font-weight="normal" fo:font-family="'Liberation Mono'" style:font-family-asian="'Liberation Mono'" style:font-family-complex="'Liberation Mono'" fo:background-color="#2b2b2b" fo:color="#808080"/>
    </style:style>
    <style:style style:name="T1742" style:family="text">
      <style:text-properties fo:font-size="9.00pt" fo:font-weight="normal" fo:font-family="'DejaVu Sans Mono'" style:font-family-asian="'DejaVu Sans Mono'" style:font-family-complex="'DejaVu Sans Mono'" fo:background-color="#2b2b2b" fo:color="#808080"/>
    </style:style>
    <style:style style:name="T1743" style:family="text">
      <style:text-properties fo:font-size="10.00pt" fo:font-weight="normal" fo:font-family="'Liberation Mono'" style:font-family-asian="'Liberation Mono'" style:font-family-complex="'Liberation Mono'" fo:background-color="#2b2b2b" fo:color="#808080"/>
    </style:style>
    <style:style style:name="T1744" style:family="text">
      <style:text-properties fo:font-size="9.00pt" fo:font-weight="normal" fo:font-family="'DejaVu Sans Mono'" style:font-family-asian="'DejaVu Sans Mono'" style:font-family-complex="'DejaVu Sans Mono'" fo:background-color="#2b2b2b" fo:color="#808080"/>
    </style:style>
    <style:style style:name="T1745" style:family="text">
      <style:text-properties fo:font-size="10.00pt" fo:font-weight="normal" fo:font-family="'Liberation Mono'" style:font-family-asian="'Liberation Mono'" style:font-family-complex="'Liberation Mono'" fo:background-color="#2b2b2b" fo:color="#808080"/>
    </style:style>
    <style:style style:name="T1746" style:family="text">
      <style:text-properties fo:font-size="9.00pt" fo:font-weight="normal" fo:font-family="'DejaVu Sans Mono'" style:font-family-asian="'DejaVu Sans Mono'" style:font-family-complex="'DejaVu Sans Mono'" fo:background-color="#2b2b2b" fo:color="#808080"/>
    </style:style>
    <style:style style:name="T1747" style:family="text">
      <style:text-properties fo:font-size="10.00pt" fo:font-weight="normal" fo:font-family="'Liberation Mono'" style:font-family-asian="'Liberation Mono'" style:font-family-complex="'Liberation Mono'" fo:background-color="#2b2b2b" fo:color="#808080"/>
    </style:style>
    <style:style style:name="T1748" style:family="text">
      <style:text-properties fo:font-size="9.00pt" fo:font-weight="normal" fo:font-family="'DejaVu Sans Mono'" style:font-family-asian="'DejaVu Sans Mono'" style:font-family-complex="'DejaVu Sans Mono'" fo:background-color="#2b2b2b" fo:color="#808080"/>
    </style:style>
    <style:style style:name="T1749" style:family="text">
      <style:text-properties fo:font-size="10.00pt" fo:font-weight="normal" fo:font-family="'Liberation Mono'" style:font-family-asian="'Liberation Mono'" style:font-family-complex="'Liberation Mono'" fo:background-color="#2b2b2b" fo:color="#808080"/>
    </style:style>
    <style:style style:name="T1750" style:family="text">
      <style:text-properties fo:font-size="9.00pt" fo:font-weight="normal" fo:font-family="'DejaVu Sans Mono'" style:font-family-asian="'DejaVu Sans Mono'" style:font-family-complex="'DejaVu Sans Mono'" fo:background-color="#2b2b2b" fo:color="#808080"/>
    </style:style>
    <style:style style:name="T1751" style:family="text">
      <style:text-properties fo:font-size="10.00pt" fo:font-weight="normal" fo:font-family="'Liberation Mono'" style:font-family-asian="'Liberation Mono'" style:font-family-complex="'Liberation Mono'" fo:background-color="#2b2b2b" fo:color="#808080"/>
    </style:style>
    <style:style style:name="T1752" style:family="text">
      <style:text-properties fo:font-size="9.00pt" fo:font-weight="normal" fo:font-family="'DejaVu Sans Mono'" style:font-family-asian="'DejaVu Sans Mono'" style:font-family-complex="'DejaVu Sans Mono'" fo:background-color="#2b2b2b" fo:color="#808080"/>
    </style:style>
    <style:style style:name="T1753" style:family="text">
      <style:text-properties fo:font-size="10.00pt" fo:font-weight="normal" fo:font-family="'Liberation Mono'" style:font-family-asian="'Liberation Mono'" style:font-family-complex="'Liberation Mono'" fo:background-color="#2b2b2b" fo:color="#808080"/>
    </style:style>
    <style:style style:name="T1754" style:family="text">
      <style:text-properties fo:font-size="9.00pt" fo:font-weight="normal" fo:font-family="'DejaVu Sans Mono'" style:font-family-asian="'DejaVu Sans Mono'" style:font-family-complex="'DejaVu Sans Mono'" fo:background-color="#2b2b2b" fo:color="#a9b7c6"/>
    </style:style>
    <style:style style:name="T1755" style:family="text">
      <style:text-properties fo:font-size="9.00pt" fo:font-weight="normal" fo:font-family="'DejaVu Sans Mono'" style:font-family-asian="'DejaVu Sans Mono'" style:font-family-complex="'DejaVu Sans Mono'" fo:background-color="#2b2b2b" fo:color="#8888c6"/>
    </style:style>
    <style:style style:name="T1756" style:family="text">
      <style:text-properties fo:font-size="9.00pt" fo:font-weight="normal" fo:font-family="'DejaVu Sans Mono'" style:font-family-asian="'DejaVu Sans Mono'" style:font-family-complex="'DejaVu Sans Mono'" fo:background-color="#2b2b2b" fo:color="#a9b7c6"/>
    </style:style>
    <style:style style:name="T1757" style:family="text">
      <style:text-properties fo:font-size="9.00pt" fo:font-weight="normal" fo:font-family="'DejaVu Sans Mono'" style:font-family-asian="'DejaVu Sans Mono'" style:font-family-complex="'DejaVu Sans Mono'" fo:background-color="#2b2b2b" fo:color="#8888c6"/>
    </style:style>
    <style:style style:name="T1758" style:family="text">
      <style:text-properties fo:font-size="9.00pt" fo:font-weight="normal" fo:font-family="'DejaVu Sans Mono'" style:font-family-asian="'DejaVu Sans Mono'" style:font-family-complex="'DejaVu Sans Mono'" fo:background-color="#2b2b2b" fo:color="#a9b7c6"/>
    </style:style>
    <style:style style:name="T1759" style:family="text">
      <style:text-properties fo:font-size="9.00pt" fo:font-weight="normal" fo:font-family="'DejaVu Sans Mono'" style:font-family-asian="'DejaVu Sans Mono'" style:font-family-complex="'DejaVu Sans Mono'" fo:background-color="#2b2b2b" fo:color="#8888c6"/>
    </style:style>
    <style:style style:name="T1760" style:family="text">
      <style:text-properties fo:font-size="9.00pt" fo:font-weight="normal" fo:font-family="'DejaVu Sans Mono'" style:font-family-asian="'DejaVu Sans Mono'" style:font-family-complex="'DejaVu Sans Mono'" fo:background-color="#2b2b2b" fo:color="#a9b7c6"/>
    </style:style>
    <style:style style:name="T1761" style:family="text">
      <style:text-properties fo:font-size="10.00pt" fo:font-weight="normal" fo:font-family="'Liberation Mono'" style:font-family-asian="'Liberation Mono'" style:font-family-complex="'Liberation Mono'" fo:background-color="#2b2b2b" fo:color="#a9b7c6"/>
    </style:style>
    <style:style style:name="T1762" style:family="text">
      <style:text-properties fo:font-size="9.00pt" fo:font-weight="normal" fo:font-family="'DejaVu Sans Mono'" style:font-family-asian="'DejaVu Sans Mono'" style:font-family-complex="'DejaVu Sans Mono'" fo:background-color="#2b2b2b" fo:color="#a9b7c6"/>
    </style:style>
    <style:style style:name="T1763" style:family="text">
      <style:text-properties fo:font-size="10.00pt" fo:font-weight="normal" fo:font-family="'Liberation Mono'" style:font-family-asian="'Liberation Mono'" style:font-family-complex="'Liberation Mono'" fo:background-color="#2b2b2b" fo:color="#a9b7c6"/>
    </style:style>
    <style:style style:name="T1764" style:family="text">
      <style:text-properties fo:font-size="9.00pt" fo:font-weight="normal" fo:font-family="'DejaVu Sans Mono'" style:font-family-asian="'DejaVu Sans Mono'" style:font-family-complex="'DejaVu Sans Mono'" fo:background-color="#2b2b2b" fo:color="#a9b7c6"/>
    </style:style>
    <style:style style:name="T1765" style:family="text">
      <style:text-properties fo:font-size="10.00pt" fo:font-weight="normal" fo:font-family="'Liberation Mono'" style:font-family-asian="'Liberation Mono'" style:font-family-complex="'Liberation Mono'" fo:background-color="#2b2b2b" fo:color="#a9b7c6"/>
    </style:style>
    <style:style style:name="T1766" style:family="text">
      <style:text-properties fo:font-size="9.00pt" fo:font-weight="normal" fo:font-family="'DejaVu Sans Mono'" style:font-family-asian="'DejaVu Sans Mono'" style:font-family-complex="'DejaVu Sans Mono'" fo:background-color="#2b2b2b" fo:color="#a9b7c6"/>
    </style:style>
    <style:style style:name="T1767" style:family="text">
      <style:text-properties fo:font-size="10.00pt" fo:font-weight="normal" fo:font-family="'Liberation Mono'" style:font-family-asian="'Liberation Mono'" style:font-family-complex="'Liberation Mono'" fo:background-color="#2b2b2b" fo:color="#a9b7c6"/>
    </style:style>
    <style:style style:name="T1768" style:family="text">
      <style:text-properties fo:font-size="9.00pt" fo:font-weight="normal" fo:font-family="'DejaVu Sans Mono'" style:font-family-asian="'DejaVu Sans Mono'" style:font-family-complex="'DejaVu Sans Mono'" fo:background-color="#2b2b2b" fo:color="#808080"/>
    </style:style>
    <style:style style:name="T1769" style:family="text">
      <style:text-properties fo:font-size="10.00pt" fo:font-weight="normal" fo:font-family="'Liberation Mono'" style:font-family-asian="'Liberation Mono'" style:font-family-complex="'Liberation Mono'" fo:background-color="#2b2b2b" fo:color="#808080"/>
    </style:style>
    <style:style style:name="T1770" style:family="text">
      <style:text-properties fo:font-size="9.00pt" fo:font-weight="normal" fo:font-family="'DejaVu Sans Mono'" style:font-family-asian="'DejaVu Sans Mono'" style:font-family-complex="'DejaVu Sans Mono'" fo:background-color="#2b2b2b" fo:color="#a9b7c6"/>
    </style:style>
    <style:style style:name="T1771" style:family="text">
      <style:text-properties fo:font-size="9.00pt" fo:font-weight="normal" fo:font-family="'DejaVu Sans Mono'" style:font-family-asian="'DejaVu Sans Mono'" style:font-family-complex="'DejaVu Sans Mono'" fo:background-color="#2b2b2b" fo:color="#6897bb"/>
    </style:style>
    <style:style style:name="T1772" style:family="text">
      <style:text-properties fo:font-size="10.00pt" fo:font-weight="normal" fo:font-family="'Liberation Mono'" style:font-family-asian="'Liberation Mono'" style:font-family-complex="'Liberation Mono'" fo:background-color="#2b2b2b" fo:color="#6897bb"/>
    </style:style>
    <style:style style:name="T1773" style:family="text">
      <style:text-properties fo:font-size="9.00pt" fo:font-weight="normal" fo:font-family="'DejaVu Sans Mono'" style:font-family-asian="'DejaVu Sans Mono'" style:font-family-complex="'DejaVu Sans Mono'" fo:background-color="#2b2b2b" fo:color="#8888c6"/>
    </style:style>
    <style:style style:name="T1774" style:family="text">
      <style:text-properties fo:font-size="9.00pt" fo:font-weight="normal" fo:font-family="'DejaVu Sans Mono'" style:font-family-asian="'DejaVu Sans Mono'" style:font-family-complex="'DejaVu Sans Mono'" fo:background-color="#2b2b2b" fo:color="#a9b7c6"/>
    </style:style>
    <style:style style:name="T1775" style:family="text">
      <style:text-properties fo:font-size="9.00pt" fo:font-weight="normal" fo:font-family="'DejaVu Sans Mono'" style:font-family-asian="'DejaVu Sans Mono'" style:font-family-complex="'DejaVu Sans Mono'" fo:background-color="#2b2b2b" fo:color="#6a8759"/>
    </style:style>
    <style:style style:name="T1776" style:family="text">
      <style:text-properties fo:font-size="9.00pt" fo:font-weight="normal" fo:font-family="'DejaVu Sans Mono'" style:font-family-asian="'DejaVu Sans Mono'" style:font-family-complex="'DejaVu Sans Mono'" fo:background-color="#2b2b2b" fo:color="#cc7832"/>
    </style:style>
    <style:style style:name="T1777" style:family="text">
      <style:text-properties fo:font-size="9.00pt" fo:font-weight="normal" fo:font-family="'DejaVu Sans Mono'" style:font-family-asian="'DejaVu Sans Mono'" style:font-family-complex="'DejaVu Sans Mono'" fo:background-color="#2b2b2b" fo:color="#a9b7c6"/>
    </style:style>
    <style:style style:name="T1778" style:family="text">
      <style:text-properties fo:font-size="10.00pt" fo:font-weight="normal" fo:font-family="'Liberation Mono'" style:font-family-asian="'Liberation Mono'" style:font-family-complex="'Liberation Mono'" fo:background-color="#2b2b2b" fo:color="#a9b7c6"/>
    </style:style>
    <style:style style:name="T1779" style:family="text">
      <style:text-properties fo:font-size="9.00pt" fo:font-weight="normal" fo:font-family="'DejaVu Sans Mono'" style:font-family-asian="'DejaVu Sans Mono'" style:font-family-complex="'DejaVu Sans Mono'" fo:background-color="#2b2b2b" fo:color="#a9b7c6"/>
    </style:style>
    <style:style style:name="T1780" style:family="text">
      <style:text-properties fo:font-size="9.00pt" fo:font-weight="normal" fo:font-family="'DejaVu Sans Mono'" style:font-family-asian="'DejaVu Sans Mono'" style:font-family-complex="'DejaVu Sans Mono'" fo:background-color="#2b2b2b" fo:color="#cc7832"/>
    </style:style>
    <style:style style:name="T1781" style:family="text">
      <style:text-properties fo:font-size="9.00pt" fo:font-weight="normal" fo:font-family="'DejaVu Sans Mono'" style:font-family-asian="'DejaVu Sans Mono'" style:font-family-complex="'DejaVu Sans Mono'" fo:background-color="#2b2b2b" fo:color="#a9b7c6"/>
    </style:style>
    <style:style style:name="T1782" style:family="text">
      <style:text-properties fo:font-size="9.00pt" fo:font-weight="normal" fo:font-family="'DejaVu Sans Mono'" style:font-family-asian="'DejaVu Sans Mono'" style:font-family-complex="'DejaVu Sans Mono'" fo:background-color="#2b2b2b" fo:color="#cc7832"/>
    </style:style>
    <style:style style:name="T1783" style:family="text">
      <style:text-properties fo:font-size="9.00pt" fo:font-weight="normal" fo:font-family="'DejaVu Sans Mono'" style:font-family-asian="'DejaVu Sans Mono'" style:font-family-complex="'DejaVu Sans Mono'" fo:background-color="#2b2b2b" fo:color="#a9b7c6"/>
    </style:style>
    <style:style style:name="T1784" style:family="text">
      <style:text-properties fo:font-size="9.00pt" fo:font-weight="normal" fo:font-family="'DejaVu Sans Mono'" style:font-family-asian="'DejaVu Sans Mono'" style:font-family-complex="'DejaVu Sans Mono'" fo:background-color="#2b2b2b" fo:color="#cc7832"/>
    </style:style>
    <style:style style:name="T1785" style:family="text">
      <style:text-properties fo:font-size="9.00pt" fo:font-weight="normal" fo:font-family="'DejaVu Sans Mono'" style:font-family-asian="'DejaVu Sans Mono'" style:font-family-complex="'DejaVu Sans Mono'" fo:background-color="#2b2b2b" fo:color="#a9b7c6"/>
    </style:style>
    <style:style style:name="T1786" style:family="text">
      <style:text-properties fo:font-size="9.00pt" fo:font-weight="normal" fo:font-family="'DejaVu Sans Mono'" style:font-family-asian="'DejaVu Sans Mono'" style:font-family-complex="'DejaVu Sans Mono'" fo:background-color="#2b2b2b" fo:color="#cc7832"/>
    </style:style>
    <style:style style:name="T1787" style:family="text">
      <style:text-properties fo:font-size="9.00pt" fo:font-weight="normal" fo:font-family="'DejaVu Sans Mono'" style:font-family-asian="'DejaVu Sans Mono'" style:font-family-complex="'DejaVu Sans Mono'" fo:background-color="#2b2b2b" fo:color="#a9b7c6"/>
    </style:style>
    <style:style style:name="T1788" style:family="text">
      <style:text-properties fo:font-size="10.00pt" fo:font-weight="normal" fo:font-family="'Liberation Mono'" style:font-family-asian="'Liberation Mono'" style:font-family-complex="'Liberation Mono'" fo:background-color="#2b2b2b" fo:color="#a9b7c6"/>
    </style:style>
    <style:style style:name="T1789" style:family="text">
      <style:text-properties fo:font-size="9.00pt" fo:font-weight="normal" fo:font-family="'DejaVu Sans Mono'" style:font-family-asian="'DejaVu Sans Mono'" style:font-family-complex="'DejaVu Sans Mono'" fo:background-color="#2b2b2b" fo:color="#808080"/>
    </style:style>
    <style:style style:name="T1790" style:family="text">
      <style:text-properties fo:font-size="10.00pt" fo:font-weight="normal" fo:font-family="'Liberation Mono'" style:font-family-asian="'Liberation Mono'" style:font-family-complex="'Liberation Mono'" fo:background-color="#2b2b2b" fo:color="#808080"/>
    </style:style>
    <style:style style:name="T1791" style:family="text">
      <style:text-properties fo:font-size="9.00pt" fo:font-weight="normal" fo:font-family="'DejaVu Sans Mono'" style:font-family-asian="'DejaVu Sans Mono'" style:font-family-complex="'DejaVu Sans Mono'" fo:background-color="#2b2b2b" fo:color="#a9b7c6"/>
    </style:style>
    <style:style style:name="T1792" style:family="text">
      <style:text-properties fo:font-size="10.00pt" fo:font-weight="normal" fo:font-family="'Liberation Mono'" style:font-family-asian="'Liberation Mono'" style:font-family-complex="'Liberation Mono'" fo:background-color="#2b2b2b" fo:color="#a9b7c6"/>
    </style:style>
    <style:style style:name="T1793" style:family="text">
      <style:text-properties fo:font-size="9.00pt" fo:font-weight="normal" fo:font-family="'DejaVu Sans Mono'" style:font-family-asian="'DejaVu Sans Mono'" style:font-family-complex="'DejaVu Sans Mono'" fo:background-color="#2b2b2b" fo:color="#a9b7c6"/>
    </style:style>
    <style:style style:name="T1794" style:family="text">
      <style:text-properties fo:font-size="10.00pt" fo:font-weight="normal" fo:font-family="'Liberation Mono'" style:font-family-asian="'Liberation Mono'" style:font-family-complex="'Liberation Mono'" fo:background-color="#2b2b2b" fo:color="#a9b7c6"/>
    </style:style>
    <style:style style:name="T1795" style:family="text">
      <style:text-properties fo:font-size="9.00pt" fo:font-weight="normal" fo:font-family="'DejaVu Sans Mono'" style:font-family-asian="'DejaVu Sans Mono'" style:font-family-complex="'DejaVu Sans Mono'" fo:background-color="#2b2b2b" fo:color="#8888c6"/>
    </style:style>
    <style:style style:name="T1796" style:family="text">
      <style:text-properties fo:font-size="9.00pt" fo:font-weight="normal" fo:font-family="'DejaVu Sans Mono'" style:font-family-asian="'DejaVu Sans Mono'" style:font-family-complex="'DejaVu Sans Mono'" fo:background-color="#2b2b2b" fo:color="#a9b7c6"/>
    </style:style>
    <style:style style:name="T1797" style:family="text">
      <style:text-properties fo:font-size="9.00pt" fo:font-weight="normal" fo:font-family="'DejaVu Sans Mono'" style:font-family-asian="'DejaVu Sans Mono'" style:font-family-complex="'DejaVu Sans Mono'" fo:background-color="#2b2b2b" fo:color="#6a8759"/>
    </style:style>
    <style:style style:name="T1798" style:family="text">
      <style:text-properties fo:font-size="9.00pt" fo:font-weight="normal" fo:font-family="'DejaVu Sans Mono'" style:font-family-asian="'DejaVu Sans Mono'" style:font-family-complex="'DejaVu Sans Mono'" fo:background-color="#2b2b2b" fo:color="#cc7832"/>
    </style:style>
    <style:style style:name="T1799" style:family="text">
      <style:text-properties fo:font-size="9.00pt" fo:font-weight="normal" fo:font-family="'DejaVu Sans Mono'" style:font-family-asian="'DejaVu Sans Mono'" style:font-family-complex="'DejaVu Sans Mono'" fo:background-color="#2b2b2b" fo:color="#8888c6"/>
    </style:style>
    <style:style style:name="T1800" style:family="text">
      <style:text-properties fo:font-size="9.00pt" fo:font-weight="normal" fo:font-family="'DejaVu Sans Mono'" style:font-family-asian="'DejaVu Sans Mono'" style:font-family-complex="'DejaVu Sans Mono'" fo:background-color="#2b2b2b" fo:color="#a9b7c6"/>
    </style:style>
    <style:style style:name="T1801" style:family="text">
      <style:text-properties fo:font-size="10.00pt" fo:font-weight="normal" fo:font-family="'Liberation Mono'" style:font-family-asian="'Liberation Mono'" style:font-family-complex="'Liberation Mono'" fo:background-color="#2b2b2b" fo:color="#a9b7c6"/>
    </style:style>
    <style:style style:name="T1802" style:family="text">
      <style:text-properties fo:font-size="9.00pt" fo:font-weight="normal" fo:font-family="'DejaVu Sans Mono'" style:font-family-asian="'DejaVu Sans Mono'" style:font-family-complex="'DejaVu Sans Mono'" fo:background-color="#2b2b2b" fo:color="#8888c6"/>
    </style:style>
    <style:style style:name="T1803" style:family="text">
      <style:text-properties fo:font-size="9.00pt" fo:font-weight="normal" fo:font-family="'DejaVu Sans Mono'" style:font-family-asian="'DejaVu Sans Mono'" style:font-family-complex="'DejaVu Sans Mono'" fo:background-color="#2b2b2b" fo:color="#a9b7c6"/>
    </style:style>
    <style:style style:name="T1804" style:family="text">
      <style:text-properties fo:font-size="9.00pt" fo:font-weight="normal" fo:font-family="'DejaVu Sans Mono'" style:font-family-asian="'DejaVu Sans Mono'" style:font-family-complex="'DejaVu Sans Mono'" fo:background-color="#2b2b2b" fo:color="#6a8759"/>
    </style:style>
    <style:style style:name="T1805" style:family="text">
      <style:text-properties fo:font-size="9.00pt" fo:font-weight="normal" fo:font-family="'DejaVu Sans Mono'" style:font-family-asian="'DejaVu Sans Mono'" style:font-family-complex="'DejaVu Sans Mono'" fo:background-color="#2b2b2b" fo:color="#cc7832"/>
    </style:style>
    <style:style style:name="T1806" style:family="text">
      <style:text-properties fo:font-size="9.00pt" fo:font-weight="normal" fo:font-family="'DejaVu Sans Mono'" style:font-family-asian="'DejaVu Sans Mono'" style:font-family-complex="'DejaVu Sans Mono'" fo:background-color="#2b2b2b" fo:color="#6a8759"/>
    </style:style>
    <style:style style:name="T1807" style:family="text">
      <style:text-properties fo:font-size="9.00pt" fo:font-weight="normal" fo:font-family="'DejaVu Sans Mono'" style:font-family-asian="'DejaVu Sans Mono'" style:font-family-complex="'DejaVu Sans Mono'" fo:background-color="#2b2b2b" fo:color="#a9b7c6"/>
    </style:style>
    <style:style style:name="T1808" style:family="text">
      <style:text-properties fo:font-size="10.00pt" fo:font-weight="normal" fo:font-family="'Liberation Mono'" style:font-family-asian="'Liberation Mono'" style:font-family-complex="'Liberation Mono'" fo:background-color="#2b2b2b" fo:color="#a9b7c6"/>
    </style:style>
    <style:style style:name="T1809" style:family="text">
      <style:text-properties fo:font-size="9.00pt" fo:font-weight="normal" fo:font-family="'DejaVu Sans Mono'" style:font-family-asian="'DejaVu Sans Mono'" style:font-family-complex="'DejaVu Sans Mono'" fo:background-color="#2b2b2b" fo:color="#a9b7c6"/>
    </style:style>
    <style:style style:name="T1810" style:family="text">
      <style:text-properties fo:font-size="9.00pt" fo:font-weight="normal" fo:font-family="'DejaVu Sans Mono'" style:font-family-asian="'DejaVu Sans Mono'" style:font-family-complex="'DejaVu Sans Mono'" fo:background-color="#2b2b2b" fo:color="#6a8759"/>
    </style:style>
    <style:style style:name="T1811" style:family="text">
      <style:text-properties fo:font-size="9.00pt" fo:font-weight="normal" fo:font-family="'DejaVu Sans Mono'" style:font-family-asian="'DejaVu Sans Mono'" style:font-family-complex="'DejaVu Sans Mono'" fo:background-color="#2b2b2b" fo:color="#a9b7c6"/>
    </style:style>
    <style:style style:name="T1812" style:family="text">
      <style:text-properties fo:font-size="9.00pt" fo:font-weight="normal" fo:font-family="'DejaVu Sans Mono'" style:font-family-asian="'DejaVu Sans Mono'" style:font-family-complex="'DejaVu Sans Mono'" fo:background-color="#2b2b2b" fo:color="#6897bb"/>
    </style:style>
    <style:style style:name="T1813" style:family="text">
      <style:text-properties fo:font-size="10.00pt" fo:font-weight="normal" fo:font-family="'Liberation Mono'" style:font-family-asian="'Liberation Mono'" style:font-family-complex="'Liberation Mono'" fo:background-color="#2b2b2b" fo:color="#6897bb"/>
    </style:style>
    <style:style style:name="T1814" style:family="text">
      <style:text-properties fo:font-size="9.00pt" fo:font-weight="normal" fo:font-family="'DejaVu Sans Mono'" style:font-family-asian="'DejaVu Sans Mono'" style:font-family-complex="'DejaVu Sans Mono'" fo:background-color="#2b2b2b" fo:color="#a9b7c6"/>
    </style:style>
    <style:style style:name="T1815" style:family="text">
      <style:text-properties fo:font-size="10.00pt" fo:font-weight="normal" fo:font-family="'Liberation Mono'" style:font-family-asian="'Liberation Mono'" style:font-family-complex="'Liberation Mono'" fo:background-color="#2b2b2b" fo:color="#a9b7c6"/>
    </style:style>
    <style:style style:name="T1816" style:family="text">
      <style:text-properties fo:font-size="9.00pt" fo:font-weight="normal" fo:font-family="'DejaVu Sans Mono'" style:font-family-asian="'DejaVu Sans Mono'" style:font-family-complex="'DejaVu Sans Mono'" fo:background-color="#2b2b2b" fo:color="#a9b7c6"/>
    </style:style>
    <style:style style:name="T1817" style:family="text">
      <style:text-properties fo:font-size="10.00pt" fo:font-weight="normal" fo:font-family="'Liberation Mono'" style:font-family-asian="'Liberation Mono'" style:font-family-complex="'Liberation Mono'" fo:background-color="#2b2b2b" fo:color="#a9b7c6"/>
    </style:style>
    <style:style style:name="T1818" style:family="text">
      <style:text-properties fo:font-size="9.00pt" fo:font-weight="normal" fo:font-family="'DejaVu Sans Mono'" style:font-family-asian="'DejaVu Sans Mono'" style:font-family-complex="'DejaVu Sans Mono'" fo:background-color="#2b2b2b" fo:color="#a9b7c6"/>
    </style:style>
    <style:style style:name="T1819" style:family="text">
      <style:text-properties fo:font-size="9.00pt" fo:font-weight="normal" fo:font-family="'DejaVu Sans Mono'" style:font-family-asian="'DejaVu Sans Mono'" style:font-family-complex="'DejaVu Sans Mono'" fo:background-color="#2b2b2b" fo:color="#cc7832"/>
    </style:style>
    <style:style style:name="T1820" style:family="text">
      <style:text-properties fo:font-size="9.00pt" fo:font-weight="normal" fo:font-family="'DejaVu Sans Mono'" style:font-family-asian="'DejaVu Sans Mono'" style:font-family-complex="'DejaVu Sans Mono'" fo:background-color="#2b2b2b" fo:color="#a9b7c6"/>
    </style:style>
    <style:style style:name="T1821" style:family="text">
      <style:text-properties fo:font-size="10.00pt" fo:font-weight="normal" fo:font-family="'Liberation Mono'" style:font-family-asian="'Liberation Mono'" style:font-family-complex="'Liberation Mono'" fo:background-color="#2b2b2b" fo:color="#a9b7c6"/>
    </style:style>
    <style:style style:name="T1822" style:family="text">
      <style:text-properties fo:font-size="9.00pt" fo:font-weight="normal" fo:font-family="'DejaVu Sans Mono'" style:font-family-asian="'DejaVu Sans Mono'" style:font-family-complex="'DejaVu Sans Mono'" fo:background-color="#2b2b2b" fo:color="#a9b7c6"/>
    </style:style>
    <style:style style:name="T1823" style:family="text">
      <style:text-properties fo:font-size="9.00pt" fo:font-weight="normal" fo:font-family="'DejaVu Sans Mono'" style:font-family-asian="'DejaVu Sans Mono'" style:font-family-complex="'DejaVu Sans Mono'" fo:background-color="#2b2b2b" fo:color="#cc7832"/>
    </style:style>
    <style:style style:name="T1824" style:family="text">
      <style:text-properties fo:font-size="9.00pt" fo:font-weight="normal" fo:font-family="'DejaVu Sans Mono'" style:font-family-asian="'DejaVu Sans Mono'" style:font-family-complex="'DejaVu Sans Mono'" fo:background-color="#2b2b2b" fo:color="#a9b7c6"/>
    </style:style>
    <style:style style:name="T1825" style:family="text">
      <style:text-properties fo:font-size="10.00pt" fo:font-weight="normal" fo:font-family="'Liberation Mono'" style:font-family-asian="'Liberation Mono'" style:font-family-complex="'Liberation Mono'" fo:background-color="#2b2b2b" fo:color="#a9b7c6"/>
    </style:style>
    <style:style style:name="T1826" style:family="text">
      <style:text-properties fo:font-size="9.00pt" fo:font-weight="normal" fo:font-family="'DejaVu Sans Mono'" style:font-family-asian="'DejaVu Sans Mono'" style:font-family-complex="'DejaVu Sans Mono'" fo:background-color="#2b2b2b" fo:color="#a9b7c6"/>
    </style:style>
    <style:style style:name="T1827" style:family="text">
      <style:text-properties fo:font-size="10.00pt" fo:font-weight="normal" fo:font-family="'Liberation Mono'" style:font-family-asian="'Liberation Mono'" style:font-family-complex="'Liberation Mono'" fo:background-color="#2b2b2b" fo:color="#a9b7c6"/>
    </style:style>
    <style:style style:name="T1828" style:family="text">
      <style:text-properties fo:font-size="9.00pt" fo:font-weight="normal" fo:font-family="'DejaVu Sans Mono'" style:font-family-asian="'DejaVu Sans Mono'" style:font-family-complex="'DejaVu Sans Mono'" fo:background-color="#2b2b2b" fo:color="#a9b7c6"/>
    </style:style>
    <style:style style:name="T1829" style:family="text">
      <style:text-properties fo:font-size="10.00pt" fo:font-weight="normal" fo:font-family="'Liberation Mono'" style:font-family-asian="'Liberation Mono'" style:font-family-complex="'Liberation Mono'" fo:background-color="#2b2b2b" fo:color="#a9b7c6"/>
    </style:style>
    <style:style style:name="T1830" style:family="text">
      <style:text-properties fo:font-size="9.00pt" fo:font-weight="normal" fo:font-family="'DejaVu Sans Mono'" style:font-family-asian="'DejaVu Sans Mono'" style:font-family-complex="'DejaVu Sans Mono'" fo:background-color="#2b2b2b" fo:color="#a9b7c6"/>
    </style:style>
    <style:style style:name="T1831" style:family="text">
      <style:text-properties fo:font-size="10.00pt" fo:font-weight="normal" fo:font-family="'Liberation Mono'" style:font-family-asian="'Liberation Mono'" style:font-family-complex="'Liberation Mono'" fo:background-color="#2b2b2b" fo:color="#a9b7c6"/>
    </style:style>
    <style:style style:name="T1832" style:family="text">
      <style:text-properties fo:font-size="9.00pt" fo:font-weight="normal" fo:font-family="'DejaVu Sans Mono'" style:font-family-asian="'DejaVu Sans Mono'" style:font-family-complex="'DejaVu Sans Mono'" fo:background-color="#2b2b2b" fo:color="#a9b7c6"/>
    </style:style>
    <style:style style:name="T1833" style:family="text">
      <style:text-properties fo:font-size="9.00pt" fo:font-weight="normal" fo:font-family="'DejaVu Sans Mono'" style:font-family-asian="'DejaVu Sans Mono'" style:font-family-complex="'DejaVu Sans Mono'" fo:background-color="#2b2b2b" fo:color="#cc7832"/>
    </style:style>
    <style:style style:name="T1834" style:family="text">
      <style:text-properties fo:font-size="9.00pt" fo:font-weight="normal" fo:font-family="'DejaVu Sans Mono'" style:font-family-asian="'DejaVu Sans Mono'" style:font-family-complex="'DejaVu Sans Mono'" fo:background-color="#2b2b2b" fo:color="#a9b7c6"/>
    </style:style>
    <style:style style:name="T1835" style:family="text">
      <style:text-properties fo:font-size="9.00pt" fo:font-weight="normal" fo:font-family="'DejaVu Sans Mono'" style:font-family-asian="'DejaVu Sans Mono'" style:font-family-complex="'DejaVu Sans Mono'" fo:background-color="#2b2b2b" fo:color="#6a8759"/>
    </style:style>
    <style:style style:name="T1836" style:family="text">
      <style:text-properties fo:font-size="9.00pt" fo:font-weight="normal" fo:font-family="'DejaVu Sans Mono'" style:font-family-asian="'DejaVu Sans Mono'" style:font-family-complex="'DejaVu Sans Mono'" fo:background-color="#2b2b2b" fo:color="#a9b7c6"/>
    </style:style>
    <style:style style:name="T1837" style:family="text">
      <style:text-properties fo:font-size="10.00pt" fo:font-weight="normal" fo:font-family="'Liberation Mono'" style:font-family-asian="'Liberation Mono'" style:font-family-complex="'Liberation Mono'" fo:background-color="#2b2b2b" fo:color="#a9b7c6"/>
    </style:style>
    <style:style style:name="T1838" style:family="text">
      <style:text-properties fo:font-size="9.00pt" fo:font-weight="normal" fo:font-family="'DejaVu Sans Mono'" style:font-family-asian="'DejaVu Sans Mono'" style:font-family-complex="'DejaVu Sans Mono'" fo:background-color="#2b2b2b" fo:color="#a9b7c6"/>
    </style:style>
    <style:style style:name="T1839" style:family="text">
      <style:text-properties fo:font-size="11.00pt" fo:font-weight="normal" fo:font-family="Calibri" style:font-family-asian="Calibri" style:font-family-complex="Calibri" fo:background-color="transparent" style:use-window-font-color="true"/>
    </style:style>
    <style:style style:name="T1840" style:family="text">
      <style:text-properties fo:font-size="12.00pt" fo:font-weight="normal" fo:font-family="'Liberation Serif'" style:font-family-asian="'Liberation Serif'" style:font-family-complex="'Liberation Serif'" fo:background-color="transparent" style:use-window-font-color="true"/>
    </style:style>
    <style:style style:name="T1841" style:family="text">
      <style:text-properties fo:font-size="11.00pt" fo:font-weight="normal" fo:font-family="Calibri" style:font-family-asian="Calibri" style:font-family-complex="Calibri" fo:background-color="transparent" style:use-window-font-color="true"/>
    </style:style>
    <style:style style:name="T1842" style:family="text">
      <style:text-properties fo:font-size="9.00pt" fo:font-weight="normal" fo:font-family="'DejaVu Sans Mono'" style:font-family-asian="'DejaVu Sans Mono'" style:font-family-complex="'DejaVu Sans Mono'" fo:background-color="#2b2b2b" fo:color="#cc7832"/>
    </style:style>
    <style:style style:name="T1843" style:family="text">
      <style:text-properties fo:font-size="9.00pt" fo:font-weight="normal" fo:font-family="'DejaVu Sans Mono'" style:font-family-asian="'DejaVu Sans Mono'" style:font-family-complex="'DejaVu Sans Mono'" fo:background-color="#2b2b2b" fo:color="#a9b7c6"/>
    </style:style>
    <style:style style:name="T1844" style:family="text">
      <style:text-properties fo:font-size="9.00pt" fo:font-weight="normal" fo:font-family="'DejaVu Sans Mono'" style:font-family-asian="'DejaVu Sans Mono'" style:font-family-complex="'DejaVu Sans Mono'" fo:background-color="#2b2b2b" fo:color="#cc7832"/>
    </style:style>
    <style:style style:name="T1845" style:family="text">
      <style:text-properties fo:font-size="9.00pt" fo:font-weight="normal" fo:font-family="'DejaVu Sans Mono'" style:font-family-asian="'DejaVu Sans Mono'" style:font-family-complex="'DejaVu Sans Mono'" fo:background-color="#2b2b2b" fo:color="#a9b7c6"/>
    </style:style>
    <style:style style:name="T1846" style:family="text">
      <style:text-properties fo:font-size="9.00pt" fo:font-weight="normal" fo:font-family="'DejaVu Sans Mono'" style:font-family-asian="'DejaVu Sans Mono'" style:font-family-complex="'DejaVu Sans Mono'" fo:background-color="#2b2b2b" fo:color="#cc7832"/>
    </style:style>
    <style:style style:name="T1847" style:family="text">
      <style:text-properties fo:font-size="9.00pt" fo:font-weight="normal" fo:font-family="'DejaVu Sans Mono'" style:font-family-asian="'DejaVu Sans Mono'" style:font-family-complex="'DejaVu Sans Mono'" fo:background-color="#2b2b2b" fo:color="#a9b7c6"/>
    </style:style>
    <style:style style:name="T1848" style:family="text">
      <style:text-properties fo:font-size="9.00pt" fo:font-weight="normal" fo:font-family="'DejaVu Sans Mono'" style:font-family-asian="'DejaVu Sans Mono'" style:font-family-complex="'DejaVu Sans Mono'" fo:background-color="#2b2b2b" fo:color="#cc7832"/>
    </style:style>
    <style:style style:name="T1849" style:family="text">
      <style:text-properties fo:font-size="9.00pt" fo:font-weight="normal" fo:font-family="'DejaVu Sans Mono'" style:font-family-asian="'DejaVu Sans Mono'" style:font-family-complex="'DejaVu Sans Mono'" fo:background-color="#2b2b2b" fo:color="#a9b7c6"/>
    </style:style>
    <style:style style:name="T1850" style:family="text">
      <style:text-properties fo:font-size="9.00pt" fo:font-weight="normal" fo:font-family="'DejaVu Sans Mono'" style:font-family-asian="'DejaVu Sans Mono'" style:font-family-complex="'DejaVu Sans Mono'" fo:background-color="#2b2b2b" fo:color="#cc7832"/>
    </style:style>
    <style:style style:name="T1851" style:family="text">
      <style:text-properties fo:font-size="9.00pt" fo:font-weight="normal" fo:font-family="'DejaVu Sans Mono'" style:font-family-asian="'DejaVu Sans Mono'" style:font-family-complex="'DejaVu Sans Mono'" fo:background-color="#2b2b2b" fo:color="#a9b7c6"/>
    </style:style>
    <style:style style:name="T1852" style:family="text">
      <style:text-properties fo:font-size="9.00pt" fo:font-weight="normal" fo:font-family="'DejaVu Sans Mono'" style:font-family-asian="'DejaVu Sans Mono'" style:font-family-complex="'DejaVu Sans Mono'" fo:background-color="#2b2b2b" fo:color="#cc7832"/>
    </style:style>
    <style:style style:name="T1853" style:family="text">
      <style:text-properties fo:font-size="9.00pt" fo:font-weight="normal" fo:font-family="'DejaVu Sans Mono'" style:font-family-asian="'DejaVu Sans Mono'" style:font-family-complex="'DejaVu Sans Mono'" fo:background-color="#2b2b2b" fo:color="#a9b7c6"/>
    </style:style>
    <style:style style:name="T1854" style:family="text">
      <style:text-properties fo:font-size="9.00pt" fo:font-weight="normal" fo:font-family="'DejaVu Sans Mono'" style:font-family-asian="'DejaVu Sans Mono'" style:font-family-complex="'DejaVu Sans Mono'" fo:background-color="#2b2b2b" fo:color="#cc7832"/>
    </style:style>
    <style:style style:name="T1855" style:family="text">
      <style:text-properties fo:font-size="9.00pt" fo:font-weight="normal" fo:font-family="'DejaVu Sans Mono'" style:font-family-asian="'DejaVu Sans Mono'" style:font-family-complex="'DejaVu Sans Mono'" fo:background-color="#2b2b2b" fo:color="#a9b7c6"/>
    </style:style>
    <style:style style:name="T1856" style:family="text">
      <style:text-properties fo:font-size="9.00pt" fo:font-weight="normal" fo:font-family="'DejaVu Sans Mono'" style:font-family-asian="'DejaVu Sans Mono'" style:font-family-complex="'DejaVu Sans Mono'" fo:background-color="#2b2b2b" fo:color="#cc7832"/>
    </style:style>
    <style:style style:name="T1857" style:family="text">
      <style:text-properties fo:font-size="9.00pt" fo:font-weight="normal" fo:font-family="'DejaVu Sans Mono'" style:font-family-asian="'DejaVu Sans Mono'" style:font-family-complex="'DejaVu Sans Mono'" fo:background-color="#2b2b2b" fo:color="#a9b7c6"/>
    </style:style>
    <style:style style:name="T1858" style:family="text">
      <style:text-properties fo:font-size="9.00pt" fo:font-weight="normal" fo:font-family="'DejaVu Sans Mono'" style:font-family-asian="'DejaVu Sans Mono'" style:font-family-complex="'DejaVu Sans Mono'" fo:background-color="#2b2b2b" fo:color="#cc7832"/>
    </style:style>
    <style:style style:name="T1859" style:family="text">
      <style:text-properties fo:font-size="9.00pt" fo:font-weight="normal" fo:font-family="'DejaVu Sans Mono'" style:font-family-asian="'DejaVu Sans Mono'" style:font-family-complex="'DejaVu Sans Mono'" fo:background-color="#2b2b2b" fo:color="#a9b7c6"/>
    </style:style>
    <style:style style:name="T1860" style:family="text">
      <style:text-properties fo:font-size="9.00pt" fo:font-weight="normal" fo:font-family="'DejaVu Sans Mono'" style:font-family-asian="'DejaVu Sans Mono'" style:font-family-complex="'DejaVu Sans Mono'" fo:background-color="#2b2b2b" fo:color="#cc7832"/>
    </style:style>
    <style:style style:name="T1861" style:family="text">
      <style:text-properties fo:font-size="9.00pt" fo:font-weight="normal" fo:font-family="'DejaVu Sans Mono'" style:font-family-asian="'DejaVu Sans Mono'" style:font-family-complex="'DejaVu Sans Mono'" fo:background-color="#2b2b2b" fo:color="#a9b7c6"/>
    </style:style>
    <style:style style:name="T1862" style:family="text">
      <style:text-properties fo:font-size="9.00pt" fo:font-weight="normal" fo:font-family="'DejaVu Sans Mono'" style:font-family-asian="'DejaVu Sans Mono'" style:font-family-complex="'DejaVu Sans Mono'" fo:background-color="#2b2b2b" fo:color="#cc7832"/>
    </style:style>
    <style:style style:name="T1863" style:family="text">
      <style:text-properties fo:font-size="9.00pt" fo:font-weight="normal" fo:font-family="'DejaVu Sans Mono'" style:font-family-asian="'DejaVu Sans Mono'" style:font-family-complex="'DejaVu Sans Mono'" fo:background-color="#2b2b2b" fo:color="#a9b7c6"/>
    </style:style>
    <style:style style:name="T1864" style:family="text">
      <style:text-properties fo:font-size="10.00pt" fo:font-weight="normal" fo:font-family="'Liberation Mono'" style:font-family-asian="'Liberation Mono'" style:font-family-complex="'Liberation Mono'" fo:background-color="#2b2b2b" fo:color="#a9b7c6"/>
    </style:style>
    <style:style style:name="T1865" style:family="text">
      <style:text-properties fo:font-size="9.00pt" fo:font-weight="normal" fo:font-family="'DejaVu Sans Mono'" style:font-family-asian="'DejaVu Sans Mono'" style:font-family-complex="'DejaVu Sans Mono'" fo:background-color="#2b2b2b" fo:color="#808080"/>
    </style:style>
    <style:style style:name="T1866" style:family="text">
      <style:text-properties fo:font-size="10.00pt" fo:font-weight="normal" fo:font-family="'Liberation Mono'" style:font-family-asian="'Liberation Mono'" style:font-family-complex="'Liberation Mono'" fo:background-color="#2b2b2b" fo:color="#808080"/>
    </style:style>
    <style:style style:name="T1867" style:family="text">
      <style:text-properties fo:font-size="9.00pt" fo:font-weight="normal" fo:font-family="'DejaVu Sans Mono'" style:font-family-asian="'DejaVu Sans Mono'" style:font-family-complex="'DejaVu Sans Mono'" fo:background-color="#2b2b2b" fo:color="#808080"/>
    </style:style>
    <style:style style:name="T1868" style:family="text">
      <style:text-properties fo:font-size="10.00pt" fo:font-weight="normal" fo:font-family="'Liberation Mono'" style:font-family-asian="'Liberation Mono'" style:font-family-complex="'Liberation Mono'" fo:background-color="#2b2b2b" fo:color="#808080"/>
    </style:style>
    <style:style style:name="T1869" style:family="text">
      <style:text-properties fo:font-size="9.00pt" fo:font-weight="normal" fo:font-family="'DejaVu Sans Mono'" style:font-family-asian="'DejaVu Sans Mono'" style:font-family-complex="'DejaVu Sans Mono'" fo:background-color="#2b2b2b" fo:color="#a9b7c6"/>
    </style:style>
    <style:style style:name="T1870" style:family="text">
      <style:text-properties fo:font-size="10.00pt" fo:font-weight="normal" fo:font-family="'Liberation Mono'" style:font-family-asian="'Liberation Mono'" style:font-family-complex="'Liberation Mono'" fo:background-color="#2b2b2b" fo:color="#a9b7c6"/>
    </style:style>
    <style:style style:name="T1871" style:family="text">
      <style:text-properties fo:font-size="9.00pt" fo:font-weight="normal" fo:font-family="'DejaVu Sans Mono'" style:font-family-asian="'DejaVu Sans Mono'" style:font-family-complex="'DejaVu Sans Mono'" fo:background-color="#2b2b2b" fo:color="#a9b7c6"/>
    </style:style>
    <style:style style:name="T1872" style:family="text">
      <style:text-properties fo:font-size="10.00pt" fo:font-weight="normal" fo:font-family="'Liberation Mono'" style:font-family-asian="'Liberation Mono'" style:font-family-complex="'Liberation Mono'" fo:background-color="#2b2b2b" fo:color="#a9b7c6"/>
    </style:style>
    <style:style style:name="T1873" style:family="text">
      <style:text-properties fo:font-size="9.00pt" fo:font-weight="normal" fo:font-family="'DejaVu Sans Mono'" style:font-family-asian="'DejaVu Sans Mono'" style:font-family-complex="'DejaVu Sans Mono'" fo:background-color="#2b2b2b" fo:color="#808080"/>
    </style:style>
    <style:style style:name="T1874" style:family="text">
      <style:text-properties fo:font-size="10.00pt" fo:font-weight="normal" fo:font-family="'Liberation Mono'" style:font-family-asian="'Liberation Mono'" style:font-family-complex="'Liberation Mono'" fo:background-color="#2b2b2b" fo:color="#808080"/>
    </style:style>
    <style:style style:name="T1875" style:family="text">
      <style:text-properties fo:font-size="9.00pt" fo:font-weight="normal" fo:font-family="'DejaVu Sans Mono'" style:font-family-asian="'DejaVu Sans Mono'" style:font-family-complex="'DejaVu Sans Mono'" fo:background-color="#2b2b2b" fo:color="#cc7832"/>
    </style:style>
    <style:style style:name="T1876" style:family="text">
      <style:text-properties fo:font-size="9.00pt" fo:font-weight="normal" fo:font-family="'DejaVu Sans Mono'" style:font-family-asian="'DejaVu Sans Mono'" style:font-family-complex="'DejaVu Sans Mono'" fo:background-color="#2b2b2b" fo:color="#a9b7c6"/>
    </style:style>
    <style:style style:name="T1877" style:family="text">
      <style:text-properties fo:font-size="9.00pt" fo:font-weight="normal" fo:font-family="'DejaVu Sans Mono'" style:font-family-asian="'DejaVu Sans Mono'" style:font-family-complex="'DejaVu Sans Mono'" fo:background-color="#2b2b2b" fo:color="#cc7832"/>
    </style:style>
    <style:style style:name="T1878" style:family="text">
      <style:text-properties fo:font-size="9.00pt" fo:font-weight="normal" fo:font-family="'DejaVu Sans Mono'" style:font-family-asian="'DejaVu Sans Mono'" style:font-family-complex="'DejaVu Sans Mono'" fo:background-color="#2b2b2b" fo:color="#a9b7c6"/>
    </style:style>
    <style:style style:name="T1879" style:family="text">
      <style:text-properties fo:font-size="10.00pt" fo:font-weight="normal" fo:font-family="'Liberation Mono'" style:font-family-asian="'Liberation Mono'" style:font-family-complex="'Liberation Mono'" fo:background-color="#2b2b2b" fo:color="#a9b7c6"/>
    </style:style>
    <style:style style:name="T1880" style:family="text">
      <style:text-properties fo:font-size="9.00pt" fo:font-weight="normal" fo:font-family="'DejaVu Sans Mono'" style:font-family-asian="'DejaVu Sans Mono'" style:font-family-complex="'DejaVu Sans Mono'" fo:background-color="#2b2b2b" fo:color="#808080"/>
    </style:style>
    <style:style style:name="T1881" style:family="text">
      <style:text-properties fo:font-size="10.00pt" fo:font-weight="normal" fo:font-family="'Liberation Mono'" style:font-family-asian="'Liberation Mono'" style:font-family-complex="'Liberation Mono'" fo:background-color="#2b2b2b" fo:color="#808080"/>
    </style:style>
    <style:style style:name="T1882" style:family="text">
      <style:text-properties fo:font-size="9.00pt" fo:font-weight="normal" fo:font-family="'DejaVu Sans Mono'" style:font-family-asian="'DejaVu Sans Mono'" style:font-family-complex="'DejaVu Sans Mono'" fo:background-color="#2b2b2b" fo:color="#a9b7c6"/>
    </style:style>
    <style:style style:name="T1883" style:family="text">
      <style:text-properties fo:font-size="9.00pt" fo:font-weight="normal" fo:font-family="'DejaVu Sans Mono'" style:font-family-asian="'DejaVu Sans Mono'" style:font-family-complex="'DejaVu Sans Mono'" fo:background-color="#2b2b2b" fo:color="#cc7832"/>
    </style:style>
    <style:style style:name="T1884" style:family="text">
      <style:text-properties fo:font-size="9.00pt" fo:font-weight="normal" fo:font-family="'DejaVu Sans Mono'" style:font-family-asian="'DejaVu Sans Mono'" style:font-family-complex="'DejaVu Sans Mono'" fo:background-color="#2b2b2b" fo:color="#a9b7c6"/>
    </style:style>
    <style:style style:name="T1885" style:family="text">
      <style:text-properties fo:font-size="10.00pt" fo:font-weight="normal" fo:font-family="'Liberation Mono'" style:font-family-asian="'Liberation Mono'" style:font-family-complex="'Liberation Mono'" fo:background-color="#2b2b2b" fo:color="#a9b7c6"/>
    </style:style>
    <style:style style:name="T1886" style:family="text">
      <style:text-properties fo:font-size="9.00pt" fo:font-weight="normal" fo:font-family="'DejaVu Sans Mono'" style:font-family-asian="'DejaVu Sans Mono'" style:font-family-complex="'DejaVu Sans Mono'" fo:background-color="#2b2b2b" fo:color="#808080"/>
    </style:style>
    <style:style style:name="T1887" style:family="text">
      <style:text-properties fo:font-size="10.00pt" fo:font-weight="normal" fo:font-family="'Liberation Mono'" style:font-family-asian="'Liberation Mono'" style:font-family-complex="'Liberation Mono'" fo:background-color="#2b2b2b" fo:color="#808080"/>
    </style:style>
    <style:style style:name="T1888" style:family="text">
      <style:text-properties fo:font-size="9.00pt" fo:font-weight="normal" fo:font-family="'DejaVu Sans Mono'" style:font-family-asian="'DejaVu Sans Mono'" style:font-family-complex="'DejaVu Sans Mono'" fo:background-color="#2b2b2b" fo:color="#cc7832"/>
    </style:style>
    <style:style style:name="T1889" style:family="text">
      <style:text-properties fo:font-size="9.00pt" fo:font-weight="normal" fo:font-family="'DejaVu Sans Mono'" style:font-family-asian="'DejaVu Sans Mono'" style:font-family-complex="'DejaVu Sans Mono'" fo:background-color="#2b2b2b" fo:color="#a9b7c6"/>
    </style:style>
    <style:style style:name="T1890" style:family="text">
      <style:text-properties fo:font-size="10.00pt" fo:font-weight="normal" fo:font-family="'Liberation Mono'" style:font-family-asian="'Liberation Mono'" style:font-family-complex="'Liberation Mono'" fo:background-color="#2b2b2b" fo:color="#a9b7c6"/>
    </style:style>
    <style:style style:name="T1891" style:family="text">
      <style:text-properties fo:font-size="9.00pt" fo:font-weight="normal" fo:font-family="'DejaVu Sans Mono'" style:font-family-asian="'DejaVu Sans Mono'" style:font-family-complex="'DejaVu Sans Mono'" fo:background-color="#2b2b2b" fo:color="#a9b7c6"/>
    </style:style>
    <style:style style:name="T1892" style:family="text">
      <style:text-properties fo:font-size="10.00pt" fo:font-weight="normal" fo:font-family="'Liberation Mono'" style:font-family-asian="'Liberation Mono'" style:font-family-complex="'Liberation Mono'" fo:background-color="#2b2b2b" fo:color="#a9b7c6"/>
    </style:style>
    <style:style style:name="T1893" style:family="text">
      <style:text-properties fo:font-size="9.00pt" fo:font-weight="normal" fo:font-family="'DejaVu Sans Mono'" style:font-family-asian="'DejaVu Sans Mono'" style:font-family-complex="'DejaVu Sans Mono'" fo:background-color="#2b2b2b" fo:color="#cc7832"/>
    </style:style>
    <style:style style:name="T1894" style:family="text">
      <style:text-properties fo:font-size="9.00pt" fo:font-weight="normal" fo:font-family="'DejaVu Sans Mono'" style:font-family-asian="'DejaVu Sans Mono'" style:font-family-complex="'DejaVu Sans Mono'" fo:background-color="#2b2b2b" fo:color="#a9b7c6"/>
    </style:style>
    <style:style style:name="T1895" style:family="text">
      <style:text-properties fo:font-size="10.00pt" fo:font-weight="normal" fo:font-family="'Liberation Mono'" style:font-family-asian="'Liberation Mono'" style:font-family-complex="'Liberation Mono'" fo:background-color="#2b2b2b" fo:color="#a9b7c6"/>
    </style:style>
    <style:style style:name="T1896" style:family="text">
      <style:text-properties fo:font-size="9.00pt" fo:font-weight="normal" fo:font-family="'DejaVu Sans Mono'" style:font-family-asian="'DejaVu Sans Mono'" style:font-family-complex="'DejaVu Sans Mono'" fo:background-color="#2b2b2b" fo:color="#a9b7c6"/>
    </style:style>
    <style:style style:name="T1897" style:family="text">
      <style:text-properties fo:font-size="10.00pt" fo:font-weight="normal" fo:font-family="'Liberation Mono'" style:font-family-asian="'Liberation Mono'" style:font-family-complex="'Liberation Mono'" fo:background-color="#2b2b2b" fo:color="#a9b7c6"/>
    </style:style>
    <style:style style:name="T1898" style:family="text">
      <style:text-properties fo:font-size="9.00pt" fo:font-weight="normal" fo:font-family="'DejaVu Sans Mono'" style:font-family-asian="'DejaVu Sans Mono'" style:font-family-complex="'DejaVu Sans Mono'" fo:background-color="#2b2b2b" fo:color="#cc7832"/>
    </style:style>
    <style:style style:name="T1899" style:family="text">
      <style:text-properties fo:font-size="9.00pt" fo:font-weight="normal" fo:font-family="'DejaVu Sans Mono'" style:font-family-asian="'DejaVu Sans Mono'" style:font-family-complex="'DejaVu Sans Mono'" fo:background-color="#2b2b2b" fo:color="#a9b7c6"/>
    </style:style>
    <style:style style:name="T1900" style:family="text">
      <style:text-properties fo:font-size="9.00pt" fo:font-weight="normal" fo:font-family="'DejaVu Sans Mono'" style:font-family-asian="'DejaVu Sans Mono'" style:font-family-complex="'DejaVu Sans Mono'" fo:background-color="#2b2b2b" fo:color="#cc7832"/>
    </style:style>
    <style:style style:name="T1901" style:family="text">
      <style:text-properties fo:font-size="9.00pt" fo:font-weight="normal" fo:font-family="'DejaVu Sans Mono'" style:font-family-asian="'DejaVu Sans Mono'" style:font-family-complex="'DejaVu Sans Mono'" fo:background-color="#2b2b2b" fo:color="#a9b7c6"/>
    </style:style>
    <style:style style:name="T1902" style:family="text">
      <style:text-properties fo:font-size="10.00pt" fo:font-weight="normal" fo:font-family="'Liberation Mono'" style:font-family-asian="'Liberation Mono'" style:font-family-complex="'Liberation Mono'" fo:background-color="#2b2b2b" fo:color="#a9b7c6"/>
    </style:style>
    <style:style style:name="T1903" style:family="text">
      <style:text-properties fo:font-size="9.00pt" fo:font-weight="normal" fo:font-family="'DejaVu Sans Mono'" style:font-family-asian="'DejaVu Sans Mono'" style:font-family-complex="'DejaVu Sans Mono'" fo:background-color="#2b2b2b" fo:color="#a9b7c6"/>
    </style:style>
    <style:style style:name="T1904" style:family="text">
      <style:text-properties fo:font-size="9.00pt" fo:font-weight="normal" fo:font-family="'DejaVu Sans Mono'" style:font-family-asian="'DejaVu Sans Mono'" style:font-family-complex="'DejaVu Sans Mono'" fo:background-color="#2b2b2b" fo:color="#6a8759"/>
    </style:style>
    <style:style style:name="T1905" style:family="text">
      <style:text-properties fo:font-size="9.00pt" fo:font-weight="normal" fo:font-family="'DejaVu Sans Mono'" style:font-family-asian="'DejaVu Sans Mono'" style:font-family-complex="'DejaVu Sans Mono'" fo:background-color="#2b2b2b" fo:color="#a9b7c6"/>
    </style:style>
    <style:style style:name="T1906" style:family="text">
      <style:text-properties fo:font-size="10.00pt" fo:font-weight="normal" fo:font-family="'Liberation Mono'" style:font-family-asian="'Liberation Mono'" style:font-family-complex="'Liberation Mono'" fo:background-color="#2b2b2b" fo:color="#a9b7c6"/>
    </style:style>
    <style:style style:name="T1907" style:family="text">
      <style:text-properties fo:font-size="9.00pt" fo:font-weight="normal" fo:font-family="'DejaVu Sans Mono'" style:font-family-asian="'DejaVu Sans Mono'" style:font-family-complex="'DejaVu Sans Mono'" fo:background-color="#2b2b2b" fo:color="#a9b7c6"/>
    </style:style>
    <style:style style:name="T1908" style:family="text">
      <style:text-properties fo:font-size="9.00pt" fo:font-weight="normal" fo:font-family="'DejaVu Sans Mono'" style:font-family-asian="'DejaVu Sans Mono'" style:font-family-complex="'DejaVu Sans Mono'" fo:background-color="#2b2b2b" fo:color="#6a8759"/>
    </style:style>
    <style:style style:name="T1909" style:family="text">
      <style:text-properties fo:font-size="9.00pt" fo:font-weight="normal" fo:font-family="'DejaVu Sans Mono'" style:font-family-asian="'DejaVu Sans Mono'" style:font-family-complex="'DejaVu Sans Mono'" fo:background-color="#2b2b2b" fo:color="#a9b7c6"/>
    </style:style>
    <style:style style:name="T1910" style:family="text">
      <style:text-properties fo:font-size="10.00pt" fo:font-weight="normal" fo:font-family="'Liberation Mono'" style:font-family-asian="'Liberation Mono'" style:font-family-complex="'Liberation Mono'" fo:background-color="#2b2b2b" fo:color="#a9b7c6"/>
    </style:style>
    <style:style style:name="T1911" style:family="text">
      <style:text-properties fo:font-size="9.00pt" fo:font-weight="normal" fo:font-family="'DejaVu Sans Mono'" style:font-family-asian="'DejaVu Sans Mono'" style:font-family-complex="'DejaVu Sans Mono'" fo:background-color="#2b2b2b" fo:color="#a9b7c6"/>
    </style:style>
    <style:style style:name="T1912" style:family="text">
      <style:text-properties fo:font-size="9.00pt" fo:font-weight="normal" fo:font-family="'DejaVu Sans Mono'" style:font-family-asian="'DejaVu Sans Mono'" style:font-family-complex="'DejaVu Sans Mono'" fo:background-color="#2b2b2b" fo:color="#6a8759"/>
    </style:style>
    <style:style style:name="T1913" style:family="text">
      <style:text-properties fo:font-size="9.00pt" fo:font-weight="normal" fo:font-family="'DejaVu Sans Mono'" style:font-family-asian="'DejaVu Sans Mono'" style:font-family-complex="'DejaVu Sans Mono'" fo:background-color="#2b2b2b" fo:color="#a9b7c6"/>
    </style:style>
    <style:style style:name="T1914" style:family="text">
      <style:text-properties fo:font-size="10.00pt" fo:font-weight="normal" fo:font-family="'Liberation Mono'" style:font-family-asian="'Liberation Mono'" style:font-family-complex="'Liberation Mono'" fo:background-color="#2b2b2b" fo:color="#a9b7c6"/>
    </style:style>
    <style:style style:name="T1915" style:family="text">
      <style:text-properties fo:font-size="9.00pt" fo:font-weight="normal" fo:font-family="'DejaVu Sans Mono'" style:font-family-asian="'DejaVu Sans Mono'" style:font-family-complex="'DejaVu Sans Mono'" fo:background-color="#2b2b2b" fo:color="#a9b7c6"/>
    </style:style>
    <style:style style:name="T1916" style:family="text">
      <style:text-properties fo:font-size="9.00pt" fo:font-weight="normal" fo:font-family="'DejaVu Sans Mono'" style:font-family-asian="'DejaVu Sans Mono'" style:font-family-complex="'DejaVu Sans Mono'" fo:background-color="#2b2b2b" fo:color="#cc7832"/>
    </style:style>
    <style:style style:name="T1917" style:family="text">
      <style:text-properties fo:font-size="9.00pt" fo:font-weight="normal" fo:font-family="'DejaVu Sans Mono'" style:font-family-asian="'DejaVu Sans Mono'" style:font-family-complex="'DejaVu Sans Mono'" fo:background-color="#2b2b2b" fo:color="#a9b7c6"/>
    </style:style>
    <style:style style:name="T1918" style:family="text">
      <style:text-properties fo:font-size="9.00pt" fo:font-weight="normal" fo:font-family="'DejaVu Sans Mono'" style:font-family-asian="'DejaVu Sans Mono'" style:font-family-complex="'DejaVu Sans Mono'" fo:background-color="#2b2b2b" fo:color="#cc7832"/>
    </style:style>
    <style:style style:name="T1919" style:family="text">
      <style:text-properties fo:font-size="9.00pt" fo:font-weight="normal" fo:font-family="'DejaVu Sans Mono'" style:font-family-asian="'DejaVu Sans Mono'" style:font-family-complex="'DejaVu Sans Mono'" fo:background-color="#2b2b2b" fo:color="#a9b7c6"/>
    </style:style>
    <style:style style:name="T1920" style:family="text">
      <style:text-properties fo:font-size="9.00pt" fo:font-weight="normal" fo:font-family="'DejaVu Sans Mono'" style:font-family-asian="'DejaVu Sans Mono'" style:font-family-complex="'DejaVu Sans Mono'" fo:background-color="#2b2b2b" fo:color="#cc7832"/>
    </style:style>
    <style:style style:name="T1921" style:family="text">
      <style:text-properties fo:font-size="9.00pt" fo:font-weight="normal" fo:font-family="'DejaVu Sans Mono'" style:font-family-asian="'DejaVu Sans Mono'" style:font-family-complex="'DejaVu Sans Mono'" fo:background-color="#2b2b2b" fo:color="#a9b7c6"/>
    </style:style>
    <style:style style:name="T1922" style:family="text">
      <style:text-properties fo:font-size="9.00pt" fo:font-weight="normal" fo:font-family="'DejaVu Sans Mono'" style:font-family-asian="'DejaVu Sans Mono'" style:font-family-complex="'DejaVu Sans Mono'" fo:background-color="#2b2b2b" fo:color="#cc7832"/>
    </style:style>
    <style:style style:name="T1923" style:family="text">
      <style:text-properties fo:font-size="9.00pt" fo:font-weight="normal" fo:font-family="'DejaVu Sans Mono'" style:font-family-asian="'DejaVu Sans Mono'" style:font-family-complex="'DejaVu Sans Mono'" fo:background-color="#2b2b2b" fo:color="#a9b7c6"/>
    </style:style>
    <style:style style:name="T1924" style:family="text">
      <style:text-properties fo:font-size="10.00pt" fo:font-weight="normal" fo:font-family="'Liberation Mono'" style:font-family-asian="'Liberation Mono'" style:font-family-complex="'Liberation Mono'" fo:background-color="#2b2b2b" fo:color="#a9b7c6"/>
    </style:style>
    <style:style style:name="T1925" style:family="text">
      <style:text-properties fo:font-size="9.00pt" fo:font-weight="normal" fo:font-family="'DejaVu Sans Mono'" style:font-family-asian="'DejaVu Sans Mono'" style:font-family-complex="'DejaVu Sans Mono'" fo:background-color="#2b2b2b" fo:color="#cc7832"/>
    </style:style>
    <style:style style:name="T1926" style:family="text">
      <style:text-properties fo:font-size="9.00pt" fo:font-weight="normal" fo:font-family="'DejaVu Sans Mono'" style:font-family-asian="'DejaVu Sans Mono'" style:font-family-complex="'DejaVu Sans Mono'" fo:background-color="#2b2b2b" fo:color="#6a8759"/>
    </style:style>
    <style:style style:name="T1927" style:family="text">
      <style:text-properties fo:font-size="9.00pt" fo:font-weight="normal" fo:font-family="'DejaVu Sans Mono'" style:font-family-asian="'DejaVu Sans Mono'" style:font-family-complex="'DejaVu Sans Mono'" fo:background-color="#2b2b2b" fo:color="#a9b7c6"/>
    </style:style>
    <style:style style:name="T1928" style:family="text">
      <style:text-properties fo:font-size="9.00pt" fo:font-weight="normal" fo:font-family="'DejaVu Sans Mono'" style:font-family-asian="'DejaVu Sans Mono'" style:font-family-complex="'DejaVu Sans Mono'" fo:background-color="#2b2b2b" fo:color="#cc7832"/>
    </style:style>
    <style:style style:name="T1929" style:family="text">
      <style:text-properties fo:font-size="9.00pt" fo:font-weight="normal" fo:font-family="'DejaVu Sans Mono'" style:font-family-asian="'DejaVu Sans Mono'" style:font-family-complex="'DejaVu Sans Mono'" fo:background-color="#2b2b2b" fo:color="#a9b7c6"/>
    </style:style>
    <style:style style:name="T1930" style:family="text">
      <style:text-properties fo:font-size="9.00pt" fo:font-weight="normal" fo:font-family="'DejaVu Sans Mono'" style:font-family-asian="'DejaVu Sans Mono'" style:font-family-complex="'DejaVu Sans Mono'" fo:background-color="#2b2b2b" fo:color="#cc7832"/>
    </style:style>
    <style:style style:name="T1931" style:family="text">
      <style:text-properties fo:font-size="9.00pt" fo:font-weight="normal" fo:font-family="'DejaVu Sans Mono'" style:font-family-asian="'DejaVu Sans Mono'" style:font-family-complex="'DejaVu Sans Mono'" fo:background-color="#2b2b2b" fo:color="#a9b7c6"/>
    </style:style>
    <style:style style:name="T1932" style:family="text">
      <style:text-properties fo:font-size="9.00pt" fo:font-weight="normal" fo:font-family="'DejaVu Sans Mono'" style:font-family-asian="'DejaVu Sans Mono'" style:font-family-complex="'DejaVu Sans Mono'" fo:background-color="#2b2b2b" fo:color="#cc7832"/>
    </style:style>
    <style:style style:name="T1933" style:family="text">
      <style:text-properties fo:font-size="9.00pt" fo:font-weight="normal" fo:font-family="'DejaVu Sans Mono'" style:font-family-asian="'DejaVu Sans Mono'" style:font-family-complex="'DejaVu Sans Mono'" fo:background-color="#2b2b2b" fo:color="#a9b7c6"/>
    </style:style>
    <style:style style:name="T1934" style:family="text">
      <style:text-properties fo:font-size="10.00pt" fo:font-weight="normal" fo:font-family="'Liberation Mono'" style:font-family-asian="'Liberation Mono'" style:font-family-complex="'Liberation Mono'" fo:background-color="#2b2b2b" fo:color="#a9b7c6"/>
    </style:style>
    <style:style style:name="T1935" style:family="text">
      <style:text-properties fo:font-size="9.00pt" fo:font-weight="normal" fo:font-family="'DejaVu Sans Mono'" style:font-family-asian="'DejaVu Sans Mono'" style:font-family-complex="'DejaVu Sans Mono'" fo:background-color="#2b2b2b" fo:color="#a9b7c6"/>
    </style:style>
    <style:style style:name="T1936" style:family="text">
      <style:text-properties fo:font-size="10.00pt" fo:font-weight="normal" fo:font-family="'Liberation Mono'" style:font-family-asian="'Liberation Mono'" style:font-family-complex="'Liberation Mono'" fo:background-color="#2b2b2b" fo:color="#a9b7c6"/>
    </style:style>
    <style:style style:name="T1937" style:family="text">
      <style:text-properties fo:font-size="9.00pt" fo:font-weight="normal" fo:font-family="'DejaVu Sans Mono'" style:font-family-asian="'DejaVu Sans Mono'" style:font-family-complex="'DejaVu Sans Mono'" fo:background-color="#2b2b2b" fo:color="#cc7832"/>
    </style:style>
    <style:style style:name="T1938" style:family="text">
      <style:text-properties fo:font-size="9.00pt" fo:font-weight="normal" fo:font-family="'DejaVu Sans Mono'" style:font-family-asian="'DejaVu Sans Mono'" style:font-family-complex="'DejaVu Sans Mono'" fo:background-color="#2b2b2b" fo:color="#a9b7c6"/>
    </style:style>
    <style:style style:name="T1939" style:family="text">
      <style:text-properties fo:font-size="9.00pt" fo:font-weight="normal" fo:font-family="'DejaVu Sans Mono'" style:font-family-asian="'DejaVu Sans Mono'" style:font-family-complex="'DejaVu Sans Mono'" fo:background-color="#2b2b2b" fo:color="#cc7832"/>
    </style:style>
    <style:style style:name="T1940" style:family="text">
      <style:text-properties fo:font-size="9.00pt" fo:font-weight="normal" fo:font-family="'DejaVu Sans Mono'" style:font-family-asian="'DejaVu Sans Mono'" style:font-family-complex="'DejaVu Sans Mono'" fo:background-color="#2b2b2b" fo:color="#a9b7c6"/>
    </style:style>
    <style:style style:name="T1941" style:family="text">
      <style:text-properties fo:font-size="10.00pt" fo:font-weight="normal" fo:font-family="'Liberation Mono'" style:font-family-asian="'Liberation Mono'" style:font-family-complex="'Liberation Mono'" fo:background-color="#2b2b2b" fo:color="#a9b7c6"/>
    </style:style>
    <style:style style:name="T1942" style:family="text">
      <style:text-properties fo:font-size="9.00pt" fo:font-weight="normal" fo:font-family="'DejaVu Sans Mono'" style:font-family-asian="'DejaVu Sans Mono'" style:font-family-complex="'DejaVu Sans Mono'" fo:background-color="#2b2b2b" fo:color="#a9b7c6"/>
    </style:style>
    <style:style style:name="T1943" style:family="text">
      <style:text-properties fo:font-size="9.00pt" fo:font-weight="normal" fo:font-family="'DejaVu Sans Mono'" style:font-family-asian="'DejaVu Sans Mono'" style:font-family-complex="'DejaVu Sans Mono'" fo:background-color="#2b2b2b" fo:color="#cc7832"/>
    </style:style>
    <style:style style:name="T1944" style:family="text">
      <style:text-properties fo:font-size="9.00pt" fo:font-weight="normal" fo:font-family="'DejaVu Sans Mono'" style:font-family-asian="'DejaVu Sans Mono'" style:font-family-complex="'DejaVu Sans Mono'" fo:background-color="#2b2b2b" fo:color="#6a8759"/>
    </style:style>
    <style:style style:name="T1945" style:family="text">
      <style:text-properties fo:font-size="9.00pt" fo:font-weight="normal" fo:font-family="'DejaVu Sans Mono'" style:font-family-asian="'DejaVu Sans Mono'" style:font-family-complex="'DejaVu Sans Mono'" fo:background-color="#2b2b2b" fo:color="#a9b7c6"/>
    </style:style>
    <style:style style:name="T1946" style:family="text">
      <style:text-properties fo:font-size="10.00pt" fo:font-weight="normal" fo:font-family="'Liberation Mono'" style:font-family-asian="'Liberation Mono'" style:font-family-complex="'Liberation Mono'" fo:background-color="#2b2b2b" fo:color="#a9b7c6"/>
    </style:style>
    <style:style style:name="T1947" style:family="text">
      <style:text-properties fo:font-size="9.00pt" fo:font-weight="normal" fo:font-family="'DejaVu Sans Mono'" style:font-family-asian="'DejaVu Sans Mono'" style:font-family-complex="'DejaVu Sans Mono'" fo:background-color="#2b2b2b" fo:color="#a9b7c6"/>
    </style:style>
    <style:style style:name="T1948" style:family="text">
      <style:text-properties fo:font-size="10.00pt" fo:font-weight="normal" fo:font-family="'Liberation Mono'" style:font-family-asian="'Liberation Mono'" style:font-family-complex="'Liberation Mono'" fo:background-color="#2b2b2b" fo:color="#a9b7c6"/>
    </style:style>
    <style:style style:name="T1949" style:family="text">
      <style:text-properties fo:font-size="9.00pt" fo:font-weight="normal" fo:font-family="'DejaVu Sans Mono'" style:font-family-asian="'DejaVu Sans Mono'" style:font-family-complex="'DejaVu Sans Mono'" fo:background-color="#2b2b2b" fo:color="#a9b7c6"/>
    </style:style>
    <style:style style:name="T1950" style:family="text">
      <style:text-properties fo:font-size="9.00pt" fo:font-weight="normal" fo:font-family="'DejaVu Sans Mono'" style:font-family-asian="'DejaVu Sans Mono'" style:font-family-complex="'DejaVu Sans Mono'" fo:background-color="#2b2b2b" fo:color="#6a8759"/>
    </style:style>
    <style:style style:name="T1951" style:family="text">
      <style:text-properties fo:font-size="9.00pt" fo:font-weight="normal" fo:font-family="'DejaVu Sans Mono'" style:font-family-asian="'DejaVu Sans Mono'" style:font-family-complex="'DejaVu Sans Mono'" fo:background-color="#2b2b2b" fo:color="#a9b7c6"/>
    </style:style>
    <style:style style:name="T1952" style:family="text">
      <style:text-properties fo:font-size="9.00pt" fo:font-weight="normal" fo:font-family="'DejaVu Sans Mono'" style:font-family-asian="'DejaVu Sans Mono'" style:font-family-complex="'DejaVu Sans Mono'" fo:background-color="#2b2b2b" fo:color="#cc7832"/>
    </style:style>
    <style:style style:name="T1953" style:family="text">
      <style:text-properties fo:font-size="9.00pt" fo:font-weight="normal" fo:font-family="'DejaVu Sans Mono'" style:font-family-asian="'DejaVu Sans Mono'" style:font-family-complex="'DejaVu Sans Mono'" fo:background-color="#2b2b2b" fo:color="#a9b7c6"/>
    </style:style>
    <style:style style:name="T1954" style:family="text">
      <style:text-properties fo:font-size="9.00pt" fo:font-weight="normal" fo:font-family="'DejaVu Sans Mono'" style:font-family-asian="'DejaVu Sans Mono'" style:font-family-complex="'DejaVu Sans Mono'" fo:background-color="#2b2b2b" fo:color="#cc7832"/>
    </style:style>
    <style:style style:name="T1955" style:family="text">
      <style:text-properties fo:font-size="9.00pt" fo:font-weight="normal" fo:font-family="'DejaVu Sans Mono'" style:font-family-asian="'DejaVu Sans Mono'" style:font-family-complex="'DejaVu Sans Mono'" fo:background-color="#2b2b2b" fo:color="#a9b7c6"/>
    </style:style>
    <style:style style:name="T1956" style:family="text">
      <style:text-properties fo:font-size="10.00pt" fo:font-weight="normal" fo:font-family="'Liberation Mono'" style:font-family-asian="'Liberation Mono'" style:font-family-complex="'Liberation Mono'" fo:background-color="#2b2b2b" fo:color="#a9b7c6"/>
    </style:style>
    <style:style style:name="T1957" style:family="text">
      <style:text-properties fo:font-size="9.00pt" fo:font-weight="normal" fo:font-family="'DejaVu Sans Mono'" style:font-family-asian="'DejaVu Sans Mono'" style:font-family-complex="'DejaVu Sans Mono'" fo:background-color="#2b2b2b" fo:color="#a9b7c6"/>
    </style:style>
    <style:style style:name="T1958" style:family="text">
      <style:text-properties fo:font-size="10.00pt" fo:font-weight="normal" fo:font-family="'Liberation Mono'" style:font-family-asian="'Liberation Mono'" style:font-family-complex="'Liberation Mono'" fo:background-color="#2b2b2b" fo:color="#a9b7c6"/>
    </style:style>
    <style:style style:name="T1959" style:family="text">
      <style:text-properties fo:font-size="9.00pt" fo:font-weight="normal" fo:font-family="'DejaVu Sans Mono'" style:font-family-asian="'DejaVu Sans Mono'" style:font-family-complex="'DejaVu Sans Mono'" fo:background-color="#2b2b2b" fo:color="#cc7832"/>
    </style:style>
    <style:style style:name="T1960" style:family="text">
      <style:text-properties fo:font-size="9.00pt" fo:font-weight="normal" fo:font-family="'DejaVu Sans Mono'" style:font-family-asian="'DejaVu Sans Mono'" style:font-family-complex="'DejaVu Sans Mono'" fo:background-color="#2b2b2b" fo:color="#a9b7c6"/>
    </style:style>
    <style:style style:name="T1961" style:family="text">
      <style:text-properties fo:font-size="9.00pt" fo:font-weight="normal" fo:font-family="'DejaVu Sans Mono'" style:font-family-asian="'DejaVu Sans Mono'" style:font-family-complex="'DejaVu Sans Mono'" fo:background-color="#2b2b2b" fo:color="#cc7832"/>
    </style:style>
    <style:style style:name="T1962" style:family="text">
      <style:text-properties fo:font-size="9.00pt" fo:font-weight="normal" fo:font-family="'DejaVu Sans Mono'" style:font-family-asian="'DejaVu Sans Mono'" style:font-family-complex="'DejaVu Sans Mono'" fo:background-color="#2b2b2b" fo:color="#a9b7c6"/>
    </style:style>
    <style:style style:name="T1963" style:family="text">
      <style:text-properties fo:font-size="10.00pt" fo:font-weight="normal" fo:font-family="'Liberation Mono'" style:font-family-asian="'Liberation Mono'" style:font-family-complex="'Liberation Mono'" fo:background-color="#2b2b2b" fo:color="#a9b7c6"/>
    </style:style>
    <style:style style:name="T1964" style:family="text">
      <style:text-properties fo:font-size="9.00pt" fo:font-weight="normal" fo:font-family="'DejaVu Sans Mono'" style:font-family-asian="'DejaVu Sans Mono'" style:font-family-complex="'DejaVu Sans Mono'" fo:background-color="#2b2b2b" fo:color="#a9b7c6"/>
    </style:style>
    <style:style style:name="T1965" style:family="text">
      <style:text-properties fo:font-size="10.00pt" fo:font-weight="normal" fo:font-family="'Liberation Mono'" style:font-family-asian="'Liberation Mono'" style:font-family-complex="'Liberation Mono'" fo:background-color="#2b2b2b" fo:color="#a9b7c6"/>
    </style:style>
    <style:style style:name="T1966" style:family="text">
      <style:text-properties fo:font-size="9.00pt" fo:font-weight="normal" fo:font-family="'DejaVu Sans Mono'" style:font-family-asian="'DejaVu Sans Mono'" style:font-family-complex="'DejaVu Sans Mono'" fo:background-color="#2b2b2b" fo:color="#a9b7c6"/>
    </style:style>
    <style:style style:name="T1967" style:family="text">
      <style:text-properties fo:font-size="9.00pt" fo:font-weight="normal" fo:font-family="'DejaVu Sans Mono'" style:font-family-asian="'DejaVu Sans Mono'" style:font-family-complex="'DejaVu Sans Mono'" fo:background-color="#2b2b2b" fo:color="#cc7832"/>
    </style:style>
    <style:style style:name="T1968" style:family="text">
      <style:text-properties fo:font-size="9.00pt" fo:font-weight="normal" fo:font-family="'DejaVu Sans Mono'" style:font-family-asian="'DejaVu Sans Mono'" style:font-family-complex="'DejaVu Sans Mono'" fo:background-color="#2b2b2b" fo:color="#6a8759"/>
    </style:style>
    <style:style style:name="T1969" style:family="text">
      <style:text-properties fo:font-size="9.00pt" fo:font-weight="normal" fo:font-family="'DejaVu Sans Mono'" style:font-family-asian="'DejaVu Sans Mono'" style:font-family-complex="'DejaVu Sans Mono'" fo:background-color="#2b2b2b" fo:color="#a9b7c6"/>
    </style:style>
    <style:style style:name="T1970" style:family="text">
      <style:text-properties fo:font-size="10.00pt" fo:font-weight="normal" fo:font-family="'Liberation Mono'" style:font-family-asian="'Liberation Mono'" style:font-family-complex="'Liberation Mono'" fo:background-color="#2b2b2b" fo:color="#a9b7c6"/>
    </style:style>
    <style:style style:name="T1971" style:family="text">
      <style:text-properties fo:font-size="9.00pt" fo:font-weight="normal" fo:font-family="'DejaVu Sans Mono'" style:font-family-asian="'DejaVu Sans Mono'" style:font-family-complex="'DejaVu Sans Mono'" fo:background-color="#2b2b2b" fo:color="#cc7832"/>
    </style:style>
    <style:style style:name="T1972" style:family="text">
      <style:text-properties fo:font-size="9.00pt" fo:font-weight="normal" fo:font-family="'DejaVu Sans Mono'" style:font-family-asian="'DejaVu Sans Mono'" style:font-family-complex="'DejaVu Sans Mono'" fo:background-color="#2b2b2b" fo:color="#a9b7c6"/>
    </style:style>
    <style:style style:name="T1973" style:family="text">
      <style:text-properties fo:font-size="9.00pt" fo:font-weight="normal" fo:font-family="'DejaVu Sans Mono'" style:font-family-asian="'DejaVu Sans Mono'" style:font-family-complex="'DejaVu Sans Mono'" fo:background-color="#2b2b2b" fo:color="#cc7832"/>
    </style:style>
    <style:style style:name="T1974" style:family="text">
      <style:text-properties fo:font-size="9.00pt" fo:font-weight="normal" fo:font-family="'DejaVu Sans Mono'" style:font-family-asian="'DejaVu Sans Mono'" style:font-family-complex="'DejaVu Sans Mono'" fo:background-color="#2b2b2b" fo:color="#a9b7c6"/>
    </style:style>
    <style:style style:name="T1975" style:family="text">
      <style:text-properties fo:font-size="10.00pt" fo:font-weight="normal" fo:font-family="'Liberation Mono'" style:font-family-asian="'Liberation Mono'" style:font-family-complex="'Liberation Mono'" fo:background-color="#2b2b2b" fo:color="#a9b7c6"/>
    </style:style>
    <style:style style:name="T1976" style:family="text">
      <style:text-properties fo:font-size="9.00pt" fo:font-weight="normal" fo:font-family="'DejaVu Sans Mono'" style:font-family-asian="'DejaVu Sans Mono'" style:font-family-complex="'DejaVu Sans Mono'" fo:background-color="#2b2b2b" fo:color="#a9b7c6"/>
    </style:style>
    <style:style style:name="T1977" style:family="text">
      <style:text-properties fo:font-size="10.00pt" fo:font-weight="normal" fo:font-family="'Liberation Mono'" style:font-family-asian="'Liberation Mono'" style:font-family-complex="'Liberation Mono'" fo:background-color="#2b2b2b" fo:color="#a9b7c6"/>
    </style:style>
    <style:style style:name="T1978" style:family="text">
      <style:text-properties fo:font-size="9.00pt" fo:font-weight="normal" fo:font-family="'DejaVu Sans Mono'" style:font-family-asian="'DejaVu Sans Mono'" style:font-family-complex="'DejaVu Sans Mono'" fo:background-color="#2b2b2b" fo:color="#cc7832"/>
    </style:style>
    <style:style style:name="T1979" style:family="text">
      <style:text-properties fo:font-size="9.00pt" fo:font-weight="normal" fo:font-family="'DejaVu Sans Mono'" style:font-family-asian="'DejaVu Sans Mono'" style:font-family-complex="'DejaVu Sans Mono'" fo:background-color="#2b2b2b" fo:color="#a9b7c6"/>
    </style:style>
    <style:style style:name="T1980" style:family="text">
      <style:text-properties fo:font-size="9.00pt" fo:font-weight="normal" fo:font-family="'DejaVu Sans Mono'" style:font-family-asian="'DejaVu Sans Mono'" style:font-family-complex="'DejaVu Sans Mono'" fo:background-color="#2b2b2b" fo:color="#cc7832"/>
    </style:style>
    <style:style style:name="T1981" style:family="text">
      <style:text-properties fo:font-size="9.00pt" fo:font-weight="normal" fo:font-family="'DejaVu Sans Mono'" style:font-family-asian="'DejaVu Sans Mono'" style:font-family-complex="'DejaVu Sans Mono'" fo:background-color="#2b2b2b" fo:color="#a9b7c6"/>
    </style:style>
    <style:style style:name="T1982" style:family="text">
      <style:text-properties fo:font-size="10.00pt" fo:font-weight="normal" fo:font-family="'Liberation Mono'" style:font-family-asian="'Liberation Mono'" style:font-family-complex="'Liberation Mono'" fo:background-color="#2b2b2b" fo:color="#a9b7c6"/>
    </style:style>
    <style:style style:name="T1983" style:family="text">
      <style:text-properties fo:font-size="9.00pt" fo:font-weight="normal" fo:font-family="'DejaVu Sans Mono'" style:font-family-asian="'DejaVu Sans Mono'" style:font-family-complex="'DejaVu Sans Mono'" fo:background-color="#2b2b2b" fo:color="#cc7832"/>
    </style:style>
    <style:style style:name="T1984" style:family="text">
      <style:text-properties fo:font-size="9.00pt" fo:font-weight="normal" fo:font-family="'DejaVu Sans Mono'" style:font-family-asian="'DejaVu Sans Mono'" style:font-family-complex="'DejaVu Sans Mono'" fo:background-color="#2b2b2b" fo:color="#a9b7c6"/>
    </style:style>
    <style:style style:name="T1985" style:family="text">
      <style:text-properties fo:font-size="9.00pt" fo:font-weight="normal" fo:font-family="'DejaVu Sans Mono'" style:font-family-asian="'DejaVu Sans Mono'" style:font-family-complex="'DejaVu Sans Mono'" fo:background-color="#2b2b2b" fo:color="#6a8759"/>
    </style:style>
    <style:style style:name="T1986" style:family="text">
      <style:text-properties fo:font-size="9.00pt" fo:font-weight="normal" fo:font-family="'DejaVu Sans Mono'" style:font-family-asian="'DejaVu Sans Mono'" style:font-family-complex="'DejaVu Sans Mono'" fo:background-color="#2b2b2b" fo:color="#cc7832"/>
    </style:style>
    <style:style style:name="T1987" style:family="text">
      <style:text-properties fo:font-size="9.00pt" fo:font-weight="normal" fo:font-family="'DejaVu Sans Mono'" style:font-family-asian="'DejaVu Sans Mono'" style:font-family-complex="'DejaVu Sans Mono'" fo:background-color="#2b2b2b" fo:color="#6a8759"/>
    </style:style>
    <style:style style:name="T1988" style:family="text">
      <style:text-properties fo:font-size="9.00pt" fo:font-weight="normal" fo:font-family="'DejaVu Sans Mono'" style:font-family-asian="'DejaVu Sans Mono'" style:font-family-complex="'DejaVu Sans Mono'" fo:background-color="#2b2b2b" fo:color="#a9b7c6"/>
    </style:style>
    <style:style style:name="T1989" style:family="text">
      <style:text-properties fo:font-size="9.00pt" fo:font-weight="normal" fo:font-family="'DejaVu Sans Mono'" style:font-family-asian="'DejaVu Sans Mono'" style:font-family-complex="'DejaVu Sans Mono'" fo:background-color="#2b2b2b" fo:color="#cc7832"/>
    </style:style>
    <style:style style:name="T1990" style:family="text">
      <style:text-properties fo:font-size="9.00pt" fo:font-weight="normal" fo:font-family="'DejaVu Sans Mono'" style:font-family-asian="'DejaVu Sans Mono'" style:font-family-complex="'DejaVu Sans Mono'" fo:background-color="#2b2b2b" fo:color="#a9b7c6"/>
    </style:style>
    <style:style style:name="T1991" style:family="text">
      <style:text-properties fo:font-size="10.00pt" fo:font-weight="normal" fo:font-family="'Liberation Mono'" style:font-family-asian="'Liberation Mono'" style:font-family-complex="'Liberation Mono'" fo:background-color="#2b2b2b" fo:color="#a9b7c6"/>
    </style:style>
    <style:style style:name="T1992" style:family="text">
      <style:text-properties fo:font-size="9.00pt" fo:font-weight="normal" fo:font-family="'DejaVu Sans Mono'" style:font-family-asian="'DejaVu Sans Mono'" style:font-family-complex="'DejaVu Sans Mono'" fo:background-color="#2b2b2b" fo:color="#cc7832"/>
    </style:style>
    <style:style style:name="T1993" style:family="text">
      <style:text-properties fo:font-size="9.00pt" fo:font-weight="normal" fo:font-family="'DejaVu Sans Mono'" style:font-family-asian="'DejaVu Sans Mono'" style:font-family-complex="'DejaVu Sans Mono'" fo:background-color="#2b2b2b" fo:color="#a9b7c6"/>
    </style:style>
    <style:style style:name="T1994" style:family="text">
      <style:text-properties fo:font-size="9.00pt" fo:font-weight="normal" fo:font-family="'DejaVu Sans Mono'" style:font-family-asian="'DejaVu Sans Mono'" style:font-family-complex="'DejaVu Sans Mono'" fo:background-color="#2b2b2b" fo:color="#cc7832"/>
    </style:style>
    <style:style style:name="T1995" style:family="text">
      <style:text-properties fo:font-size="9.00pt" fo:font-weight="normal" fo:font-family="'DejaVu Sans Mono'" style:font-family-asian="'DejaVu Sans Mono'" style:font-family-complex="'DejaVu Sans Mono'" fo:background-color="#2b2b2b" fo:color="#a9b7c6"/>
    </style:style>
    <style:style style:name="T1996" style:family="text">
      <style:text-properties fo:font-size="10.00pt" fo:font-weight="normal" fo:font-family="'Liberation Mono'" style:font-family-asian="'Liberation Mono'" style:font-family-complex="'Liberation Mono'" fo:background-color="#2b2b2b" fo:color="#a9b7c6"/>
    </style:style>
    <style:style style:name="T1997" style:family="text">
      <style:text-properties fo:font-size="9.00pt" fo:font-weight="normal" fo:font-family="'DejaVu Sans Mono'" style:font-family-asian="'DejaVu Sans Mono'" style:font-family-complex="'DejaVu Sans Mono'" fo:background-color="#2b2b2b" fo:color="#a9b7c6"/>
    </style:style>
    <style:style style:name="T1998" style:family="text">
      <style:text-properties fo:font-size="9.00pt" fo:font-weight="normal" fo:font-family="'DejaVu Sans Mono'" style:font-family-asian="'DejaVu Sans Mono'" style:font-family-complex="'DejaVu Sans Mono'" fo:background-color="#2b2b2b" fo:color="#6a8759"/>
    </style:style>
    <style:style style:name="T1999" style:family="text">
      <style:text-properties fo:font-size="9.00pt" fo:font-weight="normal" fo:font-family="'DejaVu Sans Mono'" style:font-family-asian="'DejaVu Sans Mono'" style:font-family-complex="'DejaVu Sans Mono'" fo:background-color="#2b2b2b" fo:color="#cc7832"/>
    </style:style>
    <style:style style:name="T2000" style:family="text">
      <style:text-properties fo:font-size="9.00pt" fo:font-weight="normal" fo:font-family="'DejaVu Sans Mono'" style:font-family-asian="'DejaVu Sans Mono'" style:font-family-complex="'DejaVu Sans Mono'" fo:background-color="#2b2b2b" fo:color="#6a8759"/>
    </style:style>
    <style:style style:name="T2001" style:family="text">
      <style:text-properties fo:font-size="9.00pt" fo:font-weight="normal" fo:font-family="'DejaVu Sans Mono'" style:font-family-asian="'DejaVu Sans Mono'" style:font-family-complex="'DejaVu Sans Mono'" fo:background-color="#2b2b2b" fo:color="#a9b7c6"/>
    </style:style>
    <style:style style:name="T2002" style:family="text">
      <style:text-properties fo:font-size="9.00pt" fo:font-weight="normal" fo:font-family="'DejaVu Sans Mono'" style:font-family-asian="'DejaVu Sans Mono'" style:font-family-complex="'DejaVu Sans Mono'" fo:background-color="#2b2b2b" fo:color="#cc7832"/>
    </style:style>
    <style:style style:name="T2003" style:family="text">
      <style:text-properties fo:font-size="9.00pt" fo:font-weight="normal" fo:font-family="'DejaVu Sans Mono'" style:font-family-asian="'DejaVu Sans Mono'" style:font-family-complex="'DejaVu Sans Mono'" fo:background-color="#2b2b2b" fo:color="#a9b7c6"/>
    </style:style>
    <style:style style:name="T2004" style:family="text">
      <style:text-properties fo:font-size="10.00pt" fo:font-weight="normal" fo:font-family="'Liberation Mono'" style:font-family-asian="'Liberation Mono'" style:font-family-complex="'Liberation Mono'" fo:background-color="#2b2b2b" fo:color="#a9b7c6"/>
    </style:style>
    <style:style style:name="T2005" style:family="text">
      <style:text-properties fo:font-size="9.00pt" fo:font-weight="normal" fo:font-family="'DejaVu Sans Mono'" style:font-family-asian="'DejaVu Sans Mono'" style:font-family-complex="'DejaVu Sans Mono'" fo:background-color="#2b2b2b" fo:color="#a9b7c6"/>
    </style:style>
    <style:style style:name="T2006" style:family="text">
      <style:text-properties fo:font-size="10.00pt" fo:font-weight="normal" fo:font-family="'Liberation Mono'" style:font-family-asian="'Liberation Mono'" style:font-family-complex="'Liberation Mono'" fo:background-color="#2b2b2b" fo:color="#a9b7c6"/>
    </style:style>
    <style:style style:name="T2007" style:family="text">
      <style:text-properties fo:font-size="9.00pt" fo:font-weight="normal" fo:font-family="'DejaVu Sans Mono'" style:font-family-asian="'DejaVu Sans Mono'" style:font-family-complex="'DejaVu Sans Mono'" fo:background-color="#2b2b2b" fo:color="#cc7832"/>
    </style:style>
    <style:style style:name="T2008" style:family="text">
      <style:text-properties fo:font-size="9.00pt" fo:font-weight="normal" fo:font-family="'DejaVu Sans Mono'" style:font-family-asian="'DejaVu Sans Mono'" style:font-family-complex="'DejaVu Sans Mono'" fo:background-color="#2b2b2b" fo:color="#a9b7c6"/>
    </style:style>
    <style:style style:name="T2009" style:family="text">
      <style:text-properties fo:font-size="9.00pt" fo:font-weight="normal" fo:font-family="'DejaVu Sans Mono'" style:font-family-asian="'DejaVu Sans Mono'" style:font-family-complex="'DejaVu Sans Mono'" fo:background-color="#2b2b2b" fo:color="#cc7832"/>
    </style:style>
    <style:style style:name="T2010" style:family="text">
      <style:text-properties fo:font-size="9.00pt" fo:font-weight="normal" fo:font-family="'DejaVu Sans Mono'" style:font-family-asian="'DejaVu Sans Mono'" style:font-family-complex="'DejaVu Sans Mono'" fo:background-color="#2b2b2b" fo:color="#a9b7c6"/>
    </style:style>
    <style:style style:name="T2011" style:family="text">
      <style:text-properties fo:font-size="10.00pt" fo:font-weight="normal" fo:font-family="'Liberation Mono'" style:font-family-asian="'Liberation Mono'" style:font-family-complex="'Liberation Mono'" fo:background-color="#2b2b2b" fo:color="#a9b7c6"/>
    </style:style>
    <style:style style:name="T2012" style:family="text">
      <style:text-properties fo:font-size="9.00pt" fo:font-weight="normal" fo:font-family="'DejaVu Sans Mono'" style:font-family-asian="'DejaVu Sans Mono'" style:font-family-complex="'DejaVu Sans Mono'" fo:background-color="#2b2b2b" fo:color="#cc7832"/>
    </style:style>
    <style:style style:name="T2013" style:family="text">
      <style:text-properties fo:font-size="9.00pt" fo:font-weight="normal" fo:font-family="'DejaVu Sans Mono'" style:font-family-asian="'DejaVu Sans Mono'" style:font-family-complex="'DejaVu Sans Mono'" fo:background-color="#2b2b2b" fo:color="#a9b7c6"/>
    </style:style>
    <style:style style:name="T2014" style:family="text">
      <style:text-properties fo:font-size="9.00pt" fo:font-weight="normal" fo:font-family="'DejaVu Sans Mono'" style:font-family-asian="'DejaVu Sans Mono'" style:font-family-complex="'DejaVu Sans Mono'" fo:background-color="#2b2b2b" fo:color="#6897bb"/>
    </style:style>
    <style:style style:name="T2015" style:family="text">
      <style:text-properties fo:font-size="9.00pt" fo:font-weight="normal" fo:font-family="'DejaVu Sans Mono'" style:font-family-asian="'DejaVu Sans Mono'" style:font-family-complex="'DejaVu Sans Mono'" fo:background-color="#2b2b2b" fo:color="#a9b7c6"/>
    </style:style>
    <style:style style:name="T2016" style:family="text">
      <style:text-properties fo:font-size="10.00pt" fo:font-weight="normal" fo:font-family="'Liberation Mono'" style:font-family-asian="'Liberation Mono'" style:font-family-complex="'Liberation Mono'" fo:background-color="#2b2b2b" fo:color="#a9b7c6"/>
    </style:style>
    <style:style style:name="T2017" style:family="text">
      <style:text-properties fo:font-size="9.00pt" fo:font-weight="normal" fo:font-family="'DejaVu Sans Mono'" style:font-family-asian="'DejaVu Sans Mono'" style:font-family-complex="'DejaVu Sans Mono'" fo:background-color="#2b2b2b" fo:color="#a9b7c6"/>
    </style:style>
    <style:style style:name="T2018" style:family="text">
      <style:text-properties fo:font-size="9.00pt" fo:font-weight="normal" fo:font-family="'DejaVu Sans Mono'" style:font-family-asian="'DejaVu Sans Mono'" style:font-family-complex="'DejaVu Sans Mono'" fo:background-color="#2b2b2b" fo:color="#6a8759"/>
    </style:style>
    <style:style style:name="T2019" style:family="text">
      <style:text-properties fo:font-size="9.00pt" fo:font-weight="normal" fo:font-family="'DejaVu Sans Mono'" style:font-family-asian="'DejaVu Sans Mono'" style:font-family-complex="'DejaVu Sans Mono'" fo:background-color="#2b2b2b" fo:color="#a9b7c6"/>
    </style:style>
    <style:style style:name="T2020" style:family="text">
      <style:text-properties fo:font-size="10.00pt" fo:font-weight="normal" fo:font-family="'Liberation Mono'" style:font-family-asian="'Liberation Mono'" style:font-family-complex="'Liberation Mono'" fo:background-color="#2b2b2b" fo:color="#a9b7c6"/>
    </style:style>
    <style:style style:name="T2021" style:family="text">
      <style:text-properties fo:font-size="9.00pt" fo:font-weight="normal" fo:font-family="'DejaVu Sans Mono'" style:font-family-asian="'DejaVu Sans Mono'" style:font-family-complex="'DejaVu Sans Mono'" fo:background-color="#2b2b2b" fo:color="#cc7832"/>
    </style:style>
    <style:style style:name="T2022" style:family="text">
      <style:text-properties fo:font-size="9.00pt" fo:font-weight="normal" fo:font-family="'DejaVu Sans Mono'" style:font-family-asian="'DejaVu Sans Mono'" style:font-family-complex="'DejaVu Sans Mono'" fo:background-color="#2b2b2b" fo:color="#a9b7c6"/>
    </style:style>
    <style:style style:name="T2023" style:family="text">
      <style:text-properties fo:font-size="10.00pt" fo:font-weight="normal" fo:font-family="'Liberation Mono'" style:font-family-asian="'Liberation Mono'" style:font-family-complex="'Liberation Mono'" fo:background-color="#2b2b2b" fo:color="#a9b7c6"/>
    </style:style>
    <style:style style:name="T2024" style:family="text">
      <style:text-properties fo:font-size="9.00pt" fo:font-weight="normal" fo:font-family="'DejaVu Sans Mono'" style:font-family-asian="'DejaVu Sans Mono'" style:font-family-complex="'DejaVu Sans Mono'" fo:background-color="#2b2b2b" fo:color="#a9b7c6"/>
    </style:style>
    <style:style style:name="T2025" style:family="text">
      <style:text-properties fo:font-size="9.00pt" fo:font-weight="normal" fo:font-family="'DejaVu Sans Mono'" style:font-family-asian="'DejaVu Sans Mono'" style:font-family-complex="'DejaVu Sans Mono'" fo:background-color="#2b2b2b" fo:color="#6a8759"/>
    </style:style>
    <style:style style:name="T2026" style:family="text">
      <style:text-properties fo:font-size="9.00pt" fo:font-weight="normal" fo:font-family="'DejaVu Sans Mono'" style:font-family-asian="'DejaVu Sans Mono'" style:font-family-complex="'DejaVu Sans Mono'" fo:background-color="#2b2b2b" fo:color="#a9b7c6"/>
    </style:style>
    <style:style style:name="T2027" style:family="text">
      <style:text-properties fo:font-size="10.00pt" fo:font-weight="normal" fo:font-family="'Liberation Mono'" style:font-family-asian="'Liberation Mono'" style:font-family-complex="'Liberation Mono'" fo:background-color="#2b2b2b" fo:color="#a9b7c6"/>
    </style:style>
    <style:style style:name="T2028" style:family="text">
      <style:text-properties fo:font-size="9.00pt" fo:font-weight="normal" fo:font-family="'DejaVu Sans Mono'" style:font-family-asian="'DejaVu Sans Mono'" style:font-family-complex="'DejaVu Sans Mono'" fo:background-color="#2b2b2b" fo:color="#cc7832"/>
    </style:style>
    <style:style style:name="T2029" style:family="text">
      <style:text-properties fo:font-size="9.00pt" fo:font-weight="normal" fo:font-family="'DejaVu Sans Mono'" style:font-family-asian="'DejaVu Sans Mono'" style:font-family-complex="'DejaVu Sans Mono'" fo:background-color="#2b2b2b" fo:color="#a9b7c6"/>
    </style:style>
    <style:style style:name="T2030" style:family="text">
      <style:text-properties fo:font-size="9.00pt" fo:font-weight="normal" fo:font-family="'DejaVu Sans Mono'" style:font-family-asian="'DejaVu Sans Mono'" style:font-family-complex="'DejaVu Sans Mono'" fo:background-color="#2b2b2b" fo:color="#6a8759"/>
    </style:style>
    <style:style style:name="T2031" style:family="text">
      <style:text-properties fo:font-size="9.00pt" fo:font-weight="normal" fo:font-family="'DejaVu Sans Mono'" style:font-family-asian="'DejaVu Sans Mono'" style:font-family-complex="'DejaVu Sans Mono'" fo:background-color="#2b2b2b" fo:color="#a9b7c6"/>
    </style:style>
    <style:style style:name="T2032" style:family="text">
      <style:text-properties fo:font-size="9.00pt" fo:font-weight="normal" fo:font-family="'DejaVu Sans Mono'" style:font-family-asian="'DejaVu Sans Mono'" style:font-family-complex="'DejaVu Sans Mono'" fo:background-color="#2b2b2b" fo:color="#6a8759"/>
    </style:style>
    <style:style style:name="T2033" style:family="text">
      <style:text-properties fo:font-size="9.00pt" fo:font-weight="normal" fo:font-family="'DejaVu Sans Mono'" style:font-family-asian="'DejaVu Sans Mono'" style:font-family-complex="'DejaVu Sans Mono'" fo:background-color="#2b2b2b" fo:color="#a9b7c6"/>
    </style:style>
    <style:style style:name="T2034" style:family="text">
      <style:text-properties fo:font-size="9.00pt" fo:font-weight="normal" fo:font-family="'DejaVu Sans Mono'" style:font-family-asian="'DejaVu Sans Mono'" style:font-family-complex="'DejaVu Sans Mono'" fo:background-color="#2b2b2b" fo:color="#6a8759"/>
    </style:style>
    <style:style style:name="T2035" style:family="text">
      <style:text-properties fo:font-size="9.00pt" fo:font-weight="normal" fo:font-family="'DejaVu Sans Mono'" style:font-family-asian="'DejaVu Sans Mono'" style:font-family-complex="'DejaVu Sans Mono'" fo:background-color="#2b2b2b" fo:color="#a9b7c6"/>
    </style:style>
    <style:style style:name="T2036" style:family="text">
      <style:text-properties fo:font-size="9.00pt" fo:font-weight="normal" fo:font-family="'DejaVu Sans Mono'" style:font-family-asian="'DejaVu Sans Mono'" style:font-family-complex="'DejaVu Sans Mono'" fo:background-color="#2b2b2b" fo:color="#6a8759"/>
    </style:style>
    <style:style style:name="T2037" style:family="text">
      <style:text-properties fo:font-size="9.00pt" fo:font-weight="normal" fo:font-family="'DejaVu Sans Mono'" style:font-family-asian="'DejaVu Sans Mono'" style:font-family-complex="'DejaVu Sans Mono'" fo:background-color="#2b2b2b" fo:color="#a9b7c6"/>
    </style:style>
    <style:style style:name="T2038" style:family="text">
      <style:text-properties fo:font-size="9.00pt" fo:font-weight="normal" fo:font-family="'DejaVu Sans Mono'" style:font-family-asian="'DejaVu Sans Mono'" style:font-family-complex="'DejaVu Sans Mono'" fo:background-color="#2b2b2b" fo:color="#6897bb"/>
    </style:style>
    <style:style style:name="T2039" style:family="text">
      <style:text-properties fo:font-size="9.00pt" fo:font-weight="normal" fo:font-family="'DejaVu Sans Mono'" style:font-family-asian="'DejaVu Sans Mono'" style:font-family-complex="'DejaVu Sans Mono'" fo:background-color="#2b2b2b" fo:color="#cc7832"/>
    </style:style>
    <style:style style:name="T2040" style:family="text">
      <style:text-properties fo:font-size="9.00pt" fo:font-weight="normal" fo:font-family="'DejaVu Sans Mono'" style:font-family-asian="'DejaVu Sans Mono'" style:font-family-complex="'DejaVu Sans Mono'" fo:background-color="#2b2b2b" fo:color="#a9b7c6"/>
    </style:style>
    <style:style style:name="T2041" style:family="text">
      <style:text-properties fo:font-size="9.00pt" fo:font-weight="normal" fo:font-family="'DejaVu Sans Mono'" style:font-family-asian="'DejaVu Sans Mono'" style:font-family-complex="'DejaVu Sans Mono'" fo:background-color="#2b2b2b" fo:color="#cc7832"/>
    </style:style>
    <style:style style:name="T2042" style:family="text">
      <style:text-properties fo:font-size="9.00pt" fo:font-weight="normal" fo:font-family="'DejaVu Sans Mono'" style:font-family-asian="'DejaVu Sans Mono'" style:font-family-complex="'DejaVu Sans Mono'" fo:background-color="#2b2b2b" fo:color="#a9b7c6"/>
    </style:style>
    <style:style style:name="T2043" style:family="text">
      <style:text-properties fo:font-size="9.00pt" fo:font-weight="normal" fo:font-family="'DejaVu Sans Mono'" style:font-family-asian="'DejaVu Sans Mono'" style:font-family-complex="'DejaVu Sans Mono'" fo:background-color="#2b2b2b" fo:color="#6897bb"/>
    </style:style>
    <style:style style:name="T2044" style:family="text">
      <style:text-properties fo:font-size="9.00pt" fo:font-weight="normal" fo:font-family="'DejaVu Sans Mono'" style:font-family-asian="'DejaVu Sans Mono'" style:font-family-complex="'DejaVu Sans Mono'" fo:background-color="#2b2b2b" fo:color="#cc7832"/>
    </style:style>
    <style:style style:name="T2045" style:family="text">
      <style:text-properties fo:font-size="9.00pt" fo:font-weight="normal" fo:font-family="'DejaVu Sans Mono'" style:font-family-asian="'DejaVu Sans Mono'" style:font-family-complex="'DejaVu Sans Mono'" fo:background-color="#2b2b2b" fo:color="#a9b7c6"/>
    </style:style>
    <style:style style:name="T2046" style:family="text">
      <style:text-properties fo:font-size="9.00pt" fo:font-weight="normal" fo:font-family="'DejaVu Sans Mono'" style:font-family-asian="'DejaVu Sans Mono'" style:font-family-complex="'DejaVu Sans Mono'" fo:background-color="#2b2b2b" fo:color="#cc7832"/>
    </style:style>
    <style:style style:name="T2047" style:family="text">
      <style:text-properties fo:font-size="9.00pt" fo:font-weight="normal" fo:font-family="'DejaVu Sans Mono'" style:font-family-asian="'DejaVu Sans Mono'" style:font-family-complex="'DejaVu Sans Mono'" fo:background-color="#2b2b2b" fo:color="#a9b7c6"/>
    </style:style>
    <style:style style:name="T2048" style:family="text">
      <style:text-properties fo:font-size="9.00pt" fo:font-weight="normal" fo:font-family="'DejaVu Sans Mono'" style:font-family-asian="'DejaVu Sans Mono'" style:font-family-complex="'DejaVu Sans Mono'" fo:background-color="#2b2b2b" fo:color="#808080"/>
    </style:style>
    <style:style style:name="T2049" style:family="text">
      <style:text-properties fo:font-size="9.00pt" fo:font-weight="normal" fo:font-family="'DejaVu Sans Mono'" style:font-family-asian="'DejaVu Sans Mono'" style:font-family-complex="'DejaVu Sans Mono'" fo:background-color="#2b2b2b" fo:color="#a9b7c6"/>
    </style:style>
    <style:style style:name="T2050" style:family="text">
      <style:text-properties fo:font-size="9.00pt" fo:font-weight="normal" fo:font-family="'DejaVu Sans Mono'" style:font-family-asian="'DejaVu Sans Mono'" style:font-family-complex="'DejaVu Sans Mono'" fo:background-color="#2b2b2b" fo:color="#808080"/>
    </style:style>
    <style:style style:name="T2051" style:family="text">
      <style:text-properties fo:font-size="9.00pt" fo:font-weight="normal" fo:font-family="'DejaVu Sans Mono'" style:font-family-asian="'DejaVu Sans Mono'" style:font-family-complex="'DejaVu Sans Mono'" fo:background-color="#2b2b2b" fo:color="#a9b7c6"/>
    </style:style>
    <style:style style:name="T2052" style:family="text">
      <style:text-properties fo:font-size="9.00pt" fo:font-weight="normal" fo:font-family="'DejaVu Sans Mono'" style:font-family-asian="'DejaVu Sans Mono'" style:font-family-complex="'DejaVu Sans Mono'" fo:background-color="#2b2b2b" fo:color="#cc7832"/>
    </style:style>
    <style:style style:name="T2053" style:family="text">
      <style:text-properties fo:font-size="9.00pt" fo:font-weight="normal" fo:font-family="'DejaVu Sans Mono'" style:font-family-asian="'DejaVu Sans Mono'" style:font-family-complex="'DejaVu Sans Mono'" fo:background-color="#2b2b2b" fo:color="#a9b7c6"/>
    </style:style>
    <style:style style:name="T2054" style:family="text">
      <style:text-properties fo:font-size="9.00pt" fo:font-weight="normal" fo:font-family="'DejaVu Sans Mono'" style:font-family-asian="'DejaVu Sans Mono'" style:font-family-complex="'DejaVu Sans Mono'" fo:background-color="#2b2b2b" fo:color="#cc7832"/>
    </style:style>
    <style:style style:name="T2055" style:family="text">
      <style:text-properties fo:font-size="9.00pt" fo:font-weight="normal" fo:font-family="'DejaVu Sans Mono'" style:font-family-asian="'DejaVu Sans Mono'" style:font-family-complex="'DejaVu Sans Mono'" fo:background-color="#2b2b2b" fo:color="#a9b7c6"/>
    </style:style>
    <style:style style:name="T2056" style:family="text">
      <style:text-properties fo:font-size="9.00pt" fo:font-weight="normal" fo:font-family="'DejaVu Sans Mono'" style:font-family-asian="'DejaVu Sans Mono'" style:font-family-complex="'DejaVu Sans Mono'" fo:background-color="#2b2b2b" fo:color="#cc7832"/>
    </style:style>
    <style:style style:name="T2057" style:family="text">
      <style:text-properties fo:font-size="9.00pt" fo:font-weight="normal" fo:font-family="'DejaVu Sans Mono'" style:font-family-asian="'DejaVu Sans Mono'" style:font-family-complex="'DejaVu Sans Mono'" fo:background-color="#2b2b2b" fo:color="#a9b7c6"/>
    </style:style>
    <style:style style:name="T2058" style:family="text">
      <style:text-properties fo:font-size="9.00pt" fo:font-weight="normal" fo:font-family="'DejaVu Sans Mono'" style:font-family-asian="'DejaVu Sans Mono'" style:font-family-complex="'DejaVu Sans Mono'" fo:background-color="#2b2b2b" fo:color="#cc7832"/>
    </style:style>
    <style:style style:name="T2059" style:family="text">
      <style:text-properties fo:font-size="9.00pt" fo:font-weight="normal" fo:font-family="'DejaVu Sans Mono'" style:font-family-asian="'DejaVu Sans Mono'" style:font-family-complex="'DejaVu Sans Mono'" fo:background-color="#2b2b2b" fo:color="#a9b7c6"/>
    </style:style>
    <style:style style:name="T2060" style:family="text">
      <style:text-properties fo:font-size="10.00pt" fo:font-weight="normal" fo:font-family="'Liberation Mono'" style:font-family-asian="'Liberation Mono'" style:font-family-complex="'Liberation Mono'" fo:background-color="#2b2b2b" fo:color="#a9b7c6"/>
    </style:style>
    <style:style style:name="T2061" style:family="text">
      <style:text-properties fo:font-size="9.00pt" fo:font-weight="normal" fo:font-family="'DejaVu Sans Mono'" style:font-family-asian="'DejaVu Sans Mono'" style:font-family-complex="'DejaVu Sans Mono'" fo:background-color="#2b2b2b" fo:color="#a9b7c6"/>
    </style:style>
    <style:style style:name="T2062" style:family="text">
      <style:text-properties fo:font-size="10.00pt" fo:font-weight="normal" fo:font-family="'Liberation Mono'" style:font-family-asian="'Liberation Mono'" style:font-family-complex="'Liberation Mono'" fo:background-color="#2b2b2b" fo:color="#a9b7c6"/>
    </style:style>
    <style:style style:name="T2063" style:family="text">
      <style:text-properties fo:font-size="9.00pt" fo:font-weight="normal" fo:font-family="'DejaVu Sans Mono'" style:font-family-asian="'DejaVu Sans Mono'" style:font-family-complex="'DejaVu Sans Mono'" fo:background-color="#2b2b2b" fo:color="#a9b7c6"/>
    </style:style>
    <style:style style:name="T2064" style:family="text">
      <style:text-properties fo:font-size="9.00pt" fo:font-weight="normal" fo:font-family="'DejaVu Sans Mono'" style:font-family-asian="'DejaVu Sans Mono'" style:font-family-complex="'DejaVu Sans Mono'" fo:background-color="#2b2b2b" fo:color="#6897bb"/>
    </style:style>
    <style:style style:name="T2065" style:family="text">
      <style:text-properties fo:font-size="9.00pt" fo:font-weight="normal" fo:font-family="'DejaVu Sans Mono'" style:font-family-asian="'DejaVu Sans Mono'" style:font-family-complex="'DejaVu Sans Mono'" fo:background-color="#2b2b2b" fo:color="#cc7832"/>
    </style:style>
    <style:style style:name="T2066" style:family="text">
      <style:text-properties fo:font-size="9.00pt" fo:font-weight="normal" fo:font-family="'DejaVu Sans Mono'" style:font-family-asian="'DejaVu Sans Mono'" style:font-family-complex="'DejaVu Sans Mono'" fo:background-color="#2b2b2b" fo:color="#a9b7c6"/>
    </style:style>
    <style:style style:name="T2067" style:family="text">
      <style:text-properties fo:font-size="9.00pt" fo:font-weight="normal" fo:font-family="'DejaVu Sans Mono'" style:font-family-asian="'DejaVu Sans Mono'" style:font-family-complex="'DejaVu Sans Mono'" fo:background-color="#2b2b2b" fo:color="#6897bb"/>
    </style:style>
    <style:style style:name="T2068" style:family="text">
      <style:text-properties fo:font-size="9.00pt" fo:font-weight="normal" fo:font-family="'DejaVu Sans Mono'" style:font-family-asian="'DejaVu Sans Mono'" style:font-family-complex="'DejaVu Sans Mono'" fo:background-color="#2b2b2b" fo:color="#a9b7c6"/>
    </style:style>
    <style:style style:name="T2069" style:family="text">
      <style:text-properties fo:font-size="9.00pt" fo:font-weight="normal" fo:font-family="'DejaVu Sans Mono'" style:font-family-asian="'DejaVu Sans Mono'" style:font-family-complex="'DejaVu Sans Mono'" fo:background-color="#2b2b2b" fo:color="#6a8759"/>
    </style:style>
    <style:style style:name="T2070" style:family="text">
      <style:text-properties fo:font-size="9.00pt" fo:font-weight="normal" fo:font-family="'DejaVu Sans Mono'" style:font-family-asian="'DejaVu Sans Mono'" style:font-family-complex="'DejaVu Sans Mono'" fo:background-color="#2b2b2b" fo:color="#a9b7c6"/>
    </style:style>
    <style:style style:name="T2071" style:family="text">
      <style:text-properties fo:font-size="9.00pt" fo:font-weight="normal" fo:font-family="'DejaVu Sans Mono'" style:font-family-asian="'DejaVu Sans Mono'" style:font-family-complex="'DejaVu Sans Mono'" fo:background-color="#2b2b2b" fo:color="#6897bb"/>
    </style:style>
    <style:style style:name="T2072" style:family="text">
      <style:text-properties fo:font-size="9.00pt" fo:font-weight="normal" fo:font-family="'DejaVu Sans Mono'" style:font-family-asian="'DejaVu Sans Mono'" style:font-family-complex="'DejaVu Sans Mono'" fo:background-color="#2b2b2b" fo:color="#a9b7c6"/>
    </style:style>
    <style:style style:name="T2073" style:family="text">
      <style:text-properties fo:font-size="9.00pt" fo:font-weight="normal" fo:font-family="'DejaVu Sans Mono'" style:font-family-asian="'DejaVu Sans Mono'" style:font-family-complex="'DejaVu Sans Mono'" fo:background-color="#2b2b2b" fo:color="#6897bb"/>
    </style:style>
    <style:style style:name="T2074" style:family="text">
      <style:text-properties fo:font-size="9.00pt" fo:font-weight="normal" fo:font-family="'DejaVu Sans Mono'" style:font-family-asian="'DejaVu Sans Mono'" style:font-family-complex="'DejaVu Sans Mono'" fo:background-color="#2b2b2b" fo:color="#cc7832"/>
    </style:style>
    <style:style style:name="T2075" style:family="text">
      <style:text-properties fo:font-size="9.00pt" fo:font-weight="normal" fo:font-family="'DejaVu Sans Mono'" style:font-family-asian="'DejaVu Sans Mono'" style:font-family-complex="'DejaVu Sans Mono'" fo:background-color="#2b2b2b" fo:color="#a9b7c6"/>
    </style:style>
    <style:style style:name="T2076" style:family="text">
      <style:text-properties fo:font-size="9.00pt" fo:font-weight="normal" fo:font-family="'DejaVu Sans Mono'" style:font-family-asian="'DejaVu Sans Mono'" style:font-family-complex="'DejaVu Sans Mono'" fo:background-color="#2b2b2b" fo:color="#6897bb"/>
    </style:style>
    <style:style style:name="T2077" style:family="text">
      <style:text-properties fo:font-size="9.00pt" fo:font-weight="normal" fo:font-family="'DejaVu Sans Mono'" style:font-family-asian="'DejaVu Sans Mono'" style:font-family-complex="'DejaVu Sans Mono'" fo:background-color="#2b2b2b" fo:color="#a9b7c6"/>
    </style:style>
    <style:style style:name="T2078" style:family="text">
      <style:text-properties fo:font-size="9.00pt" fo:font-weight="normal" fo:font-family="'DejaVu Sans Mono'" style:font-family-asian="'DejaVu Sans Mono'" style:font-family-complex="'DejaVu Sans Mono'" fo:background-color="#2b2b2b" fo:color="#6a8759"/>
    </style:style>
    <style:style style:name="T2079" style:family="text">
      <style:text-properties fo:font-size="9.00pt" fo:font-weight="normal" fo:font-family="'DejaVu Sans Mono'" style:font-family-asian="'DejaVu Sans Mono'" style:font-family-complex="'DejaVu Sans Mono'" fo:background-color="#2b2b2b" fo:color="#a9b7c6"/>
    </style:style>
    <style:style style:name="T2080" style:family="text">
      <style:text-properties fo:font-size="9.00pt" fo:font-weight="normal" fo:font-family="'DejaVu Sans Mono'" style:font-family-asian="'DejaVu Sans Mono'" style:font-family-complex="'DejaVu Sans Mono'" fo:background-color="#2b2b2b" fo:color="#cc7832"/>
    </style:style>
    <style:style style:name="T2081" style:family="text">
      <style:text-properties fo:font-size="9.00pt" fo:font-weight="normal" fo:font-family="'DejaVu Sans Mono'" style:font-family-asian="'DejaVu Sans Mono'" style:font-family-complex="'DejaVu Sans Mono'" fo:background-color="#2b2b2b" fo:color="#a9b7c6"/>
    </style:style>
    <style:style style:name="T2082" style:family="text">
      <style:text-properties fo:font-size="11.00pt" fo:font-weight="normal" fo:font-family="Calibri" style:font-family-asian="Calibri" style:font-family-complex="Calibri" fo:background-color="transparent" style:use-window-font-color="true"/>
    </style:style>
    <style:style style:name="T2083" style:family="text">
      <style:text-properties fo:font-size="12.00pt" fo:font-weight="normal" fo:font-family="'Liberation Serif'" style:font-family-asian="'Liberation Serif'" style:font-family-complex="'Liberation Serif'" fo:background-color="transparent" style:use-window-font-color="true"/>
    </style:style>
    <style:style style:name="T2084" style:family="text">
      <style:text-properties fo:font-size="11.00pt" fo:font-weight="normal" fo:font-family="Calibri" style:font-family-asian="Calibri" style:font-family-complex="Calibri" fo:background-color="transparent" style:use-window-font-color="true"/>
    </style:style>
    <style:style style:name="T2085" style:family="text">
      <style:text-properties fo:font-size="9.00pt" fo:font-weight="normal" fo:font-family="'DejaVu Sans Mono'" style:font-family-asian="'DejaVu Sans Mono'" style:font-family-complex="'DejaVu Sans Mono'" fo:background-color="#2b2b2b" fo:color="#cc7832"/>
    </style:style>
    <style:style style:name="T2086" style:family="text">
      <style:text-properties fo:font-size="9.00pt" fo:font-weight="normal" fo:font-family="'DejaVu Sans Mono'" style:font-family-asian="'DejaVu Sans Mono'" style:font-family-complex="'DejaVu Sans Mono'" fo:background-color="#2b2b2b" fo:color="#a9b7c6"/>
    </style:style>
    <style:style style:name="T2087" style:family="text">
      <style:text-properties fo:font-size="9.00pt" fo:font-weight="normal" fo:font-family="'DejaVu Sans Mono'" style:font-family-asian="'DejaVu Sans Mono'" style:font-family-complex="'DejaVu Sans Mono'" fo:background-color="#2b2b2b" fo:color="#cc7832"/>
    </style:style>
    <style:style style:name="T2088" style:family="text">
      <style:text-properties fo:font-size="9.00pt" fo:font-weight="normal" fo:font-family="'DejaVu Sans Mono'" style:font-family-asian="'DejaVu Sans Mono'" style:font-family-complex="'DejaVu Sans Mono'" fo:background-color="#2b2b2b" fo:color="#ffc66d"/>
    </style:style>
    <style:style style:name="T2089" style:family="text">
      <style:text-properties fo:font-size="9.00pt" fo:font-weight="normal" fo:font-family="'DejaVu Sans Mono'" style:font-family-asian="'DejaVu Sans Mono'" style:font-family-complex="'DejaVu Sans Mono'" fo:background-color="#2b2b2b" fo:color="#a9b7c6"/>
    </style:style>
    <style:style style:name="T2090" style:family="text">
      <style:text-properties fo:font-size="10.00pt" fo:font-weight="normal" fo:font-family="'Liberation Mono'" style:font-family-asian="'Liberation Mono'" style:font-family-complex="'Liberation Mono'" fo:background-color="#2b2b2b" fo:color="#a9b7c6"/>
    </style:style>
    <style:style style:name="T2091" style:family="text">
      <style:text-properties fo:font-size="9.00pt" fo:font-weight="normal" fo:font-family="'DejaVu Sans Mono'" style:font-family-asian="'DejaVu Sans Mono'" style:font-family-complex="'DejaVu Sans Mono'" fo:background-color="#2b2b2b" fo:color="#cc7832"/>
    </style:style>
    <style:style style:name="T2092" style:family="text">
      <style:text-properties fo:font-size="9.00pt" fo:font-weight="normal" fo:font-family="'DejaVu Sans Mono'" style:font-family-asian="'DejaVu Sans Mono'" style:font-family-complex="'DejaVu Sans Mono'" fo:background-color="#2b2b2b" fo:color="#8888c6"/>
    </style:style>
    <style:style style:name="T2093" style:family="text">
      <style:text-properties fo:font-size="9.00pt" fo:font-weight="normal" fo:font-family="'DejaVu Sans Mono'" style:font-family-asian="'DejaVu Sans Mono'" style:font-family-complex="'DejaVu Sans Mono'" fo:background-color="#2b2b2b" fo:color="#a9b7c6"/>
    </style:style>
    <style:style style:name="T2094" style:family="text">
      <style:text-properties fo:font-size="9.00pt" fo:font-weight="normal" fo:font-family="'DejaVu Sans Mono'" style:font-family-asian="'DejaVu Sans Mono'" style:font-family-complex="'DejaVu Sans Mono'" fo:background-color="#2b2b2b" fo:color="#6a8759"/>
    </style:style>
    <style:style style:name="T2095" style:family="text">
      <style:text-properties fo:font-size="9.00pt" fo:font-weight="normal" fo:font-family="'DejaVu Sans Mono'" style:font-family-asian="'DejaVu Sans Mono'" style:font-family-complex="'DejaVu Sans Mono'" fo:background-color="#2b2b2b" fo:color="#cc7832"/>
    </style:style>
    <style:style style:name="T2096" style:family="text">
      <style:text-properties fo:font-size="9.00pt" fo:font-weight="normal" fo:font-family="'DejaVu Sans Mono'" style:font-family-asian="'DejaVu Sans Mono'" style:font-family-complex="'DejaVu Sans Mono'" fo:background-color="#2b2b2b" fo:color="#6a8759"/>
    </style:style>
    <style:style style:name="T2097" style:family="text">
      <style:text-properties fo:font-size="9.00pt" fo:font-weight="normal" fo:font-family="'DejaVu Sans Mono'" style:font-family-asian="'DejaVu Sans Mono'" style:font-family-complex="'DejaVu Sans Mono'" fo:background-color="#2b2b2b" fo:color="#a9b7c6"/>
    </style:style>
    <style:style style:name="T2098" style:family="text">
      <style:text-properties fo:font-size="9.00pt" fo:font-weight="normal" fo:font-family="'DejaVu Sans Mono'" style:font-family-asian="'DejaVu Sans Mono'" style:font-family-complex="'DejaVu Sans Mono'" fo:background-color="#2b2b2b" fo:color="#cc7832"/>
    </style:style>
    <style:style style:name="T2099" style:family="text">
      <style:text-properties fo:font-size="9.00pt" fo:font-weight="normal" fo:font-family="'DejaVu Sans Mono'" style:font-family-asian="'DejaVu Sans Mono'" style:font-family-complex="'DejaVu Sans Mono'" fo:background-color="#2b2b2b" fo:color="#a9b7c6"/>
    </style:style>
    <style:style style:name="T2100" style:family="text">
      <style:text-properties fo:font-size="10.00pt" fo:font-weight="normal" fo:font-family="'Liberation Mono'" style:font-family-asian="'Liberation Mono'" style:font-family-complex="'Liberation Mono'" fo:background-color="#2b2b2b" fo:color="#a9b7c6"/>
    </style:style>
    <style:style style:name="T2101" style:family="text">
      <style:text-properties fo:font-size="9.00pt" fo:font-weight="normal" fo:font-family="'DejaVu Sans Mono'" style:font-family-asian="'DejaVu Sans Mono'" style:font-family-complex="'DejaVu Sans Mono'" fo:background-color="#2b2b2b" fo:color="#cc7832"/>
    </style:style>
    <style:style style:name="T2102" style:family="text">
      <style:text-properties fo:font-size="9.00pt" fo:font-weight="normal" fo:font-family="'DejaVu Sans Mono'" style:font-family-asian="'DejaVu Sans Mono'" style:font-family-complex="'DejaVu Sans Mono'" fo:background-color="#2b2b2b" fo:color="#a9b7c6"/>
    </style:style>
    <style:style style:name="T2103" style:family="text">
      <style:text-properties fo:font-size="9.00pt" fo:font-weight="normal" fo:font-family="'DejaVu Sans Mono'" style:font-family-asian="'DejaVu Sans Mono'" style:font-family-complex="'DejaVu Sans Mono'" fo:background-color="#2b2b2b" fo:color="#cc7832"/>
    </style:style>
    <style:style style:name="T2104" style:family="text">
      <style:text-properties fo:font-size="9.00pt" fo:font-weight="normal" fo:font-family="'DejaVu Sans Mono'" style:font-family-asian="'DejaVu Sans Mono'" style:font-family-complex="'DejaVu Sans Mono'" fo:background-color="#2b2b2b" fo:color="#a9b7c6"/>
    </style:style>
    <style:style style:name="T2105" style:family="text">
      <style:text-properties fo:font-size="10.00pt" fo:font-weight="normal" fo:font-family="'Liberation Mono'" style:font-family-asian="'Liberation Mono'" style:font-family-complex="'Liberation Mono'" fo:background-color="#2b2b2b" fo:color="#a9b7c6"/>
    </style:style>
    <style:style style:name="T2106" style:family="text">
      <style:text-properties fo:font-size="9.00pt" fo:font-weight="normal" fo:font-family="'DejaVu Sans Mono'" style:font-family-asian="'DejaVu Sans Mono'" style:font-family-complex="'DejaVu Sans Mono'" fo:background-color="#2b2b2b" fo:color="#a9b7c6"/>
    </style:style>
    <style:style style:name="T2107" style:family="text">
      <style:text-properties fo:font-size="9.00pt" fo:font-weight="normal" fo:font-family="'DejaVu Sans Mono'" style:font-family-asian="'DejaVu Sans Mono'" style:font-family-complex="'DejaVu Sans Mono'" fo:background-color="#2b2b2b" fo:color="#6a8759"/>
    </style:style>
    <style:style style:name="T2108" style:family="text">
      <style:text-properties fo:font-size="9.00pt" fo:font-weight="normal" fo:font-family="'DejaVu Sans Mono'" style:font-family-asian="'DejaVu Sans Mono'" style:font-family-complex="'DejaVu Sans Mono'" fo:background-color="#2b2b2b" fo:color="#cc7832"/>
    </style:style>
    <style:style style:name="T2109" style:family="text">
      <style:text-properties fo:font-size="9.00pt" fo:font-weight="normal" fo:font-family="'DejaVu Sans Mono'" style:font-family-asian="'DejaVu Sans Mono'" style:font-family-complex="'DejaVu Sans Mono'" fo:background-color="#2b2b2b" fo:color="#6a8759"/>
    </style:style>
    <style:style style:name="T2110" style:family="text">
      <style:text-properties fo:font-size="9.00pt" fo:font-weight="normal" fo:font-family="'DejaVu Sans Mono'" style:font-family-asian="'DejaVu Sans Mono'" style:font-family-complex="'DejaVu Sans Mono'" fo:background-color="#2b2b2b" fo:color="#a9b7c6"/>
    </style:style>
    <style:style style:name="T2111" style:family="text">
      <style:text-properties fo:font-size="9.00pt" fo:font-weight="normal" fo:font-family="'DejaVu Sans Mono'" style:font-family-asian="'DejaVu Sans Mono'" style:font-family-complex="'DejaVu Sans Mono'" fo:background-color="#2b2b2b" fo:color="#8888c6"/>
    </style:style>
    <style:style style:name="T2112" style:family="text">
      <style:text-properties fo:font-size="9.00pt" fo:font-weight="normal" fo:font-family="'DejaVu Sans Mono'" style:font-family-asian="'DejaVu Sans Mono'" style:font-family-complex="'DejaVu Sans Mono'" fo:background-color="#2b2b2b" fo:color="#a9b7c6"/>
    </style:style>
    <style:style style:name="T2113" style:family="text">
      <style:text-properties fo:font-size="9.00pt" fo:font-weight="normal" fo:font-family="'DejaVu Sans Mono'" style:font-family-asian="'DejaVu Sans Mono'" style:font-family-complex="'DejaVu Sans Mono'" fo:background-color="#2b2b2b" fo:color="#6a8759"/>
    </style:style>
    <style:style style:name="T2114" style:family="text">
      <style:text-properties fo:font-size="9.00pt" fo:font-weight="normal" fo:font-family="'DejaVu Sans Mono'" style:font-family-asian="'DejaVu Sans Mono'" style:font-family-complex="'DejaVu Sans Mono'" fo:background-color="#2b2b2b" fo:color="#a9b7c6"/>
    </style:style>
    <style:style style:name="T2115" style:family="text">
      <style:text-properties fo:font-size="9.00pt" fo:font-weight="normal" fo:font-family="'DejaVu Sans Mono'" style:font-family-asian="'DejaVu Sans Mono'" style:font-family-complex="'DejaVu Sans Mono'" fo:background-color="#2b2b2b" fo:color="#cc7832"/>
    </style:style>
    <style:style style:name="T2116" style:family="text">
      <style:text-properties fo:font-size="9.00pt" fo:font-weight="normal" fo:font-family="'DejaVu Sans Mono'" style:font-family-asian="'DejaVu Sans Mono'" style:font-family-complex="'DejaVu Sans Mono'" fo:background-color="#2b2b2b" fo:color="#a9b7c6"/>
    </style:style>
    <style:style style:name="T2117" style:family="text">
      <style:text-properties fo:font-size="9.00pt" fo:font-weight="normal" fo:font-family="'DejaVu Sans Mono'" style:font-family-asian="'DejaVu Sans Mono'" style:font-family-complex="'DejaVu Sans Mono'" fo:background-color="#2b2b2b" fo:color="#cc7832"/>
    </style:style>
    <style:style style:name="T2118" style:family="text">
      <style:text-properties fo:font-size="9.00pt" fo:font-weight="normal" fo:font-family="'DejaVu Sans Mono'" style:font-family-asian="'DejaVu Sans Mono'" style:font-family-complex="'DejaVu Sans Mono'" fo:background-color="#2b2b2b" fo:color="#a9b7c6"/>
    </style:style>
    <style:style style:name="T2119" style:family="text">
      <style:text-properties fo:font-size="10.00pt" fo:font-weight="normal" fo:font-family="'Liberation Mono'" style:font-family-asian="'Liberation Mono'" style:font-family-complex="'Liberation Mono'" fo:background-color="#2b2b2b" fo:color="#a9b7c6"/>
    </style:style>
    <style:style style:name="T2120" style:family="text">
      <style:text-properties fo:font-size="9.00pt" fo:font-weight="normal" fo:font-family="'DejaVu Sans Mono'" style:font-family-asian="'DejaVu Sans Mono'" style:font-family-complex="'DejaVu Sans Mono'" fo:background-color="#2b2b2b" fo:color="#a9b7c6"/>
    </style:style>
    <style:style style:name="T2121" style:family="text">
      <style:text-properties fo:font-size="9.00pt" fo:font-weight="normal" fo:font-family="'DejaVu Sans Mono'" style:font-family-asian="'DejaVu Sans Mono'" style:font-family-complex="'DejaVu Sans Mono'" fo:background-color="#2b2b2b" fo:color="#6a8759"/>
    </style:style>
    <style:style style:name="T2122" style:family="text">
      <style:text-properties fo:font-size="9.00pt" fo:font-weight="normal" fo:font-family="'DejaVu Sans Mono'" style:font-family-asian="'DejaVu Sans Mono'" style:font-family-complex="'DejaVu Sans Mono'" fo:background-color="#2b2b2b" fo:color="#cc7832"/>
    </style:style>
    <style:style style:name="T2123" style:family="text">
      <style:text-properties fo:font-size="9.00pt" fo:font-weight="normal" fo:font-family="'DejaVu Sans Mono'" style:font-family-asian="'DejaVu Sans Mono'" style:font-family-complex="'DejaVu Sans Mono'" fo:background-color="#2b2b2b" fo:color="#6a8759"/>
    </style:style>
    <style:style style:name="T2124" style:family="text">
      <style:text-properties fo:font-size="9.00pt" fo:font-weight="normal" fo:font-family="'DejaVu Sans Mono'" style:font-family-asian="'DejaVu Sans Mono'" style:font-family-complex="'DejaVu Sans Mono'" fo:background-color="#2b2b2b" fo:color="#cc7832"/>
    </style:style>
    <style:style style:name="T2125" style:family="text">
      <style:text-properties fo:font-size="9.00pt" fo:font-weight="normal" fo:font-family="'DejaVu Sans Mono'" style:font-family-asian="'DejaVu Sans Mono'" style:font-family-complex="'DejaVu Sans Mono'" fo:background-color="#2b2b2b" fo:color="#6a8759"/>
    </style:style>
    <style:style style:name="T2126" style:family="text">
      <style:text-properties fo:font-size="9.00pt" fo:font-weight="normal" fo:font-family="'DejaVu Sans Mono'" style:font-family-asian="'DejaVu Sans Mono'" style:font-family-complex="'DejaVu Sans Mono'" fo:background-color="#2b2b2b" fo:color="#a9b7c6"/>
    </style:style>
    <style:style style:name="T2127" style:family="text">
      <style:text-properties fo:font-size="9.00pt" fo:font-weight="normal" fo:font-family="'DejaVu Sans Mono'" style:font-family-asian="'DejaVu Sans Mono'" style:font-family-complex="'DejaVu Sans Mono'" fo:background-color="#2b2b2b" fo:color="#8888c6"/>
    </style:style>
    <style:style style:name="T2128" style:family="text">
      <style:text-properties fo:font-size="9.00pt" fo:font-weight="normal" fo:font-family="'DejaVu Sans Mono'" style:font-family-asian="'DejaVu Sans Mono'" style:font-family-complex="'DejaVu Sans Mono'" fo:background-color="#2b2b2b" fo:color="#a9b7c6"/>
    </style:style>
    <style:style style:name="T2129" style:family="text">
      <style:text-properties fo:font-size="9.00pt" fo:font-weight="normal" fo:font-family="'DejaVu Sans Mono'" style:font-family-asian="'DejaVu Sans Mono'" style:font-family-complex="'DejaVu Sans Mono'" fo:background-color="#2b2b2b" fo:color="#6897bb"/>
    </style:style>
    <style:style style:name="T2130" style:family="text">
      <style:text-properties fo:font-size="9.00pt" fo:font-weight="normal" fo:font-family="'DejaVu Sans Mono'" style:font-family-asian="'DejaVu Sans Mono'" style:font-family-complex="'DejaVu Sans Mono'" fo:background-color="#2b2b2b" fo:color="#cc7832"/>
    </style:style>
    <style:style style:name="T2131" style:family="text">
      <style:text-properties fo:font-size="9.00pt" fo:font-weight="normal" fo:font-family="'DejaVu Sans Mono'" style:font-family-asian="'DejaVu Sans Mono'" style:font-family-complex="'DejaVu Sans Mono'" fo:background-color="#2b2b2b" fo:color="#a9b7c6"/>
    </style:style>
    <style:style style:name="T2132" style:family="text">
      <style:text-properties fo:font-size="9.00pt" fo:font-weight="normal" fo:font-family="'DejaVu Sans Mono'" style:font-family-asian="'DejaVu Sans Mono'" style:font-family-complex="'DejaVu Sans Mono'" fo:background-color="#2b2b2b" fo:color="#cc7832"/>
    </style:style>
    <style:style style:name="T2133" style:family="text">
      <style:text-properties fo:font-size="9.00pt" fo:font-weight="normal" fo:font-family="'DejaVu Sans Mono'" style:font-family-asian="'DejaVu Sans Mono'" style:font-family-complex="'DejaVu Sans Mono'" fo:background-color="#2b2b2b" fo:color="#8888c6"/>
    </style:style>
    <style:style style:name="T2134" style:family="text">
      <style:text-properties fo:font-size="9.00pt" fo:font-weight="normal" fo:font-family="'DejaVu Sans Mono'" style:font-family-asian="'DejaVu Sans Mono'" style:font-family-complex="'DejaVu Sans Mono'" fo:background-color="#2b2b2b" fo:color="#a9b7c6"/>
    </style:style>
    <style:style style:name="T2135" style:family="text">
      <style:text-properties fo:font-size="9.00pt" fo:font-weight="normal" fo:font-family="'DejaVu Sans Mono'" style:font-family-asian="'DejaVu Sans Mono'" style:font-family-complex="'DejaVu Sans Mono'" fo:background-color="#2b2b2b" fo:color="#cc7832"/>
    </style:style>
    <style:style style:name="T2136" style:family="text">
      <style:text-properties fo:font-size="9.00pt" fo:font-weight="normal" fo:font-family="'DejaVu Sans Mono'" style:font-family-asian="'DejaVu Sans Mono'" style:font-family-complex="'DejaVu Sans Mono'" fo:background-color="#2b2b2b" fo:color="#8888c6"/>
    </style:style>
    <style:style style:name="T2137" style:family="text">
      <style:text-properties fo:font-size="9.00pt" fo:font-weight="normal" fo:font-family="'DejaVu Sans Mono'" style:font-family-asian="'DejaVu Sans Mono'" style:font-family-complex="'DejaVu Sans Mono'" fo:background-color="#2b2b2b" fo:color="#a9b7c6"/>
    </style:style>
    <style:style style:name="T2138" style:family="text">
      <style:text-properties fo:font-size="10.00pt" fo:font-weight="normal" fo:font-family="'Liberation Mono'" style:font-family-asian="'Liberation Mono'" style:font-family-complex="'Liberation Mono'" fo:background-color="#2b2b2b" fo:color="#a9b7c6"/>
    </style:style>
    <style:style style:name="T2139" style:family="text">
      <style:text-properties fo:font-size="9.00pt" fo:font-weight="normal" fo:font-family="'DejaVu Sans Mono'" style:font-family-asian="'DejaVu Sans Mono'" style:font-family-complex="'DejaVu Sans Mono'" fo:background-color="#2b2b2b" fo:color="#a9b7c6"/>
    </style:style>
    <style:style style:name="T2140" style:family="text">
      <style:text-properties fo:font-size="9.00pt" fo:font-weight="normal" fo:font-family="'DejaVu Sans Mono'" style:font-family-asian="'DejaVu Sans Mono'" style:font-family-complex="'DejaVu Sans Mono'" fo:background-color="#2b2b2b" fo:color="#6897bb"/>
    </style:style>
    <style:style style:name="T2141" style:family="text">
      <style:text-properties fo:font-size="9.00pt" fo:font-weight="normal" fo:font-family="'DejaVu Sans Mono'" style:font-family-asian="'DejaVu Sans Mono'" style:font-family-complex="'DejaVu Sans Mono'" fo:background-color="#2b2b2b" fo:color="#a9b7c6"/>
    </style:style>
    <style:style style:name="T2142" style:family="text">
      <style:text-properties fo:font-size="10.00pt" fo:font-weight="normal" fo:font-family="'Liberation Mono'" style:font-family-asian="'Liberation Mono'" style:font-family-complex="'Liberation Mono'" fo:background-color="#2b2b2b" fo:color="#a9b7c6"/>
    </style:style>
    <style:style style:name="T2143" style:family="text">
      <style:text-properties fo:font-size="9.00pt" fo:font-weight="normal" fo:font-family="'DejaVu Sans Mono'" style:font-family-asian="'DejaVu Sans Mono'" style:font-family-complex="'DejaVu Sans Mono'" fo:background-color="#2b2b2b" fo:color="#6a8759"/>
    </style:style>
    <style:style style:name="T2144" style:family="text">
      <style:text-properties fo:font-size="10.00pt" fo:font-weight="normal" fo:font-family="'Liberation Mono'" style:font-family-asian="'Liberation Mono'" style:font-family-complex="'Liberation Mono'" fo:background-color="#2b2b2b" fo:color="#6a8759"/>
    </style:style>
    <style:style style:name="T2145" style:family="text">
      <style:text-properties fo:font-size="9.00pt" fo:font-weight="normal" fo:font-family="'DejaVu Sans Mono'" style:font-family-asian="'DejaVu Sans Mono'" style:font-family-complex="'DejaVu Sans Mono'" fo:background-color="#2b2b2b" fo:color="#6a8759"/>
    </style:style>
    <style:style style:name="T2146" style:family="text">
      <style:text-properties fo:font-size="10.00pt" fo:font-weight="normal" fo:font-family="'Liberation Mono'" style:font-family-asian="'Liberation Mono'" style:font-family-complex="'Liberation Mono'" fo:background-color="#2b2b2b" fo:color="#6a8759"/>
    </style:style>
    <style:style style:name="T2147" style:family="text">
      <style:text-properties fo:font-size="9.00pt" fo:font-weight="normal" fo:font-family="'DejaVu Sans Mono'" style:font-family-asian="'DejaVu Sans Mono'" style:font-family-complex="'DejaVu Sans Mono'" fo:background-color="#2b2b2b" fo:color="#6a8759"/>
    </style:style>
    <style:style style:name="T2148" style:family="text">
      <style:text-properties fo:font-size="10.00pt" fo:font-weight="normal" fo:font-family="'Liberation Mono'" style:font-family-asian="'Liberation Mono'" style:font-family-complex="'Liberation Mono'" fo:background-color="#2b2b2b" fo:color="#6a8759"/>
    </style:style>
    <style:style style:name="T2149" style:family="text">
      <style:text-properties fo:font-size="9.00pt" fo:font-weight="normal" fo:font-family="'DejaVu Sans Mono'" style:font-family-asian="'DejaVu Sans Mono'" style:font-family-complex="'DejaVu Sans Mono'" fo:background-color="#2b2b2b" fo:color="#6a8759"/>
    </style:style>
    <style:style style:name="T2150" style:family="text">
      <style:text-properties fo:font-size="10.00pt" fo:font-weight="normal" fo:font-family="'Liberation Mono'" style:font-family-asian="'Liberation Mono'" style:font-family-complex="'Liberation Mono'" fo:background-color="#2b2b2b" fo:color="#6a8759"/>
    </style:style>
    <style:style style:name="T2151" style:family="text">
      <style:text-properties fo:font-size="9.00pt" fo:font-weight="normal" fo:font-family="'DejaVu Sans Mono'" style:font-family-asian="'DejaVu Sans Mono'" style:font-family-complex="'DejaVu Sans Mono'" fo:background-color="#2b2b2b" fo:color="#cc7832"/>
    </style:style>
    <style:style style:name="T2152" style:family="text">
      <style:text-properties fo:font-size="9.00pt" fo:font-weight="normal" fo:font-family="'DejaVu Sans Mono'" style:font-family-asian="'DejaVu Sans Mono'" style:font-family-complex="'DejaVu Sans Mono'" fo:background-color="#2b2b2b" fo:color="#a9b7c6"/>
    </style:style>
    <style:style style:name="T2153" style:family="text">
      <style:text-properties fo:font-size="9.00pt" fo:font-weight="normal" fo:font-family="'DejaVu Sans Mono'" style:font-family-asian="'DejaVu Sans Mono'" style:font-family-complex="'DejaVu Sans Mono'" fo:background-color="#2b2b2b" fo:color="#6a8759"/>
    </style:style>
    <style:style style:name="T2154" style:family="text">
      <style:text-properties fo:font-size="9.00pt" fo:font-weight="normal" fo:font-family="'DejaVu Sans Mono'" style:font-family-asian="'DejaVu Sans Mono'" style:font-family-complex="'DejaVu Sans Mono'" fo:background-color="#2b2b2b" fo:color="#cc7832"/>
    </style:style>
    <style:style style:name="T2155" style:family="text">
      <style:text-properties fo:font-size="9.00pt" fo:font-weight="normal" fo:font-family="'DejaVu Sans Mono'" style:font-family-asian="'DejaVu Sans Mono'" style:font-family-complex="'DejaVu Sans Mono'" fo:background-color="#2b2b2b" fo:color="#a9b7c6"/>
    </style:style>
    <style:style style:name="T2156" style:family="text">
      <style:text-properties fo:font-size="9.00pt" fo:font-weight="normal" fo:font-family="'DejaVu Sans Mono'" style:font-family-asian="'DejaVu Sans Mono'" style:font-family-complex="'DejaVu Sans Mono'" fo:background-color="#2b2b2b" fo:color="#6a8759"/>
    </style:style>
    <style:style style:name="T2157" style:family="text">
      <style:text-properties fo:font-size="9.00pt" fo:font-weight="normal" fo:font-family="'DejaVu Sans Mono'" style:font-family-asian="'DejaVu Sans Mono'" style:font-family-complex="'DejaVu Sans Mono'" fo:background-color="#2b2b2b" fo:color="#a9b7c6"/>
    </style:style>
    <style:style style:name="T2158" style:family="text">
      <style:text-properties fo:font-size="9.00pt" fo:font-weight="normal" fo:font-family="'DejaVu Sans Mono'" style:font-family-asian="'DejaVu Sans Mono'" style:font-family-complex="'DejaVu Sans Mono'" fo:background-color="#2b2b2b" fo:color="#6897bb"/>
    </style:style>
    <style:style style:name="T2159" style:family="text">
      <style:text-properties fo:font-size="9.00pt" fo:font-weight="normal" fo:font-family="'DejaVu Sans Mono'" style:font-family-asian="'DejaVu Sans Mono'" style:font-family-complex="'DejaVu Sans Mono'" fo:background-color="#2b2b2b" fo:color="#a9b7c6"/>
    </style:style>
    <style:style style:name="T2160" style:family="text">
      <style:text-properties fo:font-size="10.00pt" fo:font-weight="normal" fo:font-family="'Liberation Mono'" style:font-family-asian="'Liberation Mono'" style:font-family-complex="'Liberation Mono'" fo:background-color="#2b2b2b" fo:color="#a9b7c6"/>
    </style:style>
    <style:style style:name="T2161" style:family="text">
      <style:text-properties fo:font-size="9.00pt" fo:font-weight="normal" fo:font-family="'DejaVu Sans Mono'" style:font-family-asian="'DejaVu Sans Mono'" style:font-family-complex="'DejaVu Sans Mono'" fo:background-color="#2b2b2b" fo:color="#a9b7c6"/>
    </style:style>
    <style:style style:name="T2162" style:family="text">
      <style:text-properties fo:font-size="9.00pt" fo:font-weight="normal" fo:font-family="'DejaVu Sans Mono'" style:font-family-asian="'DejaVu Sans Mono'" style:font-family-complex="'DejaVu Sans Mono'" fo:background-color="#2b2b2b" fo:color="#6a8759"/>
    </style:style>
    <style:style style:name="T2163" style:family="text">
      <style:text-properties fo:font-size="9.00pt" fo:font-weight="normal" fo:font-family="'DejaVu Sans Mono'" style:font-family-asian="'DejaVu Sans Mono'" style:font-family-complex="'DejaVu Sans Mono'" fo:background-color="#2b2b2b" fo:color="#cc7832"/>
    </style:style>
    <style:style style:name="T2164" style:family="text">
      <style:text-properties fo:font-size="9.00pt" fo:font-weight="normal" fo:font-family="'DejaVu Sans Mono'" style:font-family-asian="'DejaVu Sans Mono'" style:font-family-complex="'DejaVu Sans Mono'" fo:background-color="#2b2b2b" fo:color="#a9b7c6"/>
    </style:style>
    <style:style style:name="T2165" style:family="text">
      <style:text-properties fo:font-size="9.00pt" fo:font-weight="normal" fo:font-family="'DejaVu Sans Mono'" style:font-family-asian="'DejaVu Sans Mono'" style:font-family-complex="'DejaVu Sans Mono'" fo:background-color="#2b2b2b" fo:color="#cc7832"/>
    </style:style>
    <style:style style:name="T2166" style:family="text">
      <style:text-properties fo:font-size="9.00pt" fo:font-weight="normal" fo:font-family="'DejaVu Sans Mono'" style:font-family-asian="'DejaVu Sans Mono'" style:font-family-complex="'DejaVu Sans Mono'" fo:background-color="#2b2b2b" fo:color="#8888c6"/>
    </style:style>
    <style:style style:name="T2167" style:family="text">
      <style:text-properties fo:font-size="9.00pt" fo:font-weight="normal" fo:font-family="'DejaVu Sans Mono'" style:font-family-asian="'DejaVu Sans Mono'" style:font-family-complex="'DejaVu Sans Mono'" fo:background-color="#2b2b2b" fo:color="#a9b7c6"/>
    </style:style>
    <style:style style:name="T2168" style:family="text">
      <style:text-properties fo:font-size="9.00pt" fo:font-weight="normal" fo:font-family="'DejaVu Sans Mono'" style:font-family-asian="'DejaVu Sans Mono'" style:font-family-complex="'DejaVu Sans Mono'" fo:background-color="#2b2b2b" fo:color="#6897bb"/>
    </style:style>
    <style:style style:name="T2169" style:family="text">
      <style:text-properties fo:font-size="9.00pt" fo:font-weight="normal" fo:font-family="'DejaVu Sans Mono'" style:font-family-asian="'DejaVu Sans Mono'" style:font-family-complex="'DejaVu Sans Mono'" fo:background-color="#2b2b2b" fo:color="#cc7832"/>
    </style:style>
    <style:style style:name="T2170" style:family="text">
      <style:text-properties fo:font-size="9.00pt" fo:font-weight="normal" fo:font-family="'DejaVu Sans Mono'" style:font-family-asian="'DejaVu Sans Mono'" style:font-family-complex="'DejaVu Sans Mono'" fo:background-color="#2b2b2b" fo:color="#8888c6"/>
    </style:style>
    <style:style style:name="T2171" style:family="text">
      <style:text-properties fo:font-size="9.00pt" fo:font-weight="normal" fo:font-family="'DejaVu Sans Mono'" style:font-family-asian="'DejaVu Sans Mono'" style:font-family-complex="'DejaVu Sans Mono'" fo:background-color="#2b2b2b" fo:color="#a9b7c6"/>
    </style:style>
    <style:style style:name="T2172" style:family="text">
      <style:text-properties fo:font-size="9.00pt" fo:font-weight="normal" fo:font-family="'DejaVu Sans Mono'" style:font-family-asian="'DejaVu Sans Mono'" style:font-family-complex="'DejaVu Sans Mono'" fo:background-color="#2b2b2b" fo:color="#6897bb"/>
    </style:style>
    <style:style style:name="T2173" style:family="text">
      <style:text-properties fo:font-size="9.00pt" fo:font-weight="normal" fo:font-family="'DejaVu Sans Mono'" style:font-family-asian="'DejaVu Sans Mono'" style:font-family-complex="'DejaVu Sans Mono'" fo:background-color="#2b2b2b" fo:color="#a9b7c6"/>
    </style:style>
    <style:style style:name="T2174" style:family="text">
      <style:text-properties fo:font-size="10.00pt" fo:font-weight="normal" fo:font-family="'Liberation Mono'" style:font-family-asian="'Liberation Mono'" style:font-family-complex="'Liberation Mono'" fo:background-color="#2b2b2b" fo:color="#a9b7c6"/>
    </style:style>
    <style:style style:name="T2175" style:family="text">
      <style:text-properties fo:font-size="9.00pt" fo:font-weight="normal" fo:font-family="'DejaVu Sans Mono'" style:font-family-asian="'DejaVu Sans Mono'" style:font-family-complex="'DejaVu Sans Mono'" fo:background-color="#2b2b2b" fo:color="#cc7832"/>
    </style:style>
    <style:style style:name="T2176" style:family="text">
      <style:text-properties fo:font-size="9.00pt" fo:font-weight="normal" fo:font-family="'DejaVu Sans Mono'" style:font-family-asian="'DejaVu Sans Mono'" style:font-family-complex="'DejaVu Sans Mono'" fo:background-color="#2b2b2b" fo:color="#a9b7c6"/>
    </style:style>
    <style:style style:name="T2177" style:family="text">
      <style:text-properties fo:font-size="9.00pt" fo:font-weight="normal" fo:font-family="'DejaVu Sans Mono'" style:font-family-asian="'DejaVu Sans Mono'" style:font-family-complex="'DejaVu Sans Mono'" fo:background-color="#2b2b2b" fo:color="#6a8759"/>
    </style:style>
    <style:style style:name="T2178" style:family="text">
      <style:text-properties fo:font-size="9.00pt" fo:font-weight="normal" fo:font-family="'DejaVu Sans Mono'" style:font-family-asian="'DejaVu Sans Mono'" style:font-family-complex="'DejaVu Sans Mono'" fo:background-color="#2b2b2b" fo:color="#cc7832"/>
    </style:style>
    <style:style style:name="T2179" style:family="text">
      <style:text-properties fo:font-size="9.00pt" fo:font-weight="normal" fo:font-family="'DejaVu Sans Mono'" style:font-family-asian="'DejaVu Sans Mono'" style:font-family-complex="'DejaVu Sans Mono'" fo:background-color="#2b2b2b" fo:color="#a9b7c6"/>
    </style:style>
    <style:style style:name="T2180" style:family="text">
      <style:text-properties fo:font-size="9.00pt" fo:font-weight="normal" fo:font-family="'DejaVu Sans Mono'" style:font-family-asian="'DejaVu Sans Mono'" style:font-family-complex="'DejaVu Sans Mono'" fo:background-color="#2b2b2b" fo:color="#6897bb"/>
    </style:style>
    <style:style style:name="T2181" style:family="text">
      <style:text-properties fo:font-size="9.00pt" fo:font-weight="normal" fo:font-family="'DejaVu Sans Mono'" style:font-family-asian="'DejaVu Sans Mono'" style:font-family-complex="'DejaVu Sans Mono'" fo:background-color="#2b2b2b" fo:color="#a9b7c6"/>
    </style:style>
    <style:style style:name="T2182" style:family="text">
      <style:text-properties fo:font-size="9.00pt" fo:font-weight="normal" fo:font-family="'DejaVu Sans Mono'" style:font-family-asian="'DejaVu Sans Mono'" style:font-family-complex="'DejaVu Sans Mono'" fo:background-color="#2b2b2b" fo:color="#6a8759"/>
    </style:style>
    <style:style style:name="T2183" style:family="text">
      <style:text-properties fo:font-size="9.00pt" fo:font-weight="normal" fo:font-family="'DejaVu Sans Mono'" style:font-family-asian="'DejaVu Sans Mono'" style:font-family-complex="'DejaVu Sans Mono'" fo:background-color="#2b2b2b" fo:color="#a9b7c6"/>
    </style:style>
    <style:style style:name="T2184" style:family="text">
      <style:text-properties fo:font-size="10.00pt" fo:font-weight="normal" fo:font-family="'Liberation Mono'" style:font-family-asian="'Liberation Mono'" style:font-family-complex="'Liberation Mono'" fo:background-color="#2b2b2b" fo:color="#a9b7c6"/>
    </style:style>
    <style:style style:name="T2185" style:family="text">
      <style:text-properties fo:font-size="9.00pt" fo:font-weight="normal" fo:font-family="'DejaVu Sans Mono'" style:font-family-asian="'DejaVu Sans Mono'" style:font-family-complex="'DejaVu Sans Mono'" fo:background-color="#2b2b2b" fo:color="#a9b7c6"/>
    </style:style>
    <style:style style:name="T2186" style:family="text">
      <style:text-properties fo:font-size="9.00pt" fo:font-weight="normal" fo:font-family="'DejaVu Sans Mono'" style:font-family-asian="'DejaVu Sans Mono'" style:font-family-complex="'DejaVu Sans Mono'" fo:background-color="#2b2b2b" fo:color="#6897bb"/>
    </style:style>
    <style:style style:name="T2187" style:family="text">
      <style:text-properties fo:font-size="9.00pt" fo:font-weight="normal" fo:font-family="'DejaVu Sans Mono'" style:font-family-asian="'DejaVu Sans Mono'" style:font-family-complex="'DejaVu Sans Mono'" fo:background-color="#2b2b2b" fo:color="#a9b7c6"/>
    </style:style>
    <style:style style:name="T2188" style:family="text">
      <style:text-properties fo:font-size="9.00pt" fo:font-weight="normal" fo:font-family="'DejaVu Sans Mono'" style:font-family-asian="'DejaVu Sans Mono'" style:font-family-complex="'DejaVu Sans Mono'" fo:background-color="#2b2b2b" fo:color="#6a8759"/>
    </style:style>
    <style:style style:name="T2189" style:family="text">
      <style:text-properties fo:font-size="10.00pt" fo:font-weight="normal" fo:font-family="'Liberation Mono'" style:font-family-asian="'Liberation Mono'" style:font-family-complex="'Liberation Mono'" fo:background-color="#2b2b2b" fo:color="#6a8759"/>
    </style:style>
    <style:style style:name="T2190" style:family="text">
      <style:text-properties fo:font-size="9.00pt" fo:font-weight="normal" fo:font-family="'DejaVu Sans Mono'" style:font-family-asian="'DejaVu Sans Mono'" style:font-family-complex="'DejaVu Sans Mono'" fo:background-color="#2b2b2b" fo:color="#cc7832"/>
    </style:style>
    <style:style style:name="T2191" style:family="text">
      <style:text-properties fo:font-size="9.00pt" fo:font-weight="normal" fo:font-family="'DejaVu Sans Mono'" style:font-family-asian="'DejaVu Sans Mono'" style:font-family-complex="'DejaVu Sans Mono'" fo:background-color="#2b2b2b" fo:color="#a9b7c6"/>
    </style:style>
    <style:style style:name="T2192" style:family="text">
      <style:text-properties fo:font-size="9.00pt" fo:font-weight="normal" fo:font-family="'DejaVu Sans Mono'" style:font-family-asian="'DejaVu Sans Mono'" style:font-family-complex="'DejaVu Sans Mono'" fo:background-color="#2b2b2b" fo:color="#6a8759"/>
    </style:style>
    <style:style style:name="T2193" style:family="text">
      <style:text-properties fo:font-size="9.00pt" fo:font-weight="normal" fo:font-family="'DejaVu Sans Mono'" style:font-family-asian="'DejaVu Sans Mono'" style:font-family-complex="'DejaVu Sans Mono'" fo:background-color="#2b2b2b" fo:color="#cc7832"/>
    </style:style>
    <style:style style:name="T2194" style:family="text">
      <style:text-properties fo:font-size="9.00pt" fo:font-weight="normal" fo:font-family="'DejaVu Sans Mono'" style:font-family-asian="'DejaVu Sans Mono'" style:font-family-complex="'DejaVu Sans Mono'" fo:background-color="#2b2b2b" fo:color="#a9b7c6"/>
    </style:style>
    <style:style style:name="T2195" style:family="text">
      <style:text-properties fo:font-size="9.00pt" fo:font-weight="normal" fo:font-family="'DejaVu Sans Mono'" style:font-family-asian="'DejaVu Sans Mono'" style:font-family-complex="'DejaVu Sans Mono'" fo:background-color="#2b2b2b" fo:color="#6897bb"/>
    </style:style>
    <style:style style:name="T2196" style:family="text">
      <style:text-properties fo:font-size="9.00pt" fo:font-weight="normal" fo:font-family="'DejaVu Sans Mono'" style:font-family-asian="'DejaVu Sans Mono'" style:font-family-complex="'DejaVu Sans Mono'" fo:background-color="#2b2b2b" fo:color="#a9b7c6"/>
    </style:style>
    <style:style style:name="T2197" style:family="text">
      <style:text-properties fo:font-size="9.00pt" fo:font-weight="normal" fo:font-family="'DejaVu Sans Mono'" style:font-family-asian="'DejaVu Sans Mono'" style:font-family-complex="'DejaVu Sans Mono'" fo:background-color="#2b2b2b" fo:color="#6a8759"/>
    </style:style>
    <style:style style:name="T2198" style:family="text">
      <style:text-properties fo:font-size="9.00pt" fo:font-weight="normal" fo:font-family="'DejaVu Sans Mono'" style:font-family-asian="'DejaVu Sans Mono'" style:font-family-complex="'DejaVu Sans Mono'" fo:background-color="#2b2b2b" fo:color="#a9b7c6"/>
    </style:style>
    <style:style style:name="T2199" style:family="text">
      <style:text-properties fo:font-size="10.00pt" fo:font-weight="normal" fo:font-family="'Liberation Mono'" style:font-family-asian="'Liberation Mono'" style:font-family-complex="'Liberation Mono'" fo:background-color="#2b2b2b" fo:color="#a9b7c6"/>
    </style:style>
    <style:style style:name="T2200" style:family="text">
      <style:text-properties fo:font-size="9.00pt" fo:font-weight="normal" fo:font-family="'DejaVu Sans Mono'" style:font-family-asian="'DejaVu Sans Mono'" style:font-family-complex="'DejaVu Sans Mono'" fo:background-color="#2b2b2b" fo:color="#a9b7c6"/>
    </style:style>
    <style:style style:name="T2201" style:family="text">
      <style:text-properties fo:font-size="9.00pt" fo:font-weight="normal" fo:font-family="'DejaVu Sans Mono'" style:font-family-asian="'DejaVu Sans Mono'" style:font-family-complex="'DejaVu Sans Mono'" fo:background-color="#2b2b2b" fo:color="#6897bb"/>
    </style:style>
    <style:style style:name="T2202" style:family="text">
      <style:text-properties fo:font-size="9.00pt" fo:font-weight="normal" fo:font-family="'DejaVu Sans Mono'" style:font-family-asian="'DejaVu Sans Mono'" style:font-family-complex="'DejaVu Sans Mono'" fo:background-color="#2b2b2b" fo:color="#a9b7c6"/>
    </style:style>
    <style:style style:name="T2203" style:family="text">
      <style:text-properties fo:font-size="9.00pt" fo:font-weight="normal" fo:font-family="'DejaVu Sans Mono'" style:font-family-asian="'DejaVu Sans Mono'" style:font-family-complex="'DejaVu Sans Mono'" fo:background-color="#2b2b2b" fo:color="#6a8759"/>
    </style:style>
    <style:style style:name="T2204" style:family="text">
      <style:text-properties fo:font-size="10.00pt" fo:font-weight="normal" fo:font-family="'Liberation Mono'" style:font-family-asian="'Liberation Mono'" style:font-family-complex="'Liberation Mono'" fo:background-color="#2b2b2b" fo:color="#6a8759"/>
    </style:style>
    <style:style style:name="T2205" style:family="text">
      <style:text-properties fo:font-size="9.00pt" fo:font-weight="normal" fo:font-family="'DejaVu Sans Mono'" style:font-family-asian="'DejaVu Sans Mono'" style:font-family-complex="'DejaVu Sans Mono'" fo:background-color="#2b2b2b" fo:color="#a9b7c6"/>
    </style:style>
    <style:style style:name="T2206" style:family="text">
      <style:text-properties fo:font-size="9.00pt" fo:font-weight="normal" fo:font-family="'DejaVu Sans Mono'" style:font-family-asian="'DejaVu Sans Mono'" style:font-family-complex="'DejaVu Sans Mono'" fo:background-color="#2b2b2b" fo:color="#6897bb"/>
    </style:style>
    <style:style style:name="T2207" style:family="text">
      <style:text-properties fo:font-size="9.00pt" fo:font-weight="normal" fo:font-family="'DejaVu Sans Mono'" style:font-family-asian="'DejaVu Sans Mono'" style:font-family-complex="'DejaVu Sans Mono'" fo:background-color="#2b2b2b" fo:color="#a9b7c6"/>
    </style:style>
    <style:style style:name="T2208" style:family="text">
      <style:text-properties fo:font-size="9.00pt" fo:font-weight="normal" fo:font-family="'DejaVu Sans Mono'" style:font-family-asian="'DejaVu Sans Mono'" style:font-family-complex="'DejaVu Sans Mono'" fo:background-color="#2b2b2b" fo:color="#6a8759"/>
    </style:style>
    <style:style style:name="T2209" style:family="text">
      <style:text-properties fo:font-size="10.00pt" fo:font-weight="normal" fo:font-family="'Liberation Mono'" style:font-family-asian="'Liberation Mono'" style:font-family-complex="'Liberation Mono'" fo:background-color="#2b2b2b" fo:color="#6a8759"/>
    </style:style>
    <style:style style:name="T2210" style:family="text">
      <style:text-properties fo:font-size="9.00pt" fo:font-weight="normal" fo:font-family="'DejaVu Sans Mono'" style:font-family-asian="'DejaVu Sans Mono'" style:font-family-complex="'DejaVu Sans Mono'" fo:background-color="#2b2b2b" fo:color="#cc7832"/>
    </style:style>
    <style:style style:name="T2211" style:family="text">
      <style:text-properties fo:font-size="9.00pt" fo:font-weight="normal" fo:font-family="'DejaVu Sans Mono'" style:font-family-asian="'DejaVu Sans Mono'" style:font-family-complex="'DejaVu Sans Mono'" fo:background-color="#2b2b2b" fo:color="#a9b7c6"/>
    </style:style>
    <style:style style:name="T2212" style:family="text">
      <style:text-properties fo:font-size="9.00pt" fo:font-weight="normal" fo:font-family="'DejaVu Sans Mono'" style:font-family-asian="'DejaVu Sans Mono'" style:font-family-complex="'DejaVu Sans Mono'" fo:background-color="#2b2b2b" fo:color="#6a8759"/>
    </style:style>
    <style:style style:name="T2213" style:family="text">
      <style:text-properties fo:font-size="9.00pt" fo:font-weight="normal" fo:font-family="'DejaVu Sans Mono'" style:font-family-asian="'DejaVu Sans Mono'" style:font-family-complex="'DejaVu Sans Mono'" fo:background-color="#2b2b2b" fo:color="#cc7832"/>
    </style:style>
    <style:style style:name="T2214" style:family="text">
      <style:text-properties fo:font-size="9.00pt" fo:font-weight="normal" fo:font-family="'DejaVu Sans Mono'" style:font-family-asian="'DejaVu Sans Mono'" style:font-family-complex="'DejaVu Sans Mono'" fo:background-color="#2b2b2b" fo:color="#a9b7c6"/>
    </style:style>
    <style:style style:name="T2215" style:family="text">
      <style:text-properties fo:font-size="9.00pt" fo:font-weight="normal" fo:font-family="'DejaVu Sans Mono'" style:font-family-asian="'DejaVu Sans Mono'" style:font-family-complex="'DejaVu Sans Mono'" fo:background-color="#2b2b2b" fo:color="#6897bb"/>
    </style:style>
    <style:style style:name="T2216" style:family="text">
      <style:text-properties fo:font-size="9.00pt" fo:font-weight="normal" fo:font-family="'DejaVu Sans Mono'" style:font-family-asian="'DejaVu Sans Mono'" style:font-family-complex="'DejaVu Sans Mono'" fo:background-color="#2b2b2b" fo:color="#a9b7c6"/>
    </style:style>
    <style:style style:name="T2217" style:family="text">
      <style:text-properties fo:font-size="9.00pt" fo:font-weight="normal" fo:font-family="'DejaVu Sans Mono'" style:font-family-asian="'DejaVu Sans Mono'" style:font-family-complex="'DejaVu Sans Mono'" fo:background-color="#2b2b2b" fo:color="#6a8759"/>
    </style:style>
    <style:style style:name="T2218" style:family="text">
      <style:text-properties fo:font-size="9.00pt" fo:font-weight="normal" fo:font-family="'DejaVu Sans Mono'" style:font-family-asian="'DejaVu Sans Mono'" style:font-family-complex="'DejaVu Sans Mono'" fo:background-color="#2b2b2b" fo:color="#a9b7c6"/>
    </style:style>
    <style:style style:name="T2219" style:family="text">
      <style:text-properties fo:font-size="10.00pt" fo:font-weight="normal" fo:font-family="'Liberation Mono'" style:font-family-asian="'Liberation Mono'" style:font-family-complex="'Liberation Mono'" fo:background-color="#2b2b2b" fo:color="#a9b7c6"/>
    </style:style>
    <style:style style:name="T2220" style:family="text">
      <style:text-properties fo:font-size="9.00pt" fo:font-weight="normal" fo:font-family="'DejaVu Sans Mono'" style:font-family-asian="'DejaVu Sans Mono'" style:font-family-complex="'DejaVu Sans Mono'" fo:background-color="#2b2b2b" fo:color="#a9b7c6"/>
    </style:style>
    <style:style style:name="T2221" style:family="text">
      <style:text-properties fo:font-size="9.00pt" fo:font-weight="normal" fo:font-family="'DejaVu Sans Mono'" style:font-family-asian="'DejaVu Sans Mono'" style:font-family-complex="'DejaVu Sans Mono'" fo:background-color="#2b2b2b" fo:color="#6897bb"/>
    </style:style>
    <style:style style:name="T2222" style:family="text">
      <style:text-properties fo:font-size="9.00pt" fo:font-weight="normal" fo:font-family="'DejaVu Sans Mono'" style:font-family-asian="'DejaVu Sans Mono'" style:font-family-complex="'DejaVu Sans Mono'" fo:background-color="#2b2b2b" fo:color="#a9b7c6"/>
    </style:style>
    <style:style style:name="T2223" style:family="text">
      <style:text-properties fo:font-size="9.00pt" fo:font-weight="normal" fo:font-family="'DejaVu Sans Mono'" style:font-family-asian="'DejaVu Sans Mono'" style:font-family-complex="'DejaVu Sans Mono'" fo:background-color="#2b2b2b" fo:color="#6a8759"/>
    </style:style>
    <style:style style:name="T2224" style:family="text">
      <style:text-properties fo:font-size="10.00pt" fo:font-weight="normal" fo:font-family="'Liberation Mono'" style:font-family-asian="'Liberation Mono'" style:font-family-complex="'Liberation Mono'" fo:background-color="#2b2b2b" fo:color="#6a8759"/>
    </style:style>
    <style:style style:name="T2225" style:family="text">
      <style:text-properties fo:font-size="9.00pt" fo:font-weight="normal" fo:font-family="'DejaVu Sans Mono'" style:font-family-asian="'DejaVu Sans Mono'" style:font-family-complex="'DejaVu Sans Mono'" fo:background-color="#2b2b2b" fo:color="#a9b7c6"/>
    </style:style>
    <style:style style:name="T2226" style:family="text">
      <style:text-properties fo:font-size="9.00pt" fo:font-weight="normal" fo:font-family="'DejaVu Sans Mono'" style:font-family-asian="'DejaVu Sans Mono'" style:font-family-complex="'DejaVu Sans Mono'" fo:background-color="#2b2b2b" fo:color="#6897bb"/>
    </style:style>
    <style:style style:name="T2227" style:family="text">
      <style:text-properties fo:font-size="9.00pt" fo:font-weight="normal" fo:font-family="'DejaVu Sans Mono'" style:font-family-asian="'DejaVu Sans Mono'" style:font-family-complex="'DejaVu Sans Mono'" fo:background-color="#2b2b2b" fo:color="#a9b7c6"/>
    </style:style>
    <style:style style:name="T2228" style:family="text">
      <style:text-properties fo:font-size="9.00pt" fo:font-weight="normal" fo:font-family="'DejaVu Sans Mono'" style:font-family-asian="'DejaVu Sans Mono'" style:font-family-complex="'DejaVu Sans Mono'" fo:background-color="#2b2b2b" fo:color="#6a8759"/>
    </style:style>
    <style:style style:name="T2229" style:family="text">
      <style:text-properties fo:font-size="10.00pt" fo:font-weight="normal" fo:font-family="'Liberation Mono'" style:font-family-asian="'Liberation Mono'" style:font-family-complex="'Liberation Mono'" fo:background-color="#2b2b2b" fo:color="#6a8759"/>
    </style:style>
    <style:style style:name="T2230" style:family="text">
      <style:text-properties fo:font-size="9.00pt" fo:font-weight="normal" fo:font-family="'DejaVu Sans Mono'" style:font-family-asian="'DejaVu Sans Mono'" style:font-family-complex="'DejaVu Sans Mono'" fo:background-color="#2b2b2b" fo:color="#a9b7c6"/>
    </style:style>
    <style:style style:name="T2231" style:family="text">
      <style:text-properties fo:font-size="9.00pt" fo:font-weight="normal" fo:font-family="'DejaVu Sans Mono'" style:font-family-asian="'DejaVu Sans Mono'" style:font-family-complex="'DejaVu Sans Mono'" fo:background-color="#2b2b2b" fo:color="#6897bb"/>
    </style:style>
    <style:style style:name="T2232" style:family="text">
      <style:text-properties fo:font-size="9.00pt" fo:font-weight="normal" fo:font-family="'DejaVu Sans Mono'" style:font-family-asian="'DejaVu Sans Mono'" style:font-family-complex="'DejaVu Sans Mono'" fo:background-color="#2b2b2b" fo:color="#a9b7c6"/>
    </style:style>
    <style:style style:name="T2233" style:family="text">
      <style:text-properties fo:font-size="9.00pt" fo:font-weight="normal" fo:font-family="'DejaVu Sans Mono'" style:font-family-asian="'DejaVu Sans Mono'" style:font-family-complex="'DejaVu Sans Mono'" fo:background-color="#2b2b2b" fo:color="#6a8759"/>
    </style:style>
    <style:style style:name="T2234" style:family="text">
      <style:text-properties fo:font-size="10.00pt" fo:font-weight="normal" fo:font-family="'Liberation Mono'" style:font-family-asian="'Liberation Mono'" style:font-family-complex="'Liberation Mono'" fo:background-color="#2b2b2b" fo:color="#6a8759"/>
    </style:style>
    <style:style style:name="T2235" style:family="text">
      <style:text-properties fo:font-size="9.00pt" fo:font-weight="normal" fo:font-family="'DejaVu Sans Mono'" style:font-family-asian="'DejaVu Sans Mono'" style:font-family-complex="'DejaVu Sans Mono'" fo:background-color="#2b2b2b" fo:color="#cc7832"/>
    </style:style>
    <style:style style:name="T2236" style:family="text">
      <style:text-properties fo:font-size="9.00pt" fo:font-weight="normal" fo:font-family="'DejaVu Sans Mono'" style:font-family-asian="'DejaVu Sans Mono'" style:font-family-complex="'DejaVu Sans Mono'" fo:background-color="#2b2b2b" fo:color="#a9b7c6"/>
    </style:style>
    <style:style style:name="T2237" style:family="text">
      <style:text-properties fo:font-size="9.00pt" fo:font-weight="normal" fo:font-family="'DejaVu Sans Mono'" style:font-family-asian="'DejaVu Sans Mono'" style:font-family-complex="'DejaVu Sans Mono'" fo:background-color="#2b2b2b" fo:color="#6a8759"/>
    </style:style>
    <style:style style:name="T2238" style:family="text">
      <style:text-properties fo:font-size="9.00pt" fo:font-weight="normal" fo:font-family="'DejaVu Sans Mono'" style:font-family-asian="'DejaVu Sans Mono'" style:font-family-complex="'DejaVu Sans Mono'" fo:background-color="#2b2b2b" fo:color="#cc7832"/>
    </style:style>
    <style:style style:name="T2239" style:family="text">
      <style:text-properties fo:font-size="9.00pt" fo:font-weight="normal" fo:font-family="'DejaVu Sans Mono'" style:font-family-asian="'DejaVu Sans Mono'" style:font-family-complex="'DejaVu Sans Mono'" fo:background-color="#2b2b2b" fo:color="#a9b7c6"/>
    </style:style>
    <style:style style:name="T2240" style:family="text">
      <style:text-properties fo:font-size="9.00pt" fo:font-weight="normal" fo:font-family="'DejaVu Sans Mono'" style:font-family-asian="'DejaVu Sans Mono'" style:font-family-complex="'DejaVu Sans Mono'" fo:background-color="#2b2b2b" fo:color="#6897bb"/>
    </style:style>
    <style:style style:name="T2241" style:family="text">
      <style:text-properties fo:font-size="9.00pt" fo:font-weight="normal" fo:font-family="'DejaVu Sans Mono'" style:font-family-asian="'DejaVu Sans Mono'" style:font-family-complex="'DejaVu Sans Mono'" fo:background-color="#2b2b2b" fo:color="#a9b7c6"/>
    </style:style>
    <style:style style:name="T2242" style:family="text">
      <style:text-properties fo:font-size="9.00pt" fo:font-weight="normal" fo:font-family="'DejaVu Sans Mono'" style:font-family-asian="'DejaVu Sans Mono'" style:font-family-complex="'DejaVu Sans Mono'" fo:background-color="#2b2b2b" fo:color="#6a8759"/>
    </style:style>
    <style:style style:name="T2243" style:family="text">
      <style:text-properties fo:font-size="9.00pt" fo:font-weight="normal" fo:font-family="'DejaVu Sans Mono'" style:font-family-asian="'DejaVu Sans Mono'" style:font-family-complex="'DejaVu Sans Mono'" fo:background-color="#2b2b2b" fo:color="#a9b7c6"/>
    </style:style>
    <style:style style:name="T2244" style:family="text">
      <style:text-properties fo:font-size="10.00pt" fo:font-weight="normal" fo:font-family="'Liberation Mono'" style:font-family-asian="'Liberation Mono'" style:font-family-complex="'Liberation Mono'" fo:background-color="#2b2b2b" fo:color="#a9b7c6"/>
    </style:style>
    <style:style style:name="T2245" style:family="text">
      <style:text-properties fo:font-size="9.00pt" fo:font-weight="normal" fo:font-family="'DejaVu Sans Mono'" style:font-family-asian="'DejaVu Sans Mono'" style:font-family-complex="'DejaVu Sans Mono'" fo:background-color="#2b2b2b" fo:color="#a9b7c6"/>
    </style:style>
    <style:style style:name="T2246" style:family="text">
      <style:text-properties fo:font-size="9.00pt" fo:font-weight="normal" fo:font-family="'DejaVu Sans Mono'" style:font-family-asian="'DejaVu Sans Mono'" style:font-family-complex="'DejaVu Sans Mono'" fo:background-color="#2b2b2b" fo:color="#6897bb"/>
    </style:style>
    <style:style style:name="T2247" style:family="text">
      <style:text-properties fo:font-size="9.00pt" fo:font-weight="normal" fo:font-family="'DejaVu Sans Mono'" style:font-family-asian="'DejaVu Sans Mono'" style:font-family-complex="'DejaVu Sans Mono'" fo:background-color="#2b2b2b" fo:color="#a9b7c6"/>
    </style:style>
    <style:style style:name="T2248" style:family="text">
      <style:text-properties fo:font-size="9.00pt" fo:font-weight="normal" fo:font-family="'DejaVu Sans Mono'" style:font-family-asian="'DejaVu Sans Mono'" style:font-family-complex="'DejaVu Sans Mono'" fo:background-color="#2b2b2b" fo:color="#6a8759"/>
    </style:style>
    <style:style style:name="T2249" style:family="text">
      <style:text-properties fo:font-size="10.00pt" fo:font-weight="normal" fo:font-family="'Liberation Mono'" style:font-family-asian="'Liberation Mono'" style:font-family-complex="'Liberation Mono'" fo:background-color="#2b2b2b" fo:color="#6a8759"/>
    </style:style>
    <style:style style:name="T2250" style:family="text">
      <style:text-properties fo:font-size="9.00pt" fo:font-weight="normal" fo:font-family="'DejaVu Sans Mono'" style:font-family-asian="'DejaVu Sans Mono'" style:font-family-complex="'DejaVu Sans Mono'" fo:background-color="#2b2b2b" fo:color="#a9b7c6"/>
    </style:style>
    <style:style style:name="T2251" style:family="text">
      <style:text-properties fo:font-size="9.00pt" fo:font-weight="normal" fo:font-family="'DejaVu Sans Mono'" style:font-family-asian="'DejaVu Sans Mono'" style:font-family-complex="'DejaVu Sans Mono'" fo:background-color="#2b2b2b" fo:color="#6897bb"/>
    </style:style>
    <style:style style:name="T2252" style:family="text">
      <style:text-properties fo:font-size="9.00pt" fo:font-weight="normal" fo:font-family="'DejaVu Sans Mono'" style:font-family-asian="'DejaVu Sans Mono'" style:font-family-complex="'DejaVu Sans Mono'" fo:background-color="#2b2b2b" fo:color="#a9b7c6"/>
    </style:style>
    <style:style style:name="T2253" style:family="text">
      <style:text-properties fo:font-size="9.00pt" fo:font-weight="normal" fo:font-family="'DejaVu Sans Mono'" style:font-family-asian="'DejaVu Sans Mono'" style:font-family-complex="'DejaVu Sans Mono'" fo:background-color="#2b2b2b" fo:color="#6a8759"/>
    </style:style>
    <style:style style:name="T2254" style:family="text">
      <style:text-properties fo:font-size="10.00pt" fo:font-weight="normal" fo:font-family="'Liberation Mono'" style:font-family-asian="'Liberation Mono'" style:font-family-complex="'Liberation Mono'" fo:background-color="#2b2b2b" fo:color="#6a8759"/>
    </style:style>
    <style:style style:name="T2255" style:family="text">
      <style:text-properties fo:font-size="9.00pt" fo:font-weight="normal" fo:font-family="'DejaVu Sans Mono'" style:font-family-asian="'DejaVu Sans Mono'" style:font-family-complex="'DejaVu Sans Mono'" fo:background-color="#2b2b2b" fo:color="#a9b7c6"/>
    </style:style>
    <style:style style:name="T2256" style:family="text">
      <style:text-properties fo:font-size="9.00pt" fo:font-weight="normal" fo:font-family="'DejaVu Sans Mono'" style:font-family-asian="'DejaVu Sans Mono'" style:font-family-complex="'DejaVu Sans Mono'" fo:background-color="#2b2b2b" fo:color="#6897bb"/>
    </style:style>
    <style:style style:name="T2257" style:family="text">
      <style:text-properties fo:font-size="9.00pt" fo:font-weight="normal" fo:font-family="'DejaVu Sans Mono'" style:font-family-asian="'DejaVu Sans Mono'" style:font-family-complex="'DejaVu Sans Mono'" fo:background-color="#2b2b2b" fo:color="#a9b7c6"/>
    </style:style>
    <style:style style:name="T2258" style:family="text">
      <style:text-properties fo:font-size="9.00pt" fo:font-weight="normal" fo:font-family="'DejaVu Sans Mono'" style:font-family-asian="'DejaVu Sans Mono'" style:font-family-complex="'DejaVu Sans Mono'" fo:background-color="#2b2b2b" fo:color="#6a8759"/>
    </style:style>
    <style:style style:name="T2259" style:family="text">
      <style:text-properties fo:font-size="10.00pt" fo:font-weight="normal" fo:font-family="'Liberation Mono'" style:font-family-asian="'Liberation Mono'" style:font-family-complex="'Liberation Mono'" fo:background-color="#2b2b2b" fo:color="#6a8759"/>
    </style:style>
    <style:style style:name="T2260" style:family="text">
      <style:text-properties fo:font-size="9.00pt" fo:font-weight="normal" fo:font-family="'DejaVu Sans Mono'" style:font-family-asian="'DejaVu Sans Mono'" style:font-family-complex="'DejaVu Sans Mono'" fo:background-color="#2b2b2b" fo:color="#a9b7c6"/>
    </style:style>
    <style:style style:name="T2261" style:family="text">
      <style:text-properties fo:font-size="9.00pt" fo:font-weight="normal" fo:font-family="'DejaVu Sans Mono'" style:font-family-asian="'DejaVu Sans Mono'" style:font-family-complex="'DejaVu Sans Mono'" fo:background-color="#2b2b2b" fo:color="#6897bb"/>
    </style:style>
    <style:style style:name="T2262" style:family="text">
      <style:text-properties fo:font-size="9.00pt" fo:font-weight="normal" fo:font-family="'DejaVu Sans Mono'" style:font-family-asian="'DejaVu Sans Mono'" style:font-family-complex="'DejaVu Sans Mono'" fo:background-color="#2b2b2b" fo:color="#a9b7c6"/>
    </style:style>
    <style:style style:name="T2263" style:family="text">
      <style:text-properties fo:font-size="9.00pt" fo:font-weight="normal" fo:font-family="'DejaVu Sans Mono'" style:font-family-asian="'DejaVu Sans Mono'" style:font-family-complex="'DejaVu Sans Mono'" fo:background-color="#2b2b2b" fo:color="#6a8759"/>
    </style:style>
    <style:style style:name="T2264" style:family="text">
      <style:text-properties fo:font-size="9.00pt" fo:font-weight="normal" fo:font-family="'DejaVu Sans Mono'" style:font-family-asian="'DejaVu Sans Mono'" style:font-family-complex="'DejaVu Sans Mono'" fo:background-color="#2b2b2b" fo:color="#8888c6"/>
    </style:style>
    <style:style style:name="T2265" style:family="text">
      <style:text-properties fo:font-size="9.00pt" fo:font-weight="normal" fo:font-family="'DejaVu Sans Mono'" style:font-family-asian="'DejaVu Sans Mono'" style:font-family-complex="'DejaVu Sans Mono'" fo:background-color="#2b2b2b" fo:color="#a9b7c6"/>
    </style:style>
    <style:style style:name="T2266" style:family="text">
      <style:text-properties fo:font-size="11.00pt" fo:font-weight="normal" fo:font-family="Calibri" style:font-family-asian="Calibri" style:font-family-complex="Calibri" fo:background-color="transparent" style:use-window-font-color="true"/>
    </style:style>
    <style:style style:name="T2267" style:family="text">
      <style:text-properties fo:font-size="12.00pt" fo:font-weight="normal" fo:font-family="'Liberation Serif'" style:font-family-asian="'Liberation Serif'" style:font-family-complex="'Liberation Serif'" fo:background-color="transparent" style:use-window-font-color="true"/>
    </style:style>
    <style:style style:name="T2268" style:family="text">
      <style:text-properties fo:font-size="9.00pt" fo:font-weight="normal" fo:font-family="'DejaVu Sans Mono'" style:font-family-asian="'DejaVu Sans Mono'" style:font-family-complex="'DejaVu Sans Mono'" fo:background-color="#2b2b2b" fo:color="#cc7832"/>
    </style:style>
    <style:style style:name="T2269" style:family="text">
      <style:text-properties fo:font-size="9.00pt" fo:font-weight="normal" fo:font-family="'DejaVu Sans Mono'" style:font-family-asian="'DejaVu Sans Mono'" style:font-family-complex="'DejaVu Sans Mono'" fo:background-color="#2b2b2b" fo:color="#a9b7c6"/>
    </style:style>
    <style:style style:name="T2270" style:family="text">
      <style:text-properties fo:font-size="9.00pt" fo:font-weight="normal" fo:font-family="'DejaVu Sans Mono'" style:font-family-asian="'DejaVu Sans Mono'" style:font-family-complex="'DejaVu Sans Mono'" fo:background-color="#2b2b2b" fo:color="#cc7832"/>
    </style:style>
    <style:style style:name="T2271" style:family="text">
      <style:text-properties fo:font-size="9.00pt" fo:font-weight="normal" fo:font-family="'DejaVu Sans Mono'" style:font-family-asian="'DejaVu Sans Mono'" style:font-family-complex="'DejaVu Sans Mono'" fo:background-color="#2b2b2b" fo:color="#a9b7c6"/>
    </style:style>
    <style:style style:name="T2272" style:family="text">
      <style:text-properties fo:font-size="9.00pt" fo:font-weight="normal" fo:font-family="'DejaVu Sans Mono'" style:font-family-asian="'DejaVu Sans Mono'" style:font-family-complex="'DejaVu Sans Mono'" fo:background-color="#2b2b2b" fo:color="#cc7832"/>
    </style:style>
    <style:style style:name="T2273" style:family="text">
      <style:text-properties fo:font-size="9.00pt" fo:font-weight="normal" fo:font-family="'DejaVu Sans Mono'" style:font-family-asian="'DejaVu Sans Mono'" style:font-family-complex="'DejaVu Sans Mono'" fo:background-color="#2b2b2b" fo:color="#a9b7c6"/>
    </style:style>
    <style:style style:name="T2274" style:family="text">
      <style:text-properties fo:font-size="9.00pt" fo:font-weight="normal" fo:font-family="'DejaVu Sans Mono'" style:font-family-asian="'DejaVu Sans Mono'" style:font-family-complex="'DejaVu Sans Mono'" fo:background-color="#2b2b2b" fo:color="#cc7832"/>
    </style:style>
    <style:style style:name="T2275" style:family="text">
      <style:text-properties fo:font-size="9.00pt" fo:font-weight="normal" fo:font-family="'DejaVu Sans Mono'" style:font-family-asian="'DejaVu Sans Mono'" style:font-family-complex="'DejaVu Sans Mono'" fo:background-color="#2b2b2b" fo:color="#a9b7c6"/>
    </style:style>
    <style:style style:name="T2276" style:family="text">
      <style:text-properties fo:font-size="9.00pt" fo:font-weight="normal" fo:font-family="'DejaVu Sans Mono'" style:font-family-asian="'DejaVu Sans Mono'" style:font-family-complex="'DejaVu Sans Mono'" fo:background-color="#2b2b2b" fo:color="#cc7832"/>
    </style:style>
    <style:style style:name="T2277" style:family="text">
      <style:text-properties fo:font-size="9.00pt" fo:font-weight="normal" fo:font-family="'DejaVu Sans Mono'" style:font-family-asian="'DejaVu Sans Mono'" style:font-family-complex="'DejaVu Sans Mono'" fo:background-color="#2b2b2b" fo:color="#a9b7c6"/>
    </style:style>
    <style:style style:name="T2278" style:family="text">
      <style:text-properties fo:font-size="9.00pt" fo:font-weight="normal" fo:font-family="'DejaVu Sans Mono'" style:font-family-asian="'DejaVu Sans Mono'" style:font-family-complex="'DejaVu Sans Mono'" fo:background-color="#2b2b2b" fo:color="#cc7832"/>
    </style:style>
    <style:style style:name="T2279" style:family="text">
      <style:text-properties fo:font-size="9.00pt" fo:font-weight="normal" fo:font-family="'DejaVu Sans Mono'" style:font-family-asian="'DejaVu Sans Mono'" style:font-family-complex="'DejaVu Sans Mono'" fo:background-color="#2b2b2b" fo:color="#a9b7c6"/>
    </style:style>
    <style:style style:name="T2280" style:family="text">
      <style:text-properties fo:font-size="9.00pt" fo:font-weight="normal" fo:font-family="'DejaVu Sans Mono'" style:font-family-asian="'DejaVu Sans Mono'" style:font-family-complex="'DejaVu Sans Mono'" fo:background-color="#2b2b2b" fo:color="#cc7832"/>
    </style:style>
    <style:style style:name="T2281" style:family="text">
      <style:text-properties fo:font-size="9.00pt" fo:font-weight="normal" fo:font-family="'DejaVu Sans Mono'" style:font-family-asian="'DejaVu Sans Mono'" style:font-family-complex="'DejaVu Sans Mono'" fo:background-color="#2b2b2b" fo:color="#a9b7c6"/>
    </style:style>
    <style:style style:name="T2282" style:family="text">
      <style:text-properties fo:font-size="9.00pt" fo:font-weight="normal" fo:font-family="'DejaVu Sans Mono'" style:font-family-asian="'DejaVu Sans Mono'" style:font-family-complex="'DejaVu Sans Mono'" fo:background-color="#2b2b2b" fo:color="#cc7832"/>
    </style:style>
    <style:style style:name="T2283" style:family="text">
      <style:text-properties fo:font-size="9.00pt" fo:font-weight="normal" fo:font-family="'DejaVu Sans Mono'" style:font-family-asian="'DejaVu Sans Mono'" style:font-family-complex="'DejaVu Sans Mono'" fo:background-color="#2b2b2b" fo:color="#a9b7c6"/>
    </style:style>
    <style:style style:name="T2284" style:family="text">
      <style:text-properties fo:font-size="9.00pt" fo:font-weight="normal" fo:font-family="'DejaVu Sans Mono'" style:font-family-asian="'DejaVu Sans Mono'" style:font-family-complex="'DejaVu Sans Mono'" fo:background-color="#2b2b2b" fo:color="#cc7832"/>
    </style:style>
    <style:style style:name="T2285" style:family="text">
      <style:text-properties fo:font-size="9.00pt" fo:font-weight="normal" fo:font-family="'DejaVu Sans Mono'" style:font-family-asian="'DejaVu Sans Mono'" style:font-family-complex="'DejaVu Sans Mono'" fo:background-color="#2b2b2b" fo:color="#a9b7c6"/>
    </style:style>
    <style:style style:name="T2286" style:family="text">
      <style:text-properties fo:font-size="9.00pt" fo:font-weight="normal" fo:font-family="'DejaVu Sans Mono'" style:font-family-asian="'DejaVu Sans Mono'" style:font-family-complex="'DejaVu Sans Mono'" fo:background-color="#2b2b2b" fo:color="#cc7832"/>
    </style:style>
    <style:style style:name="T2287" style:family="text">
      <style:text-properties fo:font-size="9.00pt" fo:font-weight="normal" fo:font-family="'DejaVu Sans Mono'" style:font-family-asian="'DejaVu Sans Mono'" style:font-family-complex="'DejaVu Sans Mono'" fo:background-color="#2b2b2b" fo:color="#a9b7c6"/>
    </style:style>
    <style:style style:name="T2288" style:family="text">
      <style:text-properties fo:font-size="9.00pt" fo:font-weight="normal" fo:font-family="'DejaVu Sans Mono'" style:font-family-asian="'DejaVu Sans Mono'" style:font-family-complex="'DejaVu Sans Mono'" fo:background-color="#2b2b2b" fo:color="#cc7832"/>
    </style:style>
    <style:style style:name="T2289" style:family="text">
      <style:text-properties fo:font-size="9.00pt" fo:font-weight="normal" fo:font-family="'DejaVu Sans Mono'" style:font-family-asian="'DejaVu Sans Mono'" style:font-family-complex="'DejaVu Sans Mono'" fo:background-color="#2b2b2b" fo:color="#a9b7c6"/>
    </style:style>
    <style:style style:name="T2290" style:family="text">
      <style:text-properties fo:font-size="9.00pt" fo:font-weight="normal" fo:font-family="'DejaVu Sans Mono'" style:font-family-asian="'DejaVu Sans Mono'" style:font-family-complex="'DejaVu Sans Mono'" fo:background-color="#2b2b2b" fo:color="#cc7832"/>
    </style:style>
    <style:style style:name="T2291" style:family="text">
      <style:text-properties fo:font-size="9.00pt" fo:font-weight="normal" fo:font-family="'DejaVu Sans Mono'" style:font-family-asian="'DejaVu Sans Mono'" style:font-family-complex="'DejaVu Sans Mono'" fo:background-color="#2b2b2b" fo:color="#a9b7c6"/>
    </style:style>
    <style:style style:name="T2292" style:family="text">
      <style:text-properties fo:font-size="9.00pt" fo:font-weight="normal" fo:font-family="'DejaVu Sans Mono'" style:font-family-asian="'DejaVu Sans Mono'" style:font-family-complex="'DejaVu Sans Mono'" fo:background-color="#2b2b2b" fo:color="#cc7832"/>
    </style:style>
    <style:style style:name="T2293" style:family="text">
      <style:text-properties fo:font-size="9.00pt" fo:font-weight="normal" fo:font-family="'DejaVu Sans Mono'" style:font-family-asian="'DejaVu Sans Mono'" style:font-family-complex="'DejaVu Sans Mono'" fo:background-color="#2b2b2b" fo:color="#a9b7c6"/>
    </style:style>
    <style:style style:name="T2294" style:family="text">
      <style:text-properties fo:font-size="9.00pt" fo:font-weight="normal" fo:font-family="'DejaVu Sans Mono'" style:font-family-asian="'DejaVu Sans Mono'" style:font-family-complex="'DejaVu Sans Mono'" fo:background-color="#2b2b2b" fo:color="#cc7832"/>
    </style:style>
    <style:style style:name="T2295" style:family="text">
      <style:text-properties fo:font-size="9.00pt" fo:font-weight="normal" fo:font-family="'DejaVu Sans Mono'" style:font-family-asian="'DejaVu Sans Mono'" style:font-family-complex="'DejaVu Sans Mono'" fo:background-color="#2b2b2b" fo:color="#a9b7c6"/>
    </style:style>
    <style:style style:name="T2296" style:family="text">
      <style:text-properties fo:font-size="9.00pt" fo:font-weight="normal" fo:font-family="'DejaVu Sans Mono'" style:font-family-asian="'DejaVu Sans Mono'" style:font-family-complex="'DejaVu Sans Mono'" fo:background-color="#2b2b2b" fo:color="#cc7832"/>
    </style:style>
    <style:style style:name="T2297" style:family="text">
      <style:text-properties fo:font-size="9.00pt" fo:font-weight="normal" fo:font-family="'DejaVu Sans Mono'" style:font-family-asian="'DejaVu Sans Mono'" style:font-family-complex="'DejaVu Sans Mono'" fo:background-color="#2b2b2b" fo:color="#a9b7c6"/>
    </style:style>
    <style:style style:name="T2298" style:family="text">
      <style:text-properties fo:font-size="9.00pt" fo:font-weight="normal" fo:font-family="'DejaVu Sans Mono'" style:font-family-asian="'DejaVu Sans Mono'" style:font-family-complex="'DejaVu Sans Mono'" fo:background-color="#2b2b2b" fo:color="#cc7832"/>
    </style:style>
    <style:style style:name="T2299" style:family="text">
      <style:text-properties fo:font-size="9.00pt" fo:font-weight="normal" fo:font-family="'DejaVu Sans Mono'" style:font-family-asian="'DejaVu Sans Mono'" style:font-family-complex="'DejaVu Sans Mono'" fo:background-color="#2b2b2b" fo:color="#a9b7c6"/>
    </style:style>
    <style:style style:name="T2300" style:family="text">
      <style:text-properties fo:font-size="9.00pt" fo:font-weight="normal" fo:font-family="'DejaVu Sans Mono'" style:font-family-asian="'DejaVu Sans Mono'" style:font-family-complex="'DejaVu Sans Mono'" fo:background-color="#2b2b2b" fo:color="#cc7832"/>
    </style:style>
    <style:style style:name="T2301" style:family="text">
      <style:text-properties fo:font-size="9.00pt" fo:font-weight="normal" fo:font-family="'DejaVu Sans Mono'" style:font-family-asian="'DejaVu Sans Mono'" style:font-family-complex="'DejaVu Sans Mono'" fo:background-color="#2b2b2b" fo:color="#a9b7c6"/>
    </style:style>
    <style:style style:name="T2302" style:family="text">
      <style:text-properties fo:font-size="9.00pt" fo:font-weight="normal" fo:font-family="'DejaVu Sans Mono'" style:font-family-asian="'DejaVu Sans Mono'" style:font-family-complex="'DejaVu Sans Mono'" fo:background-color="#2b2b2b" fo:color="#cc7832"/>
    </style:style>
    <style:style style:name="T2303" style:family="text">
      <style:text-properties fo:font-size="9.00pt" fo:font-weight="normal" fo:font-family="'DejaVu Sans Mono'" style:font-family-asian="'DejaVu Sans Mono'" style:font-family-complex="'DejaVu Sans Mono'" fo:background-color="#2b2b2b" fo:color="#a9b7c6"/>
    </style:style>
    <style:style style:name="T2304" style:family="text">
      <style:text-properties fo:font-size="9.00pt" fo:font-weight="normal" fo:font-family="'DejaVu Sans Mono'" style:font-family-asian="'DejaVu Sans Mono'" style:font-family-complex="'DejaVu Sans Mono'" fo:background-color="#2b2b2b" fo:color="#cc7832"/>
    </style:style>
    <style:style style:name="T2305" style:family="text">
      <style:text-properties fo:font-size="9.00pt" fo:font-weight="normal" fo:font-family="'DejaVu Sans Mono'" style:font-family-asian="'DejaVu Sans Mono'" style:font-family-complex="'DejaVu Sans Mono'" fo:background-color="#2b2b2b" fo:color="#a9b7c6"/>
    </style:style>
    <style:style style:name="T2306" style:family="text">
      <style:text-properties fo:font-size="9.00pt" fo:font-weight="normal" fo:font-family="'DejaVu Sans Mono'" style:font-family-asian="'DejaVu Sans Mono'" style:font-family-complex="'DejaVu Sans Mono'" fo:background-color="#2b2b2b" fo:color="#cc7832"/>
    </style:style>
    <style:style style:name="T2307" style:family="text">
      <style:text-properties fo:font-size="9.00pt" fo:font-weight="normal" fo:font-family="'DejaVu Sans Mono'" style:font-family-asian="'DejaVu Sans Mono'" style:font-family-complex="'DejaVu Sans Mono'" fo:background-color="#2b2b2b" fo:color="#a9b7c6"/>
    </style:style>
    <style:style style:name="T2308" style:family="text">
      <style:text-properties fo:font-size="9.00pt" fo:font-weight="normal" fo:font-family="'DejaVu Sans Mono'" style:font-family-asian="'DejaVu Sans Mono'" style:font-family-complex="'DejaVu Sans Mono'" fo:background-color="#2b2b2b" fo:color="#cc7832"/>
    </style:style>
    <style:style style:name="T2309" style:family="text">
      <style:text-properties fo:font-size="9.00pt" fo:font-weight="normal" fo:font-family="'DejaVu Sans Mono'" style:font-family-asian="'DejaVu Sans Mono'" style:font-family-complex="'DejaVu Sans Mono'" fo:background-color="#2b2b2b" fo:color="#a9b7c6"/>
    </style:style>
    <style:style style:name="T2310" style:family="text">
      <style:text-properties fo:font-size="9.00pt" fo:font-weight="normal" fo:font-family="'DejaVu Sans Mono'" style:font-family-asian="'DejaVu Sans Mono'" style:font-family-complex="'DejaVu Sans Mono'" fo:background-color="#2b2b2b" fo:color="#cc7832"/>
    </style:style>
    <style:style style:name="T2311" style:family="text">
      <style:text-properties fo:font-size="9.00pt" fo:font-weight="normal" fo:font-family="'DejaVu Sans Mono'" style:font-family-asian="'DejaVu Sans Mono'" style:font-family-complex="'DejaVu Sans Mono'" fo:background-color="#2b2b2b" fo:color="#a9b7c6"/>
    </style:style>
    <style:style style:name="T2312" style:family="text">
      <style:text-properties fo:font-size="9.00pt" fo:font-weight="normal" fo:font-family="'DejaVu Sans Mono'" style:font-family-asian="'DejaVu Sans Mono'" style:font-family-complex="'DejaVu Sans Mono'" fo:background-color="#2b2b2b" fo:color="#cc7832"/>
    </style:style>
    <style:style style:name="T2313" style:family="text">
      <style:text-properties fo:font-size="9.00pt" fo:font-weight="normal" fo:font-family="'DejaVu Sans Mono'" style:font-family-asian="'DejaVu Sans Mono'" style:font-family-complex="'DejaVu Sans Mono'" fo:background-color="#2b2b2b" fo:color="#a9b7c6"/>
    </style:style>
    <style:style style:name="T2314" style:family="text">
      <style:text-properties fo:font-size="9.00pt" fo:font-weight="normal" fo:font-family="'DejaVu Sans Mono'" style:font-family-asian="'DejaVu Sans Mono'" style:font-family-complex="'DejaVu Sans Mono'" fo:background-color="#2b2b2b" fo:color="#cc7832"/>
    </style:style>
    <style:style style:name="T2315" style:family="text">
      <style:text-properties fo:font-size="9.00pt" fo:font-weight="normal" fo:font-family="'DejaVu Sans Mono'" style:font-family-asian="'DejaVu Sans Mono'" style:font-family-complex="'DejaVu Sans Mono'" fo:background-color="#2b2b2b" fo:color="#a9b7c6"/>
    </style:style>
    <style:style style:name="T2316" style:family="text">
      <style:text-properties fo:font-size="9.00pt" fo:font-weight="normal" fo:font-family="'DejaVu Sans Mono'" style:font-family-asian="'DejaVu Sans Mono'" style:font-family-complex="'DejaVu Sans Mono'" fo:background-color="#2b2b2b" fo:color="#cc7832"/>
    </style:style>
    <style:style style:name="T2317" style:family="text">
      <style:text-properties fo:font-size="9.00pt" fo:font-weight="normal" fo:font-family="'DejaVu Sans Mono'" style:font-family-asian="'DejaVu Sans Mono'" style:font-family-complex="'DejaVu Sans Mono'" fo:background-color="#2b2b2b" fo:color="#a9b7c6"/>
    </style:style>
    <style:style style:name="T2318" style:family="text">
      <style:text-properties fo:font-size="9.00pt" fo:font-weight="normal" fo:font-family="'DejaVu Sans Mono'" style:font-family-asian="'DejaVu Sans Mono'" style:font-family-complex="'DejaVu Sans Mono'" fo:background-color="#2b2b2b" fo:color="#cc7832"/>
    </style:style>
    <style:style style:name="T2319" style:family="text">
      <style:text-properties fo:font-size="9.00pt" fo:font-weight="normal" fo:font-family="'DejaVu Sans Mono'" style:font-family-asian="'DejaVu Sans Mono'" style:font-family-complex="'DejaVu Sans Mono'" fo:background-color="#2b2b2b" fo:color="#a9b7c6"/>
    </style:style>
    <style:style style:name="T2320" style:family="text">
      <style:text-properties fo:font-size="9.00pt" fo:font-weight="normal" fo:font-family="'DejaVu Sans Mono'" style:font-family-asian="'DejaVu Sans Mono'" style:font-family-complex="'DejaVu Sans Mono'" fo:background-color="#2b2b2b" fo:color="#6897bb"/>
    </style:style>
    <style:style style:name="T2321" style:family="text">
      <style:text-properties fo:font-size="9.00pt" fo:font-weight="normal" fo:font-family="'DejaVu Sans Mono'" style:font-family-asian="'DejaVu Sans Mono'" style:font-family-complex="'DejaVu Sans Mono'" fo:background-color="#2b2b2b" fo:color="#a9b7c6"/>
    </style:style>
    <style:style style:name="T2322" style:family="text">
      <style:text-properties fo:font-size="9.00pt" fo:font-weight="normal" fo:font-family="'DejaVu Sans Mono'" style:font-family-asian="'DejaVu Sans Mono'" style:font-family-complex="'DejaVu Sans Mono'" fo:background-color="#2b2b2b" fo:color="#cc7832"/>
    </style:style>
    <style:style style:name="T2323" style:family="text">
      <style:text-properties fo:font-size="9.00pt" fo:font-weight="normal" fo:font-family="'DejaVu Sans Mono'" style:font-family-asian="'DejaVu Sans Mono'" style:font-family-complex="'DejaVu Sans Mono'" fo:background-color="#2b2b2b" fo:color="#ffc66d"/>
    </style:style>
    <style:style style:name="T2324" style:family="text">
      <style:text-properties fo:font-size="9.00pt" fo:font-weight="normal" fo:font-family="'DejaVu Sans Mono'" style:font-family-asian="'DejaVu Sans Mono'" style:font-family-complex="'DejaVu Sans Mono'" fo:background-color="#2b2b2b" fo:color="#a9b7c6"/>
    </style:style>
    <style:style style:name="T2325" style:family="text">
      <style:text-properties fo:font-size="9.00pt" fo:font-weight="normal" fo:font-family="'DejaVu Sans Mono'" style:font-family-asian="'DejaVu Sans Mono'" style:font-family-complex="'DejaVu Sans Mono'" fo:background-color="#2b2b2b" fo:color="#808080"/>
    </style:style>
    <style:style style:name="T2326" style:family="text">
      <style:text-properties fo:font-size="9.00pt" fo:font-weight="normal" fo:font-family="'DejaVu Sans Mono'" style:font-family-asian="'DejaVu Sans Mono'" style:font-family-complex="'DejaVu Sans Mono'" fo:background-color="#2b2b2b" fo:color="#a9b7c6"/>
    </style:style>
    <style:style style:name="T2327" style:family="text">
      <style:text-properties fo:font-size="10.00pt" fo:font-weight="normal" fo:font-family="'Liberation Mono'" style:font-family-asian="'Liberation Mono'" style:font-family-complex="'Liberation Mono'" fo:background-color="#2b2b2b" fo:color="#a9b7c6"/>
    </style:style>
    <style:style style:name="T2328" style:family="text">
      <style:text-properties fo:font-size="9.00pt" fo:font-weight="normal" fo:font-family="'DejaVu Sans Mono'" style:font-family-asian="'DejaVu Sans Mono'" style:font-family-complex="'DejaVu Sans Mono'" fo:background-color="#2b2b2b" fo:color="#629755" fo:font-style="italic"/>
    </style:style>
    <style:style style:name="T2329" style:family="text">
      <style:text-properties fo:font-size="10.00pt" fo:font-weight="normal" fo:font-family="'Liberation Mono'" style:font-family-asian="'Liberation Mono'" style:font-family-complex="'Liberation Mono'" fo:background-color="#2b2b2b" fo:color="#629755"/>
    </style:style>
    <style:style style:name="T2330" style:family="text">
      <style:text-properties fo:font-size="9.00pt" fo:font-weight="normal" fo:font-family="'DejaVu Sans Mono'" style:font-family-asian="'DejaVu Sans Mono'" style:font-family-complex="'DejaVu Sans Mono'" fo:background-color="#2b2b2b" fo:color="#629755" fo:font-style="italic"/>
    </style:style>
    <style:style style:name="T2331" style:family="text">
      <style:text-properties fo:font-size="10.00pt" fo:font-weight="normal" fo:font-family="'Liberation Mono'" style:font-family-asian="'Liberation Mono'" style:font-family-complex="'Liberation Mono'" fo:background-color="#2b2b2b" fo:color="#629755"/>
    </style:style>
    <style:style style:name="T2332" style:family="text">
      <style:text-properties fo:font-size="9.00pt" fo:font-weight="normal" fo:font-family="'DejaVu Sans Mono'" style:font-family-asian="'DejaVu Sans Mono'" style:font-family-complex="'DejaVu Sans Mono'" fo:background-color="#2b2b2b" fo:color="#629755" fo:font-style="italic"/>
    </style:style>
    <style:style style:name="T2333" style:family="text">
      <style:text-properties fo:font-size="10.00pt" fo:font-weight="normal" fo:font-family="'Liberation Mono'" style:font-family-asian="'Liberation Mono'" style:font-family-complex="'Liberation Mono'" fo:background-color="#2b2b2b" fo:color="#629755"/>
    </style:style>
    <style:style style:name="T2334" style:family="text">
      <style:text-properties fo:font-size="9.00pt" fo:font-weight="normal" fo:font-family="'DejaVu Sans Mono'" style:font-family-asian="'DejaVu Sans Mono'" style:font-family-complex="'DejaVu Sans Mono'" fo:background-color="#2b2b2b" fo:color="#629755" fo:font-style="italic"/>
    </style:style>
    <style:style style:name="T2335" style:family="text">
      <style:text-properties fo:font-size="10.00pt" fo:font-weight="normal" fo:font-family="'Liberation Mono'" style:font-family-asian="'Liberation Mono'" style:font-family-complex="'Liberation Mono'" fo:background-color="#2b2b2b" fo:color="#629755"/>
    </style:style>
    <style:style style:name="T2336" style:family="text">
      <style:text-properties fo:font-size="9.00pt" fo:font-weight="normal" fo:font-family="'DejaVu Sans Mono'" style:font-family-asian="'DejaVu Sans Mono'" style:font-family-complex="'DejaVu Sans Mono'" fo:background-color="#2b2b2b" fo:color="#629755" fo:font-style="italic"/>
    </style:style>
    <style:style style:name="T2337" style:family="text">
      <style:text-properties fo:font-size="10.00pt" fo:font-weight="normal" fo:font-family="'Liberation Mono'" style:font-family-asian="'Liberation Mono'" style:font-family-complex="'Liberation Mono'" fo:background-color="#2b2b2b" fo:color="#629755"/>
    </style:style>
    <style:style style:name="T2338" style:family="text">
      <style:text-properties fo:font-size="9.00pt" fo:font-weight="normal" fo:font-family="'DejaVu Sans Mono'" style:font-family-asian="'DejaVu Sans Mono'" style:font-family-complex="'DejaVu Sans Mono'" fo:background-color="#2b2b2b" fo:color="#629755" fo:font-style="italic"/>
    </style:style>
    <style:style style:name="T2339" style:family="text">
      <style:text-properties fo:font-size="10.00pt" fo:font-weight="normal" fo:font-family="'Liberation Mono'" style:font-family-asian="'Liberation Mono'" style:font-family-complex="'Liberation Mono'" fo:background-color="#2b2b2b" fo:color="#629755"/>
    </style:style>
    <style:style style:name="T2340" style:family="text">
      <style:text-properties fo:font-size="9.00pt" fo:font-weight="normal" fo:font-family="'DejaVu Sans Mono'" style:font-family-asian="'DejaVu Sans Mono'" style:font-family-complex="'DejaVu Sans Mono'" fo:background-color="#2b2b2b" fo:color="#a9b7c6"/>
    </style:style>
    <style:style style:name="T2341" style:family="text">
      <style:text-properties fo:font-size="9.00pt" fo:font-weight="normal" fo:font-family="'DejaVu Sans Mono'" style:font-family-asian="'DejaVu Sans Mono'" style:font-family-complex="'DejaVu Sans Mono'" fo:background-color="#2b2b2b" fo:color="#6a8759"/>
    </style:style>
    <style:style style:name="T2342" style:family="text">
      <style:text-properties fo:font-size="9.00pt" fo:font-weight="normal" fo:font-family="'DejaVu Sans Mono'" style:font-family-asian="'DejaVu Sans Mono'" style:font-family-complex="'DejaVu Sans Mono'" fo:background-color="#2b2b2b" fo:color="#a9b7c6"/>
    </style:style>
    <style:style style:name="T2343" style:family="text">
      <style:text-properties fo:font-size="10.00pt" fo:font-weight="normal" fo:font-family="'Liberation Mono'" style:font-family-asian="'Liberation Mono'" style:font-family-complex="'Liberation Mono'" fo:background-color="#2b2b2b" fo:color="#a9b7c6"/>
    </style:style>
    <style:style style:name="T2344" style:family="text">
      <style:text-properties fo:font-size="9.00pt" fo:font-weight="normal" fo:font-family="'DejaVu Sans Mono'" style:font-family-asian="'DejaVu Sans Mono'" style:font-family-complex="'DejaVu Sans Mono'" fo:background-color="#2b2b2b" fo:color="#a9b7c6"/>
    </style:style>
    <style:style style:name="T2345" style:family="text">
      <style:text-properties fo:font-size="9.00pt" fo:font-weight="normal" fo:font-family="'DejaVu Sans Mono'" style:font-family-asian="'DejaVu Sans Mono'" style:font-family-complex="'DejaVu Sans Mono'" fo:background-color="#2b2b2b" fo:color="#aa4926"/>
    </style:style>
    <style:style style:name="T2346" style:family="text">
      <style:text-properties fo:font-size="9.00pt" fo:font-weight="normal" fo:font-family="'DejaVu Sans Mono'" style:font-family-asian="'DejaVu Sans Mono'" style:font-family-complex="'DejaVu Sans Mono'" fo:background-color="#2b2b2b" fo:color="#a9b7c6"/>
    </style:style>
    <style:style style:name="T2347" style:family="text">
      <style:text-properties fo:font-size="10.00pt" fo:font-weight="normal" fo:font-family="'Liberation Mono'" style:font-family-asian="'Liberation Mono'" style:font-family-complex="'Liberation Mono'" fo:background-color="#2b2b2b" fo:color="#a9b7c6"/>
    </style:style>
    <style:style style:name="T2348" style:family="text">
      <style:text-properties fo:font-size="9.00pt" fo:font-weight="normal" fo:font-family="'DejaVu Sans Mono'" style:font-family-asian="'DejaVu Sans Mono'" style:font-family-complex="'DejaVu Sans Mono'" fo:background-color="#2b2b2b" fo:color="#a9b7c6"/>
    </style:style>
    <style:style style:name="T2349" style:family="text">
      <style:text-properties fo:font-size="10.00pt" fo:font-weight="normal" fo:font-family="'Liberation Mono'" style:font-family-asian="'Liberation Mono'" style:font-family-complex="'Liberation Mono'" fo:background-color="#2b2b2b" fo:color="#a9b7c6"/>
    </style:style>
    <style:style style:name="T2350" style:family="text">
      <style:text-properties fo:font-size="9.00pt" fo:font-weight="normal" fo:font-family="'DejaVu Sans Mono'" style:font-family-asian="'DejaVu Sans Mono'" style:font-family-complex="'DejaVu Sans Mono'" fo:background-color="#2b2b2b" fo:color="#a9b7c6"/>
    </style:style>
    <style:style style:name="T2351" style:family="text">
      <style:text-properties fo:font-size="10.00pt" fo:font-weight="normal" fo:font-family="'Liberation Mono'" style:font-family-asian="'Liberation Mono'" style:font-family-complex="'Liberation Mono'" fo:background-color="#2b2b2b" fo:color="#a9b7c6"/>
    </style:style>
    <style:style style:name="T2352" style:family="text">
      <style:text-properties fo:font-size="9.00pt" fo:font-weight="normal" fo:font-family="'DejaVu Sans Mono'" style:font-family-asian="'DejaVu Sans Mono'" style:font-family-complex="'DejaVu Sans Mono'" fo:background-color="#2b2b2b" fo:color="#a9b7c6"/>
    </style:style>
    <style:style style:name="T2353" style:family="text">
      <style:text-properties fo:font-size="9.00pt" fo:font-weight="normal" fo:font-family="'DejaVu Sans Mono'" style:font-family-asian="'DejaVu Sans Mono'" style:font-family-complex="'DejaVu Sans Mono'" fo:background-color="#2b2b2b" fo:color="#cc7832"/>
    </style:style>
    <style:style style:name="T2354" style:family="text">
      <style:text-properties fo:font-size="9.00pt" fo:font-weight="normal" fo:font-family="'DejaVu Sans Mono'" style:font-family-asian="'DejaVu Sans Mono'" style:font-family-complex="'DejaVu Sans Mono'" fo:background-color="#2b2b2b" fo:color="#a9b7c6"/>
    </style:style>
    <style:style style:name="T2355" style:family="text">
      <style:text-properties fo:font-size="9.00pt" fo:font-weight="normal" fo:font-family="'DejaVu Sans Mono'" style:font-family-asian="'DejaVu Sans Mono'" style:font-family-complex="'DejaVu Sans Mono'" fo:background-color="#2b2b2b" fo:color="#cc7832"/>
    </style:style>
    <style:style style:name="T2356" style:family="text">
      <style:text-properties fo:font-size="9.00pt" fo:font-weight="normal" fo:font-family="'DejaVu Sans Mono'" style:font-family-asian="'DejaVu Sans Mono'" style:font-family-complex="'DejaVu Sans Mono'" fo:background-color="#2b2b2b" fo:color="#a9b7c6"/>
    </style:style>
    <style:style style:name="T2357" style:family="text">
      <style:text-properties fo:font-size="9.00pt" fo:font-weight="normal" fo:font-family="'DejaVu Sans Mono'" style:font-family-asian="'DejaVu Sans Mono'" style:font-family-complex="'DejaVu Sans Mono'" fo:background-color="#2b2b2b" fo:color="#cc7832"/>
    </style:style>
    <style:style style:name="T2358" style:family="text">
      <style:text-properties fo:font-size="9.00pt" fo:font-weight="normal" fo:font-family="'DejaVu Sans Mono'" style:font-family-asian="'DejaVu Sans Mono'" style:font-family-complex="'DejaVu Sans Mono'" fo:background-color="#2b2b2b" fo:color="#a9b7c6"/>
    </style:style>
    <style:style style:name="T2359" style:family="text">
      <style:text-properties fo:font-size="9.00pt" fo:font-weight="normal" fo:font-family="'DejaVu Sans Mono'" style:font-family-asian="'DejaVu Sans Mono'" style:font-family-complex="'DejaVu Sans Mono'" fo:background-color="#2b2b2b" fo:color="#6a8759"/>
    </style:style>
    <style:style style:name="T2360" style:family="text">
      <style:text-properties fo:font-size="9.00pt" fo:font-weight="normal" fo:font-family="'DejaVu Sans Mono'" style:font-family-asian="'DejaVu Sans Mono'" style:font-family-complex="'DejaVu Sans Mono'" fo:background-color="#2b2b2b" fo:color="#a9b7c6"/>
    </style:style>
    <style:style style:name="T2361" style:family="text">
      <style:text-properties fo:font-size="10.00pt" fo:font-weight="normal" fo:font-family="'Liberation Mono'" style:font-family-asian="'Liberation Mono'" style:font-family-complex="'Liberation Mono'" fo:background-color="#2b2b2b" fo:color="#a9b7c6"/>
    </style:style>
    <style:style style:name="T2362" style:family="text">
      <style:text-properties fo:font-size="9.00pt" fo:font-weight="normal" fo:font-family="'DejaVu Sans Mono'" style:font-family-asian="'DejaVu Sans Mono'" style:font-family-complex="'DejaVu Sans Mono'" fo:background-color="#2b2b2b" fo:color="#a9b7c6"/>
    </style:style>
    <style:style style:name="T2363" style:family="text">
      <style:text-properties fo:font-size="9.00pt" fo:font-weight="normal" fo:font-family="'DejaVu Sans Mono'" style:font-family-asian="'DejaVu Sans Mono'" style:font-family-complex="'DejaVu Sans Mono'" fo:background-color="#2b2b2b" fo:color="#cc7832"/>
    </style:style>
    <style:style style:name="T2364" style:family="text">
      <style:text-properties fo:font-size="9.00pt" fo:font-weight="normal" fo:font-family="'DejaVu Sans Mono'" style:font-family-asian="'DejaVu Sans Mono'" style:font-family-complex="'DejaVu Sans Mono'" fo:background-color="#2b2b2b" fo:color="#a9b7c6"/>
    </style:style>
    <style:style style:name="T2365" style:family="text">
      <style:text-properties fo:font-size="9.00pt" fo:font-weight="normal" fo:font-family="'DejaVu Sans Mono'" style:font-family-asian="'DejaVu Sans Mono'" style:font-family-complex="'DejaVu Sans Mono'" fo:background-color="#2b2b2b" fo:color="#cc7832"/>
    </style:style>
    <style:style style:name="T2366" style:family="text">
      <style:text-properties fo:font-size="9.00pt" fo:font-weight="normal" fo:font-family="'DejaVu Sans Mono'" style:font-family-asian="'DejaVu Sans Mono'" style:font-family-complex="'DejaVu Sans Mono'" fo:background-color="#2b2b2b" fo:color="#a9b7c6"/>
    </style:style>
    <style:style style:name="T2367" style:family="text">
      <style:text-properties fo:font-size="9.00pt" fo:font-weight="normal" fo:font-family="'DejaVu Sans Mono'" style:font-family-asian="'DejaVu Sans Mono'" style:font-family-complex="'DejaVu Sans Mono'" fo:background-color="#2b2b2b" fo:color="#cc7832"/>
    </style:style>
    <style:style style:name="T2368" style:family="text">
      <style:text-properties fo:font-size="9.00pt" fo:font-weight="normal" fo:font-family="'DejaVu Sans Mono'" style:font-family-asian="'DejaVu Sans Mono'" style:font-family-complex="'DejaVu Sans Mono'" fo:background-color="#2b2b2b" fo:color="#a9b7c6"/>
    </style:style>
    <style:style style:name="T2369" style:family="text">
      <style:text-properties fo:font-size="9.00pt" fo:font-weight="normal" fo:font-family="'DejaVu Sans Mono'" style:font-family-asian="'DejaVu Sans Mono'" style:font-family-complex="'DejaVu Sans Mono'" fo:background-color="#2b2b2b" fo:color="#6a8759"/>
    </style:style>
    <style:style style:name="T2370" style:family="text">
      <style:text-properties fo:font-size="9.00pt" fo:font-weight="normal" fo:font-family="'DejaVu Sans Mono'" style:font-family-asian="'DejaVu Sans Mono'" style:font-family-complex="'DejaVu Sans Mono'" fo:background-color="#2b2b2b" fo:color="#a9b7c6"/>
    </style:style>
    <style:style style:name="T2371" style:family="text">
      <style:text-properties fo:font-size="10.00pt" fo:font-weight="normal" fo:font-family="'Liberation Mono'" style:font-family-asian="'Liberation Mono'" style:font-family-complex="'Liberation Mono'" fo:background-color="#2b2b2b" fo:color="#a9b7c6"/>
    </style:style>
    <style:style style:name="T2372" style:family="text">
      <style:text-properties fo:font-size="9.00pt" fo:font-weight="normal" fo:font-family="'DejaVu Sans Mono'" style:font-family-asian="'DejaVu Sans Mono'" style:font-family-complex="'DejaVu Sans Mono'" fo:background-color="#2b2b2b" fo:color="#a9b7c6"/>
    </style:style>
    <style:style style:name="T2373" style:family="text">
      <style:text-properties fo:font-size="10.00pt" fo:font-weight="normal" fo:font-family="'Liberation Mono'" style:font-family-asian="'Liberation Mono'" style:font-family-complex="'Liberation Mono'" fo:background-color="#2b2b2b" fo:color="#a9b7c6"/>
    </style:style>
    <style:style style:name="T2374" style:family="text">
      <style:text-properties fo:font-size="9.00pt" fo:font-weight="normal" fo:font-family="'DejaVu Sans Mono'" style:font-family-asian="'DejaVu Sans Mono'" style:font-family-complex="'DejaVu Sans Mono'" fo:background-color="#2b2b2b" fo:color="#a9b7c6"/>
    </style:style>
    <style:style style:name="T2375" style:family="text">
      <style:text-properties fo:font-size="9.00pt" fo:font-weight="normal" fo:font-family="'DejaVu Sans Mono'" style:font-family-asian="'DejaVu Sans Mono'" style:font-family-complex="'DejaVu Sans Mono'" fo:background-color="#2b2b2b" fo:color="#6a8759"/>
    </style:style>
    <style:style style:name="T2376" style:family="text">
      <style:text-properties fo:font-size="9.00pt" fo:font-weight="normal" fo:font-family="'DejaVu Sans Mono'" style:font-family-asian="'DejaVu Sans Mono'" style:font-family-complex="'DejaVu Sans Mono'" fo:background-color="#2b2b2b" fo:color="#a9b7c6"/>
    </style:style>
    <style:style style:name="T2377" style:family="text">
      <style:text-properties fo:font-size="9.00pt" fo:font-weight="normal" fo:font-family="'DejaVu Sans Mono'" style:font-family-asian="'DejaVu Sans Mono'" style:font-family-complex="'DejaVu Sans Mono'" fo:background-color="#2b2b2b" fo:color="#cc7832"/>
    </style:style>
    <style:style style:name="T2378" style:family="text">
      <style:text-properties fo:font-size="9.00pt" fo:font-weight="normal" fo:font-family="'DejaVu Sans Mono'" style:font-family-asian="'DejaVu Sans Mono'" style:font-family-complex="'DejaVu Sans Mono'" fo:background-color="#2b2b2b" fo:color="#a9b7c6"/>
    </style:style>
    <style:style style:name="T2379" style:family="text">
      <style:text-properties fo:font-size="9.00pt" fo:font-weight="normal" fo:font-family="'DejaVu Sans Mono'" style:font-family-asian="'DejaVu Sans Mono'" style:font-family-complex="'DejaVu Sans Mono'" fo:background-color="#2b2b2b" fo:color="#cc7832"/>
    </style:style>
    <style:style style:name="T2380" style:family="text">
      <style:text-properties fo:font-size="9.00pt" fo:font-weight="normal" fo:font-family="'DejaVu Sans Mono'" style:font-family-asian="'DejaVu Sans Mono'" style:font-family-complex="'DejaVu Sans Mono'" fo:background-color="#2b2b2b" fo:color="#a9b7c6"/>
    </style:style>
    <style:style style:name="T2381" style:family="text">
      <style:text-properties fo:font-size="10.00pt" fo:font-weight="normal" fo:font-family="'Liberation Mono'" style:font-family-asian="'Liberation Mono'" style:font-family-complex="'Liberation Mono'" fo:background-color="#2b2b2b" fo:color="#a9b7c6"/>
    </style:style>
    <style:style style:name="T2382" style:family="text">
      <style:text-properties fo:font-size="9.00pt" fo:font-weight="normal" fo:font-family="'DejaVu Sans Mono'" style:font-family-asian="'DejaVu Sans Mono'" style:font-family-complex="'DejaVu Sans Mono'" fo:background-color="#2b2b2b" fo:color="#a9b7c6"/>
    </style:style>
    <style:style style:name="T2383" style:family="text">
      <style:text-properties fo:font-size="9.00pt" fo:font-weight="normal" fo:font-family="'DejaVu Sans Mono'" style:font-family-asian="'DejaVu Sans Mono'" style:font-family-complex="'DejaVu Sans Mono'" fo:background-color="#2b2b2b" fo:color="#6a8759"/>
    </style:style>
    <style:style style:name="T2384" style:family="text">
      <style:text-properties fo:font-size="9.00pt" fo:font-weight="normal" fo:font-family="'DejaVu Sans Mono'" style:font-family-asian="'DejaVu Sans Mono'" style:font-family-complex="'DejaVu Sans Mono'" fo:background-color="#2b2b2b" fo:color="#a9b7c6"/>
    </style:style>
    <style:style style:name="T2385" style:family="text">
      <style:text-properties fo:font-size="9.00pt" fo:font-weight="normal" fo:font-family="'DejaVu Sans Mono'" style:font-family-asian="'DejaVu Sans Mono'" style:font-family-complex="'DejaVu Sans Mono'" fo:background-color="#2b2b2b" fo:color="#cc7832"/>
    </style:style>
    <style:style style:name="T2386" style:family="text">
      <style:text-properties fo:font-size="9.00pt" fo:font-weight="normal" fo:font-family="'DejaVu Sans Mono'" style:font-family-asian="'DejaVu Sans Mono'" style:font-family-complex="'DejaVu Sans Mono'" fo:background-color="#2b2b2b" fo:color="#a9b7c6"/>
    </style:style>
    <style:style style:name="T2387" style:family="text">
      <style:text-properties fo:font-size="9.00pt" fo:font-weight="normal" fo:font-family="'DejaVu Sans Mono'" style:font-family-asian="'DejaVu Sans Mono'" style:font-family-complex="'DejaVu Sans Mono'" fo:background-color="#2b2b2b" fo:color="#cc7832"/>
    </style:style>
    <style:style style:name="T2388" style:family="text">
      <style:text-properties fo:font-size="9.00pt" fo:font-weight="normal" fo:font-family="'DejaVu Sans Mono'" style:font-family-asian="'DejaVu Sans Mono'" style:font-family-complex="'DejaVu Sans Mono'" fo:background-color="#2b2b2b" fo:color="#a9b7c6"/>
    </style:style>
    <style:style style:name="T2389" style:family="text">
      <style:text-properties fo:font-size="10.00pt" fo:font-weight="normal" fo:font-family="'Liberation Mono'" style:font-family-asian="'Liberation Mono'" style:font-family-complex="'Liberation Mono'" fo:background-color="#2b2b2b" fo:color="#a9b7c6"/>
    </style:style>
    <style:style style:name="T2390" style:family="text">
      <style:text-properties fo:font-size="9.00pt" fo:font-weight="normal" fo:font-family="'DejaVu Sans Mono'" style:font-family-asian="'DejaVu Sans Mono'" style:font-family-complex="'DejaVu Sans Mono'" fo:background-color="#2b2b2b" fo:color="#a9b7c6"/>
    </style:style>
    <style:style style:name="T2391" style:family="text">
      <style:text-properties fo:font-size="9.00pt" fo:font-weight="normal" fo:font-family="'DejaVu Sans Mono'" style:font-family-asian="'DejaVu Sans Mono'" style:font-family-complex="'DejaVu Sans Mono'" fo:background-color="#2b2b2b" fo:color="#6a8759"/>
    </style:style>
    <style:style style:name="T2392" style:family="text">
      <style:text-properties fo:font-size="9.00pt" fo:font-weight="normal" fo:font-family="'DejaVu Sans Mono'" style:font-family-asian="'DejaVu Sans Mono'" style:font-family-complex="'DejaVu Sans Mono'" fo:background-color="#2b2b2b" fo:color="#a9b7c6"/>
    </style:style>
    <style:style style:name="T2393" style:family="text">
      <style:text-properties fo:font-size="9.00pt" fo:font-weight="normal" fo:font-family="'DejaVu Sans Mono'" style:font-family-asian="'DejaVu Sans Mono'" style:font-family-complex="'DejaVu Sans Mono'" fo:background-color="#2b2b2b" fo:color="#cc7832"/>
    </style:style>
    <style:style style:name="T2394" style:family="text">
      <style:text-properties fo:font-size="9.00pt" fo:font-weight="normal" fo:font-family="'DejaVu Sans Mono'" style:font-family-asian="'DejaVu Sans Mono'" style:font-family-complex="'DejaVu Sans Mono'" fo:background-color="#2b2b2b" fo:color="#6a8759"/>
    </style:style>
    <style:style style:name="T2395" style:family="text">
      <style:text-properties fo:font-size="9.00pt" fo:font-weight="normal" fo:font-family="'DejaVu Sans Mono'" style:font-family-asian="'DejaVu Sans Mono'" style:font-family-complex="'DejaVu Sans Mono'" fo:background-color="#2b2b2b" fo:color="#a9b7c6"/>
    </style:style>
    <style:style style:name="T2396" style:family="text">
      <style:text-properties fo:font-size="10.00pt" fo:font-weight="normal" fo:font-family="'Liberation Mono'" style:font-family-asian="'Liberation Mono'" style:font-family-complex="'Liberation Mono'" fo:background-color="#2b2b2b" fo:color="#a9b7c6"/>
    </style:style>
    <style:style style:name="T2397" style:family="text">
      <style:text-properties fo:font-size="9.00pt" fo:font-weight="normal" fo:font-family="'DejaVu Sans Mono'" style:font-family-asian="'DejaVu Sans Mono'" style:font-family-complex="'DejaVu Sans Mono'" fo:background-color="#2b2b2b" fo:color="#a9b7c6"/>
    </style:style>
    <style:style style:name="T2398" style:family="text">
      <style:text-properties fo:font-size="9.00pt" fo:font-weight="normal" fo:font-family="'DejaVu Sans Mono'" style:font-family-asian="'DejaVu Sans Mono'" style:font-family-complex="'DejaVu Sans Mono'" fo:background-color="#2b2b2b" fo:color="#6a8759"/>
    </style:style>
    <style:style style:name="T2399" style:family="text">
      <style:text-properties fo:font-size="9.00pt" fo:font-weight="normal" fo:font-family="'DejaVu Sans Mono'" style:font-family-asian="'DejaVu Sans Mono'" style:font-family-complex="'DejaVu Sans Mono'" fo:background-color="#2b2b2b" fo:color="#a9b7c6"/>
    </style:style>
    <style:style style:name="T2400" style:family="text">
      <style:text-properties fo:font-size="9.00pt" fo:font-weight="normal" fo:font-family="'DejaVu Sans Mono'" style:font-family-asian="'DejaVu Sans Mono'" style:font-family-complex="'DejaVu Sans Mono'" fo:background-color="#2b2b2b" fo:color="#6a8759"/>
    </style:style>
    <style:style style:name="T2401" style:family="text">
      <style:text-properties fo:font-size="9.00pt" fo:font-weight="normal" fo:font-family="'DejaVu Sans Mono'" style:font-family-asian="'DejaVu Sans Mono'" style:font-family-complex="'DejaVu Sans Mono'" fo:background-color="#2b2b2b" fo:color="#a9b7c6"/>
    </style:style>
    <style:style style:name="T2402" style:family="text">
      <style:text-properties fo:font-size="10.00pt" fo:font-weight="normal" fo:font-family="'Liberation Mono'" style:font-family-asian="'Liberation Mono'" style:font-family-complex="'Liberation Mono'" fo:background-color="#2b2b2b" fo:color="#a9b7c6"/>
    </style:style>
    <style:style style:name="T2403" style:family="text">
      <style:text-properties fo:font-size="9.00pt" fo:font-weight="normal" fo:font-family="'DejaVu Sans Mono'" style:font-family-asian="'DejaVu Sans Mono'" style:font-family-complex="'DejaVu Sans Mono'" fo:background-color="#2b2b2b" fo:color="#a9b7c6"/>
    </style:style>
    <style:style style:name="T2404" style:family="text">
      <style:text-properties fo:font-size="9.00pt" fo:font-weight="normal" fo:font-family="'DejaVu Sans Mono'" style:font-family-asian="'DejaVu Sans Mono'" style:font-family-complex="'DejaVu Sans Mono'" fo:background-color="#2b2b2b" fo:color="#6a8759"/>
    </style:style>
    <style:style style:name="T2405" style:family="text">
      <style:text-properties fo:font-size="9.00pt" fo:font-weight="normal" fo:font-family="'DejaVu Sans Mono'" style:font-family-asian="'DejaVu Sans Mono'" style:font-family-complex="'DejaVu Sans Mono'" fo:background-color="#2b2b2b" fo:color="#a9b7c6"/>
    </style:style>
    <style:style style:name="T2406" style:family="text">
      <style:text-properties fo:font-size="9.00pt" fo:font-weight="normal" fo:font-family="'DejaVu Sans Mono'" style:font-family-asian="'DejaVu Sans Mono'" style:font-family-complex="'DejaVu Sans Mono'" fo:background-color="#2b2b2b" fo:color="#6a8759"/>
    </style:style>
    <style:style style:name="T2407" style:family="text">
      <style:text-properties fo:font-size="9.00pt" fo:font-weight="normal" fo:font-family="'DejaVu Sans Mono'" style:font-family-asian="'DejaVu Sans Mono'" style:font-family-complex="'DejaVu Sans Mono'" fo:background-color="#2b2b2b" fo:color="#a9b7c6"/>
    </style:style>
    <style:style style:name="T2408" style:family="text">
      <style:text-properties fo:font-size="10.00pt" fo:font-weight="normal" fo:font-family="'Liberation Mono'" style:font-family-asian="'Liberation Mono'" style:font-family-complex="'Liberation Mono'" fo:background-color="#2b2b2b" fo:color="#a9b7c6"/>
    </style:style>
    <style:style style:name="T2409" style:family="text">
      <style:text-properties fo:font-size="9.00pt" fo:font-weight="normal" fo:font-family="'DejaVu Sans Mono'" style:font-family-asian="'DejaVu Sans Mono'" style:font-family-complex="'DejaVu Sans Mono'" fo:background-color="#2b2b2b" fo:color="#a9b7c6"/>
    </style:style>
    <style:style style:name="T2410" style:family="text">
      <style:text-properties fo:font-size="9.00pt" fo:font-weight="normal" fo:font-family="'DejaVu Sans Mono'" style:font-family-asian="'DejaVu Sans Mono'" style:font-family-complex="'DejaVu Sans Mono'" fo:background-color="#2b2b2b" fo:color="#6a8759"/>
    </style:style>
    <style:style style:name="T2411" style:family="text">
      <style:text-properties fo:font-size="9.00pt" fo:font-weight="normal" fo:font-family="'DejaVu Sans Mono'" style:font-family-asian="'DejaVu Sans Mono'" style:font-family-complex="'DejaVu Sans Mono'" fo:background-color="#2b2b2b" fo:color="#a9b7c6"/>
    </style:style>
    <style:style style:name="T2412" style:family="text">
      <style:text-properties fo:font-size="9.00pt" fo:font-weight="normal" fo:font-family="'DejaVu Sans Mono'" style:font-family-asian="'DejaVu Sans Mono'" style:font-family-complex="'DejaVu Sans Mono'" fo:background-color="#2b2b2b" fo:color="#cc7832"/>
    </style:style>
    <style:style style:name="T2413" style:family="text">
      <style:text-properties fo:font-size="9.00pt" fo:font-weight="normal" fo:font-family="'DejaVu Sans Mono'" style:font-family-asian="'DejaVu Sans Mono'" style:font-family-complex="'DejaVu Sans Mono'" fo:background-color="#2b2b2b" fo:color="#6a8759"/>
    </style:style>
    <style:style style:name="T2414" style:family="text">
      <style:text-properties fo:font-size="9.00pt" fo:font-weight="normal" fo:font-family="'DejaVu Sans Mono'" style:font-family-asian="'DejaVu Sans Mono'" style:font-family-complex="'DejaVu Sans Mono'" fo:background-color="#2b2b2b" fo:color="#a9b7c6"/>
    </style:style>
    <style:style style:name="T2415" style:family="text">
      <style:text-properties fo:font-size="10.00pt" fo:font-weight="normal" fo:font-family="'Liberation Mono'" style:font-family-asian="'Liberation Mono'" style:font-family-complex="'Liberation Mono'" fo:background-color="#2b2b2b" fo:color="#a9b7c6"/>
    </style:style>
    <style:style style:name="T2416" style:family="text">
      <style:text-properties fo:font-size="9.00pt" fo:font-weight="normal" fo:font-family="'DejaVu Sans Mono'" style:font-family-asian="'DejaVu Sans Mono'" style:font-family-complex="'DejaVu Sans Mono'" fo:background-color="#2b2b2b" fo:color="#a9b7c6"/>
    </style:style>
    <style:style style:name="T2417" style:family="text">
      <style:text-properties fo:font-size="9.00pt" fo:font-weight="normal" fo:font-family="'DejaVu Sans Mono'" style:font-family-asian="'DejaVu Sans Mono'" style:font-family-complex="'DejaVu Sans Mono'" fo:background-color="#2b2b2b" fo:color="#6a8759"/>
    </style:style>
    <style:style style:name="T2418" style:family="text">
      <style:text-properties fo:font-size="9.00pt" fo:font-weight="normal" fo:font-family="'DejaVu Sans Mono'" style:font-family-asian="'DejaVu Sans Mono'" style:font-family-complex="'DejaVu Sans Mono'" fo:background-color="#2b2b2b" fo:color="#a9b7c6"/>
    </style:style>
    <style:style style:name="T2419" style:family="text">
      <style:text-properties fo:font-size="10.00pt" fo:font-weight="normal" fo:font-family="'Liberation Mono'" style:font-family-asian="'Liberation Mono'" style:font-family-complex="'Liberation Mono'" fo:background-color="#2b2b2b" fo:color="#a9b7c6"/>
    </style:style>
    <style:style style:name="T2420" style:family="text">
      <style:text-properties fo:font-size="9.00pt" fo:font-weight="normal" fo:font-family="'DejaVu Sans Mono'" style:font-family-asian="'DejaVu Sans Mono'" style:font-family-complex="'DejaVu Sans Mono'" fo:background-color="#2b2b2b" fo:color="#cc7832"/>
    </style:style>
    <style:style style:name="T2421" style:family="text">
      <style:text-properties fo:font-size="9.00pt" fo:font-weight="normal" fo:font-family="'DejaVu Sans Mono'" style:font-family-asian="'DejaVu Sans Mono'" style:font-family-complex="'DejaVu Sans Mono'" fo:background-color="#2b2b2b" fo:color="#a9b7c6"/>
    </style:style>
    <style:style style:name="T2422" style:family="text">
      <style:text-properties fo:font-size="9.00pt" fo:font-weight="normal" fo:font-family="'DejaVu Sans Mono'" style:font-family-asian="'DejaVu Sans Mono'" style:font-family-complex="'DejaVu Sans Mono'" fo:background-color="#2b2b2b" fo:color="#cc7832"/>
    </style:style>
    <style:style style:name="T2423" style:family="text">
      <style:text-properties fo:font-size="9.00pt" fo:font-weight="normal" fo:font-family="'DejaVu Sans Mono'" style:font-family-asian="'DejaVu Sans Mono'" style:font-family-complex="'DejaVu Sans Mono'" fo:background-color="#2b2b2b" fo:color="#a9b7c6"/>
    </style:style>
    <style:style style:name="T2424" style:family="text">
      <style:text-properties fo:font-size="10.00pt" fo:font-weight="normal" fo:font-family="'Liberation Mono'" style:font-family-asian="'Liberation Mono'" style:font-family-complex="'Liberation Mono'" fo:background-color="#2b2b2b" fo:color="#a9b7c6"/>
    </style:style>
    <style:style style:name="T2425" style:family="text">
      <style:text-properties fo:font-size="9.00pt" fo:font-weight="normal" fo:font-family="'DejaVu Sans Mono'" style:font-family-asian="'DejaVu Sans Mono'" style:font-family-complex="'DejaVu Sans Mono'" fo:background-color="#2b2b2b" fo:color="#a9b7c6"/>
    </style:style>
    <style:style style:name="T2426" style:family="text">
      <style:text-properties fo:font-size="9.00pt" fo:font-weight="normal" fo:font-family="'DejaVu Sans Mono'" style:font-family-asian="'DejaVu Sans Mono'" style:font-family-complex="'DejaVu Sans Mono'" fo:background-color="#2b2b2b" fo:color="#6a8759"/>
    </style:style>
    <style:style style:name="T2427" style:family="text">
      <style:text-properties fo:font-size="9.00pt" fo:font-weight="normal" fo:font-family="'DejaVu Sans Mono'" style:font-family-asian="'DejaVu Sans Mono'" style:font-family-complex="'DejaVu Sans Mono'" fo:background-color="#2b2b2b" fo:color="#a9b7c6"/>
    </style:style>
    <style:style style:name="T2428" style:family="text">
      <style:text-properties fo:font-size="10.00pt" fo:font-weight="normal" fo:font-family="'Liberation Mono'" style:font-family-asian="'Liberation Mono'" style:font-family-complex="'Liberation Mono'" fo:background-color="#2b2b2b" fo:color="#a9b7c6"/>
    </style:style>
    <style:style style:name="T2429" style:family="text">
      <style:text-properties fo:font-size="9.00pt" fo:font-weight="normal" fo:font-family="'DejaVu Sans Mono'" style:font-family-asian="'DejaVu Sans Mono'" style:font-family-complex="'DejaVu Sans Mono'" fo:background-color="#2b2b2b" fo:color="#cc7832"/>
    </style:style>
    <style:style style:name="T2430" style:family="text">
      <style:text-properties fo:font-size="9.00pt" fo:font-weight="normal" fo:font-family="'DejaVu Sans Mono'" style:font-family-asian="'DejaVu Sans Mono'" style:font-family-complex="'DejaVu Sans Mono'" fo:background-color="#2b2b2b" fo:color="#a9b7c6"/>
    </style:style>
    <style:style style:name="T2431" style:family="text">
      <style:text-properties fo:font-size="9.00pt" fo:font-weight="normal" fo:font-family="'DejaVu Sans Mono'" style:font-family-asian="'DejaVu Sans Mono'" style:font-family-complex="'DejaVu Sans Mono'" fo:background-color="#2b2b2b" fo:color="#cc7832"/>
    </style:style>
    <style:style style:name="T2432" style:family="text">
      <style:text-properties fo:font-size="9.00pt" fo:font-weight="normal" fo:font-family="'DejaVu Sans Mono'" style:font-family-asian="'DejaVu Sans Mono'" style:font-family-complex="'DejaVu Sans Mono'" fo:background-color="#2b2b2b" fo:color="#a9b7c6"/>
    </style:style>
    <style:style style:name="T2433" style:family="text">
      <style:text-properties fo:font-size="10.00pt" fo:font-weight="normal" fo:font-family="'Liberation Mono'" style:font-family-asian="'Liberation Mono'" style:font-family-complex="'Liberation Mono'" fo:background-color="#2b2b2b" fo:color="#a9b7c6"/>
    </style:style>
    <style:style style:name="T2434" style:family="text">
      <style:text-properties fo:font-size="9.00pt" fo:font-weight="normal" fo:font-family="'DejaVu Sans Mono'" style:font-family-asian="'DejaVu Sans Mono'" style:font-family-complex="'DejaVu Sans Mono'" fo:background-color="#2b2b2b" fo:color="#a9b7c6"/>
    </style:style>
    <style:style style:name="T2435" style:family="text">
      <style:text-properties fo:font-size="9.00pt" fo:font-weight="normal" fo:font-family="'DejaVu Sans Mono'" style:font-family-asian="'DejaVu Sans Mono'" style:font-family-complex="'DejaVu Sans Mono'" fo:background-color="#2b2b2b" fo:color="#6a8759"/>
    </style:style>
    <style:style style:name="T2436" style:family="text">
      <style:text-properties fo:font-size="9.00pt" fo:font-weight="normal" fo:font-family="'DejaVu Sans Mono'" style:font-family-asian="'DejaVu Sans Mono'" style:font-family-complex="'DejaVu Sans Mono'" fo:background-color="#2b2b2b" fo:color="#a9b7c6"/>
    </style:style>
    <style:style style:name="T2437" style:family="text">
      <style:text-properties fo:font-size="9.00pt" fo:font-weight="normal" fo:font-family="'DejaVu Sans Mono'" style:font-family-asian="'DejaVu Sans Mono'" style:font-family-complex="'DejaVu Sans Mono'" fo:background-color="#2b2b2b" fo:color="#6a8759"/>
    </style:style>
    <style:style style:name="T2438" style:family="text">
      <style:text-properties fo:font-size="9.00pt" fo:font-weight="normal" fo:font-family="'DejaVu Sans Mono'" style:font-family-asian="'DejaVu Sans Mono'" style:font-family-complex="'DejaVu Sans Mono'" fo:background-color="#2b2b2b" fo:color="#a9b7c6"/>
    </style:style>
    <style:style style:name="T2439" style:family="text">
      <style:text-properties fo:font-size="9.00pt" fo:font-weight="normal" fo:font-family="'DejaVu Sans Mono'" style:font-family-asian="'DejaVu Sans Mono'" style:font-family-complex="'DejaVu Sans Mono'" fo:background-color="#2b2b2b" fo:color="#cc7832"/>
    </style:style>
    <style:style style:name="T2440" style:family="text">
      <style:text-properties fo:font-size="9.00pt" fo:font-weight="normal" fo:font-family="'DejaVu Sans Mono'" style:font-family-asian="'DejaVu Sans Mono'" style:font-family-complex="'DejaVu Sans Mono'" fo:background-color="#2b2b2b" fo:color="#6a8759"/>
    </style:style>
    <style:style style:name="T2441" style:family="text">
      <style:text-properties fo:font-size="9.00pt" fo:font-weight="normal" fo:font-family="'DejaVu Sans Mono'" style:font-family-asian="'DejaVu Sans Mono'" style:font-family-complex="'DejaVu Sans Mono'" fo:background-color="#2b2b2b" fo:color="#a9b7c6"/>
    </style:style>
    <style:style style:name="T2442" style:family="text">
      <style:text-properties fo:font-size="9.00pt" fo:font-weight="normal" fo:font-family="'DejaVu Sans Mono'" style:font-family-asian="'DejaVu Sans Mono'" style:font-family-complex="'DejaVu Sans Mono'" fo:background-color="#2b2b2b" fo:color="#6a8759"/>
    </style:style>
    <style:style style:name="T2443" style:family="text">
      <style:text-properties fo:font-size="9.00pt" fo:font-weight="normal" fo:font-family="'DejaVu Sans Mono'" style:font-family-asian="'DejaVu Sans Mono'" style:font-family-complex="'DejaVu Sans Mono'" fo:background-color="#2b2b2b" fo:color="#a9b7c6"/>
    </style:style>
    <style:style style:name="T2444" style:family="text">
      <style:text-properties fo:font-size="9.00pt" fo:font-weight="normal" fo:font-family="'DejaVu Sans Mono'" style:font-family-asian="'DejaVu Sans Mono'" style:font-family-complex="'DejaVu Sans Mono'" fo:background-color="#2b2b2b" fo:color="#cc7832"/>
    </style:style>
    <style:style style:name="T2445" style:family="text">
      <style:text-properties fo:font-size="10.00pt" fo:font-weight="normal" fo:font-family="'Liberation Mono'" style:font-family-asian="'Liberation Mono'" style:font-family-complex="'Liberation Mono'" fo:background-color="#2b2b2b" fo:color="#cc7832"/>
    </style:style>
    <style:style style:name="T2446" style:family="text">
      <style:text-properties fo:font-size="9.00pt" fo:font-weight="normal" fo:font-family="'DejaVu Sans Mono'" style:font-family-asian="'DejaVu Sans Mono'" style:font-family-complex="'DejaVu Sans Mono'" fo:background-color="#2b2b2b" fo:color="#6a8759"/>
    </style:style>
    <style:style style:name="T2447" style:family="text">
      <style:text-properties fo:font-size="9.00pt" fo:font-weight="normal" fo:font-family="'DejaVu Sans Mono'" style:font-family-asian="'DejaVu Sans Mono'" style:font-family-complex="'DejaVu Sans Mono'" fo:background-color="#2b2b2b" fo:color="#a9b7c6"/>
    </style:style>
    <style:style style:name="T2448" style:family="text">
      <style:text-properties fo:font-size="9.00pt" fo:font-weight="normal" fo:font-family="'DejaVu Sans Mono'" style:font-family-asian="'DejaVu Sans Mono'" style:font-family-complex="'DejaVu Sans Mono'" fo:background-color="#2b2b2b" fo:color="#6a8759"/>
    </style:style>
    <style:style style:name="T2449" style:family="text">
      <style:text-properties fo:font-size="9.00pt" fo:font-weight="normal" fo:font-family="'DejaVu Sans Mono'" style:font-family-asian="'DejaVu Sans Mono'" style:font-family-complex="'DejaVu Sans Mono'" fo:background-color="#2b2b2b" fo:color="#a9b7c6"/>
    </style:style>
    <style:style style:name="T2450" style:family="text">
      <style:text-properties fo:font-size="9.00pt" fo:font-weight="normal" fo:font-family="'DejaVu Sans Mono'" style:font-family-asian="'DejaVu Sans Mono'" style:font-family-complex="'DejaVu Sans Mono'" fo:background-color="#2b2b2b" fo:color="#cc7832"/>
    </style:style>
    <style:style style:name="T2451" style:family="text">
      <style:text-properties fo:font-size="9.00pt" fo:font-weight="normal" fo:font-family="'DejaVu Sans Mono'" style:font-family-asian="'DejaVu Sans Mono'" style:font-family-complex="'DejaVu Sans Mono'" fo:background-color="#2b2b2b" fo:color="#6a8759"/>
    </style:style>
    <style:style style:name="T2452" style:family="text">
      <style:text-properties fo:font-size="9.00pt" fo:font-weight="normal" fo:font-family="'DejaVu Sans Mono'" style:font-family-asian="'DejaVu Sans Mono'" style:font-family-complex="'DejaVu Sans Mono'" fo:background-color="#2b2b2b" fo:color="#a9b7c6"/>
    </style:style>
    <style:style style:name="T2453" style:family="text">
      <style:text-properties fo:font-size="9.00pt" fo:font-weight="normal" fo:font-family="'DejaVu Sans Mono'" style:font-family-asian="'DejaVu Sans Mono'" style:font-family-complex="'DejaVu Sans Mono'" fo:background-color="#2b2b2b" fo:color="#6a8759"/>
    </style:style>
    <style:style style:name="T2454" style:family="text">
      <style:text-properties fo:font-size="9.00pt" fo:font-weight="normal" fo:font-family="'DejaVu Sans Mono'" style:font-family-asian="'DejaVu Sans Mono'" style:font-family-complex="'DejaVu Sans Mono'" fo:background-color="#2b2b2b" fo:color="#a9b7c6"/>
    </style:style>
    <style:style style:name="T2455" style:family="text">
      <style:text-properties fo:font-size="9.00pt" fo:font-weight="normal" fo:font-family="'DejaVu Sans Mono'" style:font-family-asian="'DejaVu Sans Mono'" style:font-family-complex="'DejaVu Sans Mono'" fo:background-color="#2b2b2b" fo:color="#cc7832"/>
    </style:style>
    <style:style style:name="T2456" style:family="text">
      <style:text-properties fo:font-size="10.00pt" fo:font-weight="normal" fo:font-family="'Liberation Mono'" style:font-family-asian="'Liberation Mono'" style:font-family-complex="'Liberation Mono'" fo:background-color="#2b2b2b" fo:color="#cc7832"/>
    </style:style>
    <style:style style:name="T2457" style:family="text">
      <style:text-properties fo:font-size="9.00pt" fo:font-weight="normal" fo:font-family="'DejaVu Sans Mono'" style:font-family-asian="'DejaVu Sans Mono'" style:font-family-complex="'DejaVu Sans Mono'" fo:background-color="#2b2b2b" fo:color="#6a8759"/>
    </style:style>
    <style:style style:name="T2458" style:family="text">
      <style:text-properties fo:font-size="9.00pt" fo:font-weight="normal" fo:font-family="'DejaVu Sans Mono'" style:font-family-asian="'DejaVu Sans Mono'" style:font-family-complex="'DejaVu Sans Mono'" fo:background-color="#2b2b2b" fo:color="#a9b7c6"/>
    </style:style>
    <style:style style:name="T2459" style:family="text">
      <style:text-properties fo:font-size="9.00pt" fo:font-weight="normal" fo:font-family="'DejaVu Sans Mono'" style:font-family-asian="'DejaVu Sans Mono'" style:font-family-complex="'DejaVu Sans Mono'" fo:background-color="#2b2b2b" fo:color="#8888c6"/>
    </style:style>
    <style:style style:name="T2460" style:family="text">
      <style:text-properties fo:font-size="9.00pt" fo:font-weight="normal" fo:font-family="'DejaVu Sans Mono'" style:font-family-asian="'DejaVu Sans Mono'" style:font-family-complex="'DejaVu Sans Mono'" fo:background-color="#2b2b2b" fo:color="#a9b7c6"/>
    </style:style>
    <style:style style:name="T2461" style:family="text">
      <style:text-properties fo:font-size="9.00pt" fo:font-weight="normal" fo:font-family="'DejaVu Sans Mono'" style:font-family-asian="'DejaVu Sans Mono'" style:font-family-complex="'DejaVu Sans Mono'" fo:background-color="#2b2b2b" fo:color="#6a8759"/>
    </style:style>
    <style:style style:name="T2462" style:family="text">
      <style:text-properties fo:font-size="9.00pt" fo:font-weight="normal" fo:font-family="'DejaVu Sans Mono'" style:font-family-asian="'DejaVu Sans Mono'" style:font-family-complex="'DejaVu Sans Mono'" fo:background-color="#2b2b2b" fo:color="#a9b7c6"/>
    </style:style>
    <style:style style:name="T2463" style:family="text">
      <style:text-properties fo:font-size="10.00pt" fo:font-weight="normal" fo:font-family="'Liberation Mono'" style:font-family-asian="'Liberation Mono'" style:font-family-complex="'Liberation Mono'" fo:background-color="#2b2b2b" fo:color="#a9b7c6"/>
    </style:style>
    <style:style style:name="T2464" style:family="text">
      <style:text-properties fo:font-size="9.00pt" fo:font-weight="normal" fo:font-family="'DejaVu Sans Mono'" style:font-family-asian="'DejaVu Sans Mono'" style:font-family-complex="'DejaVu Sans Mono'" fo:background-color="#2b2b2b" fo:color="#cc7832"/>
    </style:style>
    <style:style style:name="T2465" style:family="text">
      <style:text-properties fo:font-size="9.00pt" fo:font-weight="normal" fo:font-family="'DejaVu Sans Mono'" style:font-family-asian="'DejaVu Sans Mono'" style:font-family-complex="'DejaVu Sans Mono'" fo:background-color="#2b2b2b" fo:color="#a9b7c6"/>
    </style:style>
    <style:style style:name="T2466" style:family="text">
      <style:text-properties fo:font-size="11.00pt" fo:font-weight="normal" fo:font-family="Calibri" style:font-family-asian="Calibri" style:font-family-complex="Calibri" fo:background-color="transparent" style:use-window-font-color="true"/>
    </style:style>
    <style:style style:name="T2467" style:family="text">
      <style:text-properties fo:font-size="9.00pt" fo:font-weight="normal" fo:font-family="'DejaVu Sans Mono'" style:font-family-asian="'DejaVu Sans Mono'" style:font-family-complex="'DejaVu Sans Mono'" fo:background-color="#2b2b2b" fo:color="#a9b7c6"/>
    </style:style>
    <style:style style:name="T2468" style:family="text">
      <style:text-properties fo:font-size="9.00pt" fo:font-weight="normal" fo:font-family="'DejaVu Sans Mono'" style:font-family-asian="'DejaVu Sans Mono'" style:font-family-complex="'DejaVu Sans Mono'" fo:background-color="#2b2b2b" fo:color="#6a8759"/>
    </style:style>
    <style:style style:name="T2469" style:family="text">
      <style:text-properties fo:font-size="9.00pt" fo:font-weight="normal" fo:font-family="'DejaVu Sans Mono'" style:font-family-asian="'DejaVu Sans Mono'" style:font-family-complex="'DejaVu Sans Mono'" fo:background-color="#2b2b2b" fo:color="#a9b7c6"/>
    </style:style>
    <style:style style:name="T2470" style:family="text">
      <style:text-properties fo:font-size="9.00pt" fo:font-weight="normal" fo:font-family="'DejaVu Sans Mono'" style:font-family-asian="'DejaVu Sans Mono'" style:font-family-complex="'DejaVu Sans Mono'" fo:background-color="#2b2b2b" fo:color="#6a8759"/>
    </style:style>
    <style:style style:name="T2471" style:family="text">
      <style:text-properties fo:font-size="9.00pt" fo:font-weight="normal" fo:font-family="'DejaVu Sans Mono'" style:font-family-asian="'DejaVu Sans Mono'" style:font-family-complex="'DejaVu Sans Mono'" fo:background-color="#2b2b2b" fo:color="#a9b7c6"/>
    </style:style>
    <style:style style:name="T2472" style:family="text">
      <style:text-properties fo:font-size="9.00pt" fo:font-weight="normal" fo:font-family="'DejaVu Sans Mono'" style:font-family-asian="'DejaVu Sans Mono'" style:font-family-complex="'DejaVu Sans Mono'" fo:background-color="#2b2b2b" fo:color="#808080"/>
    </style:style>
    <style:style style:name="T2473" style:family="text">
      <style:text-properties fo:font-size="9.00pt" fo:font-weight="normal" fo:font-family="'DejaVu Sans Mono'" style:font-family-asian="'DejaVu Sans Mono'" style:font-family-complex="'DejaVu Sans Mono'" fo:background-color="#2b2b2b" fo:color="#a9b7c6"/>
    </style:style>
    <style:style style:name="T2474" style:family="text">
      <style:text-properties fo:font-size="9.00pt" fo:font-weight="normal" fo:font-family="'DejaVu Sans Mono'" style:font-family-asian="'DejaVu Sans Mono'" style:font-family-complex="'DejaVu Sans Mono'" fo:background-color="#2b2b2b" fo:color="#aa4926"/>
    </style:style>
    <style:style style:name="T2475" style:family="text">
      <style:text-properties fo:font-size="9.00pt" fo:font-weight="normal" fo:font-family="'DejaVu Sans Mono'" style:font-family-asian="'DejaVu Sans Mono'" style:font-family-complex="'DejaVu Sans Mono'" fo:background-color="#2b2b2b" fo:color="#a9b7c6"/>
    </style:style>
    <style:style style:name="T2476" style:family="text">
      <style:text-properties fo:font-size="9.00pt" fo:font-weight="normal" fo:font-family="'DejaVu Sans Mono'" style:font-family-asian="'DejaVu Sans Mono'" style:font-family-complex="'DejaVu Sans Mono'" fo:background-color="#2b2b2b" fo:color="#cc7832"/>
    </style:style>
    <style:style style:name="T2477" style:family="text">
      <style:text-properties fo:font-size="9.00pt" fo:font-weight="normal" fo:font-family="'DejaVu Sans Mono'" style:font-family-asian="'DejaVu Sans Mono'" style:font-family-complex="'DejaVu Sans Mono'" fo:background-color="#2b2b2b" fo:color="#aa4926"/>
    </style:style>
    <style:style style:name="T2478" style:family="text">
      <style:text-properties fo:font-size="9.00pt" fo:font-weight="normal" fo:font-family="'DejaVu Sans Mono'" style:font-family-asian="'DejaVu Sans Mono'" style:font-family-complex="'DejaVu Sans Mono'" fo:background-color="#2b2b2b" fo:color="#a9b7c6"/>
    </style:style>
    <style:style style:name="T2479" style:family="text">
      <style:text-properties fo:font-size="9.00pt" fo:font-weight="normal" fo:font-family="'DejaVu Sans Mono'" style:font-family-asian="'DejaVu Sans Mono'" style:font-family-complex="'DejaVu Sans Mono'" fo:background-color="#2b2b2b" fo:color="#6897bb"/>
    </style:style>
    <style:style style:name="T2480" style:family="text">
      <style:text-properties fo:font-size="9.00pt" fo:font-weight="normal" fo:font-family="'DejaVu Sans Mono'" style:font-family-asian="'DejaVu Sans Mono'" style:font-family-complex="'DejaVu Sans Mono'" fo:background-color="#2b2b2b" fo:color="#cc7832"/>
    </style:style>
    <style:style style:name="T2481" style:family="text">
      <style:text-properties fo:font-size="9.00pt" fo:font-weight="normal" fo:font-family="'DejaVu Sans Mono'" style:font-family-asian="'DejaVu Sans Mono'" style:font-family-complex="'DejaVu Sans Mono'" fo:background-color="#2b2b2b" fo:color="#aa4926"/>
    </style:style>
    <style:style style:name="T2482" style:family="text">
      <style:text-properties fo:font-size="9.00pt" fo:font-weight="normal" fo:font-family="'DejaVu Sans Mono'" style:font-family-asian="'DejaVu Sans Mono'" style:font-family-complex="'DejaVu Sans Mono'" fo:background-color="#2b2b2b" fo:color="#a9b7c6"/>
    </style:style>
    <style:style style:name="T2483" style:family="text">
      <style:text-properties fo:font-size="9.00pt" fo:font-weight="normal" fo:font-family="'DejaVu Sans Mono'" style:font-family-asian="'DejaVu Sans Mono'" style:font-family-complex="'DejaVu Sans Mono'" fo:background-color="#2b2b2b" fo:color="#6897bb"/>
    </style:style>
    <style:style style:name="T2484" style:family="text">
      <style:text-properties fo:font-size="9.00pt" fo:font-weight="normal" fo:font-family="'DejaVu Sans Mono'" style:font-family-asian="'DejaVu Sans Mono'" style:font-family-complex="'DejaVu Sans Mono'" fo:background-color="#2b2b2b" fo:color="#a9b7c6"/>
    </style:style>
    <style:style style:name="T2485" style:family="text">
      <style:text-properties fo:font-size="9.00pt" fo:font-weight="normal" fo:font-family="'DejaVu Sans Mono'" style:font-family-asian="'DejaVu Sans Mono'" style:font-family-complex="'DejaVu Sans Mono'" fo:background-color="#2b2b2b" fo:color="#808080"/>
    </style:style>
    <style:style style:name="T2486" style:family="text">
      <style:text-properties fo:font-size="9.00pt" fo:font-weight="normal" fo:font-family="'DejaVu Sans Mono'" style:font-family-asian="'DejaVu Sans Mono'" style:font-family-complex="'DejaVu Sans Mono'" fo:background-color="#2b2b2b" fo:color="#a9b7c6"/>
    </style:style>
    <style:style style:name="T2487" style:family="text">
      <style:text-properties fo:font-size="9.00pt" fo:font-weight="normal" fo:font-family="'DejaVu Sans Mono'" style:font-family-asian="'DejaVu Sans Mono'" style:font-family-complex="'DejaVu Sans Mono'" fo:background-color="#2b2b2b" fo:color="#cc7832"/>
    </style:style>
    <style:style style:name="T2488" style:family="text">
      <style:text-properties fo:font-size="9.00pt" fo:font-weight="normal" fo:font-family="'DejaVu Sans Mono'" style:font-family-asian="'DejaVu Sans Mono'" style:font-family-complex="'DejaVu Sans Mono'" fo:background-color="#2b2b2b" fo:color="#a9b7c6"/>
    </style:style>
    <style:style style:name="T2489" style:family="text">
      <style:text-properties fo:font-size="9.00pt" fo:font-weight="normal" fo:font-family="'DejaVu Sans Mono'" style:font-family-asian="'DejaVu Sans Mono'" style:font-family-complex="'DejaVu Sans Mono'" fo:background-color="#2b2b2b" fo:color="#cc7832"/>
    </style:style>
    <style:style style:name="T2490" style:family="text">
      <style:text-properties fo:font-size="9.00pt" fo:font-weight="normal" fo:font-family="'DejaVu Sans Mono'" style:font-family-asian="'DejaVu Sans Mono'" style:font-family-complex="'DejaVu Sans Mono'" fo:background-color="#2b2b2b" fo:color="#8888c6"/>
    </style:style>
    <style:style style:name="T2491" style:family="text">
      <style:text-properties fo:font-size="9.00pt" fo:font-weight="normal" fo:font-family="'DejaVu Sans Mono'" style:font-family-asian="'DejaVu Sans Mono'" style:font-family-complex="'DejaVu Sans Mono'" fo:background-color="#2b2b2b" fo:color="#a9b7c6"/>
    </style:style>
    <style:style style:name="T2492" style:family="text">
      <style:text-properties fo:font-size="9.00pt" fo:font-weight="normal" fo:font-family="'DejaVu Sans Mono'" style:font-family-asian="'DejaVu Sans Mono'" style:font-family-complex="'DejaVu Sans Mono'" fo:background-color="#2b2b2b" fo:color="#8888c6"/>
    </style:style>
    <style:style style:name="T2493" style:family="text">
      <style:text-properties fo:font-size="9.00pt" fo:font-weight="normal" fo:font-family="'DejaVu Sans Mono'" style:font-family-asian="'DejaVu Sans Mono'" style:font-family-complex="'DejaVu Sans Mono'" fo:background-color="#2b2b2b" fo:color="#a9b7c6"/>
    </style:style>
    <style:style style:name="T2494" style:family="text">
      <style:text-properties fo:font-size="10.00pt" fo:font-weight="normal" fo:font-family="'Liberation Mono'" style:font-family-asian="'Liberation Mono'" style:font-family-complex="'Liberation Mono'" fo:background-color="#2b2b2b" fo:color="#a9b7c6"/>
    </style:style>
    <style:style style:name="T2495" style:family="text">
      <style:text-properties fo:font-size="9.00pt" fo:font-weight="normal" fo:font-family="'DejaVu Sans Mono'" style:font-family-asian="'DejaVu Sans Mono'" style:font-family-complex="'DejaVu Sans Mono'" fo:background-color="#2b2b2b" fo:color="#a9b7c6"/>
    </style:style>
    <style:style style:name="T2496" style:family="text">
      <style:text-properties fo:font-size="10.00pt" fo:font-weight="normal" fo:font-family="'Liberation Mono'" style:font-family-asian="'Liberation Mono'" style:font-family-complex="'Liberation Mono'" fo:background-color="#2b2b2b" fo:color="#a9b7c6"/>
    </style:style>
    <style:style style:name="T2497" style:family="text">
      <style:text-properties fo:font-size="9.00pt" fo:font-weight="normal" fo:font-family="'DejaVu Sans Mono'" style:font-family-asian="'DejaVu Sans Mono'" style:font-family-complex="'DejaVu Sans Mono'" fo:background-color="#2b2b2b" fo:color="#cc7832"/>
    </style:style>
    <style:style style:name="T2498" style:family="text">
      <style:text-properties fo:font-size="9.00pt" fo:font-weight="normal" fo:font-family="'DejaVu Sans Mono'" style:font-family-asian="'DejaVu Sans Mono'" style:font-family-complex="'DejaVu Sans Mono'" fo:background-color="#2b2b2b" fo:color="#a9b7c6"/>
    </style:style>
    <style:style style:name="T2499" style:family="text">
      <style:text-properties fo:font-size="9.00pt" fo:font-weight="normal" fo:font-family="'DejaVu Sans Mono'" style:font-family-asian="'DejaVu Sans Mono'" style:font-family-complex="'DejaVu Sans Mono'" fo:background-color="#2b2b2b" fo:color="#6897bb"/>
    </style:style>
    <style:style style:name="T2500" style:family="text">
      <style:text-properties fo:font-size="9.00pt" fo:font-weight="normal" fo:font-family="'DejaVu Sans Mono'" style:font-family-asian="'DejaVu Sans Mono'" style:font-family-complex="'DejaVu Sans Mono'" fo:background-color="#2b2b2b" fo:color="#a9b7c6"/>
    </style:style>
    <style:style style:name="T2501" style:family="text">
      <style:text-properties fo:font-size="10.00pt" fo:font-weight="normal" fo:font-family="'Liberation Mono'" style:font-family-asian="'Liberation Mono'" style:font-family-complex="'Liberation Mono'" fo:background-color="#2b2b2b" fo:color="#a9b7c6"/>
    </style:style>
    <style:style style:name="T2502" style:family="text">
      <style:text-properties fo:font-size="9.00pt" fo:font-weight="normal" fo:font-family="'DejaVu Sans Mono'" style:font-family-asian="'DejaVu Sans Mono'" style:font-family-complex="'DejaVu Sans Mono'" fo:background-color="#2b2b2b" fo:color="#a9b7c6"/>
    </style:style>
    <style:style style:name="T2503" style:family="text">
      <style:text-properties fo:font-size="9.00pt" fo:font-weight="normal" fo:font-family="'DejaVu Sans Mono'" style:font-family-asian="'DejaVu Sans Mono'" style:font-family-complex="'DejaVu Sans Mono'" fo:background-color="#2b2b2b" fo:color="#cc7832"/>
    </style:style>
    <style:style style:name="T2504" style:family="text">
      <style:text-properties fo:font-size="9.00pt" fo:font-weight="normal" fo:font-family="'DejaVu Sans Mono'" style:font-family-asian="'DejaVu Sans Mono'" style:font-family-complex="'DejaVu Sans Mono'" fo:background-color="#2b2b2b" fo:color="#a9b7c6"/>
    </style:style>
    <style:style style:name="T2505" style:family="text">
      <style:text-properties fo:font-size="9.00pt" fo:font-weight="normal" fo:font-family="'DejaVu Sans Mono'" style:font-family-asian="'DejaVu Sans Mono'" style:font-family-complex="'DejaVu Sans Mono'" fo:background-color="#2b2b2b" fo:color="#cc7832"/>
    </style:style>
    <style:style style:name="T2506" style:family="text">
      <style:text-properties fo:font-size="9.00pt" fo:font-weight="normal" fo:font-family="'DejaVu Sans Mono'" style:font-family-asian="'DejaVu Sans Mono'" style:font-family-complex="'DejaVu Sans Mono'" fo:background-color="#2b2b2b" fo:color="#a9b7c6"/>
    </style:style>
    <style:style style:name="T2507" style:family="text">
      <style:text-properties fo:font-size="10.00pt" fo:font-weight="normal" fo:font-family="'Liberation Mono'" style:font-family-asian="'Liberation Mono'" style:font-family-complex="'Liberation Mono'" fo:background-color="#2b2b2b" fo:color="#a9b7c6"/>
    </style:style>
    <style:style style:name="T2508" style:family="text">
      <style:text-properties fo:font-size="9.00pt" fo:font-weight="normal" fo:font-family="'DejaVu Sans Mono'" style:font-family-asian="'DejaVu Sans Mono'" style:font-family-complex="'DejaVu Sans Mono'" fo:background-color="#2b2b2b" fo:color="#a9b7c6"/>
    </style:style>
    <style:style style:name="T2509" style:family="text">
      <style:text-properties fo:font-size="9.00pt" fo:font-weight="normal" fo:font-family="'DejaVu Sans Mono'" style:font-family-asian="'DejaVu Sans Mono'" style:font-family-complex="'DejaVu Sans Mono'" fo:background-color="#2b2b2b" fo:color="#8888c6"/>
    </style:style>
    <style:style style:name="T2510" style:family="text">
      <style:text-properties fo:font-size="9.00pt" fo:font-weight="normal" fo:font-family="'DejaVu Sans Mono'" style:font-family-asian="'DejaVu Sans Mono'" style:font-family-complex="'DejaVu Sans Mono'" fo:background-color="#2b2b2b" fo:color="#a9b7c6"/>
    </style:style>
    <style:style style:name="T2511" style:family="text">
      <style:text-properties fo:font-size="9.00pt" fo:font-weight="normal" fo:font-family="'DejaVu Sans Mono'" style:font-family-asian="'DejaVu Sans Mono'" style:font-family-complex="'DejaVu Sans Mono'" fo:background-color="#2b2b2b" fo:color="#8888c6"/>
    </style:style>
    <style:style style:name="T2512" style:family="text">
      <style:text-properties fo:font-size="9.00pt" fo:font-weight="normal" fo:font-family="'DejaVu Sans Mono'" style:font-family-asian="'DejaVu Sans Mono'" style:font-family-complex="'DejaVu Sans Mono'" fo:background-color="#2b2b2b" fo:color="#a9b7c6"/>
    </style:style>
    <style:style style:name="T2513" style:family="text">
      <style:text-properties fo:font-size="9.00pt" fo:font-weight="normal" fo:font-family="'DejaVu Sans Mono'" style:font-family-asian="'DejaVu Sans Mono'" style:font-family-complex="'DejaVu Sans Mono'" fo:background-color="#2b2b2b" fo:color="#8888c6"/>
    </style:style>
    <style:style style:name="T2514" style:family="text">
      <style:text-properties fo:font-size="9.00pt" fo:font-weight="normal" fo:font-family="'DejaVu Sans Mono'" style:font-family-asian="'DejaVu Sans Mono'" style:font-family-complex="'DejaVu Sans Mono'" fo:background-color="#2b2b2b" fo:color="#a9b7c6"/>
    </style:style>
    <style:style style:name="T2515" style:family="text">
      <style:text-properties fo:font-size="9.00pt" fo:font-weight="normal" fo:font-family="'DejaVu Sans Mono'" style:font-family-asian="'DejaVu Sans Mono'" style:font-family-complex="'DejaVu Sans Mono'" fo:background-color="#2b2b2b" fo:color="#6a8759"/>
    </style:style>
    <style:style style:name="T2516" style:family="text">
      <style:text-properties fo:font-size="9.00pt" fo:font-weight="normal" fo:font-family="'DejaVu Sans Mono'" style:font-family-asian="'DejaVu Sans Mono'" style:font-family-complex="'DejaVu Sans Mono'" fo:background-color="#2b2b2b" fo:color="#a9b7c6"/>
    </style:style>
    <style:style style:name="T2517" style:family="text">
      <style:text-properties fo:font-size="9.00pt" fo:font-weight="normal" fo:font-family="'DejaVu Sans Mono'" style:font-family-asian="'DejaVu Sans Mono'" style:font-family-complex="'DejaVu Sans Mono'" fo:background-color="#2b2b2b" fo:color="#8888c6"/>
    </style:style>
    <style:style style:name="T2518" style:family="text">
      <style:text-properties fo:font-size="9.00pt" fo:font-weight="normal" fo:font-family="'DejaVu Sans Mono'" style:font-family-asian="'DejaVu Sans Mono'" style:font-family-complex="'DejaVu Sans Mono'" fo:background-color="#2b2b2b" fo:color="#a9b7c6"/>
    </style:style>
    <style:style style:name="T2519" style:family="text">
      <style:text-properties fo:font-size="11.00pt" fo:font-weight="normal" fo:font-family="Calibri" style:font-family-asian="Calibri" style:font-family-complex="Calibri" fo:background-color="transparent" style:use-window-font-color="true"/>
    </style:style>
    <style:style style:name="T2520" style:family="text">
      <style:text-properties fo:font-size="9.00pt" fo:font-weight="normal" fo:font-family="'DejaVu Sans Mono'" style:font-family-asian="'DejaVu Sans Mono'" style:font-family-complex="'DejaVu Sans Mono'" fo:background-color="#2b2b2b" fo:color="#a9b7c6"/>
    </style:style>
    <style:style style:name="T2521" style:family="text">
      <style:text-properties fo:font-size="9.00pt" fo:font-weight="normal" fo:font-family="'DejaVu Sans Mono'" style:font-family-asian="'DejaVu Sans Mono'" style:font-family-complex="'DejaVu Sans Mono'" fo:background-color="#2b2b2b" fo:color="#8888c6"/>
    </style:style>
    <style:style style:name="T2522" style:family="text">
      <style:text-properties fo:font-size="9.00pt" fo:font-weight="normal" fo:font-family="'DejaVu Sans Mono'" style:font-family-asian="'DejaVu Sans Mono'" style:font-family-complex="'DejaVu Sans Mono'" fo:background-color="#2b2b2b" fo:color="#a9b7c6"/>
    </style:style>
    <style:style style:name="T2523" style:family="text">
      <style:text-properties fo:font-size="9.00pt" fo:font-weight="normal" fo:font-family="'DejaVu Sans Mono'" style:font-family-asian="'DejaVu Sans Mono'" style:font-family-complex="'DejaVu Sans Mono'" fo:background-color="#2b2b2b" fo:color="#6a8759"/>
    </style:style>
    <style:style style:name="T2524" style:family="text">
      <style:text-properties fo:font-size="9.00pt" fo:font-weight="normal" fo:font-family="'DejaVu Sans Mono'" style:font-family-asian="'DejaVu Sans Mono'" style:font-family-complex="'DejaVu Sans Mono'" fo:background-color="#2b2b2b" fo:color="#a9b7c6"/>
    </style:style>
    <style:style style:name="T2525" style:family="text">
      <style:text-properties fo:font-size="9.00pt" fo:font-weight="normal" fo:font-family="'DejaVu Sans Mono'" style:font-family-asian="'DejaVu Sans Mono'" style:font-family-complex="'DejaVu Sans Mono'" fo:background-color="#2b2b2b" fo:color="#cc7832"/>
    </style:style>
    <style:style style:name="T2526" style:family="text">
      <style:text-properties fo:font-size="9.00pt" fo:font-weight="normal" fo:font-family="'DejaVu Sans Mono'" style:font-family-asian="'DejaVu Sans Mono'" style:font-family-complex="'DejaVu Sans Mono'" fo:background-color="#2b2b2b" fo:color="#6a8759"/>
    </style:style>
    <style:style style:name="T2527" style:family="text">
      <style:text-properties fo:font-size="9.00pt" fo:font-weight="normal" fo:font-family="'DejaVu Sans Mono'" style:font-family-asian="'DejaVu Sans Mono'" style:font-family-complex="'DejaVu Sans Mono'" fo:background-color="#2b2b2b" fo:color="#a9b7c6"/>
    </style:style>
    <style:style style:name="T2528" style:family="text">
      <style:text-properties fo:font-size="9.00pt" fo:font-weight="normal" fo:font-family="'DejaVu Sans Mono'" style:font-family-asian="'DejaVu Sans Mono'" style:font-family-complex="'DejaVu Sans Mono'" fo:background-color="#2b2b2b" fo:color="#6a8759"/>
    </style:style>
    <style:style style:name="T2529" style:family="text">
      <style:text-properties fo:font-size="9.00pt" fo:font-weight="normal" fo:font-family="'DejaVu Sans Mono'" style:font-family-asian="'DejaVu Sans Mono'" style:font-family-complex="'DejaVu Sans Mono'" fo:background-color="#2b2b2b" fo:color="#a9b7c6"/>
    </style:style>
    <style:style style:name="T2530" style:family="text">
      <style:text-properties fo:font-size="9.00pt" fo:font-weight="normal" fo:font-family="'DejaVu Sans Mono'" style:font-family-asian="'DejaVu Sans Mono'" style:font-family-complex="'DejaVu Sans Mono'" fo:background-color="#2b2b2b" fo:color="#8888c6"/>
    </style:style>
    <style:style style:name="T2531" style:family="text">
      <style:text-properties fo:font-size="9.00pt" fo:font-weight="normal" fo:font-family="'DejaVu Sans Mono'" style:font-family-asian="'DejaVu Sans Mono'" style:font-family-complex="'DejaVu Sans Mono'" fo:background-color="#2b2b2b" fo:color="#a9b7c6"/>
    </style:style>
    <style:style style:name="T2532" style:family="text">
      <style:text-properties fo:font-size="9.00pt" fo:font-weight="normal" fo:font-family="'DejaVu Sans Mono'" style:font-family-asian="'DejaVu Sans Mono'" style:font-family-complex="'DejaVu Sans Mono'" fo:background-color="#2b2b2b" fo:color="#6a8759"/>
    </style:style>
    <style:style style:name="T2533" style:family="text">
      <style:text-properties fo:font-size="9.00pt" fo:font-weight="normal" fo:font-family="'DejaVu Sans Mono'" style:font-family-asian="'DejaVu Sans Mono'" style:font-family-complex="'DejaVu Sans Mono'" fo:background-color="#2b2b2b" fo:color="#cc7832"/>
    </style:style>
    <style:style style:name="T2534" style:family="text">
      <style:text-properties fo:font-size="9.00pt" fo:font-weight="normal" fo:font-family="'DejaVu Sans Mono'" style:font-family-asian="'DejaVu Sans Mono'" style:font-family-complex="'DejaVu Sans Mono'" fo:background-color="#2b2b2b" fo:color="#6a8759"/>
    </style:style>
    <style:style style:name="T2535" style:family="text">
      <style:text-properties fo:font-size="9.00pt" fo:font-weight="normal" fo:font-family="'DejaVu Sans Mono'" style:font-family-asian="'DejaVu Sans Mono'" style:font-family-complex="'DejaVu Sans Mono'" fo:background-color="#2b2b2b" fo:color="#a9b7c6"/>
    </style:style>
    <style:style style:name="T2536" style:family="text">
      <style:text-properties fo:font-size="9.00pt" fo:font-weight="normal" fo:font-family="'DejaVu Sans Mono'" style:font-family-asian="'DejaVu Sans Mono'" style:font-family-complex="'DejaVu Sans Mono'" fo:background-color="#2b2b2b" fo:color="#6a8759"/>
    </style:style>
    <style:style style:name="T2537" style:family="text">
      <style:text-properties fo:font-size="9.00pt" fo:font-weight="normal" fo:font-family="'DejaVu Sans Mono'" style:font-family-asian="'DejaVu Sans Mono'" style:font-family-complex="'DejaVu Sans Mono'" fo:background-color="#2b2b2b" fo:color="#cc7832"/>
    </style:style>
    <style:style style:name="T2538" style:family="text">
      <style:text-properties fo:font-size="9.00pt" fo:font-weight="normal" fo:font-family="'DejaVu Sans Mono'" style:font-family-asian="'DejaVu Sans Mono'" style:font-family-complex="'DejaVu Sans Mono'" fo:background-color="#2b2b2b" fo:color="#6a8759"/>
    </style:style>
    <style:style style:name="T2539" style:family="text">
      <style:text-properties fo:font-size="9.00pt" fo:font-weight="normal" fo:font-family="'DejaVu Sans Mono'" style:font-family-asian="'DejaVu Sans Mono'" style:font-family-complex="'DejaVu Sans Mono'" fo:background-color="#2b2b2b" fo:color="#a9b7c6"/>
    </style:style>
    <style:style style:name="T2540" style:family="text">
      <style:text-properties fo:font-size="9.00pt" fo:font-weight="normal" fo:font-family="'DejaVu Sans Mono'" style:font-family-asian="'DejaVu Sans Mono'" style:font-family-complex="'DejaVu Sans Mono'" fo:background-color="#2b2b2b" fo:color="#cc7832"/>
    </style:style>
    <style:style style:name="T2541" style:family="text">
      <style:text-properties fo:font-size="9.00pt" fo:font-weight="normal" fo:font-family="'DejaVu Sans Mono'" style:font-family-asian="'DejaVu Sans Mono'" style:font-family-complex="'DejaVu Sans Mono'" fo:background-color="#2b2b2b" fo:color="#a9b7c6"/>
    </style:style>
    <style:style style:name="T2542" style:family="text">
      <style:text-properties fo:font-size="9.00pt" fo:font-weight="normal" fo:font-family="'DejaVu Sans Mono'" style:font-family-asian="'DejaVu Sans Mono'" style:font-family-complex="'DejaVu Sans Mono'" fo:background-color="#2b2b2b" fo:color="#cc7832"/>
    </style:style>
    <style:style style:name="T2543" style:family="text">
      <style:text-properties fo:font-size="9.00pt" fo:font-weight="normal" fo:font-family="'DejaVu Sans Mono'" style:font-family-asian="'DejaVu Sans Mono'" style:font-family-complex="'DejaVu Sans Mono'" fo:background-color="#2b2b2b" fo:color="#a9b7c6"/>
    </style:style>
    <style:style style:name="T2544" style:family="text">
      <style:text-properties fo:font-size="9.00pt" fo:font-weight="normal" fo:font-family="'DejaVu Sans Mono'" style:font-family-asian="'DejaVu Sans Mono'" style:font-family-complex="'DejaVu Sans Mono'" fo:background-color="#2b2b2b" fo:color="#aa4926"/>
    </style:style>
    <style:style style:name="T2545" style:family="text">
      <style:text-properties fo:font-size="9.00pt" fo:font-weight="normal" fo:font-family="'DejaVu Sans Mono'" style:font-family-asian="'DejaVu Sans Mono'" style:font-family-complex="'DejaVu Sans Mono'" fo:background-color="#2b2b2b" fo:color="#a9b7c6"/>
    </style:style>
    <style:style style:name="T2546" style:family="text">
      <style:text-properties fo:font-size="9.00pt" fo:font-weight="normal" fo:font-family="'DejaVu Sans Mono'" style:font-family-asian="'DejaVu Sans Mono'" style:font-family-complex="'DejaVu Sans Mono'" fo:background-color="#2b2b2b" fo:color="#6a8759"/>
    </style:style>
    <style:style style:name="T2547" style:family="text">
      <style:text-properties fo:font-size="9.00pt" fo:font-weight="normal" fo:font-family="'DejaVu Sans Mono'" style:font-family-asian="'DejaVu Sans Mono'" style:font-family-complex="'DejaVu Sans Mono'" fo:background-color="#2b2b2b" fo:color="#cc7832"/>
    </style:style>
    <style:style style:name="T2548" style:family="text">
      <style:text-properties fo:font-size="10.00pt" fo:font-weight="normal" fo:font-family="'Liberation Mono'" style:font-family-asian="'Liberation Mono'" style:font-family-complex="'Liberation Mono'" fo:background-color="#2b2b2b" fo:color="#cc7832"/>
    </style:style>
    <style:style style:name="T2549" style:family="text">
      <style:text-properties fo:font-size="9.00pt" fo:font-weight="normal" fo:font-family="'DejaVu Sans Mono'" style:font-family-asian="'DejaVu Sans Mono'" style:font-family-complex="'DejaVu Sans Mono'" fo:background-color="#2b2b2b" fo:color="#aa4926"/>
    </style:style>
    <style:style style:name="T2550" style:family="text">
      <style:text-properties fo:font-size="9.00pt" fo:font-weight="normal" fo:font-family="'DejaVu Sans Mono'" style:font-family-asian="'DejaVu Sans Mono'" style:font-family-complex="'DejaVu Sans Mono'" fo:background-color="#2b2b2b" fo:color="#a9b7c6"/>
    </style:style>
    <style:style style:name="T2551" style:family="text">
      <style:text-properties fo:font-size="9.00pt" fo:font-weight="normal" fo:font-family="'DejaVu Sans Mono'" style:font-family-asian="'DejaVu Sans Mono'" style:font-family-complex="'DejaVu Sans Mono'" fo:background-color="#2b2b2b" fo:color="#6a8759"/>
    </style:style>
    <style:style style:name="T2552" style:family="text">
      <style:text-properties fo:font-size="9.00pt" fo:font-weight="normal" fo:font-family="'DejaVu Sans Mono'" style:font-family-asian="'DejaVu Sans Mono'" style:font-family-complex="'DejaVu Sans Mono'" fo:background-color="#2b2b2b" fo:color="#cc7832"/>
    </style:style>
    <style:style style:name="T2553" style:family="text">
      <style:text-properties fo:font-size="10.00pt" fo:font-weight="normal" fo:font-family="'Liberation Mono'" style:font-family-asian="'Liberation Mono'" style:font-family-complex="'Liberation Mono'" fo:background-color="#2b2b2b" fo:color="#cc7832"/>
    </style:style>
    <style:style style:name="T2554" style:family="text">
      <style:text-properties fo:font-size="9.00pt" fo:font-weight="normal" fo:font-family="'DejaVu Sans Mono'" style:font-family-asian="'DejaVu Sans Mono'" style:font-family-complex="'DejaVu Sans Mono'" fo:background-color="#2b2b2b" fo:color="#aa4926"/>
    </style:style>
    <style:style style:name="T2555" style:family="text">
      <style:text-properties fo:font-size="9.00pt" fo:font-weight="normal" fo:font-family="'DejaVu Sans Mono'" style:font-family-asian="'DejaVu Sans Mono'" style:font-family-complex="'DejaVu Sans Mono'" fo:background-color="#2b2b2b" fo:color="#a9b7c6"/>
    </style:style>
    <style:style style:name="T2556" style:family="text">
      <style:text-properties fo:font-size="9.00pt" fo:font-weight="normal" fo:font-family="'DejaVu Sans Mono'" style:font-family-asian="'DejaVu Sans Mono'" style:font-family-complex="'DejaVu Sans Mono'" fo:background-color="#2b2b2b" fo:color="#cc7832"/>
    </style:style>
    <style:style style:name="T2557" style:family="text">
      <style:text-properties fo:font-size="10.00pt" fo:font-weight="normal" fo:font-family="'Liberation Mono'" style:font-family-asian="'Liberation Mono'" style:font-family-complex="'Liberation Mono'" fo:background-color="#2b2b2b" fo:color="#cc7832"/>
    </style:style>
    <style:style style:name="T2558" style:family="text">
      <style:text-properties fo:font-size="9.00pt" fo:font-weight="normal" fo:font-family="'DejaVu Sans Mono'" style:font-family-asian="'DejaVu Sans Mono'" style:font-family-complex="'DejaVu Sans Mono'" fo:background-color="#2b2b2b" fo:color="#aa4926"/>
    </style:style>
    <style:style style:name="T2559" style:family="text">
      <style:text-properties fo:font-size="9.00pt" fo:font-weight="normal" fo:font-family="'DejaVu Sans Mono'" style:font-family-asian="'DejaVu Sans Mono'" style:font-family-complex="'DejaVu Sans Mono'" fo:background-color="#2b2b2b" fo:color="#a9b7c6"/>
    </style:style>
    <style:style style:name="T2560" style:family="text">
      <style:text-properties fo:font-size="9.00pt" fo:font-weight="normal" fo:font-family="'DejaVu Sans Mono'" style:font-family-asian="'DejaVu Sans Mono'" style:font-family-complex="'DejaVu Sans Mono'" fo:background-color="#2b2b2b" fo:color="#6897bb"/>
    </style:style>
    <style:style style:name="T2561" style:family="text">
      <style:text-properties fo:font-size="9.00pt" fo:font-weight="normal" fo:font-family="'DejaVu Sans Mono'" style:font-family-asian="'DejaVu Sans Mono'" style:font-family-complex="'DejaVu Sans Mono'" fo:background-color="#2b2b2b" fo:color="#cc7832"/>
    </style:style>
    <style:style style:name="T2562" style:family="text">
      <style:text-properties fo:font-size="10.00pt" fo:font-weight="normal" fo:font-family="'Liberation Mono'" style:font-family-asian="'Liberation Mono'" style:font-family-complex="'Liberation Mono'" fo:background-color="#2b2b2b" fo:color="#cc7832"/>
    </style:style>
    <style:style style:name="T2563" style:family="text">
      <style:text-properties fo:font-size="9.00pt" fo:font-weight="normal" fo:font-family="'DejaVu Sans Mono'" style:font-family-asian="'DejaVu Sans Mono'" style:font-family-complex="'DejaVu Sans Mono'" fo:background-color="#2b2b2b" fo:color="#aa4926"/>
    </style:style>
    <style:style style:name="T2564" style:family="text">
      <style:text-properties fo:font-size="9.00pt" fo:font-weight="normal" fo:font-family="'DejaVu Sans Mono'" style:font-family-asian="'DejaVu Sans Mono'" style:font-family-complex="'DejaVu Sans Mono'" fo:background-color="#2b2b2b" fo:color="#a9b7c6"/>
    </style:style>
    <style:style style:name="T2565" style:family="text">
      <style:text-properties fo:font-size="9.00pt" fo:font-weight="normal" fo:font-family="'DejaVu Sans Mono'" style:font-family-asian="'DejaVu Sans Mono'" style:font-family-complex="'DejaVu Sans Mono'" fo:background-color="#2b2b2b" fo:color="#6897bb"/>
    </style:style>
    <style:style style:name="T2566" style:family="text">
      <style:text-properties fo:font-size="9.00pt" fo:font-weight="normal" fo:font-family="'DejaVu Sans Mono'" style:font-family-asian="'DejaVu Sans Mono'" style:font-family-complex="'DejaVu Sans Mono'" fo:background-color="#2b2b2b" fo:color="#a9b7c6"/>
    </style:style>
    <style:style style:name="T2567" style:family="text">
      <style:text-properties fo:font-size="9.00pt" fo:font-weight="normal" fo:font-family="'DejaVu Sans Mono'" style:font-family-asian="'DejaVu Sans Mono'" style:font-family-complex="'DejaVu Sans Mono'" fo:background-color="#2b2b2b" fo:color="#808080"/>
    </style:style>
    <style:style style:name="T2568" style:family="text">
      <style:text-properties fo:font-size="9.00pt" fo:font-weight="normal" fo:font-family="'DejaVu Sans Mono'" style:font-family-asian="'DejaVu Sans Mono'" style:font-family-complex="'DejaVu Sans Mono'" fo:background-color="#2b2b2b" fo:color="#a9b7c6"/>
    </style:style>
    <style:style style:name="T2569" style:family="text">
      <style:text-properties fo:font-size="9.00pt" fo:font-weight="normal" fo:font-family="'DejaVu Sans Mono'" style:font-family-asian="'DejaVu Sans Mono'" style:font-family-complex="'DejaVu Sans Mono'" fo:background-color="#2b2b2b" fo:color="#aa4926"/>
    </style:style>
    <style:style style:name="T2570" style:family="text">
      <style:text-properties fo:font-size="9.00pt" fo:font-weight="normal" fo:font-family="'DejaVu Sans Mono'" style:font-family-asian="'DejaVu Sans Mono'" style:font-family-complex="'DejaVu Sans Mono'" fo:background-color="#2b2b2b" fo:color="#a9b7c6"/>
    </style:style>
    <style:style style:name="T2571" style:family="text">
      <style:text-properties fo:font-size="9.00pt" fo:font-weight="normal" fo:font-family="'DejaVu Sans Mono'" style:font-family-asian="'DejaVu Sans Mono'" style:font-family-complex="'DejaVu Sans Mono'" fo:background-color="#2b2b2b" fo:color="#6897bb"/>
    </style:style>
    <style:style style:name="T2572" style:family="text">
      <style:text-properties fo:font-size="9.00pt" fo:font-weight="normal" fo:font-family="'DejaVu Sans Mono'" style:font-family-asian="'DejaVu Sans Mono'" style:font-family-complex="'DejaVu Sans Mono'" fo:background-color="#2b2b2b" fo:color="#cc7832"/>
    </style:style>
    <style:style style:name="T2573" style:family="text">
      <style:text-properties fo:font-size="9.00pt" fo:font-weight="normal" fo:font-family="'DejaVu Sans Mono'" style:font-family-asian="'DejaVu Sans Mono'" style:font-family-complex="'DejaVu Sans Mono'" fo:background-color="#2b2b2b" fo:color="#aa4926"/>
    </style:style>
    <style:style style:name="T2574" style:family="text">
      <style:text-properties fo:font-size="9.00pt" fo:font-weight="normal" fo:font-family="'DejaVu Sans Mono'" style:font-family-asian="'DejaVu Sans Mono'" style:font-family-complex="'DejaVu Sans Mono'" fo:background-color="#2b2b2b" fo:color="#a9b7c6"/>
    </style:style>
    <style:style style:name="T2575" style:family="text">
      <style:text-properties fo:font-size="9.00pt" fo:font-weight="normal" fo:font-family="'DejaVu Sans Mono'" style:font-family-asian="'DejaVu Sans Mono'" style:font-family-complex="'DejaVu Sans Mono'" fo:background-color="#2b2b2b" fo:color="#6897bb"/>
    </style:style>
    <style:style style:name="T2576" style:family="text">
      <style:text-properties fo:font-size="9.00pt" fo:font-weight="normal" fo:font-family="'DejaVu Sans Mono'" style:font-family-asian="'DejaVu Sans Mono'" style:font-family-complex="'DejaVu Sans Mono'" fo:background-color="#2b2b2b" fo:color="#a9b7c6"/>
    </style:style>
    <style:style style:name="T2577" style:family="text">
      <style:text-properties fo:font-size="9.00pt" fo:font-weight="normal" fo:font-family="'DejaVu Sans Mono'" style:font-family-asian="'DejaVu Sans Mono'" style:font-family-complex="'DejaVu Sans Mono'" fo:background-color="#2b2b2b" fo:color="#8888c6"/>
    </style:style>
    <style:style style:name="T2578" style:family="text">
      <style:text-properties fo:font-size="9.00pt" fo:font-weight="normal" fo:font-family="'DejaVu Sans Mono'" style:font-family-asian="'DejaVu Sans Mono'" style:font-family-complex="'DejaVu Sans Mono'" fo:background-color="#2b2b2b" fo:color="#a9b7c6"/>
    </style:style>
    <style:style style:name="T2579" style:family="text">
      <style:text-properties fo:font-size="9.00pt" fo:font-weight="normal" fo:font-family="'DejaVu Sans Mono'" style:font-family-asian="'DejaVu Sans Mono'" style:font-family-complex="'DejaVu Sans Mono'" fo:background-color="#2b2b2b" fo:color="#8888c6"/>
    </style:style>
    <style:style style:name="T2580" style:family="text">
      <style:text-properties fo:font-size="9.00pt" fo:font-weight="normal" fo:font-family="'DejaVu Sans Mono'" style:font-family-asian="'DejaVu Sans Mono'" style:font-family-complex="'DejaVu Sans Mono'" fo:background-color="#2b2b2b" fo:color="#a9b7c6"/>
    </style:style>
    <style:style style:name="T2581" style:family="text">
      <style:text-properties fo:font-size="9.00pt" fo:font-weight="normal" fo:font-family="'DejaVu Sans Mono'" style:font-family-asian="'DejaVu Sans Mono'" style:font-family-complex="'DejaVu Sans Mono'" fo:background-color="#2b2b2b" fo:color="#808080"/>
    </style:style>
    <style:style style:name="T2582" style:family="text">
      <style:text-properties fo:font-size="9.00pt" fo:font-weight="normal" fo:font-family="'DejaVu Sans Mono'" style:font-family-asian="'DejaVu Sans Mono'" style:font-family-complex="'DejaVu Sans Mono'" fo:background-color="#2b2b2b" fo:color="#8888c6"/>
    </style:style>
    <style:style style:name="T2583" style:family="text">
      <style:text-properties fo:font-size="9.00pt" fo:font-weight="normal" fo:font-family="'DejaVu Sans Mono'" style:font-family-asian="'DejaVu Sans Mono'" style:font-family-complex="'DejaVu Sans Mono'" fo:background-color="#2b2b2b" fo:color="#a9b7c6"/>
    </style:style>
    <style:style style:name="T2584" style:family="text">
      <style:text-properties fo:font-size="9.00pt" fo:font-weight="normal" fo:font-family="'DejaVu Sans Mono'" style:font-family-asian="'DejaVu Sans Mono'" style:font-family-complex="'DejaVu Sans Mono'" fo:background-color="#2b2b2b" fo:color="#8888c6"/>
    </style:style>
    <style:style style:name="T2585" style:family="text">
      <style:text-properties fo:font-size="9.00pt" fo:font-weight="normal" fo:font-family="'DejaVu Sans Mono'" style:font-family-asian="'DejaVu Sans Mono'" style:font-family-complex="'DejaVu Sans Mono'" fo:background-color="#2b2b2b" fo:color="#a9b7c6"/>
    </style:style>
    <style:style style:name="T2586" style:family="text">
      <style:text-properties fo:font-size="9.00pt" fo:font-weight="normal" fo:font-family="'DejaVu Sans Mono'" style:font-family-asian="'DejaVu Sans Mono'" style:font-family-complex="'DejaVu Sans Mono'" fo:background-color="#2b2b2b" fo:color="#808080"/>
    </style:style>
    <style:style style:name="T2587" style:family="text">
      <style:text-properties fo:font-size="9.00pt" fo:font-weight="normal" fo:font-family="'DejaVu Sans Mono'" style:font-family-asian="'DejaVu Sans Mono'" style:font-family-complex="'DejaVu Sans Mono'" fo:background-color="#2b2b2b" fo:color="#6a8759"/>
    </style:style>
    <style:style style:name="T2588" style:family="text">
      <style:text-properties fo:font-size="10.00pt" fo:font-weight="normal" fo:font-family="'Liberation Mono'" style:font-family-asian="'Liberation Mono'" style:font-family-complex="'Liberation Mono'" fo:background-color="#2b2b2b" fo:color="#6a8759"/>
    </style:style>
    <style:style style:name="T2589" style:family="text">
      <style:text-properties fo:font-size="9.00pt" fo:font-weight="normal" fo:font-family="'DejaVu Sans Mono'" style:font-family-asian="'DejaVu Sans Mono'" style:font-family-complex="'DejaVu Sans Mono'" fo:background-color="#2b2b2b" fo:color="#6a8759"/>
    </style:style>
    <style:style style:name="T2590" style:family="text">
      <style:text-properties fo:font-size="10.00pt" fo:font-weight="normal" fo:font-family="'Liberation Mono'" style:font-family-asian="'Liberation Mono'" style:font-family-complex="'Liberation Mono'" fo:background-color="#2b2b2b" fo:color="#6a8759"/>
    </style:style>
    <style:style style:name="T2591" style:family="text">
      <style:text-properties fo:font-size="9.00pt" fo:font-weight="normal" fo:font-family="'DejaVu Sans Mono'" style:font-family-asian="'DejaVu Sans Mono'" style:font-family-complex="'DejaVu Sans Mono'" fo:background-color="#2b2b2b" fo:color="#6a8759"/>
    </style:style>
    <style:style style:name="T2592" style:family="text">
      <style:text-properties fo:font-size="10.00pt" fo:font-weight="normal" fo:font-family="'Liberation Mono'" style:font-family-asian="'Liberation Mono'" style:font-family-complex="'Liberation Mono'" fo:background-color="#2b2b2b" fo:color="#6a8759"/>
    </style:style>
    <style:style style:name="T2593" style:family="text">
      <style:text-properties fo:font-size="9.00pt" fo:font-weight="normal" fo:font-family="'DejaVu Sans Mono'" style:font-family-asian="'DejaVu Sans Mono'" style:font-family-complex="'DejaVu Sans Mono'" fo:background-color="#2b2b2b" fo:color="#6a8759"/>
    </style:style>
    <style:style style:name="T2594" style:family="text">
      <style:text-properties fo:font-size="10.00pt" fo:font-weight="normal" fo:font-family="'Liberation Mono'" style:font-family-asian="'Liberation Mono'" style:font-family-complex="'Liberation Mono'" fo:background-color="#2b2b2b" fo:color="#6a8759"/>
    </style:style>
    <style:style style:name="T2595" style:family="text">
      <style:text-properties fo:font-size="9.00pt" fo:font-weight="normal" fo:font-family="'DejaVu Sans Mono'" style:font-family-asian="'DejaVu Sans Mono'" style:font-family-complex="'DejaVu Sans Mono'" fo:background-color="#2b2b2b" fo:color="#6a8759"/>
    </style:style>
    <style:style style:name="T2596" style:family="text">
      <style:text-properties fo:font-size="10.00pt" fo:font-weight="normal" fo:font-family="'Liberation Mono'" style:font-family-asian="'Liberation Mono'" style:font-family-complex="'Liberation Mono'" fo:background-color="#2b2b2b" fo:color="#6a8759"/>
    </style:style>
    <style:style style:name="T2597" style:family="text">
      <style:text-properties fo:font-size="9.00pt" fo:font-weight="normal" fo:font-family="'DejaVu Sans Mono'" style:font-family-asian="'DejaVu Sans Mono'" style:font-family-complex="'DejaVu Sans Mono'" fo:background-color="#2b2b2b" fo:color="#6a8759"/>
    </style:style>
    <style:style style:name="T2598" style:family="text">
      <style:text-properties fo:font-size="10.00pt" fo:font-weight="normal" fo:font-family="'Liberation Mono'" style:font-family-asian="'Liberation Mono'" style:font-family-complex="'Liberation Mono'" fo:background-color="#2b2b2b" fo:color="#6a8759"/>
    </style:style>
    <style:style style:name="T2599" style:family="text">
      <style:text-properties fo:font-size="9.00pt" fo:font-weight="normal" fo:font-family="'DejaVu Sans Mono'" style:font-family-asian="'DejaVu Sans Mono'" style:font-family-complex="'DejaVu Sans Mono'" fo:background-color="#2b2b2b" fo:color="#6a8759"/>
    </style:style>
    <style:style style:name="T2600" style:family="text">
      <style:text-properties fo:font-size="10.00pt" fo:font-weight="normal" fo:font-family="'Liberation Mono'" style:font-family-asian="'Liberation Mono'" style:font-family-complex="'Liberation Mono'" fo:background-color="#2b2b2b" fo:color="#6a8759"/>
    </style:style>
    <style:style style:name="T2601" style:family="text">
      <style:text-properties fo:font-size="9.00pt" fo:font-weight="normal" fo:font-family="'DejaVu Sans Mono'" style:font-family-asian="'DejaVu Sans Mono'" style:font-family-complex="'DejaVu Sans Mono'" fo:background-color="#2b2b2b" fo:color="#6a8759"/>
    </style:style>
    <style:style style:name="T2602" style:family="text">
      <style:text-properties fo:font-size="10.00pt" fo:font-weight="normal" fo:font-family="'Liberation Mono'" style:font-family-asian="'Liberation Mono'" style:font-family-complex="'Liberation Mono'" fo:background-color="#2b2b2b" fo:color="#6a8759"/>
    </style:style>
    <style:style style:name="T2603" style:family="text">
      <style:text-properties fo:font-size="9.00pt" fo:font-weight="normal" fo:font-family="'DejaVu Sans Mono'" style:font-family-asian="'DejaVu Sans Mono'" style:font-family-complex="'DejaVu Sans Mono'" fo:background-color="#2b2b2b" fo:color="#6a8759"/>
    </style:style>
    <style:style style:name="T2604" style:family="text">
      <style:text-properties fo:font-size="10.00pt" fo:font-weight="normal" fo:font-family="'Liberation Mono'" style:font-family-asian="'Liberation Mono'" style:font-family-complex="'Liberation Mono'" fo:background-color="#2b2b2b" fo:color="#6a8759"/>
    </style:style>
    <style:style style:name="T2605" style:family="text">
      <style:text-properties fo:font-size="9.00pt" fo:font-weight="normal" fo:font-family="'DejaVu Sans Mono'" style:font-family-asian="'DejaVu Sans Mono'" style:font-family-complex="'DejaVu Sans Mono'" fo:background-color="#2b2b2b" fo:color="#6a8759"/>
    </style:style>
    <style:style style:name="T2606" style:family="text">
      <style:text-properties fo:font-size="10.00pt" fo:font-weight="normal" fo:font-family="'Liberation Mono'" style:font-family-asian="'Liberation Mono'" style:font-family-complex="'Liberation Mono'" fo:background-color="#2b2b2b" fo:color="#6a8759"/>
    </style:style>
    <style:style style:name="T2607" style:family="text">
      <style:text-properties fo:font-size="9.00pt" fo:font-weight="normal" fo:font-family="'DejaVu Sans Mono'" style:font-family-asian="'DejaVu Sans Mono'" style:font-family-complex="'DejaVu Sans Mono'" fo:background-color="#2b2b2b" fo:color="#6a8759"/>
    </style:style>
    <style:style style:name="T2608" style:family="text">
      <style:text-properties fo:font-size="10.00pt" fo:font-weight="normal" fo:font-family="'Liberation Mono'" style:font-family-asian="'Liberation Mono'" style:font-family-complex="'Liberation Mono'" fo:background-color="#2b2b2b" fo:color="#6a8759"/>
    </style:style>
    <style:style style:name="T2609" style:family="text">
      <style:text-properties fo:font-size="9.00pt" fo:font-weight="normal" fo:font-family="'DejaVu Sans Mono'" style:font-family-asian="'DejaVu Sans Mono'" style:font-family-complex="'DejaVu Sans Mono'" fo:background-color="#2b2b2b" fo:color="#6a8759"/>
    </style:style>
    <style:style style:name="T2610" style:family="text">
      <style:text-properties fo:font-size="9.00pt" fo:font-weight="normal" fo:font-family="'DejaVu Sans Mono'" style:font-family-asian="'DejaVu Sans Mono'" style:font-family-complex="'DejaVu Sans Mono'" fo:background-color="#2b2b2b" fo:color="#cc7832"/>
    </style:style>
    <style:style style:name="T2611" style:family="text">
      <style:text-properties fo:font-size="9.00pt" fo:font-weight="normal" fo:font-family="'DejaVu Sans Mono'" style:font-family-asian="'DejaVu Sans Mono'" style:font-family-complex="'DejaVu Sans Mono'" fo:background-color="#2b2b2b" fo:color="#a9b7c6"/>
    </style:style>
    <style:style style:name="T2612" style:family="text">
      <style:text-properties fo:font-size="9.00pt" fo:font-weight="normal" fo:font-family="'DejaVu Sans Mono'" style:font-family-asian="'DejaVu Sans Mono'" style:font-family-complex="'DejaVu Sans Mono'" fo:background-color="#2b2b2b" fo:color="#6897bb"/>
    </style:style>
    <style:style style:name="T2613" style:family="text">
      <style:text-properties fo:font-size="9.00pt" fo:font-weight="normal" fo:font-family="'DejaVu Sans Mono'" style:font-family-asian="'DejaVu Sans Mono'" style:font-family-complex="'DejaVu Sans Mono'" fo:background-color="#2b2b2b" fo:color="#a9b7c6"/>
    </style:style>
    <style:style style:name="T2614" style:family="text">
      <style:text-properties fo:font-size="10.00pt" fo:font-weight="normal" fo:font-family="'Liberation Mono'" style:font-family-asian="'Liberation Mono'" style:font-family-complex="'Liberation Mono'" fo:background-color="#2b2b2b" fo:color="#a9b7c6"/>
    </style:style>
    <style:style style:name="T2615" style:family="text">
      <style:text-properties fo:font-size="9.00pt" fo:font-weight="normal" fo:font-family="'DejaVu Sans Mono'" style:font-family-asian="'DejaVu Sans Mono'" style:font-family-complex="'DejaVu Sans Mono'" fo:background-color="#2b2b2b" fo:color="#a9b7c6"/>
    </style:style>
    <style:style style:name="T2616" style:family="text">
      <style:text-properties fo:font-size="9.00pt" fo:font-weight="normal" fo:font-family="'DejaVu Sans Mono'" style:font-family-asian="'DejaVu Sans Mono'" style:font-family-complex="'DejaVu Sans Mono'" fo:background-color="#2b2b2b" fo:color="#8888c6"/>
    </style:style>
    <style:style style:name="T2617" style:family="text">
      <style:text-properties fo:font-size="9.00pt" fo:font-weight="normal" fo:font-family="'DejaVu Sans Mono'" style:font-family-asian="'DejaVu Sans Mono'" style:font-family-complex="'DejaVu Sans Mono'" fo:background-color="#2b2b2b" fo:color="#a9b7c6"/>
    </style:style>
    <style:style style:name="T2618" style:family="text">
      <style:text-properties fo:font-size="9.00pt" fo:font-weight="normal" fo:font-family="'DejaVu Sans Mono'" style:font-family-asian="'DejaVu Sans Mono'" style:font-family-complex="'DejaVu Sans Mono'" fo:background-color="#2b2b2b" fo:color="#6a8759"/>
    </style:style>
    <style:style style:name="T2619" style:family="text">
      <style:text-properties fo:font-size="9.00pt" fo:font-weight="normal" fo:font-family="'DejaVu Sans Mono'" style:font-family-asian="'DejaVu Sans Mono'" style:font-family-complex="'DejaVu Sans Mono'" fo:background-color="#2b2b2b" fo:color="#a9b7c6"/>
    </style:style>
    <style:style style:name="T2620" style:family="text">
      <style:text-properties fo:font-size="10.00pt" fo:font-weight="normal" fo:font-family="'Liberation Mono'" style:font-family-asian="'Liberation Mono'" style:font-family-complex="'Liberation Mono'" fo:background-color="#2b2b2b" fo:color="#a9b7c6"/>
    </style:style>
    <style:style style:name="T2621" style:family="text">
      <style:text-properties fo:font-size="9.00pt" fo:font-weight="normal" fo:font-family="'DejaVu Sans Mono'" style:font-family-asian="'DejaVu Sans Mono'" style:font-family-complex="'DejaVu Sans Mono'" fo:background-color="#2b2b2b" fo:color="#a9b7c6"/>
    </style:style>
    <style:style style:name="T2622" style:family="text">
      <style:text-properties fo:font-size="10.00pt" fo:font-weight="normal" fo:font-family="'Liberation Mono'" style:font-family-asian="'Liberation Mono'" style:font-family-complex="'Liberation Mono'" fo:background-color="#2b2b2b" fo:color="#a9b7c6"/>
    </style:style>
    <style:style style:name="T2623" style:family="text">
      <style:text-properties fo:font-size="9.00pt" fo:font-weight="normal" fo:font-family="'DejaVu Sans Mono'" style:font-family-asian="'DejaVu Sans Mono'" style:font-family-complex="'DejaVu Sans Mono'" fo:background-color="#2b2b2b" fo:color="#8888c6"/>
    </style:style>
    <style:style style:name="T2624" style:family="text">
      <style:text-properties fo:font-size="9.00pt" fo:font-weight="normal" fo:font-family="'DejaVu Sans Mono'" style:font-family-asian="'DejaVu Sans Mono'" style:font-family-complex="'DejaVu Sans Mono'" fo:background-color="#2b2b2b" fo:color="#a9b7c6"/>
    </style:style>
    <style:style style:name="T2625" style:family="text">
      <style:text-properties fo:font-size="11.00pt" fo:font-weight="normal" fo:font-family="Calibri" style:font-family-asian="Calibri" style:font-family-complex="Calibri" fo:background-color="transparent" style:use-window-font-color="true"/>
    </style:style>
    <style:style style:name="T2626" style:family="text">
      <style:text-properties fo:font-size="12.00pt" fo:font-weight="normal" fo:font-family="'Liberation Serif'" style:font-family-asian="'Liberation Serif'" style:font-family-complex="'Liberation Serif'" fo:background-color="transparent" style:use-window-font-color="true"/>
    </style:style>
    <style:style style:name="T2627" style:family="text">
      <style:text-properties fo:font-size="9.00pt" fo:font-weight="normal" fo:font-family="'DejaVu Sans Mono'" style:font-family-asian="'DejaVu Sans Mono'" style:font-family-complex="'DejaVu Sans Mono'" fo:background-color="#2b2b2b" fo:color="#cc7832"/>
    </style:style>
    <style:style style:name="T2628" style:family="text">
      <style:text-properties fo:font-size="9.00pt" fo:font-weight="normal" fo:font-family="'DejaVu Sans Mono'" style:font-family-asian="'DejaVu Sans Mono'" style:font-family-complex="'DejaVu Sans Mono'" fo:background-color="#2b2b2b" fo:color="#a9b7c6"/>
    </style:style>
    <style:style style:name="T2629" style:family="text">
      <style:text-properties fo:font-size="9.00pt" fo:font-weight="normal" fo:font-family="'DejaVu Sans Mono'" style:font-family-asian="'DejaVu Sans Mono'" style:font-family-complex="'DejaVu Sans Mono'" fo:background-color="#2b2b2b" fo:color="#cc7832"/>
    </style:style>
    <style:style style:name="T2630" style:family="text">
      <style:text-properties fo:font-size="9.00pt" fo:font-weight="normal" fo:font-family="'DejaVu Sans Mono'" style:font-family-asian="'DejaVu Sans Mono'" style:font-family-complex="'DejaVu Sans Mono'" fo:background-color="#2b2b2b" fo:color="#a9b7c6"/>
    </style:style>
    <style:style style:name="T2631" style:family="text">
      <style:text-properties fo:font-size="9.00pt" fo:font-weight="normal" fo:font-family="'DejaVu Sans Mono'" style:font-family-asian="'DejaVu Sans Mono'" style:font-family-complex="'DejaVu Sans Mono'" fo:background-color="#2b2b2b" fo:color="#cc7832"/>
    </style:style>
    <style:style style:name="T2632" style:family="text">
      <style:text-properties fo:font-size="9.00pt" fo:font-weight="normal" fo:font-family="'DejaVu Sans Mono'" style:font-family-asian="'DejaVu Sans Mono'" style:font-family-complex="'DejaVu Sans Mono'" fo:background-color="#2b2b2b" fo:color="#a9b7c6"/>
    </style:style>
    <style:style style:name="T2633" style:family="text">
      <style:text-properties fo:font-size="9.00pt" fo:font-weight="normal" fo:font-family="'DejaVu Sans Mono'" style:font-family-asian="'DejaVu Sans Mono'" style:font-family-complex="'DejaVu Sans Mono'" fo:background-color="#2b2b2b" fo:color="#cc7832"/>
    </style:style>
    <style:style style:name="T2634" style:family="text">
      <style:text-properties fo:font-size="9.00pt" fo:font-weight="normal" fo:font-family="'DejaVu Sans Mono'" style:font-family-asian="'DejaVu Sans Mono'" style:font-family-complex="'DejaVu Sans Mono'" fo:background-color="#2b2b2b" fo:color="#a9b7c6"/>
    </style:style>
    <style:style style:name="T2635" style:family="text">
      <style:text-properties fo:font-size="9.00pt" fo:font-weight="normal" fo:font-family="'DejaVu Sans Mono'" style:font-family-asian="'DejaVu Sans Mono'" style:font-family-complex="'DejaVu Sans Mono'" fo:background-color="#2b2b2b" fo:color="#cc7832"/>
    </style:style>
    <style:style style:name="T2636" style:family="text">
      <style:text-properties fo:font-size="9.00pt" fo:font-weight="normal" fo:font-family="'DejaVu Sans Mono'" style:font-family-asian="'DejaVu Sans Mono'" style:font-family-complex="'DejaVu Sans Mono'" fo:background-color="#2b2b2b" fo:color="#a9b7c6"/>
    </style:style>
    <style:style style:name="T2637" style:family="text">
      <style:text-properties fo:font-size="9.00pt" fo:font-weight="normal" fo:font-family="'DejaVu Sans Mono'" style:font-family-asian="'DejaVu Sans Mono'" style:font-family-complex="'DejaVu Sans Mono'" fo:background-color="#2b2b2b" fo:color="#cc7832"/>
    </style:style>
    <style:style style:name="T2638" style:family="text">
      <style:text-properties fo:font-size="9.00pt" fo:font-weight="normal" fo:font-family="'DejaVu Sans Mono'" style:font-family-asian="'DejaVu Sans Mono'" style:font-family-complex="'DejaVu Sans Mono'" fo:background-color="#2b2b2b" fo:color="#a9b7c6"/>
    </style:style>
    <style:style style:name="T2639" style:family="text">
      <style:text-properties fo:font-size="9.00pt" fo:font-weight="normal" fo:font-family="'DejaVu Sans Mono'" style:font-family-asian="'DejaVu Sans Mono'" style:font-family-complex="'DejaVu Sans Mono'" fo:background-color="#2b2b2b" fo:color="#cc7832"/>
    </style:style>
    <style:style style:name="T2640" style:family="text">
      <style:text-properties fo:font-size="9.00pt" fo:font-weight="normal" fo:font-family="'DejaVu Sans Mono'" style:font-family-asian="'DejaVu Sans Mono'" style:font-family-complex="'DejaVu Sans Mono'" fo:background-color="#2b2b2b" fo:color="#a9b7c6"/>
    </style:style>
    <style:style style:name="T2641" style:family="text">
      <style:text-properties fo:font-size="9.00pt" fo:font-weight="normal" fo:font-family="'DejaVu Sans Mono'" style:font-family-asian="'DejaVu Sans Mono'" style:font-family-complex="'DejaVu Sans Mono'" fo:background-color="#2b2b2b" fo:color="#cc7832"/>
    </style:style>
    <style:style style:name="T2642" style:family="text">
      <style:text-properties fo:font-size="9.00pt" fo:font-weight="normal" fo:font-family="'DejaVu Sans Mono'" style:font-family-asian="'DejaVu Sans Mono'" style:font-family-complex="'DejaVu Sans Mono'" fo:background-color="#2b2b2b" fo:color="#a9b7c6"/>
    </style:style>
    <style:style style:name="T2643" style:family="text">
      <style:text-properties fo:font-size="9.00pt" fo:font-weight="normal" fo:font-family="'DejaVu Sans Mono'" style:font-family-asian="'DejaVu Sans Mono'" style:font-family-complex="'DejaVu Sans Mono'" fo:background-color="#2b2b2b" fo:color="#cc7832"/>
    </style:style>
    <style:style style:name="T2644" style:family="text">
      <style:text-properties fo:font-size="9.00pt" fo:font-weight="normal" fo:font-family="'DejaVu Sans Mono'" style:font-family-asian="'DejaVu Sans Mono'" style:font-family-complex="'DejaVu Sans Mono'" fo:background-color="#2b2b2b" fo:color="#a9b7c6"/>
    </style:style>
    <style:style style:name="T2645" style:family="text">
      <style:text-properties fo:font-size="9.00pt" fo:font-weight="normal" fo:font-family="'DejaVu Sans Mono'" style:font-family-asian="'DejaVu Sans Mono'" style:font-family-complex="'DejaVu Sans Mono'" fo:background-color="#2b2b2b" fo:color="#cc7832"/>
    </style:style>
    <style:style style:name="T2646" style:family="text">
      <style:text-properties fo:font-size="9.00pt" fo:font-weight="normal" fo:font-family="'DejaVu Sans Mono'" style:font-family-asian="'DejaVu Sans Mono'" style:font-family-complex="'DejaVu Sans Mono'" fo:background-color="#2b2b2b" fo:color="#a9b7c6"/>
    </style:style>
    <style:style style:name="T2647" style:family="text">
      <style:text-properties fo:font-size="9.00pt" fo:font-weight="normal" fo:font-family="'DejaVu Sans Mono'" style:font-family-asian="'DejaVu Sans Mono'" style:font-family-complex="'DejaVu Sans Mono'" fo:background-color="#2b2b2b" fo:color="#cc7832"/>
    </style:style>
    <style:style style:name="T2648" style:family="text">
      <style:text-properties fo:font-size="9.00pt" fo:font-weight="normal" fo:font-family="'DejaVu Sans Mono'" style:font-family-asian="'DejaVu Sans Mono'" style:font-family-complex="'DejaVu Sans Mono'" fo:background-color="#2b2b2b" fo:color="#a9b7c6"/>
    </style:style>
    <style:style style:name="T2649" style:family="text">
      <style:text-properties fo:font-size="9.00pt" fo:font-weight="normal" fo:font-family="'DejaVu Sans Mono'" style:font-family-asian="'DejaVu Sans Mono'" style:font-family-complex="'DejaVu Sans Mono'" fo:background-color="#2b2b2b" fo:color="#cc7832"/>
    </style:style>
    <style:style style:name="T2650" style:family="text">
      <style:text-properties fo:font-size="9.00pt" fo:font-weight="normal" fo:font-family="'DejaVu Sans Mono'" style:font-family-asian="'DejaVu Sans Mono'" style:font-family-complex="'DejaVu Sans Mono'" fo:background-color="#2b2b2b" fo:color="#a9b7c6"/>
    </style:style>
    <style:style style:name="T2651" style:family="text">
      <style:text-properties fo:font-size="9.00pt" fo:font-weight="normal" fo:font-family="'DejaVu Sans Mono'" style:font-family-asian="'DejaVu Sans Mono'" style:font-family-complex="'DejaVu Sans Mono'" fo:background-color="#2b2b2b" fo:color="#cc7832"/>
    </style:style>
    <style:style style:name="T2652" style:family="text">
      <style:text-properties fo:font-size="9.00pt" fo:font-weight="normal" fo:font-family="'DejaVu Sans Mono'" style:font-family-asian="'DejaVu Sans Mono'" style:font-family-complex="'DejaVu Sans Mono'" fo:background-color="#2b2b2b" fo:color="#a9b7c6"/>
    </style:style>
    <style:style style:name="T2653" style:family="text">
      <style:text-properties fo:font-size="9.00pt" fo:font-weight="normal" fo:font-family="'DejaVu Sans Mono'" style:font-family-asian="'DejaVu Sans Mono'" style:font-family-complex="'DejaVu Sans Mono'" fo:background-color="#2b2b2b" fo:color="#cc7832"/>
    </style:style>
    <style:style style:name="T2654" style:family="text">
      <style:text-properties fo:font-size="9.00pt" fo:font-weight="normal" fo:font-family="'DejaVu Sans Mono'" style:font-family-asian="'DejaVu Sans Mono'" style:font-family-complex="'DejaVu Sans Mono'" fo:background-color="#2b2b2b" fo:color="#a9b7c6"/>
    </style:style>
    <style:style style:name="T2655" style:family="text">
      <style:text-properties fo:font-size="9.00pt" fo:font-weight="normal" fo:font-family="'DejaVu Sans Mono'" style:font-family-asian="'DejaVu Sans Mono'" style:font-family-complex="'DejaVu Sans Mono'" fo:background-color="#2b2b2b" fo:color="#cc7832"/>
    </style:style>
    <style:style style:name="T2656" style:family="text">
      <style:text-properties fo:font-size="9.00pt" fo:font-weight="normal" fo:font-family="'DejaVu Sans Mono'" style:font-family-asian="'DejaVu Sans Mono'" style:font-family-complex="'DejaVu Sans Mono'" fo:background-color="#2b2b2b" fo:color="#a9b7c6"/>
    </style:style>
    <style:style style:name="T2657" style:family="text">
      <style:text-properties fo:font-size="9.00pt" fo:font-weight="normal" fo:font-family="'DejaVu Sans Mono'" style:font-family-asian="'DejaVu Sans Mono'" style:font-family-complex="'DejaVu Sans Mono'" fo:background-color="#2b2b2b" fo:color="#cc7832"/>
    </style:style>
    <style:style style:name="T2658" style:family="text">
      <style:text-properties fo:font-size="9.00pt" fo:font-weight="normal" fo:font-family="'DejaVu Sans Mono'" style:font-family-asian="'DejaVu Sans Mono'" style:font-family-complex="'DejaVu Sans Mono'" fo:background-color="#2b2b2b" fo:color="#a9b7c6"/>
    </style:style>
    <style:style style:name="T2659" style:family="text">
      <style:text-properties fo:font-size="9.00pt" fo:font-weight="normal" fo:font-family="'DejaVu Sans Mono'" style:font-family-asian="'DejaVu Sans Mono'" style:font-family-complex="'DejaVu Sans Mono'" fo:background-color="#2b2b2b" fo:color="#cc7832"/>
    </style:style>
    <style:style style:name="T2660" style:family="text">
      <style:text-properties fo:font-size="9.00pt" fo:font-weight="normal" fo:font-family="'DejaVu Sans Mono'" style:font-family-asian="'DejaVu Sans Mono'" style:font-family-complex="'DejaVu Sans Mono'" fo:background-color="#2b2b2b" fo:color="#a9b7c6"/>
    </style:style>
    <style:style style:name="T2661" style:family="text">
      <style:text-properties fo:font-size="9.00pt" fo:font-weight="normal" fo:font-family="'DejaVu Sans Mono'" style:font-family-asian="'DejaVu Sans Mono'" style:font-family-complex="'DejaVu Sans Mono'" fo:background-color="#2b2b2b" fo:color="#cc7832"/>
    </style:style>
    <style:style style:name="T2662" style:family="text">
      <style:text-properties fo:font-size="9.00pt" fo:font-weight="normal" fo:font-family="'DejaVu Sans Mono'" style:font-family-asian="'DejaVu Sans Mono'" style:font-family-complex="'DejaVu Sans Mono'" fo:background-color="#2b2b2b" fo:color="#ffc66d"/>
    </style:style>
    <style:style style:name="T2663" style:family="text">
      <style:text-properties fo:font-size="9.00pt" fo:font-weight="normal" fo:font-family="'DejaVu Sans Mono'" style:font-family-asian="'DejaVu Sans Mono'" style:font-family-complex="'DejaVu Sans Mono'" fo:background-color="#2b2b2b" fo:color="#a9b7c6"/>
    </style:style>
    <style:style style:name="T2664" style:family="text">
      <style:text-properties fo:font-size="10.00pt" fo:font-weight="normal" fo:font-family="'Liberation Mono'" style:font-family-asian="'Liberation Mono'" style:font-family-complex="'Liberation Mono'" fo:background-color="#2b2b2b" fo:color="#a9b7c6"/>
    </style:style>
    <style:style style:name="T2665" style:family="text">
      <style:text-properties fo:font-size="9.00pt" fo:font-weight="normal" fo:font-family="'DejaVu Sans Mono'" style:font-family-asian="'DejaVu Sans Mono'" style:font-family-complex="'DejaVu Sans Mono'" fo:background-color="#2b2b2b" fo:color="#808080"/>
    </style:style>
    <style:style style:name="T2666" style:family="text">
      <style:text-properties fo:font-size="10.00pt" fo:font-weight="normal" fo:font-family="'Liberation Mono'" style:font-family-asian="'Liberation Mono'" style:font-family-complex="'Liberation Mono'" fo:background-color="#2b2b2b" fo:color="#808080"/>
    </style:style>
    <style:style style:name="T2667" style:family="text">
      <style:text-properties fo:font-size="9.00pt" fo:font-weight="normal" fo:font-family="'DejaVu Sans Mono'" style:font-family-asian="'DejaVu Sans Mono'" style:font-family-complex="'DejaVu Sans Mono'" fo:background-color="#2b2b2b" fo:color="#808080"/>
    </style:style>
    <style:style style:name="T2668" style:family="text">
      <style:text-properties fo:font-size="10.00pt" fo:font-weight="normal" fo:font-family="'Liberation Mono'" style:font-family-asian="'Liberation Mono'" style:font-family-complex="'Liberation Mono'" fo:background-color="#2b2b2b" fo:color="#808080"/>
    </style:style>
    <style:style style:name="T2669" style:family="text">
      <style:text-properties fo:font-size="9.00pt" fo:font-weight="normal" fo:font-family="'DejaVu Sans Mono'" style:font-family-asian="'DejaVu Sans Mono'" style:font-family-complex="'DejaVu Sans Mono'" fo:background-color="#2b2b2b" fo:color="#a9b7c6"/>
    </style:style>
    <style:style style:name="T2670" style:family="text">
      <style:text-properties fo:font-size="10.00pt" fo:font-weight="normal" fo:font-family="'Liberation Mono'" style:font-family-asian="'Liberation Mono'" style:font-family-complex="'Liberation Mono'" fo:background-color="#2b2b2b" fo:color="#a9b7c6"/>
    </style:style>
    <style:style style:name="T2671" style:family="text">
      <style:text-properties fo:font-size="9.00pt" fo:font-weight="normal" fo:font-family="'DejaVu Sans Mono'" style:font-family-asian="'DejaVu Sans Mono'" style:font-family-complex="'DejaVu Sans Mono'" fo:background-color="#2b2b2b" fo:color="#a9b7c6"/>
    </style:style>
    <style:style style:name="T2672" style:family="text">
      <style:text-properties fo:font-size="9.00pt" fo:font-weight="normal" fo:font-family="'DejaVu Sans Mono'" style:font-family-asian="'DejaVu Sans Mono'" style:font-family-complex="'DejaVu Sans Mono'" fo:background-color="#2b2b2b" fo:color="#8888c6"/>
    </style:style>
    <style:style style:name="T2673" style:family="text">
      <style:text-properties fo:font-size="9.00pt" fo:font-weight="normal" fo:font-family="'DejaVu Sans Mono'" style:font-family-asian="'DejaVu Sans Mono'" style:font-family-complex="'DejaVu Sans Mono'" fo:background-color="#2b2b2b" fo:color="#a9b7c6"/>
    </style:style>
    <style:style style:name="T2674" style:family="text">
      <style:text-properties fo:font-size="10.00pt" fo:font-weight="normal" fo:font-family="'Liberation Mono'" style:font-family-asian="'Liberation Mono'" style:font-family-complex="'Liberation Mono'" fo:background-color="#2b2b2b" fo:color="#a9b7c6"/>
    </style:style>
    <style:style style:name="T2675" style:family="text">
      <style:text-properties fo:font-size="9.00pt" fo:font-weight="normal" fo:font-family="'DejaVu Sans Mono'" style:font-family-asian="'DejaVu Sans Mono'" style:font-family-complex="'DejaVu Sans Mono'" fo:background-color="#2b2b2b" fo:color="#808080"/>
    </style:style>
    <style:style style:name="T2676" style:family="text">
      <style:text-properties fo:font-size="10.00pt" fo:font-weight="normal" fo:font-family="'Liberation Mono'" style:font-family-asian="'Liberation Mono'" style:font-family-complex="'Liberation Mono'" fo:background-color="#2b2b2b" fo:color="#808080"/>
    </style:style>
    <style:style style:name="T2677" style:family="text">
      <style:text-properties fo:font-size="9.00pt" fo:font-weight="normal" fo:font-family="'DejaVu Sans Mono'" style:font-family-asian="'DejaVu Sans Mono'" style:font-family-complex="'DejaVu Sans Mono'" fo:background-color="#2b2b2b" fo:color="#cc7832"/>
    </style:style>
    <style:style style:name="T2678" style:family="text">
      <style:text-properties fo:font-size="9.00pt" fo:font-weight="normal" fo:font-family="'DejaVu Sans Mono'" style:font-family-asian="'DejaVu Sans Mono'" style:font-family-complex="'DejaVu Sans Mono'" fo:background-color="#2b2b2b" fo:color="#a9b7c6"/>
    </style:style>
    <style:style style:name="T2679" style:family="text">
      <style:text-properties fo:font-size="9.00pt" fo:font-weight="normal" fo:font-family="'DejaVu Sans Mono'" style:font-family-asian="'DejaVu Sans Mono'" style:font-family-complex="'DejaVu Sans Mono'" fo:background-color="#2b2b2b" fo:color="#cc7832"/>
    </style:style>
    <style:style style:name="T2680" style:family="text">
      <style:text-properties fo:font-size="9.00pt" fo:font-weight="normal" fo:font-family="'DejaVu Sans Mono'" style:font-family-asian="'DejaVu Sans Mono'" style:font-family-complex="'DejaVu Sans Mono'" fo:background-color="#2b2b2b" fo:color="#a9b7c6"/>
    </style:style>
    <style:style style:name="T2681" style:family="text">
      <style:text-properties fo:font-size="10.00pt" fo:font-weight="normal" fo:font-family="'Liberation Mono'" style:font-family-asian="'Liberation Mono'" style:font-family-complex="'Liberation Mono'" fo:background-color="#2b2b2b" fo:color="#a9b7c6"/>
    </style:style>
    <style:style style:name="T2682" style:family="text">
      <style:text-properties fo:font-size="9.00pt" fo:font-weight="normal" fo:font-family="'DejaVu Sans Mono'" style:font-family-asian="'DejaVu Sans Mono'" style:font-family-complex="'DejaVu Sans Mono'" fo:background-color="#2b2b2b" fo:color="#808080"/>
    </style:style>
    <style:style style:name="T2683" style:family="text">
      <style:text-properties fo:font-size="10.00pt" fo:font-weight="normal" fo:font-family="'Liberation Mono'" style:font-family-asian="'Liberation Mono'" style:font-family-complex="'Liberation Mono'" fo:background-color="#2b2b2b" fo:color="#808080"/>
    </style:style>
    <style:style style:name="T2684" style:family="text">
      <style:text-properties fo:font-size="9.00pt" fo:font-weight="normal" fo:font-family="'DejaVu Sans Mono'" style:font-family-asian="'DejaVu Sans Mono'" style:font-family-complex="'DejaVu Sans Mono'" fo:background-color="#2b2b2b" fo:color="#a9b7c6"/>
    </style:style>
    <style:style style:name="T2685" style:family="text">
      <style:text-properties fo:font-size="9.00pt" fo:font-weight="normal" fo:font-family="'DejaVu Sans Mono'" style:font-family-asian="'DejaVu Sans Mono'" style:font-family-complex="'DejaVu Sans Mono'" fo:background-color="#2b2b2b" fo:color="#cc7832"/>
    </style:style>
    <style:style style:name="T2686" style:family="text">
      <style:text-properties fo:font-size="9.00pt" fo:font-weight="normal" fo:font-family="'DejaVu Sans Mono'" style:font-family-asian="'DejaVu Sans Mono'" style:font-family-complex="'DejaVu Sans Mono'" fo:background-color="#2b2b2b" fo:color="#a9b7c6"/>
    </style:style>
    <style:style style:name="T2687" style:family="text">
      <style:text-properties fo:font-size="10.00pt" fo:font-weight="normal" fo:font-family="'Liberation Mono'" style:font-family-asian="'Liberation Mono'" style:font-family-complex="'Liberation Mono'" fo:background-color="#2b2b2b" fo:color="#a9b7c6"/>
    </style:style>
    <style:style style:name="T2688" style:family="text">
      <style:text-properties fo:font-size="9.00pt" fo:font-weight="normal" fo:font-family="'DejaVu Sans Mono'" style:font-family-asian="'DejaVu Sans Mono'" style:font-family-complex="'DejaVu Sans Mono'" fo:background-color="#2b2b2b" fo:color="#808080"/>
    </style:style>
    <style:style style:name="T2689" style:family="text">
      <style:text-properties fo:font-size="10.00pt" fo:font-weight="normal" fo:font-family="'Liberation Mono'" style:font-family-asian="'Liberation Mono'" style:font-family-complex="'Liberation Mono'" fo:background-color="#2b2b2b" fo:color="#808080"/>
    </style:style>
    <style:style style:name="T2690" style:family="text">
      <style:text-properties fo:font-size="9.00pt" fo:font-weight="normal" fo:font-family="'DejaVu Sans Mono'" style:font-family-asian="'DejaVu Sans Mono'" style:font-family-complex="'DejaVu Sans Mono'" fo:background-color="#2b2b2b" fo:color="#cc7832"/>
    </style:style>
    <style:style style:name="T2691" style:family="text">
      <style:text-properties fo:font-size="9.00pt" fo:font-weight="normal" fo:font-family="'DejaVu Sans Mono'" style:font-family-asian="'DejaVu Sans Mono'" style:font-family-complex="'DejaVu Sans Mono'" fo:background-color="#2b2b2b" fo:color="#a9b7c6"/>
    </style:style>
    <style:style style:name="T2692" style:family="text">
      <style:text-properties fo:font-size="10.00pt" fo:font-weight="normal" fo:font-family="'Liberation Mono'" style:font-family-asian="'Liberation Mono'" style:font-family-complex="'Liberation Mono'" fo:background-color="#2b2b2b" fo:color="#a9b7c6"/>
    </style:style>
    <style:style style:name="T2693" style:family="text">
      <style:text-properties fo:font-size="9.00pt" fo:font-weight="normal" fo:font-family="'DejaVu Sans Mono'" style:font-family-asian="'DejaVu Sans Mono'" style:font-family-complex="'DejaVu Sans Mono'" fo:background-color="#2b2b2b" fo:color="#a9b7c6"/>
    </style:style>
    <style:style style:name="T2694" style:family="text">
      <style:text-properties fo:font-size="10.00pt" fo:font-weight="normal" fo:font-family="'Liberation Mono'" style:font-family-asian="'Liberation Mono'" style:font-family-complex="'Liberation Mono'" fo:background-color="#2b2b2b" fo:color="#a9b7c6"/>
    </style:style>
    <style:style style:name="T2695" style:family="text">
      <style:text-properties fo:font-size="9.00pt" fo:font-weight="normal" fo:font-family="'DejaVu Sans Mono'" style:font-family-asian="'DejaVu Sans Mono'" style:font-family-complex="'DejaVu Sans Mono'" fo:background-color="#2b2b2b" fo:color="#cc7832"/>
    </style:style>
    <style:style style:name="T2696" style:family="text">
      <style:text-properties fo:font-size="9.00pt" fo:font-weight="normal" fo:font-family="'DejaVu Sans Mono'" style:font-family-asian="'DejaVu Sans Mono'" style:font-family-complex="'DejaVu Sans Mono'" fo:background-color="#2b2b2b" fo:color="#a9b7c6"/>
    </style:style>
    <style:style style:name="T2697" style:family="text">
      <style:text-properties fo:font-size="10.00pt" fo:font-weight="normal" fo:font-family="'Liberation Mono'" style:font-family-asian="'Liberation Mono'" style:font-family-complex="'Liberation Mono'" fo:background-color="#2b2b2b" fo:color="#a9b7c6"/>
    </style:style>
    <style:style style:name="T2698" style:family="text">
      <style:text-properties fo:font-size="9.00pt" fo:font-weight="normal" fo:font-family="'DejaVu Sans Mono'" style:font-family-asian="'DejaVu Sans Mono'" style:font-family-complex="'DejaVu Sans Mono'" fo:background-color="#2b2b2b" fo:color="#a9b7c6"/>
    </style:style>
    <style:style style:name="T2699" style:family="text">
      <style:text-properties fo:font-size="10.00pt" fo:font-weight="normal" fo:font-family="'Liberation Mono'" style:font-family-asian="'Liberation Mono'" style:font-family-complex="'Liberation Mono'" fo:background-color="#2b2b2b" fo:color="#a9b7c6"/>
    </style:style>
    <style:style style:name="T2700" style:family="text">
      <style:text-properties fo:font-size="9.00pt" fo:font-weight="normal" fo:font-family="'DejaVu Sans Mono'" style:font-family-asian="'DejaVu Sans Mono'" style:font-family-complex="'DejaVu Sans Mono'" fo:background-color="#2b2b2b" fo:color="#cc7832"/>
    </style:style>
    <style:style style:name="T2701" style:family="text">
      <style:text-properties fo:font-size="9.00pt" fo:font-weight="normal" fo:font-family="'DejaVu Sans Mono'" style:font-family-asian="'DejaVu Sans Mono'" style:font-family-complex="'DejaVu Sans Mono'" fo:background-color="#2b2b2b" fo:color="#a9b7c6"/>
    </style:style>
    <style:style style:name="T2702" style:family="text">
      <style:text-properties fo:font-size="9.00pt" fo:font-weight="normal" fo:font-family="'DejaVu Sans Mono'" style:font-family-asian="'DejaVu Sans Mono'" style:font-family-complex="'DejaVu Sans Mono'" fo:background-color="#2b2b2b" fo:color="#cc7832"/>
    </style:style>
    <style:style style:name="T2703" style:family="text">
      <style:text-properties fo:font-size="9.00pt" fo:font-weight="normal" fo:font-family="'DejaVu Sans Mono'" style:font-family-asian="'DejaVu Sans Mono'" style:font-family-complex="'DejaVu Sans Mono'" fo:background-color="#2b2b2b" fo:color="#ffc66d"/>
    </style:style>
    <style:style style:name="T2704" style:family="text">
      <style:text-properties fo:font-size="9.00pt" fo:font-weight="normal" fo:font-family="'DejaVu Sans Mono'" style:font-family-asian="'DejaVu Sans Mono'" style:font-family-complex="'DejaVu Sans Mono'" fo:background-color="#2b2b2b" fo:color="#a9b7c6"/>
    </style:style>
    <style:style style:name="T2705" style:family="text">
      <style:text-properties fo:font-size="10.00pt" fo:font-weight="normal" fo:font-family="'Liberation Mono'" style:font-family-asian="'Liberation Mono'" style:font-family-complex="'Liberation Mono'" fo:background-color="#2b2b2b" fo:color="#a9b7c6"/>
    </style:style>
    <style:style style:name="T2706" style:family="text">
      <style:text-properties fo:font-size="9.00pt" fo:font-weight="normal" fo:font-family="'DejaVu Sans Mono'" style:font-family-asian="'DejaVu Sans Mono'" style:font-family-complex="'DejaVu Sans Mono'" fo:background-color="#2b2b2b" fo:color="#a9b7c6"/>
    </style:style>
    <style:style style:name="T2707" style:family="text">
      <style:text-properties fo:font-size="10.00pt" fo:font-weight="normal" fo:font-family="'Liberation Mono'" style:font-family-asian="'Liberation Mono'" style:font-family-complex="'Liberation Mono'" fo:background-color="#2b2b2b" fo:color="#a9b7c6"/>
    </style:style>
    <style:style style:name="T2708" style:family="text">
      <style:text-properties fo:font-size="9.00pt" fo:font-weight="normal" fo:font-family="'DejaVu Sans Mono'" style:font-family-asian="'DejaVu Sans Mono'" style:font-family-complex="'DejaVu Sans Mono'" fo:background-color="#2b2b2b" fo:color="#cc7832"/>
    </style:style>
    <style:style style:name="T2709" style:family="text">
      <style:text-properties fo:font-size="9.00pt" fo:font-weight="normal" fo:font-family="'DejaVu Sans Mono'" style:font-family-asian="'DejaVu Sans Mono'" style:font-family-complex="'DejaVu Sans Mono'" fo:background-color="#2b2b2b" fo:color="#a9b7c6"/>
    </style:style>
    <style:style style:name="T2710" style:family="text">
      <style:text-properties fo:font-size="9.00pt" fo:font-weight="normal" fo:font-family="'DejaVu Sans Mono'" style:font-family-asian="'DejaVu Sans Mono'" style:font-family-complex="'DejaVu Sans Mono'" fo:background-color="#2b2b2b" fo:color="#cc7832"/>
    </style:style>
    <style:style style:name="T2711" style:family="text">
      <style:text-properties fo:font-size="9.00pt" fo:font-weight="normal" fo:font-family="'DejaVu Sans Mono'" style:font-family-asian="'DejaVu Sans Mono'" style:font-family-complex="'DejaVu Sans Mono'" fo:background-color="#2b2b2b" fo:color="#a9b7c6"/>
    </style:style>
    <style:style style:name="T2712" style:family="text">
      <style:text-properties fo:font-size="10.00pt" fo:font-weight="normal" fo:font-family="'Liberation Mono'" style:font-family-asian="'Liberation Mono'" style:font-family-complex="'Liberation Mono'" fo:background-color="#2b2b2b" fo:color="#a9b7c6"/>
    </style:style>
    <style:style style:name="T2713" style:family="text">
      <style:text-properties fo:font-size="9.00pt" fo:font-weight="normal" fo:font-family="'DejaVu Sans Mono'" style:font-family-asian="'DejaVu Sans Mono'" style:font-family-complex="'DejaVu Sans Mono'" fo:background-color="#2b2b2b" fo:color="#a9b7c6"/>
    </style:style>
    <style:style style:name="T2714" style:family="text">
      <style:text-properties fo:font-size="9.00pt" fo:font-weight="normal" fo:font-family="'DejaVu Sans Mono'" style:font-family-asian="'DejaVu Sans Mono'" style:font-family-complex="'DejaVu Sans Mono'" fo:background-color="#2b2b2b" fo:color="#8888c6"/>
    </style:style>
    <style:style style:name="T2715" style:family="text">
      <style:text-properties fo:font-size="9.00pt" fo:font-weight="normal" fo:font-family="'DejaVu Sans Mono'" style:font-family-asian="'DejaVu Sans Mono'" style:font-family-complex="'DejaVu Sans Mono'" fo:background-color="#2b2b2b" fo:color="#a9b7c6"/>
    </style:style>
    <style:style style:name="T2716" style:family="text">
      <style:text-properties fo:font-size="9.00pt" fo:font-weight="normal" fo:font-family="'DejaVu Sans Mono'" style:font-family-asian="'DejaVu Sans Mono'" style:font-family-complex="'DejaVu Sans Mono'" fo:background-color="#2b2b2b" fo:color="#cc7832"/>
    </style:style>
    <style:style style:name="T2717" style:family="text">
      <style:text-properties fo:font-size="9.00pt" fo:font-weight="normal" fo:font-family="'DejaVu Sans Mono'" style:font-family-asian="'DejaVu Sans Mono'" style:font-family-complex="'DejaVu Sans Mono'" fo:background-color="#2b2b2b" fo:color="#6a8759"/>
    </style:style>
    <style:style style:name="T2718" style:family="text">
      <style:text-properties fo:font-size="9.00pt" fo:font-weight="normal" fo:font-family="'DejaVu Sans Mono'" style:font-family-asian="'DejaVu Sans Mono'" style:font-family-complex="'DejaVu Sans Mono'" fo:background-color="#2b2b2b" fo:color="#a9b7c6"/>
    </style:style>
    <style:style style:name="T2719" style:family="text">
      <style:text-properties fo:font-size="10.00pt" fo:font-weight="normal" fo:font-family="'Liberation Mono'" style:font-family-asian="'Liberation Mono'" style:font-family-complex="'Liberation Mono'" fo:background-color="#2b2b2b" fo:color="#a9b7c6"/>
    </style:style>
    <style:style style:name="T2720" style:family="text">
      <style:text-properties fo:font-size="9.00pt" fo:font-weight="normal" fo:font-family="'DejaVu Sans Mono'" style:font-family-asian="'DejaVu Sans Mono'" style:font-family-complex="'DejaVu Sans Mono'" fo:background-color="#2b2b2b" fo:color="#a9b7c6"/>
    </style:style>
    <style:style style:name="T2721" style:family="text">
      <style:text-properties fo:font-size="10.00pt" fo:font-weight="normal" fo:font-family="'Liberation Mono'" style:font-family-asian="'Liberation Mono'" style:font-family-complex="'Liberation Mono'" fo:background-color="#2b2b2b" fo:color="#a9b7c6"/>
    </style:style>
    <style:style style:name="T2722" style:family="text">
      <style:text-properties fo:font-size="9.00pt" fo:font-weight="normal" fo:font-family="'DejaVu Sans Mono'" style:font-family-asian="'DejaVu Sans Mono'" style:font-family-complex="'DejaVu Sans Mono'" fo:background-color="#2b2b2b" fo:color="#a9b7c6"/>
    </style:style>
    <style:style style:name="T2723" style:family="text">
      <style:text-properties fo:font-size="9.00pt" fo:font-weight="normal" fo:font-family="'DejaVu Sans Mono'" style:font-family-asian="'DejaVu Sans Mono'" style:font-family-complex="'DejaVu Sans Mono'" fo:background-color="#2b2b2b" fo:color="#6a8759"/>
    </style:style>
    <style:style style:name="T2724" style:family="text">
      <style:text-properties fo:font-size="9.00pt" fo:font-weight="normal" fo:font-family="'DejaVu Sans Mono'" style:font-family-asian="'DejaVu Sans Mono'" style:font-family-complex="'DejaVu Sans Mono'" fo:background-color="#2b2b2b" fo:color="#a9b7c6"/>
    </style:style>
    <style:style style:name="T2725" style:family="text">
      <style:text-properties fo:font-size="9.00pt" fo:font-weight="normal" fo:font-family="'DejaVu Sans Mono'" style:font-family-asian="'DejaVu Sans Mono'" style:font-family-complex="'DejaVu Sans Mono'" fo:background-color="#2b2b2b" fo:color="#cc7832"/>
    </style:style>
    <style:style style:name="T2726" style:family="text">
      <style:text-properties fo:font-size="9.00pt" fo:font-weight="normal" fo:font-family="'DejaVu Sans Mono'" style:font-family-asian="'DejaVu Sans Mono'" style:font-family-complex="'DejaVu Sans Mono'" fo:background-color="#2b2b2b" fo:color="#a9b7c6"/>
    </style:style>
    <style:style style:name="T2727" style:family="text">
      <style:text-properties fo:font-size="9.00pt" fo:font-weight="normal" fo:font-family="'DejaVu Sans Mono'" style:font-family-asian="'DejaVu Sans Mono'" style:font-family-complex="'DejaVu Sans Mono'" fo:background-color="#2b2b2b" fo:color="#cc7832"/>
    </style:style>
    <style:style style:name="T2728" style:family="text">
      <style:text-properties fo:font-size="9.00pt" fo:font-weight="normal" fo:font-family="'DejaVu Sans Mono'" style:font-family-asian="'DejaVu Sans Mono'" style:font-family-complex="'DejaVu Sans Mono'" fo:background-color="#2b2b2b" fo:color="#a9b7c6"/>
    </style:style>
    <style:style style:name="T2729" style:family="text">
      <style:text-properties fo:font-size="10.00pt" fo:font-weight="normal" fo:font-family="'Liberation Mono'" style:font-family-asian="'Liberation Mono'" style:font-family-complex="'Liberation Mono'" fo:background-color="#2b2b2b" fo:color="#a9b7c6"/>
    </style:style>
    <style:style style:name="T2730" style:family="text">
      <style:text-properties fo:font-size="9.00pt" fo:font-weight="normal" fo:font-family="'DejaVu Sans Mono'" style:font-family-asian="'DejaVu Sans Mono'" style:font-family-complex="'DejaVu Sans Mono'" fo:background-color="#2b2b2b" fo:color="#a9b7c6"/>
    </style:style>
    <style:style style:name="T2731" style:family="text">
      <style:text-properties fo:font-size="10.00pt" fo:font-weight="normal" fo:font-family="'Liberation Mono'" style:font-family-asian="'Liberation Mono'" style:font-family-complex="'Liberation Mono'" fo:background-color="#2b2b2b" fo:color="#a9b7c6"/>
    </style:style>
    <style:style style:name="T2732" style:family="text">
      <style:text-properties fo:font-size="9.00pt" fo:font-weight="normal" fo:font-family="'DejaVu Sans Mono'" style:font-family-asian="'DejaVu Sans Mono'" style:font-family-complex="'DejaVu Sans Mono'" fo:background-color="#2b2b2b" fo:color="#cc7832"/>
    </style:style>
    <style:style style:name="T2733" style:family="text">
      <style:text-properties fo:font-size="9.00pt" fo:font-weight="normal" fo:font-family="'DejaVu Sans Mono'" style:font-family-asian="'DejaVu Sans Mono'" style:font-family-complex="'DejaVu Sans Mono'" fo:background-color="#2b2b2b" fo:color="#a9b7c6"/>
    </style:style>
    <style:style style:name="T2734" style:family="text">
      <style:text-properties fo:font-size="9.00pt" fo:font-weight="normal" fo:font-family="'DejaVu Sans Mono'" style:font-family-asian="'DejaVu Sans Mono'" style:font-family-complex="'DejaVu Sans Mono'" fo:background-color="#2b2b2b" fo:color="#cc7832"/>
    </style:style>
    <style:style style:name="T2735" style:family="text">
      <style:text-properties fo:font-size="9.00pt" fo:font-weight="normal" fo:font-family="'DejaVu Sans Mono'" style:font-family-asian="'DejaVu Sans Mono'" style:font-family-complex="'DejaVu Sans Mono'" fo:background-color="#2b2b2b" fo:color="#ffc66d"/>
    </style:style>
    <style:style style:name="T2736" style:family="text">
      <style:text-properties fo:font-size="9.00pt" fo:font-weight="normal" fo:font-family="'DejaVu Sans Mono'" style:font-family-asian="'DejaVu Sans Mono'" style:font-family-complex="'DejaVu Sans Mono'" fo:background-color="#2b2b2b" fo:color="#a9b7c6"/>
    </style:style>
    <style:style style:name="T2737" style:family="text">
      <style:text-properties fo:font-size="10.00pt" fo:font-weight="normal" fo:font-family="'Liberation Mono'" style:font-family-asian="'Liberation Mono'" style:font-family-complex="'Liberation Mono'" fo:background-color="#2b2b2b" fo:color="#a9b7c6"/>
    </style:style>
    <style:style style:name="T2738" style:family="text">
      <style:text-properties fo:font-size="9.00pt" fo:font-weight="normal" fo:font-family="'DejaVu Sans Mono'" style:font-family-asian="'DejaVu Sans Mono'" style:font-family-complex="'DejaVu Sans Mono'" fo:background-color="#2b2b2b" fo:color="#cc7832"/>
    </style:style>
    <style:style style:name="T2739" style:family="text">
      <style:text-properties fo:font-size="9.00pt" fo:font-weight="normal" fo:font-family="'DejaVu Sans Mono'" style:font-family-asian="'DejaVu Sans Mono'" style:font-family-complex="'DejaVu Sans Mono'" fo:background-color="#2b2b2b" fo:color="#8888c6"/>
    </style:style>
    <style:style style:name="T2740" style:family="text">
      <style:text-properties fo:font-size="9.00pt" fo:font-weight="normal" fo:font-family="'DejaVu Sans Mono'" style:font-family-asian="'DejaVu Sans Mono'" style:font-family-complex="'DejaVu Sans Mono'" fo:background-color="#2b2b2b" fo:color="#a9b7c6"/>
    </style:style>
    <style:style style:name="T2741" style:family="text">
      <style:text-properties fo:font-size="9.00pt" fo:font-weight="normal" fo:font-family="'DejaVu Sans Mono'" style:font-family-asian="'DejaVu Sans Mono'" style:font-family-complex="'DejaVu Sans Mono'" fo:background-color="#2b2b2b" fo:color="#6a8759"/>
    </style:style>
    <style:style style:name="T2742" style:family="text">
      <style:text-properties fo:font-size="9.00pt" fo:font-weight="normal" fo:font-family="'DejaVu Sans Mono'" style:font-family-asian="'DejaVu Sans Mono'" style:font-family-complex="'DejaVu Sans Mono'" fo:background-color="#2b2b2b" fo:color="#cc7832"/>
    </style:style>
    <style:style style:name="T2743" style:family="text">
      <style:text-properties fo:font-size="9.00pt" fo:font-weight="normal" fo:font-family="'DejaVu Sans Mono'" style:font-family-asian="'DejaVu Sans Mono'" style:font-family-complex="'DejaVu Sans Mono'" fo:background-color="#2b2b2b" fo:color="#6a8759"/>
    </style:style>
    <style:style style:name="T2744" style:family="text">
      <style:text-properties fo:font-size="9.00pt" fo:font-weight="normal" fo:font-family="'DejaVu Sans Mono'" style:font-family-asian="'DejaVu Sans Mono'" style:font-family-complex="'DejaVu Sans Mono'" fo:background-color="#2b2b2b" fo:color="#a9b7c6"/>
    </style:style>
    <style:style style:name="T2745" style:family="text">
      <style:text-properties fo:font-size="9.00pt" fo:font-weight="normal" fo:font-family="'DejaVu Sans Mono'" style:font-family-asian="'DejaVu Sans Mono'" style:font-family-complex="'DejaVu Sans Mono'" fo:background-color="#2b2b2b" fo:color="#cc7832"/>
    </style:style>
    <style:style style:name="T2746" style:family="text">
      <style:text-properties fo:font-size="9.00pt" fo:font-weight="normal" fo:font-family="'DejaVu Sans Mono'" style:font-family-asian="'DejaVu Sans Mono'" style:font-family-complex="'DejaVu Sans Mono'" fo:background-color="#2b2b2b" fo:color="#a9b7c6"/>
    </style:style>
    <style:style style:name="T2747" style:family="text">
      <style:text-properties fo:font-size="10.00pt" fo:font-weight="normal" fo:font-family="'Liberation Mono'" style:font-family-asian="'Liberation Mono'" style:font-family-complex="'Liberation Mono'" fo:background-color="#2b2b2b" fo:color="#a9b7c6"/>
    </style:style>
    <style:style style:name="T2748" style:family="text">
      <style:text-properties fo:font-size="9.00pt" fo:font-weight="normal" fo:font-family="'DejaVu Sans Mono'" style:font-family-asian="'DejaVu Sans Mono'" style:font-family-complex="'DejaVu Sans Mono'" fo:background-color="#2b2b2b" fo:color="#cc7832"/>
    </style:style>
    <style:style style:name="T2749" style:family="text">
      <style:text-properties fo:font-size="9.00pt" fo:font-weight="normal" fo:font-family="'DejaVu Sans Mono'" style:font-family-asian="'DejaVu Sans Mono'" style:font-family-complex="'DejaVu Sans Mono'" fo:background-color="#2b2b2b" fo:color="#a9b7c6"/>
    </style:style>
    <style:style style:name="T2750" style:family="text">
      <style:text-properties fo:font-size="9.00pt" fo:font-weight="normal" fo:font-family="'DejaVu Sans Mono'" style:font-family-asian="'DejaVu Sans Mono'" style:font-family-complex="'DejaVu Sans Mono'" fo:background-color="#2b2b2b" fo:color="#cc7832"/>
    </style:style>
    <style:style style:name="T2751" style:family="text">
      <style:text-properties fo:font-size="9.00pt" fo:font-weight="normal" fo:font-family="'DejaVu Sans Mono'" style:font-family-asian="'DejaVu Sans Mono'" style:font-family-complex="'DejaVu Sans Mono'" fo:background-color="#2b2b2b" fo:color="#a9b7c6"/>
    </style:style>
    <style:style style:name="T2752" style:family="text">
      <style:text-properties fo:font-size="10.00pt" fo:font-weight="normal" fo:font-family="'Liberation Mono'" style:font-family-asian="'Liberation Mono'" style:font-family-complex="'Liberation Mono'" fo:background-color="#2b2b2b" fo:color="#a9b7c6"/>
    </style:style>
    <style:style style:name="T2753" style:family="text">
      <style:text-properties fo:font-size="9.00pt" fo:font-weight="normal" fo:font-family="'DejaVu Sans Mono'" style:font-family-asian="'DejaVu Sans Mono'" style:font-family-complex="'DejaVu Sans Mono'" fo:background-color="#2b2b2b" fo:color="#a9b7c6"/>
    </style:style>
    <style:style style:name="T2754" style:family="text">
      <style:text-properties fo:font-size="9.00pt" fo:font-weight="normal" fo:font-family="'DejaVu Sans Mono'" style:font-family-asian="'DejaVu Sans Mono'" style:font-family-complex="'DejaVu Sans Mono'" fo:background-color="#2b2b2b" fo:color="#6a8759"/>
    </style:style>
    <style:style style:name="T2755" style:family="text">
      <style:text-properties fo:font-size="9.00pt" fo:font-weight="normal" fo:font-family="'DejaVu Sans Mono'" style:font-family-asian="'DejaVu Sans Mono'" style:font-family-complex="'DejaVu Sans Mono'" fo:background-color="#2b2b2b" fo:color="#cc7832"/>
    </style:style>
    <style:style style:name="T2756" style:family="text">
      <style:text-properties fo:font-size="9.00pt" fo:font-weight="normal" fo:font-family="'DejaVu Sans Mono'" style:font-family-asian="'DejaVu Sans Mono'" style:font-family-complex="'DejaVu Sans Mono'" fo:background-color="#2b2b2b" fo:color="#6a8759"/>
    </style:style>
    <style:style style:name="T2757" style:family="text">
      <style:text-properties fo:font-size="9.00pt" fo:font-weight="normal" fo:font-family="'DejaVu Sans Mono'" style:font-family-asian="'DejaVu Sans Mono'" style:font-family-complex="'DejaVu Sans Mono'" fo:background-color="#2b2b2b" fo:color="#a9b7c6"/>
    </style:style>
    <style:style style:name="T2758" style:family="text">
      <style:text-properties fo:font-size="9.00pt" fo:font-weight="normal" fo:font-family="'DejaVu Sans Mono'" style:font-family-asian="'DejaVu Sans Mono'" style:font-family-complex="'DejaVu Sans Mono'" fo:background-color="#2b2b2b" fo:color="#6a8759"/>
    </style:style>
    <style:style style:name="T2759" style:family="text">
      <style:text-properties fo:font-size="9.00pt" fo:font-weight="normal" fo:font-family="'DejaVu Sans Mono'" style:font-family-asian="'DejaVu Sans Mono'" style:font-family-complex="'DejaVu Sans Mono'" fo:background-color="#2b2b2b" fo:color="#a9b7c6"/>
    </style:style>
    <style:style style:name="T2760" style:family="text">
      <style:text-properties fo:font-size="9.00pt" fo:font-weight="normal" fo:font-family="'DejaVu Sans Mono'" style:font-family-asian="'DejaVu Sans Mono'" style:font-family-complex="'DejaVu Sans Mono'" fo:background-color="#2b2b2b" fo:color="#6a8759"/>
    </style:style>
    <style:style style:name="T2761" style:family="text">
      <style:text-properties fo:font-size="9.00pt" fo:font-weight="normal" fo:font-family="'DejaVu Sans Mono'" style:font-family-asian="'DejaVu Sans Mono'" style:font-family-complex="'DejaVu Sans Mono'" fo:background-color="#2b2b2b" fo:color="#a9b7c6"/>
    </style:style>
    <style:style style:name="T2762" style:family="text">
      <style:text-properties fo:font-size="9.00pt" fo:font-weight="normal" fo:font-family="'DejaVu Sans Mono'" style:font-family-asian="'DejaVu Sans Mono'" style:font-family-complex="'DejaVu Sans Mono'" fo:background-color="#2b2b2b" fo:color="#8888c6"/>
    </style:style>
    <style:style style:name="T2763" style:family="text">
      <style:text-properties fo:font-size="9.00pt" fo:font-weight="normal" fo:font-family="'DejaVu Sans Mono'" style:font-family-asian="'DejaVu Sans Mono'" style:font-family-complex="'DejaVu Sans Mono'" fo:background-color="#2b2b2b" fo:color="#a9b7c6"/>
    </style:style>
    <style:style style:name="T2764" style:family="text">
      <style:text-properties fo:font-size="9.00pt" fo:font-weight="normal" fo:font-family="'DejaVu Sans Mono'" style:font-family-asian="'DejaVu Sans Mono'" style:font-family-complex="'DejaVu Sans Mono'" fo:background-color="#2b2b2b" fo:color="#8888c6"/>
    </style:style>
    <style:style style:name="T2765" style:family="text">
      <style:text-properties fo:font-size="9.00pt" fo:font-weight="normal" fo:font-family="'DejaVu Sans Mono'" style:font-family-asian="'DejaVu Sans Mono'" style:font-family-complex="'DejaVu Sans Mono'" fo:background-color="#2b2b2b" fo:color="#a9b7c6"/>
    </style:style>
    <style:style style:name="T2766" style:family="text">
      <style:text-properties fo:font-size="9.00pt" fo:font-weight="normal" fo:font-family="'DejaVu Sans Mono'" style:font-family-asian="'DejaVu Sans Mono'" style:font-family-complex="'DejaVu Sans Mono'" fo:background-color="#2b2b2b" fo:color="#8888c6"/>
    </style:style>
    <style:style style:name="T2767" style:family="text">
      <style:text-properties fo:font-size="9.00pt" fo:font-weight="normal" fo:font-family="'DejaVu Sans Mono'" style:font-family-asian="'DejaVu Sans Mono'" style:font-family-complex="'DejaVu Sans Mono'" fo:background-color="#2b2b2b" fo:color="#a9b7c6"/>
    </style:style>
    <style:style style:name="T2768" style:family="text">
      <style:text-properties fo:font-size="9.00pt" fo:font-weight="normal" fo:font-family="'DejaVu Sans Mono'" style:font-family-asian="'DejaVu Sans Mono'" style:font-family-complex="'DejaVu Sans Mono'" fo:background-color="#2b2b2b" fo:color="#6a8759"/>
    </style:style>
    <style:style style:name="T2769" style:family="text">
      <style:text-properties fo:font-size="9.00pt" fo:font-weight="normal" fo:font-family="'DejaVu Sans Mono'" style:font-family-asian="'DejaVu Sans Mono'" style:font-family-complex="'DejaVu Sans Mono'" fo:background-color="#2b2b2b" fo:color="#a9b7c6"/>
    </style:style>
    <style:style style:name="T2770" style:family="text">
      <style:text-properties fo:font-size="9.00pt" fo:font-weight="normal" fo:font-family="'DejaVu Sans Mono'" style:font-family-asian="'DejaVu Sans Mono'" style:font-family-complex="'DejaVu Sans Mono'" fo:background-color="#2b2b2b" fo:color="#8888c6"/>
    </style:style>
    <style:style style:name="T2771" style:family="text">
      <style:text-properties fo:font-size="9.00pt" fo:font-weight="normal" fo:font-family="'DejaVu Sans Mono'" style:font-family-asian="'DejaVu Sans Mono'" style:font-family-complex="'DejaVu Sans Mono'" fo:background-color="#2b2b2b" fo:color="#a9b7c6"/>
    </style:style>
    <style:style style:name="T2772" style:family="text">
      <style:text-properties fo:font-size="9.00pt" fo:font-weight="normal" fo:font-family="'DejaVu Sans Mono'" style:font-family-asian="'DejaVu Sans Mono'" style:font-family-complex="'DejaVu Sans Mono'" fo:background-color="#2b2b2b" fo:color="#8888c6"/>
    </style:style>
    <style:style style:name="T2773" style:family="text">
      <style:text-properties fo:font-size="9.00pt" fo:font-weight="normal" fo:font-family="'DejaVu Sans Mono'" style:font-family-asian="'DejaVu Sans Mono'" style:font-family-complex="'DejaVu Sans Mono'" fo:background-color="#2b2b2b" fo:color="#a9b7c6"/>
    </style:style>
    <style:style style:name="T2774" style:family="text">
      <style:text-properties fo:font-size="9.00pt" fo:font-weight="normal" fo:font-family="'DejaVu Sans Mono'" style:font-family-asian="'DejaVu Sans Mono'" style:font-family-complex="'DejaVu Sans Mono'" fo:background-color="#2b2b2b" fo:color="#8888c6"/>
    </style:style>
    <style:style style:name="T2775" style:family="text">
      <style:text-properties fo:font-size="9.00pt" fo:font-weight="normal" fo:font-family="'DejaVu Sans Mono'" style:font-family-asian="'DejaVu Sans Mono'" style:font-family-complex="'DejaVu Sans Mono'" fo:background-color="#2b2b2b" fo:color="#a9b7c6"/>
    </style:style>
    <style:style style:name="T2776" style:family="text">
      <style:text-properties fo:font-size="9.00pt" fo:font-weight="normal" fo:font-family="'DejaVu Sans Mono'" style:font-family-asian="'DejaVu Sans Mono'" style:font-family-complex="'DejaVu Sans Mono'" fo:background-color="#2b2b2b" fo:color="#6a8759"/>
    </style:style>
    <style:style style:name="T2777" style:family="text">
      <style:text-properties fo:font-size="9.00pt" fo:font-weight="normal" fo:font-family="'DejaVu Sans Mono'" style:font-family-asian="'DejaVu Sans Mono'" style:font-family-complex="'DejaVu Sans Mono'" fo:background-color="#2b2b2b" fo:color="#a9b7c6"/>
    </style:style>
    <style:style style:name="T2778" style:family="text">
      <style:text-properties fo:font-size="9.00pt" fo:font-weight="normal" fo:font-family="'DejaVu Sans Mono'" style:font-family-asian="'DejaVu Sans Mono'" style:font-family-complex="'DejaVu Sans Mono'" fo:background-color="#2b2b2b" fo:color="#6897bb"/>
    </style:style>
    <style:style style:name="T2779" style:family="text">
      <style:text-properties fo:font-size="9.00pt" fo:font-weight="normal" fo:font-family="'DejaVu Sans Mono'" style:font-family-asian="'DejaVu Sans Mono'" style:font-family-complex="'DejaVu Sans Mono'" fo:background-color="#2b2b2b" fo:color="#cc7832"/>
    </style:style>
    <style:style style:name="T2780" style:family="text">
      <style:text-properties fo:font-size="9.00pt" fo:font-weight="normal" fo:font-family="'DejaVu Sans Mono'" style:font-family-asian="'DejaVu Sans Mono'" style:font-family-complex="'DejaVu Sans Mono'" fo:background-color="#2b2b2b" fo:color="#a9b7c6"/>
    </style:style>
    <style:style style:name="T2781" style:family="text">
      <style:text-properties fo:font-size="9.00pt" fo:font-weight="normal" fo:font-family="'DejaVu Sans Mono'" style:font-family-asian="'DejaVu Sans Mono'" style:font-family-complex="'DejaVu Sans Mono'" fo:background-color="#2b2b2b" fo:color="#cc7832"/>
    </style:style>
    <style:style style:name="T2782" style:family="text">
      <style:text-properties fo:font-size="9.00pt" fo:font-weight="normal" fo:font-family="'DejaVu Sans Mono'" style:font-family-asian="'DejaVu Sans Mono'" style:font-family-complex="'DejaVu Sans Mono'" fo:background-color="#2b2b2b" fo:color="#8888c6"/>
    </style:style>
    <style:style style:name="T2783" style:family="text">
      <style:text-properties fo:font-size="9.00pt" fo:font-weight="normal" fo:font-family="'DejaVu Sans Mono'" style:font-family-asian="'DejaVu Sans Mono'" style:font-family-complex="'DejaVu Sans Mono'" fo:background-color="#2b2b2b" fo:color="#a9b7c6"/>
    </style:style>
    <style:style style:name="T2784" style:family="text">
      <style:text-properties fo:font-size="9.00pt" fo:font-weight="normal" fo:font-family="'DejaVu Sans Mono'" style:font-family-asian="'DejaVu Sans Mono'" style:font-family-complex="'DejaVu Sans Mono'" fo:background-color="#2b2b2b" fo:color="#8888c6"/>
    </style:style>
    <style:style style:name="T2785" style:family="text">
      <style:text-properties fo:font-size="9.00pt" fo:font-weight="normal" fo:font-family="'DejaVu Sans Mono'" style:font-family-asian="'DejaVu Sans Mono'" style:font-family-complex="'DejaVu Sans Mono'" fo:background-color="#2b2b2b" fo:color="#a9b7c6"/>
    </style:style>
    <style:style style:name="T2786" style:family="text">
      <style:text-properties fo:font-size="9.00pt" fo:font-weight="normal" fo:font-family="'DejaVu Sans Mono'" style:font-family-asian="'DejaVu Sans Mono'" style:font-family-complex="'DejaVu Sans Mono'" fo:background-color="#2b2b2b" fo:color="#6897bb"/>
    </style:style>
    <style:style style:name="T2787" style:family="text">
      <style:text-properties fo:font-size="9.00pt" fo:font-weight="normal" fo:font-family="'DejaVu Sans Mono'" style:font-family-asian="'DejaVu Sans Mono'" style:font-family-complex="'DejaVu Sans Mono'" fo:background-color="#2b2b2b" fo:color="#cc7832"/>
    </style:style>
    <style:style style:name="T2788" style:family="text">
      <style:text-properties fo:font-size="9.00pt" fo:font-weight="normal" fo:font-family="'DejaVu Sans Mono'" style:font-family-asian="'DejaVu Sans Mono'" style:font-family-complex="'DejaVu Sans Mono'" fo:background-color="#2b2b2b" fo:color="#a9b7c6"/>
    </style:style>
    <style:style style:name="T2789" style:family="text">
      <style:text-properties fo:font-size="9.00pt" fo:font-weight="normal" fo:font-family="'DejaVu Sans Mono'" style:font-family-asian="'DejaVu Sans Mono'" style:font-family-complex="'DejaVu Sans Mono'" fo:background-color="#2b2b2b" fo:color="#cc7832"/>
    </style:style>
    <style:style style:name="T2790" style:family="text">
      <style:text-properties fo:font-size="9.00pt" fo:font-weight="normal" fo:font-family="'DejaVu Sans Mono'" style:font-family-asian="'DejaVu Sans Mono'" style:font-family-complex="'DejaVu Sans Mono'" fo:background-color="#2b2b2b" fo:color="#8888c6"/>
    </style:style>
    <style:style style:name="T2791" style:family="text">
      <style:text-properties fo:font-size="9.00pt" fo:font-weight="normal" fo:font-family="'DejaVu Sans Mono'" style:font-family-asian="'DejaVu Sans Mono'" style:font-family-complex="'DejaVu Sans Mono'" fo:background-color="#2b2b2b" fo:color="#a9b7c6"/>
    </style:style>
    <style:style style:name="T2792" style:family="text">
      <style:text-properties fo:font-size="9.00pt" fo:font-weight="normal" fo:font-family="'DejaVu Sans Mono'" style:font-family-asian="'DejaVu Sans Mono'" style:font-family-complex="'DejaVu Sans Mono'" fo:background-color="#2b2b2b" fo:color="#8888c6"/>
    </style:style>
    <style:style style:name="T2793" style:family="text">
      <style:text-properties fo:font-size="9.00pt" fo:font-weight="normal" fo:font-family="'DejaVu Sans Mono'" style:font-family-asian="'DejaVu Sans Mono'" style:font-family-complex="'DejaVu Sans Mono'" fo:background-color="#2b2b2b" fo:color="#a9b7c6"/>
    </style:style>
    <style:style style:name="T2794" style:family="text">
      <style:text-properties fo:font-size="9.00pt" fo:font-weight="normal" fo:font-family="'DejaVu Sans Mono'" style:font-family-asian="'DejaVu Sans Mono'" style:font-family-complex="'DejaVu Sans Mono'" fo:background-color="#2b2b2b" fo:color="#6a8759"/>
    </style:style>
    <style:style style:name="T2795" style:family="text">
      <style:text-properties fo:font-size="10.00pt" fo:font-weight="normal" fo:font-family="'Liberation Mono'" style:font-family-asian="'Liberation Mono'" style:font-family-complex="'Liberation Mono'" fo:background-color="#2b2b2b" fo:color="#6a8759"/>
    </style:style>
    <style:style style:name="T2796" style:family="text">
      <style:text-properties fo:font-size="9.00pt" fo:font-weight="normal" fo:font-family="'DejaVu Sans Mono'" style:font-family-asian="'DejaVu Sans Mono'" style:font-family-complex="'DejaVu Sans Mono'" fo:background-color="#2b2b2b" fo:color="#6a8759"/>
    </style:style>
    <style:style style:name="T2797" style:family="text">
      <style:text-properties fo:font-size="10.00pt" fo:font-weight="normal" fo:font-family="'Liberation Mono'" style:font-family-asian="'Liberation Mono'" style:font-family-complex="'Liberation Mono'" fo:background-color="#2b2b2b" fo:color="#6a8759"/>
    </style:style>
    <style:style style:name="T2798" style:family="text">
      <style:text-properties fo:font-size="9.00pt" fo:font-weight="normal" fo:font-family="'DejaVu Sans Mono'" style:font-family-asian="'DejaVu Sans Mono'" style:font-family-complex="'DejaVu Sans Mono'" fo:background-color="#2b2b2b" fo:color="#6a8759"/>
    </style:style>
    <style:style style:name="T2799" style:family="text">
      <style:text-properties fo:font-size="9.00pt" fo:font-weight="normal" fo:font-family="'DejaVu Sans Mono'" style:font-family-asian="'DejaVu Sans Mono'" style:font-family-complex="'DejaVu Sans Mono'" fo:background-color="#2b2b2b" fo:color="#a9b7c6"/>
    </style:style>
    <style:style style:name="T2800" style:family="text">
      <style:text-properties fo:font-size="9.00pt" fo:font-weight="normal" fo:font-family="'DejaVu Sans Mono'" style:font-family-asian="'DejaVu Sans Mono'" style:font-family-complex="'DejaVu Sans Mono'" fo:background-color="#2b2b2b" fo:color="#cc7832"/>
    </style:style>
    <style:style style:name="T2801" style:family="text">
      <style:text-properties fo:font-size="9.00pt" fo:font-weight="normal" fo:font-family="'DejaVu Sans Mono'" style:font-family-asian="'DejaVu Sans Mono'" style:font-family-complex="'DejaVu Sans Mono'" fo:background-color="#2b2b2b" fo:color="#a9b7c6"/>
    </style:style>
    <style:style style:name="T2802" style:family="text">
      <style:text-properties fo:font-size="9.00pt" fo:font-weight="normal" fo:font-family="'DejaVu Sans Mono'" style:font-family-asian="'DejaVu Sans Mono'" style:font-family-complex="'DejaVu Sans Mono'" fo:background-color="#2b2b2b" fo:color="#cc7832"/>
    </style:style>
    <style:style style:name="T2803" style:family="text">
      <style:text-properties fo:font-size="9.00pt" fo:font-weight="normal" fo:font-family="'DejaVu Sans Mono'" style:font-family-asian="'DejaVu Sans Mono'" style:font-family-complex="'DejaVu Sans Mono'" fo:background-color="#2b2b2b" fo:color="#a9b7c6"/>
    </style:style>
    <style:style style:name="T2804" style:family="text">
      <style:text-properties fo:font-size="10.00pt" fo:font-weight="normal" fo:font-family="'Liberation Mono'" style:font-family-asian="'Liberation Mono'" style:font-family-complex="'Liberation Mono'" fo:background-color="#2b2b2b" fo:color="#a9b7c6"/>
    </style:style>
    <style:style style:name="T2805" style:family="text">
      <style:text-properties fo:font-size="9.00pt" fo:font-weight="normal" fo:font-family="'DejaVu Sans Mono'" style:font-family-asian="'DejaVu Sans Mono'" style:font-family-complex="'DejaVu Sans Mono'" fo:background-color="#2b2b2b" fo:color="#a9b7c6"/>
    </style:style>
    <style:style style:name="T2806" style:family="text">
      <style:text-properties fo:font-size="9.00pt" fo:font-weight="normal" fo:font-family="'DejaVu Sans Mono'" style:font-family-asian="'DejaVu Sans Mono'" style:font-family-complex="'DejaVu Sans Mono'" fo:background-color="#2b2b2b" fo:color="#6a8759"/>
    </style:style>
    <style:style style:name="T2807" style:family="text">
      <style:text-properties fo:font-size="9.00pt" fo:font-weight="normal" fo:font-family="'DejaVu Sans Mono'" style:font-family-asian="'DejaVu Sans Mono'" style:font-family-complex="'DejaVu Sans Mono'" fo:background-color="#2b2b2b" fo:color="#cc7832"/>
    </style:style>
    <style:style style:name="T2808" style:family="text">
      <style:text-properties fo:font-size="9.00pt" fo:font-weight="normal" fo:font-family="'DejaVu Sans Mono'" style:font-family-asian="'DejaVu Sans Mono'" style:font-family-complex="'DejaVu Sans Mono'" fo:background-color="#2b2b2b" fo:color="#6a8759"/>
    </style:style>
    <style:style style:name="T2809" style:family="text">
      <style:text-properties fo:font-size="9.00pt" fo:font-weight="normal" fo:font-family="'DejaVu Sans Mono'" style:font-family-asian="'DejaVu Sans Mono'" style:font-family-complex="'DejaVu Sans Mono'" fo:background-color="#2b2b2b" fo:color="#a9b7c6"/>
    </style:style>
    <style:style style:name="T2810" style:family="text">
      <style:text-properties fo:font-size="10.00pt" fo:font-weight="normal" fo:font-family="'Liberation Mono'" style:font-family-asian="'Liberation Mono'" style:font-family-complex="'Liberation Mono'" fo:background-color="#2b2b2b" fo:color="#a9b7c6"/>
    </style:style>
    <style:style style:name="T2811" style:family="text">
      <style:text-properties fo:font-size="9.00pt" fo:font-weight="normal" fo:font-family="'DejaVu Sans Mono'" style:font-family-asian="'DejaVu Sans Mono'" style:font-family-complex="'DejaVu Sans Mono'" fo:background-color="#2b2b2b" fo:color="#cc7832"/>
    </style:style>
    <style:style style:name="T2812" style:family="text">
      <style:text-properties fo:font-size="9.00pt" fo:font-weight="normal" fo:font-family="'DejaVu Sans Mono'" style:font-family-asian="'DejaVu Sans Mono'" style:font-family-complex="'DejaVu Sans Mono'" fo:background-color="#2b2b2b" fo:color="#a9b7c6"/>
    </style:style>
    <style:style style:name="T2813" style:family="text">
      <style:text-properties fo:font-size="9.00pt" fo:font-weight="normal" fo:font-family="'DejaVu Sans Mono'" style:font-family-asian="'DejaVu Sans Mono'" style:font-family-complex="'DejaVu Sans Mono'" fo:background-color="#2b2b2b" fo:color="#cc7832"/>
    </style:style>
    <style:style style:name="T2814" style:family="text">
      <style:text-properties fo:font-size="9.00pt" fo:font-weight="normal" fo:font-family="'DejaVu Sans Mono'" style:font-family-asian="'DejaVu Sans Mono'" style:font-family-complex="'DejaVu Sans Mono'" fo:background-color="#2b2b2b" fo:color="#a9b7c6"/>
    </style:style>
    <style:style style:name="T2815" style:family="text">
      <style:text-properties fo:font-size="10.00pt" fo:font-weight="normal" fo:font-family="'Liberation Mono'" style:font-family-asian="'Liberation Mono'" style:font-family-complex="'Liberation Mono'" fo:background-color="#2b2b2b" fo:color="#a9b7c6"/>
    </style:style>
    <style:style style:name="T2816" style:family="text">
      <style:text-properties fo:font-size="9.00pt" fo:font-weight="normal" fo:font-family="'DejaVu Sans Mono'" style:font-family-asian="'DejaVu Sans Mono'" style:font-family-complex="'DejaVu Sans Mono'" fo:background-color="#2b2b2b" fo:color="#a9b7c6"/>
    </style:style>
    <style:style style:name="T2817" style:family="text">
      <style:text-properties fo:font-size="9.00pt" fo:font-weight="normal" fo:font-family="'DejaVu Sans Mono'" style:font-family-asian="'DejaVu Sans Mono'" style:font-family-complex="'DejaVu Sans Mono'" fo:background-color="#2b2b2b" fo:color="#cc7832"/>
    </style:style>
    <style:style style:name="T2818" style:family="text">
      <style:text-properties fo:font-size="9.00pt" fo:font-weight="normal" fo:font-family="'DejaVu Sans Mono'" style:font-family-asian="'DejaVu Sans Mono'" style:font-family-complex="'DejaVu Sans Mono'" fo:background-color="#2b2b2b" fo:color="#a9b7c6"/>
    </style:style>
    <style:style style:name="T2819" style:family="text">
      <style:text-properties fo:font-size="9.00pt" fo:font-weight="normal" fo:font-family="'DejaVu Sans Mono'" style:font-family-asian="'DejaVu Sans Mono'" style:font-family-complex="'DejaVu Sans Mono'" fo:background-color="#2b2b2b" fo:color="#6a8759"/>
    </style:style>
    <style:style style:name="T2820" style:family="text">
      <style:text-properties fo:font-size="9.00pt" fo:font-weight="normal" fo:font-family="'DejaVu Sans Mono'" style:font-family-asian="'DejaVu Sans Mono'" style:font-family-complex="'DejaVu Sans Mono'" fo:background-color="#2b2b2b" fo:color="#a9b7c6"/>
    </style:style>
    <style:style style:name="T2821" style:family="text">
      <style:text-properties fo:font-size="10.00pt" fo:font-weight="normal" fo:font-family="'Liberation Mono'" style:font-family-asian="'Liberation Mono'" style:font-family-complex="'Liberation Mono'" fo:background-color="#2b2b2b" fo:color="#a9b7c6"/>
    </style:style>
    <style:style style:name="T2822" style:family="text">
      <style:text-properties fo:font-size="9.00pt" fo:font-weight="normal" fo:font-family="'DejaVu Sans Mono'" style:font-family-asian="'DejaVu Sans Mono'" style:font-family-complex="'DejaVu Sans Mono'" fo:background-color="#2b2b2b" fo:color="#8888c6"/>
    </style:style>
    <style:style style:name="T2823" style:family="text">
      <style:text-properties fo:font-size="9.00pt" fo:font-weight="normal" fo:font-family="'DejaVu Sans Mono'" style:font-family-asian="'DejaVu Sans Mono'" style:font-family-complex="'DejaVu Sans Mono'" fo:background-color="#2b2b2b" fo:color="#a9b7c6"/>
    </style:style>
    <style:style style:name="T2824" style:family="text">
      <style:text-properties fo:font-size="9.00pt" fo:font-weight="normal" fo:font-family="'DejaVu Sans Mono'" style:font-family-asian="'DejaVu Sans Mono'" style:font-family-complex="'DejaVu Sans Mono'" fo:background-color="#2b2b2b" fo:color="#6a8759"/>
    </style:style>
    <style:style style:name="T2825" style:family="text">
      <style:text-properties fo:font-size="9.00pt" fo:font-weight="normal" fo:font-family="'DejaVu Sans Mono'" style:font-family-asian="'DejaVu Sans Mono'" style:font-family-complex="'DejaVu Sans Mono'" fo:background-color="#2b2b2b" fo:color="#a9b7c6"/>
    </style:style>
    <style:style style:name="T2826" style:family="text">
      <style:text-properties fo:font-size="10.00pt" fo:font-weight="normal" fo:font-family="'Liberation Mono'" style:font-family-asian="'Liberation Mono'" style:font-family-complex="'Liberation Mono'" fo:background-color="#2b2b2b" fo:color="#a9b7c6"/>
    </style:style>
    <style:style style:name="T2827" style:family="text">
      <style:text-properties fo:font-size="9.00pt" fo:font-weight="normal" fo:font-family="'DejaVu Sans Mono'" style:font-family-asian="'DejaVu Sans Mono'" style:font-family-complex="'DejaVu Sans Mono'" fo:background-color="#2b2b2b" fo:color="#a9b7c6"/>
    </style:style>
    <style:style style:name="T2828" style:family="text">
      <style:text-properties fo:font-size="9.00pt" fo:font-weight="normal" fo:font-family="'DejaVu Sans Mono'" style:font-family-asian="'DejaVu Sans Mono'" style:font-family-complex="'DejaVu Sans Mono'" fo:background-color="#2b2b2b" fo:color="#6a8759"/>
    </style:style>
    <style:style style:name="T2829" style:family="text">
      <style:text-properties fo:font-size="9.00pt" fo:font-weight="normal" fo:font-family="'DejaVu Sans Mono'" style:font-family-asian="'DejaVu Sans Mono'" style:font-family-complex="'DejaVu Sans Mono'" fo:background-color="#2b2b2b" fo:color="#a9b7c6"/>
    </style:style>
    <style:style style:name="T2830" style:family="text">
      <style:text-properties fo:font-size="9.00pt" fo:font-weight="normal" fo:font-family="'DejaVu Sans Mono'" style:font-family-asian="'DejaVu Sans Mono'" style:font-family-complex="'DejaVu Sans Mono'" fo:background-color="#2b2b2b" fo:color="#cc7832"/>
    </style:style>
    <style:style style:name="T2831" style:family="text">
      <style:text-properties fo:font-size="9.00pt" fo:font-weight="normal" fo:font-family="'DejaVu Sans Mono'" style:font-family-asian="'DejaVu Sans Mono'" style:font-family-complex="'DejaVu Sans Mono'" fo:background-color="#2b2b2b" fo:color="#a9b7c6"/>
    </style:style>
    <style:style style:name="T2832" style:family="text">
      <style:text-properties fo:font-size="10.00pt" fo:font-weight="normal" fo:font-family="'Liberation Mono'" style:font-family-asian="'Liberation Mono'" style:font-family-complex="'Liberation Mono'" fo:background-color="#2b2b2b" fo:color="#a9b7c6"/>
    </style:style>
    <style:style style:name="T2833" style:family="text">
      <style:text-properties fo:font-size="9.00pt" fo:font-weight="normal" fo:font-family="'DejaVu Sans Mono'" style:font-family-asian="'DejaVu Sans Mono'" style:font-family-complex="'DejaVu Sans Mono'" fo:background-color="#2b2b2b" fo:color="#8888c6"/>
    </style:style>
    <style:style style:name="T2834" style:family="text">
      <style:text-properties fo:font-size="9.00pt" fo:font-weight="normal" fo:font-family="'DejaVu Sans Mono'" style:font-family-asian="'DejaVu Sans Mono'" style:font-family-complex="'DejaVu Sans Mono'" fo:background-color="#2b2b2b" fo:color="#a9b7c6"/>
    </style:style>
    <style:style style:name="T2835" style:family="text">
      <style:text-properties fo:font-size="9.00pt" fo:font-weight="normal" fo:font-family="'DejaVu Sans Mono'" style:font-family-asian="'DejaVu Sans Mono'" style:font-family-complex="'DejaVu Sans Mono'" fo:background-color="#2b2b2b" fo:color="#6a8759"/>
    </style:style>
    <style:style style:name="T2836" style:family="text">
      <style:text-properties fo:font-size="9.00pt" fo:font-weight="normal" fo:font-family="'DejaVu Sans Mono'" style:font-family-asian="'DejaVu Sans Mono'" style:font-family-complex="'DejaVu Sans Mono'" fo:background-color="#2b2b2b" fo:color="#a9b7c6"/>
    </style:style>
    <style:style style:name="T2837" style:family="text">
      <style:text-properties fo:font-size="10.00pt" fo:font-weight="normal" fo:font-family="'Liberation Mono'" style:font-family-asian="'Liberation Mono'" style:font-family-complex="'Liberation Mono'" fo:background-color="#2b2b2b" fo:color="#a9b7c6"/>
    </style:style>
    <style:style style:name="T2838" style:family="text">
      <style:text-properties fo:font-size="9.00pt" fo:font-weight="normal" fo:font-family="'DejaVu Sans Mono'" style:font-family-asian="'DejaVu Sans Mono'" style:font-family-complex="'DejaVu Sans Mono'" fo:background-color="#2b2b2b" fo:color="#a9b7c6"/>
    </style:style>
    <style:style style:name="T2839" style:family="text">
      <style:text-properties fo:font-size="9.00pt" fo:font-weight="normal" fo:font-family="'DejaVu Sans Mono'" style:font-family-asian="'DejaVu Sans Mono'" style:font-family-complex="'DejaVu Sans Mono'" fo:background-color="#2b2b2b" fo:color="#aa4926"/>
    </style:style>
    <style:style style:name="T2840" style:family="text">
      <style:text-properties fo:font-size="9.00pt" fo:font-weight="normal" fo:font-family="'DejaVu Sans Mono'" style:font-family-asian="'DejaVu Sans Mono'" style:font-family-complex="'DejaVu Sans Mono'" fo:background-color="#2b2b2b" fo:color="#a9b7c6"/>
    </style:style>
    <style:style style:name="T2841" style:family="text">
      <style:text-properties fo:font-size="9.00pt" fo:font-weight="normal" fo:font-family="'DejaVu Sans Mono'" style:font-family-asian="'DejaVu Sans Mono'" style:font-family-complex="'DejaVu Sans Mono'" fo:background-color="#2b2b2b" fo:color="#cc7832"/>
    </style:style>
    <style:style style:name="T2842" style:family="text">
      <style:text-properties fo:font-size="10.00pt" fo:font-weight="normal" fo:font-family="'Liberation Mono'" style:font-family-asian="'Liberation Mono'" style:font-family-complex="'Liberation Mono'" fo:background-color="#2b2b2b" fo:color="#cc7832"/>
    </style:style>
    <style:style style:name="T2843" style:family="text">
      <style:text-properties fo:font-size="9.00pt" fo:font-weight="normal" fo:font-family="'DejaVu Sans Mono'" style:font-family-asian="'DejaVu Sans Mono'" style:font-family-complex="'DejaVu Sans Mono'" fo:background-color="#2b2b2b" fo:color="#aa4926"/>
    </style:style>
    <style:style style:name="T2844" style:family="text">
      <style:text-properties fo:font-size="9.00pt" fo:font-weight="normal" fo:font-family="'DejaVu Sans Mono'" style:font-family-asian="'DejaVu Sans Mono'" style:font-family-complex="'DejaVu Sans Mono'" fo:background-color="#2b2b2b" fo:color="#a9b7c6"/>
    </style:style>
    <style:style style:name="T2845" style:family="text">
      <style:text-properties fo:font-size="9.00pt" fo:font-weight="normal" fo:font-family="'DejaVu Sans Mono'" style:font-family-asian="'DejaVu Sans Mono'" style:font-family-complex="'DejaVu Sans Mono'" fo:background-color="#2b2b2b" fo:color="#6897bb"/>
    </style:style>
    <style:style style:name="T2846" style:family="text">
      <style:text-properties fo:font-size="9.00pt" fo:font-weight="normal" fo:font-family="'DejaVu Sans Mono'" style:font-family-asian="'DejaVu Sans Mono'" style:font-family-complex="'DejaVu Sans Mono'" fo:background-color="#2b2b2b" fo:color="#cc7832"/>
    </style:style>
    <style:style style:name="T2847" style:family="text">
      <style:text-properties fo:font-size="9.00pt" fo:font-weight="normal" fo:font-family="'DejaVu Sans Mono'" style:font-family-asian="'DejaVu Sans Mono'" style:font-family-complex="'DejaVu Sans Mono'" fo:background-color="#2b2b2b" fo:color="#aa4926"/>
    </style:style>
    <style:style style:name="T2848" style:family="text">
      <style:text-properties fo:font-size="9.00pt" fo:font-weight="normal" fo:font-family="'DejaVu Sans Mono'" style:font-family-asian="'DejaVu Sans Mono'" style:font-family-complex="'DejaVu Sans Mono'" fo:background-color="#2b2b2b" fo:color="#a9b7c6"/>
    </style:style>
    <style:style style:name="T2849" style:family="text">
      <style:text-properties fo:font-size="9.00pt" fo:font-weight="normal" fo:font-family="'DejaVu Sans Mono'" style:font-family-asian="'DejaVu Sans Mono'" style:font-family-complex="'DejaVu Sans Mono'" fo:background-color="#2b2b2b" fo:color="#6897bb"/>
    </style:style>
    <style:style style:name="T2850" style:family="text">
      <style:text-properties fo:font-size="9.00pt" fo:font-weight="normal" fo:font-family="'DejaVu Sans Mono'" style:font-family-asian="'DejaVu Sans Mono'" style:font-family-complex="'DejaVu Sans Mono'" fo:background-color="#2b2b2b" fo:color="#cc7832"/>
    </style:style>
    <style:style style:name="T2851" style:family="text">
      <style:text-properties fo:font-size="9.00pt" fo:font-weight="normal" fo:font-family="'DejaVu Sans Mono'" style:font-family-asian="'DejaVu Sans Mono'" style:font-family-complex="'DejaVu Sans Mono'" fo:background-color="#2b2b2b" fo:color="#808080"/>
    </style:style>
    <style:style style:name="T2852" style:family="text">
      <style:text-properties fo:font-size="10.00pt" fo:font-weight="normal" fo:font-family="'Liberation Mono'" style:font-family-asian="'Liberation Mono'" style:font-family-complex="'Liberation Mono'" fo:background-color="#2b2b2b" fo:color="#808080"/>
    </style:style>
    <style:style style:name="T2853" style:family="text">
      <style:text-properties fo:font-size="9.00pt" fo:font-weight="normal" fo:font-family="'DejaVu Sans Mono'" style:font-family-asian="'DejaVu Sans Mono'" style:font-family-complex="'DejaVu Sans Mono'" fo:background-color="#2b2b2b" fo:color="#aa4926"/>
    </style:style>
    <style:style style:name="T2854" style:family="text">
      <style:text-properties fo:font-size="9.00pt" fo:font-weight="normal" fo:font-family="'DejaVu Sans Mono'" style:font-family-asian="'DejaVu Sans Mono'" style:font-family-complex="'DejaVu Sans Mono'" fo:background-color="#2b2b2b" fo:color="#a9b7c6"/>
    </style:style>
    <style:style style:name="T2855" style:family="text">
      <style:text-properties fo:font-size="9.00pt" fo:font-weight="normal" fo:font-family="'DejaVu Sans Mono'" style:font-family-asian="'DejaVu Sans Mono'" style:font-family-complex="'DejaVu Sans Mono'" fo:background-color="#2b2b2b" fo:color="#6897bb"/>
    </style:style>
    <style:style style:name="T2856" style:family="text">
      <style:text-properties fo:font-size="9.00pt" fo:font-weight="normal" fo:font-family="'DejaVu Sans Mono'" style:font-family-asian="'DejaVu Sans Mono'" style:font-family-complex="'DejaVu Sans Mono'" fo:background-color="#2b2b2b" fo:color="#cc7832"/>
    </style:style>
    <style:style style:name="T2857" style:family="text">
      <style:text-properties fo:font-size="10.00pt" fo:font-weight="normal" fo:font-family="'Liberation Mono'" style:font-family-asian="'Liberation Mono'" style:font-family-complex="'Liberation Mono'" fo:background-color="#2b2b2b" fo:color="#cc7832"/>
    </style:style>
    <style:style style:name="T2858" style:family="text">
      <style:text-properties fo:font-size="9.00pt" fo:font-weight="normal" fo:font-family="'DejaVu Sans Mono'" style:font-family-asian="'DejaVu Sans Mono'" style:font-family-complex="'DejaVu Sans Mono'" fo:background-color="#2b2b2b" fo:color="#aa4926"/>
    </style:style>
    <style:style style:name="T2859" style:family="text">
      <style:text-properties fo:font-size="9.00pt" fo:font-weight="normal" fo:font-family="'DejaVu Sans Mono'" style:font-family-asian="'DejaVu Sans Mono'" style:font-family-complex="'DejaVu Sans Mono'" fo:background-color="#2b2b2b" fo:color="#a9b7c6"/>
    </style:style>
    <style:style style:name="T2860" style:family="text">
      <style:text-properties fo:font-size="9.00pt" fo:font-weight="normal" fo:font-family="'DejaVu Sans Mono'" style:font-family-asian="'DejaVu Sans Mono'" style:font-family-complex="'DejaVu Sans Mono'" fo:background-color="#2b2b2b" fo:color="#6897bb"/>
    </style:style>
    <style:style style:name="T2861" style:family="text">
      <style:text-properties fo:font-size="9.00pt" fo:font-weight="normal" fo:font-family="'DejaVu Sans Mono'" style:font-family-asian="'DejaVu Sans Mono'" style:font-family-complex="'DejaVu Sans Mono'" fo:background-color="#2b2b2b" fo:color="#cc7832"/>
    </style:style>
    <style:style style:name="T2862" style:family="text">
      <style:text-properties fo:font-size="9.00pt" fo:font-weight="normal" fo:font-family="'DejaVu Sans Mono'" style:font-family-asian="'DejaVu Sans Mono'" style:font-family-complex="'DejaVu Sans Mono'" fo:background-color="#2b2b2b" fo:color="#aa4926"/>
    </style:style>
    <style:style style:name="T2863" style:family="text">
      <style:text-properties fo:font-size="9.00pt" fo:font-weight="normal" fo:font-family="'DejaVu Sans Mono'" style:font-family-asian="'DejaVu Sans Mono'" style:font-family-complex="'DejaVu Sans Mono'" fo:background-color="#2b2b2b" fo:color="#a9b7c6"/>
    </style:style>
    <style:style style:name="T2864" style:family="text">
      <style:text-properties fo:font-size="9.00pt" fo:font-weight="normal" fo:font-family="'DejaVu Sans Mono'" style:font-family-asian="'DejaVu Sans Mono'" style:font-family-complex="'DejaVu Sans Mono'" fo:background-color="#2b2b2b" fo:color="#6897bb"/>
    </style:style>
    <style:style style:name="T2865" style:family="text">
      <style:text-properties fo:font-size="9.00pt" fo:font-weight="normal" fo:font-family="'DejaVu Sans Mono'" style:font-family-asian="'DejaVu Sans Mono'" style:font-family-complex="'DejaVu Sans Mono'" fo:background-color="#2b2b2b" fo:color="#cc7832"/>
    </style:style>
    <style:style style:name="T2866" style:family="text">
      <style:text-properties fo:font-size="10.00pt" fo:font-weight="normal" fo:font-family="'Liberation Mono'" style:font-family-asian="'Liberation Mono'" style:font-family-complex="'Liberation Mono'" fo:background-color="#2b2b2b" fo:color="#cc7832"/>
    </style:style>
    <style:style style:name="T2867" style:family="text">
      <style:text-properties fo:font-size="9.00pt" fo:font-weight="normal" fo:font-family="'DejaVu Sans Mono'" style:font-family-asian="'DejaVu Sans Mono'" style:font-family-complex="'DejaVu Sans Mono'" fo:background-color="#2b2b2b" fo:color="#aa4926"/>
    </style:style>
    <style:style style:name="T2868" style:family="text">
      <style:text-properties fo:font-size="9.00pt" fo:font-weight="normal" fo:font-family="'DejaVu Sans Mono'" style:font-family-asian="'DejaVu Sans Mono'" style:font-family-complex="'DejaVu Sans Mono'" fo:background-color="#2b2b2b" fo:color="#a9b7c6"/>
    </style:style>
    <style:style style:name="T2869" style:family="text">
      <style:text-properties fo:font-size="9.00pt" fo:font-weight="normal" fo:font-family="'DejaVu Sans Mono'" style:font-family-asian="'DejaVu Sans Mono'" style:font-family-complex="'DejaVu Sans Mono'" fo:background-color="#2b2b2b" fo:color="#6897bb"/>
    </style:style>
    <style:style style:name="T2870" style:family="text">
      <style:text-properties fo:font-size="9.00pt" fo:font-weight="normal" fo:font-family="'DejaVu Sans Mono'" style:font-family-asian="'DejaVu Sans Mono'" style:font-family-complex="'DejaVu Sans Mono'" fo:background-color="#2b2b2b" fo:color="#cc7832"/>
    </style:style>
    <style:style style:name="T2871" style:family="text">
      <style:text-properties fo:font-size="9.00pt" fo:font-weight="normal" fo:font-family="'DejaVu Sans Mono'" style:font-family-asian="'DejaVu Sans Mono'" style:font-family-complex="'DejaVu Sans Mono'" fo:background-color="#2b2b2b" fo:color="#aa4926"/>
    </style:style>
    <style:style style:name="T2872" style:family="text">
      <style:text-properties fo:font-size="9.00pt" fo:font-weight="normal" fo:font-family="'DejaVu Sans Mono'" style:font-family-asian="'DejaVu Sans Mono'" style:font-family-complex="'DejaVu Sans Mono'" fo:background-color="#2b2b2b" fo:color="#a9b7c6"/>
    </style:style>
    <style:style style:name="T2873" style:family="text">
      <style:text-properties fo:font-size="9.00pt" fo:font-weight="normal" fo:font-family="'DejaVu Sans Mono'" style:font-family-asian="'DejaVu Sans Mono'" style:font-family-complex="'DejaVu Sans Mono'" fo:background-color="#2b2b2b" fo:color="#6897bb"/>
    </style:style>
    <style:style style:name="T2874" style:family="text">
      <style:text-properties fo:font-size="9.00pt" fo:font-weight="normal" fo:font-family="'DejaVu Sans Mono'" style:font-family-asian="'DejaVu Sans Mono'" style:font-family-complex="'DejaVu Sans Mono'" fo:background-color="#2b2b2b" fo:color="#cc7832"/>
    </style:style>
    <style:style style:name="T2875" style:family="text">
      <style:text-properties fo:font-size="9.00pt" fo:font-weight="normal" fo:font-family="'DejaVu Sans Mono'" style:font-family-asian="'DejaVu Sans Mono'" style:font-family-complex="'DejaVu Sans Mono'" fo:background-color="#2b2b2b" fo:color="#aa4926"/>
    </style:style>
    <style:style style:name="T2876" style:family="text">
      <style:text-properties fo:font-size="9.00pt" fo:font-weight="normal" fo:font-family="'DejaVu Sans Mono'" style:font-family-asian="'DejaVu Sans Mono'" style:font-family-complex="'DejaVu Sans Mono'" fo:background-color="#2b2b2b" fo:color="#a9b7c6"/>
    </style:style>
    <style:style style:name="T2877" style:family="text">
      <style:text-properties fo:font-size="9.00pt" fo:font-weight="normal" fo:font-family="'DejaVu Sans Mono'" style:font-family-asian="'DejaVu Sans Mono'" style:font-family-complex="'DejaVu Sans Mono'" fo:background-color="#2b2b2b" fo:color="#6897bb"/>
    </style:style>
    <style:style style:name="T2878" style:family="text">
      <style:text-properties fo:font-size="9.00pt" fo:font-weight="normal" fo:font-family="'DejaVu Sans Mono'" style:font-family-asian="'DejaVu Sans Mono'" style:font-family-complex="'DejaVu Sans Mono'" fo:background-color="#2b2b2b" fo:color="#cc7832"/>
    </style:style>
    <style:style style:name="T2879" style:family="text">
      <style:text-properties fo:font-size="9.00pt" fo:font-weight="normal" fo:font-family="'DejaVu Sans Mono'" style:font-family-asian="'DejaVu Sans Mono'" style:font-family-complex="'DejaVu Sans Mono'" fo:background-color="#2b2b2b" fo:color="#808080"/>
    </style:style>
    <style:style style:name="T2880" style:family="text">
      <style:text-properties fo:font-size="10.00pt" fo:font-weight="normal" fo:font-family="'Liberation Mono'" style:font-family-asian="'Liberation Mono'" style:font-family-complex="'Liberation Mono'" fo:background-color="#2b2b2b" fo:color="#808080"/>
    </style:style>
    <style:style style:name="T2881" style:family="text">
      <style:text-properties fo:font-size="9.00pt" fo:font-weight="normal" fo:font-family="'DejaVu Sans Mono'" style:font-family-asian="'DejaVu Sans Mono'" style:font-family-complex="'DejaVu Sans Mono'" fo:background-color="#2b2b2b" fo:color="#aa4926"/>
    </style:style>
    <style:style style:name="T2882" style:family="text">
      <style:text-properties fo:font-size="9.00pt" fo:font-weight="normal" fo:font-family="'DejaVu Sans Mono'" style:font-family-asian="'DejaVu Sans Mono'" style:font-family-complex="'DejaVu Sans Mono'" fo:background-color="#2b2b2b" fo:color="#a9b7c6"/>
    </style:style>
    <style:style style:name="T2883" style:family="text">
      <style:text-properties fo:font-size="9.00pt" fo:font-weight="normal" fo:font-family="'DejaVu Sans Mono'" style:font-family-asian="'DejaVu Sans Mono'" style:font-family-complex="'DejaVu Sans Mono'" fo:background-color="#2b2b2b" fo:color="#6897bb"/>
    </style:style>
    <style:style style:name="T2884" style:family="text">
      <style:text-properties fo:font-size="9.00pt" fo:font-weight="normal" fo:font-family="'DejaVu Sans Mono'" style:font-family-asian="'DejaVu Sans Mono'" style:font-family-complex="'DejaVu Sans Mono'" fo:background-color="#2b2b2b" fo:color="#cc7832"/>
    </style:style>
    <style:style style:name="T2885" style:family="text">
      <style:text-properties fo:font-size="10.00pt" fo:font-weight="normal" fo:font-family="'Liberation Mono'" style:font-family-asian="'Liberation Mono'" style:font-family-complex="'Liberation Mono'" fo:background-color="#2b2b2b" fo:color="#cc7832"/>
    </style:style>
    <style:style style:name="T2886" style:family="text">
      <style:text-properties fo:font-size="9.00pt" fo:font-weight="normal" fo:font-family="'DejaVu Sans Mono'" style:font-family-asian="'DejaVu Sans Mono'" style:font-family-complex="'DejaVu Sans Mono'" fo:background-color="#2b2b2b" fo:color="#aa4926"/>
    </style:style>
    <style:style style:name="T2887" style:family="text">
      <style:text-properties fo:font-size="9.00pt" fo:font-weight="normal" fo:font-family="'DejaVu Sans Mono'" style:font-family-asian="'DejaVu Sans Mono'" style:font-family-complex="'DejaVu Sans Mono'" fo:background-color="#2b2b2b" fo:color="#a9b7c6"/>
    </style:style>
    <style:style style:name="T2888" style:family="text">
      <style:text-properties fo:font-size="9.00pt" fo:font-weight="normal" fo:font-family="'DejaVu Sans Mono'" style:font-family-asian="'DejaVu Sans Mono'" style:font-family-complex="'DejaVu Sans Mono'" fo:background-color="#2b2b2b" fo:color="#6897bb"/>
    </style:style>
    <style:style style:name="T2889" style:family="text">
      <style:text-properties fo:font-size="9.00pt" fo:font-weight="normal" fo:font-family="'DejaVu Sans Mono'" style:font-family-asian="'DejaVu Sans Mono'" style:font-family-complex="'DejaVu Sans Mono'" fo:background-color="#2b2b2b" fo:color="#a9b7c6"/>
    </style:style>
    <style:style style:name="T2890" style:family="text">
      <style:text-properties fo:font-size="10.00pt" fo:font-weight="normal" fo:font-family="'Liberation Mono'" style:font-family-asian="'Liberation Mono'" style:font-family-complex="'Liberation Mono'" fo:background-color="#2b2b2b" fo:color="#a9b7c6"/>
    </style:style>
    <style:style style:name="T2891" style:family="text">
      <style:text-properties fo:font-size="9.00pt" fo:font-weight="normal" fo:font-family="'DejaVu Sans Mono'" style:font-family-asian="'DejaVu Sans Mono'" style:font-family-complex="'DejaVu Sans Mono'" fo:background-color="#2b2b2b" fo:color="#a9b7c6"/>
    </style:style>
    <style:style style:name="T2892" style:family="text">
      <style:text-properties fo:font-size="9.00pt" fo:font-weight="normal" fo:font-family="'DejaVu Sans Mono'" style:font-family-asian="'DejaVu Sans Mono'" style:font-family-complex="'DejaVu Sans Mono'" fo:background-color="#2b2b2b" fo:color="#6a8759"/>
    </style:style>
    <style:style style:name="T2893" style:family="text">
      <style:text-properties fo:font-size="9.00pt" fo:font-weight="normal" fo:font-family="'DejaVu Sans Mono'" style:font-family-asian="'DejaVu Sans Mono'" style:font-family-complex="'DejaVu Sans Mono'" fo:background-color="#2b2b2b" fo:color="#a9b7c6"/>
    </style:style>
    <style:style style:name="T2894" style:family="text">
      <style:text-properties fo:font-size="9.00pt" fo:font-weight="normal" fo:font-family="'DejaVu Sans Mono'" style:font-family-asian="'DejaVu Sans Mono'" style:font-family-complex="'DejaVu Sans Mono'" fo:background-color="#2b2b2b" fo:color="#cc7832"/>
    </style:style>
    <style:style style:name="T2895" style:family="text">
      <style:text-properties fo:font-size="9.00pt" fo:font-weight="normal" fo:font-family="'DejaVu Sans Mono'" style:font-family-asian="'DejaVu Sans Mono'" style:font-family-complex="'DejaVu Sans Mono'" fo:background-color="#2b2b2b" fo:color="#a9b7c6"/>
    </style:style>
    <style:style style:name="T2896" style:family="text">
      <style:text-properties fo:font-size="9.00pt" fo:font-weight="normal" fo:font-family="'DejaVu Sans Mono'" style:font-family-asian="'DejaVu Sans Mono'" style:font-family-complex="'DejaVu Sans Mono'" fo:background-color="#2b2b2b" fo:color="#cc7832"/>
    </style:style>
    <style:style style:name="T2897" style:family="text">
      <style:text-properties fo:font-size="9.00pt" fo:font-weight="normal" fo:font-family="'DejaVu Sans Mono'" style:font-family-asian="'DejaVu Sans Mono'" style:font-family-complex="'DejaVu Sans Mono'" fo:background-color="#2b2b2b" fo:color="#a9b7c6"/>
    </style:style>
    <style:style style:name="T2898" style:family="text">
      <style:text-properties fo:font-size="10.00pt" fo:font-weight="normal" fo:font-family="'Liberation Mono'" style:font-family-asian="'Liberation Mono'" style:font-family-complex="'Liberation Mono'" fo:background-color="#2b2b2b" fo:color="#a9b7c6"/>
    </style:style>
    <style:style style:name="T2899" style:family="text">
      <style:text-properties fo:font-size="9.00pt" fo:font-weight="normal" fo:font-family="'DejaVu Sans Mono'" style:font-family-asian="'DejaVu Sans Mono'" style:font-family-complex="'DejaVu Sans Mono'" fo:background-color="#2b2b2b" fo:color="#a9b7c6"/>
    </style:style>
    <style:style style:name="T2900" style:family="text">
      <style:text-properties fo:font-size="9.00pt" fo:font-weight="normal" fo:font-family="'DejaVu Sans Mono'" style:font-family-asian="'DejaVu Sans Mono'" style:font-family-complex="'DejaVu Sans Mono'" fo:background-color="#2b2b2b" fo:color="#cc7832"/>
    </style:style>
    <style:style style:name="T2901" style:family="text">
      <style:text-properties fo:font-size="9.00pt" fo:font-weight="normal" fo:font-family="'DejaVu Sans Mono'" style:font-family-asian="'DejaVu Sans Mono'" style:font-family-complex="'DejaVu Sans Mono'" fo:background-color="#2b2b2b" fo:color="#a9b7c6"/>
    </style:style>
    <style:style style:name="T2902" style:family="text">
      <style:text-properties fo:font-size="9.00pt" fo:font-weight="normal" fo:font-family="'DejaVu Sans Mono'" style:font-family-asian="'DejaVu Sans Mono'" style:font-family-complex="'DejaVu Sans Mono'" fo:background-color="#2b2b2b" fo:color="#cc7832"/>
    </style:style>
    <style:style style:name="T2903" style:family="text">
      <style:text-properties fo:font-size="9.00pt" fo:font-weight="normal" fo:font-family="'DejaVu Sans Mono'" style:font-family-asian="'DejaVu Sans Mono'" style:font-family-complex="'DejaVu Sans Mono'" fo:background-color="#2b2b2b" fo:color="#a9b7c6"/>
    </style:style>
    <style:style style:name="T2904" style:family="text">
      <style:text-properties fo:font-size="9.00pt" fo:font-weight="normal" fo:font-family="'DejaVu Sans Mono'" style:font-family-asian="'DejaVu Sans Mono'" style:font-family-complex="'DejaVu Sans Mono'" fo:background-color="#2b2b2b" fo:color="#cc7832"/>
    </style:style>
    <style:style style:name="T2905" style:family="text">
      <style:text-properties fo:font-size="9.00pt" fo:font-weight="normal" fo:font-family="'DejaVu Sans Mono'" style:font-family-asian="'DejaVu Sans Mono'" style:font-family-complex="'DejaVu Sans Mono'" fo:background-color="#2b2b2b" fo:color="#a9b7c6"/>
    </style:style>
    <style:style style:name="T2906" style:family="text">
      <style:text-properties fo:font-size="9.00pt" fo:font-weight="normal" fo:font-family="'DejaVu Sans Mono'" style:font-family-asian="'DejaVu Sans Mono'" style:font-family-complex="'DejaVu Sans Mono'" fo:background-color="#2b2b2b" fo:color="#cc7832"/>
    </style:style>
    <style:style style:name="T2907" style:family="text">
      <style:text-properties fo:font-size="9.00pt" fo:font-weight="normal" fo:font-family="'DejaVu Sans Mono'" style:font-family-asian="'DejaVu Sans Mono'" style:font-family-complex="'DejaVu Sans Mono'" fo:background-color="#2b2b2b" fo:color="#a9b7c6"/>
    </style:style>
    <style:style style:name="T2908" style:family="text">
      <style:text-properties fo:font-size="10.00pt" fo:font-weight="normal" fo:font-family="'Liberation Mono'" style:font-family-asian="'Liberation Mono'" style:font-family-complex="'Liberation Mono'" fo:background-color="#2b2b2b" fo:color="#a9b7c6"/>
    </style:style>
    <style:style style:name="T2909" style:family="text">
      <style:text-properties fo:font-size="9.00pt" fo:font-weight="normal" fo:font-family="'DejaVu Sans Mono'" style:font-family-asian="'DejaVu Sans Mono'" style:font-family-complex="'DejaVu Sans Mono'" fo:background-color="#2b2b2b" fo:color="#a9b7c6"/>
    </style:style>
    <style:style style:name="T2910" style:family="text">
      <style:text-properties fo:font-size="9.00pt" fo:font-weight="normal" fo:font-family="'DejaVu Sans Mono'" style:font-family-asian="'DejaVu Sans Mono'" style:font-family-complex="'DejaVu Sans Mono'" fo:background-color="#2b2b2b" fo:color="#cc7832"/>
    </style:style>
    <style:style style:name="T2911" style:family="text">
      <style:text-properties fo:font-size="9.00pt" fo:font-weight="normal" fo:font-family="'DejaVu Sans Mono'" style:font-family-asian="'DejaVu Sans Mono'" style:font-family-complex="'DejaVu Sans Mono'" fo:background-color="#2b2b2b" fo:color="#aa4926"/>
    </style:style>
    <style:style style:name="T2912" style:family="text">
      <style:text-properties fo:font-size="9.00pt" fo:font-weight="normal" fo:font-family="'DejaVu Sans Mono'" style:font-family-asian="'DejaVu Sans Mono'" style:font-family-complex="'DejaVu Sans Mono'" fo:background-color="#2b2b2b" fo:color="#a9b7c6"/>
    </style:style>
    <style:style style:name="T2913" style:family="text">
      <style:text-properties fo:font-size="9.00pt" fo:font-weight="normal" fo:font-family="'DejaVu Sans Mono'" style:font-family-asian="'DejaVu Sans Mono'" style:font-family-complex="'DejaVu Sans Mono'" fo:background-color="#2b2b2b" fo:color="#6897bb"/>
    </style:style>
    <style:style style:name="T2914" style:family="text">
      <style:text-properties fo:font-size="9.00pt" fo:font-weight="normal" fo:font-family="'DejaVu Sans Mono'" style:font-family-asian="'DejaVu Sans Mono'" style:font-family-complex="'DejaVu Sans Mono'" fo:background-color="#2b2b2b" fo:color="#a9b7c6"/>
    </style:style>
    <style:style style:name="T2915" style:family="text">
      <style:text-properties fo:font-size="10.00pt" fo:font-weight="normal" fo:font-family="'Liberation Mono'" style:font-family-asian="'Liberation Mono'" style:font-family-complex="'Liberation Mono'" fo:background-color="#2b2b2b" fo:color="#a9b7c6"/>
    </style:style>
    <style:style style:name="T2916" style:family="text">
      <style:text-properties fo:font-size="9.00pt" fo:font-weight="normal" fo:font-family="'DejaVu Sans Mono'" style:font-family-asian="'DejaVu Sans Mono'" style:font-family-complex="'DejaVu Sans Mono'" fo:background-color="#2b2b2b" fo:color="#a9b7c6"/>
    </style:style>
    <style:style style:name="T2917" style:family="text">
      <style:text-properties fo:font-size="9.00pt" fo:font-weight="normal" fo:font-family="'DejaVu Sans Mono'" style:font-family-asian="'DejaVu Sans Mono'" style:font-family-complex="'DejaVu Sans Mono'" fo:background-color="#2b2b2b" fo:color="#808080"/>
    </style:style>
    <style:style style:name="T2918" style:family="text">
      <style:text-properties fo:font-size="9.00pt" fo:font-weight="normal" fo:font-family="'DejaVu Sans Mono'" style:font-family-asian="'DejaVu Sans Mono'" style:font-family-complex="'DejaVu Sans Mono'" fo:background-color="#2b2b2b" fo:color="#a9b7c6"/>
    </style:style>
    <style:style style:name="T2919" style:family="text">
      <style:text-properties fo:font-size="9.00pt" fo:font-weight="normal" fo:font-family="'DejaVu Sans Mono'" style:font-family-asian="'DejaVu Sans Mono'" style:font-family-complex="'DejaVu Sans Mono'" fo:background-color="#2b2b2b" fo:color="#aa4926"/>
    </style:style>
    <style:style style:name="T2920" style:family="text">
      <style:text-properties fo:font-size="9.00pt" fo:font-weight="normal" fo:font-family="'DejaVu Sans Mono'" style:font-family-asian="'DejaVu Sans Mono'" style:font-family-complex="'DejaVu Sans Mono'" fo:background-color="#2b2b2b" fo:color="#a9b7c6"/>
    </style:style>
    <style:style style:name="T2921" style:family="text">
      <style:text-properties fo:font-size="9.00pt" fo:font-weight="normal" fo:font-family="'DejaVu Sans Mono'" style:font-family-asian="'DejaVu Sans Mono'" style:font-family-complex="'DejaVu Sans Mono'" fo:background-color="#2b2b2b" fo:color="#6a8759"/>
    </style:style>
    <style:style style:name="T2922" style:family="text">
      <style:text-properties fo:font-size="9.00pt" fo:font-weight="normal" fo:font-family="'DejaVu Sans Mono'" style:font-family-asian="'DejaVu Sans Mono'" style:font-family-complex="'DejaVu Sans Mono'" fo:background-color="#2b2b2b" fo:color="#cc7832"/>
    </style:style>
    <style:style style:name="T2923" style:family="text">
      <style:text-properties fo:font-size="9.00pt" fo:font-weight="normal" fo:font-family="'DejaVu Sans Mono'" style:font-family-asian="'DejaVu Sans Mono'" style:font-family-complex="'DejaVu Sans Mono'" fo:background-color="#2b2b2b" fo:color="#aa4926"/>
    </style:style>
    <style:style style:name="T2924" style:family="text">
      <style:text-properties fo:font-size="9.00pt" fo:font-weight="normal" fo:font-family="'DejaVu Sans Mono'" style:font-family-asian="'DejaVu Sans Mono'" style:font-family-complex="'DejaVu Sans Mono'" fo:background-color="#2b2b2b" fo:color="#a9b7c6"/>
    </style:style>
    <style:style style:name="T2925" style:family="text">
      <style:text-properties fo:font-size="9.00pt" fo:font-weight="normal" fo:font-family="'DejaVu Sans Mono'" style:font-family-asian="'DejaVu Sans Mono'" style:font-family-complex="'DejaVu Sans Mono'" fo:background-color="#2b2b2b" fo:color="#6a8759"/>
    </style:style>
    <style:style style:name="T2926" style:family="text">
      <style:text-properties fo:font-size="9.00pt" fo:font-weight="normal" fo:font-family="'DejaVu Sans Mono'" style:font-family-asian="'DejaVu Sans Mono'" style:font-family-complex="'DejaVu Sans Mono'" fo:background-color="#2b2b2b" fo:color="#cc7832"/>
    </style:style>
    <style:style style:name="T2927" style:family="text">
      <style:text-properties fo:font-size="9.00pt" fo:font-weight="normal" fo:font-family="'DejaVu Sans Mono'" style:font-family-asian="'DejaVu Sans Mono'" style:font-family-complex="'DejaVu Sans Mono'" fo:background-color="#2b2b2b" fo:color="#aa4926"/>
    </style:style>
    <style:style style:name="T2928" style:family="text">
      <style:text-properties fo:font-size="9.00pt" fo:font-weight="normal" fo:font-family="'DejaVu Sans Mono'" style:font-family-asian="'DejaVu Sans Mono'" style:font-family-complex="'DejaVu Sans Mono'" fo:background-color="#2b2b2b" fo:color="#a9b7c6"/>
    </style:style>
    <style:style style:name="T2929" style:family="text">
      <style:text-properties fo:font-size="9.00pt" fo:font-weight="normal" fo:font-family="'DejaVu Sans Mono'" style:font-family-asian="'DejaVu Sans Mono'" style:font-family-complex="'DejaVu Sans Mono'" fo:background-color="#2b2b2b" fo:color="#6897bb"/>
    </style:style>
    <style:style style:name="T2930" style:family="text">
      <style:text-properties fo:font-size="9.00pt" fo:font-weight="normal" fo:font-family="'DejaVu Sans Mono'" style:font-family-asian="'DejaVu Sans Mono'" style:font-family-complex="'DejaVu Sans Mono'" fo:background-color="#2b2b2b" fo:color="#cc7832"/>
    </style:style>
    <style:style style:name="T2931" style:family="text">
      <style:text-properties fo:font-size="9.00pt" fo:font-weight="normal" fo:font-family="'DejaVu Sans Mono'" style:font-family-asian="'DejaVu Sans Mono'" style:font-family-complex="'DejaVu Sans Mono'" fo:background-color="#2b2b2b" fo:color="#aa4926"/>
    </style:style>
    <style:style style:name="T2932" style:family="text">
      <style:text-properties fo:font-size="9.00pt" fo:font-weight="normal" fo:font-family="'DejaVu Sans Mono'" style:font-family-asian="'DejaVu Sans Mono'" style:font-family-complex="'DejaVu Sans Mono'" fo:background-color="#2b2b2b" fo:color="#a9b7c6"/>
    </style:style>
    <style:style style:name="T2933" style:family="text">
      <style:text-properties fo:font-size="9.00pt" fo:font-weight="normal" fo:font-family="'DejaVu Sans Mono'" style:font-family-asian="'DejaVu Sans Mono'" style:font-family-complex="'DejaVu Sans Mono'" fo:background-color="#2b2b2b" fo:color="#cc7832"/>
    </style:style>
    <style:style style:name="T2934" style:family="text">
      <style:text-properties fo:font-size="9.00pt" fo:font-weight="normal" fo:font-family="'DejaVu Sans Mono'" style:font-family-asian="'DejaVu Sans Mono'" style:font-family-complex="'DejaVu Sans Mono'" fo:background-color="#2b2b2b" fo:color="#aa4926"/>
    </style:style>
    <style:style style:name="T2935" style:family="text">
      <style:text-properties fo:font-size="9.00pt" fo:font-weight="normal" fo:font-family="'DejaVu Sans Mono'" style:font-family-asian="'DejaVu Sans Mono'" style:font-family-complex="'DejaVu Sans Mono'" fo:background-color="#2b2b2b" fo:color="#a9b7c6"/>
    </style:style>
    <style:style style:name="T2936" style:family="text">
      <style:text-properties fo:font-size="9.00pt" fo:font-weight="normal" fo:font-family="'DejaVu Sans Mono'" style:font-family-asian="'DejaVu Sans Mono'" style:font-family-complex="'DejaVu Sans Mono'" fo:background-color="#2b2b2b" fo:color="#6897bb"/>
    </style:style>
    <style:style style:name="T2937" style:family="text">
      <style:text-properties fo:font-size="9.00pt" fo:font-weight="normal" fo:font-family="'DejaVu Sans Mono'" style:font-family-asian="'DejaVu Sans Mono'" style:font-family-complex="'DejaVu Sans Mono'" fo:background-color="#2b2b2b" fo:color="#a9b7c6"/>
    </style:style>
    <style:style style:name="T2938" style:family="text">
      <style:text-properties fo:font-size="9.00pt" fo:font-weight="normal" fo:font-family="'DejaVu Sans Mono'" style:font-family-asian="'DejaVu Sans Mono'" style:font-family-complex="'DejaVu Sans Mono'" fo:background-color="#2b2b2b" fo:color="#cc7832"/>
    </style:style>
    <style:style style:name="T2939" style:family="text">
      <style:text-properties fo:font-size="9.00pt" fo:font-weight="normal" fo:font-family="'DejaVu Sans Mono'" style:font-family-asian="'DejaVu Sans Mono'" style:font-family-complex="'DejaVu Sans Mono'" fo:background-color="#2b2b2b" fo:color="#a9b7c6"/>
    </style:style>
    <style:style style:name="T2940" style:family="text">
      <style:text-properties fo:font-size="9.00pt" fo:font-weight="normal" fo:font-family="'DejaVu Sans Mono'" style:font-family-asian="'DejaVu Sans Mono'" style:font-family-complex="'DejaVu Sans Mono'" fo:background-color="#2b2b2b" fo:color="#cc7832"/>
    </style:style>
    <style:style style:name="T2941" style:family="text">
      <style:text-properties fo:font-size="9.00pt" fo:font-weight="normal" fo:font-family="'DejaVu Sans Mono'" style:font-family-asian="'DejaVu Sans Mono'" style:font-family-complex="'DejaVu Sans Mono'" fo:background-color="#2b2b2b" fo:color="#a9b7c6"/>
    </style:style>
    <style:style style:name="T2942" style:family="text">
      <style:text-properties fo:font-size="9.00pt" fo:font-weight="normal" fo:font-family="'DejaVu Sans Mono'" style:font-family-asian="'DejaVu Sans Mono'" style:font-family-complex="'DejaVu Sans Mono'" fo:background-color="#2b2b2b" fo:color="#8888c6"/>
    </style:style>
    <style:style style:name="T2943" style:family="text">
      <style:text-properties fo:font-size="9.00pt" fo:font-weight="normal" fo:font-family="'DejaVu Sans Mono'" style:font-family-asian="'DejaVu Sans Mono'" style:font-family-complex="'DejaVu Sans Mono'" fo:background-color="#2b2b2b" fo:color="#a9b7c6"/>
    </style:style>
    <style:style style:name="T2944" style:family="text">
      <style:text-properties fo:font-size="9.00pt" fo:font-weight="normal" fo:font-family="'DejaVu Sans Mono'" style:font-family-asian="'DejaVu Sans Mono'" style:font-family-complex="'DejaVu Sans Mono'" fo:background-color="#2b2b2b" fo:color="#6a8759"/>
    </style:style>
    <style:style style:name="T2945" style:family="text">
      <style:text-properties fo:font-size="9.00pt" fo:font-weight="normal" fo:font-family="'DejaVu Sans Mono'" style:font-family-asian="'DejaVu Sans Mono'" style:font-family-complex="'DejaVu Sans Mono'" fo:background-color="#2b2b2b" fo:color="#cc7832"/>
    </style:style>
    <style:style style:name="T2946" style:family="text">
      <style:text-properties fo:font-size="9.00pt" fo:font-weight="normal" fo:font-family="'DejaVu Sans Mono'" style:font-family-asian="'DejaVu Sans Mono'" style:font-family-complex="'DejaVu Sans Mono'" fo:background-color="#2b2b2b" fo:color="#a9b7c6"/>
    </style:style>
    <style:style style:name="T2947" style:family="text">
      <style:text-properties fo:font-size="9.00pt" fo:font-weight="normal" fo:font-family="'DejaVu Sans Mono'" style:font-family-asian="'DejaVu Sans Mono'" style:font-family-complex="'DejaVu Sans Mono'" fo:background-color="#2b2b2b" fo:color="#8888c6"/>
    </style:style>
    <style:style style:name="T2948" style:family="text">
      <style:text-properties fo:font-size="9.00pt" fo:font-weight="normal" fo:font-family="'DejaVu Sans Mono'" style:font-family-asian="'DejaVu Sans Mono'" style:font-family-complex="'DejaVu Sans Mono'" fo:background-color="#2b2b2b" fo:color="#a9b7c6"/>
    </style:style>
    <style:style style:name="T2949" style:family="text">
      <style:text-properties fo:font-size="9.00pt" fo:font-weight="normal" fo:font-family="'DejaVu Sans Mono'" style:font-family-asian="'DejaVu Sans Mono'" style:font-family-complex="'DejaVu Sans Mono'" fo:background-color="#2b2b2b" fo:color="#6a8759"/>
    </style:style>
    <style:style style:name="T2950" style:family="text">
      <style:text-properties fo:font-size="9.00pt" fo:font-weight="normal" fo:font-family="'DejaVu Sans Mono'" style:font-family-asian="'DejaVu Sans Mono'" style:font-family-complex="'DejaVu Sans Mono'" fo:background-color="#2b2b2b" fo:color="#cc7832"/>
    </style:style>
    <style:style style:name="T2951" style:family="text">
      <style:text-properties fo:font-size="9.00pt" fo:font-weight="normal" fo:font-family="'DejaVu Sans Mono'" style:font-family-asian="'DejaVu Sans Mono'" style:font-family-complex="'DejaVu Sans Mono'" fo:background-color="#2b2b2b" fo:color="#8888c6"/>
    </style:style>
    <style:style style:name="T2952" style:family="text">
      <style:text-properties fo:font-size="9.00pt" fo:font-weight="normal" fo:font-family="'DejaVu Sans Mono'" style:font-family-asian="'DejaVu Sans Mono'" style:font-family-complex="'DejaVu Sans Mono'" fo:background-color="#2b2b2b" fo:color="#a9b7c6"/>
    </style:style>
    <style:style style:name="T2953" style:family="text">
      <style:text-properties fo:font-size="9.00pt" fo:font-weight="normal" fo:font-family="'DejaVu Sans Mono'" style:font-family-asian="'DejaVu Sans Mono'" style:font-family-complex="'DejaVu Sans Mono'" fo:background-color="#2b2b2b" fo:color="#cc7832"/>
    </style:style>
    <style:style style:name="T2954" style:family="text">
      <style:text-properties fo:font-size="9.00pt" fo:font-weight="normal" fo:font-family="'DejaVu Sans Mono'" style:font-family-asian="'DejaVu Sans Mono'" style:font-family-complex="'DejaVu Sans Mono'" fo:background-color="#2b2b2b" fo:color="#8888c6"/>
    </style:style>
    <style:style style:name="T2955" style:family="text">
      <style:text-properties fo:font-size="9.00pt" fo:font-weight="normal" fo:font-family="'DejaVu Sans Mono'" style:font-family-asian="'DejaVu Sans Mono'" style:font-family-complex="'DejaVu Sans Mono'" fo:background-color="#2b2b2b" fo:color="#a9b7c6"/>
    </style:style>
    <style:style style:name="T2956" style:family="text">
      <style:text-properties fo:font-size="9.00pt" fo:font-weight="normal" fo:font-family="'DejaVu Sans Mono'" style:font-family-asian="'DejaVu Sans Mono'" style:font-family-complex="'DejaVu Sans Mono'" fo:background-color="#2b2b2b" fo:color="#8888c6"/>
    </style:style>
    <style:style style:name="T2957" style:family="text">
      <style:text-properties fo:font-size="9.00pt" fo:font-weight="normal" fo:font-family="'DejaVu Sans Mono'" style:font-family-asian="'DejaVu Sans Mono'" style:font-family-complex="'DejaVu Sans Mono'" fo:background-color="#2b2b2b" fo:color="#a9b7c6"/>
    </style:style>
    <style:style style:name="T2958" style:family="text">
      <style:text-properties fo:font-size="9.00pt" fo:font-weight="normal" fo:font-family="'DejaVu Sans Mono'" style:font-family-asian="'DejaVu Sans Mono'" style:font-family-complex="'DejaVu Sans Mono'" fo:background-color="#2b2b2b" fo:color="#6a8759"/>
    </style:style>
    <style:style style:name="T2959" style:family="text">
      <style:text-properties fo:font-size="9.00pt" fo:font-weight="normal" fo:font-family="'DejaVu Sans Mono'" style:font-family-asian="'DejaVu Sans Mono'" style:font-family-complex="'DejaVu Sans Mono'" fo:background-color="#2b2b2b" fo:color="#cc7832"/>
    </style:style>
    <style:style style:name="T2960" style:family="text">
      <style:text-properties fo:font-size="9.00pt" fo:font-weight="normal" fo:font-family="'DejaVu Sans Mono'" style:font-family-asian="'DejaVu Sans Mono'" style:font-family-complex="'DejaVu Sans Mono'" fo:background-color="#2b2b2b" fo:color="#a9b7c6"/>
    </style:style>
    <style:style style:name="T2961" style:family="text">
      <style:text-properties fo:font-size="9.00pt" fo:font-weight="normal" fo:font-family="'DejaVu Sans Mono'" style:font-family-asian="'DejaVu Sans Mono'" style:font-family-complex="'DejaVu Sans Mono'" fo:background-color="#2b2b2b" fo:color="#cc7832"/>
    </style:style>
    <style:style style:name="T2962" style:family="text">
      <style:text-properties fo:font-size="9.00pt" fo:font-weight="normal" fo:font-family="'DejaVu Sans Mono'" style:font-family-asian="'DejaVu Sans Mono'" style:font-family-complex="'DejaVu Sans Mono'" fo:background-color="#2b2b2b" fo:color="#a9b7c6"/>
    </style:style>
    <style:style style:name="T2963" style:family="text">
      <style:text-properties fo:font-size="9.00pt" fo:font-weight="normal" fo:font-family="'DejaVu Sans Mono'" style:font-family-asian="'DejaVu Sans Mono'" style:font-family-complex="'DejaVu Sans Mono'" fo:background-color="#2b2b2b" fo:color="#8888c6"/>
    </style:style>
    <style:style style:name="T2964" style:family="text">
      <style:text-properties fo:font-size="9.00pt" fo:font-weight="normal" fo:font-family="'DejaVu Sans Mono'" style:font-family-asian="'DejaVu Sans Mono'" style:font-family-complex="'DejaVu Sans Mono'" fo:background-color="#2b2b2b" fo:color="#a9b7c6"/>
    </style:style>
    <style:style style:name="T2965" style:family="text">
      <style:text-properties fo:font-size="9.00pt" fo:font-weight="normal" fo:font-family="'DejaVu Sans Mono'" style:font-family-asian="'DejaVu Sans Mono'" style:font-family-complex="'DejaVu Sans Mono'" fo:background-color="#2b2b2b" fo:color="#6a8759"/>
    </style:style>
    <style:style style:name="T2966" style:family="text">
      <style:text-properties fo:font-size="9.00pt" fo:font-weight="normal" fo:font-family="'DejaVu Sans Mono'" style:font-family-asian="'DejaVu Sans Mono'" style:font-family-complex="'DejaVu Sans Mono'" fo:background-color="#2b2b2b" fo:color="#a9b7c6"/>
    </style:style>
    <style:style style:name="T2967" style:family="text">
      <style:text-properties fo:font-size="9.00pt" fo:font-weight="normal" fo:font-family="'DejaVu Sans Mono'" style:font-family-asian="'DejaVu Sans Mono'" style:font-family-complex="'DejaVu Sans Mono'" fo:background-color="#2b2b2b" fo:color="#8888c6"/>
    </style:style>
    <style:style style:name="T2968" style:family="text">
      <style:text-properties fo:font-size="9.00pt" fo:font-weight="normal" fo:font-family="'DejaVu Sans Mono'" style:font-family-asian="'DejaVu Sans Mono'" style:font-family-complex="'DejaVu Sans Mono'" fo:background-color="#2b2b2b" fo:color="#a9b7c6"/>
    </style:style>
    <style:style style:name="T2969" style:family="text">
      <style:text-properties fo:font-size="9.00pt" fo:font-weight="normal" fo:font-family="'DejaVu Sans Mono'" style:font-family-asian="'DejaVu Sans Mono'" style:font-family-complex="'DejaVu Sans Mono'" fo:background-color="#2b2b2b" fo:color="#6a8759"/>
    </style:style>
    <style:style style:name="T2970" style:family="text">
      <style:text-properties fo:font-size="9.00pt" fo:font-weight="normal" fo:font-family="'DejaVu Sans Mono'" style:font-family-asian="'DejaVu Sans Mono'" style:font-family-complex="'DejaVu Sans Mono'" fo:background-color="#2b2b2b" fo:color="#cc7832"/>
    </style:style>
    <style:style style:name="T2971" style:family="text">
      <style:text-properties fo:font-size="9.00pt" fo:font-weight="normal" fo:font-family="'DejaVu Sans Mono'" style:font-family-asian="'DejaVu Sans Mono'" style:font-family-complex="'DejaVu Sans Mono'" fo:background-color="#2b2b2b" fo:color="#aa4926"/>
    </style:style>
    <style:style style:name="T2972" style:family="text">
      <style:text-properties fo:font-size="9.00pt" fo:font-weight="normal" fo:font-family="'DejaVu Sans Mono'" style:font-family-asian="'DejaVu Sans Mono'" style:font-family-complex="'DejaVu Sans Mono'" fo:background-color="#2b2b2b" fo:color="#a9b7c6"/>
    </style:style>
    <style:style style:name="T2973" style:family="text">
      <style:text-properties fo:font-size="9.00pt" fo:font-weight="normal" fo:font-family="'DejaVu Sans Mono'" style:font-family-asian="'DejaVu Sans Mono'" style:font-family-complex="'DejaVu Sans Mono'" fo:background-color="#2b2b2b" fo:color="#6897bb"/>
    </style:style>
    <style:style style:name="T2974" style:family="text">
      <style:text-properties fo:font-size="9.00pt" fo:font-weight="normal" fo:font-family="'DejaVu Sans Mono'" style:font-family-asian="'DejaVu Sans Mono'" style:font-family-complex="'DejaVu Sans Mono'" fo:background-color="#2b2b2b" fo:color="#a9b7c6"/>
    </style:style>
    <style:style style:name="T2975" style:family="text">
      <style:text-properties fo:font-size="9.00pt" fo:font-weight="normal" fo:font-family="'DejaVu Sans Mono'" style:font-family-asian="'DejaVu Sans Mono'" style:font-family-complex="'DejaVu Sans Mono'" fo:background-color="#2b2b2b" fo:color="#808080"/>
    </style:style>
    <style:style style:name="T2976" style:family="text">
      <style:text-properties fo:font-size="9.00pt" fo:font-weight="normal" fo:font-family="'DejaVu Sans Mono'" style:font-family-asian="'DejaVu Sans Mono'" style:font-family-complex="'DejaVu Sans Mono'" fo:background-color="#2b2b2b" fo:color="#8888c6"/>
    </style:style>
    <style:style style:name="T2977" style:family="text">
      <style:text-properties fo:font-size="9.00pt" fo:font-weight="normal" fo:font-family="'DejaVu Sans Mono'" style:font-family-asian="'DejaVu Sans Mono'" style:font-family-complex="'DejaVu Sans Mono'" fo:background-color="#2b2b2b" fo:color="#a9b7c6"/>
    </style:style>
    <style:style style:name="T2978" style:family="text">
      <style:text-properties fo:font-size="9.00pt" fo:font-weight="normal" fo:font-family="'DejaVu Sans Mono'" style:font-family-asian="'DejaVu Sans Mono'" style:font-family-complex="'DejaVu Sans Mono'" fo:background-color="#2b2b2b" fo:color="#6a8759"/>
    </style:style>
    <style:style style:name="T2979" style:family="text">
      <style:text-properties fo:font-size="9.00pt" fo:font-weight="normal" fo:font-family="'DejaVu Sans Mono'" style:font-family-asian="'DejaVu Sans Mono'" style:font-family-complex="'DejaVu Sans Mono'" fo:background-color="#2b2b2b" fo:color="#cc7832"/>
    </style:style>
    <style:style style:name="T2980" style:family="text">
      <style:text-properties fo:font-size="9.00pt" fo:font-weight="normal" fo:font-family="'DejaVu Sans Mono'" style:font-family-asian="'DejaVu Sans Mono'" style:font-family-complex="'DejaVu Sans Mono'" fo:background-color="#2b2b2b" fo:color="#a9b7c6"/>
    </style:style>
    <style:style style:name="T2981" style:family="text">
      <style:text-properties fo:font-size="9.00pt" fo:font-weight="normal" fo:font-family="'DejaVu Sans Mono'" style:font-family-asian="'DejaVu Sans Mono'" style:font-family-complex="'DejaVu Sans Mono'" fo:background-color="#2b2b2b" fo:color="#6a8759"/>
    </style:style>
    <style:style style:name="T2982" style:family="text">
      <style:text-properties fo:font-size="9.00pt" fo:font-weight="normal" fo:font-family="'DejaVu Sans Mono'" style:font-family-asian="'DejaVu Sans Mono'" style:font-family-complex="'DejaVu Sans Mono'" fo:background-color="#2b2b2b" fo:color="#cc7832"/>
    </style:style>
    <style:style style:name="T2983" style:family="text">
      <style:text-properties fo:font-size="9.00pt" fo:font-weight="normal" fo:font-family="'DejaVu Sans Mono'" style:font-family-asian="'DejaVu Sans Mono'" style:font-family-complex="'DejaVu Sans Mono'" fo:background-color="#2b2b2b" fo:color="#6a8759"/>
    </style:style>
    <style:style style:name="T2984" style:family="text">
      <style:text-properties fo:font-size="9.00pt" fo:font-weight="normal" fo:font-family="'DejaVu Sans Mono'" style:font-family-asian="'DejaVu Sans Mono'" style:font-family-complex="'DejaVu Sans Mono'" fo:background-color="#2b2b2b" fo:color="#a9b7c6"/>
    </style:style>
    <style:style style:name="T2985" style:family="text">
      <style:text-properties fo:font-size="9.00pt" fo:font-weight="normal" fo:font-family="'DejaVu Sans Mono'" style:font-family-asian="'DejaVu Sans Mono'" style:font-family-complex="'DejaVu Sans Mono'" fo:background-color="#2b2b2b" fo:color="#8888c6"/>
    </style:style>
    <style:style style:name="T2986" style:family="text">
      <style:text-properties fo:font-size="9.00pt" fo:font-weight="normal" fo:font-family="'DejaVu Sans Mono'" style:font-family-asian="'DejaVu Sans Mono'" style:font-family-complex="'DejaVu Sans Mono'" fo:background-color="#2b2b2b" fo:color="#a9b7c6"/>
    </style:style>
    <style:style style:name="T2987" style:family="text">
      <style:text-properties fo:font-size="9.00pt" fo:font-weight="normal" fo:font-family="'DejaVu Sans Mono'" style:font-family-asian="'DejaVu Sans Mono'" style:font-family-complex="'DejaVu Sans Mono'" fo:background-color="#2b2b2b" fo:color="#6a8759"/>
    </style:style>
    <style:style style:name="T2988" style:family="text">
      <style:text-properties fo:font-size="9.00pt" fo:font-weight="normal" fo:font-family="'DejaVu Sans Mono'" style:font-family-asian="'DejaVu Sans Mono'" style:font-family-complex="'DejaVu Sans Mono'" fo:background-color="#2b2b2b" fo:color="#cc7832"/>
    </style:style>
    <style:style style:name="T2989" style:family="text">
      <style:text-properties fo:font-size="9.00pt" fo:font-weight="normal" fo:font-family="'DejaVu Sans Mono'" style:font-family-asian="'DejaVu Sans Mono'" style:font-family-complex="'DejaVu Sans Mono'" fo:background-color="#2b2b2b" fo:color="#a9b7c6"/>
    </style:style>
    <style:style style:name="T2990" style:family="text">
      <style:text-properties fo:font-size="9.00pt" fo:font-weight="normal" fo:font-family="'DejaVu Sans Mono'" style:font-family-asian="'DejaVu Sans Mono'" style:font-family-complex="'DejaVu Sans Mono'" fo:background-color="#2b2b2b" fo:color="#6a8759"/>
    </style:style>
    <style:style style:name="T2991" style:family="text">
      <style:text-properties fo:font-size="9.00pt" fo:font-weight="normal" fo:font-family="'DejaVu Sans Mono'" style:font-family-asian="'DejaVu Sans Mono'" style:font-family-complex="'DejaVu Sans Mono'" fo:background-color="#2b2b2b" fo:color="#cc7832"/>
    </style:style>
    <style:style style:name="T2992" style:family="text">
      <style:text-properties fo:font-size="9.00pt" fo:font-weight="normal" fo:font-family="'DejaVu Sans Mono'" style:font-family-asian="'DejaVu Sans Mono'" style:font-family-complex="'DejaVu Sans Mono'" fo:background-color="#2b2b2b" fo:color="#6a8759"/>
    </style:style>
    <style:style style:name="T2993" style:family="text">
      <style:text-properties fo:font-size="9.00pt" fo:font-weight="normal" fo:font-family="'DejaVu Sans Mono'" style:font-family-asian="'DejaVu Sans Mono'" style:font-family-complex="'DejaVu Sans Mono'" fo:background-color="#2b2b2b" fo:color="#a9b7c6"/>
    </style:style>
    <style:style style:name="T2994" style:family="text">
      <style:text-properties fo:font-size="9.00pt" fo:font-weight="normal" fo:font-family="'DejaVu Sans Mono'" style:font-family-asian="'DejaVu Sans Mono'" style:font-family-complex="'DejaVu Sans Mono'" fo:background-color="#2b2b2b" fo:color="#8888c6"/>
    </style:style>
    <style:style style:name="T2995" style:family="text">
      <style:text-properties fo:font-size="9.00pt" fo:font-weight="normal" fo:font-family="'DejaVu Sans Mono'" style:font-family-asian="'DejaVu Sans Mono'" style:font-family-complex="'DejaVu Sans Mono'" fo:background-color="#2b2b2b" fo:color="#a9b7c6"/>
    </style:style>
    <style:style style:name="T2996" style:family="text">
      <style:text-properties fo:font-size="9.00pt" fo:font-weight="normal" fo:font-family="'DejaVu Sans Mono'" style:font-family-asian="'DejaVu Sans Mono'" style:font-family-complex="'DejaVu Sans Mono'" fo:background-color="#2b2b2b" fo:color="#aa4926"/>
    </style:style>
    <style:style style:name="T2997" style:family="text">
      <style:text-properties fo:font-size="9.00pt" fo:font-weight="normal" fo:font-family="'DejaVu Sans Mono'" style:font-family-asian="'DejaVu Sans Mono'" style:font-family-complex="'DejaVu Sans Mono'" fo:background-color="#2b2b2b" fo:color="#a9b7c6"/>
    </style:style>
    <style:style style:name="T2998" style:family="text">
      <style:text-properties fo:font-size="9.00pt" fo:font-weight="normal" fo:font-family="'DejaVu Sans Mono'" style:font-family-asian="'DejaVu Sans Mono'" style:font-family-complex="'DejaVu Sans Mono'" fo:background-color="#2b2b2b" fo:color="#6a8759"/>
    </style:style>
    <style:style style:name="T2999" style:family="text">
      <style:text-properties fo:font-size="9.00pt" fo:font-weight="normal" fo:font-family="'DejaVu Sans Mono'" style:font-family-asian="'DejaVu Sans Mono'" style:font-family-complex="'DejaVu Sans Mono'" fo:background-color="#2b2b2b" fo:color="#cc7832"/>
    </style:style>
    <style:style style:name="T3000" style:family="text">
      <style:text-properties fo:font-size="9.00pt" fo:font-weight="normal" fo:font-family="'DejaVu Sans Mono'" style:font-family-asian="'DejaVu Sans Mono'" style:font-family-complex="'DejaVu Sans Mono'" fo:background-color="#2b2b2b" fo:color="#6a8759"/>
    </style:style>
    <style:style style:name="T3001" style:family="text">
      <style:text-properties fo:font-size="9.00pt" fo:font-weight="normal" fo:font-family="'DejaVu Sans Mono'" style:font-family-asian="'DejaVu Sans Mono'" style:font-family-complex="'DejaVu Sans Mono'" fo:background-color="#2b2b2b" fo:color="#a9b7c6"/>
    </style:style>
    <style:style style:name="T3002" style:family="text">
      <style:text-properties fo:font-size="9.00pt" fo:font-weight="normal" fo:font-family="'DejaVu Sans Mono'" style:font-family-asian="'DejaVu Sans Mono'" style:font-family-complex="'DejaVu Sans Mono'" fo:background-color="#2b2b2b" fo:color="#cc7832"/>
    </style:style>
    <style:style style:name="T3003" style:family="text">
      <style:text-properties fo:font-size="9.00pt" fo:font-weight="normal" fo:font-family="'DejaVu Sans Mono'" style:font-family-asian="'DejaVu Sans Mono'" style:font-family-complex="'DejaVu Sans Mono'" fo:background-color="#2b2b2b" fo:color="#aa4926"/>
    </style:style>
    <style:style style:name="T3004" style:family="text">
      <style:text-properties fo:font-size="9.00pt" fo:font-weight="normal" fo:font-family="'DejaVu Sans Mono'" style:font-family-asian="'DejaVu Sans Mono'" style:font-family-complex="'DejaVu Sans Mono'" fo:background-color="#2b2b2b" fo:color="#a9b7c6"/>
    </style:style>
    <style:style style:name="T3005" style:family="text">
      <style:text-properties fo:font-size="9.00pt" fo:font-weight="normal" fo:font-family="'DejaVu Sans Mono'" style:font-family-asian="'DejaVu Sans Mono'" style:font-family-complex="'DejaVu Sans Mono'" fo:background-color="#2b2b2b" fo:color="#6a8759"/>
    </style:style>
    <style:style style:name="T3006" style:family="text">
      <style:text-properties fo:font-size="9.00pt" fo:font-weight="normal" fo:font-family="'DejaVu Sans Mono'" style:font-family-asian="'DejaVu Sans Mono'" style:font-family-complex="'DejaVu Sans Mono'" fo:background-color="#2b2b2b" fo:color="#a9b7c6"/>
    </style:style>
    <style:style style:name="T3007" style:family="text">
      <style:text-properties fo:font-size="9.00pt" fo:font-weight="normal" fo:font-family="'DejaVu Sans Mono'" style:font-family-asian="'DejaVu Sans Mono'" style:font-family-complex="'DejaVu Sans Mono'" fo:background-color="#2b2b2b" fo:color="#cc7832"/>
    </style:style>
    <style:style style:name="T3008" style:family="text">
      <style:text-properties fo:font-size="9.00pt" fo:font-weight="normal" fo:font-family="'DejaVu Sans Mono'" style:font-family-asian="'DejaVu Sans Mono'" style:font-family-complex="'DejaVu Sans Mono'" fo:background-color="#2b2b2b" fo:color="#aa4926"/>
    </style:style>
    <style:style style:name="T3009" style:family="text">
      <style:text-properties fo:font-size="9.00pt" fo:font-weight="normal" fo:font-family="'DejaVu Sans Mono'" style:font-family-asian="'DejaVu Sans Mono'" style:font-family-complex="'DejaVu Sans Mono'" fo:background-color="#2b2b2b" fo:color="#a9b7c6"/>
    </style:style>
    <style:style style:name="T3010" style:family="text">
      <style:text-properties fo:font-size="9.00pt" fo:font-weight="normal" fo:font-family="'DejaVu Sans Mono'" style:font-family-asian="'DejaVu Sans Mono'" style:font-family-complex="'DejaVu Sans Mono'" fo:background-color="#2b2b2b" fo:color="#6897bb"/>
    </style:style>
    <style:style style:name="T3011" style:family="text">
      <style:text-properties fo:font-size="9.00pt" fo:font-weight="normal" fo:font-family="'DejaVu Sans Mono'" style:font-family-asian="'DejaVu Sans Mono'" style:font-family-complex="'DejaVu Sans Mono'" fo:background-color="#2b2b2b" fo:color="#a9b7c6"/>
    </style:style>
    <style:style style:name="T3012" style:family="text">
      <style:text-properties fo:font-size="9.00pt" fo:font-weight="normal" fo:font-family="'DejaVu Sans Mono'" style:font-family-asian="'DejaVu Sans Mono'" style:font-family-complex="'DejaVu Sans Mono'" fo:background-color="#2b2b2b" fo:color="#6a8759"/>
    </style:style>
    <style:style style:name="T3013" style:family="text">
      <style:text-properties fo:font-size="9.00pt" fo:font-weight="normal" fo:font-family="'DejaVu Sans Mono'" style:font-family-asian="'DejaVu Sans Mono'" style:font-family-complex="'DejaVu Sans Mono'" fo:background-color="#2b2b2b" fo:color="#cc7832"/>
    </style:style>
    <style:style style:name="T3014" style:family="text">
      <style:text-properties fo:font-size="9.00pt" fo:font-weight="normal" fo:font-family="'DejaVu Sans Mono'" style:font-family-asian="'DejaVu Sans Mono'" style:font-family-complex="'DejaVu Sans Mono'" fo:background-color="#2b2b2b" fo:color="#aa4926"/>
    </style:style>
    <style:style style:name="T3015" style:family="text">
      <style:text-properties fo:font-size="9.00pt" fo:font-weight="normal" fo:font-family="'DejaVu Sans Mono'" style:font-family-asian="'DejaVu Sans Mono'" style:font-family-complex="'DejaVu Sans Mono'" fo:background-color="#2b2b2b" fo:color="#a9b7c6"/>
    </style:style>
    <style:style style:name="T3016" style:family="text">
      <style:text-properties fo:font-size="9.00pt" fo:font-weight="normal" fo:font-family="'DejaVu Sans Mono'" style:font-family-asian="'DejaVu Sans Mono'" style:font-family-complex="'DejaVu Sans Mono'" fo:background-color="#2b2b2b" fo:color="#cc7832"/>
    </style:style>
    <style:style style:name="T3017" style:family="text">
      <style:text-properties fo:font-size="9.00pt" fo:font-weight="normal" fo:font-family="'DejaVu Sans Mono'" style:font-family-asian="'DejaVu Sans Mono'" style:font-family-complex="'DejaVu Sans Mono'" fo:background-color="#2b2b2b" fo:color="#a9b7c6"/>
    </style:style>
    <style:style style:name="T3018" style:family="text">
      <style:text-properties fo:font-size="9.00pt" fo:font-weight="normal" fo:font-family="'DejaVu Sans Mono'" style:font-family-asian="'DejaVu Sans Mono'" style:font-family-complex="'DejaVu Sans Mono'" fo:background-color="#2b2b2b" fo:color="#6897bb"/>
    </style:style>
    <style:style style:name="T3019" style:family="text">
      <style:text-properties fo:font-size="9.00pt" fo:font-weight="normal" fo:font-family="'DejaVu Sans Mono'" style:font-family-asian="'DejaVu Sans Mono'" style:font-family-complex="'DejaVu Sans Mono'" fo:background-color="#2b2b2b" fo:color="#a9b7c6"/>
    </style:style>
    <style:style style:name="T3020" style:family="text">
      <style:text-properties fo:font-size="9.00pt" fo:font-weight="normal" fo:font-family="'DejaVu Sans Mono'" style:font-family-asian="'DejaVu Sans Mono'" style:font-family-complex="'DejaVu Sans Mono'" fo:background-color="#2b2b2b" fo:color="#808080"/>
    </style:style>
    <style:style style:name="T3021" style:family="text">
      <style:text-properties fo:font-size="9.00pt" fo:font-weight="normal" fo:font-family="'DejaVu Sans Mono'" style:font-family-asian="'DejaVu Sans Mono'" style:font-family-complex="'DejaVu Sans Mono'" fo:background-color="#2b2b2b" fo:color="#8888c6"/>
    </style:style>
    <style:style style:name="T3022" style:family="text">
      <style:text-properties fo:font-size="9.00pt" fo:font-weight="normal" fo:font-family="'DejaVu Sans Mono'" style:font-family-asian="'DejaVu Sans Mono'" style:font-family-complex="'DejaVu Sans Mono'" fo:background-color="#2b2b2b" fo:color="#a9b7c6"/>
    </style:style>
    <style:style style:name="T30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style:style>
    <style:style style:name="P6" style:family="paragraph">
      <style:paragraph-properties fo:line-height="100.00%" fo:text-align="center"/>
    </style:style>
    <style:style style:name="P7" style:family="paragraph">
      <style:paragraph-properties fo:line-height="100.00%" fo:text-align="left"/>
    </style:style>
    <style:style style:name="P8" style:family="paragraph">
      <style:paragraph-properties fo:line-height="100.00%" fo:text-align="center"/>
    </style:style>
    <style:style style:name="P9" style:family="paragraph">
      <style:paragraph-properties fo:line-height="100.00%" fo:text-align="left"/>
    </style:style>
    <style:style style:name="P10" style:family="paragraph">
      <style:paragraph-properties fo:line-height="100.00%" fo:text-align="center"/>
    </style:style>
    <style:style style:name="P11" style:family="paragraph">
      <style:paragraph-properties fo:line-height="100.00%" fo:text-align="left"/>
    </style:style>
    <style:style style:name="P12" style:family="paragraph">
      <style:paragraph-properties fo:line-height="100.00%" fo:text-align="center"/>
    </style:style>
    <style:style style:name="P13" style:family="paragraph">
      <style:paragraph-properties fo:line-height="100.00%" fo:text-align="left"/>
    </style:style>
    <style:style style:name="P14" style:family="paragraph">
      <style:paragraph-properties fo:line-height="100.00%" fo:text-align="center"/>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fo:margin-bottom="14.15pt"/>
    </style:style>
    <style:style style:name="P19" style:family="paragraph">
      <style:paragraph-properties fo:line-height="100.00%" fo:text-align="left"/>
    </style:style>
    <style:style style:name="P20" style:family="paragraph">
      <style:paragraph-properties fo:line-height="100.00%" fo:text-align="left" fo:margin-bottom="14.15pt"/>
    </style:style>
    <style:style style:name="P21" style:family="paragraph">
      <style:paragraph-properties fo:line-height="100.00%" fo:text-align="left"/>
    </style:style>
    <style:style style:name="P22" style:family="paragraph">
      <style:paragraph-properties fo:line-height="100.00%" fo:text-align="left" fo:margin-bottom="14.15pt"/>
    </style:style>
    <style:style style:name="P23" style:family="paragraph">
      <style:paragraph-properties fo:line-height="100.00%" fo:text-align="left"/>
    </style:style>
    <style:style style:name="P24" style:family="paragraph">
      <style:paragraph-properties fo:line-height="100.00%" fo:text-align="left" fo:margin-bottom="14.15pt"/>
    </style:style>
    <style:style style:name="P25" style:family="paragraph">
      <style:paragraph-properties fo:line-height="100.00%" fo:text-align="left"/>
    </style:style>
    <style:style style:name="P26" style:family="paragraph">
      <style:paragraph-properties fo:line-height="100.00%" fo:text-align="left" fo:margin-bottom="14.15pt"/>
    </style:style>
    <style:style style:name="P27" style:family="paragraph">
      <style:paragraph-properties fo:line-height="100.00%" fo:text-align="left"/>
    </style:style>
    <style:style style:name="P28" style:family="paragraph">
      <style:paragraph-properties fo:line-height="100.00%" fo:text-align="left" fo:margin-bottom="14.15pt"/>
    </style:style>
    <style:style style:name="P29" style:family="paragraph">
      <style:paragraph-properties fo:line-height="100.00%" fo:text-align="left"/>
    </style:style>
    <style:style style:name="P30" style:family="paragraph">
      <style:paragraph-properties fo:line-height="100.00%" fo:text-align="left" fo:margin-bottom="14.15pt"/>
    </style:style>
    <style:style style:name="P31" style:family="paragraph">
      <style:paragraph-properties fo:line-height="100.00%" fo:text-align="left"/>
    </style:style>
  </office:automatic-styles>
  <office:body>
    <office:text>
      <text:p text:style-name="P1"><text:span text:style-name="T1">BEROUKHIM Keyvan</text:span></text:p>
      <text:p text:style-name="P1"><text:span text:style-name="T1">BUTON Nicolas</text:span></text:p>
      <text:p text:style-name="P1"><text:span text:style-name="T2"/></text:p>
      <text:p text:style-name="P2"><text:span text:style-name="T3">Compte rendu TME</text:span></text:p>
      <text:p text:style-name="P2"><text:span text:style-name="T3">Traitement Automatique du Langage</text:span></text:p>
      <text:p text:style-name="P3"><text:span text:style-name="T4"/></text:p>
      <text:p text:style-name="P3"><text:span text:style-name="T5">1) POS TAG</text:span></text:p>
      <text:p text:style-name="P3"><text:span text:style-name="T6">La tâche consiste à labelliser chacun des mots des documents.</text:span></text:p>
      <text:p text:style-name="P3"><text:span text:style-name="T6">L’approche par<text:s/></text:span><text:span text:style-name="T7">dictionnaire</text:span><text:span text:style-name="T8"><text:s/>consiste à apprendre la clé associée à chaque mot. Sur le jeu de test, on obtient une performance de<text:s/></text:span><text:span text:style-name="T9">75 %</text:span><text:span text:style-name="T10">. </text:span></text:p>
      <text:p text:style-name="P3"><text:span text:style-name="T10">Si un mot du jeu de test n’apparaît pas dans le dictionnaire appris, la meilleure heuristique consiste à renvoyer la<text:s/></text:span><text:span text:style-name="T11">classe majoritaire</text:span><text:span text:style-name="T12">. Avec cette amélioration, on obtient une performance de<text:s/></text:span><text:span text:style-name="T13">80 %</text:span><text:span text:style-name="T14">.</text:span></text:p>
      <text:p text:style-name="P3"><text:span text:style-name="T14">Convertir tous les caractères en minuscule ne change pas significativement les résultats. </text:span></text:p>
      <text:p text:style-name="P3"><text:span text:style-name="T14">Stemmer les mots fait perdre de l’information importante (« ly », « ing », …) les performances baissent à 70 % environ.</text:span></text:p>
      <text:p text:style-name="P3"><text:span text:style-name="T15"/></text:p>
      <text:p text:style-name="P3"><text:span text:style-name="T16">L’approche par<text:s/></text:span><text:span text:style-name="T17">Modèle de Markov Caché<text:s/></text:span><text:span text:style-name="T18">représente les classes par les états cachés et les mots par les observations. Après avoir entraîné le modèle, on détermine les labels par maximum de vraisemblance grâce à l’algorithme de Viterbi.<text:s text:c="2"/></text:span></text:p>
      <text:p text:style-name="P3"><text:span text:style-name="T19"/></text:p>
      <text:p text:style-name="P4"><draw:frame text:anchor-type="as-char" svg:width="82.81mm" svg:height="81.49mm" style:rel-width="scale" style:rel-height="scale"><draw:object-ole xlink:href="OleObj1"/><draw:image xlink:href="ObjectReplacements/OleObj1"/></draw:frame><text:span text:style-name="T20">Matrice de confusion</text:span></text:p>
      <text:p text:style-name="P5"><text:span text:style-name="T20">Les performances mesurées sont de<text:s/></text:span><text:span text:style-name="T21">81 %</text:span><text:span text:style-name="T22"><text:s/>l’écart de performances avec le modèle précédent n’est pas significatif. La baseline fonctionne bien car les documents sont tous issus du même corpus.</text:span></text:p>
      <text:p text:style-name="P5"><text:span text:style-name="T23"/></text:p>
      <text:p text:style-name="P5"><text:span text:style-name="T24">L’approche par<text:s/></text:span><text:span text:style-name="T25">Conditional Random Field</text:span><text:span text:style-name="T26"><text:s/>détermine les labels par maximum à posteriori. En se servant d’un modèle déjà entraîné, on obtient des meilleures de performances de l’ordre de 90 %.</text:span></text:p>
      <text:p text:style-name="P5"><text:span text:style-name="T27"/></text:p>
      <text:p text:style-name="P5"><text:span text:style-name="T28">2) Classification<text:s/></text:span><text:span text:style-name="T29">d’</text:span><text:span text:style-name="T30">auteurs<text:s/></text:span><text:span text:style-name="T31">et de</text:span><text:span text:style-name="T32"><text:s/>sentiments</text:span><text:span text:style-name="T33"><text:s/>(binaires).</text:span></text:p>
      <text:p text:style-name="P5"><text:span text:style-name="T34">Les tâches consistent à attribuer des documents à un auteur ou à déterminer si le contenu est positif ou négatif.</text:span></text:p>
      <text:p text:style-name="P5"><text:span text:style-name="T34">Pour représenter les documents on utilise la technique du<text:s/></text:span><text:span text:style-name="T35">bag of words</text:span><text:span text:style-name="T36">.</text:span><text:span text:style-name="T37"><text:s/></text:span><text:span text:style-name="T38">Un document est représenté par un vecteur contenant à l’indice i le nombre d’occurrences dans le document du ième mot de l’ensemble des mots du vocabulaire.</text:span></text:p>
      <text:p text:style-name="P5"><text:span text:style-name="T38">Notre modèle est un<text:s/></text:span><text:span text:style-name="T39">SVM linéaire</text:span><text:span text:style-name="T40">. Les performances de notre modèle sont mesurées par<text:s/></text:span><text:span text:style-name="T41">cross-validation</text:span><text:span text:style-name="T42">. Les performances dépendent de la valeur prise par l’</text:span><text:span text:style-name="T43">hyper-paramètre</text:span><text:span text:style-name="T44"><text:s/>« C » du SVM ainsi que des différents<text:s/></text:span><text:span text:style-name="T45">pre-processings</text:span><text:span text:style-name="T46"><text:s/>effectués sur le texte. Les paramètres n’étant pas forcément indépendants, on trouve leurs valeurs optimales par<text:s/></text:span><text:span text:style-name="T47">grid search</text:span><text:span text:style-name="T48">. Les classes n’étant pas équilibrées dans le jeu d’apprentissage, on se sert de<text:s/></text:span><text:span text:style-name="T49">stratified</text:span><text:span text:style-name="T50"><text:s/>cross validation afin que les individus de chaque classe soient<text:s/></text:span><text:span text:style-name="T51">bien répartis</text:span><text:span text:style-name="T52"><text:s/>dans chaque fold. </text:span></text:p>
      <text:p text:style-name="P5"><text:span text:style-name="T52">Certains pré-traitements ont été appliqués systématiquement, ils consistent à enlever la<text:s/></text:span><text:span text:style-name="T53">ponctuation</text:span><text:span text:style-name="T54"><text:s/>et les<text:s/></text:span><text:span text:style-name="T55">stop-words</text:span><text:span text:style-name="T56">, et à<text:s/></text:span><text:span text:style-name="T57">stemmer</text:span><text:span text:style-name="T58"><text:s/>les mots.</text:span></text:p>
      <text:p text:style-name="P5"><text:span text:style-name="T58">Considérer les mots un par un enlève de l’information, les<text:s/></text:span><text:span text:style-name="T59">n-gram</text:span><text:span text:style-name="T60"><text:s/>considèrent des groupes de n mots consécutifs. Le nombre de dimension augmente très rapidement avec la taille des n-gram, ce qui explique pourquoi les performances mesurées sont presque toujours meilleures pour de simples bag of words.</text:span></text:p>
      <text:p text:style-name="P5"><text:span text:style-name="T61"/></text:p>
      <text:p text:style-name="P5"><text:span text:style-name="T62">Sur les graphiques suivants, la courbe en bleu représente le<text:s/></text:span><text:span text:style-name="T63">score F1</text:span><text:span text:style-name="T64"><text:s/>mesuré par cross-validation. Si la<text:s/></text:span><text:span text:style-name="T65">taille du dictionnaire</text:span><text:span text:style-name="T66"><text:s/>dépend de la variable, la courbe orange représente la taille moyenne du vocabulaire (et son échelle est à droite). La valeur des autres paramètres étant fixés à peu près à leur optimum. Les barres d’erreurs correspondent à deux fois l’écart type des performances mesurées sur 3 fold.</text:span></text:p>
      <text:p text:style-name="P5"><text:span text:style-name="T67"/></text:p>
      <text:p text:style-name="P6"><draw:frame text:anchor-type="as-char" svg:width="142.88mm" svg:height="97.10mm" style:rel-width="scale" style:rel-height="scale"><draw:object-ole xlink:href="OleObj2"/><draw:image xlink:href="ObjectReplacements/OleObj2"/></draw:frame><text:span text:style-name="T68">Performances en fonction du nombre d’occurrences min_df</text:span></text:p>
      <text:p text:style-name="P6"><text:span text:style-name="T69"/></text:p>
      <text:p text:style-name="P7"><text:span text:style-name="T70">Enlever les mots n’apparaissant dans pas assez de documents n’est pas efficace. L’optimal est de ne pas appliquer ce critère.</text:span></text:p>
      <text:p text:style-name="P8"><draw:frame text:anchor-type="as-char" svg:width="151.08mm" svg:height="102.92mm" style:rel-width="scale" style:rel-height="scale"><draw:object-ole xlink:href="OleObj3"/><draw:image xlink:href="ObjectReplacements/OleObj3"/></draw:frame><text:span text:style-name="T72">Performances en fonction de la fréquence d’occurrences max_df</text:span></text:p>
      <text:p text:style-name="P8"><text:span text:style-name="T73"/></text:p>
      <text:p text:style-name="P9"><text:span text:style-name="T74">Très peu de mots apparaissent dans plus de 8 % des documents, les enlever ne change rien. En dessous de ce seuil, les performances diminuent. A cause de la variance des performances, la grid search trouve<text:s text:c="2"/>à chaque fois un seuil arbitraire non significatif. </text:span></text:p>
      <text:p text:style-name="P10"><draw:frame text:anchor-type="as-char" svg:width="102.92mm" svg:height="75.94mm" style:rel-width="scale" style:rel-height="scale"><draw:object-ole xlink:href="OleObj4"/><draw:image xlink:href="ObjectReplacements/OleObj4"/></draw:frame><draw:frame text:anchor-type="as-char" svg:width="106.89mm" svg:height="78.85mm" style:rel-width="scale" style:rel-height="scale"><draw:object-ole xlink:href="OleObj5"/><draw:image xlink:href="ObjectReplacements/OleObj5"/></draw:frame><text:span text:style-name="T76">Performances en fonction de la valeur de C<text:s/></text:span><text:span text:style-name="T77">(mesuré deux fois en re-mélangeant les données)</text:span></text:p>
      <text:p text:style-name="P10"><text:span text:style-name="T78"/></text:p>
      <text:p text:style-name="P11"><text:span text:style-name="T79">L’hyper-paramètre C du modèle est la variable qui a le plus d’importance. L’optimal trouvé varie de<text:s/></text:span><text:span text:style-name="T80">0.02 à 0.06</text:span><text:span text:style-name="T81">. À C=0 le modèle serait équivalent à un simple perceptron, mais bien que faible, la valeur de C est déterminante dans les performances, à C=0 les performances<text:s/></text:span><text:span text:style-name="T82">chutent de 0.5 à 0.3<text:s/></text:span><text:span text:style-name="T83">environ.</text:span></text:p>
      <text:p text:style-name="P11"><text:span text:style-name="T84"/></text:p>
      <text:p text:style-name="P11"><text:span text:style-name="T85">Un problème auquel nous faisons face est que, quelle que soit la valeur des paramètres, les différentes mesures de performances sur chaque fold ont une<text:s/></text:span><text:span text:style-name="T86">forte variance</text:span><text:span text:style-name="T87">. Augmenter le nombre de fold augmente encore plus la variance.</text:span></text:p>
      <text:p text:style-name="P11"><text:span text:style-name="T87">Un autre problème était qu’en réduisant</text:span><text:span text:style-name="T88"><text:s/></text:span><text:span text:style-name="T89">la taille de l’ensemble séparé en apprentissage/test, on a à plusieurs reprises vu le maximum de performance atteint augmenter. Cela était dû au fait que les documents sont un peu ordonnés et donc que certains sous échantillons étaient plus simples à différencier, notamment pour les 100 et 1000 premiers documents.</text:span></text:p>
      <text:p text:style-name="P11"><text:span text:style-name="T90"/></text:p>
      <text:p text:style-name="P11"><draw:frame text:anchor-type="as-char" svg:width="203.99mm" svg:height="112.45mm" style:rel-width="scale" style:rel-height="scale"><draw:object-ole xlink:href="OleObj6"/><draw:image xlink:href="ObjectReplacements/OleObj6"/></draw:frame><text:span text:style-name="T91">En analysant les poids du SVM, on peut regarder quels mots font le plus pencher la balance :</text:span></text:p>
      <text:p text:style-name="P11"><text:span text:style-name="T92">3) Segmentation thématique</text:span></text:p>
      <text:p text:style-name="P11"><text:span text:style-name="T93">On a utilisé le modèle<text:s/></text:span><text:span text:style-name="T94">LDA</text:span><text:span text:style-name="T95"> : Latent Dirichlet allocation (on aurait aussi pu utiliser PLSA ou k-means).</text:span></text:p>
      <text:p text:style-name="P11"><text:span text:style-name="T95">Sans pre-processing, certains<text:s/></text:span><text:span text:style-name="T96">clusters ne sont pas associés à un thème</text:span><text:span text:style-name="T97"><text:s/>et<text:s/></text:span><text:span text:style-name="T98">regroupent des mots souvent utilisés</text:span><text:span text:style-name="T99">. Grâce au pre-processing, la plupart de ces clusters disparaissent. En post-processing, on peut néanmoins visualiser chacun des clusters créés et<text:s/></text:span><text:span text:style-name="T100">déterminer à la main lesquels d’entre eux ne sont pas pertinents</text:span><text:span text:style-name="T101">. Cela permet d’obtenir un<text:s/></text:span><text:span text:style-name="T102">classifieur</text:span><text:span text:style-name="T103"><text:s/>de nouveaux documents ne choisissant que parmi les clusters sélectionnés.</text:span></text:p>
      <text:p text:style-name="P11"><text:span text:style-name="T104"/></text:p>
      <text:p text:style-name="P12"><draw:frame text:anchor-type="as-char" svg:width="180.71mm" svg:height="103.19mm" style:rel-width="scale" style:rel-height="scale"><draw:object-ole xlink:href="OleObj7"/><draw:image xlink:href="ObjectReplacements/OleObj7"/></draw:frame><draw:frame text:anchor-type="as-char" svg:width="142.08mm" svg:height="70.91mm" style:rel-width="scale" style:rel-height="scale"><draw:object-ole xlink:href="OleObj8"/><draw:image xlink:href="ObjectReplacements/OleObj8"/></draw:frame><text:span text:style-name="T105">Les mots des clusters correspondent généralement bien à un même champ lexical</text:span></text:p>
      <text:p text:style-name="P13"><text:span text:style-name="T106"/></text:p>
      <text:p text:style-name="P13"><text:span text:style-name="T107">On a ensuite visualisé les clusters créés grâce à pyLDAvis. Un cluster est principalement défini par ses mots les plus<text:s/></text:span><text:span text:style-name="T108">saillants </text:span><text:span text:style-name="T109">: ceux qui apparaissent beaucoup dans ce cluster mais peu ailleurs.</text:span></text:p>
      <text:p text:style-name="P13"><text:span text:style-name="T110"/></text:p>
      <text:p text:style-name="P13"><draw:frame text:anchor-type="as-char" svg:width="185.47mm" svg:height="116.68mm" style:rel-width="scale" style:rel-height="scale"><draw:object-ole xlink:href="OleObj9"/><draw:image xlink:href="ObjectReplacements/OleObj9"/></draw:frame><draw:frame text:anchor-type="as-char" svg:width="85.73mm" svg:height="79.11mm" style:rel-width="scale" style:rel-height="scale"><draw:object-ole xlink:href="OleObj10"/><draw:image xlink:href="ObjectReplacements/OleObj10"/></draw:frame><text:span text:style-name="T110"/></text:p>
      <text:p text:style-name="P14"><text:span text:style-name="T111">Étant donné un nouveau document, le modèle retourne le score d’appartenance à chacun des clusters</text:span></text:p>
      <text:p text:style-name="P15"><text:span text:style-name="T111">Afin d’obtenir des<text:s/></text:span><text:span text:style-name="T112">mesures d’évaluation</text:span><text:span text:style-name="T113">, on applique le clustering sur des<text:s/></text:span><text:span text:style-name="T114">données labellisées</text:span><text:span text:style-name="T115">. Avec un jeu de données de 90 classes on cherche à regrouper les données en un même nombre de clusters. La précision d’un cluster est calculée en divisant la taille de sa classe majoritaire par sa taille totale. On obtient une<text:s/></text:span><text:span text:style-name="T116">précision de 60 %</text:span><text:span text:style-name="T117"><text:s/>par cluster environ.</text:span></text:p>
      <text:p text:style-name="P15"><text:span text:style-name="T118"/></text:p>
      <text:p text:style-name="P15"><text:span text:style-name="T119">4) Word2vec</text:span></text:p>
      <text:p text:style-name="P15"><text:span text:style-name="T119"/></text:p>
      <text:p text:style-name="P15"><text:span text:style-name="T120">Word2vec associe un<text:s/></text:span><text:span text:style-name="T121">embedding</text:span><text:span text:style-name="T122"><text:s/>à chaque mot de telle sorte que deux mots sémantiquement proches ont une similarité en cosinus élevée entre leurs deux embeddings. </text:span></text:p>
      <text:p text:style-name="P15"><text:span text:style-name="T122"/></text:p>
      <text:p text:style-name="P16"><text:span text:style-name="T123">Pour entrainer le modèle word2vec nous avons deux méthodes possible la première skipgram qui prend un mot en entrée et doit prédire les mots du contexte en sortie, et la seconde méthode CBOW qui prend plusieurs mot de contexte en entrée et sort le mot qui appartient à ce contexte. Le context est une sliding window qui est définit au préalable par exemple 5 mots, de plus on peut définir un autre paramettre qui est la dimension de notre espace de sémantique(notre embedding), dans la majorité des cas on choisis 300 pour word2vec.</text:span></text:p>
      <text:p text:style-name="P17"><text:span text:style-name="T124"/></text:p>
      <text:p text:style-name="P17"><text:span text:style-name="T124"/></text:p>
      <text:p text:style-name="P17"><text:span text:style-name="T124">En entraînant le modèle sur une base de données de l’ordre de 1000 documents, on arrive à reproduire certaines expériences de la forme </text:span></text:p>
      <text:p text:style-name="P17"><text:span text:style-name="T125">« king » + (« woman » - « man ») = « queen »</text:span><text:span text:style-name="T126">. </text:span></text:p>
      <text:p text:style-name="P17"><text:span text:style-name="T126"/></text:p>
      <text:p text:style-name="P17"><text:span text:style-name="T126">Une fois le modèle entraîné, on entraîne un classifieur de sentiments en se servant des embeddings des mots plutôt que des bag-of-words. Afin d’obtenir la représentation d’un document, on doit<text:s/></text:span><text:span text:style-name="T127">agréger</text:span><text:span text:style-name="T128"><text:s/>les représentations des mots. Cela peut être implémenté par une somme, une moyenne ou un max.</text:span></text:p>
      <text:p text:style-name="P17"><text:span text:style-name="T128">La base de données utilisée était petite et les résultats sont médiocres. En utilisant le modèle</text:span><text:span text:style-name="T129"><text:s/></text:span><text:span text:style-name="T130">disponible<text:s/></text:span><text:span text:style-name="T131">pré-entraîné sur Wikipedia</text:span><text:span text:style-name="T132">, on pourrait obtenir de biens meilleures performances. </text:span></text:p>
      <text:p text:style-name="P17"><text:span text:style-name="T133"/></text:p>
      <text:p text:style-name="P17"><text:span text:style-name="T134">ANNEXE : Code source</text:span></text:p>
      <text:p text:style-name="P17"><text:span text:style-name="T134">1) POS TAG</text:span></text:p>
      <text:p text:style-name="P17"><text:span text:style-name="T135">import<text:s/></text:span><text:span text:style-name="T136">numpy<text:s/></text:span><text:span text:style-name="T137">as<text:s/></text:span><text:span text:style-name="T138">np</text:span></text:p>
      <text:p text:style-name="P17"><text:span text:style-name="T139">import<text:s/></text:span><text:span text:style-name="T140">matplotlib.pyplot<text:s/></text:span><text:span text:style-name="T141">as<text:s/></text:span><text:span text:style-name="T142">plt</text:span></text:p>
      <text:p text:style-name="P17"><text:span text:style-name="T143"># allx: liste de séquences d'observations</text:span></text:p>
      <text:p text:style-name="P17"><text:span text:style-name="T143"># allq: liste de séquences d'états</text:span></text:p>
      <text:p text:style-name="P17"><text:span text:style-name="T143"># N: nb états</text:span></text:p>
      <text:p text:style-name="P17"><text:span text:style-name="T143"># K: nb observation</text:span></text:p>
      <text:p text:style-name="P17"><text:span text:style-name="T144">def<text:s/></text:span><text:span text:style-name="T145">learnHMM</text:span><text:span text:style-name="T146">(allx</text:span><text:span text:style-name="T147">,<text:s/></text:span><text:span text:style-name="T148">allq</text:span><text:span text:style-name="T149">,<text:s/></text:span><text:span text:style-name="T150">N</text:span><text:span text:style-name="T151">,<text:s/></text:span><text:span text:style-name="T152">K</text:span><text:span text:style-name="T153">,<text:s/></text:span><text:span text:style-name="T154">initTo1=</text:span><text:span text:style-name="T155">True</text:span><text:span text:style-name="T156">):</text:span></text:p>
      <text:p text:style-name="P17"><text:span text:style-name="T157"><text:s text:c="4"/></text:span><text:span text:style-name="T158">if<text:s/></text:span><text:span text:style-name="T159">initTo1:</text:span></text:p>
      <text:p text:style-name="P17"><text:span text:style-name="T160"><text:s text:c="8"/></text:span><text:span text:style-name="T161">eps =<text:s/></text:span><text:span text:style-name="T162">1e-5</text:span></text:p>
      <text:p text:style-name="P17"><text:span text:style-name="T163"><text:s text:c="8"/></text:span><text:span text:style-name="T164">A = np.ones((N</text:span><text:span text:style-name="T165">,<text:s/></text:span><text:span text:style-name="T166">N)) * eps</text:span></text:p>
      <text:p text:style-name="P17"><text:span text:style-name="T167"><text:s text:c="8"/></text:span><text:span text:style-name="T168">B = np.ones((N</text:span><text:span text:style-name="T169">,<text:s/></text:span><text:span text:style-name="T170">K)) * eps</text:span></text:p>
      <text:p text:style-name="P17"><text:span text:style-name="T171"><text:s text:c="8"/></text:span><text:span text:style-name="T172">Pi = np.ones(N) * eps</text:span></text:p>
      <text:p text:style-name="P17"><text:span text:style-name="T173"><text:s text:c="4"/></text:span><text:span text:style-name="T174">else</text:span><text:span text:style-name="T175">:</text:span></text:p>
      <text:p text:style-name="P17"><text:span text:style-name="T176"><text:s text:c="8"/></text:span><text:span text:style-name="T177">A = np.zeros((N</text:span><text:span text:style-name="T178">,<text:s/></text:span><text:span text:style-name="T179">N))</text:span></text:p>
      <text:p text:style-name="P17"><text:span text:style-name="T180"><text:s text:c="8"/></text:span><text:span text:style-name="T181">B = np.zeros((N</text:span><text:span text:style-name="T182">,<text:s/></text:span><text:span text:style-name="T183">K))</text:span></text:p>
      <text:p text:style-name="P17"><text:span text:style-name="T184"><text:s text:c="8"/></text:span><text:span text:style-name="T185">Pi = np.zeros(N)</text:span></text:p>
      <text:p text:style-name="P17"><text:span text:style-name="T186"><text:s text:c="4"/></text:span><text:span text:style-name="T187">for<text:s/></text:span><text:span text:style-name="T188">x</text:span><text:span text:style-name="T189">,<text:s/></text:span><text:span text:style-name="T190">q<text:s/></text:span><text:span text:style-name="T191">in<text:s/></text:span><text:span text:style-name="T192">zip</text:span><text:span text:style-name="T193">(allx</text:span><text:span text:style-name="T194">,<text:s/></text:span><text:span text:style-name="T195">allq):</text:span></text:p>
      <text:p text:style-name="P17"><text:span text:style-name="T196"><text:s text:c="8"/></text:span><text:span text:style-name="T197">Pi[</text:span><text:span text:style-name="T198">int</text:span><text:span text:style-name="T199">(q[</text:span><text:span text:style-name="T200">0</text:span><text:span text:style-name="T201">])] +=<text:s/></text:span><text:span text:style-name="T202">1</text:span></text:p>
      <text:p text:style-name="P17"><text:span text:style-name="T203"><text:s text:c="8"/></text:span><text:span text:style-name="T204">for<text:s/></text:span><text:span text:style-name="T205">i<text:s/></text:span><text:span text:style-name="T206">in<text:s/></text:span><text:span text:style-name="T207">range</text:span><text:span text:style-name="T208">(</text:span><text:span text:style-name="T209">len</text:span><text:span text:style-name="T210">(q) -<text:s/></text:span><text:span text:style-name="T211">1</text:span><text:span text:style-name="T212">):</text:span></text:p>
      <text:p text:style-name="P17"><text:span text:style-name="T213"><text:s text:c="12"/></text:span><text:span text:style-name="T214">A[</text:span><text:span text:style-name="T215">int</text:span><text:span text:style-name="T216">(q[i])</text:span><text:span text:style-name="T217">,<text:s/></text:span><text:span text:style-name="T218">int</text:span><text:span text:style-name="T219">(q[i +<text:s/></text:span><text:span text:style-name="T220">1</text:span><text:span text:style-name="T221">])] +=<text:s/></text:span><text:span text:style-name="T222">1</text:span></text:p>
      <text:p text:style-name="P17"><text:span text:style-name="T223"><text:s text:c="12"/></text:span><text:span text:style-name="T224">B[</text:span><text:span text:style-name="T225">int</text:span><text:span text:style-name="T226">(q[i])</text:span><text:span text:style-name="T227">,<text:s/></text:span><text:span text:style-name="T228">int</text:span><text:span text:style-name="T229">(x[i])] +=<text:s/></text:span><text:span text:style-name="T230">1</text:span></text:p>
      <text:p text:style-name="P17"><text:span text:style-name="T231"><text:s text:c="8"/></text:span><text:span text:style-name="T232">B[</text:span><text:span text:style-name="T233">int</text:span><text:span text:style-name="T234">(q[-</text:span><text:span text:style-name="T235">1</text:span><text:span text:style-name="T236">])</text:span><text:span text:style-name="T237">,<text:s/></text:span><text:span text:style-name="T238">int</text:span><text:span text:style-name="T239">(x[-</text:span><text:span text:style-name="T240">1</text:span><text:span text:style-name="T241">])] +=<text:s/></text:span><text:span text:style-name="T242">1<text:s text:c="2"/></text:span><text:span text:style-name="T243"># derniere transition</text:span></text:p>
      <text:p text:style-name="P17"><text:span text:style-name="T244"><text:s text:c="4"/></text:span><text:span text:style-name="T245">A = A / np.maximum(A.sum(</text:span><text:span text:style-name="T246">1</text:span><text:span text:style-name="T247">).reshape(N</text:span><text:span text:style-name="T248">,<text:s/></text:span><text:span text:style-name="T249">1</text:span><text:span text:style-name="T250">)</text:span><text:span text:style-name="T251">,<text:s/></text:span><text:span text:style-name="T252">1</text:span><text:span text:style-name="T253">)<text:s text:c="2"/></text:span><text:span text:style-name="T254"># normalisation</text:span></text:p>
      <text:p text:style-name="P17"><text:span text:style-name="T255"><text:s text:c="4"/></text:span><text:span text:style-name="T256">B = B / np.maximum(B.sum(</text:span><text:span text:style-name="T257">1</text:span><text:span text:style-name="T258">).reshape(N</text:span><text:span text:style-name="T259">,<text:s/></text:span><text:span text:style-name="T260">1</text:span><text:span text:style-name="T261">)</text:span><text:span text:style-name="T262">,<text:s/></text:span><text:span text:style-name="T263">1</text:span><text:span text:style-name="T264">)<text:s text:c="2"/></text:span><text:span text:style-name="T265"># normalisation</text:span></text:p>
      <text:p text:style-name="P17"><text:span text:style-name="T266"><text:s text:c="4"/></text:span><text:span text:style-name="T267">Pi = Pi / Pi.sum()</text:span></text:p>
      <text:p text:style-name="P17"><text:span text:style-name="T268"><text:s text:c="4"/></text:span><text:span text:style-name="T269">return<text:s/></text:span><text:span text:style-name="T270">Pi</text:span><text:span text:style-name="T271">,<text:s/></text:span><text:span text:style-name="T272">A</text:span><text:span text:style-name="T273">,<text:s/></text:span><text:span text:style-name="T274">B</text:span></text:p>
      <text:p text:style-name="P17"><text:span text:style-name="T275">def<text:s/></text:span><text:span text:style-name="T276">viterbi</text:span><text:span text:style-name="T277">(x</text:span><text:span text:style-name="T278">,<text:s/></text:span><text:span text:style-name="T279">Pi</text:span><text:span text:style-name="T280">,<text:s/></text:span><text:span text:style-name="T281">A</text:span><text:span text:style-name="T282">,<text:s/></text:span><text:span text:style-name="T283">B):</text:span></text:p>
      <text:p text:style-name="P17"><text:span text:style-name="T284"><text:s text:c="4"/></text:span><text:span text:style-name="T285">T =<text:s/></text:span><text:span text:style-name="T286">len</text:span><text:span text:style-name="T287">(x)</text:span></text:p>
      <text:p text:style-name="P17"><text:span text:style-name="T288"><text:s text:c="4"/></text:span><text:span text:style-name="T289">N =<text:s/></text:span><text:span text:style-name="T290">len</text:span><text:span text:style-name="T291">(Pi)</text:span></text:p>
      <text:p text:style-name="P17"><text:span text:style-name="T292"><text:s text:c="4"/></text:span><text:span text:style-name="T293">logA = np.log(A)</text:span></text:p>
      <text:p text:style-name="P17"><text:span text:style-name="T294"><text:s text:c="4"/></text:span><text:span text:style-name="T295">logB = np.log(B)</text:span></text:p>
      <text:p text:style-name="P17"><text:span text:style-name="T296"><text:s text:c="4"/></text:span><text:span text:style-name="T297">logdelta = np.zeros((N</text:span><text:span text:style-name="T298">,<text:s/></text:span><text:span text:style-name="T299">T))</text:span></text:p>
      <text:p text:style-name="P17"><text:span text:style-name="T300"><text:s text:c="4"/></text:span><text:span text:style-name="T301">psi = np.zeros((N</text:span><text:span text:style-name="T302">,<text:s/></text:span><text:span text:style-name="T303">T)</text:span><text:span text:style-name="T304">,<text:s/></text:span><text:span text:style-name="T305">dtype</text:span><text:span text:style-name="T306">=</text:span><text:span text:style-name="T307">int</text:span><text:span text:style-name="T308">)</text:span></text:p>
      <text:p text:style-name="P17"><text:span text:style-name="T309"><text:s text:c="4"/></text:span><text:span text:style-name="T310">S = np.zeros(T</text:span><text:span text:style-name="T311">,<text:s/></text:span><text:span text:style-name="T312">dtype</text:span><text:span text:style-name="T313">=</text:span><text:span text:style-name="T314">int</text:span><text:span text:style-name="T315">)</text:span></text:p>
      <text:p text:style-name="P17"><text:span text:style-name="T316"><text:s text:c="4"/></text:span><text:span text:style-name="T317">logdelta[:</text:span><text:span text:style-name="T318">,<text:s/></text:span><text:span text:style-name="T319">0</text:span><text:span text:style-name="T320">] = np.log(Pi) + logB[:</text:span><text:span text:style-name="T321">,<text:s/></text:span><text:span text:style-name="T322">x[</text:span><text:span text:style-name="T323">0</text:span><text:span text:style-name="T324">]]</text:span></text:p>
      <text:p text:style-name="P17"><text:span text:style-name="T325"><text:s text:c="4"/></text:span><text:span text:style-name="T326">#forward</text:span></text:p>
      <text:p text:style-name="P17"><text:span text:style-name="T327"><text:s text:c="4"/></text:span><text:span text:style-name="T328">for<text:s/></text:span><text:span text:style-name="T329">t<text:s/></text:span><text:span text:style-name="T330">in<text:s/></text:span><text:span text:style-name="T331">range</text:span><text:span text:style-name="T332">(</text:span><text:span text:style-name="T333">1</text:span><text:span text:style-name="T334">,<text:s/></text:span><text:span text:style-name="T335">T):</text:span></text:p>
      <text:p text:style-name="P17"><text:span text:style-name="T336"><text:s text:c="8"/></text:span><text:span text:style-name="T337">logdelta[:</text:span><text:span text:style-name="T338">,<text:s/></text:span><text:span text:style-name="T339">t] = (logdelta[:</text:span><text:span text:style-name="T340">,<text:s/></text:span><text:span text:style-name="T341">t -<text:s/></text:span><text:span text:style-name="T342">1</text:span><text:span text:style-name="T343">].reshape(N</text:span><text:span text:style-name="T344">,<text:s/></text:span><text:span text:style-name="T345">1</text:span><text:span text:style-name="T346">) + logA).max(</text:span><text:span text:style-name="T347">0</text:span><text:span text:style-name="T348">) + logB[:</text:span><text:span text:style-name="T349">,<text:s/></text:span><text:span text:style-name="T350">x[t]]</text:span></text:p>
      <text:p text:style-name="P17"><text:span text:style-name="T351"><text:s text:c="8"/></text:span><text:span text:style-name="T352">psi[:</text:span><text:span text:style-name="T353">,<text:s/></text:span><text:span text:style-name="T354">t] = (logdelta[:</text:span><text:span text:style-name="T355">,<text:s/></text:span><text:span text:style-name="T356">t -<text:s/></text:span><text:span text:style-name="T357">1</text:span><text:span text:style-name="T358">].reshape(N</text:span><text:span text:style-name="T359">,<text:s/></text:span><text:span text:style-name="T360">1</text:span><text:span text:style-name="T361">) + logA).argmax(</text:span><text:span text:style-name="T362">0</text:span><text:span text:style-name="T363">)</text:span></text:p>
      <text:p text:style-name="P17"><text:span text:style-name="T364"><text:s text:c="4"/></text:span><text:span text:style-name="T365"># backward</text:span></text:p>
      <text:p text:style-name="P17"><text:span text:style-name="T366"><text:s text:c="4"/></text:span><text:span text:style-name="T367">logp = logdelta[:</text:span><text:span text:style-name="T368">,<text:s/></text:span><text:span text:style-name="T369">-</text:span><text:span text:style-name="T370">1</text:span><text:span text:style-name="T371">].max()</text:span></text:p>
      <text:p text:style-name="P17"><text:span text:style-name="T372"><text:s text:c="4"/></text:span><text:span text:style-name="T373">S[T -<text:s/></text:span><text:span text:style-name="T374">1</text:span><text:span text:style-name="T375">] = logdelta[:</text:span><text:span text:style-name="T376">,<text:s/></text:span><text:span text:style-name="T377">-</text:span><text:span text:style-name="T378">1</text:span><text:span text:style-name="T379">].argmax()</text:span></text:p>
      <text:p text:style-name="P17"><text:span text:style-name="T380"><text:s text:c="4"/></text:span><text:span text:style-name="T381">for<text:s/></text:span><text:span text:style-name="T382">i<text:s/></text:span><text:span text:style-name="T383">in<text:s/></text:span><text:span text:style-name="T384">range</text:span><text:span text:style-name="T385">(</text:span><text:span text:style-name="T386">2</text:span><text:span text:style-name="T387">,<text:s/></text:span><text:span text:style-name="T388">T +<text:s/></text:span><text:span text:style-name="T389">1</text:span><text:span text:style-name="T390">):</text:span></text:p>
      <text:p text:style-name="P17"><text:span text:style-name="T391"><text:s text:c="8"/></text:span><text:span text:style-name="T392">S[T - i] = psi[S[T - i +<text:s/></text:span><text:span text:style-name="T393">1</text:span><text:span text:style-name="T394">]</text:span><text:span text:style-name="T395">,<text:s/></text:span><text:span text:style-name="T396">T - i +<text:s/></text:span><text:span text:style-name="T397">1</text:span><text:span text:style-name="T398">]</text:span></text:p>
      <text:p text:style-name="P17"><text:span text:style-name="T399"><text:s text:c="4"/></text:span><text:span text:style-name="T400">return<text:s/></text:span><text:span text:style-name="T401">S</text:span><text:span text:style-name="T402">,<text:s/></text:span><text:span text:style-name="T403">logp<text:s text:c="2"/></text:span><text:span text:style-name="T404">#, delta, psi</text:span></text:p>
      <text:p text:style-name="P17"><text:span text:style-name="T405">def<text:s/></text:span><text:span text:style-name="T406">load</text:span><text:span text:style-name="T407">(filename):</text:span></text:p>
      <text:p text:style-name="P17"><text:span text:style-name="T408"><text:s text:c="4"/></text:span><text:span text:style-name="T409">listeDoc =<text:s/></text:span><text:span text:style-name="T410">list</text:span><text:span text:style-name="T411">()</text:span></text:p>
      <text:p text:style-name="P17"><text:span text:style-name="T412"><text:s text:c="4"/></text:span><text:span text:style-name="T413">with<text:s/></text:span><text:span text:style-name="T414">open</text:span><text:span text:style-name="T415">(filename</text:span><text:span text:style-name="T416">,<text:s/></text:span><text:span text:style-name="T417">"r"</text:span><text:span text:style-name="T418">)<text:s/></text:span><text:span text:style-name="T419">as<text:s/></text:span><text:span text:style-name="T420">f:</text:span></text:p>
      <text:p text:style-name="P17"><text:span text:style-name="T421"><text:s text:c="8"/></text:span><text:span text:style-name="T422">doc =<text:s/></text:span><text:span text:style-name="T423">list</text:span><text:span text:style-name="T424">()</text:span></text:p>
      <text:p text:style-name="P17"><text:span text:style-name="T425"><text:s text:c="8"/></text:span><text:span text:style-name="T426">for<text:s/></text:span><text:span text:style-name="T427">ligne<text:s/></text:span><text:span text:style-name="T428">in<text:s/></text:span><text:span text:style-name="T429">f:</text:span></text:p>
      <text:p text:style-name="P17"><text:span text:style-name="T430"><text:s text:c="12"/></text:span><text:span text:style-name="T431">#print "l : ",len(ligne)," ",ligne</text:span></text:p>
      <text:p text:style-name="P17"><text:span text:style-name="T432"><text:s text:c="12"/></text:span><text:span text:style-name="T433">if<text:s/></text:span><text:span text:style-name="T434">len</text:span><text:span text:style-name="T435">(ligne) &lt;<text:s/></text:span><text:span text:style-name="T436">2</text:span><text:span text:style-name="T437">:<text:s text:c="2"/></text:span><text:span text:style-name="T438"># fin de doc</text:span></text:p>
      <text:p text:style-name="P17"><text:span text:style-name="T439"><text:s text:c="16"/></text:span><text:span text:style-name="T440">listeDoc.append(doc)</text:span></text:p>
      <text:p text:style-name="P17"><text:span text:style-name="T441"><text:s text:c="16"/></text:span><text:span text:style-name="T442">doc =<text:s/></text:span><text:span text:style-name="T443">list</text:span><text:span text:style-name="T444">()</text:span></text:p>
      <text:p text:style-name="P17"><text:span text:style-name="T445"><text:s text:c="16"/></text:span><text:span text:style-name="T446">continue</text:span></text:p>
      <text:p text:style-name="P17"><text:span text:style-name="T447"><text:s text:c="12"/></text:span><text:span text:style-name="T448">mots = ligne.split(</text:span><text:span text:style-name="T449">" "</text:span><text:span text:style-name="T450">)</text:span></text:p>
      <text:p text:style-name="P17"><text:span text:style-name="T451"><text:s text:c="12"/></text:span><text:span text:style-name="T452">doc.append((mots[</text:span><text:span text:style-name="T453">0</text:span><text:span text:style-name="T454">]</text:span><text:span text:style-name="T455">,<text:s/></text:span><text:span text:style-name="T456">mots[</text:span><text:span text:style-name="T457">1</text:span><text:span text:style-name="T458">]))</text:span></text:p>
      <text:p text:style-name="P17"><text:span text:style-name="T459"><text:s text:c="4"/></text:span><text:span text:style-name="T460">return<text:s/></text:span><text:span text:style-name="T461">listeDoc</text:span></text:p>
      <text:p text:style-name="P17"><text:span text:style-name="T462">def<text:s/></text:span><text:span text:style-name="T463">decodeSortie</text:span><text:span text:style-name="T464">(indList</text:span><text:span text:style-name="T465">,<text:s/></text:span><text:span text:style-name="T466">ind2cle):</text:span></text:p>
      <text:p text:style-name="P17"><text:span text:style-name="T467"><text:s text:c="4"/></text:span><text:span text:style-name="T468">new_list = []</text:span></text:p>
      <text:p text:style-name="P17"><text:span text:style-name="T469"><text:s text:c="4"/></text:span><text:span text:style-name="T470">for<text:s/></text:span><text:span text:style-name="T471">i<text:s/></text:span><text:span text:style-name="T472">in<text:s/></text:span><text:span text:style-name="T473">indList:</text:span></text:p>
      <text:p text:style-name="P17"><text:span text:style-name="T474"><text:s text:c="8"/></text:span><text:span text:style-name="T475">new_list.append(ind2cle[i])</text:span></text:p>
      <text:p text:style-name="P17"><text:span text:style-name="T476"><text:s text:c="4"/></text:span><text:span text:style-name="T477">return<text:s/></text:span><text:span text:style-name="T478">new_list</text:span></text:p>
      <text:p text:style-name="P17"><text:span text:style-name="T479">def<text:s/></text:span><text:span text:style-name="T480">evalHmm</text:span><text:span text:style-name="T481">(Pi</text:span><text:span text:style-name="T482">,<text:s/></text:span><text:span text:style-name="T483">A</text:span><text:span text:style-name="T484">,<text:s/></text:span><text:span text:style-name="T485">B</text:span><text:span text:style-name="T486">,<text:s/></text:span><text:span text:style-name="T487">allxT</text:span><text:span text:style-name="T488">,<text:s/></text:span><text:span text:style-name="T489">allqT):</text:span></text:p>
      <text:p text:style-name="P17"><text:span text:style-name="T490"><text:s text:c="4"/></text:span><text:span text:style-name="T491">compteur =<text:s/></text:span><text:span text:style-name="T492">0</text:span></text:p>
      <text:p text:style-name="P17"><text:span text:style-name="T493"><text:s text:c="4"/></text:span><text:span text:style-name="T494">taille =<text:s/></text:span><text:span text:style-name="T495">0</text:span></text:p>
      <text:p text:style-name="P17"><text:span text:style-name="T496"><text:s text:c="4"/></text:span><text:span text:style-name="T497">confMat = np.zeros((</text:span><text:span text:style-name="T498">len</text:span><text:span text:style-name="T499">(A)</text:span><text:span text:style-name="T500">,<text:s/></text:span><text:span text:style-name="T501">len</text:span><text:span text:style-name="T502">(A)))</text:span></text:p>
      <text:p text:style-name="P17"><text:span text:style-name="T503"><text:s text:c="4"/></text:span><text:span text:style-name="T504">for<text:s/></text:span><text:span text:style-name="T505">k<text:s/></text:span><text:span text:style-name="T506">in<text:s/></text:span><text:span text:style-name="T507">range</text:span><text:span text:style-name="T508">(</text:span><text:span text:style-name="T509">len</text:span><text:span text:style-name="T510">(allxT)):</text:span></text:p>
      <text:p text:style-name="P17"><text:span text:style-name="T511"><text:s text:c="8"/></text:span><text:span text:style-name="T512">S</text:span><text:span text:style-name="T513">,<text:s/></text:span><text:span text:style-name="T514">_ = viterbi(allxT[k]</text:span><text:span text:style-name="T515">,<text:s/></text:span><text:span text:style-name="T516">Pi</text:span><text:span text:style-name="T517">,<text:s/></text:span><text:span text:style-name="T518">A</text:span><text:span text:style-name="T519">,<text:s/></text:span><text:span text:style-name="T520">B)</text:span></text:p>
      <text:p text:style-name="P17"><text:span text:style-name="T521"><text:s text:c="8"/></text:span><text:span text:style-name="T522">for<text:s/></text:span><text:span text:style-name="T523">i<text:s/></text:span><text:span text:style-name="T524">in<text:s/></text:span><text:span text:style-name="T525">range</text:span><text:span text:style-name="T526">(</text:span><text:span text:style-name="T527">len</text:span><text:span text:style-name="T528">(S)):</text:span></text:p>
      <text:p text:style-name="P17"><text:span text:style-name="T529"><text:s text:c="12"/></text:span><text:span text:style-name="T530">if<text:s/></text:span><text:span text:style-name="T531">(S[i] == allqT[k][i]):</text:span></text:p>
      <text:p text:style-name="P17"><text:span text:style-name="T532"><text:s text:c="16"/></text:span><text:span text:style-name="T533">compteur +=<text:s/></text:span><text:span text:style-name="T534">1</text:span></text:p>
      <text:p text:style-name="P17"><text:span text:style-name="T535"><text:s text:c="12"/></text:span><text:span text:style-name="T536">confMat[allqT[k][i] -<text:s/></text:span><text:span text:style-name="T537">1</text:span><text:span text:style-name="T538">][S[i] -<text:s/></text:span><text:span text:style-name="T539">1</text:span><text:span text:style-name="T540">] +=<text:s/></text:span><text:span text:style-name="T541">1</text:span></text:p>
      <text:p text:style-name="P17"><text:span text:style-name="T542"><text:s text:c="12"/></text:span></text:p>
      <text:p text:style-name="P17"><text:span text:style-name="T542"><text:s text:c="12"/></text:span><text:span text:style-name="T543">taille +=<text:s/></text:span><text:span text:style-name="T544">1</text:span></text:p>
      <text:p text:style-name="P17"><text:span text:style-name="T545"><text:s text:c="4"/></text:span><text:span text:style-name="T546">print</text:span><text:span text:style-name="T547">(</text:span><text:span text:style-name="T548">"nb bonnes réponses:"</text:span><text:span text:style-name="T549">,<text:s/></text:span><text:span text:style-name="T550">compteur)</text:span></text:p>
      <text:p text:style-name="P17"><text:span text:style-name="T551"><text:s text:c="4"/></text:span><text:span text:style-name="T552">confMat = [l /<text:s/></text:span><text:span text:style-name="T553">sum</text:span><text:span text:style-name="T554">(l)<text:s/></text:span><text:span text:style-name="T555">for<text:s/></text:span><text:span text:style-name="T556">l<text:s/></text:span><text:span text:style-name="T557">in<text:s/></text:span><text:span text:style-name="T558">confMat]</text:span></text:p>
      <text:p text:style-name="P17"><text:span text:style-name="T559"><text:s text:c="4"/></text:span><text:span text:style-name="T560">return<text:s/></text:span><text:span text:style-name="T561">compteur / taille</text:span><text:span text:style-name="T562">,<text:s/></text:span><text:span text:style-name="T563">confMat</text:span></text:p>
      <text:p text:style-name="P17"><text:span text:style-name="T564">def<text:s/></text:span><text:span text:style-name="T565">affichage</text:span><text:span text:style-name="T566">(A</text:span><text:span text:style-name="T567">,<text:s/></text:span><text:span text:style-name="T568">posTag):</text:span></text:p>
      <text:p text:style-name="P17"><text:span text:style-name="T569"><text:s text:c="4"/></text:span><text:span text:style-name="T570">filename =<text:s/></text:span><text:span text:style-name="T571">"test"</text:span></text:p>
      <text:p text:style-name="P17"><text:span text:style-name="T572"><text:s text:c="4"/></text:span><text:span text:style-name="T573">plt.figure()</text:span></text:p>
      <text:p text:style-name="P17"><text:span text:style-name="T574"><text:s text:c="4"/></text:span><text:span text:style-name="T575">plt.imshow(A</text:span><text:span text:style-name="T576">,<text:s/></text:span><text:span text:style-name="T577">interpolation</text:span><text:span text:style-name="T578">=</text:span><text:span text:style-name="T579">'nearest'</text:span><text:span text:style-name="T580">)</text:span></text:p>
      <text:p text:style-name="P17"><text:span text:style-name="T581"><text:s text:c="4"/></text:span><text:span text:style-name="T582">localLabs = posTag<text:s text:c="2"/></text:span><text:span text:style-name="T583"># liste des POS-TAG</text:span></text:p>
      <text:p text:style-name="P17"><text:span text:style-name="T584"><text:s text:c="4"/></text:span><text:span text:style-name="T585">plt.yticks(</text:span><text:span text:style-name="T586">range</text:span><text:span text:style-name="T587">(</text:span><text:span text:style-name="T588">len</text:span><text:span text:style-name="T589">(localLabs))</text:span><text:span text:style-name="T590">,<text:s/></text:span><text:span text:style-name="T591">localLabs)<text:s text:c="2"/></text:span><text:span text:style-name="T592"># affichage sur l'image</text:span></text:p>
      <text:p text:style-name="P17"><text:span text:style-name="T593"><text:s text:c="4"/></text:span><text:span text:style-name="T594">plt.xticks(</text:span><text:span text:style-name="T595">range</text:span><text:span text:style-name="T596">(</text:span><text:span text:style-name="T597">len</text:span><text:span text:style-name="T598">(localLabs))</text:span><text:span text:style-name="T599">,<text:s/></text:span><text:span text:style-name="T600">localLabs)</text:span></text:p>
      <text:p text:style-name="P17"><text:span text:style-name="T601"><text:s text:c="4"/></text:span><text:span text:style-name="T602">if<text:s/></text:span><text:span text:style-name="T603">filename<text:s/></text:span><text:span text:style-name="T604">is not None</text:span><text:span text:style-name="T605">:</text:span></text:p>
      <text:p text:style-name="P17"><text:span text:style-name="T606"><text:s text:c="8"/></text:span><text:span text:style-name="T607">plt.savefig(filename)</text:span></text:p>
      <text:p text:style-name="P17"><text:span text:style-name="T608">if<text:s/></text:span><text:span text:style-name="T609">__name__ ==<text:s/></text:span><text:span text:style-name="T610">'__main__'</text:span><text:span text:style-name="T611">:</text:span></text:p>
      <text:p text:style-name="P17"><text:span text:style-name="T612"><text:s text:c="4"/></text:span><text:span text:style-name="T613">filename =<text:s/></text:span><text:span text:style-name="T614">"data/wapiti/chtrain.txt"<text:s text:c="2"/></text:span><text:span text:style-name="T615"># a modifier</text:span></text:p>
      <text:p text:style-name="P17"><text:span text:style-name="T616"><text:s text:c="4"/></text:span><text:span text:style-name="T617">filenameT =<text:s/></text:span><text:span text:style-name="T618">"data/wapiti/chtest.txt"<text:s text:c="2"/></text:span><text:span text:style-name="T619"># a modifier</text:span></text:p>
      <text:p text:style-name="P17"><text:span text:style-name="T620"><text:s text:c="4"/></text:span></text:p>
      <text:p text:style-name="P17"><text:span text:style-name="T620"><text:s text:c="4"/></text:span><text:span text:style-name="T621">alldocs = load(filename)</text:span></text:p>
      <text:p text:style-name="P17"><text:span text:style-name="T622"><text:s text:c="4"/></text:span><text:span text:style-name="T623">alldocsT = load(filenameT)</text:span></text:p>
      <text:p text:style-name="P17"><text:span text:style-name="T624"><text:s text:c="4"/></text:span></text:p>
      <text:p text:style-name="P17"><text:span text:style-name="T624"><text:s text:c="4"/></text:span><text:span text:style-name="T625"># alldocs etant issu du chargement des données</text:span></text:p>
      <text:p text:style-name="P17"><text:span text:style-name="T626"><text:s text:c="4"/></text:span></text:p>
      <text:p text:style-name="P17"><text:span text:style-name="T626"><text:s text:c="4"/></text:span><text:span text:style-name="T627">buf = [[m<text:s/></text:span><text:span text:style-name="T628">for<text:s/></text:span><text:span text:style-name="T629">m</text:span><text:span text:style-name="T630">,<text:s/></text:span><text:span text:style-name="T631">c<text:s/></text:span><text:span text:style-name="T632">in<text:s/></text:span><text:span text:style-name="T633">d]<text:s/></text:span><text:span text:style-name="T634">for<text:s/></text:span><text:span text:style-name="T635">d<text:s/></text:span><text:span text:style-name="T636">in<text:s/></text:span><text:span text:style-name="T637">alldocs]</text:span></text:p>
      <text:p text:style-name="P17"><text:span text:style-name="T638"><text:s text:c="4"/></text:span><text:span text:style-name="T639">mots = []</text:span></text:p>
      <text:p text:style-name="P17"><text:span text:style-name="T640"><text:s text:c="4"/></text:span><text:span text:style-name="T641">[mots.extend(b)<text:s/></text:span><text:span text:style-name="T642">for<text:s/></text:span><text:span text:style-name="T643">b<text:s/></text:span><text:span text:style-name="T644">in<text:s/></text:span><text:span text:style-name="T645">buf]</text:span></text:p>
      <text:p text:style-name="P17"><text:span text:style-name="T646"><text:s text:c="4"/></text:span><text:span text:style-name="T647">mots = np.unique(np.array(mots))</text:span></text:p>
      <text:p text:style-name="P17"><text:span text:style-name="T648"><text:s text:c="4"/></text:span><text:span text:style-name="T649">nMots =<text:s/></text:span><text:span text:style-name="T650">len</text:span><text:span text:style-name="T651">(mots) +<text:s/></text:span><text:span text:style-name="T652">1<text:s text:c="2"/></text:span><text:span text:style-name="T653"># mot inconnu</text:span></text:p>
      <text:p text:style-name="P17"><text:span text:style-name="T654"><text:s text:c="4"/></text:span></text:p>
      <text:p text:style-name="P17"><text:span text:style-name="T654"><text:s text:c="4"/></text:span><text:span text:style-name="T655">mots2ind =<text:s/></text:span><text:span text:style-name="T656">dict</text:span><text:span text:style-name="T657">(</text:span><text:span text:style-name="T658">zip</text:span><text:span text:style-name="T659">(mots</text:span><text:span text:style-name="T660">,<text:s/></text:span><text:span text:style-name="T661">range</text:span><text:span text:style-name="T662">(</text:span><text:span text:style-name="T663">len</text:span><text:span text:style-name="T664">(mots))))</text:span></text:p>
      <text:p text:style-name="P17"><text:span text:style-name="T665"><text:s text:c="4"/></text:span><text:span text:style-name="T666">mots2ind[</text:span><text:span text:style-name="T667">"UUUUUUUU"</text:span><text:span text:style-name="T668">] =<text:s/></text:span><text:span text:style-name="T669">len</text:span><text:span text:style-name="T670">(mots)</text:span></text:p>
      <text:p text:style-name="P17"><text:span text:style-name="T671"><text:s text:c="4"/></text:span></text:p>
      <text:p text:style-name="P17"><text:span text:style-name="T671"><text:s text:c="4"/></text:span><text:span text:style-name="T672">buf2 = [[c<text:s/></text:span><text:span text:style-name="T673">for<text:s/></text:span><text:span text:style-name="T674">m</text:span><text:span text:style-name="T675">,<text:s/></text:span><text:span text:style-name="T676">c<text:s/></text:span><text:span text:style-name="T677">in<text:s/></text:span><text:span text:style-name="T678">d]<text:s/></text:span><text:span text:style-name="T679">for<text:s/></text:span><text:span text:style-name="T680">d<text:s/></text:span><text:span text:style-name="T681">in<text:s/></text:span><text:span text:style-name="T682">alldocs]</text:span></text:p>
      <text:p text:style-name="P17"><text:span text:style-name="T683"><text:s text:c="4"/></text:span><text:span text:style-name="T684">cles = []</text:span></text:p>
      <text:p text:style-name="P17"><text:span text:style-name="T685"><text:s text:c="4"/></text:span><text:span text:style-name="T686">[cles.extend(b)<text:s/></text:span><text:span text:style-name="T687">for<text:s/></text:span><text:span text:style-name="T688">b<text:s/></text:span><text:span text:style-name="T689">in<text:s/></text:span><text:span text:style-name="T690">buf2]</text:span></text:p>
      <text:p text:style-name="P17"><text:span text:style-name="T691"><text:s text:c="4"/></text:span><text:span text:style-name="T692">cles = np.unique(np.array(cles))</text:span></text:p>
      <text:p text:style-name="P17"><text:span text:style-name="T693"><text:s text:c="4"/></text:span><text:span text:style-name="T694">cles2ind =<text:s/></text:span><text:span text:style-name="T695">dict</text:span><text:span text:style-name="T696">(</text:span><text:span text:style-name="T697">zip</text:span><text:span text:style-name="T698">(cles</text:span><text:span text:style-name="T699">,<text:s/></text:span><text:span text:style-name="T700">range</text:span><text:span text:style-name="T701">(</text:span><text:span text:style-name="T702">len</text:span><text:span text:style-name="T703">(cles))))</text:span></text:p>
      <text:p text:style-name="P17"><text:span text:style-name="T704"><text:s text:c="4"/></text:span></text:p>
      <text:p text:style-name="P17"><text:span text:style-name="T704"><text:s text:c="4"/></text:span><text:span text:style-name="T705">ind2cle =<text:s/></text:span><text:span text:style-name="T706">dict</text:span><text:span text:style-name="T707">(</text:span><text:span text:style-name="T708">zip</text:span><text:span text:style-name="T709">(</text:span><text:span text:style-name="T710">range</text:span><text:span text:style-name="T711">(</text:span><text:span text:style-name="T712">len</text:span><text:span text:style-name="T713">(cles))</text:span><text:span text:style-name="T714">,<text:s/></text:span><text:span text:style-name="T715">cles))</text:span></text:p>
      <text:p text:style-name="P17"><text:span text:style-name="T716"><text:s text:c="4"/></text:span></text:p>
      <text:p text:style-name="P17"><text:span text:style-name="T716"><text:s text:c="4"/></text:span><text:span text:style-name="T717">nCles =<text:s/></text:span><text:span text:style-name="T718">len</text:span><text:span text:style-name="T719">(cles)</text:span></text:p>
      <text:p text:style-name="P17"><text:span text:style-name="T720"><text:s text:c="4"/></text:span></text:p>
      <text:p text:style-name="P17"><text:span text:style-name="T720"><text:s text:c="4"/></text:span><text:span text:style-name="T721">print</text:span><text:span text:style-name="T722">(nMots</text:span><text:span text:style-name="T723">,<text:s/></text:span><text:span text:style-name="T724">nCles</text:span><text:span text:style-name="T725">,<text:s/></text:span><text:span text:style-name="T726">" in the dictionary"</text:span><text:span text:style-name="T727">)</text:span></text:p>
      <text:p text:style-name="P17"><text:span text:style-name="T728"><text:s text:c="4"/></text:span></text:p>
      <text:p text:style-name="P17"><text:span text:style-name="T728"><text:s text:c="4"/></text:span><text:span text:style-name="T729"># mise en forme des données</text:span></text:p>
      <text:p text:style-name="P17"><text:span text:style-name="T730"><text:s text:c="4"/></text:span><text:span text:style-name="T731">allx = [[mots2ind[m]<text:s/></text:span><text:span text:style-name="T732">for<text:s/></text:span><text:span text:style-name="T733">m</text:span><text:span text:style-name="T734">,<text:s/></text:span><text:span text:style-name="T735">c<text:s/></text:span><text:span text:style-name="T736">in<text:s/></text:span><text:span text:style-name="T737">d]<text:s/></text:span><text:span text:style-name="T738">for<text:s/></text:span><text:span text:style-name="T739">d<text:s/></text:span><text:span text:style-name="T740">in<text:s/></text:span><text:span text:style-name="T741">alldocs]</text:span></text:p>
      <text:p text:style-name="P17"><text:span text:style-name="T742"><text:s text:c="4"/></text:span><text:span text:style-name="T743">allxT = [[mots2ind.get(m</text:span><text:span text:style-name="T744">,<text:s/></text:span><text:span text:style-name="T745">len</text:span><text:span text:style-name="T746">(mots))<text:s/></text:span><text:span text:style-name="T747">for<text:s/></text:span><text:span text:style-name="T748">m</text:span><text:span text:style-name="T749">,<text:s/></text:span><text:span text:style-name="T750">c<text:s/></text:span><text:span text:style-name="T751">in<text:s/></text:span><text:span text:style-name="T752">d]<text:s/></text:span><text:span text:style-name="T753">for<text:s/></text:span><text:span text:style-name="T754">d<text:s/></text:span><text:span text:style-name="T755">in<text:s/></text:span><text:span text:style-name="T756">alldocsT]</text:span></text:p>
      <text:p text:style-name="P17"><text:span text:style-name="T757"><text:s text:c="4"/></text:span></text:p>
      <text:p text:style-name="P17"><text:span text:style-name="T757"><text:s text:c="4"/></text:span><text:span text:style-name="T758">allq = [[cles2ind[c]<text:s/></text:span><text:span text:style-name="T759">for<text:s/></text:span><text:span text:style-name="T760">m</text:span><text:span text:style-name="T761">,<text:s/></text:span><text:span text:style-name="T762">c<text:s/></text:span><text:span text:style-name="T763">in<text:s/></text:span><text:span text:style-name="T764">d]<text:s/></text:span><text:span text:style-name="T765">for<text:s/></text:span><text:span text:style-name="T766">d<text:s/></text:span><text:span text:style-name="T767">in<text:s/></text:span><text:span text:style-name="T768">alldocs]</text:span></text:p>
      <text:p text:style-name="P17"><text:span text:style-name="T769"><text:s text:c="4"/></text:span><text:span text:style-name="T770">allqT = [[cles2ind.get(c</text:span><text:span text:style-name="T771">,<text:s/></text:span><text:span text:style-name="T772">len</text:span><text:span text:style-name="T773">(cles))<text:s/></text:span><text:span text:style-name="T774">for<text:s/></text:span><text:span text:style-name="T775">m</text:span><text:span text:style-name="T776">,<text:s/></text:span><text:span text:style-name="T777">c<text:s/></text:span><text:span text:style-name="T778">in<text:s/></text:span><text:span text:style-name="T779">d]<text:s/></text:span><text:span text:style-name="T780">for<text:s/></text:span><text:span text:style-name="T781">d<text:s/></text:span><text:span text:style-name="T782">in<text:s/></text:span><text:span text:style-name="T783">alldocsT]</text:span></text:p>
      <text:p text:style-name="P17"><text:span text:style-name="T784"><text:s text:c="4"/></text:span></text:p>
      <text:p text:style-name="P17"><text:span text:style-name="T784"><text:s text:c="4"/></text:span><text:span text:style-name="T785">Pi</text:span><text:span text:style-name="T786">,<text:s/></text:span><text:span text:style-name="T787">A</text:span><text:span text:style-name="T788">,<text:s/></text:span><text:span text:style-name="T789">B = learnHMM(allx</text:span><text:span text:style-name="T790">,<text:s/></text:span><text:span text:style-name="T791">allq</text:span><text:span text:style-name="T792">,<text:s/></text:span><text:span text:style-name="T793">nCles</text:span><text:span text:style-name="T794">,<text:s/></text:span><text:span text:style-name="T795">nMots)</text:span></text:p>
      <text:p text:style-name="P17"><text:span text:style-name="T796"><text:s text:c="4"/></text:span></text:p>
      <text:p text:style-name="P17"><text:span text:style-name="T796"><text:s text:c="4"/></text:span><text:span text:style-name="T797">acc</text:span><text:span text:style-name="T798">,<text:s/></text:span><text:span text:style-name="T799">confMat = evalHmm(Pi</text:span><text:span text:style-name="T800">,<text:s/></text:span><text:span text:style-name="T801">A</text:span><text:span text:style-name="T802">,<text:s/></text:span><text:span text:style-name="T803">B</text:span><text:span text:style-name="T804">,<text:s/></text:span><text:span text:style-name="T805">allxT</text:span><text:span text:style-name="T806">,<text:s/></text:span><text:span text:style-name="T807">allqT)</text:span></text:p>
      <text:p text:style-name="P17"><text:span text:style-name="T808"><text:s text:c="4"/></text:span><text:span text:style-name="T809">print</text:span><text:span text:style-name="T810">(</text:span><text:span text:style-name="T811">"précision:"</text:span><text:span text:style-name="T812">,<text:s/></text:span><text:span text:style-name="T813">acc)</text:span></text:p>
      <text:p text:style-name="P17"><text:span text:style-name="T814"><text:s text:c="4"/></text:span></text:p>
      <text:p text:style-name="P17"><text:span text:style-name="T814"><text:s text:c="4"/></text:span><text:span text:style-name="T815">plt.figure()</text:span></text:p>
      <text:p text:style-name="P17"><text:span text:style-name="T816"><text:s text:c="4"/></text:span><text:span text:style-name="T817">plt.imshow(confMat</text:span><text:span text:style-name="T818">,<text:s/></text:span><text:span text:style-name="T819">interpolation</text:span><text:span text:style-name="T820">=</text:span><text:span text:style-name="T821">'nearest'</text:span><text:span text:style-name="T822">)</text:span></text:p>
      <text:p text:style-name="P17"><text:span text:style-name="T823"><text:s text:c="4"/></text:span><text:span text:style-name="T824">localLabs = cles<text:s text:c="2"/></text:span><text:span text:style-name="T825"># liste des POS-TAG</text:span></text:p>
      <text:p text:style-name="P17"><text:span text:style-name="T826"><text:s text:c="4"/></text:span><text:span text:style-name="T827">plt.yticks(</text:span><text:span text:style-name="T828">range</text:span><text:span text:style-name="T829">(</text:span><text:span text:style-name="T830">len</text:span><text:span text:style-name="T831">(localLabs))</text:span><text:span text:style-name="T832">,<text:s/></text:span><text:span text:style-name="T833">localLabs)<text:s text:c="2"/></text:span><text:span text:style-name="T834"># affichage sur l'image</text:span></text:p>
      <text:p text:style-name="P17"><text:span text:style-name="T835"><text:s text:c="4"/></text:span><text:span text:style-name="T836">plt.xticks(</text:span><text:span text:style-name="T837">range</text:span><text:span text:style-name="T838">(</text:span><text:span text:style-name="T839">len</text:span><text:span text:style-name="T840">(localLabs))</text:span><text:span text:style-name="T841">,<text:s/></text:span><text:span text:style-name="T842">localLabs)</text:span></text:p>
      <text:p text:style-name="P17"><text:span text:style-name="T843"><text:s text:c="4"/></text:span><text:span text:style-name="T844">plt.show()</text:span></text:p>
      <text:p text:style-name="P17"><text:span text:style-name="T845"><text:s text:c="4"/></text:span><text:span text:style-name="T846">X = allxT[</text:span><text:span text:style-name="T847">0</text:span><text:span text:style-name="T848">]</text:span></text:p>
      <text:p text:style-name="P17"><text:span text:style-name="T849"><text:s text:c="4"/></text:span><text:span text:style-name="T850">S</text:span><text:span text:style-name="T851">,<text:s/></text:span><text:span text:style-name="T852">logP = viterbi(X</text:span><text:span text:style-name="T853">,<text:s/></text:span><text:span text:style-name="T854">Pi</text:span><text:span text:style-name="T855">,<text:s/></text:span><text:span text:style-name="T856">A</text:span><text:span text:style-name="T857">,<text:s/></text:span><text:span text:style-name="T858">B)</text:span></text:p>
      <text:p text:style-name="P17"><text:span text:style-name="T859"><text:s text:c="4"/></text:span><text:span text:style-name="T860">print</text:span><text:span text:style-name="T861">(decodeSortie(S</text:span><text:span text:style-name="T862">,<text:s/></text:span><text:span text:style-name="T863">ind2cle))</text:span></text:p>
      <text:p text:style-name="P18"><text:span text:style-name="T864"><text:s text:c="4"/></text:span><text:span text:style-name="T865">affichage(A</text:span><text:span text:style-name="T866">,<text:s/></text:span><text:span text:style-name="T867">cles)</text:span></text:p>
      <text:p text:style-name="P19"><text:span text:style-name="T868"/></text:p>
      <text:p text:style-name="P19"><text:span text:style-name="T869">2) Classification</text:span></text:p>
      <text:p text:style-name="P19"><text:span text:style-name="T869">a) auteurs.py</text:span></text:p>
      <text:p text:style-name="P19"><text:span text:style-name="T870"/></text:p>
      <text:p text:style-name="P19"><text:span text:style-name="T871">from sklearn.svm import LinearSVC</text:span></text:p>
      <text:p text:style-name="P19"><text:span text:style-name="T871">from<text:s/></text:span><text:span text:style-name="T872">sklearn.feature_extraction.text<text:s/></text:span><text:span text:style-name="T873">import<text:s/></text:span><text:span text:style-name="T874">CountVectorizer</text:span></text:p>
      <text:p text:style-name="P19"><text:span text:style-name="T875">import<text:s/></text:span><text:span text:style-name="T876">numpy<text:s/></text:span><text:span text:style-name="T877">as<text:s/></text:span><text:span text:style-name="T878">np</text:span></text:p>
      <text:p text:style-name="P19"><text:span text:style-name="T879">from<text:s/></text:span><text:span text:style-name="T880">sklearn.model_selection<text:s/></text:span><text:span text:style-name="T881">import<text:s/></text:span><text:span text:style-name="T882">StratifiedKFold</text:span></text:p>
      <text:p text:style-name="P19"><text:span text:style-name="T883">import<text:s/></text:span><text:span text:style-name="T884">pickle</text:span></text:p>
      <text:p text:style-name="P19"><text:span text:style-name="T885">from<text:s/></text:span><text:span text:style-name="T886">sklearn.metrics<text:s/></text:span><text:span text:style-name="T887">import<text:s/></text:span><text:span text:style-name="T888">classification_report</text:span></text:p>
      <text:p text:style-name="P19"><text:span text:style-name="T889">import<text:s/></text:span><text:span text:style-name="T890">matplotlib.pyplot<text:s/></text:span><text:span text:style-name="T891">as<text:s/></text:span><text:span text:style-name="T892">plt</text:span></text:p>
      <text:p text:style-name="P19"><text:span text:style-name="T893">import<text:s/></text:span><text:span text:style-name="T894">random</text:span></text:p>
      <text:p text:style-name="P19"><text:span text:style-name="T894">CM = {</text:span><text:span text:style-name="T895">'C'</text:span><text:span text:style-name="T896">:<text:s/></text:span><text:span text:style-name="T897">1</text:span><text:span text:style-name="T898">,<text:s/></text:span><text:span text:style-name="T899">'M'</text:span><text:span text:style-name="T900">: -</text:span><text:span text:style-name="T901">1</text:span><text:span text:style-name="T902">}</text:span></text:p>
      <text:p text:style-name="P19"><text:span text:style-name="T902">CM_inv = {</text:span><text:span text:style-name="T903">1</text:span><text:span text:style-name="T904">:<text:s/></text:span><text:span text:style-name="T905">'C'</text:span><text:span text:style-name="T906">,<text:s/></text:span><text:span text:style-name="T907">-</text:span><text:span text:style-name="T908">1</text:span><text:span text:style-name="T909">:<text:s/></text:span><text:span text:style-name="T910">'M'</text:span><text:span text:style-name="T911">}</text:span></text:p>
      <text:p text:style-name="P19"><text:span text:style-name="T912">class<text:s/></text:span><text:span text:style-name="T913">Parser:</text:span></text:p>
      <text:p text:style-name="P19"><text:span text:style-name="T914"><text:s text:c="4"/></text:span><text:span text:style-name="T915">from<text:s/></text:span><text:span text:style-name="T916">nltk.corpus<text:s/></text:span><text:span text:style-name="T917">import<text:s/></text:span><text:span text:style-name="T918">stopwords</text:span></text:p>
      <text:p text:style-name="P19"><text:span text:style-name="T919"><text:s text:c="4"/></text:span><text:span text:style-name="T920">from<text:s/></text:span><text:span text:style-name="T921">nltk.stem.snowball<text:s/></text:span><text:span text:style-name="T922">import<text:s/></text:span><text:span text:style-name="T923">SnowballStemmer</text:span></text:p>
      <text:p text:style-name="P19"><text:span text:style-name="T924"><text:s text:c="4"/></text:span><text:span text:style-name="T925">stemmer = SnowballStemmer(</text:span><text:span text:style-name="T926">"french"</text:span><text:span text:style-name="T927">)</text:span></text:p>
      <text:p text:style-name="P19"><text:span text:style-name="T928"><text:s text:c="4"/></text:span><text:span text:style-name="T929">stop_words = stopwords.words(</text:span><text:span text:style-name="T930">"french"</text:span><text:span text:style-name="T931">)</text:span></text:p>
      <text:p text:style-name="P19"><text:span text:style-name="T932"><text:s text:c="4"/></text:span></text:p>
      <text:p text:style-name="P19"><text:span text:style-name="T932"><text:s text:c="4"/></text:span><text:span text:style-name="T933">@classmethod</text:span></text:p>
      <text:p text:style-name="P19"><text:span text:style-name="T934"><text:s text:c="4"/></text:span><text:span text:style-name="T935">def<text:s/></text:span><text:span text:style-name="T936">load_data</text:span><text:span text:style-name="T937">(</text:span><text:span text:style-name="T938">cls</text:span><text:span text:style-name="T939">,<text:s/></text:span><text:span text:style-name="T940">fileName):</text:span></text:p>
      <text:p text:style-name="P19"><text:span text:style-name="T941"><text:s text:c="8"/></text:span><text:span text:style-name="T942">with<text:s/></text:span><text:span text:style-name="T943">open</text:span><text:span text:style-name="T944">(fileName)<text:s/></text:span><text:span text:style-name="T945">as<text:s/></text:span><text:span text:style-name="T946">file:</text:span></text:p>
      <text:p text:style-name="P19"><text:span text:style-name="T947"><text:s text:c="12"/></text:span><text:span text:style-name="T948">labels = []</text:span></text:p>
      <text:p text:style-name="P19"><text:span text:style-name="T949"><text:s text:c="12"/></text:span><text:span text:style-name="T950">data = []</text:span></text:p>
      <text:p text:style-name="P19"><text:span text:style-name="T951"><text:s text:c="12"/></text:span><text:span text:style-name="T952">all_lines = file.readlines()</text:span></text:p>
      <text:p text:style-name="P19"><text:span text:style-name="T953"><text:s text:c="12"/></text:span><text:span text:style-name="T954">for<text:s/></text:span><text:span text:style-name="T955">line<text:s/></text:span><text:span text:style-name="T956">in<text:s/></text:span><text:span text:style-name="T957">all_lines:</text:span></text:p>
      <text:p text:style-name="P19"><text:span text:style-name="T958"><text:s text:c="16"/></text:span><text:span text:style-name="T959">tab = line.split(</text:span><text:span text:style-name="T960">" "</text:span><text:span text:style-name="T961">)</text:span></text:p>
      <text:p text:style-name="P19"><text:span text:style-name="T962"><text:s text:c="16"/></text:span><text:span text:style-name="T963">lab = tab[</text:span><text:span text:style-name="T964">0</text:span><text:span text:style-name="T965">][</text:span><text:span text:style-name="T966">1</text:span><text:span text:style-name="T967">:-</text:span><text:span text:style-name="T968">1</text:span><text:span text:style-name="T969">].split(</text:span><text:span text:style-name="T970">":"</text:span><text:span text:style-name="T971">)[</text:span><text:span text:style-name="T972">2</text:span><text:span text:style-name="T973">]</text:span></text:p>
      <text:p text:style-name="P19"><text:span text:style-name="T974"><text:s text:c="16"/></text:span><text:span text:style-name="T975">labels.append(CM[lab])</text:span></text:p>
      <text:p text:style-name="P19"><text:span text:style-name="T976"><text:s text:c="16"/></text:span><text:span text:style-name="T977">phrase =<text:s/></text:span><text:span text:style-name="T978">cls</text:span><text:span text:style-name="T979">.simplifie_phrase(tab[</text:span><text:span text:style-name="T980">1</text:span><text:span text:style-name="T981">:])</text:span></text:p>
      <text:p text:style-name="P19"><text:span text:style-name="T982"><text:s text:c="16"/></text:span><text:span text:style-name="T983">data.append(</text:span><text:span text:style-name="T984">" "</text:span><text:span text:style-name="T985">.join(phrase))</text:span></text:p>
      <text:p text:style-name="P19"><text:span text:style-name="T986"><text:s text:c="12"/></text:span><text:span text:style-name="T987">return<text:s/></text:span><text:span text:style-name="T988">np.array(data)</text:span><text:span text:style-name="T989">,<text:s/></text:span><text:span text:style-name="T990">np.array(labels)</text:span></text:p>
      <text:p text:style-name="P19"><text:span text:style-name="T991"><text:s text:c="4"/></text:span></text:p>
      <text:p text:style-name="P19"><text:span text:style-name="T991"><text:s text:c="4"/></text:span><text:span text:style-name="T992">@classmethod</text:span></text:p>
      <text:p text:style-name="P19"><text:span text:style-name="T993"><text:s text:c="4"/></text:span><text:span text:style-name="T994">def<text:s/></text:span><text:span text:style-name="T995">load_test</text:span><text:span text:style-name="T996">(</text:span><text:span text:style-name="T997">cls</text:span><text:span text:style-name="T998">,<text:s/></text:span><text:span text:style-name="T999">fileName):</text:span></text:p>
      <text:p text:style-name="P19"><text:span text:style-name="T1000"><text:s text:c="8"/></text:span><text:span text:style-name="T1001">with<text:s/></text:span><text:span text:style-name="T1002">open</text:span><text:span text:style-name="T1003">(fileName)<text:s/></text:span><text:span text:style-name="T1004">as<text:s/></text:span><text:span text:style-name="T1005">file:</text:span></text:p>
      <text:p text:style-name="P19"><text:span text:style-name="T1006"><text:s text:c="12"/></text:span><text:span text:style-name="T1007">data = []</text:span></text:p>
      <text:p text:style-name="P19"><text:span text:style-name="T1008"><text:s text:c="12"/></text:span><text:span text:style-name="T1009">all_lines = file.readlines()</text:span></text:p>
      <text:p text:style-name="P19"><text:span text:style-name="T1010"><text:s text:c="12"/></text:span><text:span text:style-name="T1011">for<text:s/></text:span><text:span text:style-name="T1012">line<text:s/></text:span><text:span text:style-name="T1013">in<text:s/></text:span><text:span text:style-name="T1014">all_lines:</text:span></text:p>
      <text:p text:style-name="P19"><text:span text:style-name="T1015"><text:s text:c="16"/></text:span><text:span text:style-name="T1016">tab = line.split(</text:span><text:span text:style-name="T1017">" "</text:span><text:span text:style-name="T1018">)</text:span></text:p>
      <text:p text:style-name="P19"><text:span text:style-name="T1019"><text:s text:c="16"/></text:span><text:span text:style-name="T1020">phrase =<text:s/></text:span><text:span text:style-name="T1021">cls</text:span><text:span text:style-name="T1022">.simplifie_phrase(tab[</text:span><text:span text:style-name="T1023">1</text:span><text:span text:style-name="T1024">:])</text:span></text:p>
      <text:p text:style-name="P19"><text:span text:style-name="T1025"><text:s text:c="16"/></text:span><text:span text:style-name="T1026">data.append(</text:span><text:span text:style-name="T1027">" "</text:span><text:span text:style-name="T1028">.join(phrase))</text:span></text:p>
      <text:p text:style-name="P19"><text:span text:style-name="T1029"><text:s text:c="12"/></text:span><text:span text:style-name="T1030">return<text:s/></text:span><text:span text:style-name="T1031">np.array(data)</text:span></text:p>
      <text:p text:style-name="P19"><text:span text:style-name="T1032"><text:s text:c="4"/></text:span></text:p>
      <text:p text:style-name="P19"><text:span text:style-name="T1032"><text:s text:c="4"/></text:span></text:p>
      <text:p text:style-name="P19"><text:span text:style-name="T1032"><text:s text:c="4"/></text:span><text:span text:style-name="T1033">@classmethod</text:span></text:p>
      <text:p text:style-name="P19"><text:span text:style-name="T1034"><text:s text:c="4"/></text:span><text:span text:style-name="T1035">def<text:s/></text:span><text:span text:style-name="T1036">simplifie_phrase</text:span><text:span text:style-name="T1037">(</text:span><text:span text:style-name="T1038">cls</text:span><text:span text:style-name="T1039">,<text:s/></text:span><text:span text:style-name="T1040">p):</text:span></text:p>
      <text:p text:style-name="P19"><text:span text:style-name="T1041"><text:s text:c="8"/></text:span><text:span text:style-name="T1042">"""enlève les stopwords avant et après stemming</text:span></text:p>
      <text:p text:style-name="P19"><text:span text:style-name="T1043"><text:s text:c="8"/></text:span><text:span text:style-name="T1044">sépare su apostrophe"""</text:span></text:p>
      <text:p text:style-name="P19"><text:span text:style-name="T1045"><text:s text:c="8"/></text:span><text:span text:style-name="T1046">mots =<text:s/></text:span><text:span text:style-name="T1047">" "</text:span><text:span text:style-name="T1048">.join([s.lower()<text:s/></text:span><text:span text:style-name="T1049">for<text:s/></text:span><text:span text:style-name="T1050">s<text:s/></text:span><text:span text:style-name="T1051">in<text:s/></text:span><text:span text:style-name="T1052">p])</text:span></text:p>
      <text:p text:style-name="P19"><text:span text:style-name="T1053"><text:s text:c="8"/></text:span><text:span text:style-name="T1054">import<text:s/></text:span><text:span text:style-name="T1055">re</text:span></text:p>
      <text:p text:style-name="P19"><text:span text:style-name="T1056"><text:s text:c="8"/></text:span><text:span text:style-name="T1057">mots = re.sub(</text:span><text:span text:style-name="T1058">"\d|\.|,|:|;|!|\?|</text:span><text:span text:style-name="T1059">\"</text:span><text:span text:style-name="T1060">|'"</text:span><text:span text:style-name="T1061">,<text:s/></text:span><text:span text:style-name="T1062">" "</text:span><text:span text:style-name="T1063">,<text:s/></text:span><text:span text:style-name="T1064">mots)</text:span></text:p>
      <text:p text:style-name="P19"><text:span text:style-name="T1065"><text:s text:c="8"/></text:span><text:span text:style-name="T1066">mots = mots.split()</text:span></text:p>
      <text:p text:style-name="P19"><text:span text:style-name="T1067"><text:s text:c="8"/></text:span><text:span text:style-name="T1068">mots = [</text:span><text:span text:style-name="T1069">cls</text:span><text:span text:style-name="T1070">.stemmer.stem(s)<text:s/></text:span><text:span text:style-name="T1071">for<text:s/></text:span><text:span text:style-name="T1072">s<text:s/></text:span><text:span text:style-name="T1073">in<text:s/></text:span><text:span text:style-name="T1074">mots<text:s/></text:span><text:span text:style-name="T1075">if<text:s/></text:span><text:span text:style-name="T1076">s<text:s/></text:span><text:span text:style-name="T1077">not in<text:s/></text:span><text:span text:style-name="T1078">cls</text:span><text:span text:style-name="T1079">.stop_words]</text:span></text:p>
      <text:p text:style-name="P19"><text:span text:style-name="T1080"><text:s text:c="8"/></text:span><text:span text:style-name="T1081">mots = [s<text:s/></text:span><text:span text:style-name="T1082">for<text:s/></text:span><text:span text:style-name="T1083">s<text:s/></text:span><text:span text:style-name="T1084">in<text:s/></text:span><text:span text:style-name="T1085">mots<text:s/></text:span><text:span text:style-name="T1086">if<text:s/></text:span><text:span text:style-name="T1087">s<text:s/></text:span><text:span text:style-name="T1088">not in<text:s/></text:span><text:span text:style-name="T1089">cls</text:span><text:span text:style-name="T1090">.stop_words]</text:span></text:p>
      <text:p text:style-name="P19"><text:span text:style-name="T1091"><text:s text:c="8"/></text:span><text:span text:style-name="T1092">return<text:s/></text:span><text:span text:style-name="T1093">mots</text:span></text:p>
      <text:p text:style-name="P19"><text:span text:style-name="T1094">def<text:s/></text:span><text:span text:style-name="T1095">writeTofile</text:span><text:span text:style-name="T1096">(tab):</text:span></text:p>
      <text:p text:style-name="P19"><text:span text:style-name="T1097"><text:s text:c="4"/></text:span><text:span text:style-name="T1098">with<text:s/></text:span><text:span text:style-name="T1099">open</text:span><text:span text:style-name="T1100">(</text:span><text:span text:style-name="T1101">"result.txt"</text:span><text:span text:style-name="T1102">,<text:s/></text:span><text:span text:style-name="T1103">"w"</text:span><text:span text:style-name="T1104">)<text:s/></text:span><text:span text:style-name="T1105">as<text:s/></text:span><text:span text:style-name="T1106">res:</text:span></text:p>
      <text:p text:style-name="P19"><text:span text:style-name="T1107"><text:s text:c="8"/></text:span><text:span text:style-name="T1108">for<text:s/></text:span><text:span text:style-name="T1109">t<text:s/></text:span><text:span text:style-name="T1110">in<text:s/></text:span><text:span text:style-name="T1111">tab:</text:span></text:p>
      <text:p text:style-name="P19"><text:span text:style-name="T1112"><text:s text:c="12"/></text:span><text:span text:style-name="T1113">res.write(CM_inv[t] +<text:s/></text:span><text:span text:style-name="T1114">"</text:span><text:span text:style-name="T1115">\n</text:span><text:span text:style-name="T1116">"</text:span><text:span text:style-name="T1117">)</text:span></text:p>
      <text:p text:style-name="P19"><text:span text:style-name="T1118">def<text:s/></text:span><text:span text:style-name="T1119">load_pickled_train</text:span><text:span text:style-name="T1120">():</text:span></text:p>
      <text:p text:style-name="P19"><text:span text:style-name="T1121"><text:s text:c="4"/></text:span><text:span text:style-name="T1122">try</text:span><text:span text:style-name="T1123">:</text:span></text:p>
      <text:p text:style-name="P19"><text:span text:style-name="T1124"><text:s text:c="8"/></text:span><text:span text:style-name="T1125">pickle_in =<text:s/></text:span><text:span text:style-name="T1126">open</text:span><text:span text:style-name="T1127">(</text:span><text:span text:style-name="T1128">"data/x_train"</text:span><text:span text:style-name="T1129">,<text:s/></text:span><text:span text:style-name="T1130">"rb"</text:span><text:span text:style-name="T1131">)</text:span></text:p>
      <text:p text:style-name="P19"><text:span text:style-name="T1132"><text:s text:c="8"/></text:span><text:span text:style-name="T1133">x_train = pickle.load(pickle_in)</text:span></text:p>
      <text:p text:style-name="P19"><text:span text:style-name="T1134"><text:s text:c="8"/></text:span><text:span text:style-name="T1135">pickle_in.close()</text:span></text:p>
      <text:p text:style-name="P19"><text:span text:style-name="T1136"><text:s text:c="8"/></text:span></text:p>
      <text:p text:style-name="P19"><text:span text:style-name="T1136"><text:s text:c="8"/></text:span><text:span text:style-name="T1137">pickle_in =<text:s/></text:span><text:span text:style-name="T1138">open</text:span><text:span text:style-name="T1139">(</text:span><text:span text:style-name="T1140">"data/y_train"</text:span><text:span text:style-name="T1141">,<text:s/></text:span><text:span text:style-name="T1142">"rb"</text:span><text:span text:style-name="T1143">)</text:span></text:p>
      <text:p text:style-name="P19"><text:span text:style-name="T1144"><text:s text:c="8"/></text:span><text:span text:style-name="T1145">y_train = pickle.load(pickle_in)</text:span></text:p>
      <text:p text:style-name="P19"><text:span text:style-name="T1146"><text:s text:c="8"/></text:span><text:span text:style-name="T1147">pickle_in.close()</text:span></text:p>
      <text:p text:style-name="P19"><text:span text:style-name="T1148"><text:s text:c="8"/></text:span></text:p>
      <text:p text:style-name="P19"><text:span text:style-name="T1148"><text:s text:c="8"/></text:span><text:span text:style-name="T1149">print</text:span><text:span text:style-name="T1150">(</text:span><text:span text:style-name="T1151">"lecture train effectuée"</text:span><text:span text:style-name="T1152">)</text:span></text:p>
      <text:p text:style-name="P19"><text:span text:style-name="T1153"><text:s text:c="8"/></text:span></text:p>
      <text:p text:style-name="P19"><text:span text:style-name="T1153"><text:s text:c="4"/></text:span><text:span text:style-name="T1154">except<text:s/></text:span><text:span text:style-name="T1155">FileNotFoundError</text:span><text:span text:style-name="T1156">:</text:span></text:p>
      <text:p text:style-name="P19"><text:span text:style-name="T1157"><text:s text:c="8"/></text:span><text:span text:style-name="T1158">print</text:span><text:span text:style-name="T1159">(</text:span><text:span text:style-name="T1160">"lecture train échouée"</text:span><text:span text:style-name="T1161">)</text:span></text:p>
      <text:p text:style-name="P19"><text:span text:style-name="T1162"><text:s text:c="8"/></text:span><text:span text:style-name="T1163">x_train</text:span><text:span text:style-name="T1164">,<text:s/></text:span><text:span text:style-name="T1165">y_train = Parser.load_data(</text:span><text:span text:style-name="T1166">"corpus.tache1.learn.utf8"</text:span><text:span text:style-name="T1167">)</text:span></text:p>
      <text:p text:style-name="P19"><text:span text:style-name="T1168"><text:s text:c="8"/></text:span></text:p>
      <text:p text:style-name="P19"><text:span text:style-name="T1168"><text:s text:c="8"/></text:span><text:span text:style-name="T1169">pickle_out =<text:s/></text:span><text:span text:style-name="T1170">open</text:span><text:span text:style-name="T1171">(</text:span><text:span text:style-name="T1172">"data/x_train"</text:span><text:span text:style-name="T1173">,<text:s/></text:span><text:span text:style-name="T1174">"wb"</text:span><text:span text:style-name="T1175">)</text:span></text:p>
      <text:p text:style-name="P19"><text:span text:style-name="T1176"><text:s text:c="8"/></text:span><text:span text:style-name="T1177">pickle.dump(x_train</text:span><text:span text:style-name="T1178">,<text:s/></text:span><text:span text:style-name="T1179">pickle_out)</text:span></text:p>
      <text:p text:style-name="P19"><text:span text:style-name="T1180"><text:s text:c="8"/></text:span><text:span text:style-name="T1181">pickle_out.close()</text:span></text:p>
      <text:p text:style-name="P19"><text:span text:style-name="T1182"><text:s text:c="8"/></text:span></text:p>
      <text:p text:style-name="P19"><text:span text:style-name="T1182"><text:s text:c="8"/></text:span><text:span text:style-name="T1183">pickle_out =<text:s/></text:span><text:span text:style-name="T1184">open</text:span><text:span text:style-name="T1185">(</text:span><text:span text:style-name="T1186">"data/y_train"</text:span><text:span text:style-name="T1187">,<text:s/></text:span><text:span text:style-name="T1188">"wb"</text:span><text:span text:style-name="T1189">)</text:span></text:p>
      <text:p text:style-name="P19"><text:span text:style-name="T1190"><text:s text:c="8"/></text:span><text:span text:style-name="T1191">pickle.dump(y_train</text:span><text:span text:style-name="T1192">,<text:s/></text:span><text:span text:style-name="T1193">pickle_out)</text:span></text:p>
      <text:p text:style-name="P19"><text:span text:style-name="T1194"><text:s text:c="8"/></text:span><text:span text:style-name="T1195">pickle_out.close()</text:span></text:p>
      <text:p text:style-name="P19"><text:span text:style-name="T1196"><text:s text:c="8"/></text:span><text:span text:style-name="T1197">print</text:span><text:span text:style-name="T1198">(</text:span><text:span text:style-name="T1199">"train écrit"</text:span><text:span text:style-name="T1200">)</text:span></text:p>
      <text:p text:style-name="P19"><text:span text:style-name="T1201"><text:s text:c="4"/></text:span></text:p>
      <text:p text:style-name="P19"><text:span text:style-name="T1201"><text:s text:c="4"/></text:span><text:span text:style-name="T1202">return<text:s/></text:span><text:span text:style-name="T1203">x_train</text:span><text:span text:style-name="T1204">,<text:s/></text:span><text:span text:style-name="T1205">y_train</text:span></text:p>
      <text:p text:style-name="P19"><text:span text:style-name="T1206">def<text:s/></text:span><text:span text:style-name="T1207">load_pickled_test</text:span><text:span text:style-name="T1208">():</text:span></text:p>
      <text:p text:style-name="P19"><text:span text:style-name="T1209"><text:s text:c="4"/></text:span><text:span text:style-name="T1210">try</text:span><text:span text:style-name="T1211">:</text:span></text:p>
      <text:p text:style-name="P19"><text:span text:style-name="T1212"><text:s text:c="8"/></text:span><text:span text:style-name="T1213">pickle_in =<text:s/></text:span><text:span text:style-name="T1214">open</text:span><text:span text:style-name="T1215">(</text:span><text:span text:style-name="T1216">"data/x_test"</text:span><text:span text:style-name="T1217">,<text:s/></text:span><text:span text:style-name="T1218">"rb"</text:span><text:span text:style-name="T1219">)</text:span></text:p>
      <text:p text:style-name="P19"><text:span text:style-name="T1220"><text:s text:c="8"/></text:span><text:span text:style-name="T1221">x_test = pickle.load(pickle_in)</text:span></text:p>
      <text:p text:style-name="P19"><text:span text:style-name="T1222"><text:s text:c="8"/></text:span><text:span text:style-name="T1223">pickle_in.close()</text:span></text:p>
      <text:p text:style-name="P19"><text:span text:style-name="T1224"><text:s text:c="8"/></text:span></text:p>
      <text:p text:style-name="P19"><text:span text:style-name="T1224"><text:s text:c="8"/></text:span><text:span text:style-name="T1225">print</text:span><text:span text:style-name="T1226">(</text:span><text:span text:style-name="T1227">"lecture test effectuée"</text:span><text:span text:style-name="T1228">)</text:span></text:p>
      <text:p text:style-name="P19"><text:span text:style-name="T1229"><text:s text:c="8"/></text:span></text:p>
      <text:p text:style-name="P19"><text:span text:style-name="T1229"><text:s text:c="4"/></text:span><text:span text:style-name="T1230">except<text:s/></text:span><text:span text:style-name="T1231">FileNotFoundError</text:span><text:span text:style-name="T1232">:</text:span></text:p>
      <text:p text:style-name="P19"><text:span text:style-name="T1233"><text:s text:c="8"/></text:span><text:span text:style-name="T1234">print</text:span><text:span text:style-name="T1235">(</text:span><text:span text:style-name="T1236">"lecture test échouée"</text:span><text:span text:style-name="T1237">)</text:span></text:p>
      <text:p text:style-name="P19"><text:span text:style-name="T1238"><text:s text:c="8"/></text:span><text:span text:style-name="T1239">x_test = Parser.load_test(</text:span><text:span text:style-name="T1240">"data/corpus.tache1.test.utf8"</text:span><text:span text:style-name="T1241">)</text:span></text:p>
      <text:p text:style-name="P19"><text:span text:style-name="T1242"><text:s text:c="8"/></text:span></text:p>
      <text:p text:style-name="P19"><text:span text:style-name="T1242"><text:s text:c="8"/></text:span><text:span text:style-name="T1243">pickle_out =<text:s/></text:span><text:span text:style-name="T1244">open</text:span><text:span text:style-name="T1245">(</text:span><text:span text:style-name="T1246">"data/x_test"</text:span><text:span text:style-name="T1247">,<text:s/></text:span><text:span text:style-name="T1248">"wb"</text:span><text:span text:style-name="T1249">)</text:span></text:p>
      <text:p text:style-name="P19"><text:span text:style-name="T1250"><text:s text:c="8"/></text:span><text:span text:style-name="T1251">pickle.dump(x_test</text:span><text:span text:style-name="T1252">,<text:s/></text:span><text:span text:style-name="T1253">pickle_out)</text:span></text:p>
      <text:p text:style-name="P19"><text:span text:style-name="T1254"><text:s text:c="8"/></text:span><text:span text:style-name="T1255">pickle_out.close()</text:span></text:p>
      <text:p text:style-name="P19"><text:span text:style-name="T1256"><text:s text:c="8"/></text:span></text:p>
      <text:p text:style-name="P19"><text:span text:style-name="T1256"><text:s text:c="8"/></text:span><text:span text:style-name="T1257">print</text:span><text:span text:style-name="T1258">(</text:span><text:span text:style-name="T1259">"test écrit"</text:span><text:span text:style-name="T1260">)</text:span></text:p>
      <text:p text:style-name="P19"><text:span text:style-name="T1261"><text:s text:c="4"/></text:span></text:p>
      <text:p text:style-name="P19"><text:span text:style-name="T1261"><text:s text:c="4"/></text:span><text:span text:style-name="T1262">return<text:s/></text:span><text:span text:style-name="T1263">x_test</text:span></text:p>
      <text:p text:style-name="P19"><text:span text:style-name="T1264">def<text:s/></text:span><text:span text:style-name="T1265">plot_coefficients</text:span><text:span text:style-name="T1266">(classifier</text:span><text:span text:style-name="T1267">,<text:s/></text:span><text:span text:style-name="T1268">feature_names</text:span><text:span text:style-name="T1269">,<text:s/></text:span><text:span text:style-name="T1270">top_features=</text:span><text:span text:style-name="T1271">20</text:span><text:span text:style-name="T1272">):</text:span></text:p>
      <text:p text:style-name="P19"><text:span text:style-name="T1273"><text:s text:c="4"/></text:span><text:span text:style-name="T1274">coef = classifier.coef_.ravel()</text:span></text:p>
      <text:p text:style-name="P19"><text:span text:style-name="T1275"><text:s text:c="4"/></text:span><text:span text:style-name="T1276">ind = np.argsort(coef)</text:span></text:p>
      <text:p text:style-name="P19"><text:span text:style-name="T1277"><text:s text:c="4"/></text:span><text:span text:style-name="T1278">top_positive_coefficients = ind[-top_features:]</text:span></text:p>
      <text:p text:style-name="P19"><text:span text:style-name="T1279"><text:s text:c="4"/></text:span><text:span text:style-name="T1280">top_negative_coefficients = ind[:top_features]</text:span></text:p>
      <text:p text:style-name="P19"><text:span text:style-name="T1281"><text:s text:c="4"/></text:span><text:span text:style-name="T1282">top_coefficients = np.hstack([top_negative_coefficients</text:span><text:span text:style-name="T1283">,<text:s/></text:span><text:span text:style-name="T1284">top_positive_coefficients])</text:span></text:p>
      <text:p text:style-name="P19"><text:span text:style-name="T1285"><text:s text:c="4"/></text:span><text:span text:style-name="T1286"># create plot</text:span></text:p>
      <text:p text:style-name="P19"><text:span text:style-name="T1287"><text:s text:c="4"/></text:span><text:span text:style-name="T1288">plt.figure(</text:span><text:span text:style-name="T1289">figsize</text:span><text:span text:style-name="T1290">=(</text:span><text:span text:style-name="T1291">15</text:span><text:span text:style-name="T1292">,<text:s/></text:span><text:span text:style-name="T1293">5</text:span><text:span text:style-name="T1294">))</text:span></text:p>
      <text:p text:style-name="P19"><text:span text:style-name="T1295"><text:s text:c="4"/></text:span><text:span text:style-name="T1296">colors = [</text:span><text:span text:style-name="T1297">"red"<text:s/></text:span><text:span text:style-name="T1298">if<text:s/></text:span><text:span text:style-name="T1299">c &lt;<text:s/></text:span><text:span text:style-name="T1300">0<text:s/></text:span><text:span text:style-name="T1301">else<text:s/></text:span><text:span text:style-name="T1302">"blue"<text:s/></text:span><text:span text:style-name="T1303">for<text:s/></text:span><text:span text:style-name="T1304">c<text:s/></text:span><text:span text:style-name="T1305">in<text:s/></text:span><text:span text:style-name="T1306">coef[top_coefficients]]</text:span></text:p>
      <text:p text:style-name="P19"><text:span text:style-name="T1307"><text:s text:c="4"/></text:span><text:span text:style-name="T1308">plt.bar(np.arange(</text:span><text:span text:style-name="T1309">2<text:s/></text:span><text:span text:style-name="T1310">* top_features)</text:span><text:span text:style-name="T1311">,<text:s/></text:span><text:span text:style-name="T1312">coef[top_coefficients]</text:span><text:span text:style-name="T1313">,<text:s/></text:span><text:span text:style-name="T1314">color</text:span><text:span text:style-name="T1315">=colors)</text:span></text:p>
      <text:p text:style-name="P19"><text:span text:style-name="T1316"><text:s text:c="4"/></text:span><text:span text:style-name="T1317">feature_names = np.array(feature_names)</text:span></text:p>
      <text:p text:style-name="P19"><text:span text:style-name="T1318"><text:s text:c="4"/></text:span><text:span text:style-name="T1319">plt.xticks(np.arange(</text:span><text:span text:style-name="T1320">1</text:span><text:span text:style-name="T1321">,<text:s/></text:span><text:span text:style-name="T1322">1<text:s/></text:span><text:span text:style-name="T1323">+<text:s/></text:span><text:span text:style-name="T1324">2<text:s/></text:span><text:span text:style-name="T1325">* top_features)</text:span><text:span text:style-name="T1326">,<text:s/></text:span><text:span text:style-name="T1327">feature_names[top_coefficients]</text:span><text:span text:style-name="T1328">,<text:s/></text:span><text:span text:style-name="T1329">rotation</text:span><text:span text:style-name="T1330">=</text:span><text:span text:style-name="T1331">60</text:span><text:span text:style-name="T1332">,<text:s/></text:span><text:span text:style-name="T1333">ha</text:span><text:span text:style-name="T1334">=</text:span><text:span text:style-name="T1335">"right"</text:span><text:span text:style-name="T1336">)</text:span></text:p>
      <text:p text:style-name="P19"><text:span text:style-name="T1337"><text:s text:c="4"/></text:span><text:span text:style-name="T1338">plt.show()</text:span></text:p>
      <text:p text:style-name="P19"><text:span text:style-name="T1339">def<text:s/></text:span><text:span text:style-name="T1340">cross_val</text:span><text:span text:style-name="T1341">(x</text:span><text:span text:style-name="T1342">,<text:s/></text:span><text:span text:style-name="T1343">y</text:span><text:span text:style-name="T1344">,<text:s/></text:span><text:span text:style-name="T1345">p_mod</text:span><text:span text:style-name="T1346">,<text:s/></text:span><text:span text:style-name="T1347">p_vec):</text:span></text:p>
      <text:p text:style-name="P19"><text:span text:style-name="T1348"><text:s text:c="4"/></text:span><text:span text:style-name="T1349">clf = LinearSVC(**p_mod)</text:span></text:p>
      <text:p text:style-name="P19"><text:span text:style-name="T1350"><text:s text:c="4"/></text:span><text:span text:style-name="T1351">vectorizer = CountVectorizer(**p_vec)</text:span></text:p>
      <text:p text:style-name="P19"><text:span text:style-name="T1352"><text:s text:c="4"/></text:span><text:span text:style-name="T1353">skf = StratifiedKFold(</text:span><text:span text:style-name="T1354">n_splits</text:span><text:span text:style-name="T1355">=</text:span><text:span text:style-name="T1356">3</text:span><text:span text:style-name="T1357">)</text:span></text:p>
      <text:p text:style-name="P19"><text:span text:style-name="T1358"><text:s text:c="4"/></text:span></text:p>
      <text:p text:style-name="P19"><text:span text:style-name="T1358"><text:s text:c="4"/></text:span><text:span text:style-name="T1359">score_f1 = []</text:span></text:p>
      <text:p text:style-name="P19"><text:span text:style-name="T1360"><text:s text:c="4"/></text:span><text:span text:style-name="T1361">taille_dict = []</text:span></text:p>
      <text:p text:style-name="P19"><text:span text:style-name="T1362"><text:s text:c="4"/></text:span><text:span text:style-name="T1363">for<text:s/></text:span><text:span text:style-name="T1364">train_index</text:span><text:span text:style-name="T1365">,<text:s/></text:span><text:span text:style-name="T1366">test_index<text:s/></text:span><text:span text:style-name="T1367">in<text:s/></text:span><text:span text:style-name="T1368">skf.split(x</text:span><text:span text:style-name="T1369">,<text:s/></text:span><text:span text:style-name="T1370">y):</text:span></text:p>
      <text:p text:style-name="P19"><text:span text:style-name="T1371"><text:s text:c="8"/></text:span><text:span text:style-name="T1372">fold_x_train</text:span><text:span text:style-name="T1373">,<text:s/></text:span><text:span text:style-name="T1374">fold_x_test = x[train_index]</text:span><text:span text:style-name="T1375">,<text:s/></text:span><text:span text:style-name="T1376">x[test_index]</text:span></text:p>
      <text:p text:style-name="P19"><text:span text:style-name="T1377"><text:s text:c="8"/></text:span><text:span text:style-name="T1378">fold_y_train</text:span><text:span text:style-name="T1379">,<text:s/></text:span><text:span text:style-name="T1380">fold_y_test = y[train_index]</text:span><text:span text:style-name="T1381">,<text:s/></text:span><text:span text:style-name="T1382">y[test_index]</text:span></text:p>
      <text:p text:style-name="P19"><text:span text:style-name="T1383"><text:s text:c="8"/></text:span></text:p>
      <text:p text:style-name="P19"><text:span text:style-name="T1383"><text:s text:c="8"/></text:span><text:span text:style-name="T1384">vectorizer.fit(fold_x_train)</text:span></text:p>
      <text:p text:style-name="P19"><text:span text:style-name="T1385"><text:s text:c="8"/></text:span></text:p>
      <text:p text:style-name="P19"><text:span text:style-name="T1385"><text:s text:c="8"/></text:span><text:span text:style-name="T1386"># print(len(vectorizer.get_feature_names()))</text:span></text:p>
      <text:p text:style-name="P19"><text:span text:style-name="T1387"><text:s text:c="8"/></text:span><text:span text:style-name="T1388"># import collections</text:span></text:p>
      <text:p text:style-name="P19"><text:span text:style-name="T1389"><text:s text:c="8"/></text:span><text:span text:style-name="T1390"># buf = [set(x.split()) for x in fold_x_train]</text:span></text:p>
      <text:p text:style-name="P19"><text:span text:style-name="T1391"><text:s text:c="8"/></text:span><text:span text:style-name="T1392"># mots = []</text:span></text:p>
      <text:p text:style-name="P19"><text:span text:style-name="T1393"><text:s text:c="8"/></text:span><text:span text:style-name="T1394"># for b in buf:</text:span></text:p>
      <text:p text:style-name="P19"><text:span text:style-name="T1395"><text:s text:c="8"/></text:span><text:span text:style-name="T1396">#<text:s text:c="5"/>mots+=b</text:span></text:p>
      <text:p text:style-name="P19"><text:span text:style-name="T1397"><text:s text:c="8"/></text:span><text:span text:style-name="T1398"># c = collections.Counter(mots)</text:span></text:p>
      <text:p text:style-name="P19"><text:span text:style-name="T1399"><text:s text:c="8"/></text:span><text:span text:style-name="T1400"># print(min([c[m] for m in vectorizer.get_feature_names() if m in c]))</text:span></text:p>
      <text:p text:style-name="P19"><text:span text:style-name="T1401"><text:s text:c="8"/></text:span><text:span text:style-name="T1402"># print(max([c[m] for m in vectorizer.get_feature_names() if m in c]))</text:span></text:p>
      <text:p text:style-name="P19"><text:span text:style-name="T1403"><text:s text:c="8"/></text:span></text:p>
      <text:p text:style-name="P19"><text:span text:style-name="T1403"><text:s text:c="8"/></text:span><text:span text:style-name="T1404">taille_dict.append(</text:span><text:span text:style-name="T1405">len</text:span><text:span text:style-name="T1406">(vectorizer.get_feature_names()))</text:span></text:p>
      <text:p text:style-name="P19"><text:span text:style-name="T1407"><text:s text:c="8"/></text:span></text:p>
      <text:p text:style-name="P19"><text:span text:style-name="T1407"><text:s text:c="8"/></text:span><text:span text:style-name="T1408">fold_x_train = vectorizer.transform(fold_x_train)</text:span></text:p>
      <text:p text:style-name="P19"><text:span text:style-name="T1409"><text:s text:c="8"/></text:span><text:span text:style-name="T1410">fold_x_test = vectorizer.transform(fold_x_test)</text:span></text:p>
      <text:p text:style-name="P19"><text:span text:style-name="T1411"><text:s text:c="8"/></text:span></text:p>
      <text:p text:style-name="P19"><text:span text:style-name="T1411"><text:s text:c="8"/></text:span><text:span text:style-name="T1412">clf.fit(fold_x_train</text:span><text:span text:style-name="T1413">,<text:s/></text:span><text:span text:style-name="T1414">fold_y_train)</text:span></text:p>
      <text:p text:style-name="P19"><text:span text:style-name="T1415"><text:s text:c="8"/></text:span></text:p>
      <text:p text:style-name="P19"><text:span text:style-name="T1415"><text:s text:c="8"/></text:span><text:span text:style-name="T1416">y_pred = clf.predict(fold_x_test)</text:span></text:p>
      <text:p text:style-name="P19"><text:span text:style-name="T1417"><text:s text:c="8"/></text:span><text:span text:style-name="T1418">rapport = classification_report(fold_y_test</text:span><text:span text:style-name="T1419">,<text:s/></text:span><text:span text:style-name="T1420">y_pred</text:span><text:span text:style-name="T1421">,<text:s/></text:span><text:span text:style-name="T1422">output_dict</text:span><text:span text:style-name="T1423">=</text:span><text:span text:style-name="T1424">True</text:span><text:span text:style-name="T1425">)</text:span></text:p>
      <text:p text:style-name="P19"><text:span text:style-name="T1426"><text:s text:c="8"/></text:span></text:p>
      <text:p text:style-name="P19"><text:span text:style-name="T1426"><text:s text:c="8"/></text:span><text:span text:style-name="T1427">score_f1.append(rapport[</text:span><text:span text:style-name="T1428">'-1'</text:span><text:span text:style-name="T1429">][</text:span><text:span text:style-name="T1430">"f1-score"</text:span><text:span text:style-name="T1431">])</text:span></text:p>
      <text:p text:style-name="P19"><text:span text:style-name="T1432"><text:s text:c="8"/></text:span><text:span text:style-name="T1433"># moyenne += clf.score(fold_x_test, fold_y_test)</text:span></text:p>
      <text:p text:style-name="P19"><text:span text:style-name="T1434"><text:s text:c="4"/></text:span></text:p>
      <text:p text:style-name="P19"><text:span text:style-name="T1434"><text:s text:c="4"/></text:span><text:span text:style-name="T1435">return<text:s/></text:span><text:span text:style-name="T1436">(np.mean(score_f1)</text:span><text:span text:style-name="T1437">,<text:s/></text:span><text:span text:style-name="T1438">np.std(score_f1))</text:span><text:span text:style-name="T1439">,<text:s/></text:span><text:span text:style-name="T1440">(np.mean(taille_dict)</text:span><text:span text:style-name="T1441">,<text:s/></text:span><text:span text:style-name="T1442">np.std(taille_dict))</text:span></text:p>
      <text:p text:style-name="P19"><text:span text:style-name="T1443">def<text:s/></text:span><text:span text:style-name="T1444">optimize_cross_val</text:span><text:span text:style-name="T1445">(x_train</text:span><text:span text:style-name="T1446">,<text:s/></text:span><text:span text:style-name="T1447">y_train):</text:span></text:p>
      <text:p text:style-name="P19"><text:span text:style-name="T1448"><text:s text:c="4"/></text:span><text:span text:style-name="T1449">import<text:s/></text:span><text:span text:style-name="T1450">itertools</text:span></text:p>
      <text:p text:style-name="P19"><text:span text:style-name="T1451"><text:s text:c="4"/></text:span><text:span text:style-name="T1452">print</text:span><text:span text:style-name="T1453">(</text:span><text:span text:style-name="T1454">"cross validation en cours"</text:span><text:span text:style-name="T1455">)</text:span></text:p>
      <text:p text:style-name="P19"><text:span text:style-name="T1456"><text:s text:c="4"/></text:span></text:p>
      <text:p text:style-name="P19"><text:span text:style-name="T1456"><text:s text:c="4"/></text:span><text:span text:style-name="T1457">max_iter = [</text:span><text:span text:style-name="T1458">1e5</text:span><text:span text:style-name="T1459">]</text:span></text:p>
      <text:p text:style-name="P19"><text:span text:style-name="T1460"><text:s text:c="4"/></text:span><text:span text:style-name="T1461">class_weight = [</text:span><text:span text:style-name="T1462">"balanced"</text:span><text:span text:style-name="T1463">]</text:span></text:p>
      <text:p text:style-name="P19"><text:span text:style-name="T1464"><text:s text:c="4"/></text:span><text:span text:style-name="T1465">c = [</text:span><text:span text:style-name="T1466">2<text:s/></text:span><text:span text:style-name="T1467">** (-</text:span><text:span text:style-name="T1468">3</text:span><text:span text:style-name="T1469">-i)<text:s/></text:span><text:span text:style-name="T1470">for<text:s/></text:span><text:span text:style-name="T1471">i<text:s/></text:span><text:span text:style-name="T1472">in<text:s/></text:span><text:span text:style-name="T1473">range</text:span><text:span text:style-name="T1474">(</text:span><text:span text:style-name="T1475">6</text:span><text:span text:style-name="T1476">)]</text:span></text:p>
      <text:p text:style-name="P19"><text:span text:style-name="T1477"><text:s text:c="4"/></text:span></text:p>
      <text:p text:style-name="P19"><text:span text:style-name="T1477"><text:s text:c="4"/></text:span><text:span text:style-name="T1478"># g = [2 ** (-i) for i in range(6)]</text:span></text:p>
      <text:p text:style-name="P19"><text:span text:style-name="T1479"><text:s text:c="4"/></text:span><text:span text:style-name="T1480"># kernel = ["linear", "poly", "rbf"]</text:span></text:p>
      <text:p text:style-name="P19"><text:span text:style-name="T1481"><text:s text:c="4"/></text:span><text:span text:style-name="T1482"># param_name = ["max_iter", "kernel", "C", "gamma"]</text:span></text:p>
      <text:p text:style-name="P19"><text:span text:style-name="T1483"><text:s text:c="4"/></text:span><text:span text:style-name="T1484">params_model = [max_iter</text:span><text:span text:style-name="T1485">,<text:s/></text:span><text:span text:style-name="T1486">class_weight</text:span><text:span text:style-name="T1487">,<text:s/></text:span><text:span text:style-name="T1488">c]</text:span></text:p>
      <text:p text:style-name="P19"><text:span text:style-name="T1489"><text:s text:c="4"/></text:span><text:span text:style-name="T1490">params_model_name = [</text:span><text:span text:style-name="T1491">"max_iter"</text:span><text:span text:style-name="T1492">,<text:s/></text:span><text:span text:style-name="T1493">"class_weight"</text:span><text:span text:style-name="T1494">,<text:s/></text:span><text:span text:style-name="T1495">"C"</text:span><text:span text:style-name="T1496">]</text:span></text:p>
      <text:p text:style-name="P19"><text:span text:style-name="T1497"><text:s text:c="4"/></text:span></text:p>
      <text:p text:style-name="P19"><text:span text:style-name="T1497"><text:s text:c="4"/></text:span></text:p>
      <text:p text:style-name="P19"><text:span text:style-name="T1497"><text:s text:c="4"/></text:span><text:span text:style-name="T1498">ngram_range = [(</text:span><text:span text:style-name="T1499">1</text:span><text:span text:style-name="T1500">,</text:span><text:span text:style-name="T1501">1</text:span><text:span text:style-name="T1502">)</text:span><text:span text:style-name="T1503">,<text:s/></text:span><text:span text:style-name="T1504">(</text:span><text:span text:style-name="T1505">1</text:span><text:span text:style-name="T1506">,</text:span><text:span text:style-name="T1507">2</text:span><text:span text:style-name="T1508">)</text:span><text:span text:style-name="T1509">,<text:s/></text:span><text:span text:style-name="T1510">(</text:span><text:span text:style-name="T1511">2</text:span><text:span text:style-name="T1512">,</text:span><text:span text:style-name="T1513">2</text:span><text:span text:style-name="T1514">)]</text:span></text:p>
      <text:p text:style-name="P19"><text:span text:style-name="T1515"><text:s text:c="4"/></text:span><text:span text:style-name="T1516">max_df = [</text:span><text:span text:style-name="T1517">1.0</text:span><text:span text:style-name="T1518">]</text:span><text:span text:style-name="T1519">#[.01, .02, .04, .08, 0.16, 10.0]#np.linspace(.01, .2, 5)</text:span></text:p>
      <text:p text:style-name="P19"><text:span text:style-name="T1520"><text:s text:c="4"/></text:span><text:span text:style-name="T1521">min_df =<text:s/></text:span><text:span text:style-name="T1522">range</text:span><text:span text:style-name="T1523">(</text:span><text:span text:style-name="T1524">0</text:span><text:span text:style-name="T1525">,<text:s/></text:span><text:span text:style-name="T1526">1</text:span><text:span text:style-name="T1527">,<text:s/></text:span><text:span text:style-name="T1528">5</text:span><text:span text:style-name="T1529">)</text:span></text:p>
      <text:p text:style-name="P19"><text:span text:style-name="T1530"><text:s text:c="4"/></text:span></text:p>
      <text:p text:style-name="P19"><text:span text:style-name="T1530"><text:s text:c="4"/></text:span><text:span text:style-name="T1531">params_vec = [ngram_range</text:span><text:span text:style-name="T1532">,<text:s/></text:span><text:span text:style-name="T1533">max_df</text:span><text:span text:style-name="T1534">,<text:s/></text:span><text:span text:style-name="T1535">min_df]</text:span></text:p>
      <text:p text:style-name="P19"><text:span text:style-name="T1536"><text:s text:c="4"/></text:span><text:span text:style-name="T1537">params_vec_name = [</text:span><text:span text:style-name="T1538">"ngram_range"</text:span><text:span text:style-name="T1539">,<text:s/></text:span><text:span text:style-name="T1540">"max_df"</text:span><text:span text:style-name="T1541">,<text:s/></text:span><text:span text:style-name="T1542">'min_df'</text:span><text:span text:style-name="T1543">]</text:span></text:p>
      <text:p text:style-name="P19"><text:span text:style-name="T1544"><text:s text:c="4"/></text:span></text:p>
      <text:p text:style-name="P19"><text:span text:style-name="T1544"><text:s text:c="4"/></text:span><text:span text:style-name="T1545">p_max_mod</text:span><text:span text:style-name="T1546">,<text:s/></text:span><text:span text:style-name="T1547">p_max_vec =<text:s/></text:span><text:span text:style-name="T1548">None, None</text:span></text:p>
      <text:p text:style-name="P19"><text:span text:style-name="T1549"><text:s text:c="4"/></text:span><text:span text:style-name="T1550">val_max</text:span><text:span text:style-name="T1551">,<text:s/></text:span><text:span text:style-name="T1552">std_max =<text:s/></text:span><text:span text:style-name="T1553">float</text:span><text:span text:style-name="T1554">(</text:span><text:span text:style-name="T1555">"-inf"</text:span><text:span text:style-name="T1556">)</text:span><text:span text:style-name="T1557">, None</text:span></text:p>
      <text:p text:style-name="P19"><text:span text:style-name="T1558"><text:s text:c="4"/></text:span><text:span text:style-name="T1559">list_score = [[]</text:span><text:span text:style-name="T1560">,<text:s/></text:span><text:span text:style-name="T1561">[]]</text:span></text:p>
      <text:p text:style-name="P19"><text:span text:style-name="T1562"><text:s text:c="4"/></text:span><text:span text:style-name="T1563">list_taille = [[]</text:span><text:span text:style-name="T1564">,<text:s/></text:span><text:span text:style-name="T1565">[]]</text:span></text:p>
      <text:p text:style-name="P19"><text:span text:style-name="T1566"><text:s text:c="4"/></text:span><text:span text:style-name="T1567">for<text:s/></text:span><text:span text:style-name="T1568">p_mod<text:s/></text:span><text:span text:style-name="T1569">in<text:s/></text:span><text:span text:style-name="T1570">itertools.product(*params_model):</text:span></text:p>
      <text:p text:style-name="P19"><text:span text:style-name="T1571"><text:s text:c="8"/></text:span><text:span text:style-name="T1572">p_mod = {name: val<text:s/></text:span><text:span text:style-name="T1573">for<text:s/></text:span><text:span text:style-name="T1574">name</text:span><text:span text:style-name="T1575">,<text:s/></text:span><text:span text:style-name="T1576">val<text:s/></text:span><text:span text:style-name="T1577">in<text:s/></text:span><text:span text:style-name="T1578">zip</text:span><text:span text:style-name="T1579">(params_model_name</text:span><text:span text:style-name="T1580">,<text:s/></text:span><text:span text:style-name="T1581">p_mod)}</text:span></text:p>
      <text:p text:style-name="P19"><text:span text:style-name="T1582"><text:s text:c="8"/></text:span></text:p>
      <text:p text:style-name="P19"><text:span text:style-name="T1582"><text:s text:c="8"/></text:span><text:span text:style-name="T1583">for<text:s/></text:span><text:span text:style-name="T1584">p_vec<text:s/></text:span><text:span text:style-name="T1585">in<text:s/></text:span><text:span text:style-name="T1586">itertools.product(*params_vec):</text:span></text:p>
      <text:p text:style-name="P19"><text:span text:style-name="T1587"><text:s text:c="12"/></text:span><text:span text:style-name="T1588">p_vec = {name: val<text:s/></text:span><text:span text:style-name="T1589">for<text:s/></text:span><text:span text:style-name="T1590">name</text:span><text:span text:style-name="T1591">,<text:s/></text:span><text:span text:style-name="T1592">val<text:s/></text:span><text:span text:style-name="T1593">in<text:s/></text:span><text:span text:style-name="T1594">zip</text:span><text:span text:style-name="T1595">(params_vec_name</text:span><text:span text:style-name="T1596">,<text:s/></text:span><text:span text:style-name="T1597">p_vec)}</text:span></text:p>
      <text:p text:style-name="P19"><text:span text:style-name="T1598"><text:s text:c="12"/></text:span></text:p>
      <text:p text:style-name="P19"><text:span text:style-name="T1598"><text:s text:c="12"/></text:span><text:span text:style-name="T1599">(val</text:span><text:span text:style-name="T1600">,<text:s/></text:span><text:span text:style-name="T1601">val_std)</text:span><text:span text:style-name="T1602">,<text:s/></text:span><text:span text:style-name="T1603">(taille</text:span><text:span text:style-name="T1604">,<text:s/></text:span><text:span text:style-name="T1605">taille_std) = cross_val(x_train</text:span><text:span text:style-name="T1606">,<text:s/></text:span><text:span text:style-name="T1607">y_train</text:span><text:span text:style-name="T1608">,<text:s/></text:span><text:span text:style-name="T1609">p_mod</text:span><text:span text:style-name="T1610">,<text:s/></text:span><text:span text:style-name="T1611">p_vec)</text:span></text:p>
      <text:p text:style-name="P19"><text:span text:style-name="T1612"><text:s text:c="12"/></text:span></text:p>
      <text:p text:style-name="P19"><text:span text:style-name="T1612"><text:s text:c="12"/></text:span><text:span text:style-name="T1613">aff = [</text:span><text:span text:style-name="T1614">str</text:span><text:span text:style-name="T1615">(name) +<text:s/></text:span><text:span text:style-name="T1616">":"<text:s/></text:span><text:span text:style-name="T1617">+<text:s/></text:span><text:span text:style-name="T1618">str</text:span><text:span text:style-name="T1619">(p_mod[name])<text:s/></text:span><text:span text:style-name="T1620">for<text:s/></text:span><text:span text:style-name="T1621">name<text:s/></text:span><text:span text:style-name="T1622">in<text:s/></text:span><text:span text:style-name="T1623">params_model_name]</text:span></text:p>
      <text:p text:style-name="P19"><text:span text:style-name="T1624"><text:s text:c="12"/></text:span><text:span text:style-name="T1625">aff += [</text:span><text:span text:style-name="T1626">str</text:span><text:span text:style-name="T1627">(name) +<text:s/></text:span><text:span text:style-name="T1628">":"<text:s/></text:span><text:span text:style-name="T1629">+<text:s/></text:span><text:span text:style-name="T1630">str</text:span><text:span text:style-name="T1631">(p_vec[name])<text:s/></text:span><text:span text:style-name="T1632">for<text:s/></text:span><text:span text:style-name="T1633">name<text:s/></text:span><text:span text:style-name="T1634">in<text:s/></text:span><text:span text:style-name="T1635">params_vec_name]</text:span></text:p>
      <text:p text:style-name="P19"><text:span text:style-name="T1636"><text:s text:c="12"/></text:span><text:span text:style-name="T1637">list_score[</text:span><text:span text:style-name="T1638">0</text:span><text:span text:style-name="T1639">].append(val)</text:span></text:p>
      <text:p text:style-name="P19"><text:span text:style-name="T1640"><text:s text:c="12"/></text:span><text:span text:style-name="T1641">list_score[</text:span><text:span text:style-name="T1642">1</text:span><text:span text:style-name="T1643">].append(val_std)</text:span></text:p>
      <text:p text:style-name="P19"><text:span text:style-name="T1644"><text:s text:c="12"/></text:span><text:span text:style-name="T1645">list_taille[</text:span><text:span text:style-name="T1646">0</text:span><text:span text:style-name="T1647">].append(taille)</text:span></text:p>
      <text:p text:style-name="P19"><text:span text:style-name="T1648"><text:s text:c="12"/></text:span><text:span text:style-name="T1649">list_taille[</text:span><text:span text:style-name="T1650">1</text:span><text:span text:style-name="T1651">].append(taille_std)</text:span></text:p>
      <text:p text:style-name="P19"><text:span text:style-name="T1652"><text:s text:c="12"/></text:span><text:span text:style-name="T1653">print</text:span><text:span text:style-name="T1654">(aff</text:span><text:span text:style-name="T1655">,<text:s/></text:span><text:span text:style-name="T1656">val</text:span><text:span text:style-name="T1657">,<text:s/></text:span><text:span text:style-name="T1658">taille)</text:span></text:p>
      <text:p text:style-name="P19"><text:span text:style-name="T1659"><text:s text:c="12"/></text:span></text:p>
      <text:p text:style-name="P19"><text:span text:style-name="T1659"><text:s text:c="12"/></text:span><text:span text:style-name="T1660">if<text:s/></text:span><text:span text:style-name="T1661">val &gt; val_max:</text:span></text:p>
      <text:p text:style-name="P19"><text:span text:style-name="T1662"><text:s text:c="16"/></text:span><text:span text:style-name="T1663">val_max = val</text:span></text:p>
      <text:p text:style-name="P19"><text:span text:style-name="T1664"><text:s text:c="16"/></text:span><text:span text:style-name="T1665">std_max = val_std</text:span></text:p>
      <text:p text:style-name="P19"><text:span text:style-name="T1666"><text:s text:c="16"/></text:span><text:span text:style-name="T1667">p_max_vec = p_vec</text:span></text:p>
      <text:p text:style-name="P19"><text:span text:style-name="T1668"><text:s text:c="16"/></text:span><text:span text:style-name="T1669">p_max_mod = p_mod</text:span></text:p>
      <text:p text:style-name="P19"><text:span text:style-name="T1670"><text:s text:c="4"/></text:span><text:span text:style-name="T1671">list_score = np.array(list_score)</text:span></text:p>
      <text:p text:style-name="P19"><text:span text:style-name="T1672"><text:s text:c="4"/></text:span><text:span text:style-name="T1673">list_taille<text:s/></text:span><text:span text:style-name="T1674">= np.array(list_taille)</text:span></text:p>
      <text:p text:style-name="P19"><text:span text:style-name="T1675"><text:s text:c="4"/></text:span><text:span text:style-name="T1676">ax1 = plt.gca()</text:span></text:p>
      <text:p text:style-name="P19"><text:span text:style-name="T1677"><text:s text:c="4"/></text:span><text:span text:style-name="T1678">ax1.errorbar(c</text:span><text:span text:style-name="T1679">,<text:s/></text:span><text:span text:style-name="T1680">list_score[</text:span><text:span text:style-name="T1681">0</text:span><text:span text:style-name="T1682">]</text:span><text:span text:style-name="T1683">,<text:s/></text:span><text:span text:style-name="T1684">2</text:span><text:span text:style-name="T1685">*list_score[</text:span><text:span text:style-name="T1686">1</text:span><text:span text:style-name="T1687">]</text:span><text:span text:style-name="T1688">,<text:s/></text:span><text:span text:style-name="T1689">capsize</text:span><text:span text:style-name="T1690">=</text:span><text:span text:style-name="T1691">5</text:span><text:span text:style-name="T1692">)</text:span></text:p>
      <text:p text:style-name="P19"><text:span text:style-name="T1693"><text:s text:c="4"/></text:span><text:span text:style-name="T1694">#ax2 = ax1.twinx()</text:span></text:p>
      <text:p text:style-name="P19"><text:span text:style-name="T1695"><text:s text:c="4"/></text:span><text:span text:style-name="T1696">#ax2.errorbar(c, list_taille[0], 2*list_taille[1], color='orange', capsize=5)</text:span></text:p>
      <text:p text:style-name="P19"><text:span text:style-name="T1697"><text:s text:c="4"/></text:span><text:span text:style-name="T1698">plt.show()</text:span></text:p>
      <text:p text:style-name="P19"><text:span text:style-name="T1699"><text:s text:c="4"/></text:span><text:span text:style-name="T1700">print</text:span><text:span text:style-name="T1701">(</text:span><text:span text:style-name="T1702">"cross val, optimal trouvé :"</text:span><text:span text:style-name="T1703">)</text:span></text:p>
      <text:p text:style-name="P19"><text:span text:style-name="T1704"><text:s text:c="4"/></text:span><text:span text:style-name="T1705">print</text:span><text:span text:style-name="T1706">(p_max_mod</text:span><text:span text:style-name="T1707">,<text:s/></text:span><text:span text:style-name="T1708">p_max_vec</text:span><text:span text:style-name="T1709">,<text:s/></text:span><text:span text:style-name="T1710">val_max</text:span><text:span text:style-name="T1711">,<text:s/></text:span><text:span text:style-name="T1712">std_max)</text:span></text:p>
      <text:p text:style-name="P19"><text:span text:style-name="T1713"><text:s text:c="4"/></text:span><text:span text:style-name="T1714">return<text:s/></text:span><text:span text:style-name="T1715">p_max_mod</text:span><text:span text:style-name="T1716">,<text:s/></text:span><text:span text:style-name="T1717">p_max_vec</text:span><text:span text:style-name="T1718">,<text:s/></text:span><text:span text:style-name="T1719">val_max</text:span><text:span text:style-name="T1720">,<text:s/></text:span><text:span text:style-name="T1721">std_max</text:span></text:p>
      <text:p text:style-name="P19"><text:span text:style-name="T1722">def<text:s/></text:span><text:span text:style-name="T1723">main</text:span><text:span text:style-name="T1724">():</text:span></text:p>
      <text:p text:style-name="P19"><text:span text:style-name="T1725"><text:s text:c="4"/></text:span><text:span text:style-name="T1726">x_train</text:span><text:span text:style-name="T1727">,<text:s/></text:span><text:span text:style-name="T1728">y_train = load_pickled_train()</text:span></text:p>
      <text:p text:style-name="P19"><text:span text:style-name="T1729"><text:s text:c="4"/></text:span></text:p>
      <text:p text:style-name="P19"><text:span text:style-name="T1729"><text:s text:c="4"/></text:span><text:span text:style-name="T1730"># import collections</text:span></text:p>
      <text:p text:style-name="P19"><text:span text:style-name="T1731"><text:s text:c="4"/></text:span><text:span text:style-name="T1732"># buf = [set(x.split()) for x in x_train]</text:span></text:p>
      <text:p text:style-name="P19"><text:span text:style-name="T1733"><text:s text:c="4"/></text:span><text:span text:style-name="T1734"># mots = []</text:span></text:p>
      <text:p text:style-name="P19"><text:span text:style-name="T1735"><text:s text:c="4"/></text:span><text:span text:style-name="T1736"># for b in buf:</text:span></text:p>
      <text:p text:style-name="P19"><text:span text:style-name="T1737"><text:s text:c="4"/></text:span><text:span text:style-name="T1738">#<text:s text:c="5"/>mots += b</text:span></text:p>
      <text:p text:style-name="P19"><text:span text:style-name="T1739"><text:s text:c="4"/></text:span><text:span text:style-name="T1740"># c = collections.Counter(mots)</text:span></text:p>
      <text:p text:style-name="P19"><text:span text:style-name="T1741"><text:s text:c="4"/></text:span><text:span text:style-name="T1742">#</text:span></text:p>
      <text:p text:style-name="P19"><text:span text:style-name="T1743"><text:s text:c="4"/></text:span><text:span text:style-name="T1744"># print("nb doc:", len(x_train))</text:span></text:p>
      <text:p text:style-name="P19"><text:span text:style-name="T1745"><text:s text:c="4"/></text:span><text:span text:style-name="T1746"># print("nb mot tot:", sum(c.values()))</text:span></text:p>
      <text:p text:style-name="P19"><text:span text:style-name="T1747"><text:s text:c="4"/></text:span><text:span text:style-name="T1748"># print("nb mot diff:", len(c))</text:span></text:p>
      <text:p text:style-name="P19"><text:span text:style-name="T1749"><text:s text:c="4"/></text:span><text:span text:style-name="T1750"># plt.hist(np.log2(list(c.values())),<text:s text:c="2"/>bins=20)</text:span></text:p>
      <text:p text:style-name="P19"><text:span text:style-name="T1751"><text:s text:c="4"/></text:span><text:span text:style-name="T1752"># plt.show()</text:span></text:p>
      <text:p text:style-name="P19"><text:span text:style-name="T1753"><text:s text:c="4"/></text:span></text:p>
      <text:p text:style-name="P19"><text:span text:style-name="T1753"><text:s text:c="4"/></text:span><text:span text:style-name="T1754">indices =<text:s/></text:span><text:span text:style-name="T1755">list</text:span><text:span text:style-name="T1756">(</text:span><text:span text:style-name="T1757">range</text:span><text:span text:style-name="T1758">(</text:span><text:span text:style-name="T1759">len</text:span><text:span text:style-name="T1760">(x_train)))</text:span></text:p>
      <text:p text:style-name="P19"><text:span text:style-name="T1761"><text:s text:c="4"/></text:span><text:span text:style-name="T1762">random.shuffle(indices)</text:span></text:p>
      <text:p text:style-name="P19"><text:span text:style-name="T1763"><text:s text:c="4"/></text:span><text:span text:style-name="T1764">x_train = x_train[indices]</text:span></text:p>
      <text:p text:style-name="P19"><text:span text:style-name="T1765"><text:s text:c="4"/></text:span><text:span text:style-name="T1766">y_train = y_train[indices]</text:span></text:p>
      <text:p text:style-name="P19"><text:span text:style-name="T1767"><text:s text:c="4"/></text:span></text:p>
      <text:p text:style-name="P19"><text:span text:style-name="T1767"><text:s text:c="4"/></text:span><text:span text:style-name="T1768"># n = len(x_train)</text:span></text:p>
      <text:p text:style-name="P19"><text:span text:style-name="T1769"><text:s text:c="4"/></text:span><text:span text:style-name="T1770">n =<text:s/></text:span><text:span text:style-name="T1771">10000</text:span></text:p>
      <text:p text:style-name="P19"><text:span text:style-name="T1772"><text:s text:c="4"/></text:span></text:p>
      <text:p text:style-name="P19"><text:span text:style-name="T1772"><text:s text:c="4"/></text:span><text:span text:style-name="T1773">print</text:span><text:span text:style-name="T1774">(</text:span><text:span text:style-name="T1775">"taille train:"</text:span><text:span text:style-name="T1776">,<text:s/></text:span><text:span text:style-name="T1777">n)</text:span></text:p>
      <text:p text:style-name="P19"><text:span text:style-name="T1778"><text:s text:c="4"/></text:span></text:p>
      <text:p text:style-name="P19"><text:span text:style-name="T1778"><text:s text:c="4"/></text:span><text:span text:style-name="T1779">p_max_model</text:span><text:span text:style-name="T1780">,<text:s/></text:span><text:span text:style-name="T1781">p_max_vectorizer</text:span><text:span text:style-name="T1782">,<text:s/></text:span><text:span text:style-name="T1783">_</text:span><text:span text:style-name="T1784">,<text:s/></text:span><text:span text:style-name="T1785">_ = optimize_cross_val(x_train[:n]</text:span><text:span text:style-name="T1786">,<text:s/></text:span><text:span text:style-name="T1787">y_train[:n])</text:span></text:p>
      <text:p text:style-name="P19"><text:span text:style-name="T1788"><text:s text:c="4"/></text:span><text:span text:style-name="T1789">#input("génération réponse ?")</text:span></text:p>
      <text:p text:style-name="P19"><text:span text:style-name="T1790"><text:s text:c="4"/></text:span><text:span text:style-name="T1791">vectorizer = CountVectorizer(**p_max_vectorizer)</text:span></text:p>
      <text:p text:style-name="P19"><text:span text:style-name="T1792"><text:s text:c="4"/></text:span><text:span text:style-name="T1793">vectorizer.fit(x_train)</text:span></text:p>
      <text:p text:style-name="P19"><text:span text:style-name="T1794"><text:s text:c="4"/></text:span><text:span text:style-name="T1795">print</text:span><text:span text:style-name="T1796">(</text:span><text:span text:style-name="T1797">"taille du dictionnaire:"</text:span><text:span text:style-name="T1798">,<text:s/></text:span><text:span text:style-name="T1799">len</text:span><text:span text:style-name="T1800">(vectorizer.get_feature_names()))</text:span></text:p>
      <text:p text:style-name="P19"><text:span text:style-name="T1801"><text:s text:c="4"/></text:span><text:span text:style-name="T1802">print</text:span><text:span text:style-name="T1803">(</text:span><text:span text:style-name="T1804">"fit en cours</text:span><text:span text:style-name="T1805">\n</text:span><text:span text:style-name="T1806">"</text:span><text:span text:style-name="T1807">)</text:span></text:p>
      <text:p text:style-name="P19"><text:span text:style-name="T1808"><text:s text:c="4"/></text:span><text:span text:style-name="T1809">p_max_vectorizer[</text:span><text:span text:style-name="T1810">"max_iter"</text:span><text:span text:style-name="T1811">] =<text:s/></text:span><text:span text:style-name="T1812">1e3</text:span></text:p>
      <text:p text:style-name="P19"><text:span text:style-name="T1813"><text:s text:c="4"/></text:span><text:span text:style-name="T1814">clf = LinearSVC(**p_max_model)</text:span></text:p>
      <text:p text:style-name="P19"><text:span text:style-name="T1815"><text:s text:c="4"/></text:span><text:span text:style-name="T1816">x_train_vec = vectorizer.transform(x_train)</text:span></text:p>
      <text:p text:style-name="P19"><text:span text:style-name="T1817"><text:s text:c="4"/></text:span><text:span text:style-name="T1818">clf.fit(x_train_vec</text:span><text:span text:style-name="T1819">,<text:s/></text:span><text:span text:style-name="T1820">y_train)</text:span></text:p>
      <text:p text:style-name="P19"><text:span text:style-name="T1821"><text:s text:c="4"/></text:span></text:p>
      <text:p text:style-name="P19"><text:span text:style-name="T1821"><text:s text:c="4"/></text:span><text:span text:style-name="T1822">plot_coefficients(clf</text:span><text:span text:style-name="T1823">,<text:s/></text:span><text:span text:style-name="T1824">vectorizer.get_feature_names())</text:span></text:p>
      <text:p text:style-name="P19"><text:span text:style-name="T1825"><text:s text:c="4"/></text:span></text:p>
      <text:p text:style-name="P19"><text:span text:style-name="T1825"><text:s text:c="4"/></text:span><text:span text:style-name="T1826">x_test = load_pickled_test()</text:span></text:p>
      <text:p text:style-name="P19"><text:span text:style-name="T1827"><text:s text:c="4"/></text:span></text:p>
      <text:p text:style-name="P19"><text:span text:style-name="T1827"><text:s text:c="4"/></text:span><text:span text:style-name="T1828">x_test = vectorizer.transform(x_test)</text:span></text:p>
      <text:p text:style-name="P19"><text:span text:style-name="T1829"><text:s text:c="4"/></text:span></text:p>
      <text:p text:style-name="P19"><text:span text:style-name="T1829"><text:s text:c="4"/></text:span><text:span text:style-name="T1830">y_pred = clf.predict(x_test)</text:span></text:p>
      <text:p text:style-name="P19"><text:span text:style-name="T1831"><text:s text:c="4"/></text:span></text:p>
      <text:p text:style-name="P19"><text:span text:style-name="T1831"><text:s text:c="4"/></text:span><text:span text:style-name="T1832">writeTofile(y_pred)</text:span></text:p>
      <text:p text:style-name="P19"><text:span text:style-name="T1833">if<text:s/></text:span><text:span text:style-name="T1834">__name__ ==<text:s/></text:span><text:span text:style-name="T1835">'__main__'</text:span><text:span text:style-name="T1836">:</text:span></text:p>
      <text:p text:style-name="P20"><text:span text:style-name="T1837"><text:s text:c="4"/></text:span><text:span text:style-name="T1838">main()</text:span></text:p>
      <text:p text:style-name="P21"><text:span text:style-name="T1839"/></text:p>
      <text:p text:style-name="P21"><text:span text:style-name="T1840">b) sentiments.py :</text:span></text:p>
      <text:p text:style-name="P21"><text:span text:style-name="T1841"/></text:p>
      <text:p text:style-name="P21"><text:span text:style-name="T1842">import os</text:span></text:p>
      <text:p text:style-name="P21"><text:span text:style-name="T1842">from<text:s/></text:span><text:span text:style-name="T1843">sklearn.feature_extraction.text<text:s/></text:span><text:span text:style-name="T1844">import<text:s/></text:span><text:span text:style-name="T1845">CountVectorizer</text:span></text:p>
      <text:p text:style-name="P21"><text:span text:style-name="T1846">from<text:s/></text:span><text:span text:style-name="T1847">sklearn.svm<text:s/></text:span><text:span text:style-name="T1848">import<text:s/></text:span><text:span text:style-name="T1849">LinearSVC</text:span></text:p>
      <text:p text:style-name="P21"><text:span text:style-name="T1850">from<text:s/></text:span><text:span text:style-name="T1851">nltk.corpus<text:s/></text:span><text:span text:style-name="T1852">import<text:s/></text:span><text:span text:style-name="T1853">stopwords</text:span></text:p>
      <text:p text:style-name="P21"><text:span text:style-name="T1854">from<text:s/></text:span><text:span text:style-name="T1855">nltk.stem.snowball<text:s/></text:span><text:span text:style-name="T1856">import<text:s/></text:span><text:span text:style-name="T1857">SnowballStemmer</text:span></text:p>
      <text:p text:style-name="P21"><text:span text:style-name="T1858">import<text:s/></text:span><text:span text:style-name="T1859">numpy<text:s/></text:span><text:span text:style-name="T1860">as<text:s/></text:span><text:span text:style-name="T1861">np</text:span></text:p>
      <text:p text:style-name="P21"><text:span text:style-name="T1862">def<text:s/></text:span><text:span text:style-name="T1863">getListOfFiles(dirName):</text:span></text:p>
      <text:p text:style-name="P21"><text:span text:style-name="T1864"><text:s text:c="4"/></text:span><text:span text:style-name="T1865"># create a list of file and sub directories</text:span></text:p>
      <text:p text:style-name="P21"><text:span text:style-name="T1866"><text:s text:c="4"/></text:span><text:span text:style-name="T1867"># names in the given directory</text:span></text:p>
      <text:p text:style-name="P21"><text:span text:style-name="T1868"><text:s text:c="4"/></text:span><text:span text:style-name="T1869">listOfFile = os.listdir(dirName)</text:span></text:p>
      <text:p text:style-name="P21"><text:span text:style-name="T1870"><text:s text:c="4"/></text:span><text:span text:style-name="T1871">allFiles = list()</text:span></text:p>
      <text:p text:style-name="P21"><text:span text:style-name="T1872"><text:s text:c="4"/></text:span><text:span text:style-name="T1873"># Iterate over all the entries</text:span></text:p>
      <text:p text:style-name="P21"><text:span text:style-name="T1874"><text:s text:c="4"/></text:span><text:span text:style-name="T1875">for<text:s/></text:span><text:span text:style-name="T1876">entry<text:s/></text:span><text:span text:style-name="T1877">in<text:s/></text:span><text:span text:style-name="T1878">listOfFile:</text:span></text:p>
      <text:p text:style-name="P21"><text:span text:style-name="T1879"><text:s text:c="8"/></text:span><text:span text:style-name="T1880"># Create full path</text:span></text:p>
      <text:p text:style-name="P21"><text:span text:style-name="T1881"><text:s text:c="8"/></text:span><text:span text:style-name="T1882">fullPath = os.path.join(dirName</text:span><text:span text:style-name="T1883">,<text:s/></text:span><text:span text:style-name="T1884">entry)</text:span></text:p>
      <text:p text:style-name="P21"><text:span text:style-name="T1885"><text:s text:c="8"/></text:span><text:span text:style-name="T1886"># If entry is a directory then get the list of files in this directory</text:span></text:p>
      <text:p text:style-name="P21"><text:span text:style-name="T1887"><text:s text:c="8"/></text:span><text:span text:style-name="T1888">if<text:s/></text:span><text:span text:style-name="T1889">os.path.isdir(fullPath):</text:span></text:p>
      <text:p text:style-name="P21"><text:span text:style-name="T1890"><text:s text:c="12"/></text:span><text:span text:style-name="T1891">allFiles = allFiles + getListOfFiles(fullPath)</text:span></text:p>
      <text:p text:style-name="P21"><text:span text:style-name="T1892"><text:s text:c="8"/></text:span><text:span text:style-name="T1893">else</text:span><text:span text:style-name="T1894">:</text:span></text:p>
      <text:p text:style-name="P21"><text:span text:style-name="T1895"><text:s text:c="12"/></text:span><text:span text:style-name="T1896">allFiles.append(fullPath)</text:span></text:p>
      <text:p text:style-name="P21"><text:span text:style-name="T1897"><text:s text:c="4"/></text:span><text:span text:style-name="T1898">return<text:s/></text:span><text:span text:style-name="T1899">allFiles</text:span></text:p>
      <text:p text:style-name="P21"><text:span text:style-name="T1900">def<text:s/></text:span><text:span text:style-name="T1901">simplifie_phrase(p):</text:span></text:p>
      <text:p text:style-name="P21"><text:span text:style-name="T1902"><text:s text:c="4"/></text:span><text:span text:style-name="T1903">stemmer = SnowballStemmer(</text:span><text:span text:style-name="T1904">"english"</text:span><text:span text:style-name="T1905">)</text:span></text:p>
      <text:p text:style-name="P21"><text:span text:style-name="T1906"><text:s text:c="4"/></text:span><text:span text:style-name="T1907">stop_words = stopwords.words(</text:span><text:span text:style-name="T1908">"english"</text:span><text:span text:style-name="T1909">)</text:span></text:p>
      <text:p text:style-name="P21"><text:span text:style-name="T1910"><text:s text:c="4"/></text:span><text:span text:style-name="T1911">phrase = p.lower().split(</text:span><text:span text:style-name="T1912">" "</text:span><text:span text:style-name="T1913">)</text:span></text:p>
      <text:p text:style-name="P21"><text:span text:style-name="T1914"><text:s text:c="4"/></text:span><text:span text:style-name="T1915">phraseDecomp = [stemmer.stem(s)<text:s/></text:span><text:span text:style-name="T1916">for<text:s/></text:span><text:span text:style-name="T1917">s<text:s/></text:span><text:span text:style-name="T1918">in<text:s/></text:span><text:span text:style-name="T1919">phrase<text:s/></text:span><text:span text:style-name="T1920">if<text:s/></text:span><text:span text:style-name="T1921">s<text:s/></text:span><text:span text:style-name="T1922">not in<text:s/></text:span><text:span text:style-name="T1923">stop_words]</text:span></text:p>
      <text:p text:style-name="P21"><text:span text:style-name="T1924"><text:s text:c="4"/></text:span><text:span text:style-name="T1925">return<text:s/></text:span><text:span text:style-name="T1926">' '</text:span><text:span text:style-name="T1927">.join(word<text:s/></text:span><text:span text:style-name="T1928">for<text:s/></text:span><text:span text:style-name="T1929">word<text:s/></text:span><text:span text:style-name="T1930">in<text:s/></text:span><text:span text:style-name="T1931">phraseDecomp)</text:span></text:p>
      <text:p text:style-name="P21"><text:span text:style-name="T1932">def<text:s/></text:span><text:span text:style-name="T1933">loadData(fileList):</text:span></text:p>
      <text:p text:style-name="P21"><text:span text:style-name="T1934"><text:s text:c="4"/></text:span><text:span text:style-name="T1935">data=[]</text:span></text:p>
      <text:p text:style-name="P21"><text:span text:style-name="T1936"><text:s text:c="4"/></text:span><text:span text:style-name="T1937">for<text:s/></text:span><text:span text:style-name="T1938">fileName<text:s/></text:span><text:span text:style-name="T1939">in<text:s/></text:span><text:span text:style-name="T1940">fileList:</text:span></text:p>
      <text:p text:style-name="P21"><text:span text:style-name="T1941"><text:s text:c="8"/></text:span><text:span text:style-name="T1942">file = open(fileName</text:span><text:span text:style-name="T1943">,</text:span><text:span text:style-name="T1944">"r"</text:span><text:span text:style-name="T1945">)</text:span></text:p>
      <text:p text:style-name="P21"><text:span text:style-name="T1946"><text:s text:c="8"/></text:span><text:span text:style-name="T1947">all_lines=file.readlines()</text:span></text:p>
      <text:p text:style-name="P21"><text:span text:style-name="T1948"><text:s text:c="8"/></text:span><text:span text:style-name="T1949">all_lines =<text:s/></text:span><text:span text:style-name="T1950">' '</text:span><text:span text:style-name="T1951">.join(word<text:s/></text:span><text:span text:style-name="T1952">for<text:s/></text:span><text:span text:style-name="T1953">word<text:s/></text:span><text:span text:style-name="T1954">in<text:s/></text:span><text:span text:style-name="T1955">all_lines)</text:span></text:p>
      <text:p text:style-name="P21"><text:span text:style-name="T1956"><text:s text:c="8"/></text:span><text:span text:style-name="T1957">data.append(simplifie_phrase(all_lines))</text:span></text:p>
      <text:p text:style-name="P21"><text:span text:style-name="T1958"><text:s text:c="4"/></text:span><text:span text:style-name="T1959">return<text:s/></text:span><text:span text:style-name="T1960">data</text:span></text:p>
      <text:p text:style-name="P21"><text:span text:style-name="T1961">def<text:s/></text:span><text:span text:style-name="T1962">loadData_test(fileName):</text:span></text:p>
      <text:p text:style-name="P21"><text:span text:style-name="T1963"><text:s text:c="4"/></text:span><text:span text:style-name="T1964">data=[]</text:span></text:p>
      <text:p text:style-name="P21"><text:span text:style-name="T1965"><text:s text:c="4"/></text:span><text:span text:style-name="T1966">file = open(fileName</text:span><text:span text:style-name="T1967">,</text:span><text:span text:style-name="T1968">"r"</text:span><text:span text:style-name="T1969">)</text:span></text:p>
      <text:p text:style-name="P21"><text:span text:style-name="T1970"><text:s text:c="4"/></text:span><text:span text:style-name="T1971">for<text:s/></text:span><text:span text:style-name="T1972">document<text:s/></text:span><text:span text:style-name="T1973">in<text:s/></text:span><text:span text:style-name="T1974">file:</text:span></text:p>
      <text:p text:style-name="P21"><text:span text:style-name="T1975"><text:s text:c="8"/></text:span><text:span text:style-name="T1976">data.append(simplifie_phrase(document))</text:span></text:p>
      <text:p text:style-name="P21"><text:span text:style-name="T1977"><text:s text:c="4"/></text:span><text:span text:style-name="T1978">return<text:s/></text:span><text:span text:style-name="T1979">data</text:span></text:p>
      <text:p text:style-name="P21"><text:span text:style-name="T1980">def<text:s/></text:span><text:span text:style-name="T1981">writeTofile(tab):</text:span></text:p>
      <text:p text:style-name="P21"><text:span text:style-name="T1982"><text:s text:c="4"/></text:span><text:span text:style-name="T1983">with<text:s/></text:span><text:span text:style-name="T1984">open(</text:span><text:span text:style-name="T1985">"result_sentiment_annalysis.txt"</text:span><text:span text:style-name="T1986">,<text:s/></text:span><text:span text:style-name="T1987">"w"</text:span><text:span text:style-name="T1988">)<text:s/></text:span><text:span text:style-name="T1989">as<text:s/></text:span><text:span text:style-name="T1990">res:</text:span></text:p>
      <text:p text:style-name="P21"><text:span text:style-name="T1991"><text:s text:c="8"/></text:span><text:span text:style-name="T1992">for<text:s/></text:span><text:span text:style-name="T1993">t<text:s/></text:span><text:span text:style-name="T1994">in<text:s/></text:span><text:span text:style-name="T1995">tab:</text:span></text:p>
      <text:p text:style-name="P21"><text:span text:style-name="T1996"><text:s text:c="12"/></text:span><text:span text:style-name="T1997">res.write(t +<text:s/></text:span><text:span text:style-name="T1998">"</text:span><text:span text:style-name="T1999">\n</text:span><text:span text:style-name="T2000">"</text:span><text:span text:style-name="T2001">)</text:span></text:p>
      <text:p text:style-name="P21"><text:span text:style-name="T2002">def<text:s/></text:span><text:span text:style-name="T2003">convertOutput(pred):</text:span></text:p>
      <text:p text:style-name="P21"><text:span text:style-name="T2004"><text:s text:c="4"/></text:span><text:span text:style-name="T2005">new_pred=[]</text:span></text:p>
      <text:p text:style-name="P21"><text:span text:style-name="T2006"><text:s text:c="4"/></text:span><text:span text:style-name="T2007">for<text:s/></text:span><text:span text:style-name="T2008">p<text:s/></text:span><text:span text:style-name="T2009">in<text:s/></text:span><text:span text:style-name="T2010">pred:</text:span></text:p>
      <text:p text:style-name="P21"><text:span text:style-name="T2011"><text:s text:c="8"/></text:span><text:span text:style-name="T2012">if</text:span><text:span text:style-name="T2013">(p==-</text:span><text:span text:style-name="T2014">1</text:span><text:span text:style-name="T2015">):</text:span></text:p>
      <text:p text:style-name="P21"><text:span text:style-name="T2016"><text:s text:c="12"/></text:span><text:span text:style-name="T2017">new_pred.append(</text:span><text:span text:style-name="T2018">'C'</text:span><text:span text:style-name="T2019">)</text:span></text:p>
      <text:p text:style-name="P21"><text:span text:style-name="T2020"><text:s text:c="8"/></text:span><text:span text:style-name="T2021">else</text:span><text:span text:style-name="T2022">:</text:span></text:p>
      <text:p text:style-name="P21"><text:span text:style-name="T2023"><text:s text:c="12"/></text:span><text:span text:style-name="T2024">new_pred.append(</text:span><text:span text:style-name="T2025">'M'</text:span><text:span text:style-name="T2026">)</text:span></text:p>
      <text:p text:style-name="P21"><text:span text:style-name="T2027"><text:s text:c="4"/></text:span><text:span text:style-name="T2028">return<text:s/></text:span><text:span text:style-name="T2029">new_pred</text:span></text:p>
      <text:p text:style-name="P21"><text:span text:style-name="T2029">listFilePos = getListOfFiles(</text:span><text:span text:style-name="T2030">"movies1000/pos/"</text:span><text:span text:style-name="T2031">)</text:span></text:p>
      <text:p text:style-name="P21"><text:span text:style-name="T2031">listFileNeg = getListOfFiles(</text:span><text:span text:style-name="T2032">"movies1000/neg/"</text:span><text:span text:style-name="T2033">)</text:span></text:p>
      <text:p text:style-name="P21"><text:span text:style-name="T2033">dataPos = loadData(listFilePos)</text:span></text:p>
      <text:p text:style-name="P21"><text:span text:style-name="T2033">print(len(dataPos))</text:span></text:p>
      <text:p text:style-name="P21"><text:span text:style-name="T2033">print(</text:span><text:span text:style-name="T2034">"je viens de load les data pos"</text:span><text:span text:style-name="T2035">)</text:span></text:p>
      <text:p text:style-name="P21"><text:span text:style-name="T2035">dataNeg = loadData(listFilePos)</text:span></text:p>
      <text:p text:style-name="P21"><text:span text:style-name="T2035">print(</text:span><text:span text:style-name="T2036">"je viens de load les data neg"</text:span><text:span text:style-name="T2037">)</text:span></text:p>
      <text:p text:style-name="P21"><text:span text:style-name="T2037">labelsPos = [</text:span><text:span text:style-name="T2038">1<text:s/></text:span><text:span text:style-name="T2039">for<text:s/></text:span><text:span text:style-name="T2040">_<text:s/></text:span><text:span text:style-name="T2041">in<text:s/></text:span><text:span text:style-name="T2042">range(len(dataPos))]</text:span></text:p>
      <text:p text:style-name="P21"><text:span text:style-name="T2042">labelsNeg = [-</text:span><text:span text:style-name="T2043">1<text:s/></text:span><text:span text:style-name="T2044">for<text:s/></text:span><text:span text:style-name="T2045">_<text:s/></text:span><text:span text:style-name="T2046">in<text:s/></text:span><text:span text:style-name="T2047">range(len(dataNeg))]</text:span></text:p>
      <text:p text:style-name="P21"><text:span text:style-name="T2048">############A decommenter############</text:span></text:p>
      <text:p text:style-name="P21"><text:span text:style-name="T2049">data = dataPos+dataNeg</text:span></text:p>
      <text:p text:style-name="P21"><text:span text:style-name="T2049">labels = labelsPos+labelsNeg</text:span></text:p>
      <text:p text:style-name="P21"><text:span text:style-name="T2050">##################################</text:span></text:p>
      <text:p text:style-name="P21"><text:span text:style-name="T2051">indiceShuffle = np.random.permutation(np.array([i<text:s/></text:span><text:span text:style-name="T2052">for<text:s/></text:span><text:span text:style-name="T2053">i<text:s/></text:span><text:span text:style-name="T2054">in<text:s/></text:span><text:span text:style-name="T2055">range(len(data))]))</text:span></text:p>
      <text:p text:style-name="P21"><text:span text:style-name="T2055">new_data=[]</text:span></text:p>
      <text:p text:style-name="P21"><text:span text:style-name="T2055">new_labels=[]</text:span></text:p>
      <text:p text:style-name="P21"><text:span text:style-name="T2056">for<text:s/></text:span><text:span text:style-name="T2057">indice<text:s/></text:span><text:span text:style-name="T2058">in<text:s/></text:span><text:span text:style-name="T2059">indiceShuffle:</text:span></text:p>
      <text:p text:style-name="P21"><text:span text:style-name="T2060"><text:s text:c="4"/></text:span><text:span text:style-name="T2061">new_data.append(data[indice])</text:span></text:p>
      <text:p text:style-name="P21"><text:span text:style-name="T2062"><text:s text:c="4"/></text:span><text:span text:style-name="T2063">new_labels.append(labels[indice])</text:span></text:p>
      <text:p text:style-name="P21"><text:span text:style-name="T2063">data = new_data</text:span></text:p>
      <text:p text:style-name="P21"><text:span text:style-name="T2063">labels = new_labels</text:span></text:p>
      <text:p text:style-name="P21"><text:span text:style-name="T2063">vectorizer = CountVectorizer(max_df=</text:span><text:span text:style-name="T2064">0.9</text:span><text:span text:style-name="T2065">,</text:span><text:span text:style-name="T2066">min_df=</text:span><text:span text:style-name="T2067">0.2</text:span><text:span text:style-name="T2068">)</text:span></text:p>
      <text:p text:style-name="P21"><text:span text:style-name="T2068">vectorizer.fit(data)</text:span></text:p>
      <text:p text:style-name="P21"><text:span text:style-name="T2068">data = vectorizer.transform(data)</text:span></text:p>
      <text:p text:style-name="P21"><text:span text:style-name="T2068">donnees_test = loadData_test(</text:span><text:span text:style-name="T2069">"testSentiment.txt"</text:span><text:span text:style-name="T2070">)</text:span></text:p>
      <text:p text:style-name="P21"><text:span text:style-name="T2070">donnees_test =<text:s text:c="2"/>vectorizer.transform(donnees_test)</text:span></text:p>
      <text:p text:style-name="P21"><text:span text:style-name="T2070">print(donnees_test[</text:span><text:span text:style-name="T2071">0</text:span><text:span text:style-name="T2072">])</text:span></text:p>
      <text:p text:style-name="P21"><text:span text:style-name="T2072">clf = LinearSVC(verbose=</text:span><text:span text:style-name="T2073">1</text:span><text:span text:style-name="T2074">,</text:span><text:span text:style-name="T2075">max_iter=</text:span><text:span text:style-name="T2076">1e6</text:span><text:span text:style-name="T2077">)</text:span></text:p>
      <text:p text:style-name="P21"><text:span text:style-name="T2077">print(</text:span><text:span text:style-name="T2078">"je commence le fit"</text:span><text:span text:style-name="T2079">)</text:span></text:p>
      <text:p text:style-name="P21"><text:span text:style-name="T2079">clf.fit(data</text:span><text:span text:style-name="T2080">,</text:span><text:span text:style-name="T2081">labels)</text:span></text:p>
      <text:p text:style-name="P21"><text:span text:style-name="T2081">y_pred = clf.predict(donnees_test)</text:span></text:p>
      <text:p text:style-name="P21"><text:span text:style-name="T2081">y_pred = convertOutput(y_pred)</text:span></text:p>
      <text:p text:style-name="P22"><text:span text:style-name="T2081">writeTofile(y_pred)</text:span></text:p>
      <text:p text:style-name="P23"><text:span text:style-name="T2082"/></text:p>
      <text:p text:style-name="P23"><text:span text:style-name="T2083">c) post_traitement.py</text:span></text:p>
      <text:p text:style-name="P23"><text:span text:style-name="T2084"/></text:p>
      <text:p text:style-name="P23"><text:span text:style-name="T2085">import numpy as np</text:span></text:p>
      <text:p text:style-name="P23"><text:span text:style-name="T2085">import<text:s/></text:span><text:span text:style-name="T2086">collections</text:span></text:p>
      <text:p text:style-name="P23"><text:span text:style-name="T2087">def<text:s/></text:span><text:span text:style-name="T2088">writeTofile</text:span><text:span text:style-name="T2089">(tab):</text:span></text:p>
      <text:p text:style-name="P23"><text:span text:style-name="T2090"><text:s text:c="4"/></text:span><text:span text:style-name="T2091">with<text:s/></text:span><text:span text:style-name="T2092">open</text:span><text:span text:style-name="T2093">(</text:span><text:span text:style-name="T2094">"nouveau_result_sentiment_annalysis.txt"</text:span><text:span text:style-name="T2095">,<text:s/></text:span><text:span text:style-name="T2096">"w"</text:span><text:span text:style-name="T2097">)<text:s/></text:span><text:span text:style-name="T2098">as<text:s/></text:span><text:span text:style-name="T2099">res:</text:span></text:p>
      <text:p text:style-name="P23"><text:span text:style-name="T2100"><text:s text:c="8"/></text:span><text:span text:style-name="T2101">for<text:s/></text:span><text:span text:style-name="T2102">t<text:s/></text:span><text:span text:style-name="T2103">in<text:s/></text:span><text:span text:style-name="T2104">tab:</text:span></text:p>
      <text:p text:style-name="P23"><text:span text:style-name="T2105"><text:s text:c="12"/></text:span><text:span text:style-name="T2106">res.write(t +<text:s/></text:span><text:span text:style-name="T2107">"</text:span><text:span text:style-name="T2108">\n</text:span><text:span text:style-name="T2109">"</text:span><text:span text:style-name="T2110">)</text:span></text:p>
      <text:p text:style-name="P23"><text:span text:style-name="T2110">file =<text:s/></text:span><text:span text:style-name="T2111">open</text:span><text:span text:style-name="T2112">(</text:span><text:span text:style-name="T2113">"result_sentiment_annalysis.txt"</text:span><text:span text:style-name="T2114">)</text:span></text:p>
      <text:p text:style-name="P23"><text:span text:style-name="T2114">lines = file.readlines()</text:span></text:p>
      <text:p text:style-name="P23"><text:span text:style-name="T2114">new_line=[]</text:span></text:p>
      <text:p text:style-name="P23"><text:span text:style-name="T2115">for<text:s/></text:span><text:span text:style-name="T2116">l<text:s/></text:span><text:span text:style-name="T2117">in<text:s/></text:span><text:span text:style-name="T2118">lines:</text:span></text:p>
      <text:p text:style-name="P23"><text:span text:style-name="T2119"><text:s text:c="4"/></text:span><text:span text:style-name="T2120">new_line.append(l.replace(</text:span><text:span text:style-name="T2121">"</text:span><text:span text:style-name="T2122">\n</text:span><text:span text:style-name="T2123">"</text:span><text:span text:style-name="T2124">,</text:span><text:span text:style-name="T2125">""</text:span><text:span text:style-name="T2126">))</text:span></text:p>
      <text:p text:style-name="P23"><text:span text:style-name="T2127">print</text:span><text:span text:style-name="T2128">(collections.Counter(new_line))</text:span></text:p>
      <text:p text:style-name="P23"><text:span text:style-name="T2128">moyenne=</text:span><text:span text:style-name="T2129">1</text:span></text:p>
      <text:p text:style-name="P23"><text:span text:style-name="T2130">for<text:s/></text:span><text:span text:style-name="T2131">k<text:s/></text:span><text:span text:style-name="T2132">in<text:s/></text:span><text:span text:style-name="T2133">range</text:span><text:span text:style-name="T2134">(moyenne</text:span><text:span text:style-name="T2135">,</text:span><text:span text:style-name="T2136">len</text:span><text:span text:style-name="T2137">(new_line)-moyenne):</text:span></text:p>
      <text:p text:style-name="P23"><text:span text:style-name="T2138"><text:s text:c="4"/></text:span><text:span text:style-name="T2139">co = collections.Counter(new_line[k-moyenne:k+moyenne+</text:span><text:span text:style-name="T2140">1</text:span><text:span text:style-name="T2141">])</text:span></text:p>
      <text:p text:style-name="P23"><text:span text:style-name="T2142"><text:s text:c="4"/></text:span><text:span text:style-name="T2143">"""</text:span></text:p>
      <text:p text:style-name="P23"><text:span text:style-name="T2144"><text:s text:c="4"/></text:span><text:span text:style-name="T2145">if(new_line[k]=='C' and co['M']==2):</text:span></text:p>
      <text:p text:style-name="P23"><text:span text:style-name="T2146"><text:s text:c="8"/></text:span><text:span text:style-name="T2147">new_line[k]='M'</text:span></text:p>
      <text:p text:style-name="P23"><text:span text:style-name="T2148"><text:s text:c="4"/></text:span><text:span text:style-name="T2149">"""</text:span></text:p>
      <text:p text:style-name="P23"><text:span text:style-name="T2150"><text:s text:c="4"/></text:span><text:span text:style-name="T2151">if</text:span><text:span text:style-name="T2152">(new_line[k]==</text:span><text:span text:style-name="T2153">'M'<text:s/></text:span><text:span text:style-name="T2154">and<text:s/></text:span><text:span text:style-name="T2155">co[</text:span><text:span text:style-name="T2156">'C'</text:span><text:span text:style-name="T2157">]==</text:span><text:span text:style-name="T2158">2</text:span><text:span text:style-name="T2159">):</text:span></text:p>
      <text:p text:style-name="P23"><text:span text:style-name="T2160"><text:s text:c="8"/></text:span><text:span text:style-name="T2161">new_line[k]=</text:span><text:span text:style-name="T2162">'C'</text:span></text:p>
      <text:p text:style-name="P23"><text:span text:style-name="T2163">for<text:s/></text:span><text:span text:style-name="T2164">k<text:s/></text:span><text:span text:style-name="T2165">in<text:s/></text:span><text:span text:style-name="T2166">range</text:span><text:span text:style-name="T2167">(</text:span><text:span text:style-name="T2168">0</text:span><text:span text:style-name="T2169">,</text:span><text:span text:style-name="T2170">len</text:span><text:span text:style-name="T2171">(new_line)-</text:span><text:span text:style-name="T2172">5</text:span><text:span text:style-name="T2173">):</text:span></text:p>
      <text:p text:style-name="P23"><text:span text:style-name="T2174"><text:s text:c="4"/></text:span><text:span text:style-name="T2175">if</text:span><text:span text:style-name="T2176">(new_line[k]==</text:span><text:span text:style-name="T2177">'C'<text:s/></text:span><text:span text:style-name="T2178">and<text:s/></text:span><text:span text:style-name="T2179">new_line[k+</text:span><text:span text:style-name="T2180">2</text:span><text:span text:style-name="T2181">]==</text:span><text:span text:style-name="T2182">'C'</text:span><text:span text:style-name="T2183">):</text:span></text:p>
      <text:p text:style-name="P23"><text:span text:style-name="T2184"><text:s text:c="8"/></text:span><text:span text:style-name="T2185">new_line[k+</text:span><text:span text:style-name="T2186">1</text:span><text:span text:style-name="T2187">]=</text:span><text:span text:style-name="T2188">'C'</text:span></text:p>
      <text:p text:style-name="P23"><text:span text:style-name="T2189"><text:s text:c="4"/></text:span><text:span text:style-name="T2190">if</text:span><text:span text:style-name="T2191">(new_line[k]==</text:span><text:span text:style-name="T2192">'C'<text:s/></text:span><text:span text:style-name="T2193">and<text:s/></text:span><text:span text:style-name="T2194">new_line[k+</text:span><text:span text:style-name="T2195">3</text:span><text:span text:style-name="T2196">]==</text:span><text:span text:style-name="T2197">'C'</text:span><text:span text:style-name="T2198">):</text:span></text:p>
      <text:p text:style-name="P23"><text:span text:style-name="T2199"><text:s text:c="8"/></text:span><text:span text:style-name="T2200">new_line[k+</text:span><text:span text:style-name="T2201">1</text:span><text:span text:style-name="T2202">]=</text:span><text:span text:style-name="T2203">'C'</text:span></text:p>
      <text:p text:style-name="P23"><text:span text:style-name="T2204"><text:s text:c="8"/></text:span><text:span text:style-name="T2205">new_line[k+</text:span><text:span text:style-name="T2206">2</text:span><text:span text:style-name="T2207">]=</text:span><text:span text:style-name="T2208">'C'</text:span></text:p>
      <text:p text:style-name="P23"><text:span text:style-name="T2209"><text:s text:c="4"/></text:span><text:span text:style-name="T2210">if</text:span><text:span text:style-name="T2211">(new_line[k]==</text:span><text:span text:style-name="T2212">'C'<text:s/></text:span><text:span text:style-name="T2213">and<text:s/></text:span><text:span text:style-name="T2214">new_line[k+</text:span><text:span text:style-name="T2215">4</text:span><text:span text:style-name="T2216">]==</text:span><text:span text:style-name="T2217">'C'</text:span><text:span text:style-name="T2218">):</text:span></text:p>
      <text:p text:style-name="P23"><text:span text:style-name="T2219"><text:s text:c="8"/></text:span><text:span text:style-name="T2220">new_line[k+</text:span><text:span text:style-name="T2221">1</text:span><text:span text:style-name="T2222">]=</text:span><text:span text:style-name="T2223">'C'</text:span></text:p>
      <text:p text:style-name="P23"><text:span text:style-name="T2224"><text:s text:c="8"/></text:span><text:span text:style-name="T2225">new_line[k+</text:span><text:span text:style-name="T2226">2</text:span><text:span text:style-name="T2227">]=</text:span><text:span text:style-name="T2228">'C'</text:span></text:p>
      <text:p text:style-name="P23"><text:span text:style-name="T2229"><text:s text:c="8"/></text:span><text:span text:style-name="T2230">new_line[k+</text:span><text:span text:style-name="T2231">3</text:span><text:span text:style-name="T2232">]=</text:span><text:span text:style-name="T2233">'C'</text:span></text:p>
      <text:p text:style-name="P23"><text:span text:style-name="T2234"><text:s text:c="4"/></text:span><text:span text:style-name="T2235">if</text:span><text:span text:style-name="T2236">(new_line[k]==</text:span><text:span text:style-name="T2237">'C'<text:s/></text:span><text:span text:style-name="T2238">and<text:s/></text:span><text:span text:style-name="T2239">new_line[k+</text:span><text:span text:style-name="T2240">5</text:span><text:span text:style-name="T2241">]==</text:span><text:span text:style-name="T2242">'C'</text:span><text:span text:style-name="T2243">):</text:span></text:p>
      <text:p text:style-name="P23"><text:span text:style-name="T2244"><text:s text:c="8"/></text:span><text:span text:style-name="T2245">new_line[k+</text:span><text:span text:style-name="T2246">1</text:span><text:span text:style-name="T2247">]=</text:span><text:span text:style-name="T2248">'C'</text:span></text:p>
      <text:p text:style-name="P23"><text:span text:style-name="T2249"><text:s text:c="8"/></text:span><text:span text:style-name="T2250">new_line[k+</text:span><text:span text:style-name="T2251">2</text:span><text:span text:style-name="T2252">]=</text:span><text:span text:style-name="T2253">'C'</text:span></text:p>
      <text:p text:style-name="P23"><text:span text:style-name="T2254"><text:s text:c="8"/></text:span><text:span text:style-name="T2255">new_line[k+</text:span><text:span text:style-name="T2256">3</text:span><text:span text:style-name="T2257">]=</text:span><text:span text:style-name="T2258">'C'</text:span></text:p>
      <text:p text:style-name="P23"><text:span text:style-name="T2259"><text:s text:c="8"/></text:span><text:span text:style-name="T2260">new_line[k+</text:span><text:span text:style-name="T2261">4</text:span><text:span text:style-name="T2262">]=</text:span><text:span text:style-name="T2263">'C'</text:span></text:p>
      <text:p text:style-name="P23"><text:span text:style-name="T2264">print</text:span><text:span text:style-name="T2265">(collections.Counter(new_line))</text:span></text:p>
      <text:p text:style-name="P24"><text:span text:style-name="T2265">writeTofile(new_line)</text:span></text:p>
      <text:p text:style-name="P25"><text:span text:style-name="T2266"/></text:p>
      <text:p text:style-name="P25"><text:span text:style-name="T2267">3) Segmentation thématique</text:span></text:p>
      <text:p text:style-name="P25"><text:span text:style-name="T2268">from<text:s/></text:span><text:span text:style-name="T2269">bs4<text:s/></text:span><text:span text:style-name="T2270">import<text:s/></text:span><text:span text:style-name="T2271">BeautifulSoup</text:span></text:p>
      <text:p text:style-name="P25"><text:span text:style-name="T2272">import<text:s/></text:span><text:span text:style-name="T2273">numpy<text:s/></text:span><text:span text:style-name="T2274">as<text:s/></text:span><text:span text:style-name="T2275">np</text:span></text:p>
      <text:p text:style-name="P25"><text:span text:style-name="T2276">from<text:s/></text:span><text:span text:style-name="T2277">sklearn.decomposition<text:s/></text:span><text:span text:style-name="T2278">import<text:s/></text:span><text:span text:style-name="T2279">LatentDirichletAllocation<text:s/></text:span><text:span text:style-name="T2280">as<text:s/></text:span><text:span text:style-name="T2281">LDA</text:span></text:p>
      <text:p text:style-name="P25"><text:span text:style-name="T2282">from<text:s/></text:span><text:span text:style-name="T2283">sklearn.feature_extraction.text<text:s/></text:span><text:span text:style-name="T2284">import<text:s/></text:span><text:span text:style-name="T2285">CountVectorizer</text:span></text:p>
      <text:p text:style-name="P25"><text:span text:style-name="T2286">import<text:s/></text:span><text:span text:style-name="T2287">matplotlib.pyplot<text:s/></text:span><text:span text:style-name="T2288">as<text:s/></text:span><text:span text:style-name="T2289">plt</text:span></text:p>
      <text:p text:style-name="P25"><text:span text:style-name="T2290">import<text:s/></text:span><text:span text:style-name="T2291">pyLDAvis</text:span></text:p>
      <text:p text:style-name="P25"><text:span text:style-name="T2292">from<text:s/></text:span><text:span text:style-name="T2293">sklearn.feature_extraction.text<text:s/></text:span><text:span text:style-name="T2294">import<text:s/></text:span><text:span text:style-name="T2295">CountVectorizer</text:span><text:span text:style-name="T2296">,<text:s/></text:span><text:span text:style-name="T2297">TfidfVectorizer</text:span></text:p>
      <text:p text:style-name="P25"><text:span text:style-name="T2298">import<text:s/></text:span><text:span text:style-name="T2299">pyLDAvis.sklearn</text:span></text:p>
      <text:p text:style-name="P25"><text:span text:style-name="T2300">from<text:s/></text:span><text:span text:style-name="T2301">nltk.corpus<text:s/></text:span><text:span text:style-name="T2302">import<text:s/></text:span><text:span text:style-name="T2303">reuters</text:span></text:p>
      <text:p text:style-name="P25"><text:span text:style-name="T2304">from<text:s/></text:span><text:span text:style-name="T2305">nltk.corpus<text:s/></text:span><text:span text:style-name="T2306">import<text:s/></text:span><text:span text:style-name="T2307">stopwords</text:span></text:p>
      <text:p text:style-name="P25"><text:span text:style-name="T2308">from<text:s/></text:span><text:span text:style-name="T2309">sklearn.preprocessing<text:s/></text:span><text:span text:style-name="T2310">import<text:s/></text:span><text:span text:style-name="T2311">MultiLabelBinarizer</text:span></text:p>
      <text:p text:style-name="P25"><text:span text:style-name="T2312">from<text:s/></text:span><text:span text:style-name="T2313">sklearn.feature_extraction.text<text:s/></text:span><text:span text:style-name="T2314">import<text:s/></text:span><text:span text:style-name="T2315">TfidfVectorizer</text:span></text:p>
      <text:p text:style-name="P25"><text:span text:style-name="T2316">from<text:s/></text:span><text:span text:style-name="T2317">collections<text:s/></text:span><text:span text:style-name="T2318">import<text:s/></text:span><text:span text:style-name="T2319">Counter</text:span></text:p>
      <text:p text:style-name="P25"><text:span text:style-name="T2319">n_classes =<text:s/></text:span><text:span text:style-name="T2320">90</text:span></text:p>
      <text:p text:style-name="P25"><text:span text:style-name="T2321">labels = reuters.categories()</text:span></text:p>
      <text:p text:style-name="P25"><text:span text:style-name="T2322">def<text:s/></text:span><text:span text:style-name="T2323">load_data</text:span><text:span text:style-name="T2324">(</text:span><text:span text:style-name="T2325">config={}</text:span><text:span text:style-name="T2326">):</text:span></text:p>
      <text:p text:style-name="P25"><text:span text:style-name="T2327"><text:s text:c="4"/></text:span><text:span text:style-name="T2328">"""</text:span></text:p>
      <text:p text:style-name="P25"><text:span text:style-name="T2329"><text:s text:c="4"/></text:span><text:span text:style-name="T2330">Load the Reuters dataset.</text:span></text:p>
      <text:p text:style-name="P25"><text:span text:style-name="T2331"><text:s text:c="4"/></text:span><text:span text:style-name="T2332">Returns</text:span></text:p>
      <text:p text:style-name="P25"><text:span text:style-name="T2333"><text:s text:c="4"/></text:span><text:span text:style-name="T2334">-------</text:span></text:p>
      <text:p text:style-name="P25"><text:span text:style-name="T2335"><text:s text:c="4"/></text:span><text:span text:style-name="T2336">Tuple of Numpy arrays: `(x_train, y_train), (x_test, y_test)`.</text:span></text:p>
      <text:p text:style-name="P25"><text:span text:style-name="T2337"><text:s text:c="4"/></text:span><text:span text:style-name="T2338">"""</text:span></text:p>
      <text:p text:style-name="P25"><text:span text:style-name="T2339"><text:s text:c="4"/></text:span><text:span text:style-name="T2340">stop_words = stopwords.words(</text:span><text:span text:style-name="T2341">"english"</text:span><text:span text:style-name="T2342">)</text:span></text:p>
      <text:p text:style-name="P25"><text:span text:style-name="T2343"><text:s text:c="4"/></text:span><text:span text:style-name="T2344">vectorizer = TfidfVectorizer(</text:span><text:span text:style-name="T2345">stop_words</text:span><text:span text:style-name="T2346">=stop_words)</text:span></text:p>
      <text:p text:style-name="P25"><text:span text:style-name="T2347"><text:s text:c="4"/></text:span><text:span text:style-name="T2348">mlb = MultiLabelBinarizer()</text:span></text:p>
      <text:p text:style-name="P25"><text:span text:style-name="T2349"><text:s text:c="4"/></text:span><text:span text:style-name="T2350">documents = reuters.fileids()</text:span></text:p>
      <text:p text:style-name="P25"><text:span text:style-name="T2351"><text:s text:c="4"/></text:span><text:span text:style-name="T2352">test = [d<text:s/></text:span><text:span text:style-name="T2353">for<text:s/></text:span><text:span text:style-name="T2354">d<text:s/></text:span><text:span text:style-name="T2355">in<text:s/></text:span><text:span text:style-name="T2356">documents<text:s/></text:span><text:span text:style-name="T2357">if<text:s/></text:span><text:span text:style-name="T2358">d.startswith(</text:span><text:span text:style-name="T2359">'test/'</text:span><text:span text:style-name="T2360">)]</text:span></text:p>
      <text:p text:style-name="P25"><text:span text:style-name="T2361"><text:s text:c="4"/></text:span><text:span text:style-name="T2362">train = [d<text:s/></text:span><text:span text:style-name="T2363">for<text:s/></text:span><text:span text:style-name="T2364">d<text:s/></text:span><text:span text:style-name="T2365">in<text:s/></text:span><text:span text:style-name="T2366">documents<text:s/></text:span><text:span text:style-name="T2367">if<text:s/></text:span><text:span text:style-name="T2368">d.startswith(</text:span><text:span text:style-name="T2369">'training/'</text:span><text:span text:style-name="T2370">)]</text:span></text:p>
      <text:p text:style-name="P25"><text:span text:style-name="T2371"><text:s text:c="4"/></text:span><text:span text:style-name="T2372">docs = {}</text:span></text:p>
      <text:p text:style-name="P25"><text:span text:style-name="T2373"><text:s text:c="4"/></text:span><text:span text:style-name="T2374">docs[</text:span><text:span text:style-name="T2375">'train'</text:span><text:span text:style-name="T2376">] = [reuters.raw(doc_id)<text:s/></text:span><text:span text:style-name="T2377">for<text:s/></text:span><text:span text:style-name="T2378">doc_id<text:s/></text:span><text:span text:style-name="T2379">in<text:s/></text:span><text:span text:style-name="T2380">train]</text:span></text:p>
      <text:p text:style-name="P25"><text:span text:style-name="T2381"><text:s text:c="4"/></text:span><text:span text:style-name="T2382">docs[</text:span><text:span text:style-name="T2383">'test'</text:span><text:span text:style-name="T2384">] = [reuters.raw(doc_id)<text:s/></text:span><text:span text:style-name="T2385">for<text:s/></text:span><text:span text:style-name="T2386">doc_id<text:s/></text:span><text:span text:style-name="T2387">in<text:s/></text:span><text:span text:style-name="T2388">test]</text:span></text:p>
      <text:p text:style-name="P25"><text:span text:style-name="T2389"><text:s text:c="4"/></text:span><text:span text:style-name="T2390">xs = {</text:span><text:span text:style-name="T2391">'train'</text:span><text:span text:style-name="T2392">: []</text:span><text:span text:style-name="T2393">,<text:s/></text:span><text:span text:style-name="T2394">'test'</text:span><text:span text:style-name="T2395">: []}</text:span></text:p>
      <text:p text:style-name="P25"><text:span text:style-name="T2396"><text:s text:c="4"/></text:span><text:span text:style-name="T2397">xs[</text:span><text:span text:style-name="T2398">'train'</text:span><text:span text:style-name="T2399">] = vectorizer.fit_transform(docs[</text:span><text:span text:style-name="T2400">'train'</text:span><text:span text:style-name="T2401">]).toarray()</text:span></text:p>
      <text:p text:style-name="P25"><text:span text:style-name="T2402"><text:s text:c="4"/></text:span><text:span text:style-name="T2403">xs[</text:span><text:span text:style-name="T2404">'test'</text:span><text:span text:style-name="T2405">] = vectorizer.transform(docs[</text:span><text:span text:style-name="T2406">'test'</text:span><text:span text:style-name="T2407">]).toarray()</text:span></text:p>
      <text:p text:style-name="P25"><text:span text:style-name="T2408"><text:s text:c="4"/></text:span><text:span text:style-name="T2409">ys = {</text:span><text:span text:style-name="T2410">'train'</text:span><text:span text:style-name="T2411">: []</text:span><text:span text:style-name="T2412">,<text:s/></text:span><text:span text:style-name="T2413">'test'</text:span><text:span text:style-name="T2414">: []}</text:span></text:p>
      <text:p text:style-name="P25"><text:span text:style-name="T2415"><text:s text:c="4"/></text:span><text:span text:style-name="T2416">ys[</text:span><text:span text:style-name="T2417">'train'</text:span><text:span text:style-name="T2418">] = mlb.fit_transform([reuters.categories(doc_id)</text:span></text:p>
      <text:p text:style-name="P25"><text:span text:style-name="T2419"><text:s text:c="37"/></text:span><text:span text:style-name="T2420">for<text:s/></text:span><text:span text:style-name="T2421">doc_id<text:s/></text:span><text:span text:style-name="T2422">in<text:s/></text:span><text:span text:style-name="T2423">train])</text:span></text:p>
      <text:p text:style-name="P25"><text:span text:style-name="T2424"><text:s text:c="4"/></text:span><text:span text:style-name="T2425">ys[</text:span><text:span text:style-name="T2426">'test'</text:span><text:span text:style-name="T2427">] = mlb.transform([reuters.categories(doc_id)</text:span></text:p>
      <text:p text:style-name="P25"><text:span text:style-name="T2428"><text:s text:c="32"/></text:span><text:span text:style-name="T2429">for<text:s/></text:span><text:span text:style-name="T2430">doc_id<text:s/></text:span><text:span text:style-name="T2431">in<text:s/></text:span><text:span text:style-name="T2432">test])</text:span></text:p>
      <text:p text:style-name="P25"><text:span text:style-name="T2433"><text:s text:c="4"/></text:span><text:span text:style-name="T2434">data = {</text:span><text:span text:style-name="T2435">'x_train'</text:span><text:span text:style-name="T2436">: xs[</text:span><text:span text:style-name="T2437">'train'</text:span><text:span text:style-name="T2438">]</text:span><text:span text:style-name="T2439">,<text:s/></text:span><text:span text:style-name="T2440">'y_train'</text:span><text:span text:style-name="T2441">: ys[</text:span><text:span text:style-name="T2442">'train'</text:span><text:span text:style-name="T2443">]</text:span><text:span text:style-name="T2444">,</text:span></text:p>
      <text:p text:style-name="P25"><text:span text:style-name="T2445"><text:s text:c="12"/></text:span><text:span text:style-name="T2446">'x_test'</text:span><text:span text:style-name="T2447">: xs[</text:span><text:span text:style-name="T2448">'test'</text:span><text:span text:style-name="T2449">]</text:span><text:span text:style-name="T2450">,<text:s/></text:span><text:span text:style-name="T2451">'y_test'</text:span><text:span text:style-name="T2452">: ys[</text:span><text:span text:style-name="T2453">'test'</text:span><text:span text:style-name="T2454">]</text:span><text:span text:style-name="T2455">,</text:span></text:p>
      <text:p text:style-name="P25"><text:span text:style-name="T2456"><text:s text:c="12"/></text:span><text:span text:style-name="T2457">'labels'</text:span><text:span text:style-name="T2458">:<text:s/></text:span><text:span text:style-name="T2459">globals</text:span><text:span text:style-name="T2460">()[</text:span><text:span text:style-name="T2461">"labels"</text:span><text:span text:style-name="T2462">]}</text:span></text:p>
      <text:p text:style-name="P25"><text:span text:style-name="T2463"><text:s text:c="4"/></text:span><text:span text:style-name="T2464">return<text:s/></text:span><text:span text:style-name="T2465">data</text:span></text:p>
      <text:p text:style-name="P25"><text:span text:style-name="T2466"/></text:p>
      <text:p text:style-name="P25"><text:span text:style-name="T2467">d = load_data()</text:span></text:p>
      <text:p text:style-name="P25"><text:span text:style-name="T2467">X=d[</text:span><text:span text:style-name="T2468">"x_train"</text:span><text:span text:style-name="T2469">]</text:span></text:p>
      <text:p text:style-name="P25"><text:span text:style-name="T2469">lab = d[</text:span><text:span text:style-name="T2470">"y_train"</text:span><text:span text:style-name="T2471">]</text:span></text:p>
      <text:p text:style-name="P25"><text:span text:style-name="T2472">#changer le max_iter pour de meilleurs performances.</text:span></text:p>
      <text:p text:style-name="P25"><text:span text:style-name="T2473">clf = LDA(</text:span><text:span text:style-name="T2474">n_components</text:span><text:span text:style-name="T2475">=n_classes</text:span><text:span text:style-name="T2476">,</text:span><text:span text:style-name="T2477">max_iter</text:span><text:span text:style-name="T2478">=</text:span><text:span text:style-name="T2479">10</text:span><text:span text:style-name="T2480">,</text:span><text:span text:style-name="T2481">topic_word_prior</text:span><text:span text:style-name="T2482">=</text:span><text:span text:style-name="T2483">0.9</text:span><text:span text:style-name="T2484">)</text:span></text:p>
      <text:p text:style-name="P25"><text:span text:style-name="T2484">clf.fit(X)</text:span></text:p>
      <text:p text:style-name="P25"><text:span text:style-name="T2485">#calcul de pureté du premier cluster</text:span></text:p>
      <text:p text:style-name="P25"><text:span text:style-name="T2486">pred_cluster1=[]</text:span></text:p>
      <text:p text:style-name="P25"><text:span text:style-name="T2487">for<text:s/></text:span><text:span text:style-name="T2488">k<text:s/></text:span><text:span text:style-name="T2489">in<text:s/></text:span><text:span text:style-name="T2490">range</text:span><text:span text:style-name="T2491">(</text:span><text:span text:style-name="T2492">len</text:span><text:span text:style-name="T2493">(X)):</text:span></text:p>
      <text:p text:style-name="P25"><text:span text:style-name="T2494"><text:s text:c="4"/></text:span><text:span text:style-name="T2495">pred = np.argmax(clf.transform([X[k]]))</text:span></text:p>
      <text:p text:style-name="P25"><text:span text:style-name="T2496"><text:s text:c="4"/></text:span><text:span text:style-name="T2497">if</text:span><text:span text:style-name="T2498">(pred==</text:span><text:span text:style-name="T2499">1</text:span><text:span text:style-name="T2500">):</text:span></text:p>
      <text:p text:style-name="P25"><text:span text:style-name="T2501"><text:s text:c="8"/></text:span><text:span text:style-name="T2502">pred_cluster1.append(k)</text:span></text:p>
      <text:p text:style-name="P25"><text:span text:style-name="T2502">lab_clust1=[]</text:span></text:p>
      <text:p text:style-name="P25"><text:span text:style-name="T2503">for<text:s/></text:span><text:span text:style-name="T2504">p<text:s/></text:span><text:span text:style-name="T2505">in<text:s/></text:span><text:span text:style-name="T2506">pred_cluster1:</text:span></text:p>
      <text:p text:style-name="P25"><text:span text:style-name="T2507"><text:s text:c="4"/></text:span><text:span text:style-name="T2508">lab_clust1.append(np.argmax(lab[p]))</text:span></text:p>
      <text:p text:style-name="P25"><text:span text:style-name="T2508">c = Counter(lab_clust1)</text:span></text:p>
      <text:p text:style-name="P25"><text:span text:style-name="T2508">somme =<text:s/></text:span><text:span text:style-name="T2509">sum</text:span><text:span text:style-name="T2510">(c.values())</text:span></text:p>
      <text:p text:style-name="P25"><text:span text:style-name="T2510">classe_majoritaire = np.max(</text:span><text:span text:style-name="T2511">list</text:span><text:span text:style-name="T2512">(c.values()))</text:span></text:p>
      <text:p text:style-name="P25"><text:span text:style-name="T2513">print</text:span><text:span text:style-name="T2514">(</text:span><text:span text:style-name="T2515">"Pureté de la classe numero 1 : "</text:span><text:span text:style-name="T2516">)</text:span></text:p>
      <text:p text:style-name="P26"><text:span text:style-name="T2517">print</text:span><text:span text:style-name="T2518">(classe_majoritaire/somme)</text:span></text:p>
      <text:p text:style-name="P27"><text:span text:style-name="T2519"/></text:p>
      <text:p text:style-name="P27"><text:span text:style-name="T2520">file =<text:s/></text:span><text:span text:style-name="T2521">open</text:span><text:span text:style-name="T2522">(</text:span><text:span text:style-name="T2523">"ap/ap.txt"</text:span><text:span text:style-name="T2524">)</text:span></text:p>
      <text:p text:style-name="P27"><text:span text:style-name="T2524">soup = BeautifulSoup(file</text:span><text:span text:style-name="T2525">,<text:s/></text:span><text:span text:style-name="T2526">'html.parser'</text:span><text:span text:style-name="T2527">)</text:span></text:p>
      <text:p text:style-name="P27"><text:span text:style-name="T2527">txt = soup.find_all(</text:span><text:span text:style-name="T2528">"text"</text:span><text:span text:style-name="T2529">)</text:span></text:p>
      <text:p text:style-name="P27"><text:span text:style-name="T2529">txt = [</text:span><text:span text:style-name="T2530">str</text:span><text:span text:style-name="T2531">(t).replace(</text:span><text:span text:style-name="T2532">"&lt;text&gt;"</text:span><text:span text:style-name="T2533">,</text:span><text:span text:style-name="T2534">""</text:span><text:span text:style-name="T2535">).replace(</text:span><text:span text:style-name="T2536">"&lt;/text&gt;"</text:span><text:span text:style-name="T2537">,</text:span><text:span text:style-name="T2538">""</text:span><text:span text:style-name="T2539">)<text:s/></text:span><text:span text:style-name="T2540">for<text:s/></text:span><text:span text:style-name="T2541">t<text:s/></text:span><text:span text:style-name="T2542">in<text:s/></text:span><text:span text:style-name="T2543">txt ]</text:span></text:p>
      <text:p text:style-name="P27"><text:span text:style-name="T2543">vectorizer = CountVectorizer(</text:span><text:span text:style-name="T2544">strip_accents<text:s/></text:span><text:span text:style-name="T2545">=<text:s/></text:span><text:span text:style-name="T2546">'unicode'</text:span><text:span text:style-name="T2547">,</text:span></text:p>
      <text:p text:style-name="P27"><text:span text:style-name="T2548"><text:s text:c="32"/></text:span><text:span text:style-name="T2549">stop_words<text:s/></text:span><text:span text:style-name="T2550">=<text:s/></text:span><text:span text:style-name="T2551">'english'</text:span><text:span text:style-name="T2552">,</text:span></text:p>
      <text:p text:style-name="P27"><text:span text:style-name="T2553"><text:s text:c="32"/></text:span><text:span text:style-name="T2554">lowercase<text:s/></text:span><text:span text:style-name="T2555">=<text:s/></text:span><text:span text:style-name="T2556">True,</text:span></text:p>
      <text:p text:style-name="P27"><text:span text:style-name="T2557"><text:s text:c="32"/></text:span><text:span text:style-name="T2558">max_df<text:s/></text:span><text:span text:style-name="T2559">=<text:s/></text:span><text:span text:style-name="T2560">0.5</text:span><text:span text:style-name="T2561">,</text:span></text:p>
      <text:p text:style-name="P27"><text:span text:style-name="T2562"><text:s text:c="32"/></text:span><text:span text:style-name="T2563">min_df<text:s/></text:span><text:span text:style-name="T2564">=<text:s/></text:span><text:span text:style-name="T2565">10</text:span><text:span text:style-name="T2566">)</text:span></text:p>
      <text:p text:style-name="P27"><text:span text:style-name="T2566">X = vectorizer.fit_transform(txt)</text:span></text:p>
      <text:p text:style-name="P27"><text:span text:style-name="T2567">#changer le max_iter pour de meilleurs performances.</text:span></text:p>
      <text:p text:style-name="P27"><text:span text:style-name="T2568">clf = LDA(</text:span><text:span text:style-name="T2569">n_components</text:span><text:span text:style-name="T2570">=</text:span><text:span text:style-name="T2571">20</text:span><text:span text:style-name="T2572">,</text:span><text:span text:style-name="T2573">max_iter</text:span><text:span text:style-name="T2574">=</text:span><text:span text:style-name="T2575">10</text:span><text:span text:style-name="T2576">)</text:span></text:p>
      <text:p text:style-name="P27"><text:span text:style-name="T2576">clf.fit(X)</text:span></text:p>
      <text:p text:style-name="P27"><text:span text:style-name="T2577">print</text:span><text:span text:style-name="T2578">(clf.components_)</text:span></text:p>
      <text:p text:style-name="P27"><text:span text:style-name="T2579">print</text:span><text:span text:style-name="T2580">(clf.components_.shape)</text:span></text:p>
      <text:p text:style-name="P27"><text:span text:style-name="T2580">parametre_classe = clf.components_</text:span></text:p>
      <text:p text:style-name="P27"><text:span text:style-name="T2581">#arguments: 'doc_topic_dists', 'doc_lengths', 'vocab', and 'term_frequency'</text:span></text:p>
      <text:p text:style-name="P27"><text:span text:style-name="T2582">print</text:span><text:span text:style-name="T2583">(</text:span><text:span text:style-name="T2584">len</text:span><text:span text:style-name="T2585">(parametre_classe))</text:span></text:p>
      <text:p text:style-name="P27"><text:span text:style-name="T2586">#Visualisation</text:span></text:p>
      <text:p text:style-name="P27"><text:span text:style-name="T2587">"""</text:span></text:p>
      <text:p text:style-name="P27"><text:span text:style-name="T2587">tfidf_vectorizer = TfidfVectorizer(**vectorizer.get_params())</text:span></text:p>
      <text:p text:style-name="P27"><text:span text:style-name="T2587">dtm_tfidf = tfidf_vectorizer.fit_transform(txt)</text:span></text:p>
      <text:p text:style-name="P27"><text:span text:style-name="T2587">movies_vis_data = pyLDAvis.sklearn.prepare(clf, X, vectorizer)</text:span></text:p>
      <text:p text:style-name="P27"><text:span text:style-name="T2587">pyLDAvis.show(movies_vis_data)</text:span></text:p>
      <text:p text:style-name="P27"><text:span text:style-name="T2587">for k in range(20):</text:span></text:p>
      <text:p text:style-name="P27"><text:span text:style-name="T2588"><text:s text:c="4"/></text:span><text:span text:style-name="T2589">p_c = parametre_classe[k]</text:span></text:p>
      <text:p text:style-name="P27"><text:span text:style-name="T2590"><text:s text:c="4"/></text:span><text:span text:style-name="T2591">indices_mots = p_c.argsort()[-10:]</text:span></text:p>
      <text:p text:style-name="P27"><text:span text:style-name="T2592"><text:s text:c="4"/></text:span><text:span text:style-name="T2593">mots=[]</text:span></text:p>
      <text:p text:style-name="P27"><text:span text:style-name="T2594"><text:s text:c="4"/></text:span><text:span text:style-name="T2595">for i in indices_mots:</text:span></text:p>
      <text:p text:style-name="P27"><text:span text:style-name="T2596"><text:s text:c="8"/></text:span><text:span text:style-name="T2597">tmp=[]</text:span></text:p>
      <text:p text:style-name="P27"><text:span text:style-name="T2598"><text:s text:c="8"/></text:span><text:span text:style-name="T2599">tmp.append(vectorizer.get_feature_names()[i])</text:span></text:p>
      <text:p text:style-name="P27"><text:span text:style-name="T2600"><text:s text:c="8"/></text:span><text:span text:style-name="T2601">tmp.append(p_c[i])</text:span></text:p>
      <text:p text:style-name="P27"><text:span text:style-name="T2602"><text:s text:c="8"/></text:span><text:span text:style-name="T2603">mots.append(tmp)</text:span></text:p>
      <text:p text:style-name="P27"><text:span text:style-name="T2604"><text:s text:c="4"/></text:span><text:span text:style-name="T2605">print(mots)</text:span></text:p>
      <text:p text:style-name="P27"><text:span text:style-name="T2606"><text:s text:c="4"/></text:span><text:span text:style-name="T2607">plt.bar([m[0] for m in mots], [m[1] for m in mots], color="blue")</text:span></text:p>
      <text:p text:style-name="P27"><text:span text:style-name="T2608"><text:s text:c="4"/></text:span><text:span text:style-name="T2609">plt.show()</text:span></text:p>
      <text:p text:style-name="P27"><text:span text:style-name="T2609">"""</text:span></text:p>
      <text:p text:style-name="P27"><text:span text:style-name="T2610">while</text:span><text:span text:style-name="T2611">(</text:span><text:span text:style-name="T2612">1</text:span><text:span text:style-name="T2613">):</text:span></text:p>
      <text:p text:style-name="P27"><text:span text:style-name="T2614"><text:s text:c="4"/></text:span><text:span text:style-name="T2615">doc_a_test =<text:s/></text:span><text:span text:style-name="T2616">input</text:span><text:span text:style-name="T2617">(</text:span><text:span text:style-name="T2618">"taper votre document :"</text:span><text:span text:style-name="T2619">)</text:span></text:p>
      <text:p text:style-name="P27"><text:span text:style-name="T2620"><text:s text:c="4"/></text:span><text:span text:style-name="T2621">x_a_test= vectorizer.transform([doc_a_test])</text:span></text:p>
      <text:p text:style-name="P28"><text:span text:style-name="T2622"><text:s text:c="4"/></text:span><text:span text:style-name="T2623">print</text:span><text:span text:style-name="T2624">(clf.transform(x_a_test))</text:span></text:p>
      <text:p text:style-name="P29"><text:span text:style-name="T2625"/></text:p>
      <text:p text:style-name="P29"><text:span text:style-name="T2626">4) Word2vec</text:span></text:p>
      <text:p text:style-name="P29"><text:span text:style-name="T2627">from gensim.models import Word2Vec</text:span></text:p>
      <text:p text:style-name="P29"><text:span text:style-name="T2627">from<text:s/></text:span><text:span text:style-name="T2628">nltk.stem.porter<text:s/></text:span><text:span text:style-name="T2629">import<text:s/></text:span><text:span text:style-name="T2630">*</text:span></text:p>
      <text:p text:style-name="P29"><text:span text:style-name="T2631">import<text:s/></text:span><text:span text:style-name="T2632">gensim</text:span></text:p>
      <text:p text:style-name="P29"><text:span text:style-name="T2633">import<text:s/></text:span><text:span text:style-name="T2634">os</text:span></text:p>
      <text:p text:style-name="P29"><text:span text:style-name="T2635">import<text:s/></text:span><text:span text:style-name="T2636">logging</text:span></text:p>
      <text:p text:style-name="P29"><text:span text:style-name="T2637">from<text:s/></text:span><text:span text:style-name="T2638">sklearn.linear_model<text:s/></text:span><text:span text:style-name="T2639">import<text:s/></text:span><text:span text:style-name="T2640">LogisticRegression</text:span></text:p>
      <text:p text:style-name="P29"><text:span text:style-name="T2641">from<text:s/></text:span><text:span text:style-name="T2642">sklearn.svm<text:s/></text:span><text:span text:style-name="T2643">import<text:s/></text:span><text:span text:style-name="T2644">SVC</text:span></text:p>
      <text:p text:style-name="P29"><text:span text:style-name="T2645">from<text:s/></text:span><text:span text:style-name="T2646">sklearn.metrics<text:s/></text:span><text:span text:style-name="T2647">import<text:s/></text:span><text:span text:style-name="T2648">accuracy_score</text:span></text:p>
      <text:p text:style-name="P29"><text:span text:style-name="T2649">import<text:s/></text:span><text:span text:style-name="T2650">numpy<text:s/></text:span><text:span text:style-name="T2651">as<text:s/></text:span><text:span text:style-name="T2652">np</text:span></text:p>
      <text:p text:style-name="P29"><text:span text:style-name="T2653">from<text:s/></text:span><text:span text:style-name="T2654">sklearn.model_selection<text:s/></text:span><text:span text:style-name="T2655">import<text:s/></text:span><text:span text:style-name="T2656">cross_val_score</text:span></text:p>
      <text:p text:style-name="P29"><text:span text:style-name="T2657">from<text:s/></text:span><text:span text:style-name="T2658">sklearn.metrics<text:s/></text:span><text:span text:style-name="T2659">import<text:s/></text:span><text:span text:style-name="T2660">accuracy_score</text:span></text:p>
      <text:p text:style-name="P29"><text:span text:style-name="T2660">logging.getLogger().addHandler(logging.StreamHandler())</text:span></text:p>
      <text:p text:style-name="P29"><text:span text:style-name="T2661">def<text:s/></text:span><text:span text:style-name="T2662">getListOfFiles</text:span><text:span text:style-name="T2663">(dirName):</text:span></text:p>
      <text:p text:style-name="P29"><text:span text:style-name="T2664"><text:s text:c="4"/></text:span><text:span text:style-name="T2665"># create a list of file and sub directories</text:span></text:p>
      <text:p text:style-name="P29"><text:span text:style-name="T2666"><text:s text:c="4"/></text:span><text:span text:style-name="T2667"># names in the given directory</text:span></text:p>
      <text:p text:style-name="P29"><text:span text:style-name="T2668"><text:s text:c="4"/></text:span><text:span text:style-name="T2669">listOfFile = os.listdir(dirName)</text:span></text:p>
      <text:p text:style-name="P29"><text:span text:style-name="T2670"><text:s text:c="4"/></text:span><text:span text:style-name="T2671">allFiles =<text:s/></text:span><text:span text:style-name="T2672">list</text:span><text:span text:style-name="T2673">()</text:span></text:p>
      <text:p text:style-name="P29"><text:span text:style-name="T2674"><text:s text:c="4"/></text:span><text:span text:style-name="T2675"># Iterate over all the entries</text:span></text:p>
      <text:p text:style-name="P29"><text:span text:style-name="T2676"><text:s text:c="4"/></text:span><text:span text:style-name="T2677">for<text:s/></text:span><text:span text:style-name="T2678">entry<text:s/></text:span><text:span text:style-name="T2679">in<text:s/></text:span><text:span text:style-name="T2680">listOfFile:</text:span></text:p>
      <text:p text:style-name="P29"><text:span text:style-name="T2681"><text:s text:c="8"/></text:span><text:span text:style-name="T2682"># Create full path</text:span></text:p>
      <text:p text:style-name="P29"><text:span text:style-name="T2683"><text:s text:c="8"/></text:span><text:span text:style-name="T2684">fullPath = os.path.join(dirName</text:span><text:span text:style-name="T2685">,<text:s/></text:span><text:span text:style-name="T2686">entry)</text:span></text:p>
      <text:p text:style-name="P29"><text:span text:style-name="T2687"><text:s text:c="8"/></text:span><text:span text:style-name="T2688"># If entry is a directory then get the list of files in this directory</text:span></text:p>
      <text:p text:style-name="P29"><text:span text:style-name="T2689"><text:s text:c="8"/></text:span><text:span text:style-name="T2690">if<text:s/></text:span><text:span text:style-name="T2691">os.path.isdir(fullPath):</text:span></text:p>
      <text:p text:style-name="P29"><text:span text:style-name="T2692"><text:s text:c="12"/></text:span><text:span text:style-name="T2693">allFiles = allFiles + getListOfFiles(fullPath)</text:span></text:p>
      <text:p text:style-name="P29"><text:span text:style-name="T2694"><text:s text:c="8"/></text:span><text:span text:style-name="T2695">else</text:span><text:span text:style-name="T2696">:</text:span></text:p>
      <text:p text:style-name="P29"><text:span text:style-name="T2697"><text:s text:c="12"/></text:span><text:span text:style-name="T2698">allFiles.append(fullPath)</text:span></text:p>
      <text:p text:style-name="P29"><text:span text:style-name="T2699"><text:s text:c="4"/></text:span><text:span text:style-name="T2700">return<text:s/></text:span><text:span text:style-name="T2701">allFiles</text:span></text:p>
      <text:p text:style-name="P29"><text:span text:style-name="T2702">def<text:s/></text:span><text:span text:style-name="T2703">loadData</text:span><text:span text:style-name="T2704">(fileList):</text:span></text:p>
      <text:p text:style-name="P29"><text:span text:style-name="T2705"><text:s text:c="4"/></text:span><text:span text:style-name="T2706">data=[]</text:span></text:p>
      <text:p text:style-name="P29"><text:span text:style-name="T2707"><text:s text:c="4"/></text:span><text:span text:style-name="T2708">for<text:s/></text:span><text:span text:style-name="T2709">fileName<text:s/></text:span><text:span text:style-name="T2710">in<text:s/></text:span><text:span text:style-name="T2711">fileList:</text:span></text:p>
      <text:p text:style-name="P29"><text:span text:style-name="T2712"><text:s text:c="8"/></text:span><text:span text:style-name="T2713">file =<text:s/></text:span><text:span text:style-name="T2714">open</text:span><text:span text:style-name="T2715">(fileName</text:span><text:span text:style-name="T2716">,</text:span><text:span text:style-name="T2717">"r"</text:span><text:span text:style-name="T2718">)</text:span></text:p>
      <text:p text:style-name="P29"><text:span text:style-name="T2719"><text:s text:c="8"/></text:span><text:span text:style-name="T2720">all_lines=file.readlines()</text:span></text:p>
      <text:p text:style-name="P29"><text:span text:style-name="T2721"><text:s text:c="8"/></text:span><text:span text:style-name="T2722">all_lines =<text:s/></text:span><text:span text:style-name="T2723">' '</text:span><text:span text:style-name="T2724">.join(word<text:s/></text:span><text:span text:style-name="T2725">for<text:s/></text:span><text:span text:style-name="T2726">word<text:s/></text:span><text:span text:style-name="T2727">in<text:s/></text:span><text:span text:style-name="T2728">all_lines)</text:span></text:p>
      <text:p text:style-name="P29"><text:span text:style-name="T2729"><text:s text:c="8"/></text:span><text:span text:style-name="T2730">data.append(all_lines)</text:span></text:p>
      <text:p text:style-name="P29"><text:span text:style-name="T2731"><text:s text:c="4"/></text:span><text:span text:style-name="T2732">return<text:s/></text:span><text:span text:style-name="T2733">data</text:span></text:p>
      <text:p text:style-name="P29"><text:span text:style-name="T2734">def<text:s/></text:span><text:span text:style-name="T2735">writeTofile</text:span><text:span text:style-name="T2736">(tab):</text:span></text:p>
      <text:p text:style-name="P29"><text:span text:style-name="T2737"><text:s text:c="4"/></text:span><text:span text:style-name="T2738">with<text:s/></text:span><text:span text:style-name="T2739">open</text:span><text:span text:style-name="T2740">(</text:span><text:span text:style-name="T2741">"result_sentiment_annalysis.txt"</text:span><text:span text:style-name="T2742">,<text:s/></text:span><text:span text:style-name="T2743">"w"</text:span><text:span text:style-name="T2744">)<text:s/></text:span><text:span text:style-name="T2745">as<text:s/></text:span><text:span text:style-name="T2746">res:</text:span></text:p>
      <text:p text:style-name="P29"><text:span text:style-name="T2747"><text:s text:c="8"/></text:span><text:span text:style-name="T2748">for<text:s/></text:span><text:span text:style-name="T2749">t<text:s/></text:span><text:span text:style-name="T2750">in<text:s/></text:span><text:span text:style-name="T2751">tab:</text:span></text:p>
      <text:p text:style-name="P29"><text:span text:style-name="T2752"><text:s text:c="12"/></text:span><text:span text:style-name="T2753">res.write(t +<text:s/></text:span><text:span text:style-name="T2754">"</text:span><text:span text:style-name="T2755">\n</text:span><text:span text:style-name="T2756">"</text:span><text:span text:style-name="T2757">)</text:span></text:p>
      <text:p text:style-name="P29"><text:span text:style-name="T2757">listFilePos = getListOfFiles(</text:span><text:span text:style-name="T2758">"AFDmovies/movies1000/pos/"</text:span><text:span text:style-name="T2759">)</text:span></text:p>
      <text:p text:style-name="P29"><text:span text:style-name="T2759">listFileNeg = getListOfFiles(</text:span><text:span text:style-name="T2760">"AFDmovies/movies1000/neg/"</text:span><text:span text:style-name="T2761">)</text:span></text:p>
      <text:p text:style-name="P29"><text:span text:style-name="T2761">dataPos = loadData(listFilePos)</text:span></text:p>
      <text:p text:style-name="P29"><text:span text:style-name="T2762">print</text:span><text:span text:style-name="T2763">(</text:span><text:span text:style-name="T2764">len</text:span><text:span text:style-name="T2765">(dataPos))</text:span></text:p>
      <text:p text:style-name="P29"><text:span text:style-name="T2766">print</text:span><text:span text:style-name="T2767">(</text:span><text:span text:style-name="T2768">"je viens de load les data pos"</text:span><text:span text:style-name="T2769">)</text:span></text:p>
      <text:p text:style-name="P29"><text:span text:style-name="T2769">dataNeg = loadData(listFilePos)</text:span></text:p>
      <text:p text:style-name="P29"><text:span text:style-name="T2770">print</text:span><text:span text:style-name="T2771">(</text:span><text:span text:style-name="T2772">len</text:span><text:span text:style-name="T2773">(dataNeg))</text:span></text:p>
      <text:p text:style-name="P29"><text:span text:style-name="T2774">print</text:span><text:span text:style-name="T2775">(</text:span><text:span text:style-name="T2776">"je viens de load les data neg"</text:span><text:span text:style-name="T2777">)</text:span></text:p>
      <text:p text:style-name="P29"><text:span text:style-name="T2777">labelsPos = [</text:span><text:span text:style-name="T2778">1<text:s/></text:span><text:span text:style-name="T2779">for<text:s/></text:span><text:span text:style-name="T2780">_<text:s/></text:span><text:span text:style-name="T2781">in<text:s/></text:span><text:span text:style-name="T2782">range</text:span><text:span text:style-name="T2783">(</text:span><text:span text:style-name="T2784">len</text:span><text:span text:style-name="T2785">(dataPos))]</text:span></text:p>
      <text:p text:style-name="P29"><text:span text:style-name="T2785">labelsNeg = [-</text:span><text:span text:style-name="T2786">1<text:s/></text:span><text:span text:style-name="T2787">for<text:s/></text:span><text:span text:style-name="T2788">_<text:s/></text:span><text:span text:style-name="T2789">in<text:s/></text:span><text:span text:style-name="T2790">range</text:span><text:span text:style-name="T2791">(</text:span><text:span text:style-name="T2792">len</text:span><text:span text:style-name="T2793">(dataNeg))]</text:span></text:p>
      <text:p text:style-name="P29"><text:span text:style-name="T2793">data = dataPos+dataNeg</text:span></text:p>
      <text:p text:style-name="P29"><text:span text:style-name="T2793">labels = labelsPos+labelsNeg</text:span></text:p>
      <text:p text:style-name="P29"><text:span text:style-name="T2794">"""</text:span></text:p>
      <text:p text:style-name="P29"><text:span text:style-name="T2794">indiceShuffle = np.random.permutation(np.array([i for i in range(len(data))]))</text:span></text:p>
      <text:p text:style-name="P29"><text:span text:style-name="T2794">new_data=[]</text:span></text:p>
      <text:p text:style-name="P29"><text:span text:style-name="T2794">new_labels=[]</text:span></text:p>
      <text:p text:style-name="P29"><text:span text:style-name="T2794">for indice in indiceShuffle:</text:span></text:p>
      <text:p text:style-name="P29"><text:span text:style-name="T2795"><text:s text:c="4"/></text:span><text:span text:style-name="T2796">new_data.append(data[indice])</text:span></text:p>
      <text:p text:style-name="P29"><text:span text:style-name="T2797"><text:s text:c="4"/></text:span><text:span text:style-name="T2798">new_labels.append(labels[indice])</text:span></text:p>
      <text:p text:style-name="P29"><text:span text:style-name="T2798">data = new_data</text:span></text:p>
      <text:p text:style-name="P29"><text:span text:style-name="T2798">labels = new_labels</text:span></text:p>
      <text:p text:style-name="P29"><text:span text:style-name="T2798">"""</text:span></text:p>
      <text:p text:style-name="P29"><text:span text:style-name="T2799">sentences=[]</text:span></text:p>
      <text:p text:style-name="P29"><text:span text:style-name="T2800">for<text:s/></text:span><text:span text:style-name="T2801">d<text:s/></text:span><text:span text:style-name="T2802">in<text:s/></text:span><text:span text:style-name="T2803">data :</text:span></text:p>
      <text:p text:style-name="P29"><text:span text:style-name="T2804"><text:s text:c="4"/></text:span><text:span text:style-name="T2805">phrases = d.split(</text:span><text:span text:style-name="T2806">"</text:span><text:span text:style-name="T2807">\n</text:span><text:span text:style-name="T2808">"</text:span><text:span text:style-name="T2809">)</text:span></text:p>
      <text:p text:style-name="P29"><text:span text:style-name="T2810"><text:s text:c="4"/></text:span><text:span text:style-name="T2811">for<text:s/></text:span><text:span text:style-name="T2812">p<text:s/></text:span><text:span text:style-name="T2813">in<text:s/></text:span><text:span text:style-name="T2814">phrases:</text:span></text:p>
      <text:p text:style-name="P29"><text:span text:style-name="T2815"><text:s text:c="8"/></text:span><text:span text:style-name="T2816">sentences.append(p.split())</text:span></text:p>
      <text:p text:style-name="P29"><text:span text:style-name="T2817">if</text:span><text:span text:style-name="T2818">(os.path.exists(</text:span><text:span text:style-name="T2819">"word2vecModel"</text:span><text:span text:style-name="T2820">)):</text:span></text:p>
      <text:p text:style-name="P29"><text:span text:style-name="T2821"><text:s text:c="4"/></text:span><text:span text:style-name="T2822">print</text:span><text:span text:style-name="T2823">(</text:span><text:span text:style-name="T2824">"Le modele etait deja entrainé"</text:span><text:span text:style-name="T2825">)</text:span></text:p>
      <text:p text:style-name="P29"><text:span text:style-name="T2826"><text:s text:c="4"/></text:span><text:span text:style-name="T2827">w2v = Word2Vec.load(</text:span><text:span text:style-name="T2828">"word2vecModel"</text:span><text:span text:style-name="T2829">)</text:span></text:p>
      <text:p text:style-name="P29"><text:span text:style-name="T2830">else</text:span><text:span text:style-name="T2831">:</text:span></text:p>
      <text:p text:style-name="P29"><text:span text:style-name="T2832"><text:s text:c="4"/></text:span><text:span text:style-name="T2833">print</text:span><text:span text:style-name="T2834">(</text:span><text:span text:style-name="T2835">"j'entraine le modele"</text:span><text:span text:style-name="T2836">)</text:span></text:p>
      <text:p text:style-name="P29"><text:span text:style-name="T2837"><text:s text:c="4"/></text:span><text:span text:style-name="T2838">w2v = gensim.models.word2vec.Word2Vec(</text:span><text:span text:style-name="T2839">sentences</text:span><text:span text:style-name="T2840">=sentences</text:span><text:span text:style-name="T2841">,</text:span></text:p>
      <text:p text:style-name="P29"><text:span text:style-name="T2842"><text:s text:c="36"/></text:span><text:span text:style-name="T2843">size</text:span><text:span text:style-name="T2844">=</text:span><text:span text:style-name="T2845">200</text:span><text:span text:style-name="T2846">,<text:s/></text:span><text:span text:style-name="T2847">window</text:span><text:span text:style-name="T2848">=</text:span><text:span text:style-name="T2849">5</text:span><text:span text:style-name="T2850">,<text:s text:c="15"/></text:span><text:span text:style-name="T2851">### here we train a cbow model</text:span></text:p>
      <text:p text:style-name="P29"><text:span text:style-name="T2852"><text:s text:c="36"/></text:span><text:span text:style-name="T2853">min_count</text:span><text:span text:style-name="T2854">=</text:span><text:span text:style-name="T2855">5</text:span><text:span text:style-name="T2856">,</text:span></text:p>
      <text:p text:style-name="P29"><text:span text:style-name="T2857"><text:s text:c="36"/></text:span><text:span text:style-name="T2858">sample</text:span><text:span text:style-name="T2859">=</text:span><text:span text:style-name="T2860">0.001</text:span><text:span text:style-name="T2861">,<text:s/></text:span><text:span text:style-name="T2862">workers</text:span><text:span text:style-name="T2863">=</text:span><text:span text:style-name="T2864">3</text:span><text:span text:style-name="T2865">,</text:span></text:p>
      <text:p text:style-name="P29"><text:span text:style-name="T2866"><text:s text:c="36"/></text:span><text:span text:style-name="T2867">sg</text:span><text:span text:style-name="T2868">=</text:span><text:span text:style-name="T2869">1</text:span><text:span text:style-name="T2870">,<text:s/></text:span><text:span text:style-name="T2871">hs</text:span><text:span text:style-name="T2872">=</text:span><text:span text:style-name="T2873">0</text:span><text:span text:style-name="T2874">,<text:s/></text:span><text:span text:style-name="T2875">negative</text:span><text:span text:style-name="T2876">=</text:span><text:span text:style-name="T2877">5</text:span><text:span text:style-name="T2878">,<text:s text:c="8"/></text:span><text:span text:style-name="T2879">### set sg to 1 to train a sg model</text:span></text:p>
      <text:p text:style-name="P29"><text:span text:style-name="T2880"><text:s text:c="36"/></text:span><text:span text:style-name="T2881">cbow_mean</text:span><text:span text:style-name="T2882">=</text:span><text:span text:style-name="T2883">1</text:span><text:span text:style-name="T2884">,</text:span></text:p>
      <text:p text:style-name="P29"><text:span text:style-name="T2885"><text:s text:c="36"/></text:span><text:span text:style-name="T2886">iter</text:span><text:span text:style-name="T2887">=</text:span><text:span text:style-name="T2888">10</text:span><text:span text:style-name="T2889">)</text:span></text:p>
      <text:p text:style-name="P29"><text:span text:style-name="T2890"><text:s text:c="4"/></text:span><text:span text:style-name="T2891">w2v.save(</text:span><text:span text:style-name="T2892">"word2vecModel"</text:span><text:span text:style-name="T2893">)</text:span></text:p>
      <text:p text:style-name="P29"><text:span text:style-name="T2893">new_data=[]</text:span></text:p>
      <text:p text:style-name="P29"><text:span text:style-name="T2894">for<text:s/></text:span><text:span text:style-name="T2895">document<text:s/></text:span><text:span text:style-name="T2896">in<text:s/></text:span><text:span text:style-name="T2897">data:</text:span></text:p>
      <text:p text:style-name="P29"><text:span text:style-name="T2898"><text:s text:c="4"/></text:span><text:span text:style-name="T2899">tmp = np.array([w2v.wv[mot]<text:s/></text:span><text:span text:style-name="T2900">for<text:s/></text:span><text:span text:style-name="T2901">mot<text:s/></text:span><text:span text:style-name="T2902">in<text:s/></text:span><text:span text:style-name="T2903">document.split()<text:s/></text:span><text:span text:style-name="T2904">if<text:s/></text:span><text:span text:style-name="T2905">mot<text:s/></text:span><text:span text:style-name="T2906">in<text:s/></text:span><text:span text:style-name="T2907">w2v.wv.vocab])</text:span></text:p>
      <text:p text:style-name="P29"><text:span text:style-name="T2908"><text:s text:c="4"/></text:span><text:span text:style-name="T2909">rep_doc=np.sum(tmp</text:span><text:span text:style-name="T2910">,</text:span><text:span text:style-name="T2911">axis</text:span><text:span text:style-name="T2912">=</text:span><text:span text:style-name="T2913">0</text:span><text:span text:style-name="T2914">)</text:span></text:p>
      <text:p text:style-name="P29"><text:span text:style-name="T2915"><text:s text:c="4"/></text:span><text:span text:style-name="T2916">new_data.append(rep_doc)</text:span></text:p>
      <text:p text:style-name="P29"><text:span text:style-name="T2917">#print(labels)</text:span></text:p>
      <text:p text:style-name="P29"><text:span text:style-name="T2918">clf = SVC(</text:span><text:span text:style-name="T2919">gamma</text:span><text:span text:style-name="T2920">=</text:span><text:span text:style-name="T2921">'auto'</text:span><text:span text:style-name="T2922">,</text:span><text:span text:style-name="T2923">kernel</text:span><text:span text:style-name="T2924">=</text:span><text:span text:style-name="T2925">"linear"</text:span><text:span text:style-name="T2926">,</text:span><text:span text:style-name="T2927">max_iter</text:span><text:span text:style-name="T2928">=</text:span><text:span text:style-name="T2929">1e8</text:span><text:span text:style-name="T2930">,</text:span><text:span text:style-name="T2931">verbose</text:span><text:span text:style-name="T2932">=</text:span><text:span text:style-name="T2933">True,</text:span><text:span text:style-name="T2934">tol</text:span><text:span text:style-name="T2935">=</text:span><text:span text:style-name="T2936">1e-10</text:span><text:span text:style-name="T2937">)</text:span></text:p>
      <text:p text:style-name="P29"><text:span text:style-name="T2937">clf.verbose=</text:span><text:span text:style-name="T2938">True</text:span></text:p>
      <text:p text:style-name="P29"><text:span text:style-name="T2939">clf.fit(new_data</text:span><text:span text:style-name="T2940">,</text:span><text:span text:style-name="T2941">labels)</text:span></text:p>
      <text:p text:style-name="P29"><text:span text:style-name="T2942">print</text:span><text:span text:style-name="T2943">(</text:span><text:span text:style-name="T2944">"coef"</text:span><text:span text:style-name="T2945">,<text:s/></text:span><text:span text:style-name="T2946">clf.coef_)</text:span></text:p>
      <text:p text:style-name="P29"><text:span text:style-name="T2947">print</text:span><text:span text:style-name="T2948">(</text:span><text:span text:style-name="T2949">"len"</text:span><text:span text:style-name="T2950">,<text:s/></text:span><text:span text:style-name="T2951">len</text:span><text:span text:style-name="T2952">(new_data)</text:span><text:span text:style-name="T2953">,<text:s/></text:span><text:span text:style-name="T2954">len</text:span><text:span text:style-name="T2955">(labels))</text:span></text:p>
      <text:p text:style-name="P29"><text:span text:style-name="T2955">pred=clf.predict(new_data)</text:span></text:p>
      <text:p text:style-name="P29"><text:span text:style-name="T2956">print</text:span><text:span text:style-name="T2957">(</text:span><text:span text:style-name="T2958">"precision"</text:span><text:span text:style-name="T2959">,<text:s/></text:span><text:span text:style-name="T2960">accuracy_score(pred</text:span><text:span text:style-name="T2961">,</text:span><text:span text:style-name="T2962">labels))</text:span></text:p>
      <text:p text:style-name="P29"><text:span text:style-name="T2963">print</text:span><text:span text:style-name="T2964">(</text:span><text:span text:style-name="T2965">"fin entraienement model"</text:span><text:span text:style-name="T2966">)</text:span></text:p>
      <text:p text:style-name="P29"><text:span text:style-name="T2967">print</text:span><text:span text:style-name="T2968">(w2v.most_similar(</text:span><text:span text:style-name="T2969">"king"</text:span><text:span text:style-name="T2970">,<text:s/></text:span><text:span text:style-name="T2971">topn</text:span><text:span text:style-name="T2972">=</text:span><text:span text:style-name="T2973">2</text:span><text:span text:style-name="T2974">))</text:span></text:p>
      <text:p text:style-name="P29"><text:span text:style-name="T2975"># is great really closer to good than to bad ?</text:span></text:p>
      <text:p text:style-name="P29"><text:span text:style-name="T2976">print</text:span><text:span text:style-name="T2977">(</text:span><text:span text:style-name="T2978">"great and good:"</text:span><text:span text:style-name="T2979">,</text:span><text:span text:style-name="T2980">w2v.wv.similarity(</text:span><text:span text:style-name="T2981">"great"</text:span><text:span text:style-name="T2982">,</text:span><text:span text:style-name="T2983">"good"</text:span><text:span text:style-name="T2984">))</text:span></text:p>
      <text:p text:style-name="P29"><text:span text:style-name="T2985">print</text:span><text:span text:style-name="T2986">(</text:span><text:span text:style-name="T2987">"great and bad:"</text:span><text:span text:style-name="T2988">,</text:span><text:span text:style-name="T2989">w2v.wv.similarity(</text:span><text:span text:style-name="T2990">"great"</text:span><text:span text:style-name="T2991">,</text:span><text:span text:style-name="T2992">"bad"</text:span><text:span text:style-name="T2993">))</text:span></text:p>
      <text:p text:style-name="P29"><text:span text:style-name="T2994">print</text:span><text:span text:style-name="T2995">(w2v.wv.most_similar(</text:span><text:span text:style-name="T2996">positive</text:span><text:span text:style-name="T2997">=[</text:span><text:span text:style-name="T2998">"awesome"</text:span><text:span text:style-name="T2999">,</text:span><text:span text:style-name="T3000">"bad"</text:span><text:span text:style-name="T3001">]</text:span><text:span text:style-name="T3002">,</text:span><text:span text:style-name="T3003">negative</text:span><text:span text:style-name="T3004">=[</text:span><text:span text:style-name="T3005">"good"</text:span><text:span text:style-name="T3006">]</text:span><text:span text:style-name="T3007">,</text:span><text:span text:style-name="T3008">topn</text:span><text:span text:style-name="T3009">=</text:span><text:span text:style-name="T3010">5</text:span><text:span text:style-name="T3011">))</text:span></text:p>
      <text:p text:style-name="P29"><text:span text:style-name="T3011">out = w2v.wv.evaluate_word_analogies(</text:span><text:span text:style-name="T3012">"questions-words.txt"</text:span><text:span text:style-name="T3013">,</text:span><text:span text:style-name="T3014">case_insensitive</text:span><text:span text:style-name="T3015">=</text:span><text:span text:style-name="T3016">True</text:span><text:span text:style-name="T3017">)[</text:span><text:span text:style-name="T3018">0</text:span><text:span text:style-name="T3019">]<text:s/></text:span><text:span text:style-name="T3020">#original semantic syntactic dataset.</text:span></text:p>
      <text:p text:style-name="P30"><text:span text:style-name="T3021">print</text:span><text:span text:style-name="T3022">(out)</text:span></text:p>
      <text:p text:style-name="P31"><text:span text:style-name="T30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